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9in"/>
    </style:style>
    <style:style style:name="co2" style:family="table-column">
      <style:table-column-properties fo:break-before="auto" style:column-width="0.6437in"/>
    </style:style>
    <style:style style:name="co64" style:family="table-column">
      <style:table-column-properties fo:break-before="auto" style:column-width="2.2374in"/>
    </style:style>
    <style:style style:name="co65" style:family="table-column">
      <style:table-column-properties fo:break-before="auto" style:column-width="2.4047in"/>
    </style:style>
    <style:style style:name="co70" style:family="table-column">
      <style:table-column-properties fo:break-before="auto" style:column-width="1.0807in"/>
    </style:style>
    <style:style style:name="co71" style:family="table-column">
      <style:table-column-properties fo:break-before="auto" style:column-width="0.4366in"/>
    </style:style>
    <style:style style:name="co72" style:family="table-column">
      <style:table-column-properties fo:break-before="auto" style:column-width="1.9673in"/>
    </style:style>
    <style:style style:name="co73" style:family="table-column">
      <style:table-column-properties fo:break-before="auto" style:column-width="4.0244in"/>
    </style:style>
    <style:style style:name="co74" style:family="table-column">
      <style:table-column-properties fo:break-before="auto" style:column-width="3.2016in"/>
    </style:style>
    <style:style style:name="co10" style:family="table-column">
      <style:table-column-properties fo:break-before="auto" style:column-width="0.8925in"/>
    </style:style>
    <style:style style:name="co101" style:family="table-column">
      <style:table-column-properties fo:break-before="auto" style:column-width="1.9402in"/>
    </style:style>
    <style:style style:name="co102" style:family="table-column">
      <style:table-column-properties fo:break-before="auto" style:column-width="1.2602in"/>
    </style:style>
    <style:style style:name="co103" style:family="table-column">
      <style:table-column-properties fo:break-before="auto" style:column-width="1.1453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2634in"/>
    </style:style>
    <style:style style:name="co16" style:family="table-column">
      <style:table-column-properties fo:break-before="auto" style:column-width="1.1354in"/>
    </style:style>
    <style:style style:name="co17" style:family="table-column">
      <style:table-column-properties fo:break-before="auto" style:column-width="1.0772in"/>
    </style:style>
    <style:style style:name="co104" style:family="table-column">
      <style:table-column-properties fo:break-before="auto" style:column-width="1.8327in"/>
    </style:style>
    <style:style style:name="co105" style:family="table-column">
      <style:table-column-properties fo:break-before="auto" style:column-width="1.0307in"/>
    </style:style>
    <style:style style:name="co106" style:family="table-column">
      <style:table-column-properties fo:break-before="auto" style:column-width="0.7402in"/>
    </style:style>
    <style:style style:name="co107" style:family="table-column">
      <style:table-column-properties fo:break-before="auto" style:column-width="0.3453in"/>
    </style:style>
    <style:style style:name="co108" style:family="table-column">
      <style:table-column-properties fo:break-before="auto" style:column-width="0.9957in"/>
    </style:style>
    <style:style style:name="co109" style:family="table-column">
      <style:table-column-properties fo:break-before="auto" style:column-width="0.45in"/>
    </style:style>
    <style:style style:name="co112" style:family="table-column">
      <style:table-column-properties fo:break-before="auto" style:column-width="0.4618in"/>
    </style:style>
    <style:style style:name="co113" style:family="table-column">
      <style:table-column-properties fo:break-before="auto" style:column-width="0.3689in"/>
    </style:style>
    <style:style style:name="co114" style:family="table-column">
      <style:table-column-properties fo:break-before="auto" style:column-width="0.3917in"/>
    </style:style>
    <style:style style:name="co115" style:family="table-column">
      <style:table-column-properties fo:break-before="auto" style:column-width="5.352in"/>
    </style:style>
    <style:style style:name="co110" style:family="table-column">
      <style:table-column-properties fo:break-before="auto" style:column-width="1.4661in"/>
    </style:style>
    <style:style style:name="co28" style:family="table-column">
      <style:table-column-properties fo:break-before="auto" style:column-width="0.8236in"/>
    </style:style>
    <style:style style:name="co29" style:family="table-column">
      <style:table-column-properties fo:break-before="auto" style:column-width="0.5925in"/>
    </style:style>
    <style:style style:name="co30" style:family="table-column">
      <style:table-column-properties fo:break-before="auto" style:column-width="0.4382in"/>
    </style:style>
    <style:style style:name="co111" style:family="table-column">
      <style:table-column-properties fo:break-before="auto" style:column-width="0.6035in"/>
    </style:style>
    <style:style style:name="co32" style:family="table-column">
      <style:table-column-properties fo:break-before="auto" style:column-width="1.428in"/>
    </style:style>
    <style:style style:name="co50" style:family="table-column">
      <style:table-column-properties fo:break-before="auto" style:column-width="0.7591in"/>
    </style:style>
    <style:style style:name="co51" style:family="table-column">
      <style:table-column-properties fo:break-before="auto" style:column-width="1.0681in"/>
    </style:style>
    <style:style style:name="co52" style:family="table-column">
      <style:table-column-properties fo:break-before="auto" style:column-width="0.3992in"/>
    </style:style>
    <style:style style:name="co53" style:family="table-column">
      <style:table-column-properties fo:break-before="auto" style:column-width="0.8882in"/>
    </style:style>
    <style:style style:name="co54" style:family="table-column">
      <style:table-column-properties fo:break-before="auto" style:column-width="1.1319in"/>
    </style:style>
    <style:style style:name="co55" style:family="table-column">
      <style:table-column-properties fo:break-before="auto" style:column-width="0.798in"/>
    </style:style>
    <style:style style:name="co56" style:family="table-column">
      <style:table-column-properties fo:break-before="auto" style:column-width="0.9138in"/>
    </style:style>
    <style:style style:name="co57" style:family="table-column">
      <style:table-column-properties fo:break-before="auto" style:column-width="0.5791in"/>
    </style:style>
    <style:style style:name="co66" style:family="table-column">
      <style:table-column-properties fo:break-before="auto" style:column-width="1.2862in"/>
    </style:style>
    <style:style style:name="co67" style:family="table-column">
      <style:table-column-properties fo:break-before="auto" style:column-width="1.1063in"/>
    </style:style>
    <style:style style:name="co69" style:family="table-column">
      <style:table-column-properties fo:break-before="auto" style:column-width="1.2346in"/>
    </style:style>
    <style:style style:name="co87" style:family="table-column">
      <style:table-column-properties fo:break-before="auto" style:column-width="1.0425in"/>
    </style:style>
    <style:style style:name="co88" style:family="table-column">
      <style:table-column-properties fo:break-before="auto" style:column-width="0.6307in"/>
    </style:style>
    <style:style style:name="co43" style:family="table-column">
      <style:table-column-properties fo:break-before="auto" style:column-width="0.361in"/>
    </style:style>
    <style:style style:name="co77" style:family="table-column">
      <style:table-column-properties fo:break-before="auto" style:column-width="0.3209in"/>
    </style:style>
    <style:style style:name="co78" style:family="table-column">
      <style:table-column-properties fo:break-before="auto" style:column-width="0.3866in"/>
    </style:style>
    <style:style style:name="co79" style:family="table-column">
      <style:table-column-properties fo:break-before="auto" style:column-width="0.4508in"/>
    </style:style>
    <style:style style:name="co80" style:family="table-column">
      <style:table-column-properties fo:break-before="auto" style:column-width="0.5154in"/>
    </style:style>
    <style:style style:name="co81" style:family="table-column">
      <style:table-column-properties fo:break-before="auto" style:column-width="0.3354in"/>
    </style:style>
    <style:style style:name="co82" style:family="table-column">
      <style:table-column-properties fo:break-before="auto" style:column-width="0.3098in"/>
    </style:style>
    <style:style style:name="co83" style:family="table-column">
      <style:table-column-properties fo:break-before="auto" style:column-width="0.4252in"/>
    </style:style>
    <style:style style:name="co84" style:family="table-column">
      <style:table-column-properties fo:break-before="auto" style:column-width="0.8102in"/>
    </style:style>
    <style:style style:name="co85" style:family="table-column">
      <style:table-column-properties fo:break-before="auto" style:column-width="1.5047in"/>
    </style:style>
    <style:style style:name="co86" style:family="table-column">
      <style:table-column-properties fo:break-before="auto" style:column-width="0.8492in"/>
    </style:style>
    <style:style style:name="co75" style:family="table-column">
      <style:table-column-properties fo:break-before="auto" style:column-width="1.3646in"/>
    </style:style>
    <style:style style:name="co61" style:family="table-column">
      <style:table-column-properties fo:break-before="auto" style:column-width="0.6665in"/>
    </style:style>
    <style:style style:name="co68" style:family="table-column">
      <style:table-column-properties fo:break-before="auto" style:column-width="0.5102in"/>
    </style:style>
    <style:style style:name="co76" style:family="table-column">
      <style:table-column-properties fo:break-before="auto" style:column-width="1.2335in"/>
    </style:style>
    <style:style style:name="co92" style:family="table-column">
      <style:table-column-properties fo:break-before="auto" style:column-width="1.672in"/>
    </style:style>
    <style:style style:name="co93" style:family="table-column">
      <style:table-column-properties fo:break-before="auto" style:column-width="0.9091in"/>
    </style:style>
    <style:style style:name="co94" style:family="table-column">
      <style:table-column-properties fo:break-before="auto" style:column-width="0.6181in"/>
    </style:style>
    <style:style style:name="co95" style:family="table-column">
      <style:table-column-properties fo:break-before="auto" style:column-width="0.7335in"/>
    </style:style>
    <style:style style:name="co96" style:family="table-column">
      <style:table-column-properties fo:break-before="auto" style:column-width="1.1929in"/>
    </style:style>
    <style:style style:name="co97" style:family="table-column">
      <style:table-column-properties fo:break-before="auto" style:column-width="1.248in"/>
    </style:style>
    <style:style style:name="co98" style:family="table-column">
      <style:table-column-properties fo:break-before="auto" style:column-width="1.4791in"/>
    </style:style>
    <style:style style:name="co99" style:family="table-column">
      <style:table-column-properties fo:break-before="auto" style:column-width="1.4917in"/>
    </style:style>
    <style:style style:name="co100" style:family="table-column">
      <style:table-column-properties fo:break-before="auto" style:column-width="0.8437in"/>
    </style:style>
    <style:style style:name="co116" style:family="table-column">
      <style:table-column-properties fo:break-before="auto" style:column-width="0.4791in"/>
    </style:style>
    <style:style style:name="co117" style:family="table-column">
      <style:table-column-properties fo:break-before="auto" style:column-width="0.3437in"/>
    </style:style>
    <style:style style:name="co118" style:family="table-column">
      <style:table-column-properties fo:break-before="auto" style:column-width="0.9063in"/>
    </style:style>
    <style:style style:name="co119" style:family="table-column">
      <style:table-column-properties fo:break-before="auto" style:column-width="0.5138in"/>
    </style:style>
    <style:style style:name="co120" style:family="table-column">
      <style:table-column-properties fo:break-before="auto" style:column-width="0.4063in"/>
    </style:style>
    <style:style style:name="co121" style:family="table-column">
      <style:table-column-properties fo:break-before="auto" style:column-width="0.7846in"/>
    </style:style>
    <style:style style:name="co122" style:family="table-column">
      <style:table-column-properties fo:break-before="auto" style:column-width="0.3736in"/>
    </style:style>
    <style:style style:name="co123" style:family="table-column">
      <style:table-column-properties fo:break-before="auto" style:column-width="0.6047in"/>
    </style:style>
    <style:style style:name="co124" style:family="table-column">
      <style:table-column-properties fo:break-before="auto" style:column-width="0.7465in"/>
    </style:style>
    <style:style style:name="co125" style:family="table-column">
      <style:table-column-properties fo:break-before="auto" style:column-width="1.0937in"/>
    </style:style>
    <style:style style:name="co126" style:family="table-column">
      <style:table-column-properties fo:break-before="auto" style:column-width="0.8626in"/>
    </style:style>
    <style:style style:name="ro1" style:family="table-row">
      <style:table-row-properties style:row-height="0.1665in" fo:break-before="auto" style:use-optimal-row-height="true"/>
    </style:style>
    <style:style style:name="ro7" style:family="table-row">
      <style:table-row-properties style:row-height="0.1827in" fo:break-before="auto" style:use-optimal-row-height="true"/>
    </style:style>
    <style:style style:name="ro14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ro9" style:family="table-row">
      <style:table-row-properties style:row-height="0.1665in" fo:break-before="auto" style:use-optimal-row-height="true"/>
    </style:style>
    <style:style style:name="ro8" style:family="table-row">
      <style:table-row-properties style:row-height="0.6398in" fo:break-before="auto" style:use-optimal-row-height="true"/>
    </style:style>
    <style:style style:name="ro12" style:family="table-row">
      <style:table-row-properties style:row-height="0.1665in" fo:break-before="auto" style:use-optimal-row-height="true"/>
    </style:style>
    <style:style style:name="ro11" style:family="table-row">
      <style:table-row-properties style:row-height="0.3283in" fo:break-before="auto" style:use-optimal-row-height="true"/>
    </style:style>
    <style:style style:name="ro3" style:family="table-row">
      <style:table-row-properties style:row-height="0.1665in" fo:break-before="auto" style:use-optimal-row-height="true"/>
    </style:style>
    <style:style style:name="ro15" style:family="table-row">
      <style:table-row-properties style:row-height="0.1736in" fo:break-before="auto" style:use-optimal-row-height="true"/>
    </style:style>
    <style:style style:name="ta4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fo:border-bottom="0.0008in solid #000000" fo:border-left="none" fo:border-right="none" fo:border-top="none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9999ff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font-style="normal" style:font-style-asian="normal" style:font-style-complex="normal"/>
    </style:style>
    <style:style style:name="ce10" style:family="table-cell" style:parent-style-name="Default" style:data-style-name="N0">
      <style:table-cell-properties fo:background-color="#aecf00"/>
    </style:style>
    <style:style style:name="ce11" style:family="table-cell" style:parent-style-name="Default" style:data-style-name="N0">
      <style:table-cell-properties fo:background-color="#99ccff"/>
    </style:style>
    <style:style style:name="ce12" style:family="table-cell" style:parent-style-name="Default" style:data-style-name="N0">
      <style:table-cell-properties fo:background-color="#ffd320"/>
    </style:style>
    <style:style style:name="ce1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  <style:text-properties fo:font-size="10pt" style:font-size-asian="10pt" style:font-size-complex="10pt"/>
    </style:style>
    <style:style style:name="ce12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size="10pt" style:font-size-asian="10pt" style:font-size-complex="10pt"/>
      <style:map style:condition="cell-content()=[.$C$27]" style:apply-style-name="cf3" style:base-cell-address="teachers.A3"/>
    </style:style>
    <style:style style:name="ce12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size="10pt" style:font-size-asian="10pt" style:font-size-complex="10pt"/>
      <style:map style:condition="cell-content()=[.$B$27]" style:apply-style-name="cf3" style:base-cell-address="teachers.B3"/>
    </style:style>
    <style:style style:name="ce124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fo:font-size="10pt" style:font-size-asian="10pt" style:font-size-complex="10pt"/>
      <style:map style:condition="cell-content()=[.B$27]" style:apply-style-name="cf1" style:base-cell-address="teachers.B41"/>
      <style:map style:condition="cell-content()=[.B$28]" style:apply-style-name="cf5" style:base-cell-address="teachers.B41"/>
    </style:style>
    <style:style style:name="ce12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2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fo:font-size="10pt" style:font-size-asian="10pt" style:font-size-complex="10pt"/>
      <style:map style:condition="cell-content()=[.$AA58]" style:apply-style-name="cf1" style:base-cell-address="teachers.Z58"/>
      <style:map style:condition="cell-content()=[.$AB58]" style:apply-style-name="cf5" style:base-cell-address="teachers.Z58"/>
      <style:map style:condition="cell-content()=[.$AC58]" style:apply-style-name="cf6" style:base-cell-address="teachers.Z58"/>
    </style:style>
    <style:style style:name="ce127" style:family="table-cell" style:parent-style-name="Comma" style:data-style-name="N120">
      <style:table-cell-properties style:text-align-source="fix" style:repeat-content="false" style:vertical-align="automatic"/>
      <style:paragraph-properties fo:text-align="start" fo:margin-left="0in"/>
      <style:text-properties fo:font-size="10pt" style:font-size-asian="10pt" style:font-size-complex="10pt"/>
    </style:style>
    <style:style style:name="ce12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size="10pt" style:font-size-asian="10pt" style:font-size-complex="10pt"/>
      <style:map style:condition="cell-content()=[.$AA58]" style:apply-style-name="cf1" style:base-cell-address="teachers.Z58"/>
      <style:map style:condition="cell-content()=[.$AB58]" style:apply-style-name="cf5" style:base-cell-address="teachers.Z58"/>
      <style:map style:condition="cell-content()=[.$AC58]" style:apply-style-name="cf6" style:base-cell-address="teachers.Z58"/>
    </style:style>
    <style:style style:name="ce13" style:family="table-cell" style:parent-style-name="Default" style:data-style-name="N0">
      <style:table-cell-properties fo:background-color="#ffff00"/>
    </style:style>
    <style:style style:name="ce130" style:family="table-cell" style:parent-style-name="Comma" style:data-style-name="N12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size="10pt" style:font-size-asian="10pt" style:font-size-complex="10pt"/>
    </style:style>
    <style:style style:name="ce13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size="10pt" style:font-size-asian="10pt" style:font-size-complex="10pt"/>
      <style:map style:condition="cell-content()=[.$AA58]" style:apply-style-name="cf1" style:base-cell-address="teachers.Z58"/>
      <style:map style:condition="cell-content()=[.$AB58]" style:apply-style-name="cf5" style:base-cell-address="teachers.Z58"/>
      <style:map style:condition="cell-content()=[.$AC58]" style:apply-style-name="cf6" style:base-cell-address="teachers.Z58"/>
    </style:style>
    <style:style style:name="ce13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 style:data-style-name="N0">
      <style:table-cell-properties fo:background-color="#ccffcc" style:text-align-source="fix" style:repeat-content="false" style:vertical-align="automatic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 style:data-style-name="N0">
      <style:table-cell-properties fo:background-color="#ff99cc" style:text-align-source="fix" style:repeat-content="false" style:vertical-align="automatic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35" style:family="table-cell" style:parent-style-name="Default" style:data-style-name="N1">
      <style:table-cell-properties fo:background-color="#83caff" style:text-align-source="fix" style:repeat-content="false" style:vertical-align="automatic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ffd320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style:text-align-source="value-type" style:repeat-content="false" fo:background-color="transparent" style:vertical-align="automatic"/>
      <style:paragraph-properties fo:margin-left="0in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#cccccc"/>
    </style:style>
    <style:style style:name="ce101" style:family="table-cell" style:parent-style-name="Default" style:data-style-name="N0">
      <style:table-cell-properties fo:wrap-option="wrap"/>
    </style:style>
    <style:style style:name="ce102" style:family="table-cell" style:parent-style-name="Default">
      <style:table-cell-properties fo:wrap-option="wrap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55" style:family="table-cell" style:parent-style-name="Default">
      <style:table-cell-properties fo:wrap-option="no-wrap" fo:border="none" style:rotation-angle="0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size="10pt" style:font-size-asian="10pt" style:font-size-complex="10pt"/>
      <style:map style:condition="cell-content()=[.$C$27]" style:apply-style-name="cf3" style:base-cell-address="teachers.A3"/>
    </style:style>
    <style:style style:name="ce57" style:family="table-cell" style:parent-style-name="Default" style:data-style-name="N0">
      <style:table-cell-properties style:text-align-source="fix" style:repeat-content="false" fo:wrap-option="no-wrap" style:vertical-align="automatic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size="10pt" style:font-size-asian="10pt" style:font-size-complex="10pt"/>
      <style:map style:condition="cell-content()=[.$B$27]" style:apply-style-name="cf3" style:base-cell-address="teachers.B3"/>
    </style:style>
    <style:style style:name="ce5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fo:font-size="10pt" style:font-size-asian="10pt" style:font-size-complex="10pt"/>
      <style:map style:condition="cell-content()=[.B$27]" style:apply-style-name="cf1" style:base-cell-address="teachers.B41"/>
      <style:map style:condition="cell-content()=[.B$28]" style:apply-style-name="cf5" style:base-cell-address="teachers.B41"/>
    </style:style>
    <style:style style:name="ce60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fo:font-size="10pt" style:font-size-asian="10pt" style:font-size-complex="10pt"/>
    </style:style>
    <style:style style:name="ce61" style:family="table-cell" style:parent-style-name="Default">
      <style:table-cell-properties fo:wrap-option="no-wrap" fo:border="none" style:rotation-angle="0"/>
      <style:text-properties fo:font-weight="bold" style:font-weight-asian="bold" style:font-weight-complex="bold"/>
      <style:map style:condition="cell-content()&lt;[.$D$2]" style:apply-style-name="Untitled9" style:base-cell-address="careers.T2"/>
    </style:style>
    <style:style style:name="ce62" style:family="table-cell" style:parent-style-name="Default" style:data-style-name="N0">
      <style:table-cell-properties fo:background-color="transparent"/>
      <style:map style:condition="cell-content()&lt;[.$D2]" style:apply-style-name="Untitled6" style:base-cell-address="spells.F2"/>
      <style:map style:condition="cell-content()&gt;[.$D2]" style:apply-style-name="Untitled7" style:base-cell-address="spells.F2"/>
    </style:style>
    <style:style style:name="ce63" style:family="table-cell" style:parent-style-name="Default" style:data-style-name="N0">
      <style:map style:condition="cell-content()&lt;[.$C2:.$C65]" style:apply-style-name="Untitled3" style:base-cell-address="spells.G2"/>
      <style:map style:condition="cell-content()&gt;[.$C2:.$C65]" style:apply-style-name="Untitled4" style:base-cell-address="spells.G2"/>
    </style:style>
    <style:style style:name="ce64" style:family="table-cell" style:parent-style-name="Default" style:data-style-name="N0">
      <style:map style:condition="cell-content()&lt;'c (a)':'c (a)'" style:apply-style-name="Untitled1" style:base-cell-address="spells.K2"/>
      <style:map style:condition="cell-content()&gt;'c (a)':'c (a)'" style:apply-style-name="Untitled2" style:base-cell-address="spells.K2"/>
    </style:style>
    <style:style style:name="ce65" style:family="table-cell" style:parent-style-name="Default">
      <style:table-cell-properties fo:wrap-option="no-wrap" fo:border="none" style:rotation-angle="0"/>
      <style:text-properties fo:font-weight="bold" style:font-weight-asian="bold" style:font-weight-complex="bold"/>
      <style:map style:condition="cell-content()&lt;[.$D$2]" style:apply-style-name="Untitled10" style:base-cell-address="careers.AV2"/>
    </style:style>
    <style:style style:name="ce66" style:family="table-cell" style:parent-style-name="Default" style:data-style-name="N0">
      <style:map style:condition="cell-content()&lt;0" style:apply-style-name="cf4" style:base-cell-address="powers.A1"/>
    </style:style>
    <style:style style:name="ce81" style:family="table-cell" style:parent-style-name="Default">
      <style:map style:condition="cell-content()&lt;'c (a)':'c (a)'" style:apply-style-name="Untitled1" style:base-cell-address="spells.CE2"/>
      <style:map style:condition="cell-content()&gt;'c (a)':'c (a)'" style:apply-style-name="Untitled2" style:base-cell-address="spells.CE2"/>
    </style:style>
    <style:style style:name="ce82" style:family="table-cell" style:parent-style-name="Default" style:data-style-name="N0">
      <style:map style:condition="cell-content()&lt;'c (a)':'c (a)'" style:apply-style-name="Untitled1" style:base-cell-address="spells.CE2"/>
      <style:map style:condition="cell-content()&gt;'c (a)':'c (a)'" style:apply-style-name="Untitled2" style:base-cell-address="spells.CE2"/>
    </style:style>
    <style:style style:name="ce100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in"/>
    </style:style>
    <style:style style:name="ce83" style:family="table-cell" style:parent-style-name="Default" style:data-style-name="N0"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transparent"/>
    </style:style>
    <style:style style:name="ce85" style:family="table-cell" style:parent-style-name="Default" style:data-style-name="N3"/>
    <style:style style:name="ce8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map style:condition="cell-content()=#ref!" style:apply-style-name="cf3" style:base-cell-address="careers.G3"/>
    </style:style>
    <style:style style:name="ce8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ce88" style:family="table-cell" style:parent-style-name="Default" style:data-style-name="N0">
      <style:table-cell-properties fo:border-bottom="0.0008in solid #000000" fo:background-color="transparent" fo:border-left="none" fo:border-right="none" fo:border-top="none"/>
    </style:style>
    <style:style style:name="ce8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map style:condition="cell-content()=#ref!" style:apply-style-name="cf1" style:base-cell-address="careers.P13"/>
      <style:map style:condition="cell-content()=#ref!" style:apply-style-name="cf5" style:base-cell-address="careers.P13"/>
    </style:style>
    <style:style style:name="ce90" style:family="table-cell" style:parent-style-name="Default" style:data-style-name="N0">
      <style:table-cell-properties style:vertical-align="automatic"/>
    </style:style>
    <style:style style:name="ce91" style:family="table-cell" style:parent-style-name="Default" style:data-style-name="N0">
      <style:table-cell-properties style:text-align-source="fix" style:repeat-content="false" style:vertical-align="automatic"/>
      <style:paragraph-properties fo:text-align="end" fo:margin-left="0in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end" fo:margin-left="0in"/>
      <style:map style:condition="cell-content()=#ref!" style:apply-style-name="cf3" style:base-cell-address="careers.T5"/>
    </style:style>
    <style:style style:name="ce93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in"/>
    </style:style>
    <style:style style:name="ce94" style:family="table-cell" style:parent-style-name="Default" style:data-style-name="N0">
      <style:table-cell-properties fo:background-color="transparent" style:vertical-align="automatic"/>
    </style:style>
    <style:style style:name="ce95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ce9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8pt" style:font-size-asian="8pt" style:font-size-complex="8pt"/>
    </style:style>
    <style:style style:name="ce9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98" style:family="table-cell" style:parent-style-name="Default" style:data-style-name="N0">
      <style:table-cell-properties fo:background-color="#ffff00" fo:border="none"/>
    </style:style>
    <style:style style:name="ce99" style:family="table-cell" style:parent-style-name="Default" style:data-style-name="N0">
      <style:table-cell-properties fo:background-color="#aecf00" style:vertical-align="automatic"/>
    </style:style>
    <style:style style:name="ce129" style:family="table-cell" style:parent-style-name="Default" style:data-style-name="N0">
      <style:table-cell-properties fo:background-color="#ffffff"/>
    </style:style>
    <style:style style:name="ce104" style:family="table-cell" style:parent-style-name="Default">
      <style:text-properties fo:color="#000000" fo:font-style="italic" fo:font-weight="bold" style:font-style-asian="italic" style:font-weight-asian="bold" style:font-style-complex="italic" style:font-weight-complex="bold"/>
    </style:style>
    <style:style style:name="ce105" style:family="table-cell" style:parent-style-name="Default">
      <style:text-properties fo:color="#000000"/>
    </style:style>
    <style:style style:name="ce106" style:family="table-cell" style:parent-style-name="Default" style:data-style-name="N136">
      <style:table-cell-properties fo:background-color="transparent"/>
      <style:text-properties fo:color="#000000"/>
    </style:style>
    <style:style style:name="ce107" style:family="table-cell" style:parent-style-name="Default" style:data-style-name="N136">
      <style:table-cell-properties fo:background-color="transparent"/>
      <style:text-properties fo:color="#ccffff"/>
    </style:style>
    <style:style style:name="ce108" style:family="table-cell" style:parent-style-name="Default" style:data-style-name="N136">
      <style:table-cell-properties fo:background-color="transparent" fo:border="none"/>
      <style:text-properties fo:color="#000000"/>
    </style:style>
    <style:style style:name="ce109" style:family="table-cell" style:parent-style-name="Default">
      <style:table-cell-properties fo:background-color="transparent"/>
      <style:text-properties fo:color="#000000"/>
    </style:style>
    <style:style style:name="ce110" style:family="table-cell" style:parent-style-name="Default" style:data-style-name="N0">
      <style:table-cell-properties fo:background-color="transparent"/>
      <style:text-properties fo:color="#000000"/>
    </style:style>
    <style:style style:name="ce111" style:family="table-cell" style:parent-style-name="Default" style:data-style-name="N0">
      <style:table-cell-properties fo:background-color="transparent"/>
      <style:text-properties style:use-window-font-color="true"/>
    </style:style>
    <style:style style:name="ce112" style:family="table-cell" style:parent-style-name="Default" style:data-style-name="N0">
      <style:table-cell-properties fo:background-color="transparent" fo:border="none"/>
      <style:text-properties fo:color="#000000"/>
    </style:style>
    <style:style style:name="ce113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14" style:family="table-cell" style:parent-style-name="Default" style:data-style-name="N0">
      <style:table-cell-properties fo:background-color="transparent"/>
      <style:text-properties fo:color="#000000" fo:font-weight="normal" style:font-weight-asian="normal" style:font-weight-complex="normal"/>
    </style:style>
    <style:style style:name="ce115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bold"/>
    </style:style>
    <style:style style:name="ce116" style:family="table-cell" style:parent-style-name="Default" style:data-style-name="N0">
      <style:table-cell-properties fo:background-color="transparent"/>
      <style:text-properties fo:color="#000000"/>
      <style:map style:condition="cell-content()&lt;0" style:apply-style-name="cf4" style:base-cell-address="powers.A1"/>
    </style:style>
    <style:style style:name="ce117" style:family="table-cell" style:parent-style-name="Default" style:data-style-name="N0">
      <style:text-properties fo:color="#000000" fo:font-style="italic" fo:font-weight="bold" style:font-style-asian="italic" style:font-weight-asian="bold" style:font-style-complex="italic" style:font-weight-complex="bold"/>
    </style:style>
    <style:style style:name="ce118" style:family="table-cell" style:parent-style-name="Default" style:data-style-name="N136">
      <style:text-properties fo:color="#000000"/>
    </style:style>
    <style:style style:name="ce119" style:family="table-cell" style:parent-style-name="Default">
      <style:text-properties fo:color="#000000" fo:font-weight="bold" style:font-weight-asian="bold" style:font-weight-complex="bold"/>
    </style:style>
    <style:style style:name="ce120" style:family="table-cell" style:parent-style-name="Default">
      <style:table-cell-properties fo:wrap-option="wrap"/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171">
      <style:table-cell-properties fo:border-bottom="0.0008in solid #000000" fo:border-left="none" fo:border-right="none" fo:border-top="none"/>
    </style:style>
    <style:style style:name="ce137" style:family="table-cell" style:parent-style-name="Default" style:data-style-name="N171"/>
    <style:style style:name="ce138" style:family="table-cell" style:parent-style-name="Default" style:data-style-name="N171">
      <style:table-cell-properties fo:background-color="#ffffcc"/>
    </style:style>
    <style:style style:name="ce139" style:family="table-cell" style:parent-style-name="Default" style:data-style-name="N3">
      <style:table-cell-properties fo:border-bottom="0.0008in solid #000000" fo:border-left="none" fo:border-right="none" fo:border-top="none"/>
    </style:style>
    <style:style style:name="ce140" style:family="table-cell" style:parent-style-name="Default" style:data-style-name="N3">
      <style:table-cell-properties fo:background-color="#ffffcc"/>
    </style:style>
    <style:style style:name="ce141" style:family="table-cell" style:parent-style-name="Comma" style:data-style-name="N120">
      <style:table-cell-properties style:text-align-source="fix" style:repeat-content="false" style:vertical-align="automatic"/>
      <style:paragraph-properties fo:text-align="start" fo:margin-left="0in"/>
    </style:style>
    <style:style style:name="ce142" style:family="table-cell" style:parent-style-name="Default" style:data-style-name="N123"/>
    <style:style style:name="ce143" style:family="table-cell" style:parent-style-name="Default" style:data-style-name="N123">
      <style:table-cell-properties fo:background-color="#ffffcc"/>
    </style:style>
    <style:style style:name="ce144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in"/>
    </style:style>
    <style:style style:name="ce145" style:family="table-cell" style:parent-style-name="Comma" style:data-style-name="N126">
      <style:table-cell-properties fo:border-bottom="0.0008in solid #000000" fo:border-left="none" fo:border-right="none" fo:border-top="none"/>
    </style:style>
    <style:style style:name="ce146" style:family="table-cell" style:parent-style-name="Comma" style:data-style-name="N126">
      <style:table-cell-properties style:text-align-source="fix" style:repeat-content="false"/>
      <style:paragraph-properties fo:text-align="end" fo:margin-left="0in"/>
    </style:style>
    <style:style style:name="ce147" style:family="table-cell" style:parent-style-name="Comma" style:data-style-name="N126">
      <style:table-cell-properties style:text-align-source="fix" style:repeat-content="false" style:vertical-align="automatic"/>
      <style:paragraph-properties fo:text-align="end" fo:margin-left="0in"/>
    </style:style>
    <style:style style:name="ce148" style:family="table-cell" style:parent-style-name="Comma" style:data-style-name="N126"/>
    <style:style style:name="ce149" style:family="table-cell" style:parent-style-name="Default" style:data-style-name="N0">
      <style:table-cell-properties fo:border-bottom="0.0008in solid #000000" style:text-align-source="fix" style:repeat-content="false" fo:border-left="none" fo:border-right="none" fo:border-top="none" style:vertical-align="automatic"/>
      <style:paragraph-properties fo:text-align="start" fo:margin-left="0in"/>
    </style:style>
    <style:style style:name="ce150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fo:border-top="none" style:vertical-align="automatic"/>
      <style:paragraph-properties fo:text-align="start" fo:margin-left="0in"/>
    </style:style>
    <style:style style:name="ce151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end" fo:margin-left="0in"/>
    </style:style>
    <style:style style:name="ce152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53" style:family="table-cell" style:parent-style-name="Comma" style:data-style-name="N129"/>
    <style:style style:name="ce154" style:family="table-cell" style:parent-style-name="Default" style:data-style-name="N131"/>
    <style:style style:name="ce155" style:family="table-cell" style:parent-style-name="Comma" style:data-style-name="N134"/>
    <style:style style:name="ce156" style:family="table-cell" style:parent-style-name="Default" style:data-style-name="N0">
      <style:table-cell-properties fo:background-color="#ccffcc"/>
    </style:style>
    <style:style style:name="ce157" style:family="table-cell" style:parent-style-name="Default" style:data-style-name="N0">
      <style:table-cell-properties fo:background-color="#ccffff"/>
    </style:style>
    <style:style style:name="ce158" style:family="table-cell" style:parent-style-name="Comma" style:data-style-name="N126">
      <style:table-cell-properties fo:background-color="#ccffcc"/>
    </style:style>
    <style:style style:name="ce159" style:family="table-cell" style:parent-style-name="Comma" style:data-style-name="N126">
      <style:table-cell-properties fo:background-color="#ccffff"/>
    </style:style>
    <style:style style:name="ce160" style:family="table-cell" style:parent-style-name="Comma" style:data-style-name="N3">
      <style:table-cell-properties fo:background-color="#ccffcc"/>
    </style:style>
    <style:style style:name="ce161" style:family="table-cell" style:parent-style-name="Comma" style:data-style-name="N3">
      <style:table-cell-properties fo:background-color="#ccffff"/>
    </style:style>
    <style:style style:name="ce162" style:family="table-cell" style:parent-style-name="Comma" style:data-style-name="N0"/>
    <style:style style:name="ce163" style:family="table-cell" style:parent-style-name="Comma" style:data-style-name="N126">
      <style:table-cell-properties fo:background-color="transparent"/>
    </style:style>
    <style:style style:name="ce164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Excel_5f_BuiltIn_5f_Comma" style:data-style-name="N16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ext-properties style:text-underline-style="none" fo:font-weight="bold" style:font-weight-asian="bold" style:font-weight-complex="bold"/>
    </style:style>
    <style:style style:name="ce168" style:family="table-cell" style:parent-style-name="Comma" style:data-style-name="N126">
      <style:text-properties style:text-underline-style="none" fo:font-weight="normal" style:font-weight-asian="normal" style:font-weight-complex="normal"/>
    </style:style>
    <style:style style:name="ce169" style:family="table-cell" style:parent-style-name="Default">
      <style:text-properties fo:font-weight="normal" style:font-weight-asian="normal" style:font-weight-complex="normal"/>
    </style:style>
    <style:style style:name="ce170" style:family="table-cell" style:parent-style-name="Default" style:data-style-name="N1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71" style:family="table-cell" style:parent-style-name="Excel_5f_BuiltIn_5f_Comma" style:data-style-name="N16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2" style:family="table-cell" style:parent-style-name="Default" style:data-style-name="N0">
      <style:text-properties fo:font-weight="normal" style:font-weight-asian="normal" style:font-weight-complex="normal"/>
    </style:style>
    <style:style style:name="ce173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74" style:family="table-cell" style:parent-style-name="Default" style:data-style-name="N1"/>
    <style:style style:name="ce175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6" style:family="table-cell" style:parent-style-name="Comma" style:data-style-name="N3"/>
    <style:style style:name="ce17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78" style:family="table-cell" style:parent-style-name="Default" style:data-style-name="N0">
      <style:text-properties style:text-underline-style="none" fo:font-weight="bold" style:font-weight-asian="bold" style:font-weight-complex="bold"/>
    </style:style>
    <style:style style:name="ce179" style:family="table-cell" style:parent-style-name="Default" style:data-style-name="N0">
      <style:text-properties style:text-underline-style="none" fo:font-weight="normal" style:font-weight-asian="normal" style:font-weight-complex="normal"/>
    </style:style>
    <style:style style:name="ce18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weight="normal" style:font-weight-asian="normal" style:font-weight-complex="normal"/>
    </style:style>
    <style:style style:name="ce181" style:family="table-cell" style:parent-style-name="Default" style:data-style-name="N1">
      <style:text-properties fo:font-weight="normal" style:font-weight-asian="normal" style:font-weight-complex="normal"/>
    </style:style>
    <style:style style:name="ce182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Excel_5f_BuiltIn_5f_Comma" style:data-style-name="N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4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5" style:family="table-cell" style:parent-style-name="Excel_5f_BuiltIn_5f_Percen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6" style:family="table-cell" style:parent-style-name="Excel_5f_BuiltIn_5f_Comma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powers" table:style-name="ta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64" table:default-cell-style-name="ce2"/>
        <table:table-column table:style-name="co65" table:default-cell-style-name="ce2"/>
        <table:table-column table:style-name="co70" table:default-cell-style-name="ce2"/>
        <table:table-column table:style-name="co71" table:default-cell-style-name="ce2"/>
        <table:table-column table:style-name="co72" table:default-cell-style-name="ce2"/>
        <table:table-column table:style-name="co73" table:default-cell-style-name="ce2"/>
        <table:table-column table:style-name="co74" table:default-cell-style-name="ce2"/>
        <table:table-column table:style-name="co10" table:number-columns-repeated="1015" table:default-cell-style-name="ce2"/>
        <table:table-row table:style-name="ro1">
          <table:table-cell table:style-name="ce1" office:value-type="string">
            <text:p>power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effect</text:p>
          </table:table-cell>
          <table:table-cell table:style-name="ce1" office:value-type="string">
            <text:p>notes</text:p>
          </table:table-cell>
          <table:table-cell table:style-name="ce1"/>
          <table:table-cell/>
          <table:table-cell office:value-type="string">
            <text:p>pros</text:p>
          </table:table-cell>
          <table:table-cell office:value-type="string">
            <text:p>cons</text:p>
          </table:table-cell>
          <table:table-cell office:value-type="string">
            <text:p>meh</text:p>
          </table:table-cell>
          <table:table-cell table:number-columns-repeated="1015"/>
        </table:table-row>
        <table:table-row table:style-name="ro1">
          <table:table-cell office:value-type="string">
            <text:p>animal affinity</text:p>
          </table:table-cell>
          <table:table-cell office:value-type="string">
            <text:p>defense</text:p>
          </table:table-cell>
          <table:table-cell office:value-type="string">
            <text:p>stop combat</text:p>
          </table:table-cell>
          <table:table-cell office:value-type="string">
            <text:p>works on the room, substitue for cm</text:p>
          </table:table-cell>
          <table:table-cell table:number-columns-repeated="2"/>
          <table:table-cell office:value-type="string">
            <text:p>lightsabers hit hard, give light</text:p>
          </table:table-cell>
          <table:table-cell office:value-type="string">
            <text:p>low healing/tanking early on</text:p>
          </table:table-cell>
          <table:table-cell office:value-type="string">
            <text:p>can go teepo for blasters/better tanking</text:p>
          </table:table-cell>
          <table:table-cell table:number-columns-repeated="1015"/>
        </table:table-row>
        <table:table-row table:style-name="ro1">
          <table:table-cell office:value-type="string">
            <text:p>cloud mind</text:p>
          </table:table-cell>
          <table:table-cell office:value-type="string">
            <text:p>defense</text:p>
          </table:table-cell>
          <table:table-cell office:value-type="string">
            <text:p>stop combat</text:p>
          </table:table-cell>
          <table:table-cell table:number-columns-repeated="3"/>
          <table:table-cell office:value-type="string">
            <text:p>cool theme</text:p>
          </table:table-cell>
          <table:table-cell office:value-type="string">
            <text:p>slow glvls; real power is at glvl 30 for lighties</text:p>
          </table:table-cell>
          <table:table-cell office:value-type="string">
            <text:p>can go jensaarai for auto load armor weaker dmg</text:p>
          </table:table-cell>
          <table:table-cell table:number-columns-repeated="1015"/>
        </table:table-row>
        <table:table-row table:style-name="ro1">
          <table:table-cell office:value-type="string">
            <text:p>control pain</text:p>
          </table:table-cell>
          <table:table-cell office:value-type="string">
            <text:p>defense</text:p>
          </table:table-cell>
          <table:table-cell office:value-type="string">
            <text:p>dmg reduction</text:p>
          </table:table-cell>
          <table:table-cell/>
          <table:table-cell table:style-name="ce4"/>
          <table:table-cell table:number-columns-repeated="2"/>
          <table:table-cell office:value-type="string">
            <text:p>don't heal big end game, but hit hard and dmg reduce well</text:p>
          </table:table-cell>
          <table:table-cell office:value-type="string">
            <text:p>can go sith to boost dark side dmg</text:p>
          </table:table-cell>
          <table:table-cell table:number-columns-repeated="1015"/>
        </table:table-row>
        <table:table-row table:style-name="ro1">
          <table:table-cell office:value-type="string">
            <text:p>dodge</text:p>
          </table:table-cell>
          <table:table-cell office:value-type="string">
            <text:p>defense</text:p>
          </table:table-cell>
          <table:table-cell office:value-type="string">
            <text:p>evade hits</text:p>
          </table:table-cell>
          <table:table-cell table:number-columns-repeated="4"/>
          <table:table-cell office:value-type="string">
            <text:p>force and conc are annoying limiters, although help in grinding</text:p>
          </table:table-cell>
          <table:table-cell table:number-columns-repeated="1016"/>
        </table:table-row>
        <table:table-row table:style-name="ro1">
          <table:table-cell office:value-type="string">
            <text:p>enhance metabolism</text:p>
          </table:table-cell>
          <table:table-cell office:value-type="string">
            <text:p>defense</text:p>
          </table:table-cell>
          <table:table-cell office:value-type="string">
            <text:p>cold dmg reduction</text:p>
          </table:table-cell>
          <table:table-cell table:number-columns-repeated="1021"/>
        </table:table-row>
        <table:table-row table:style-name="ro1">
          <table:table-cell office:value-type="string">
            <text:p>force deflect</text:p>
          </table:table-cell>
          <table:table-cell office:value-type="string">
            <text:p>defense</text:p>
          </table:table-cell>
          <table:table-cell office:value-type="string">
            <text:p>deflect any hit</text:p>
          </table:table-cell>
          <table:table-cell office:value-type="string">
            <text:p>light side</text:p>
          </table:table-cell>
          <table:table-cell table:number-columns-repeated="1020"/>
        </table:table-row>
        <table:table-row table:style-name="ro1">
          <table:table-cell office:value-type="string">
            <text:p>greater force shield</text:p>
          </table:table-cell>
          <table:table-cell office:value-type="string">
            <text:p>defense</text:p>
          </table:table-cell>
          <table:table-cell office:value-type="string">
            <text:p>non e/b dmg reduction</text:p>
          </table:table-cell>
          <table:table-cell table:number-columns-repeated="1021"/>
        </table:table-row>
        <table:table-row table:style-name="ro1">
          <table:table-cell office:value-type="string">
            <text:p>lesser force shield</text:p>
          </table:table-cell>
          <table:table-cell office:value-type="string">
            <text:p>defense</text:p>
          </table:table-cell>
          <table:table-cell office:value-type="string">
            <text:p>e/b dmg reduction</text:p>
          </table:table-cell>
          <table:table-cell table:number-columns-repeated="1021"/>
        </table:table-row>
        <table:table-row table:style-name="ro1">
          <table:table-cell office:value-type="string">
            <text:p>resist poison</text:p>
          </table:table-cell>
          <table:table-cell office:value-type="string">
            <text:p>defense</text:p>
          </table:table-cell>
          <table:table-cell office:value-type="string">
            <text:p>poison dmg reduction</text:p>
          </table:table-cell>
          <table:table-cell table:number-columns-repeated="1021"/>
        </table:table-row>
        <table:table-row table:style-name="ro1">
          <table:table-cell office:value-type="string">
            <text:p>resist stun</text:p>
          </table:table-cell>
          <table:table-cell office:value-type="string">
            <text:p>defense</text:p>
          </table:table-cell>
          <table:table-cell office:value-type="string">
            <text:p>mind dmg reduction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accelerated healing</text:p>
          </table:table-cell>
          <table:table-cell office:value-type="string">
            <text:p>healing</text:p>
          </table:table-cell>
          <table:table-cell office:value-type="string">
            <text:p>hp regen out of combat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clear mind</text:p>
          </table:table-cell>
          <table:table-cell office:value-type="string">
            <text:p>healing</text:p>
          </table:table-cell>
          <table:table-cell office:value-type="string">
            <text:p>sp heal in/out combat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detoxify poison</text:p>
          </table:table-cell>
          <table:table-cell office:value-type="string">
            <text:p>healing</text:p>
          </table:table-cell>
          <table:table-cell office:value-type="string">
            <text:p>cure poisoning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reduce injury</text:p>
          </table:table-cell>
          <table:table-cell office:value-type="string">
            <text:p>healing</text:p>
          </table:table-cell>
          <table:table-cell office:value-type="string">
            <text:p>hp heal in/out combat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release force</text:p>
          </table:table-cell>
          <table:table-cell office:value-type="string">
            <text:p>healing</text:p>
          </table:table-cell>
          <table:table-cell office:value-type="string">
            <text:p>force regen with corpse</text:p>
          </table:table-cell>
          <table:table-cell office:value-type="string">
            <text:p>works in combat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confusion</text:p>
          </table:table-cell>
          <table:table-cell office:value-type="string">
            <text:p>offense</text:p>
          </table:table-cell>
          <table:table-cell office:value-type="string">
            <text:p>semi-stun/slow opponent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enrage</text:p>
          </table:table-cell>
          <table:table-cell office:value-type="string">
            <text:p>offense</text:p>
          </table:table-cell>
          <table:table-cell office:value-type="string">
            <text:p>turn mobs on one another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3" office:value-type="string">
            <text:p>force lightning</text:p>
          </table:table-cell>
          <table:table-cell table:style-name="ce3" office:value-type="string">
            <text:p>offense</text:p>
          </table:table-cell>
          <table:table-cell table:style-name="ce3" office:value-type="string">
            <text:p>lightning dmg</text:p>
          </table:table-cell>
          <table:table-cell table:style-name="ce3" office:value-type="string">
            <text:p>dark side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 office:value-type="string">
            <text:p>force storm</text:p>
          </table:table-cell>
          <table:table-cell table:style-name="ce3" office:value-type="string">
            <text:p>offense</text:p>
          </table:table-cell>
          <table:table-cell table:style-name="ce3" office:value-type="string">
            <text:p>lightning room dmg</text:p>
          </table:table-cell>
          <table:table-cell table:style-name="ce3" office:value-type="string">
            <text:p>dark side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 office:value-type="string">
            <text:p>freeze winds</text:p>
          </table:table-cell>
          <table:table-cell table:style-name="ce3" office:value-type="string">
            <text:p>offense</text:p>
          </table:table-cell>
          <table:table-cell table:style-name="ce3" office:value-type="string">
            <text:p>cold dmg</text:p>
          </table:table-cell>
          <table:table-cell table:style-name="ce3" office:value-type="string">
            <text:p>dark side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 office:value-type="string">
            <text:p>inflict pain</text:p>
          </table:table-cell>
          <table:table-cell table:style-name="ce3" office:value-type="string">
            <text:p>offense</text:p>
          </table:table-cell>
          <table:table-cell table:style-name="ce3" office:value-type="string">
            <text:p>mind dmg</text:p>
          </table:table-cell>
          <table:table-cell table:style-name="ce3" office:value-type="string">
            <text:p>dark side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 office:value-type="string">
            <text:p>injure-kill</text:p>
          </table:table-cell>
          <table:table-cell table:style-name="ce3" office:value-type="string">
            <text:p>offense</text:p>
          </table:table-cell>
          <table:table-cell table:style-name="ce3" office:value-type="string">
            <text:p>fire and two other dmg types</text:p>
          </table:table-cell>
          <table:table-cell table:style-name="ce3" office:value-type="string">
            <text:p>dark sid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mindblock</text:p>
          </table:table-cell>
          <table:table-cell office:value-type="string">
            <text:p>offense</text:p>
          </table:table-cell>
          <table:table-cell office:value-type="string">
            <text:p>stun opponent</text:p>
          </table:table-cell>
          <table:table-cell office:value-type="string">
            <text:p>once chance per mob (dark suggestion overrides?)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 office:value-type="string">
            <text:p>soul siphon</text:p>
          </table:table-cell>
          <table:table-cell table:style-name="ce3" office:value-type="string">
            <text:p>offense</text:p>
          </table:table-cell>
          <table:table-cell table:style-name="ce3" office:value-type="string">
            <text:p>heal sps, do mind dmg</text:p>
          </table:table-cell>
          <table:table-cell table:style-name="ce3" office:value-type="string">
            <text:p>dark side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 office:value-type="string">
            <text:p>telekinetic kill</text:p>
          </table:table-cell>
          <table:table-cell table:style-name="ce3" office:value-type="string">
            <text:p>offense</text:p>
          </table:table-cell>
          <table:table-cell table:style-name="ce3" office:value-type="string">
            <text:p>mind dmg?</text:p>
          </table:table-cell>
          <table:table-cell table:style-name="ce3" office:value-type="string">
            <text:p>dark sid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force taunt</text:p>
          </table:table-cell>
          <table:table-cell office:value-type="string">
            <text:p>utility</text:p>
          </table:table-cell>
          <table:table-cell office:value-type="string">
            <text:p>room/mob attack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inspire</text:p>
          </table:table-cell>
          <table:table-cell office:value-type="string">
            <text:p>utility</text:p>
          </table:table-cell>
          <table:table-cell office:value-type="string">
            <text:p>boost stats on others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levitate</text:p>
          </table:table-cell>
          <table:table-cell office:value-type="string">
            <text:p>utility</text:p>
          </table:table-cell>
          <table:table-cell office:value-type="string">
            <text:p>levitate using telekinesis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misdirect</text:p>
          </table:table-cell>
          <table:table-cell office:value-type="string">
            <text:p>utility</text:p>
          </table:table-cell>
          <table:table-cell office:value-type="string">
            <text:p>move mobs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telekinesis</text:p>
          </table:table-cell>
          <table:table-cell office:value-type="string">
            <text:p>utility</text:p>
          </table:table-cell>
          <table:table-cell office:value-type="string">
            <text:p>lighten inventory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meditation</text:p>
          </table:table-cell>
          <table:table-cell office:value-type="string">
            <text:p>healing</text:p>
          </table:table-cell>
          <table:table-cell office:value-type="string">
            <text:p>regen sps/conc out of combat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battle meditation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residual life</text:p>
          </table:table-cell>
          <table:table-cell/>
          <table:table-cell office:value-type="string">
            <text:p>force ghost if you die?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residual force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7">
          <table:table-cell office:value-type="string">
            <text:p>dark suggestion</text:p>
          </table:table-cell>
          <table:table-cell office:value-type="string">
            <text:p>tradition</text:p>
          </table:table-cell>
          <table:table-cell office:value-type="string">
            <text:p>resets mindblock/confusion attempt; lowers ac (especially mind)</text:p>
          </table:table-cell>
          <table:table-cell/>
          <table:table-cell table:style-name="Default"/>
          <table:table-cell table:number-columns-repeated="1019"/>
        </table:table-row>
        <table:table-row table:style-name="ro7">
          <table:table-cell table:number-columns-repeated="4"/>
          <table:table-cell table:style-name="Default"/>
          <table:table-cell table:number-columns-repeated="1019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notes" table:style-name="ta2" table:print="false">
        <office:forms form:automatic-focus="false" form:apply-design-mode="false"/>
        <table:table-column table:style-name="co101" table:default-cell-style-name="Default"/>
        <table:table-column table:style-name="co10" table:number-columns-repeated="1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4" table:default-cell-style-name="Default"/>
        <table:table-row table:style-name="ro14">
          <table:table-cell office:value-type="string">
            <text:p>raising glvl raises conc/force pool</text:p>
          </table:table-cell>
          <table:table-cell table:number-columns-repeated="4"/>
          <table:table-cell table:style-name="ce5" office:value-type="string">
            <text:p>Misc</text:p>
          </table:table-cell>
          <table:table-cell table:number-columns-repeated="9"/>
        </table:table-row>
        <table:table-row table:style-name="ro14">
          <table:table-cell table:number-columns-repeated="5"/>
          <table:table-cell office:value-type="string">
            <text:p>Takamori [Jedi(WGM)]: melee has higher damage potential per round than guide</text:p>
          </table:table-cell>
          <table:table-cell table:number-columns-repeated="9"/>
        </table:table-row>
        <table:table-row table:style-name="ro1">
          <table:table-cell table:style-name="ce5" office:value-type="string">
            <text:p>second childhood</text:p>
          </table:table-cell>
          <table:table-cell table:number-columns-repeated="4"/>
          <table:table-cell office:value-type="string">
            <text:p><text:s text:c="22"/>without Ki Burst, not with the hobbit pipe, but with a</text:p>
          </table:table-cell>
          <table:table-cell table:number-columns-repeated="9"/>
        </table:table-row>
        <table:table-row table:style-name="ro1">
          <table:table-cell office:value-type="string">
            <text:p>soldier is decent to push melee h2h, but hurts spells and shields</text:p>
          </table:table-cell>
          <table:table-cell table:number-columns-repeated="4"/>
          <table:table-cell office:value-type="string">
            <text:p><text:s text:c="22"/>top end weapon</text:p>
          </table:table-cell>
          <table:table-cell table:number-columns-repeated="9"/>
        </table:table-row>
        <table:table-row table:style-name="ro14">
          <table:table-cell table:style-name="ce2" office:value-type="string">
            <text:p>sith aspirant lowers melee (not as much) and leaves spells as is</text:p>
          </table:table-cell>
          <table:table-cell table:number-columns-repeated="14"/>
        </table:table-row>
        <table:table-row table:style-name="ro14">
          <table:table-cell table:number-columns-repeated="5"/>
          <table:table-cell table:style-name="ce5" office:value-type="string">
            <text:p>mskill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dodge</text:p>
          </table:table-cell>
          <table:table-cell office:value-type="string">
            <text:p>since you can't tank</text:p>
          </table:table-cell>
          <table:table-cell table:number-columns-repeated="2"/>
          <table:table-cell table:style-name="ce5"/>
          <table:table-cell table:number-columns-repeated="5"/>
        </table:table-row>
        <table:table-row table:style-name="ro14">
          <table:table-cell table:style-name="ce5" office:value-type="string">
            <text:p>healing</text:p>
          </table:table-cell>
          <table:table-cell table:number-columns-repeated="4"/>
          <table:table-cell office:value-type="string">
            <text:p>shieldblock</text:p>
          </table:table-cell>
          <table:table-cell office:value-type="string">
            <text:p>since you can't tank</text:p>
          </table:table-cell>
          <table:table-cell table:number-columns-repeated="8"/>
        </table:table-row>
        <table:table-row table:style-name="ro14">
          <table:table-cell office:value-type="string">
            <text:p>read on glines xp in wis has 2x the effect of int and 4x effect of cha</text:p>
          </table:table-cell>
          <table:table-cell table:number-columns-repeated="4"/>
          <table:table-cell office:value-type="string">
            <text:p>regeneration</text:p>
          </table:table-cell>
          <table:table-cell office:value-type="string">
            <text:p>since you can't heal</text:p>
          </table:table-cell>
          <table:table-cell table:style-name="ce5"/>
          <table:table-cell table:number-columns-repeated="7"/>
        </table:table-row>
        <table:table-row table:style-name="ro14">
          <table:table-cell office:value-type="string">
            <text:p>wis 4, int 2, cha 1 for ri healing</text:p>
          </table:table-cell>
          <table:table-cell table:number-columns-repeated="4"/>
          <table:table-cell office:value-type="string">
            <text:p>focus</text:p>
          </table:table-cell>
          <table:table-cell office:value-type="string">
            <text:p>since you need to ri all the time</text:p>
          </table:table-cell>
          <table:table-cell table:number-columns-repeated="8"/>
        </table:table-row>
        <table:table-row table:style-name="ro1">
          <table:table-cell office:value-type="string">
            <text:p>int/wis for shields as well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2" table:number-columns-repeated="3"/>
          <table:table-cell table:number-columns-repeated="11"/>
        </table:table-row>
        <table:table-row table:style-name="ro1">
          <table:table-cell table:style-name="ce5" office:value-type="string">
            <text:p>combat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14">
          <table:table-cell office:value-type="string">
            <text:p>h2h</text:p>
          </table:table-cell>
          <table:table-cell office:value-type="string">
            <text:p>blunt, no heavy armour/breastplates can use shield</text:p>
          </table:table-cell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>
            <text:p>melee</text:p>
          </table:table-cell>
          <table:table-cell office:value-type="string">
            <text:p>any dmg type, can use shield</text:p>
          </table:table-cell>
          <table:table-cell/>
          <table:table-cell table:style-name="ce2"/>
          <table:table-cell table:number-columns-repeated="11"/>
        </table:table-row>
        <table:table-row table:style-name="ro1">
          <table:table-cell table:number-columns-repeated="3"/>
          <table:table-cell table:style-name="ce2"/>
          <table:table-cell table:number-columns-repeated="11"/>
        </table:table-row>
        <table:table-row table:style-name="ro1">
          <table:table-cell table:style-name="ce2" table:number-columns-repeated="4"/>
          <table:table-cell table:number-columns-repeated="11"/>
        </table:table-row>
        <table:table-row table:style-name="ro1">
          <table:table-cell table:style-name="ce5" office:value-type="string">
            <text:p>good weapons for mele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14">
          <table:table-cell office:value-type="string">
            <text:p>shortsword of quickness is boss</text:p>
          </table:table-cell>
          <table:table-cell table:number-columns-repeated="2"/>
          <table:table-cell table:style-name="ce2"/>
          <table:table-cell/>
          <table:table-cell table:style-name="ce5" office:value-type="string">
            <text:p>dark side stats</text:p>
          </table:table-cell>
          <table:table-cell table:number-columns-repeated="9"/>
        </table:table-row>
        <table:table-row table:style-name="ro14">
          <table:table-cell office:value-type="string">
            <text:p>staff of the positive planes with black orb, good dmg</text:p>
          </table:table-cell>
          <table:table-cell table:number-columns-repeated="2"/>
          <table:table-cell table:style-name="ce2"/>
          <table:table-cell/>
          <table:table-cell office:value-type="string">
            <text:p>Ferret tells you: basically, con = life, wis = saber dmg and healing, dex</text:p>
          </table:table-cell>
          <table:table-cell table:number-columns-repeated="5"/>
          <table:table-cell office:value-type="string">
            <text:p>10:23 To: Eradan : raising alter raises cost of spells...is it correct to</text:p>
          </table:table-cell>
          <table:table-cell table:number-columns-repeated="3"/>
        </table:table-row>
        <table:table-row table:style-name="ro14">
          <table:table-cell office:value-type="string">
            <text:p>sword of tho-razin</text:p>
          </table:table-cell>
          <table:table-cell table:number-columns-repeated="2"/>
          <table:table-cell table:style-name="ce2"/>
          <table:table-cell/>
          <table:table-cell office:value-type="string">
            <text:p><text:s text:c="8"/>= dmg/to hit/dodge, int for sps/spell dmg/healing, str to carry and</text:p>
          </table:table-cell>
          <table:table-cell table:number-columns-repeated="5"/>
          <table:table-cell office:value-type="string">
            <text:p><text:s text:c="19"/>assume it raises how hard they hit too?</text:p>
          </table:table-cell>
          <table:table-cell table:number-columns-repeated="3"/>
        </table:table-row>
        <table:table-row table:style-name="ro1">
          <table:table-cell office:value-type="string">
            <text:p>harpy quick sword isn't bad, but dmg is middle at best</text:p>
          </table:table-cell>
          <table:table-cell table:number-columns-repeated="2"/>
          <table:table-cell table:style-name="ce2"/>
          <table:table-cell/>
          <table:table-cell office:value-type="string">
            <text:p><text:s text:c="8"/>h2h dmg, cha to make you look so very very pretty (maybe some</text:p>
          </table:table-cell>
          <table:table-cell table:number-columns-repeated="5"/>
          <table:table-cell office:value-type="string">
            <text:p>10:23 To: Eradan : i guess i always thought of the force skills (s c a) as</text:p>
          </table:table-cell>
          <table:table-cell table:number-columns-repeated="3"/>
        </table:table-row>
        <table:table-row table:style-name="ro14">
          <table:table-cell office:value-type="string">
            <text:p>heavy barrel</text:p>
          </table:table-cell>
          <table:table-cell table:number-columns-repeated="4"/>
          <table:table-cell office:value-type="string">
            <text:p><text:s text:c="8"/>shields/etc). <text:s/>as a darksider</text:p>
          </table:table-cell>
          <table:table-cell table:number-columns-repeated="5"/>
          <table:table-cell office:value-type="string">
            <text:p><text:s text:c="19"/>just giving you access to powers</text:p>
          </table:table-cell>
          <table:table-cell table:number-columns-repeated="3"/>
        </table:table-row>
        <table:table-row table:style-name="ro14">
          <table:table-cell office:value-type="string">
            <text:p>proboscis of corrinsyl hits hard, acid</text:p>
          </table:table-cell>
          <table:table-cell table:number-columns-repeated="10"/>
          <table:table-cell office:value-type="string">
            <text:p>10:24 Eradan : alter directly affects spell dmg. tak redid dmg</text:p>
          </table:table-cell>
          <table:table-cell table:number-columns-repeated="3"/>
        </table:table-row>
        <table:table-row table:style-name="ro14">
          <table:table-cell table:number-columns-repeated="5"/>
          <table:table-cell office:value-type="string">
            <text:p>Ferret tells you: as a lightsider, i'd recommend wis/dex/con, some int,</text:p>
          </table:table-cell>
          <table:table-cell table:number-columns-repeated="5"/>
          <table:table-cell office:value-type="string">
            <text:p><text:s text:c="15"/>calculations. <text:s/>different spells have different priorities</text:p>
          </table:table-cell>
          <table:table-cell table:number-columns-repeated="3"/>
        </table:table-row>
        <table:table-row table:style-name="ro14">
          <table:table-cell table:style-name="ce5" office:value-type="string">
            <text:p>dark side</text:p>
          </table:table-cell>
          <table:table-cell table:number-columns-repeated="4"/>
          <table:table-cell office:value-type="string">
            <text:p><text:s text:c="8"/>enough str to carry stuff, and enough cha to train from npcs. <text:s/>a</text:p>
          </table:table-cell>
          <table:table-cell table:number-columns-repeated="5"/>
          <table:table-cell office:value-type="string">
            <text:p><text:s text:c="15"/>in terms of what guild stats/mud stats affect them but yes</text:p>
          </table:table-cell>
          <table:table-cell table:number-columns-repeated="3"/>
        </table:table-row>
        <table:table-row table:style-name="ro14">
          <table:table-cell office:value-type="string">
            <text:p>channel hate works on defense in combat, healing out of combat</text:p>
          </table:table-cell>
          <table:table-cell table:number-columns-repeated="4"/>
          <table:table-cell office:value-type="string">
            <text:p><text:s text:c="8"/>darksider... probably con, then dex and int, then wis, same with</text:p>
          </table:table-cell>
          <table:table-cell table:number-columns-repeated="5"/>
          <table:table-cell office:value-type="string">
            <text:p>10:25 Eradan : as a dark you have a pretty large incentive to keep c/s/a</text:p>
          </table:table-cell>
          <table:table-cell table:number-columns-repeated="3"/>
        </table:table-row>
        <table:table-row table:style-name="ro14">
          <table:table-cell office:value-type="string">
            <text:p>call the dark side heals about 30 force for 700 hp 14 conc end game (not worth it)</text:p>
          </table:table-cell>
          <table:table-cell table:number-columns-repeated="4"/>
          <table:table-cell office:value-type="string">
            <text:p><text:s text:c="8"/>str/cha</text:p>
          </table:table-cell>
          <table:table-cell table:number-columns-repeated="5"/>
          <table:table-cell office:value-type="string">
            <text:p><text:s text:c="15"/>pretty even.</text:p>
          </table:table-cell>
          <table:table-cell table:number-columns-repeated="3"/>
        </table:table-row>
        <table:table-row table:style-name="ro14">
          <table:table-cell office:value-type="string">
            <text:p>play like a necro, go go go recharge (channel hate/heal ooc)</text:p>
          </table:table-cell>
          <table:table-cell table:number-columns-repeated="10"/>
          <table:table-cell office:value-type="string">
            <text:p>10:25 Eradan : i know that force lightning's biggest stat affect mudside</text:p>
          </table:table-cell>
          <table:table-cell table:number-columns-repeated="3"/>
        </table:table-row>
        <table:table-row table:style-name="ro14">
          <table:table-cell office:value-type="string">
            <text:p>alter raises sp cost of spells, I've been told it helps with dmg now as well (helps any skill that requires alter)</text:p>
          </table:table-cell>
          <table:table-cell table:number-columns-repeated="4"/>
          <table:table-cell office:value-type="string">
            <text:p>Ferret tells you: altho you don't want to go overboard on con if you</text:p>
          </table:table-cell>
          <table:table-cell table:number-columns-repeated="5"/>
          <table:table-cell office:value-type="string">
            <text:p><text:s text:c="15"/>is int. for guild stats it looks like an even split on al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<text:s text:c="8"/>manage to get big... <text:s/>it's pretty much get hit = die no matter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office:value-type="string">
            <text:p>force storm can make mobs leave, and stop combat</text:p>
          </table:table-cell>
          <table:table-cell table:number-columns-repeated="4"/>
          <table:table-cell office:value-type="string">
            <text:p><text:s text:c="8"/>what, so you want to kill instantly if you can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style-name="ce5" office:value-type="string">
            <text:p>dark side defense</text:p>
          </table:table-cell>
          <table:table-cell table:number-columns-repeated="4"/>
          <table:table-cell office:value-type="string">
            <text:p>Ferret tells you: the darker you get, the less your shields, healing, and</text:p>
          </table:table-cell>
          <table:table-cell/>
          <table:table-cell table:style-name="ce2"/>
          <table:table-cell table:number-columns-repeated="7"/>
        </table:table-row>
        <table:table-row table:style-name="ro14">
          <table:table-cell office:value-type="string">
            <text:p>09:53 Eradan : it's still worth it. <text:s/>whatever your DS is reduces your</text:p>
          </table:table-cell>
          <table:table-cell table:number-columns-repeated="4"/>
          <table:table-cell office:value-type="string">
            <text:p><text:s text:c="8"/>saber dmg do... <text:s/>spells get badass tho. <text:s/>the lighter you are, the</text:p>
          </table:table-cell>
          <table:table-cell/>
          <table:table-cell table:style-name="ce2"/>
          <table:table-cell table:number-columns-repeated="7"/>
        </table:table-row>
        <table:table-row table:style-name="ro14">
          <table:table-cell office:value-type="string">
            <text:p><text:s text:c="15"/>shielding by 1/2 that amoutn so so 31 = 15% reduction</text:p>
          </table:table-cell>
          <table:table-cell table:number-columns-repeated="4"/>
          <table:table-cell office:value-type="string">
            <text:p><text:s text:c="8"/>stronger your healing, shields and saber get.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string">
            <text:p>channel hate helps with this reduction</text:p>
          </table:table-cell>
          <table:table-cell table:number-columns-repeated="6"/>
          <table:table-cell table:style-name="ce2"/>
          <table:table-cell table:number-columns-repeated="7"/>
        </table:table-row>
        <table:table-row table:style-name="ro14">
          <table:table-cell table:number-columns-repeated="5"/>
          <table:table-cell office:value-type="string">
            <text:p>Eradan recommends high wis/int/str, dex is useless at higher glvls</text:p>
          </table:table-cell>
          <table:table-cell table:number-columns-repeated="9"/>
        </table:table-row>
        <table:table-row table:style-name="ro1">
          <table:table-cell table:style-name="ce5" office:value-type="string">
            <text:p>dark side healing</text:p>
          </table:table-cell>
          <table:table-cell table:number-columns-repeated="14"/>
        </table:table-row>
        <table:table-row table:style-name="ro14">
          <table:table-cell office:value-type="string">
            <text:p>14:40 Chaed : it's not exactly 1%, but that can be the broad ruler, yes</text:p>
          </table:table-cell>
          <table:table-cell table:number-columns-repeated="4"/>
          <table:table-cell table:style-name="ce5" office:value-type="string">
            <text:p>dark side sabers</text:p>
          </table:table-cell>
          <table:table-cell table:number-columns-repeated="9"/>
        </table:table-row>
        <table:table-row table:style-name="ro14">
          <table:table-cell office:value-type="string">
            <text:p>14:40 Chaed : A jedi that can heal 450HPs at 0 DS points will only heal</text:p>
          </table:table-cell>
          <table:table-cell table:number-columns-repeated="4"/>
          <table:table-cell office:value-type="string">
            <text:p>Eradan tells you: sabers suck. when i go dark i basically do mode</text:p>
          </table:table-cell>
          <table:table-cell table:number-columns-repeated="9"/>
        </table:table-row>
        <table:table-row table:style-name="ro14">
          <table:table-cell office:value-type="string">
            <text:p><text:s text:c="14"/>about 50 with 90 DS points</text:p>
          </table:table-cell>
          <table:table-cell table:number-columns-repeated="4"/>
          <table:table-cell office:value-type="string">
            <text:p><text:s text:c="8"/>normal/daggers if use lightweapons at all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4">
          <table:table-cell office:value-type="string">
            <text:p>16:27 Takamori [Jedi(WGM)]: channel hate is intended for high gl folks</text:p>
          </table:table-cell>
          <table:table-cell table:number-columns-repeated="4"/>
          <table:table-cell office:value-type="string">
            <text:p>Eradan tells you: if not i use h2h combat or melee. <text:s/>the total dmg from</text:p>
          </table:table-cell>
          <table:table-cell table:number-columns-repeated="9"/>
        </table:table-row>
        <table:table-row table:style-name="ro14">
          <table:table-cell office:value-type="string">
            <text:p><text:s text:c="28"/>partying in intense hit around/aoe</text:p>
          </table:table-cell>
          <table:table-cell table:number-columns-repeated="4"/>
          <table:table-cell office:value-type="string">
            <text:p><text:s text:c="8"/>wpns is going to be around 10% end game. <text:s/>i.e. bulk of dmg is from</text:p>
          </table:table-cell>
          <table:table-cell table:number-columns-repeated="9"/>
        </table:table-row>
        <table:table-row table:style-name="ro1">
          <table:table-cell office:value-type="string">
            <text:p><text:s text:c="28"/>situations--other uses for it exist, but are</text:p>
          </table:table-cell>
          <table:table-cell table:number-columns-repeated="4"/>
          <table:table-cell office:value-type="string">
            <text:p><text:s text:c="8"/>spell</text:p>
          </table:table-cell>
          <table:table-cell table:number-columns-repeated="9"/>
        </table:table-row>
        <table:table-row table:style-name="ro14">
          <table:table-cell office:value-type="string">
            <text:p><text:s text:c="28"/>difficult even for very skilled dark jedi, I</text:p>
          </table:table-cell>
          <table:table-cell table:number-columns-repeated="14"/>
        </table:table-row>
        <table:table-row table:style-name="ro14">
          <table:table-cell office:value-type="string">
            <text:p><text:s text:c="28"/>would guess its usefulness at low skill levels</text:p>
          </table:table-cell>
          <table:table-cell table:number-columns-repeated="4"/>
          <table:table-cell office:value-type="string">
            <text:p>Eradan tells you: just to f/u on sabers <text:s text:c="2"/>for djedi. it's about a 0.5%</text:p>
          </table:table-cell>
          <table:table-cell table:number-columns-repeated="9"/>
        </table:table-row>
        <table:table-row table:style-name="ro14">
          <table:table-cell office:value-type="string">
            <text:p><text:s text:c="28"/>is limited. <text:s/>very.</text:p>
          </table:table-cell>
          <table:table-cell table:number-columns-repeated="4"/>
          <table:table-cell office:value-type="string">
            <text:p><text:s text:c="8"/>reduction per ds point in effective hitting power so you're just</text:p>
          </table:table-cell>
          <table:table-cell table:number-columns-repeated="9"/>
        </table:table-row>
        <table:table-row table:style-name="ro14">
          <table:table-cell table:number-columns-repeated="5"/>
          <table:table-cell office:value-type="string">
            <text:p><text:s text:c="8"/>wasting conc by fightingin guide/flurry beyon da certain amount of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<text:s text:c="8"/>DSP</text:p>
          </table:table-cell>
          <table:table-cell table:number-columns-repeated="9"/>
        </table:table-row>
      </table:table>
      <table:table table:name="teachers" table:style-name="ta2" table:print="false">
        <office:forms form:automatic-focus="false" form:apply-design-mode="false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row table:style-name="ro1">
          <table:table-cell table:style-name="ce6" office:value-type="string">
            <text:p>Teacher</text:p>
          </table:table-cell>
          <table:table-cell table:style-name="ce6" office:value-type="string">
            <text:p>Career</text:p>
          </table:table-cell>
          <table:table-cell table:style-name="ce6" office:value-type="string">
            <text:p>Tradition</text:p>
          </table:table-cell>
        </table:table-row>
        <table:table-row table:style-name="ro2">
          <table:table-cell office:value-type="string">
            <text:p>Talia Ska</text:p>
          </table:table-cell>
          <table:table-cell office:value-type="string">
            <text:p>Hunter-Gatherer</text:p>
          </table:table-cell>
          <table:table-cell office:value-type="string">
            <text:p>Dathomir Witch</text:p>
          </table:table-cell>
        </table:table-row>
        <table:table-row table:style-name="ro2">
          <table:table-cell office:value-type="string">
            <text:p>Alyssa K'tal</text:p>
          </table:table-cell>
          <table:table-cell office:value-type="string">
            <text:p>Charlatan</text:p>
          </table:table-cell>
          <table:table-cell office:value-type="string">
            <text:p>Krath</text:p>
          </table:table-cell>
        </table:table-row>
        <table:table-row table:style-name="ro2">
          <table:table-cell office:value-type="string">
            <text:p>Durnoth</text:p>
          </table:table-cell>
          <table:table-cell office:value-type="string">
            <text:p>Aspiring Jedi</text:p>
          </table:table-cell>
          <table:table-cell table:style-name="ce7" office:value-type="string">
            <text:p>Baadu</text:p>
          </table:table-cell>
        </table:table-row>
        <table:table-row table:style-name="ro2">
          <table:table-cell office:value-type="string">
            <text:p>Rhaan</text:p>
          </table:table-cell>
          <table:table-cell office:value-type="string">
            <text:p>Oracle</text:p>
          </table:table-cell>
          <table:table-cell table:style-name="ce7" office:value-type="string">
            <text:p>Shimura</text:p>
          </table:table-cell>
        </table:table-row>
        <table:table-row table:style-name="ro2">
          <table:table-cell office:value-type="string">
            <text:p>Ylenic It'kla</text:p>
          </table:table-cell>
          <table:table-cell office:value-type="string">
            <text:p>Bodyguard</text:p>
          </table:table-cell>
          <table:table-cell/>
        </table:table-row>
        <table:table-row table:style-name="ro2">
          <table:table-cell office:value-type="string">
            <text:p>Wennic Ber'ni'lok</text:p>
          </table:table-cell>
          <table:table-cell office:value-type="string">
            <text:p>Smuggler</text:p>
          </table:table-cell>
          <table:table-cell/>
        </table:table-row>
        <table:table-row table:style-name="ro2">
          <table:table-cell office:value-type="string">
            <text:p>Tobias Kel'ach'nar</text:p>
          </table:table-cell>
          <table:table-cell office:value-type="string">
            <text:p>Sorcerer</text:p>
          </table:table-cell>
          <table:table-cell office:value-type="string">
            <text:p>Sith</text:p>
          </table:table-cell>
        </table:table-row>
        <table:table-row table:style-name="ro2">
          <table:table-cell office:value-type="string">
            <text:p>Reena Bel Noir</text:p>
          </table:table-cell>
          <table:table-cell office:value-type="string">
            <text:p>Healer</text:p>
          </table:table-cell>
          <table:table-cell/>
        </table:table-row>
        <table:table-row table:style-name="ro2">
          <table:table-cell office:value-type="string">
            <text:p>Kerran Halcyon</text:p>
          </table:table-cell>
          <table:table-cell office:value-type="string">
            <text:p>Politician</text:p>
          </table:table-cell>
          <table:table-cell/>
        </table:table-row>
        <table:table-row table:style-name="ro2">
          <table:table-cell office:value-type="string">
            <text:p>Janeth Meelin</text:p>
          </table:table-cell>
          <table:table-cell office:value-type="string">
            <text:p>Peace Keeper</text:p>
          </table:table-cell>
          <table:table-cell office:value-type="string">
            <text:p>Jensaarai</text:p>
          </table:table-cell>
        </table:table-row>
        <table:table-row table:style-name="ro2">
          <table:table-cell office:value-type="string">
            <text:p>Hssani C'talan</text:p>
          </table:table-cell>
          <table:table-cell office:value-type="string">
            <text:p>Soldier</text:p>
          </table:table-cell>
          <table:table-cell/>
        </table:table-row>
        <table:table-row table:style-name="ro2">
          <table:table-cell office:value-type="string">
            <text:p>Hera Wylann</text:p>
          </table:table-cell>
          <table:table-cell office:value-type="string">
            <text:p>Mystic</text:p>
          </table:table-cell>
          <table:table-cell/>
        </table:table-row>
        <table:table-row table:style-name="ro2">
          <table:table-cell office:value-type="string">
            <text:p>Bithoff Jonansaan</text:p>
          </table:table-cell>
          <table:table-cell office:value-type="string">
            <text:p>Peace Keeper</text:p>
          </table:table-cell>
          <table:table-cell office:value-type="string">
            <text:p>Teepo</text:p>
          </table:table-cell>
        </table:table-row>
      </table:table>
      <table:table table:name="spells" table:style-name="ta2" table:print="false">
        <office:forms form:automatic-focus="false" form:apply-design-mode="false"/>
        <table:table-column table:style-name="co104" table:default-cell-style-name="ce2"/>
        <table:table-column table:style-name="co105" table:default-cell-style-name="Default"/>
        <table:table-column table:style-name="co106" table:default-cell-style-name="ce2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row table:style-name="ro9">
          <table:table-cell table:style-name="ce6" office:value-type="string">
            <text:p>spell dmg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dmg slot</text:p>
          </table:table-cell>
          <table:table-cell/>
          <table:table-cell table:style-name="ce5" office:value-type="string">
            <text:p>spell</text:p>
          </table:table-cell>
          <table:table-cell table:style-name="ce5" office:value-type="string">
            <text:p>conc</text:p>
          </table:table-cell>
          <table:table-cell table:style-name="ce5" office:value-type="string">
            <text:p>force</text:p>
          </table:table-cell>
          <table:table-cell table:style-name="ce5" office:value-type="string">
            <text:p>sps</text:p>
          </table:table-cell>
          <table:table-cell table:style-name="ce5" office:value-type="string">
            <text:p>skill</text:p>
          </table:table-cell>
          <table:table-cell table:style-name="ce5" office:value-type="string">
            <text:p>notes</text:p>
          </table:table-cell>
        </table:table-row>
        <table:table-row table:style-name="ro1">
          <table:table-cell office:value-type="string">
            <text:p>inflict pain (spasm)</text:p>
          </table:table-cell>
          <table:table-cell office:value-type="string">
            <text:p>electr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nflict pain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manifestation order is random (one time I got blackout first, this time spasm)</text:p>
          </table:table-cell>
        </table:table-row>
        <table:table-row table:style-name="ro1">
          <table:table-cell office:value-type="string">
            <text:p>injure-kill (crumble)</text:p>
          </table:table-cell>
          <table:table-cell table:style-name="ce2" office:value-type="string">
            <text:p>blunt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reeze winds</text:p>
          </table:table-cell>
          <table:table-cell office:value-type="float" office:value="0.36">
            <text:p>0.36</text:p>
          </table:table-cell>
          <table:table-cell office:value-type="float" office:value="0.43">
            <text:p>0.4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injure-kill (boil)</text:p>
          </table:table-cell>
          <table:table-cell table:style-name="ce2" office:value-type="string">
            <text:p>fi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orce lightning</text:p>
          </table:table-cell>
          <table:table-cell table:number-columns-repeated="2" office:value-type="float" office:value="0.29">
            <text:p>0.2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reeze winds</text:p>
          </table:table-cell>
          <table:table-cell table:style-name="ce2" office:value-type="string">
            <text:p>ic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injure-kill</text:p>
          </table:table-cell>
          <table:table-cell table:number-columns-repeated="2" office:value-type="float" office:value="0.36">
            <text:p>0.3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force lightning</text:p>
          </table:table-cell>
          <table:table-cell table:style-name="ce2" office:value-type="string">
            <text:p>lightni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telekinetic kill</text:p>
          </table:table-cell>
          <table:table-cell table:number-columns-repeated="2" office:value-type="float" office:value="0.29">
            <text:p>0.2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injure-kill (strangle)</text:p>
          </table:table-cell>
          <table:table-cell table:style-name="ce2" office:value-type="string">
            <text:p>mind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orce storm</text:p>
          </table:table-cell>
          <table:table-cell office:value-type="float" office:value="0.36">
            <text:p>0.36</text:p>
          </table:table-cell>
          <table:table-cell office:value-type="float" office:value="1.14">
            <text:p>1.14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can make a mobs flee, or peace, random, dmg is low</text:p>
          </table:table-cell>
        </table:table-row>
        <table:table-row table:style-name="ro1">
          <table:table-cell office:value-type="string">
            <text:p>telekinetic kill (hemorrhage)</text:p>
          </table:table-cell>
          <table:table-cell table:style-name="ce2" office:value-type="string">
            <text:p>mind</text:p>
          </table:table-cell>
          <table:table-cell office:value-type="float" office:value="6">
            <text:p>6</text:p>
          </table:table-cell>
          <table:table-cell/>
          <table:table-cell office:value-type="string">
            <text:p>launch item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ucks, but I think you need more skill to launch heavy stuff (where the dmg might be)</text:p>
          </table:table-cell>
        </table:table-row>
        <table:table-row table:style-name="ro1">
          <table:table-cell office:value-type="string">
            <text:p>inflict pain (blackout)</text:p>
          </table:table-cell>
          <table:table-cell table:style-name="ce2" office:value-type="string">
            <text:p>mind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telekinetic kill (cardiac)</text:p>
          </table:table-cell>
          <table:table-cell table:style-name="ce2" office:value-type="string">
            <text:p>energy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string">
            <text:p>inflict pain (pain)</text:p>
          </table:table-cell>
          <table:table-cell table:style-name="ce2" office:value-type="string">
            <text:p>energy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string">
            <text:p>telekinetic kill (asphyxiate)</text:p>
          </table:table-cell>
          <table:table-cell table:style-name="ce2" office:value-type="string">
            <text:p>poison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force storm</text:p>
          </table:table-cell>
          <table:table-cell table:style-name="ce2" office:value-type="string">
            <text:p>energy</text:p>
          </table:table-cell>
          <table:table-cell table:number-columns-repeated="8"/>
        </table:table-row>
        <table:table-row table:style-name="ro1">
          <table:table-cell office:value-type="string">
            <text:p>soul siphon</text:p>
          </table:table-cell>
          <table:table-cell table:style-name="ce2" office:value-type="string">
            <text:p>mind</text:p>
          </table:table-cell>
          <table:table-cell table:number-columns-repeated="8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5" office:value-type="string">
            <text:p>spell</text:p>
          </table:table-cell>
          <table:table-cell table:style-name="ce5" office:value-type="string">
            <text:p>manifestation</text:p>
          </table:table-cell>
          <table:table-cell table:style-name="ce5" office:value-type="string">
            <text:p>dmg type</text:p>
          </table:table-cell>
          <table:table-cell table:style-name="ce5"/>
          <table:table-cell table:number-columns-repeated="6"/>
        </table:table-row>
        <table:table-row table:style-name="ro1">
          <table:table-cell table:style-name="Default" office:value-type="string">
            <text:p>inflict pain</text:p>
          </table:table-cell>
          <table:table-cell office:value-type="string">
            <text:p>blackout</text:p>
          </table:table-cell>
          <table:table-cell table:style-name="Default" office:value-type="string">
            <text:p>mind</text:p>
          </table:table-cell>
          <table:table-cell table:style-name="ce2"/>
          <table:table-cell table:number-columns-repeated="6"/>
        </table:table-row>
        <table:table-row table:style-name="ro1">
          <table:table-cell table:style-name="Default" office:value-type="string">
            <text:p>inflict pain</text:p>
          </table:table-cell>
          <table:table-cell office:value-type="string">
            <text:p>pain</text:p>
          </table:table-cell>
          <table:table-cell table:style-name="Default" office:value-type="string">
            <text:p>energy</text:p>
          </table:table-cell>
          <table:table-cell table:number-columns-repeated="7"/>
        </table:table-row>
        <table:table-row table:style-name="ro1">
          <table:table-cell table:style-name="Default" office:value-type="string">
            <text:p>inflict pain</text:p>
          </table:table-cell>
          <table:table-cell office:value-type="string">
            <text:p>spasm</text:p>
          </table:table-cell>
          <table:table-cell table:style-name="Default" office:value-type="string">
            <text:p>electric</text:p>
          </table:table-cell>
          <table:table-cell table:style-name="ce2"/>
          <table:table-cell table:number-columns-repeated="6"/>
        </table:table-row>
        <table:table-row table:style-name="ro1">
          <table:table-cell table:style-name="Default" office:value-type="string">
            <text:p>injure-kill</text:p>
          </table:table-cell>
          <table:table-cell office:value-type="string">
            <text:p>crumble</text:p>
          </table:table-cell>
          <table:table-cell table:style-name="Default" office:value-type="string">
            <text:p>blunt</text:p>
          </table:table-cell>
          <table:table-cell table:number-columns-repeated="7"/>
        </table:table-row>
        <table:table-row table:style-name="ro1">
          <table:table-cell table:style-name="Default" office:value-type="string">
            <text:p>injure-kill</text:p>
          </table:table-cell>
          <table:table-cell office:value-type="string">
            <text:p>boil</text:p>
          </table:table-cell>
          <table:table-cell table:style-name="Default" office:value-type="string">
            <text:p>fire</text:p>
          </table:table-cell>
          <table:table-cell table:number-columns-repeated="7"/>
        </table:table-row>
        <table:table-row table:style-name="ro1">
          <table:table-cell table:style-name="Default" office:value-type="string">
            <text:p>injure-kill</text:p>
          </table:table-cell>
          <table:table-cell office:value-type="string">
            <text:p>strangle</text:p>
          </table:table-cell>
          <table:table-cell table:style-name="Default" office:value-type="string">
            <text:p>mind</text:p>
          </table:table-cell>
          <table:table-cell table:number-columns-repeated="7"/>
        </table:table-row>
        <table:table-row table:style-name="ro1">
          <table:table-cell table:style-name="Default" office:value-type="string">
            <text:p>telekinetic kill</text:p>
          </table:table-cell>
          <table:table-cell office:value-type="string">
            <text:p>hemorrhage</text:p>
          </table:table-cell>
          <table:table-cell table:style-name="Default" office:value-type="string">
            <text:p>mind</text:p>
          </table:table-cell>
          <table:table-cell table:number-columns-repeated="7"/>
        </table:table-row>
        <table:table-row table:style-name="ro1">
          <table:table-cell table:style-name="Default" office:value-type="string">
            <text:p>telekinetic kill</text:p>
          </table:table-cell>
          <table:table-cell office:value-type="string">
            <text:p>asphyxiate</text:p>
          </table:table-cell>
          <table:table-cell table:style-name="Default" office:value-type="string">
            <text:p>poison</text:p>
          </table:table-cell>
          <table:table-cell table:number-columns-repeated="7"/>
        </table:table-row>
        <table:table-row table:style-name="ro1">
          <table:table-cell table:style-name="Default" office:value-type="string">
            <text:p>telekinetic kill</text:p>
          </table:table-cell>
          <table:table-cell office:value-type="string">
            <text:p>cardiac</text:p>
          </table:table-cell>
          <table:table-cell table:style-name="Default" office:value-type="string">
            <text:p>energy</text:p>
          </table:table-cell>
          <table:table-cell table:number-columns-repeated="7"/>
        </table:table-row>
        <table:table-row table:style-name="ro1">
          <table:table-cell table:style-name="Default" office:value-type="string">
            <text:p>freeze winds</text:p>
          </table:table-cell>
          <table:table-cell/>
          <table:table-cell table:style-name="Default" office:value-type="string">
            <text:p>ice</text:p>
          </table:table-cell>
          <table:table-cell table:number-columns-repeated="7"/>
        </table:table-row>
        <table:table-row table:style-name="ro1">
          <table:table-cell table:style-name="Default" office:value-type="string">
            <text:p>force lightning</text:p>
          </table:table-cell>
          <table:table-cell/>
          <table:table-cell table:style-name="Default" office:value-type="string">
            <text:p>electric</text:p>
          </table:table-cell>
          <table:table-cell table:number-columns-repeated="7"/>
        </table:table-row>
      </table:table>
      <table:table table:name="careers" table:style-name="ta3">
        <office:forms form:automatic-focus="false" form:apply-design-mode="false"/>
        <table:table-column table:style-name="co110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visibility="collapse" table:number-columns-repeated="2" table:default-cell-style-name="ce15"/>
        <table:table-column table:style-name="co30" table:visibility="collapse" table:default-cell-style-name="ce17"/>
        <table:table-column table:style-name="co30" table:visibility="collapse" table:number-columns-repeated="10" table:default-cell-style-name="ce15"/>
        <table:table-column table:style-name="co30" table:visibility="collapse" table:default-cell-style-name="ce17"/>
        <table:table-column table:style-name="co30" table:visibility="collapse" table:number-columns-repeated="4" table:default-cell-style-name="ce15"/>
        <table:table-column table:style-name="co30" table:visibility="collapse" table:default-cell-style-name="ce17"/>
        <table:table-column table:style-name="co111" table:visibility="collapse" table:number-columns-repeated="2" table:default-cell-style-name="ce15"/>
        <table:table-column table:style-name="co111" table:default-cell-style-name="ce17"/>
        <table:table-column table:style-name="co111" table:visibility="collapse" table:default-cell-style-name="ce15"/>
        <table:table-column table:style-name="co111" table:number-columns-repeated="3" table:default-cell-style-name="ce15"/>
        <table:table-column table:style-name="co10" table:number-columns-repeated="994" table:default-cell-style-name="ce15"/>
        <table:table-row table:style-name="ro8">
          <table:table-cell table:style-name="ce121" office:value-type="string">
            <text:p>Skill</text:p>
          </table:table-cell>
          <table:table-cell table:style-name="ce121" office:value-type="string">
            <text:p>Type</text:p>
          </table:table-cell>
          <table:table-cell table:style-name="ce121" office:value-type="string">
            <text:p>Force Skills</text:p>
          </table:table-cell>
          <table:table-cell table:style-name="ce125" office:value-type="string">
            <text:p>Aspiring Jedi</text:p>
          </table:table-cell>
          <table:table-cell table:style-name="ce125" office:value-type="string">
            <text:p>Athlete</text:p>
          </table:table-cell>
          <table:table-cell table:style-name="ce125" office:value-type="string">
            <text:p>Bodyguard</text:p>
          </table:table-cell>
          <table:table-cell table:style-name="ce125" office:value-type="string">
            <text:p>Bounty Hunter</text:p>
          </table:table-cell>
          <table:table-cell table:style-name="ce125" office:value-type="string">
            <text:p>Charlatan</text:p>
          </table:table-cell>
          <table:table-cell table:style-name="ce125" office:value-type="string">
            <text:p>Clergyman</text:p>
          </table:table-cell>
          <table:table-cell table:style-name="ce125" office:value-type="string">
            <text:p>Entertainer</text:p>
          </table:table-cell>
          <table:table-cell table:style-name="ce125" office:value-type="string">
            <text:p>Farmer</text:p>
          </table:table-cell>
          <table:table-cell table:style-name="ce125" office:value-type="string">
            <text:p>Healer</text:p>
          </table:table-cell>
          <table:table-cell table:style-name="ce125" office:value-type="string">
            <text:p>Hunter-Gatherer</text:p>
          </table:table-cell>
          <table:table-cell table:style-name="ce125" office:value-type="string">
            <text:p>Mechanic</text:p>
          </table:table-cell>
          <table:table-cell table:style-name="ce125" office:value-type="string">
            <text:p>Mercenary</text:p>
          </table:table-cell>
          <table:table-cell table:style-name="ce125" office:value-type="string">
            <text:p>Mystic</text:p>
          </table:table-cell>
          <table:table-cell table:style-name="ce125" office:value-type="string">
            <text:p>Oracle</text:p>
          </table:table-cell>
          <table:table-cell table:style-name="ce125" office:value-type="string">
            <text:p>Peace Keeper</text:p>
          </table:table-cell>
          <table:table-cell table:style-name="ce125" office:value-type="string">
            <text:p>Pilot</text:p>
          </table:table-cell>
          <table:table-cell table:style-name="ce125" office:value-type="string">
            <text:p>Politician</text:p>
          </table:table-cell>
          <table:table-cell table:style-name="ce125" office:value-type="string">
            <text:p>Reckless Youth</text:p>
          </table:table-cell>
          <table:table-cell table:style-name="ce125" office:value-type="string">
            <text:p>Sith Aspirant</text:p>
          </table:table-cell>
          <table:table-cell table:style-name="ce125" office:value-type="string">
            <text:p>Smuggler</text:p>
          </table:table-cell>
          <table:table-cell table:style-name="ce125" office:value-type="string">
            <text:p>Soldier</text:p>
          </table:table-cell>
          <table:table-cell table:style-name="ce125" office:value-type="string">
            <text:p>Sorcerer</text:p>
          </table:table-cell>
          <table:table-cell table:style-name="ce125" office:value-type="string">
            <text:p>Street Urchin</text:p>
          </table:table-cell>
          <table:table-cell table:style-name="ce132" office:value-type="string">
            <text:p>MIN</text:p>
          </table:table-cell>
          <table:table-cell table:style-name="ce132" office:value-type="string">
            <text:p>MAX</text:p>
          </table:table-cell>
          <table:table-cell table:style-name="ce132" office:value-type="string">
            <text:p>AVG</text:p>
          </table:table-cell>
          <table:table-cell table:style-name="ce125" office:value-type="string">
            <text:p>Aspiring Jedi</text:p>
          </table:table-cell>
          <table:table-cell table:style-name="ce125" office:value-type="string">
            <text:p>Athlete</text:p>
          </table:table-cell>
          <table:table-cell table:style-name="ce125" office:value-type="string">
            <text:p>Bodyguard</text:p>
          </table:table-cell>
          <table:table-cell table:style-name="ce125" office:value-type="string">
            <text:p>Bounty Hunter</text:p>
          </table:table-cell>
          <table:table-cell table:style-name="ce125" office:value-type="string">
            <text:p>Charlatan</text:p>
          </table:table-cell>
          <table:table-cell table:style-name="ce125" office:value-type="string">
            <text:p>Clergyman</text:p>
          </table:table-cell>
          <table:table-cell table:style-name="ce125" office:value-type="string">
            <text:p>Entertainer</text:p>
          </table:table-cell>
          <table:table-cell table:style-name="ce125" office:value-type="string">
            <text:p>Farmer</text:p>
          </table:table-cell>
          <table:table-cell table:style-name="ce125" office:value-type="string">
            <text:p>Healer</text:p>
          </table:table-cell>
          <table:table-cell table:style-name="ce125" office:value-type="string">
            <text:p>Hunter-Gatherer</text:p>
          </table:table-cell>
          <table:table-cell table:style-name="ce125" office:value-type="string">
            <text:p>Mechanic</text:p>
          </table:table-cell>
          <table:table-cell table:style-name="ce125" office:value-type="string">
            <text:p>Mercenary</text:p>
          </table:table-cell>
          <table:table-cell table:style-name="ce125" office:value-type="string">
            <text:p>Mystic</text:p>
          </table:table-cell>
          <table:table-cell table:style-name="ce125" office:value-type="string">
            <text:p>Oracle</text:p>
          </table:table-cell>
          <table:table-cell table:style-name="ce125" office:value-type="string">
            <text:p>Peace Keeper</text:p>
          </table:table-cell>
          <table:table-cell table:style-name="ce125" office:value-type="string">
            <text:p>Pilot</text:p>
          </table:table-cell>
          <table:table-cell table:style-name="ce125" office:value-type="string">
            <text:p>Politician</text:p>
          </table:table-cell>
          <table:table-cell table:style-name="ce125" office:value-type="string">
            <text:p>Reckless Youth</text:p>
          </table:table-cell>
          <table:table-cell table:style-name="ce125" office:value-type="string">
            <text:p>Sith Aspirant</text:p>
          </table:table-cell>
          <table:table-cell table:style-name="ce125" office:value-type="string">
            <text:p>Smuggler</text:p>
          </table:table-cell>
          <table:table-cell table:style-name="ce125" office:value-type="string">
            <text:p>Soldier</text:p>
          </table:table-cell>
          <table:table-cell table:style-name="ce125" office:value-type="string">
            <text:p>Sorcerer</text:p>
          </table:table-cell>
          <table:table-cell table:style-name="ce125" office:value-type="string">
            <text:p>Street Urchin</text:p>
          </table:table-cell>
          <table:table-cell table:style-name="ce121" table:number-columns-repeated="971"/>
        </table:table-row>
        <table:table-row table:style-name="ro12">
          <table:table-cell table:style-name="ce9" office:value-type="string">
            <text:p>absorb energy</text:p>
          </table:table-cell>
          <table:table-cell table:style-name="ce122" office:value-type="string">
            <text:p>alteration</text:p>
          </table:table-cell>
          <table:table-cell table:style-name="ce123" office:value-type="string">
            <text:p>C</text:p>
          </table:table-cell>
          <table:table-cell table:style-name="ce126" office:value-type="float" office:value="4">
            <text:p>4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2">
            <text:p>2</text:p>
          </table:table-cell>
          <table:table-cell table:number-columns-repeated="3" table:style-name="ce128" office:value-type="float" office:value="4">
            <text:p>4</text:p>
          </table:table-cell>
          <table:table-cell table:style-name="ce128" office:value-type="float" office:value="3">
            <text:p>3</text:p>
          </table:table-cell>
          <table:table-cell table:number-columns-repeated="3" table:style-name="ce128" office:value-type="float" office:value="4">
            <text:p>4</text:p>
          </table:table-cell>
          <table:table-cell table:style-name="ce128" office:value-type="float" office:value="2">
            <text:p>2</text:p>
          </table:table-cell>
          <table:table-cell table:number-columns-repeated="3" table:style-name="ce128" office:value-type="float" office:value="4">
            <text:p>4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4">
            <text:p>4</text:p>
          </table:table-cell>
          <table:table-cell table:style-name="ce131" office:value-type="float" office:value="4">
            <text:p>4</text:p>
          </table:table-cell>
          <table:table-cell table:style-name="ce131" office:value-type="float" office:value="3">
            <text:p>3</text:p>
          </table:table-cell>
          <table:table-cell table:style-name="ce128" office:value-type="float" office:value="3">
            <text:p>3</text:p>
          </table:table-cell>
          <table:table-cell table:style-name="ce131" office:value-type="float" office:value="4">
            <text:p>4</text:p>
          </table:table-cell>
          <table:table-cell table:number-columns-repeated="2" table:style-name="ce128" office:value-type="float" office:value="4">
            <text:p>4</text:p>
          </table:table-cell>
          <table:table-cell table:style-name="ce131" office:value-type="float" office:value="5">
            <text:p>5</text:p>
          </table:table-cell>
          <table:table-cell table:style-name="ce133" table:formula="of:=MIN([.D2:.Z2])" office:value-type="float" office:value="2">
            <text:p>2</text:p>
          </table:table-cell>
          <table:table-cell table:style-name="ce134" table:formula="of:=MAX([.D2:.Z2])" office:value-type="float" office:value="5">
            <text:p>5</text:p>
          </table:table-cell>
          <table:table-cell table:style-name="ce135" table:formula="of:=ROUND(AVERAGE([.D2:.Z2]); 0)" office:value-type="float" office:value="4">
            <text:p>4</text:p>
          </table:table-cell>
          <table:table-cell table:formula="of:=VLOOKUP([.D2];[skills.$T$2:.$U$15];2;0)" office:value-type="string" office:string-value="EtM">
            <text:p>EtM</text:p>
          </table:table-cell>
          <table:table-cell table:formula="of:=VLOOKUP([.E2];[skills.$T$2:.$U$15];2;0)" office:value-type="string" office:string-value="EtM">
            <text:p>EtM</text:p>
          </table:table-cell>
          <table:table-cell table:formula="of:=VLOOKUP([.F2];[skills.$T$2:.$U$15];2;0)" office:value-type="string" office:string-value="VE">
            <text:p>VE</text:p>
          </table:table-cell>
          <table:table-cell table:formula="of:=VLOOKUP([.G2];[skills.$T$2:.$U$15];2;0)" office:value-type="string" office:string-value="EtM">
            <text:p>EtM</text:p>
          </table:table-cell>
          <table:table-cell table:formula="of:=VLOOKUP([.H2];[skills.$T$2:.$U$15];2;0)" office:value-type="string" office:string-value="EtM">
            <text:p>EtM</text:p>
          </table:table-cell>
          <table:table-cell table:formula="of:=VLOOKUP([.I2];[skills.$T$2:.$U$15];2;0)" office:value-type="string" office:string-value="EtM">
            <text:p>EtM</text:p>
          </table:table-cell>
          <table:table-cell table:formula="of:=VLOOKUP([.J2];[skills.$T$2:.$U$15];2;0)" office:value-type="string" office:string-value="E">
            <text:p>E</text:p>
          </table:table-cell>
          <table:table-cell table:formula="of:=VLOOKUP([.K2];[skills.$T$2:.$U$15];2;0)" office:value-type="string" office:string-value="EtM">
            <text:p>EtM</text:p>
          </table:table-cell>
          <table:table-cell table:formula="of:=VLOOKUP([.L2];[skills.$T$2:.$U$15];2;0)" office:value-type="string" office:string-value="EtM">
            <text:p>EtM</text:p>
          </table:table-cell>
          <table:table-cell table:formula="of:=VLOOKUP([.M2];[skills.$T$2:.$U$15];2;0)" office:value-type="string" office:string-value="EtM">
            <text:p>EtM</text:p>
          </table:table-cell>
          <table:table-cell table:formula="of:=VLOOKUP([.N2];[skills.$T$2:.$U$15];2;0)" office:value-type="string" office:string-value="VE">
            <text:p>VE</text:p>
          </table:table-cell>
          <table:table-cell table:formula="of:=VLOOKUP([.O2];[skills.$T$2:.$U$15];2;0)" office:value-type="string" office:string-value="EtM">
            <text:p>EtM</text:p>
          </table:table-cell>
          <table:table-cell table:formula="of:=VLOOKUP([.P2];[skills.$T$2:.$U$15];2;0)" office:value-type="string" office:string-value="EtM">
            <text:p>EtM</text:p>
          </table:table-cell>
          <table:table-cell table:formula="of:=VLOOKUP([.Q2];[skills.$T$2:.$U$15];2;0)" office:value-type="string" office:string-value="EtM">
            <text:p>EtM</text:p>
          </table:table-cell>
          <table:table-cell table:formula="of:=VLOOKUP([.R2];[skills.$T$2:.$U$15];2;0)" office:value-type="string" office:string-value="M">
            <text:p>M</text:p>
          </table:table-cell>
          <table:table-cell table:formula="of:=VLOOKUP([.S2];[skills.$T$2:.$U$15];2;0)" office:value-type="string" office:string-value="EtM">
            <text:p>EtM</text:p>
          </table:table-cell>
          <table:table-cell table:formula="of:=VLOOKUP([.T2];[skills.$T$2:.$U$15];2;0)" office:value-type="string" office:string-value="EtM">
            <text:p>EtM</text:p>
          </table:table-cell>
          <table:table-cell table:formula="of:=VLOOKUP([.U2];[skills.$T$2:.$U$15];2;0)" office:value-type="string" office:string-value="E">
            <text:p>E</text:p>
          </table:table-cell>
          <table:table-cell table:formula="of:=VLOOKUP([.V2];[skills.$T$2:.$U$15];2;0)" office:value-type="string" office:string-value="E">
            <text:p>E</text:p>
          </table:table-cell>
          <table:table-cell table:formula="of:=VLOOKUP([.W2];[skills.$T$2:.$U$15];2;0)" office:value-type="string" office:string-value="EtM">
            <text:p>EtM</text:p>
          </table:table-cell>
          <table:table-cell table:formula="of:=VLOOKUP([.X2];[skills.$T$2:.$U$15];2;0)" office:value-type="string" office:string-value="EtM">
            <text:p>EtM</text:p>
          </table:table-cell>
          <table:table-cell table:formula="of:=VLOOKUP([.Y2];[skills.$T$2:.$U$15];2;0)" office:value-type="string" office:string-value="EtM">
            <text:p>EtM</text:p>
          </table:table-cell>
          <table:table-cell table:formula="of:=VLOOKUP([.Z2];[skills.$T$2:.$U$15];2;0)" office:value-type="string" office:string-value="M">
            <text:p>M</text:p>
          </table:table-cell>
          <table:table-cell table:number-columns-repeated="971"/>
        </table:table-row>
        <table:table-row table:style-name="ro12">
          <table:table-cell table:style-name="ce10" office:value-type="string">
            <text:p>accelerated healing</text:p>
          </table:table-cell>
          <table:table-cell table:style-name="ce122" office:value-type="string">
            <text:p>healing</text:p>
          </table:table-cell>
          <table:table-cell office:value-type="string">
            <text:p>C (A)</text:p>
          </table:table-cell>
          <table:table-cell table:style-name="ce126" office:value-type="float" office:value="2">
            <text:p>2</text:p>
          </table:table-cell>
          <table:table-cell table:number-columns-repeated="2" table:style-name="ce128" office:value-type="float" office:value="3">
            <text:p>3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2">
            <text:p>2</text:p>
          </table:table-cell>
          <table:table-cell table:number-columns-repeated="2" table:style-name="ce128" office:value-type="float" office:value="3">
            <text:p>3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1">
            <text:p>1</text:p>
          </table:table-cell>
          <table:table-cell table:style-name="ce128" office:value-type="float" office:value="2">
            <text:p>2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3">
            <text:p>3</text:p>
          </table:table-cell>
          <table:table-cell table:number-columns-repeated="2" table:style-name="ce128" office:value-type="float" office:value="2">
            <text:p>2</text:p>
          </table:table-cell>
          <table:table-cell table:style-name="ce128" office:value-type="float" office:value="4">
            <text:p>4</text:p>
          </table:table-cell>
          <table:table-cell table:number-columns-repeated="2" table:style-name="ce131" office:value-type="float" office:value="3">
            <text:p>3</text:p>
          </table:table-cell>
          <table:table-cell table:style-name="ce128" office:value-type="float" office:value="4">
            <text:p>4</text:p>
          </table:table-cell>
          <table:table-cell table:style-name="ce131" office:value-type="float" office:value="3">
            <text:p>3</text:p>
          </table:table-cell>
          <table:table-cell table:number-columns-repeated="2" table:style-name="ce128" office:value-type="float" office:value="3">
            <text:p>3</text:p>
          </table:table-cell>
          <table:table-cell table:style-name="ce131" office:value-type="float" office:value="2">
            <text:p>2</text:p>
          </table:table-cell>
          <table:table-cell table:style-name="ce133" table:formula="of:=MIN([.D3:.Z3])" office:value-type="float" office:value="0">
            <text:p>0</text:p>
          </table:table-cell>
          <table:table-cell table:style-name="ce134" table:formula="of:=MAX([.D3:.Z3])" office:value-type="float" office:value="4">
            <text:p>4</text:p>
          </table:table-cell>
          <table:table-cell table:style-name="ce135" table:formula="of:=ROUND(AVERAGE([.D3:.Z3]); 0)" office:value-type="float" office:value="3">
            <text:p>3</text:p>
          </table:table-cell>
          <table:table-cell table:formula="of:=VLOOKUP([.D3];[skills.$T$2:.$U$15];2;0)" office:value-type="string" office:string-value="VE">
            <text:p>VE</text:p>
          </table:table-cell>
          <table:table-cell table:formula="of:=VLOOKUP([.E3];[skills.$T$2:.$U$15];2;0)" office:value-type="string" office:string-value="E">
            <text:p>E</text:p>
          </table:table-cell>
          <table:table-cell table:formula="of:=VLOOKUP([.F3];[skills.$T$2:.$U$15];2;0)" office:value-type="string" office:string-value="E">
            <text:p>E</text:p>
          </table:table-cell>
          <table:table-cell table:formula="of:=VLOOKUP([.G3];[skills.$T$2:.$U$15];2;0)" office:value-type="string" office:string-value="EtM">
            <text:p>EtM</text:p>
          </table:table-cell>
          <table:table-cell table:formula="of:=VLOOKUP([.H3];[skills.$T$2:.$U$15];2;0)" office:value-type="string" office:string-value="E">
            <text:p>E</text:p>
          </table:table-cell>
          <table:table-cell table:formula="of:=VLOOKUP([.I3];[skills.$T$2:.$U$15];2;0)" office:value-type="string" office:string-value="VE">
            <text:p>VE</text:p>
          </table:table-cell>
          <table:table-cell table:formula="of:=VLOOKUP([.J3];[skills.$T$2:.$U$15];2;0)" office:value-type="string" office:string-value="E">
            <text:p>E</text:p>
          </table:table-cell>
          <table:table-cell table:formula="of:=VLOOKUP([.K3];[skills.$T$2:.$U$15];2;0)" office:value-type="string" office:string-value="E">
            <text:p>E</text:p>
          </table:table-cell>
          <table:table-cell table:formula="of:=VLOOKUP([.L3];[skills.$T$2:.$U$15];2;0)" office:value-type="string" office:string-value="I">
            <text:p>I</text:p>
          </table:table-cell>
          <table:table-cell table:formula="of:=VLOOKUP([.M3];[skills.$T$2:.$U$15];2;0)" office:value-type="string" office:string-value="N">
            <text:p>N</text:p>
          </table:table-cell>
          <table:table-cell table:formula="of:=VLOOKUP([.N3];[skills.$T$2:.$U$15];2;0)" office:value-type="string" office:string-value="VE">
            <text:p>VE</text:p>
          </table:table-cell>
          <table:table-cell table:formula="of:=VLOOKUP([.O3];[skills.$T$2:.$U$15];2;0)" office:value-type="string" office:string-value="EtM">
            <text:p>EtM</text:p>
          </table:table-cell>
          <table:table-cell table:formula="of:=VLOOKUP([.P3];[skills.$T$2:.$U$15];2;0)" office:value-type="string" office:string-value="E">
            <text:p>E</text:p>
          </table:table-cell>
          <table:table-cell table:formula="of:=VLOOKUP([.Q3];[skills.$T$2:.$U$15];2;0)" office:value-type="string" office:string-value="VE">
            <text:p>VE</text:p>
          </table:table-cell>
          <table:table-cell table:formula="of:=VLOOKUP([.R3];[skills.$T$2:.$U$15];2;0)" office:value-type="string" office:string-value="VE">
            <text:p>VE</text:p>
          </table:table-cell>
          <table:table-cell table:formula="of:=VLOOKUP([.S3];[skills.$T$2:.$U$15];2;0)" office:value-type="string" office:string-value="EtM">
            <text:p>EtM</text:p>
          </table:table-cell>
          <table:table-cell table:formula="of:=VLOOKUP([.T3];[skills.$T$2:.$U$15];2;0)" office:value-type="string" office:string-value="E">
            <text:p>E</text:p>
          </table:table-cell>
          <table:table-cell table:formula="of:=VLOOKUP([.U3];[skills.$T$2:.$U$15];2;0)" office:value-type="string" office:string-value="E">
            <text:p>E</text:p>
          </table:table-cell>
          <table:table-cell table:formula="of:=VLOOKUP([.V3];[skills.$T$2:.$U$15];2;0)" office:value-type="string" office:string-value="EtM">
            <text:p>EtM</text:p>
          </table:table-cell>
          <table:table-cell table:formula="of:=VLOOKUP([.W3];[skills.$T$2:.$U$15];2;0)" office:value-type="string" office:string-value="E">
            <text:p>E</text:p>
          </table:table-cell>
          <table:table-cell table:formula="of:=VLOOKUP([.X3];[skills.$T$2:.$U$15];2;0)" office:value-type="string" office:string-value="E">
            <text:p>E</text:p>
          </table:table-cell>
          <table:table-cell table:formula="of:=VLOOKUP([.Y3];[skills.$T$2:.$U$15];2;0)" office:value-type="string" office:string-value="E">
            <text:p>E</text:p>
          </table:table-cell>
          <table:table-cell table:formula="of:=VLOOKUP([.Z3];[skills.$T$2:.$U$15];2;0)" office:value-type="string" office:string-value="VE">
            <text:p>VE</text:p>
          </table:table-cell>
          <table:table-cell table:number-columns-repeated="971"/>
        </table:table-row>
        <table:table-row table:style-name="ro12">
          <table:table-cell table:style-name="ce11" office:value-type="string">
            <text:p>alter technology</text:p>
          </table:table-cell>
          <table:table-cell table:style-name="ce17" office:value-type="string">
            <text:p>alteration</text:p>
          </table:table-cell>
          <table:table-cell office:value-type="string">
            <text:p>S C A</text:p>
          </table:table-cell>
          <table:table-cell table:style-name="ce126" office:value-type="float" office:value="6">
            <text:p>6</text:p>
          </table:table-cell>
          <table:table-cell table:number-columns-repeated="2" table:style-name="ce128" office:value-type="float" office:value="6">
            <text:p>6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3">
            <text:p>3</text:p>
          </table:table-cell>
          <table:table-cell table:number-columns-repeated="2" table:style-name="ce128" office:value-type="float" office:value="6">
            <text:p>6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9">
            <text:p>9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4">
            <text:p>4</text:p>
          </table:table-cell>
          <table:table-cell table:number-columns-repeated="2" table:style-name="ce131" office:value-type="float" office:value="6">
            <text:p>6</text:p>
          </table:table-cell>
          <table:table-cell table:style-name="ce128" office:value-type="float" office:value="6">
            <text:p>6</text:p>
          </table:table-cell>
          <table:table-cell table:style-name="ce131" office:value-type="float" office:value="4">
            <text:p>4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8">
            <text:p>8</text:p>
          </table:table-cell>
          <table:table-cell table:style-name="ce131" office:value-type="float" office:value="6">
            <text:p>6</text:p>
          </table:table-cell>
          <table:table-cell table:style-name="ce133" table:formula="of:=MIN([.D4:.Z4])" office:value-type="float" office:value="3">
            <text:p>3</text:p>
          </table:table-cell>
          <table:table-cell table:style-name="ce134" table:formula="of:=MAX([.D4:.Z4])" office:value-type="float" office:value="9">
            <text:p>9</text:p>
          </table:table-cell>
          <table:table-cell table:style-name="ce135" table:formula="of:=ROUND(AVERAGE([.D4:.Z4]); 0)" office:value-type="float" office:value="6">
            <text:p>6</text:p>
          </table:table-cell>
          <table:table-cell table:formula="of:=VLOOKUP([.D4];[skills.$T$2:.$U$15];2;0)" office:value-type="string" office:string-value="MtD">
            <text:p>MtD</text:p>
          </table:table-cell>
          <table:table-cell table:formula="of:=VLOOKUP([.E4];[skills.$T$2:.$U$15];2;0)" office:value-type="string" office:string-value="MtD">
            <text:p>MtD</text:p>
          </table:table-cell>
          <table:table-cell table:formula="of:=VLOOKUP([.F4];[skills.$T$2:.$U$15];2;0)" office:value-type="string" office:string-value="MtD">
            <text:p>MtD</text:p>
          </table:table-cell>
          <table:table-cell table:formula="of:=VLOOKUP([.G4];[skills.$T$2:.$U$15];2;0)" office:value-type="string" office:string-value="M">
            <text:p>M</text:p>
          </table:table-cell>
          <table:table-cell table:formula="of:=VLOOKUP([.H4];[skills.$T$2:.$U$15];2;0)" office:value-type="string" office:string-value="E">
            <text:p>E</text:p>
          </table:table-cell>
          <table:table-cell table:formula="of:=VLOOKUP([.I4];[skills.$T$2:.$U$15];2;0)" office:value-type="string" office:string-value="MtD">
            <text:p>MtD</text:p>
          </table:table-cell>
          <table:table-cell table:formula="of:=VLOOKUP([.J4];[skills.$T$2:.$U$15];2;0)" office:value-type="string" office:string-value="MtD">
            <text:p>MtD</text:p>
          </table:table-cell>
          <table:table-cell table:formula="of:=VLOOKUP([.K4];[skills.$T$2:.$U$15];2;0)" office:value-type="string" office:string-value="EtM">
            <text:p>EtM</text:p>
          </table:table-cell>
          <table:table-cell table:formula="of:=VLOOKUP([.L4];[skills.$T$2:.$U$15];2;0)" office:value-type="string" office:string-value="MtD">
            <text:p>MtD</text:p>
          </table:table-cell>
          <table:table-cell table:formula="of:=VLOOKUP([.M4];[skills.$T$2:.$U$15];2;0)" office:value-type="string" office:string-value="VD">
            <text:p>VD</text:p>
          </table:table-cell>
          <table:table-cell table:formula="of:=VLOOKUP([.N4];[skills.$T$2:.$U$15];2;0)" office:value-type="string" office:string-value="E">
            <text:p>E</text:p>
          </table:table-cell>
          <table:table-cell table:formula="of:=VLOOKUP([.O4];[skills.$T$2:.$U$15];2;0)" office:value-type="string" office:string-value="M">
            <text:p>M</text:p>
          </table:table-cell>
          <table:table-cell table:formula="of:=VLOOKUP([.P4];[skills.$T$2:.$U$15];2;0)" office:value-type="string" office:string-value="MtD">
            <text:p>MtD</text:p>
          </table:table-cell>
          <table:table-cell table:formula="of:=VLOOKUP([.Q4];[skills.$T$2:.$U$15];2;0)" office:value-type="string" office:string-value="SD">
            <text:p>SD</text:p>
          </table:table-cell>
          <table:table-cell table:formula="of:=VLOOKUP([.R4];[skills.$T$2:.$U$15];2;0)" office:value-type="string" office:string-value="MtD">
            <text:p>MtD</text:p>
          </table:table-cell>
          <table:table-cell table:formula="of:=VLOOKUP([.S4];[skills.$T$2:.$U$15];2;0)" office:value-type="string" office:string-value="EtM">
            <text:p>EtM</text:p>
          </table:table-cell>
          <table:table-cell table:formula="of:=VLOOKUP([.T4];[skills.$T$2:.$U$15];2;0)" office:value-type="string" office:string-value="MtD">
            <text:p>MtD</text:p>
          </table:table-cell>
          <table:table-cell table:formula="of:=VLOOKUP([.U4];[skills.$T$2:.$U$15];2;0)" office:value-type="string" office:string-value="MtD">
            <text:p>MtD</text:p>
          </table:table-cell>
          <table:table-cell table:formula="of:=VLOOKUP([.V4];[skills.$T$2:.$U$15];2;0)" office:value-type="string" office:string-value="MtD">
            <text:p>MtD</text:p>
          </table:table-cell>
          <table:table-cell table:formula="of:=VLOOKUP([.W4];[skills.$T$2:.$U$15];2;0)" office:value-type="string" office:string-value="EtM">
            <text:p>EtM</text:p>
          </table:table-cell>
          <table:table-cell table:formula="of:=VLOOKUP([.X4];[skills.$T$2:.$U$15];2;0)" office:value-type="string" office:string-value="MtD">
            <text:p>MtD</text:p>
          </table:table-cell>
          <table:table-cell table:formula="of:=VLOOKUP([.Y4];[skills.$T$2:.$U$15];2;0)" office:value-type="string" office:string-value="VD">
            <text:p>VD</text:p>
          </table:table-cell>
          <table:table-cell table:formula="of:=VLOOKUP([.Z4];[skills.$T$2:.$U$15];2;0)" office:value-type="string" office:string-value="MtD">
            <text:p>MtD</text:p>
          </table:table-cell>
          <table:table-cell table:number-columns-repeated="971"/>
        </table:table-row>
        <table:table-row table:style-name="ro12">
          <table:table-cell table:style-name="ce11" office:value-type="string">
            <text:p>animal affinity</text:p>
          </table:table-cell>
          <table:table-cell table:style-name="ce17" office:value-type="string">
            <text:p>affect mind</text:p>
          </table:table-cell>
          <table:table-cell office:value-type="string">
            <text:p>S C A</text:p>
          </table:table-cell>
          <table:table-cell table:style-name="ce126" office:value-type="float" office:value="4">
            <text:p>4</text:p>
          </table:table-cell>
          <table:table-cell table:style-name="ce128" office:value-type="float" office:value="5">
            <text:p>5</text:p>
          </table:table-cell>
          <table:table-cell table:number-columns-repeated="2" table:style-name="ce128" office:value-type="float" office:value="4">
            <text:p>4</text:p>
          </table:table-cell>
          <table:table-cell table:style-name="ce128" office:value-type="float" office:value="5">
            <text:p>5</text:p>
          </table:table-cell>
          <table:table-cell table:number-columns-repeated="2" table:style-name="ce128" office:value-type="float" office:value="4">
            <text:p>4</text:p>
          </table:table-cell>
          <table:table-cell table:style-name="ce128" office:value-type="float" office:value="2">
            <text:p>2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1">
            <text:p>1</text:p>
          </table:table-cell>
          <table:table-cell table:style-name="ce128" office:value-type="float" office:value="5">
            <text:p>5</text:p>
          </table:table-cell>
          <table:table-cell table:number-columns-repeated="2" table:style-name="ce128" office:value-type="float" office:value="4">
            <text:p>4</text:p>
          </table:table-cell>
          <table:table-cell table:number-columns-repeated="2" table:style-name="ce128" office:value-type="float" office:value="6">
            <text:p>6</text:p>
          </table:table-cell>
          <table:table-cell table:style-name="ce128" office:value-type="float" office:value="4">
            <text:p>4</text:p>
          </table:table-cell>
          <table:table-cell table:style-name="ce131" office:value-type="float" office:value="4">
            <text:p>4</text:p>
          </table:table-cell>
          <table:table-cell table:style-name="ce131" office:value-type="float" office:value="5">
            <text:p>5</text:p>
          </table:table-cell>
          <table:table-cell table:style-name="ce128" office:value-type="float" office:value="4">
            <text:p>4</text:p>
          </table:table-cell>
          <table:table-cell table:style-name="ce131" office:value-type="float" office:value="4">
            <text:p>4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4">
            <text:p>4</text:p>
          </table:table-cell>
          <table:table-cell table:style-name="ce131" office:value-type="float" office:value="3">
            <text:p>3</text:p>
          </table:table-cell>
          <table:table-cell table:style-name="ce133" table:formula="of:=MIN([.D5:.Z5])" office:value-type="float" office:value="1">
            <text:p>1</text:p>
          </table:table-cell>
          <table:table-cell table:style-name="ce134" table:formula="of:=MAX([.D5:.Z5])" office:value-type="float" office:value="6">
            <text:p>6</text:p>
          </table:table-cell>
          <table:table-cell table:style-name="ce135" table:formula="of:=ROUND(AVERAGE([.D5:.Z5]); 0)" office:value-type="float" office:value="4">
            <text:p>4</text:p>
          </table:table-cell>
          <table:table-cell table:formula="of:=VLOOKUP([.D5];[skills.$T$2:.$U$15];2;0)" office:value-type="string" office:string-value="EtM">
            <text:p>EtM</text:p>
          </table:table-cell>
          <table:table-cell table:formula="of:=VLOOKUP([.E5];[skills.$T$2:.$U$15];2;0)" office:value-type="string" office:string-value="M">
            <text:p>M</text:p>
          </table:table-cell>
          <table:table-cell table:formula="of:=VLOOKUP([.F5];[skills.$T$2:.$U$15];2;0)" office:value-type="string" office:string-value="EtM">
            <text:p>EtM</text:p>
          </table:table-cell>
          <table:table-cell table:formula="of:=VLOOKUP([.G5];[skills.$T$2:.$U$15];2;0)" office:value-type="string" office:string-value="EtM">
            <text:p>EtM</text:p>
          </table:table-cell>
          <table:table-cell table:formula="of:=VLOOKUP([.H5];[skills.$T$2:.$U$15];2;0)" office:value-type="string" office:string-value="M">
            <text:p>M</text:p>
          </table:table-cell>
          <table:table-cell table:formula="of:=VLOOKUP([.I5];[skills.$T$2:.$U$15];2;0)" office:value-type="string" office:string-value="EtM">
            <text:p>EtM</text:p>
          </table:table-cell>
          <table:table-cell table:formula="of:=VLOOKUP([.J5];[skills.$T$2:.$U$15];2;0)" office:value-type="string" office:string-value="EtM">
            <text:p>EtM</text:p>
          </table:table-cell>
          <table:table-cell table:formula="of:=VLOOKUP([.K5];[skills.$T$2:.$U$15];2;0)" office:value-type="string" office:string-value="VE">
            <text:p>VE</text:p>
          </table:table-cell>
          <table:table-cell table:formula="of:=VLOOKUP([.L5];[skills.$T$2:.$U$15];2;0)" office:value-type="string" office:string-value="EtM">
            <text:p>EtM</text:p>
          </table:table-cell>
          <table:table-cell table:formula="of:=VLOOKUP([.M5];[skills.$T$2:.$U$15];2;0)" office:value-type="string" office:string-value="N">
            <text:p>N</text:p>
          </table:table-cell>
          <table:table-cell table:formula="of:=VLOOKUP([.N5];[skills.$T$2:.$U$15];2;0)" office:value-type="string" office:string-value="M">
            <text:p>M</text:p>
          </table:table-cell>
          <table:table-cell table:formula="of:=VLOOKUP([.O5];[skills.$T$2:.$U$15];2;0)" office:value-type="string" office:string-value="EtM">
            <text:p>EtM</text:p>
          </table:table-cell>
          <table:table-cell table:formula="of:=VLOOKUP([.P5];[skills.$T$2:.$U$15];2;0)" office:value-type="string" office:string-value="EtM">
            <text:p>EtM</text:p>
          </table:table-cell>
          <table:table-cell table:formula="of:=VLOOKUP([.Q5];[skills.$T$2:.$U$15];2;0)" office:value-type="string" office:string-value="MtD">
            <text:p>MtD</text:p>
          </table:table-cell>
          <table:table-cell table:formula="of:=VLOOKUP([.R5];[skills.$T$2:.$U$15];2;0)" office:value-type="string" office:string-value="MtD">
            <text:p>MtD</text:p>
          </table:table-cell>
          <table:table-cell table:formula="of:=VLOOKUP([.S5];[skills.$T$2:.$U$15];2;0)" office:value-type="string" office:string-value="EtM">
            <text:p>EtM</text:p>
          </table:table-cell>
          <table:table-cell table:formula="of:=VLOOKUP([.T5];[skills.$T$2:.$U$15];2;0)" office:value-type="string" office:string-value="EtM">
            <text:p>EtM</text:p>
          </table:table-cell>
          <table:table-cell table:formula="of:=VLOOKUP([.U5];[skills.$T$2:.$U$15];2;0)" office:value-type="string" office:string-value="M">
            <text:p>M</text:p>
          </table:table-cell>
          <table:table-cell table:formula="of:=VLOOKUP([.V5];[skills.$T$2:.$U$15];2;0)" office:value-type="string" office:string-value="EtM">
            <text:p>EtM</text:p>
          </table:table-cell>
          <table:table-cell table:formula="of:=VLOOKUP([.W5];[skills.$T$2:.$U$15];2;0)" office:value-type="string" office:string-value="EtM">
            <text:p>EtM</text:p>
          </table:table-cell>
          <table:table-cell table:formula="of:=VLOOKUP([.X5];[skills.$T$2:.$U$15];2;0)" office:value-type="string" office:string-value="MtD">
            <text:p>MtD</text:p>
          </table:table-cell>
          <table:table-cell table:formula="of:=VLOOKUP([.Y5];[skills.$T$2:.$U$15];2;0)" office:value-type="string" office:string-value="EtM">
            <text:p>EtM</text:p>
          </table:table-cell>
          <table:table-cell table:formula="of:=VLOOKUP([.Z5];[skills.$T$2:.$U$15];2;0)" office:value-type="string" office:string-value="E">
            <text:p>E</text:p>
          </table:table-cell>
          <table:table-cell table:number-columns-repeated="971"/>
        </table:table-row>
        <table:table-row table:style-name="ro12">
          <table:table-cell table:style-name="ce12" office:value-type="string">
            <text:p>armor enhancement</text:p>
          </table:table-cell>
          <table:table-cell table:style-name="ce18" office:value-type="string">
            <text:p>tradition</text:p>
          </table:table-cell>
          <table:table-cell office:value-type="string">
            <text:p>S C A</text:p>
          </table:table-cell>
          <table:table-cell table:number-columns-repeated="23" table:style-name="ce126" office:value-type="float" office:value="7">
            <text:p>7</text:p>
          </table:table-cell>
          <table:table-cell table:style-name="ce133" table:formula="of:=MIN([.D6:.Z6])" office:value-type="float" office:value="7">
            <text:p>7</text:p>
          </table:table-cell>
          <table:table-cell table:style-name="ce134" table:formula="of:=MAX([.D6:.Z6])" office:value-type="float" office:value="7">
            <text:p>7</text:p>
          </table:table-cell>
          <table:table-cell table:style-name="ce135" table:formula="of:=ROUND(AVERAGE([.D6:.Z6]); 0)" office:value-type="float" office:value="7">
            <text:p>7</text:p>
          </table:table-cell>
          <table:table-cell table:formula="of:=VLOOKUP([.D6];[skills.$T$2:.$U$15];2;0)" office:value-type="string" office:string-value="D">
            <text:p>D</text:p>
          </table:table-cell>
          <table:table-cell table:formula="of:=VLOOKUP([.E6];[skills.$T$2:.$U$15];2;0)" office:value-type="string" office:string-value="D">
            <text:p>D</text:p>
          </table:table-cell>
          <table:table-cell table:formula="of:=VLOOKUP([.F6];[skills.$T$2:.$U$15];2;0)" office:value-type="string" office:string-value="D">
            <text:p>D</text:p>
          </table:table-cell>
          <table:table-cell table:formula="of:=VLOOKUP([.G6];[skills.$T$2:.$U$15];2;0)" office:value-type="string" office:string-value="D">
            <text:p>D</text:p>
          </table:table-cell>
          <table:table-cell table:formula="of:=VLOOKUP([.H6];[skills.$T$2:.$U$15];2;0)" office:value-type="string" office:string-value="D">
            <text:p>D</text:p>
          </table:table-cell>
          <table:table-cell table:formula="of:=VLOOKUP([.I6];[skills.$T$2:.$U$15];2;0)" office:value-type="string" office:string-value="D">
            <text:p>D</text:p>
          </table:table-cell>
          <table:table-cell table:formula="of:=VLOOKUP([.J6];[skills.$T$2:.$U$15];2;0)" office:value-type="string" office:string-value="D">
            <text:p>D</text:p>
          </table:table-cell>
          <table:table-cell table:formula="of:=VLOOKUP([.K6];[skills.$T$2:.$U$15];2;0)" office:value-type="string" office:string-value="D">
            <text:p>D</text:p>
          </table:table-cell>
          <table:table-cell table:formula="of:=VLOOKUP([.L6];[skills.$T$2:.$U$15];2;0)" office:value-type="string" office:string-value="D">
            <text:p>D</text:p>
          </table:table-cell>
          <table:table-cell table:formula="of:=VLOOKUP([.M6];[skills.$T$2:.$U$15];2;0)" office:value-type="string" office:string-value="D">
            <text:p>D</text:p>
          </table:table-cell>
          <table:table-cell table:formula="of:=VLOOKUP([.N6];[skills.$T$2:.$U$15];2;0)" office:value-type="string" office:string-value="D">
            <text:p>D</text:p>
          </table:table-cell>
          <table:table-cell table:formula="of:=VLOOKUP([.O6];[skills.$T$2:.$U$15];2;0)" office:value-type="string" office:string-value="D">
            <text:p>D</text:p>
          </table:table-cell>
          <table:table-cell table:formula="of:=VLOOKUP([.P6];[skills.$T$2:.$U$15];2;0)" office:value-type="string" office:string-value="D">
            <text:p>D</text:p>
          </table:table-cell>
          <table:table-cell table:formula="of:=VLOOKUP([.Q6];[skills.$T$2:.$U$15];2;0)" office:value-type="string" office:string-value="D">
            <text:p>D</text:p>
          </table:table-cell>
          <table:table-cell table:formula="of:=VLOOKUP([.R6];[skills.$T$2:.$U$15];2;0)" office:value-type="string" office:string-value="D">
            <text:p>D</text:p>
          </table:table-cell>
          <table:table-cell table:formula="of:=VLOOKUP([.S6];[skills.$T$2:.$U$15];2;0)" office:value-type="string" office:string-value="D">
            <text:p>D</text:p>
          </table:table-cell>
          <table:table-cell table:formula="of:=VLOOKUP([.T6];[skills.$T$2:.$U$15];2;0)" office:value-type="string" office:string-value="D">
            <text:p>D</text:p>
          </table:table-cell>
          <table:table-cell table:formula="of:=VLOOKUP([.U6];[skills.$T$2:.$U$15];2;0)" office:value-type="string" office:string-value="D">
            <text:p>D</text:p>
          </table:table-cell>
          <table:table-cell table:formula="of:=VLOOKUP([.V6];[skills.$T$2:.$U$15];2;0)" office:value-type="string" office:string-value="D">
            <text:p>D</text:p>
          </table:table-cell>
          <table:table-cell table:formula="of:=VLOOKUP([.W6];[skills.$T$2:.$U$15];2;0)" office:value-type="string" office:string-value="D">
            <text:p>D</text:p>
          </table:table-cell>
          <table:table-cell table:formula="of:=VLOOKUP([.X6];[skills.$T$2:.$U$15];2;0)" office:value-type="string" office:string-value="D">
            <text:p>D</text:p>
          </table:table-cell>
          <table:table-cell table:formula="of:=VLOOKUP([.Y6];[skills.$T$2:.$U$15];2;0)" office:value-type="string" office:string-value="D">
            <text:p>D</text:p>
          </table:table-cell>
          <table:table-cell table:formula="of:=VLOOKUP([.Z6];[skills.$T$2:.$U$15];2;0)" office:value-type="string" office:string-value="D">
            <text:p>D</text:p>
          </table:table-cell>
          <table:table-cell table:number-columns-repeated="971"/>
        </table:table-row>
        <table:table-row table:style-name="ro12">
          <table:table-cell table:style-name="ce9" office:value-type="string">
            <text:p>battle meditation</text:p>
          </table:table-cell>
          <table:table-cell table:style-name="ce17" office:value-type="string">
            <text:p>alteration</text:p>
          </table:table-cell>
          <table:table-cell office:value-type="string">
            <text:p>S C A</text:p>
          </table:table-cell>
          <table:table-cell table:style-name="ce126" office:value-type="float" office:value="10">
            <text:p>10</text:p>
          </table:table-cell>
          <table:table-cell table:number-columns-repeated="3" table:style-name="ce126" office:value-type="float" office:value="12">
            <text:p>12</text:p>
          </table:table-cell>
          <table:table-cell table:number-columns-repeated="3" table:style-name="ce126" office:value-type="float" office:value="11">
            <text:p>11</text:p>
          </table:table-cell>
          <table:table-cell table:style-name="ce126" office:value-type="float" office:value="12">
            <text:p>12</text:p>
          </table:table-cell>
          <table:table-cell table:style-name="ce126" office:value-type="float" office:value="11">
            <text:p>11</text:p>
          </table:table-cell>
          <table:table-cell table:number-columns-repeated="3" table:style-name="ce126" office:value-type="float" office:value="12">
            <text:p>12</text:p>
          </table:table-cell>
          <table:table-cell table:number-columns-repeated="2" table:style-name="ce126" office:value-type="float" office:value="10">
            <text:p>10</text:p>
          </table:table-cell>
          <table:table-cell table:number-columns-repeated="2" table:style-name="ce126" office:value-type="float" office:value="12">
            <text:p>12</text:p>
          </table:table-cell>
          <table:table-cell table:style-name="ce126" office:value-type="float" office:value="11">
            <text:p>11</text:p>
          </table:table-cell>
          <table:table-cell table:style-name="ce126" office:value-type="float" office:value="12">
            <text:p>12</text:p>
          </table:table-cell>
          <table:table-cell table:style-name="ce126" office:value-type="float" office:value="10">
            <text:p>10</text:p>
          </table:table-cell>
          <table:table-cell table:style-name="ce126" office:value-type="float" office:value="12">
            <text:p>12</text:p>
          </table:table-cell>
          <table:table-cell table:style-name="ce126" office:value-type="float" office:value="11">
            <text:p>11</text:p>
          </table:table-cell>
          <table:table-cell table:style-name="ce126" office:value-type="float" office:value="10">
            <text:p>10</text:p>
          </table:table-cell>
          <table:table-cell table:style-name="ce126" office:value-type="float" office:value="12">
            <text:p>12</text:p>
          </table:table-cell>
          <table:table-cell table:style-name="ce133" table:formula="of:=MIN([.D7:.Z7])" office:value-type="float" office:value="10">
            <text:p>10</text:p>
          </table:table-cell>
          <table:table-cell table:style-name="ce134" table:formula="of:=MAX([.D7:.Z7])" office:value-type="float" office:value="12">
            <text:p>12</text:p>
          </table:table-cell>
          <table:table-cell table:style-name="ce135" table:formula="of:=ROUND(AVERAGE([.D7:.Z7]); 0)" office:value-type="float" office:value="11">
            <text:p>11</text:p>
          </table:table-cell>
          <table:table-cell table:formula="of:=VLOOKUP([.D7];[skills.$T$2:.$U$15];2;0)" office:value-type="string" office:string-value="JSI">
            <text:p>JSI</text:p>
          </table:table-cell>
          <table:table-cell table:formula="of:=VLOOKUP([.E7];[skills.$T$2:.$U$15];2;0)" office:value-type="string" office:string-value="BL">
            <text:p>BL</text:p>
          </table:table-cell>
          <table:table-cell table:formula="of:=VLOOKUP([.F7];[skills.$T$2:.$U$15];2;0)" office:value-type="string" office:string-value="BL">
            <text:p>BL</text:p>
          </table:table-cell>
          <table:table-cell table:formula="of:=VLOOKUP([.G7];[skills.$T$2:.$U$15];2;0)" office:value-type="string" office:string-value="BL">
            <text:p>BL</text:p>
          </table:table-cell>
          <table:table-cell table:formula="of:=VLOOKUP([.H7];[skills.$T$2:.$U$15];2;0)" office:value-type="string" office:string-value="LA">
            <text:p>LA</text:p>
          </table:table-cell>
          <table:table-cell table:formula="of:=VLOOKUP([.I7];[skills.$T$2:.$U$15];2;0)" office:value-type="string" office:string-value="LA">
            <text:p>LA</text:p>
          </table:table-cell>
          <table:table-cell table:formula="of:=VLOOKUP([.J7];[skills.$T$2:.$U$15];2;0)" office:value-type="string" office:string-value="LA">
            <text:p>LA</text:p>
          </table:table-cell>
          <table:table-cell table:formula="of:=VLOOKUP([.K7];[skills.$T$2:.$U$15];2;0)" office:value-type="string" office:string-value="BL">
            <text:p>BL</text:p>
          </table:table-cell>
          <table:table-cell table:formula="of:=VLOOKUP([.L7];[skills.$T$2:.$U$15];2;0)" office:value-type="string" office:string-value="LA">
            <text:p>LA</text:p>
          </table:table-cell>
          <table:table-cell table:formula="of:=VLOOKUP([.M7];[skills.$T$2:.$U$15];2;0)" office:value-type="string" office:string-value="BL">
            <text:p>BL</text:p>
          </table:table-cell>
          <table:table-cell table:formula="of:=VLOOKUP([.N7];[skills.$T$2:.$U$15];2;0)" office:value-type="string" office:string-value="BL">
            <text:p>BL</text:p>
          </table:table-cell>
          <table:table-cell table:formula="of:=VLOOKUP([.O7];[skills.$T$2:.$U$15];2;0)" office:value-type="string" office:string-value="BL">
            <text:p>BL</text:p>
          </table:table-cell>
          <table:table-cell table:formula="of:=VLOOKUP([.P7];[skills.$T$2:.$U$15];2;0)" office:value-type="string" office:string-value="JSI">
            <text:p>JSI</text:p>
          </table:table-cell>
          <table:table-cell table:formula="of:=VLOOKUP([.Q7];[skills.$T$2:.$U$15];2;0)" office:value-type="string" office:string-value="JSI">
            <text:p>JSI</text:p>
          </table:table-cell>
          <table:table-cell table:formula="of:=VLOOKUP([.R7];[skills.$T$2:.$U$15];2;0)" office:value-type="string" office:string-value="BL">
            <text:p>BL</text:p>
          </table:table-cell>
          <table:table-cell table:formula="of:=VLOOKUP([.S7];[skills.$T$2:.$U$15];2;0)" office:value-type="string" office:string-value="BL">
            <text:p>BL</text:p>
          </table:table-cell>
          <table:table-cell table:formula="of:=VLOOKUP([.T7];[skills.$T$2:.$U$15];2;0)" office:value-type="string" office:string-value="LA">
            <text:p>LA</text:p>
          </table:table-cell>
          <table:table-cell table:formula="of:=VLOOKUP([.U7];[skills.$T$2:.$U$15];2;0)" office:value-type="string" office:string-value="BL">
            <text:p>BL</text:p>
          </table:table-cell>
          <table:table-cell table:formula="of:=VLOOKUP([.V7];[skills.$T$2:.$U$15];2;0)" office:value-type="string" office:string-value="JSI">
            <text:p>JSI</text:p>
          </table:table-cell>
          <table:table-cell table:formula="of:=VLOOKUP([.W7];[skills.$T$2:.$U$15];2;0)" office:value-type="string" office:string-value="BL">
            <text:p>BL</text:p>
          </table:table-cell>
          <table:table-cell table:formula="of:=VLOOKUP([.X7];[skills.$T$2:.$U$15];2;0)" office:value-type="string" office:string-value="LA">
            <text:p>LA</text:p>
          </table:table-cell>
          <table:table-cell table:formula="of:=VLOOKUP([.Y7];[skills.$T$2:.$U$15];2;0)" office:value-type="string" office:string-value="JSI">
            <text:p>JSI</text:p>
          </table:table-cell>
          <table:table-cell table:formula="of:=VLOOKUP([.Z7];[skills.$T$2:.$U$15];2;0)" office:value-type="string" office:string-value="BL">
            <text:p>BL</text:p>
          </table:table-cell>
          <table:table-cell table:number-columns-repeated="971"/>
        </table:table-row>
        <table:table-row table:style-name="ro12">
          <table:table-cell table:style-name="ce12" office:value-type="string">
            <text:p>blaster combat</text:p>
          </table:table-cell>
          <table:table-cell table:style-name="ce17" office:value-type="string">
            <text:p>tradition</text:p>
          </table:table-cell>
          <table:table-cell office:value-type="string">
            <text:p>S C A</text:p>
          </table:table-cell>
          <table:table-cell table:style-name="ce126" office:value-type="float" office:value="5">
            <text:p>5</text:p>
          </table:table-cell>
          <table:table-cell table:number-columns-repeated="15" table:style-name="ce128" office:value-type="float" office:value="5">
            <text:p>5</text:p>
          </table:table-cell>
          <table:table-cell table:number-columns-repeated="2" table:style-name="ce131" office:value-type="float" office:value="5">
            <text:p>5</text:p>
          </table:table-cell>
          <table:table-cell table:style-name="ce128" office:value-type="float" office:value="5">
            <text:p>5</text:p>
          </table:table-cell>
          <table:table-cell table:style-name="ce131" office:value-type="float" office:value="5">
            <text:p>5</text:p>
          </table:table-cell>
          <table:table-cell table:number-columns-repeated="2" table:style-name="ce128" office:value-type="float" office:value="5">
            <text:p>5</text:p>
          </table:table-cell>
          <table:table-cell table:style-name="ce131" office:value-type="float" office:value="5">
            <text:p>5</text:p>
          </table:table-cell>
          <table:table-cell table:style-name="ce133" table:formula="of:=MIN([.D8:.Z8])" office:value-type="float" office:value="5">
            <text:p>5</text:p>
          </table:table-cell>
          <table:table-cell table:style-name="ce134" table:formula="of:=MAX([.D8:.Z8])" office:value-type="float" office:value="5">
            <text:p>5</text:p>
          </table:table-cell>
          <table:table-cell table:style-name="ce135" table:formula="of:=ROUND(AVERAGE([.D8:.Z8]); 0)" office:value-type="float" office:value="5">
            <text:p>5</text:p>
          </table:table-cell>
          <table:table-cell table:formula="of:=VLOOKUP([.D8];[skills.$T$2:.$U$15];2;0)" office:value-type="string" office:string-value="M">
            <text:p>M</text:p>
          </table:table-cell>
          <table:table-cell table:formula="of:=VLOOKUP([.E8];[skills.$T$2:.$U$15];2;0)" office:value-type="string" office:string-value="M">
            <text:p>M</text:p>
          </table:table-cell>
          <table:table-cell table:formula="of:=VLOOKUP([.F8];[skills.$T$2:.$U$15];2;0)" office:value-type="string" office:string-value="M">
            <text:p>M</text:p>
          </table:table-cell>
          <table:table-cell table:formula="of:=VLOOKUP([.G8];[skills.$T$2:.$U$15];2;0)" office:value-type="string" office:string-value="M">
            <text:p>M</text:p>
          </table:table-cell>
          <table:table-cell table:formula="of:=VLOOKUP([.H8];[skills.$T$2:.$U$15];2;0)" office:value-type="string" office:string-value="M">
            <text:p>M</text:p>
          </table:table-cell>
          <table:table-cell table:formula="of:=VLOOKUP([.I8];[skills.$T$2:.$U$15];2;0)" office:value-type="string" office:string-value="M">
            <text:p>M</text:p>
          </table:table-cell>
          <table:table-cell table:formula="of:=VLOOKUP([.J8];[skills.$T$2:.$U$15];2;0)" office:value-type="string" office:string-value="M">
            <text:p>M</text:p>
          </table:table-cell>
          <table:table-cell table:formula="of:=VLOOKUP([.K8];[skills.$T$2:.$U$15];2;0)" office:value-type="string" office:string-value="M">
            <text:p>M</text:p>
          </table:table-cell>
          <table:table-cell table:formula="of:=VLOOKUP([.L8];[skills.$T$2:.$U$15];2;0)" office:value-type="string" office:string-value="M">
            <text:p>M</text:p>
          </table:table-cell>
          <table:table-cell table:formula="of:=VLOOKUP([.M8];[skills.$T$2:.$U$15];2;0)" office:value-type="string" office:string-value="M">
            <text:p>M</text:p>
          </table:table-cell>
          <table:table-cell table:formula="of:=VLOOKUP([.N8];[skills.$T$2:.$U$15];2;0)" office:value-type="string" office:string-value="M">
            <text:p>M</text:p>
          </table:table-cell>
          <table:table-cell table:formula="of:=VLOOKUP([.O8];[skills.$T$2:.$U$15];2;0)" office:value-type="string" office:string-value="M">
            <text:p>M</text:p>
          </table:table-cell>
          <table:table-cell table:formula="of:=VLOOKUP([.P8];[skills.$T$2:.$U$15];2;0)" office:value-type="string" office:string-value="M">
            <text:p>M</text:p>
          </table:table-cell>
          <table:table-cell table:formula="of:=VLOOKUP([.Q8];[skills.$T$2:.$U$15];2;0)" office:value-type="string" office:string-value="M">
            <text:p>M</text:p>
          </table:table-cell>
          <table:table-cell table:formula="of:=VLOOKUP([.R8];[skills.$T$2:.$U$15];2;0)" office:value-type="string" office:string-value="M">
            <text:p>M</text:p>
          </table:table-cell>
          <table:table-cell table:formula="of:=VLOOKUP([.S8];[skills.$T$2:.$U$15];2;0)" office:value-type="string" office:string-value="M">
            <text:p>M</text:p>
          </table:table-cell>
          <table:table-cell table:formula="of:=VLOOKUP([.T8];[skills.$T$2:.$U$15];2;0)" office:value-type="string" office:string-value="M">
            <text:p>M</text:p>
          </table:table-cell>
          <table:table-cell table:formula="of:=VLOOKUP([.U8];[skills.$T$2:.$U$15];2;0)" office:value-type="string" office:string-value="M">
            <text:p>M</text:p>
          </table:table-cell>
          <table:table-cell table:formula="of:=VLOOKUP([.V8];[skills.$T$2:.$U$15];2;0)" office:value-type="string" office:string-value="M">
            <text:p>M</text:p>
          </table:table-cell>
          <table:table-cell table:formula="of:=VLOOKUP([.W8];[skills.$T$2:.$U$15];2;0)" office:value-type="string" office:string-value="M">
            <text:p>M</text:p>
          </table:table-cell>
          <table:table-cell table:formula="of:=VLOOKUP([.X8];[skills.$T$2:.$U$15];2;0)" office:value-type="string" office:string-value="M">
            <text:p>M</text:p>
          </table:table-cell>
          <table:table-cell table:formula="of:=VLOOKUP([.Y8];[skills.$T$2:.$U$15];2;0)" office:value-type="string" office:string-value="M">
            <text:p>M</text:p>
          </table:table-cell>
          <table:table-cell table:formula="of:=VLOOKUP([.Z8];[skills.$T$2:.$U$15];2;0)" office:value-type="string" office:string-value="M">
            <text:p>M</text:p>
          </table:table-cell>
          <table:table-cell table:number-columns-repeated="971"/>
        </table:table-row>
        <table:table-row table:style-name="ro12">
          <table:table-cell table:style-name="ce12" office:value-type="string">
            <text:p>call the dark side</text:p>
          </table:table-cell>
          <table:table-cell table:style-name="ce17" office:value-type="string">
            <text:p>tradition</text:p>
          </table:table-cell>
          <table:table-cell office:value-type="string">
            <text:p>S C A</text:p>
          </table:table-cell>
          <table:table-cell table:style-name="ce126" office:value-type="float" office:value="5">
            <text:p>5</text:p>
          </table:table-cell>
          <table:table-cell table:number-columns-repeated="15" table:style-name="ce128" office:value-type="float" office:value="5">
            <text:p>5</text:p>
          </table:table-cell>
          <table:table-cell table:number-columns-repeated="2" table:style-name="ce131" office:value-type="float" office:value="5">
            <text:p>5</text:p>
          </table:table-cell>
          <table:table-cell table:style-name="ce128" office:value-type="float" office:value="5">
            <text:p>5</text:p>
          </table:table-cell>
          <table:table-cell table:style-name="ce131" office:value-type="float" office:value="5">
            <text:p>5</text:p>
          </table:table-cell>
          <table:table-cell table:number-columns-repeated="2" table:style-name="ce128" office:value-type="float" office:value="5">
            <text:p>5</text:p>
          </table:table-cell>
          <table:table-cell table:style-name="ce131" office:value-type="float" office:value="5">
            <text:p>5</text:p>
          </table:table-cell>
          <table:table-cell table:style-name="ce133" table:formula="of:=MIN([.D9:.Z9])" office:value-type="float" office:value="5">
            <text:p>5</text:p>
          </table:table-cell>
          <table:table-cell table:style-name="ce134" table:formula="of:=MAX([.D9:.Z9])" office:value-type="float" office:value="5">
            <text:p>5</text:p>
          </table:table-cell>
          <table:table-cell table:style-name="ce135" table:formula="of:=ROUND(AVERAGE([.D9:.Z9]); 0)" office:value-type="float" office:value="5">
            <text:p>5</text:p>
          </table:table-cell>
          <table:table-cell table:formula="of:=VLOOKUP([.D9];[skills.$T$2:.$U$15];2;0)" office:value-type="string" office:string-value="M">
            <text:p>M</text:p>
          </table:table-cell>
          <table:table-cell table:formula="of:=VLOOKUP([.E9];[skills.$T$2:.$U$15];2;0)" office:value-type="string" office:string-value="M">
            <text:p>M</text:p>
          </table:table-cell>
          <table:table-cell table:formula="of:=VLOOKUP([.F9];[skills.$T$2:.$U$15];2;0)" office:value-type="string" office:string-value="M">
            <text:p>M</text:p>
          </table:table-cell>
          <table:table-cell table:formula="of:=VLOOKUP([.G9];[skills.$T$2:.$U$15];2;0)" office:value-type="string" office:string-value="M">
            <text:p>M</text:p>
          </table:table-cell>
          <table:table-cell table:formula="of:=VLOOKUP([.H9];[skills.$T$2:.$U$15];2;0)" office:value-type="string" office:string-value="M">
            <text:p>M</text:p>
          </table:table-cell>
          <table:table-cell table:formula="of:=VLOOKUP([.I9];[skills.$T$2:.$U$15];2;0)" office:value-type="string" office:string-value="M">
            <text:p>M</text:p>
          </table:table-cell>
          <table:table-cell table:formula="of:=VLOOKUP([.J9];[skills.$T$2:.$U$15];2;0)" office:value-type="string" office:string-value="M">
            <text:p>M</text:p>
          </table:table-cell>
          <table:table-cell table:formula="of:=VLOOKUP([.K9];[skills.$T$2:.$U$15];2;0)" office:value-type="string" office:string-value="M">
            <text:p>M</text:p>
          </table:table-cell>
          <table:table-cell table:formula="of:=VLOOKUP([.L9];[skills.$T$2:.$U$15];2;0)" office:value-type="string" office:string-value="M">
            <text:p>M</text:p>
          </table:table-cell>
          <table:table-cell table:formula="of:=VLOOKUP([.M9];[skills.$T$2:.$U$15];2;0)" office:value-type="string" office:string-value="M">
            <text:p>M</text:p>
          </table:table-cell>
          <table:table-cell table:formula="of:=VLOOKUP([.N9];[skills.$T$2:.$U$15];2;0)" office:value-type="string" office:string-value="M">
            <text:p>M</text:p>
          </table:table-cell>
          <table:table-cell table:formula="of:=VLOOKUP([.O9];[skills.$T$2:.$U$15];2;0)" office:value-type="string" office:string-value="M">
            <text:p>M</text:p>
          </table:table-cell>
          <table:table-cell table:formula="of:=VLOOKUP([.P9];[skills.$T$2:.$U$15];2;0)" office:value-type="string" office:string-value="M">
            <text:p>M</text:p>
          </table:table-cell>
          <table:table-cell table:formula="of:=VLOOKUP([.Q9];[skills.$T$2:.$U$15];2;0)" office:value-type="string" office:string-value="M">
            <text:p>M</text:p>
          </table:table-cell>
          <table:table-cell table:formula="of:=VLOOKUP([.R9];[skills.$T$2:.$U$15];2;0)" office:value-type="string" office:string-value="M">
            <text:p>M</text:p>
          </table:table-cell>
          <table:table-cell table:formula="of:=VLOOKUP([.S9];[skills.$T$2:.$U$15];2;0)" office:value-type="string" office:string-value="M">
            <text:p>M</text:p>
          </table:table-cell>
          <table:table-cell table:formula="of:=VLOOKUP([.T9];[skills.$T$2:.$U$15];2;0)" office:value-type="string" office:string-value="M">
            <text:p>M</text:p>
          </table:table-cell>
          <table:table-cell table:formula="of:=VLOOKUP([.U9];[skills.$T$2:.$U$15];2;0)" office:value-type="string" office:string-value="M">
            <text:p>M</text:p>
          </table:table-cell>
          <table:table-cell table:formula="of:=VLOOKUP([.V9];[skills.$T$2:.$U$15];2;0)" office:value-type="string" office:string-value="M">
            <text:p>M</text:p>
          </table:table-cell>
          <table:table-cell table:formula="of:=VLOOKUP([.W9];[skills.$T$2:.$U$15];2;0)" office:value-type="string" office:string-value="M">
            <text:p>M</text:p>
          </table:table-cell>
          <table:table-cell table:formula="of:=VLOOKUP([.X9];[skills.$T$2:.$U$15];2;0)" office:value-type="string" office:string-value="M">
            <text:p>M</text:p>
          </table:table-cell>
          <table:table-cell table:formula="of:=VLOOKUP([.Y9];[skills.$T$2:.$U$15];2;0)" office:value-type="string" office:string-value="M">
            <text:p>M</text:p>
          </table:table-cell>
          <table:table-cell table:formula="of:=VLOOKUP([.Z9];[skills.$T$2:.$U$15];2;0)" office:value-type="string" office:string-value="M">
            <text:p>M</text:p>
          </table:table-cell>
          <table:table-cell table:number-columns-repeated="971"/>
        </table:table-row>
        <table:table-row table:style-name="ro12">
          <table:table-cell table:style-name="ce9" office:value-type="string">
            <text:p>channel energy</text:p>
          </table:table-cell>
          <table:table-cell table:style-name="ce17" office:value-type="string">
            <text:p>alteration</text:p>
          </table:table-cell>
          <table:table-cell office:value-type="string">
            <text:p>C A</text:p>
          </table:table-cell>
          <table:table-cell table:style-name="ce126" office:value-type="float" office:value="3">
            <text:p>3</text:p>
          </table:table-cell>
          <table:table-cell table:number-columns-repeated="9" table:style-name="ce128" office:value-type="float" office:value="4">
            <text:p>4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5">
            <text:p>5</text:p>
          </table:table-cell>
          <table:table-cell table:number-columns-repeated="2" table:style-name="ce128" office:value-type="float" office:value="3">
            <text:p>3</text:p>
          </table:table-cell>
          <table:table-cell table:number-columns-repeated="2" table:style-name="ce128" office:value-type="float" office:value="4">
            <text:p>4</text:p>
          </table:table-cell>
          <table:table-cell table:number-columns-repeated="2" table:style-name="ce131" office:value-type="float" office:value="4">
            <text:p>4</text:p>
          </table:table-cell>
          <table:table-cell table:style-name="ce128" office:value-type="float" office:value="4">
            <text:p>4</text:p>
          </table:table-cell>
          <table:table-cell table:style-name="ce131" office:value-type="float" office:value="4">
            <text:p>4</text:p>
          </table:table-cell>
          <table:table-cell table:number-columns-repeated="2" table:style-name="ce128" office:value-type="float" office:value="4">
            <text:p>4</text:p>
          </table:table-cell>
          <table:table-cell table:style-name="ce131" office:value-type="float" office:value="5">
            <text:p>5</text:p>
          </table:table-cell>
          <table:table-cell table:style-name="ce133" table:formula="of:=MIN([.D10:.Z10])" office:value-type="float" office:value="3">
            <text:p>3</text:p>
          </table:table-cell>
          <table:table-cell table:style-name="ce134" table:formula="of:=MAX([.D10:.Z10])" office:value-type="float" office:value="5">
            <text:p>5</text:p>
          </table:table-cell>
          <table:table-cell table:style-name="ce135" table:formula="of:=ROUND(AVERAGE([.D10:.Z10]); 0)" office:value-type="float" office:value="4">
            <text:p>4</text:p>
          </table:table-cell>
          <table:table-cell table:formula="of:=VLOOKUP([.D10];[skills.$T$2:.$U$15];2;0)" office:value-type="string" office:string-value="E">
            <text:p>E</text:p>
          </table:table-cell>
          <table:table-cell table:formula="of:=VLOOKUP([.E10];[skills.$T$2:.$U$15];2;0)" office:value-type="string" office:string-value="EtM">
            <text:p>EtM</text:p>
          </table:table-cell>
          <table:table-cell table:formula="of:=VLOOKUP([.F10];[skills.$T$2:.$U$15];2;0)" office:value-type="string" office:string-value="EtM">
            <text:p>EtM</text:p>
          </table:table-cell>
          <table:table-cell table:formula="of:=VLOOKUP([.G10];[skills.$T$2:.$U$15];2;0)" office:value-type="string" office:string-value="EtM">
            <text:p>EtM</text:p>
          </table:table-cell>
          <table:table-cell table:formula="of:=VLOOKUP([.H10];[skills.$T$2:.$U$15];2;0)" office:value-type="string" office:string-value="EtM">
            <text:p>EtM</text:p>
          </table:table-cell>
          <table:table-cell table:formula="of:=VLOOKUP([.I10];[skills.$T$2:.$U$15];2;0)" office:value-type="string" office:string-value="EtM">
            <text:p>EtM</text:p>
          </table:table-cell>
          <table:table-cell table:formula="of:=VLOOKUP([.J10];[skills.$T$2:.$U$15];2;0)" office:value-type="string" office:string-value="EtM">
            <text:p>EtM</text:p>
          </table:table-cell>
          <table:table-cell table:formula="of:=VLOOKUP([.K10];[skills.$T$2:.$U$15];2;0)" office:value-type="string" office:string-value="EtM">
            <text:p>EtM</text:p>
          </table:table-cell>
          <table:table-cell table:formula="of:=VLOOKUP([.L10];[skills.$T$2:.$U$15];2;0)" office:value-type="string" office:string-value="EtM">
            <text:p>EtM</text:p>
          </table:table-cell>
          <table:table-cell table:formula="of:=VLOOKUP([.M10];[skills.$T$2:.$U$15];2;0)" office:value-type="string" office:string-value="EtM">
            <text:p>EtM</text:p>
          </table:table-cell>
          <table:table-cell table:formula="of:=VLOOKUP([.N10];[skills.$T$2:.$U$15];2;0)" office:value-type="string" office:string-value="E">
            <text:p>E</text:p>
          </table:table-cell>
          <table:table-cell table:formula="of:=VLOOKUP([.O10];[skills.$T$2:.$U$15];2;0)" office:value-type="string" office:string-value="M">
            <text:p>M</text:p>
          </table:table-cell>
          <table:table-cell table:formula="of:=VLOOKUP([.P10];[skills.$T$2:.$U$15];2;0)" office:value-type="string" office:string-value="E">
            <text:p>E</text:p>
          </table:table-cell>
          <table:table-cell table:formula="of:=VLOOKUP([.Q10];[skills.$T$2:.$U$15];2;0)" office:value-type="string" office:string-value="E">
            <text:p>E</text:p>
          </table:table-cell>
          <table:table-cell table:formula="of:=VLOOKUP([.R10];[skills.$T$2:.$U$15];2;0)" office:value-type="string" office:string-value="EtM">
            <text:p>EtM</text:p>
          </table:table-cell>
          <table:table-cell table:formula="of:=VLOOKUP([.S10];[skills.$T$2:.$U$15];2;0)" office:value-type="string" office:string-value="EtM">
            <text:p>EtM</text:p>
          </table:table-cell>
          <table:table-cell table:formula="of:=VLOOKUP([.T10];[skills.$T$2:.$U$15];2;0)" office:value-type="string" office:string-value="EtM">
            <text:p>EtM</text:p>
          </table:table-cell>
          <table:table-cell table:formula="of:=VLOOKUP([.U10];[skills.$T$2:.$U$15];2;0)" office:value-type="string" office:string-value="EtM">
            <text:p>EtM</text:p>
          </table:table-cell>
          <table:table-cell table:formula="of:=VLOOKUP([.V10];[skills.$T$2:.$U$15];2;0)" office:value-type="string" office:string-value="EtM">
            <text:p>EtM</text:p>
          </table:table-cell>
          <table:table-cell table:formula="of:=VLOOKUP([.W10];[skills.$T$2:.$U$15];2;0)" office:value-type="string" office:string-value="EtM">
            <text:p>EtM</text:p>
          </table:table-cell>
          <table:table-cell table:formula="of:=VLOOKUP([.X10];[skills.$T$2:.$U$15];2;0)" office:value-type="string" office:string-value="EtM">
            <text:p>EtM</text:p>
          </table:table-cell>
          <table:table-cell table:formula="of:=VLOOKUP([.Y10];[skills.$T$2:.$U$15];2;0)" office:value-type="string" office:string-value="EtM">
            <text:p>EtM</text:p>
          </table:table-cell>
          <table:table-cell table:formula="of:=VLOOKUP([.Z10];[skills.$T$2:.$U$15];2;0)" office:value-type="string" office:string-value="M">
            <text:p>M</text:p>
          </table:table-cell>
          <table:table-cell table:number-columns-repeated="971"/>
        </table:table-row>
        <table:table-row table:style-name="ro12">
          <table:table-cell table:style-name="ce3" office:value-type="string">
            <text:p>channel hate</text:p>
          </table:table-cell>
          <table:table-cell table:style-name="ce122" office:value-type="string">
            <text:p>dark side</text:p>
          </table:table-cell>
          <table:table-cell office:value-type="string">
            <text:p>S C A</text:p>
          </table:table-cell>
          <table:table-cell table:style-name="ce126" office:value-type="float" office:value="7">
            <text:p>7</text:p>
          </table:table-cell>
          <table:table-cell table:number-columns-repeated="2" table:style-name="ce128" office:value-type="float" office:value="6">
            <text:p>6</text:p>
          </table:table-cell>
          <table:table-cell table:style-name="ce128" office:value-type="float" office:value="5">
            <text:p>5</text:p>
          </table:table-cell>
          <table:table-cell table:number-columns-repeated="12" table:style-name="ce128" office:value-type="float" office:value="6">
            <text:p>6</text:p>
          </table:table-cell>
          <table:table-cell table:number-columns-repeated="2" table:style-name="ce131" office:value-type="float" office:value="6">
            <text:p>6</text:p>
          </table:table-cell>
          <table:table-cell table:style-name="ce128" office:value-type="float" office:value="5">
            <text:p>5</text:p>
          </table:table-cell>
          <table:table-cell table:style-name="ce131" office:value-type="float" office:value="6">
            <text:p>6</text:p>
          </table:table-cell>
          <table:table-cell table:number-columns-repeated="2" table:style-name="ce128" office:value-type="float" office:value="6">
            <text:p>6</text:p>
          </table:table-cell>
          <table:table-cell table:style-name="ce131" office:value-type="float" office:value="6">
            <text:p>6</text:p>
          </table:table-cell>
          <table:table-cell table:style-name="ce133" table:formula="of:=MIN([.D11:.Z11])" office:value-type="float" office:value="5">
            <text:p>5</text:p>
          </table:table-cell>
          <table:table-cell table:style-name="ce134" table:formula="of:=MAX([.D11:.Z11])" office:value-type="float" office:value="7">
            <text:p>7</text:p>
          </table:table-cell>
          <table:table-cell table:style-name="ce135" table:formula="of:=ROUND(AVERAGE([.D11:.Z11]); 0)" office:value-type="float" office:value="6">
            <text:p>6</text:p>
          </table:table-cell>
          <table:table-cell table:formula="of:=VLOOKUP([.D11];[skills.$T$2:.$U$15];2;0)" office:value-type="string" office:string-value="D">
            <text:p>D</text:p>
          </table:table-cell>
          <table:table-cell table:formula="of:=VLOOKUP([.E11];[skills.$T$2:.$U$15];2;0)" office:value-type="string" office:string-value="MtD">
            <text:p>MtD</text:p>
          </table:table-cell>
          <table:table-cell table:formula="of:=VLOOKUP([.F11];[skills.$T$2:.$U$15];2;0)" office:value-type="string" office:string-value="MtD">
            <text:p>MtD</text:p>
          </table:table-cell>
          <table:table-cell table:formula="of:=VLOOKUP([.G11];[skills.$T$2:.$U$15];2;0)" office:value-type="string" office:string-value="M">
            <text:p>M</text:p>
          </table:table-cell>
          <table:table-cell table:formula="of:=VLOOKUP([.H11];[skills.$T$2:.$U$15];2;0)" office:value-type="string" office:string-value="MtD">
            <text:p>MtD</text:p>
          </table:table-cell>
          <table:table-cell table:formula="of:=VLOOKUP([.I11];[skills.$T$2:.$U$15];2;0)" office:value-type="string" office:string-value="MtD">
            <text:p>MtD</text:p>
          </table:table-cell>
          <table:table-cell table:formula="of:=VLOOKUP([.J11];[skills.$T$2:.$U$15];2;0)" office:value-type="string" office:string-value="MtD">
            <text:p>MtD</text:p>
          </table:table-cell>
          <table:table-cell table:formula="of:=VLOOKUP([.K11];[skills.$T$2:.$U$15];2;0)" office:value-type="string" office:string-value="MtD">
            <text:p>MtD</text:p>
          </table:table-cell>
          <table:table-cell table:formula="of:=VLOOKUP([.L11];[skills.$T$2:.$U$15];2;0)" office:value-type="string" office:string-value="MtD">
            <text:p>MtD</text:p>
          </table:table-cell>
          <table:table-cell table:formula="of:=VLOOKUP([.M11];[skills.$T$2:.$U$15];2;0)" office:value-type="string" office:string-value="MtD">
            <text:p>MtD</text:p>
          </table:table-cell>
          <table:table-cell table:formula="of:=VLOOKUP([.N11];[skills.$T$2:.$U$15];2;0)" office:value-type="string" office:string-value="MtD">
            <text:p>MtD</text:p>
          </table:table-cell>
          <table:table-cell table:formula="of:=VLOOKUP([.O11];[skills.$T$2:.$U$15];2;0)" office:value-type="string" office:string-value="MtD">
            <text:p>MtD</text:p>
          </table:table-cell>
          <table:table-cell table:formula="of:=VLOOKUP([.P11];[skills.$T$2:.$U$15];2;0)" office:value-type="string" office:string-value="MtD">
            <text:p>MtD</text:p>
          </table:table-cell>
          <table:table-cell table:formula="of:=VLOOKUP([.Q11];[skills.$T$2:.$U$15];2;0)" office:value-type="string" office:string-value="MtD">
            <text:p>MtD</text:p>
          </table:table-cell>
          <table:table-cell table:formula="of:=VLOOKUP([.R11];[skills.$T$2:.$U$15];2;0)" office:value-type="string" office:string-value="MtD">
            <text:p>MtD</text:p>
          </table:table-cell>
          <table:table-cell table:formula="of:=VLOOKUP([.S11];[skills.$T$2:.$U$15];2;0)" office:value-type="string" office:string-value="MtD">
            <text:p>MtD</text:p>
          </table:table-cell>
          <table:table-cell table:formula="of:=VLOOKUP([.T11];[skills.$T$2:.$U$15];2;0)" office:value-type="string" office:string-value="MtD">
            <text:p>MtD</text:p>
          </table:table-cell>
          <table:table-cell table:formula="of:=VLOOKUP([.U11];[skills.$T$2:.$U$15];2;0)" office:value-type="string" office:string-value="MtD">
            <text:p>MtD</text:p>
          </table:table-cell>
          <table:table-cell table:formula="of:=VLOOKUP([.V11];[skills.$T$2:.$U$15];2;0)" office:value-type="string" office:string-value="M">
            <text:p>M</text:p>
          </table:table-cell>
          <table:table-cell table:formula="of:=VLOOKUP([.W11];[skills.$T$2:.$U$15];2;0)" office:value-type="string" office:string-value="MtD">
            <text:p>MtD</text:p>
          </table:table-cell>
          <table:table-cell table:formula="of:=VLOOKUP([.X11];[skills.$T$2:.$U$15];2;0)" office:value-type="string" office:string-value="MtD">
            <text:p>MtD</text:p>
          </table:table-cell>
          <table:table-cell table:formula="of:=VLOOKUP([.Y11];[skills.$T$2:.$U$15];2;0)" office:value-type="string" office:string-value="MtD">
            <text:p>MtD</text:p>
          </table:table-cell>
          <table:table-cell table:formula="of:=VLOOKUP([.Z11];[skills.$T$2:.$U$15];2;0)" office:value-type="string" office:string-value="MtD">
            <text:p>MtD</text:p>
          </table:table-cell>
          <table:table-cell table:number-columns-repeated="971"/>
        </table:table-row>
        <table:table-row table:style-name="ro12">
          <table:table-cell table:style-name="ce12" office:value-type="string">
            <text:p>cleanse</text:p>
          </table:table-cell>
          <table:table-cell table:style-name="ce122" office:value-type="string">
            <text:p>tradition</text:p>
          </table:table-cell>
          <table:table-cell office:value-type="string">
            <text:p>S C A</text:p>
          </table:table-cell>
          <table:table-cell table:style-name="ce126" office:value-type="float" office:value="5">
            <text:p>5</text:p>
          </table:table-cell>
          <table:table-cell table:number-columns-repeated="15" table:style-name="ce128" office:value-type="float" office:value="5">
            <text:p>5</text:p>
          </table:table-cell>
          <table:table-cell table:number-columns-repeated="2" table:style-name="ce131" office:value-type="float" office:value="5">
            <text:p>5</text:p>
          </table:table-cell>
          <table:table-cell table:style-name="ce128" office:value-type="float" office:value="5">
            <text:p>5</text:p>
          </table:table-cell>
          <table:table-cell table:style-name="ce131" office:value-type="float" office:value="5">
            <text:p>5</text:p>
          </table:table-cell>
          <table:table-cell table:number-columns-repeated="2" table:style-name="ce128" office:value-type="float" office:value="5">
            <text:p>5</text:p>
          </table:table-cell>
          <table:table-cell table:style-name="ce131" office:value-type="float" office:value="5">
            <text:p>5</text:p>
          </table:table-cell>
          <table:table-cell table:style-name="ce133" table:formula="of:=MIN([.D12:.Z12])" office:value-type="float" office:value="5">
            <text:p>5</text:p>
          </table:table-cell>
          <table:table-cell table:style-name="ce134" table:formula="of:=MAX([.D12:.Z12])" office:value-type="float" office:value="5">
            <text:p>5</text:p>
          </table:table-cell>
          <table:table-cell table:style-name="ce135" table:formula="of:=ROUND(AVERAGE([.D12:.Z12]); 0)" office:value-type="float" office:value="5">
            <text:p>5</text:p>
          </table:table-cell>
          <table:table-cell table:formula="of:=VLOOKUP([.D12];[skills.$T$2:.$U$15];2;0)" office:value-type="string" office:string-value="M">
            <text:p>M</text:p>
          </table:table-cell>
          <table:table-cell table:formula="of:=VLOOKUP([.E12];[skills.$T$2:.$U$15];2;0)" office:value-type="string" office:string-value="M">
            <text:p>M</text:p>
          </table:table-cell>
          <table:table-cell table:formula="of:=VLOOKUP([.F12];[skills.$T$2:.$U$15];2;0)" office:value-type="string" office:string-value="M">
            <text:p>M</text:p>
          </table:table-cell>
          <table:table-cell table:formula="of:=VLOOKUP([.G12];[skills.$T$2:.$U$15];2;0)" office:value-type="string" office:string-value="M">
            <text:p>M</text:p>
          </table:table-cell>
          <table:table-cell table:formula="of:=VLOOKUP([.H12];[skills.$T$2:.$U$15];2;0)" office:value-type="string" office:string-value="M">
            <text:p>M</text:p>
          </table:table-cell>
          <table:table-cell table:formula="of:=VLOOKUP([.I12];[skills.$T$2:.$U$15];2;0)" office:value-type="string" office:string-value="M">
            <text:p>M</text:p>
          </table:table-cell>
          <table:table-cell table:formula="of:=VLOOKUP([.J12];[skills.$T$2:.$U$15];2;0)" office:value-type="string" office:string-value="M">
            <text:p>M</text:p>
          </table:table-cell>
          <table:table-cell table:formula="of:=VLOOKUP([.K12];[skills.$T$2:.$U$15];2;0)" office:value-type="string" office:string-value="M">
            <text:p>M</text:p>
          </table:table-cell>
          <table:table-cell table:formula="of:=VLOOKUP([.L12];[skills.$T$2:.$U$15];2;0)" office:value-type="string" office:string-value="M">
            <text:p>M</text:p>
          </table:table-cell>
          <table:table-cell table:formula="of:=VLOOKUP([.M12];[skills.$T$2:.$U$15];2;0)" office:value-type="string" office:string-value="M">
            <text:p>M</text:p>
          </table:table-cell>
          <table:table-cell table:formula="of:=VLOOKUP([.N12];[skills.$T$2:.$U$15];2;0)" office:value-type="string" office:string-value="M">
            <text:p>M</text:p>
          </table:table-cell>
          <table:table-cell table:formula="of:=VLOOKUP([.O12];[skills.$T$2:.$U$15];2;0)" office:value-type="string" office:string-value="M">
            <text:p>M</text:p>
          </table:table-cell>
          <table:table-cell table:formula="of:=VLOOKUP([.P12];[skills.$T$2:.$U$15];2;0)" office:value-type="string" office:string-value="M">
            <text:p>M</text:p>
          </table:table-cell>
          <table:table-cell table:formula="of:=VLOOKUP([.Q12];[skills.$T$2:.$U$15];2;0)" office:value-type="string" office:string-value="M">
            <text:p>M</text:p>
          </table:table-cell>
          <table:table-cell table:formula="of:=VLOOKUP([.R12];[skills.$T$2:.$U$15];2;0)" office:value-type="string" office:string-value="M">
            <text:p>M</text:p>
          </table:table-cell>
          <table:table-cell table:formula="of:=VLOOKUP([.S12];[skills.$T$2:.$U$15];2;0)" office:value-type="string" office:string-value="M">
            <text:p>M</text:p>
          </table:table-cell>
          <table:table-cell table:formula="of:=VLOOKUP([.T12];[skills.$T$2:.$U$15];2;0)" office:value-type="string" office:string-value="M">
            <text:p>M</text:p>
          </table:table-cell>
          <table:table-cell table:formula="of:=VLOOKUP([.U12];[skills.$T$2:.$U$15];2;0)" office:value-type="string" office:string-value="M">
            <text:p>M</text:p>
          </table:table-cell>
          <table:table-cell table:formula="of:=VLOOKUP([.V12];[skills.$T$2:.$U$15];2;0)" office:value-type="string" office:string-value="M">
            <text:p>M</text:p>
          </table:table-cell>
          <table:table-cell table:formula="of:=VLOOKUP([.W12];[skills.$T$2:.$U$15];2;0)" office:value-type="string" office:string-value="M">
            <text:p>M</text:p>
          </table:table-cell>
          <table:table-cell table:formula="of:=VLOOKUP([.X12];[skills.$T$2:.$U$15];2;0)" office:value-type="string" office:string-value="M">
            <text:p>M</text:p>
          </table:table-cell>
          <table:table-cell table:formula="of:=VLOOKUP([.Y12];[skills.$T$2:.$U$15];2;0)" office:value-type="string" office:string-value="M">
            <text:p>M</text:p>
          </table:table-cell>
          <table:table-cell table:formula="of:=VLOOKUP([.Z12];[skills.$T$2:.$U$15];2;0)" office:value-type="string" office:string-value="M">
            <text:p>M</text:p>
          </table:table-cell>
          <table:table-cell table:number-columns-repeated="971"/>
        </table:table-row>
        <table:table-row table:style-name="ro12">
          <table:table-cell table:style-name="ce10" office:value-type="string">
            <text:p>clear mind</text:p>
          </table:table-cell>
          <table:table-cell table:style-name="ce122" office:value-type="string">
            <text:p>healing</text:p>
          </table:table-cell>
          <table:table-cell office:value-type="string">
            <text:p>C (A)</text:p>
          </table:table-cell>
          <table:table-cell table:style-name="ce126" office:value-type="float" office:value="7">
            <text:p>7</text:p>
          </table:table-cell>
          <table:table-cell table:number-columns-repeated="2" table:style-name="ce128" office:value-type="float" office:value="8">
            <text:p>8</text:p>
          </table:table-cell>
          <table:table-cell table:style-name="ce128" office:value-type="float" office:value="9">
            <text:p>9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6">
            <text:p>6</text:p>
          </table:table-cell>
          <table:table-cell table:number-columns-repeated="2" table:style-name="ce128" office:value-type="float" office:value="8">
            <text:p>8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7">
            <text:p>7</text:p>
          </table:table-cell>
          <table:table-cell table:number-columns-repeated="2" table:style-name="ce128" office:value-type="float" office:value="9">
            <text:p>9</text:p>
          </table:table-cell>
          <table:table-cell table:number-columns-repeated="2" table:style-name="ce128" office:value-type="float" office:value="6">
            <text:p>6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6">
            <text:p>6</text:p>
          </table:table-cell>
          <table:table-cell table:style-name="ce131" office:value-type="float" office:value="6">
            <text:p>6</text:p>
          </table:table-cell>
          <table:table-cell table:style-name="ce131" office:value-type="float" office:value="7">
            <text:p>7</text:p>
          </table:table-cell>
          <table:table-cell table:style-name="ce128" office:value-type="float" office:value="5">
            <text:p>5</text:p>
          </table:table-cell>
          <table:table-cell table:style-name="ce131" office:value-type="float" office:value="7">
            <text:p>7</text:p>
          </table:table-cell>
          <table:table-cell table:style-name="ce128" office:value-type="float" office:value="7">
            <text:p>7</text:p>
          </table:table-cell>
          <table:table-cell table:style-name="ce128" office:value-type="float" office:value="6">
            <text:p>6</text:p>
          </table:table-cell>
          <table:table-cell table:style-name="ce131" office:value-type="float" office:value="8">
            <text:p>8</text:p>
          </table:table-cell>
          <table:table-cell table:style-name="ce133" table:formula="of:=MIN([.D13:.Z13])" office:value-type="float" office:value="5">
            <text:p>5</text:p>
          </table:table-cell>
          <table:table-cell table:style-name="ce134" table:formula="of:=MAX([.D13:.Z13])" office:value-type="float" office:value="9">
            <text:p>9</text:p>
          </table:table-cell>
          <table:table-cell table:style-name="ce135" table:formula="of:=ROUND(AVERAGE([.D13:.Z13]); 0)" office:value-type="float" office:value="7">
            <text:p>7</text:p>
          </table:table-cell>
          <table:table-cell table:formula="of:=VLOOKUP([.D13];[skills.$T$2:.$U$15];2;0)" office:value-type="string" office:string-value="D">
            <text:p>D</text:p>
          </table:table-cell>
          <table:table-cell table:formula="of:=VLOOKUP([.E13];[skills.$T$2:.$U$15];2;0)" office:value-type="string" office:string-value="VD">
            <text:p>VD</text:p>
          </table:table-cell>
          <table:table-cell table:formula="of:=VLOOKUP([.F13];[skills.$T$2:.$U$15];2;0)" office:value-type="string" office:string-value="VD">
            <text:p>VD</text:p>
          </table:table-cell>
          <table:table-cell table:formula="of:=VLOOKUP([.G13];[skills.$T$2:.$U$15];2;0)" office:value-type="string" office:string-value="SD">
            <text:p>SD</text:p>
          </table:table-cell>
          <table:table-cell table:formula="of:=VLOOKUP([.H13];[skills.$T$2:.$U$15];2;0)" office:value-type="string" office:string-value="VD">
            <text:p>VD</text:p>
          </table:table-cell>
          <table:table-cell table:formula="of:=VLOOKUP([.I13];[skills.$T$2:.$U$15];2;0)" office:value-type="string" office:string-value="MtD">
            <text:p>MtD</text:p>
          </table:table-cell>
          <table:table-cell table:formula="of:=VLOOKUP([.J13];[skills.$T$2:.$U$15];2;0)" office:value-type="string" office:string-value="VD">
            <text:p>VD</text:p>
          </table:table-cell>
          <table:table-cell table:formula="of:=VLOOKUP([.K13];[skills.$T$2:.$U$15];2;0)" office:value-type="string" office:string-value="VD">
            <text:p>VD</text:p>
          </table:table-cell>
          <table:table-cell table:formula="of:=VLOOKUP([.L13];[skills.$T$2:.$U$15];2;0)" office:value-type="string" office:string-value="MtD">
            <text:p>MtD</text:p>
          </table:table-cell>
          <table:table-cell table:formula="of:=VLOOKUP([.M13];[skills.$T$2:.$U$15];2;0)" office:value-type="string" office:string-value="D">
            <text:p>D</text:p>
          </table:table-cell>
          <table:table-cell table:formula="of:=VLOOKUP([.N13];[skills.$T$2:.$U$15];2;0)" office:value-type="string" office:string-value="SD">
            <text:p>SD</text:p>
          </table:table-cell>
          <table:table-cell table:formula="of:=VLOOKUP([.O13];[skills.$T$2:.$U$15];2;0)" office:value-type="string" office:string-value="SD">
            <text:p>SD</text:p>
          </table:table-cell>
          <table:table-cell table:formula="of:=VLOOKUP([.P13];[skills.$T$2:.$U$15];2;0)" office:value-type="string" office:string-value="MtD">
            <text:p>MtD</text:p>
          </table:table-cell>
          <table:table-cell table:formula="of:=VLOOKUP([.Q13];[skills.$T$2:.$U$15];2;0)" office:value-type="string" office:string-value="MtD">
            <text:p>MtD</text:p>
          </table:table-cell>
          <table:table-cell table:formula="of:=VLOOKUP([.R13];[skills.$T$2:.$U$15];2;0)" office:value-type="string" office:string-value="VD">
            <text:p>VD</text:p>
          </table:table-cell>
          <table:table-cell table:formula="of:=VLOOKUP([.S13];[skills.$T$2:.$U$15];2;0)" office:value-type="string" office:string-value="MtD">
            <text:p>MtD</text:p>
          </table:table-cell>
          <table:table-cell table:formula="of:=VLOOKUP([.T13];[skills.$T$2:.$U$15];2;0)" office:value-type="string" office:string-value="MtD">
            <text:p>MtD</text:p>
          </table:table-cell>
          <table:table-cell table:formula="of:=VLOOKUP([.U13];[skills.$T$2:.$U$15];2;0)" office:value-type="string" office:string-value="D">
            <text:p>D</text:p>
          </table:table-cell>
          <table:table-cell table:formula="of:=VLOOKUP([.V13];[skills.$T$2:.$U$15];2;0)" office:value-type="string" office:string-value="M">
            <text:p>M</text:p>
          </table:table-cell>
          <table:table-cell table:formula="of:=VLOOKUP([.W13];[skills.$T$2:.$U$15];2;0)" office:value-type="string" office:string-value="D">
            <text:p>D</text:p>
          </table:table-cell>
          <table:table-cell table:formula="of:=VLOOKUP([.X13];[skills.$T$2:.$U$15];2;0)" office:value-type="string" office:string-value="D">
            <text:p>D</text:p>
          </table:table-cell>
          <table:table-cell table:formula="of:=VLOOKUP([.Y13];[skills.$T$2:.$U$15];2;0)" office:value-type="string" office:string-value="MtD">
            <text:p>MtD</text:p>
          </table:table-cell>
          <table:table-cell table:formula="of:=VLOOKUP([.Z13];[skills.$T$2:.$U$15];2;0)" office:value-type="string" office:string-value="VD">
            <text:p>VD</text:p>
          </table:table-cell>
          <table:table-cell table:number-columns-repeated="971"/>
        </table:table-row>
        <table:table-row table:style-name="ro12">
          <table:table-cell table:style-name="ce11" office:value-type="string">
            <text:p>cloud mind</text:p>
          </table:table-cell>
          <table:table-cell table:style-name="ce17" office:value-type="string">
            <text:p>affect mind</text:p>
          </table:table-cell>
          <table:table-cell office:value-type="string">
            <text:p>S C A</text:p>
          </table:table-cell>
          <table:table-cell table:style-name="ce126" office:value-type="float" office:value="4">
            <text:p>4</text:p>
          </table:table-cell>
          <table:table-cell table:style-name="ce128" office:value-type="float" office:value="7">
            <text:p>7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2">
            <text:p>2</text:p>
          </table:table-cell>
          <table:table-cell table:number-columns-repeated="2" table:style-name="ce128" office:value-type="float" office:value="5">
            <text:p>5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7">
            <text:p>7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4">
            <text:p>4</text:p>
          </table:table-cell>
          <table:table-cell table:number-columns-repeated="2" table:style-name="ce128" office:value-type="float" office:value="5">
            <text:p>5</text:p>
          </table:table-cell>
          <table:table-cell table:number-columns-repeated="2" table:style-name="ce131" office:value-type="float" office:value="5">
            <text:p>5</text:p>
          </table:table-cell>
          <table:table-cell table:style-name="ce128" office:value-type="float" office:value="5">
            <text:p>5</text:p>
          </table:table-cell>
          <table:table-cell table:style-name="ce131" office:value-type="float" office:value="5">
            <text:p>5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5">
            <text:p>5</text:p>
          </table:table-cell>
          <table:table-cell table:style-name="ce131" office:value-type="float" office:value="5">
            <text:p>5</text:p>
          </table:table-cell>
          <table:table-cell table:style-name="ce133" table:formula="of:=MIN([.D14:.Z14])" office:value-type="float" office:value="2">
            <text:p>2</text:p>
          </table:table-cell>
          <table:table-cell table:style-name="ce134" table:formula="of:=MAX([.D14:.Z14])" office:value-type="float" office:value="7">
            <text:p>7</text:p>
          </table:table-cell>
          <table:table-cell table:style-name="ce135" table:formula="of:=ROUND(AVERAGE([.D14:.Z14]); 0)" office:value-type="float" office:value="5">
            <text:p>5</text:p>
          </table:table-cell>
          <table:table-cell table:formula="of:=VLOOKUP([.D14];[skills.$T$2:.$U$15];2;0)" office:value-type="string" office:string-value="EtM">
            <text:p>EtM</text:p>
          </table:table-cell>
          <table:table-cell table:formula="of:=VLOOKUP([.E14];[skills.$T$2:.$U$15];2;0)" office:value-type="string" office:string-value="D">
            <text:p>D</text:p>
          </table:table-cell>
          <table:table-cell table:formula="of:=VLOOKUP([.F14];[skills.$T$2:.$U$15];2;0)" office:value-type="string" office:string-value="EtM">
            <text:p>EtM</text:p>
          </table:table-cell>
          <table:table-cell table:formula="of:=VLOOKUP([.G14];[skills.$T$2:.$U$15];2;0)" office:value-type="string" office:string-value="M">
            <text:p>M</text:p>
          </table:table-cell>
          <table:table-cell table:formula="of:=VLOOKUP([.H14];[skills.$T$2:.$U$15];2;0)" office:value-type="string" office:string-value="EtM">
            <text:p>EtM</text:p>
          </table:table-cell>
          <table:table-cell table:formula="of:=VLOOKUP([.I14];[skills.$T$2:.$U$15];2;0)" office:value-type="string" office:string-value="VE">
            <text:p>VE</text:p>
          </table:table-cell>
          <table:table-cell table:formula="of:=VLOOKUP([.J14];[skills.$T$2:.$U$15];2;0)" office:value-type="string" office:string-value="M">
            <text:p>M</text:p>
          </table:table-cell>
          <table:table-cell table:formula="of:=VLOOKUP([.K14];[skills.$T$2:.$U$15];2;0)" office:value-type="string" office:string-value="M">
            <text:p>M</text:p>
          </table:table-cell>
          <table:table-cell table:formula="of:=VLOOKUP([.L14];[skills.$T$2:.$U$15];2;0)" office:value-type="string" office:string-value="EtM">
            <text:p>EtM</text:p>
          </table:table-cell>
          <table:table-cell table:formula="of:=VLOOKUP([.M14];[skills.$T$2:.$U$15];2;0)" office:value-type="string" office:string-value="D">
            <text:p>D</text:p>
          </table:table-cell>
          <table:table-cell table:formula="of:=VLOOKUP([.N14];[skills.$T$2:.$U$15];2;0)" office:value-type="string" office:string-value="M">
            <text:p>M</text:p>
          </table:table-cell>
          <table:table-cell table:formula="of:=VLOOKUP([.O14];[skills.$T$2:.$U$15];2;0)" office:value-type="string" office:string-value="MtD">
            <text:p>MtD</text:p>
          </table:table-cell>
          <table:table-cell table:formula="of:=VLOOKUP([.P14];[skills.$T$2:.$U$15];2;0)" office:value-type="string" office:string-value="M">
            <text:p>M</text:p>
          </table:table-cell>
          <table:table-cell table:formula="of:=VLOOKUP([.Q14];[skills.$T$2:.$U$15];2;0)" office:value-type="string" office:string-value="EtM">
            <text:p>EtM</text:p>
          </table:table-cell>
          <table:table-cell table:formula="of:=VLOOKUP([.R14];[skills.$T$2:.$U$15];2;0)" office:value-type="string" office:string-value="M">
            <text:p>M</text:p>
          </table:table-cell>
          <table:table-cell table:formula="of:=VLOOKUP([.S14];[skills.$T$2:.$U$15];2;0)" office:value-type="string" office:string-value="M">
            <text:p>M</text:p>
          </table:table-cell>
          <table:table-cell table:formula="of:=VLOOKUP([.T14];[skills.$T$2:.$U$15];2;0)" office:value-type="string" office:string-value="M">
            <text:p>M</text:p>
          </table:table-cell>
          <table:table-cell table:formula="of:=VLOOKUP([.U14];[skills.$T$2:.$U$15];2;0)" office:value-type="string" office:string-value="M">
            <text:p>M</text:p>
          </table:table-cell>
          <table:table-cell table:formula="of:=VLOOKUP([.V14];[skills.$T$2:.$U$15];2;0)" office:value-type="string" office:string-value="M">
            <text:p>M</text:p>
          </table:table-cell>
          <table:table-cell table:formula="of:=VLOOKUP([.W14];[skills.$T$2:.$U$15];2;0)" office:value-type="string" office:string-value="M">
            <text:p>M</text:p>
          </table:table-cell>
          <table:table-cell table:formula="of:=VLOOKUP([.X14];[skills.$T$2:.$U$15];2;0)" office:value-type="string" office:string-value="MtD">
            <text:p>MtD</text:p>
          </table:table-cell>
          <table:table-cell table:formula="of:=VLOOKUP([.Y14];[skills.$T$2:.$U$15];2;0)" office:value-type="string" office:string-value="M">
            <text:p>M</text:p>
          </table:table-cell>
          <table:table-cell table:formula="of:=VLOOKUP([.Z14];[skills.$T$2:.$U$15];2;0)" office:value-type="string" office:string-value="M">
            <text:p>M</text:p>
          </table:table-cell>
          <table:table-cell table:number-columns-repeated="971"/>
        </table:table-row>
        <table:table-row table:style-name="ro12">
          <table:table-cell table:style-name="ce10" office:value-type="string">
            <text:p>concentration</text:p>
          </table:table-cell>
          <table:table-cell table:style-name="ce122" office:value-type="string">
            <text:p>force</text:p>
          </table:table-cell>
          <table:table-cell office:value-type="string">
            <text:p>S</text:p>
          </table:table-cell>
          <table:table-cell table:style-name="ce126" office:value-type="float" office:value="2">
            <text:p>2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2">
            <text:p>2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1">
            <text:p>1</text:p>
          </table:table-cell>
          <table:table-cell table:number-columns-repeated="2" table:style-name="ce128" office:value-type="float" office:value="3">
            <text:p>3</text:p>
          </table:table-cell>
          <table:table-cell table:number-columns-repeated="3" table:style-name="ce128" office:value-type="float" office:value="2">
            <text:p>2</text:p>
          </table:table-cell>
          <table:table-cell table:number-columns-repeated="3" table:style-name="ce128" office:value-type="float" office:value="3">
            <text:p>3</text:p>
          </table:table-cell>
          <table:table-cell table:number-columns-repeated="2" table:style-name="ce128" office:value-type="float" office:value="2">
            <text:p>2</text:p>
          </table:table-cell>
          <table:table-cell table:style-name="ce131" office:value-type="float" office:value="1">
            <text:p>1</text:p>
          </table:table-cell>
          <table:table-cell table:style-name="ce131" office:value-type="float" office:value="5">
            <text:p>5</text:p>
          </table:table-cell>
          <table:table-cell table:style-name="ce128" office:value-type="float" office:value="3">
            <text:p>3</text:p>
          </table:table-cell>
          <table:table-cell table:style-name="ce131" office:value-type="float" office:value="4">
            <text:p>4</text:p>
          </table:table-cell>
          <table:table-cell table:number-columns-repeated="2" table:style-name="ce128" office:value-type="float" office:value="3">
            <text:p>3</text:p>
          </table:table-cell>
          <table:table-cell table:style-name="ce131" office:value-type="float" office:value="4">
            <text:p>4</text:p>
          </table:table-cell>
          <table:table-cell table:style-name="ce133" table:formula="of:=MIN([.D15:.Z15])" office:value-type="float" office:value="1">
            <text:p>1</text:p>
          </table:table-cell>
          <table:table-cell table:style-name="ce134" table:formula="of:=MAX([.D15:.Z15])" office:value-type="float" office:value="5">
            <text:p>5</text:p>
          </table:table-cell>
          <table:table-cell table:style-name="ce135" table:formula="of:=ROUND(AVERAGE([.D15:.Z15]); 0)" office:value-type="float" office:value="3">
            <text:p>3</text:p>
          </table:table-cell>
          <table:table-cell table:formula="of:=VLOOKUP([.D15];[skills.$T$2:.$U$15];2;0)" office:value-type="string" office:string-value="VE">
            <text:p>VE</text:p>
          </table:table-cell>
          <table:table-cell table:formula="of:=VLOOKUP([.E15];[skills.$T$2:.$U$15];2;0)" office:value-type="string" office:string-value="E">
            <text:p>E</text:p>
          </table:table-cell>
          <table:table-cell table:formula="of:=VLOOKUP([.F15];[skills.$T$2:.$U$15];2;0)" office:value-type="string" office:string-value="VE">
            <text:p>VE</text:p>
          </table:table-cell>
          <table:table-cell table:formula="of:=VLOOKUP([.G15];[skills.$T$2:.$U$15];2;0)" office:value-type="string" office:string-value="E">
            <text:p>E</text:p>
          </table:table-cell>
          <table:table-cell table:formula="of:=VLOOKUP([.H15];[skills.$T$2:.$U$15];2;0)" office:value-type="string" office:string-value="EtM">
            <text:p>EtM</text:p>
          </table:table-cell>
          <table:table-cell table:formula="of:=VLOOKUP([.I15];[skills.$T$2:.$U$15];2;0)" office:value-type="string" office:string-value="N">
            <text:p>N</text:p>
          </table:table-cell>
          <table:table-cell table:formula="of:=VLOOKUP([.J15];[skills.$T$2:.$U$15];2;0)" office:value-type="string" office:string-value="E">
            <text:p>E</text:p>
          </table:table-cell>
          <table:table-cell table:formula="of:=VLOOKUP([.K15];[skills.$T$2:.$U$15];2;0)" office:value-type="string" office:string-value="E">
            <text:p>E</text:p>
          </table:table-cell>
          <table:table-cell table:formula="of:=VLOOKUP([.L15];[skills.$T$2:.$U$15];2;0)" office:value-type="string" office:string-value="VE">
            <text:p>VE</text:p>
          </table:table-cell>
          <table:table-cell table:formula="of:=VLOOKUP([.M15];[skills.$T$2:.$U$15];2;0)" office:value-type="string" office:string-value="VE">
            <text:p>VE</text:p>
          </table:table-cell>
          <table:table-cell table:formula="of:=VLOOKUP([.N15];[skills.$T$2:.$U$15];2;0)" office:value-type="string" office:string-value="VE">
            <text:p>VE</text:p>
          </table:table-cell>
          <table:table-cell table:formula="of:=VLOOKUP([.O15];[skills.$T$2:.$U$15];2;0)" office:value-type="string" office:string-value="E">
            <text:p>E</text:p>
          </table:table-cell>
          <table:table-cell table:formula="of:=VLOOKUP([.P15];[skills.$T$2:.$U$15];2;0)" office:value-type="string" office:string-value="E">
            <text:p>E</text:p>
          </table:table-cell>
          <table:table-cell table:formula="of:=VLOOKUP([.Q15];[skills.$T$2:.$U$15];2;0)" office:value-type="string" office:string-value="E">
            <text:p>E</text:p>
          </table:table-cell>
          <table:table-cell table:formula="of:=VLOOKUP([.R15];[skills.$T$2:.$U$15];2;0)" office:value-type="string" office:string-value="VE">
            <text:p>VE</text:p>
          </table:table-cell>
          <table:table-cell table:formula="of:=VLOOKUP([.S15];[skills.$T$2:.$U$15];2;0)" office:value-type="string" office:string-value="VE">
            <text:p>VE</text:p>
          </table:table-cell>
          <table:table-cell table:formula="of:=VLOOKUP([.T15];[skills.$T$2:.$U$15];2;0)" office:value-type="string" office:string-value="N">
            <text:p>N</text:p>
          </table:table-cell>
          <table:table-cell table:formula="of:=VLOOKUP([.U15];[skills.$T$2:.$U$15];2;0)" office:value-type="string" office:string-value="M">
            <text:p>M</text:p>
          </table:table-cell>
          <table:table-cell table:formula="of:=VLOOKUP([.V15];[skills.$T$2:.$U$15];2;0)" office:value-type="string" office:string-value="E">
            <text:p>E</text:p>
          </table:table-cell>
          <table:table-cell table:formula="of:=VLOOKUP([.W15];[skills.$T$2:.$U$15];2;0)" office:value-type="string" office:string-value="EtM">
            <text:p>EtM</text:p>
          </table:table-cell>
          <table:table-cell table:formula="of:=VLOOKUP([.X15];[skills.$T$2:.$U$15];2;0)" office:value-type="string" office:string-value="E">
            <text:p>E</text:p>
          </table:table-cell>
          <table:table-cell table:formula="of:=VLOOKUP([.Y15];[skills.$T$2:.$U$15];2;0)" office:value-type="string" office:string-value="E">
            <text:p>E</text:p>
          </table:table-cell>
          <table:table-cell table:formula="of:=VLOOKUP([.Z15];[skills.$T$2:.$U$15];2;0)" office:value-type="string" office:string-value="EtM">
            <text:p>EtM</text:p>
          </table:table-cell>
          <table:table-cell table:number-columns-repeated="971"/>
        </table:table-row>
        <table:table-row table:style-name="ro12">
          <table:table-cell table:style-name="ce11" office:value-type="string">
            <text:p>confusion</text:p>
          </table:table-cell>
          <table:table-cell table:style-name="ce17" office:value-type="string">
            <text:p>affect mind</text:p>
          </table:table-cell>
          <table:table-cell office:value-type="string">
            <text:p>S A</text:p>
          </table:table-cell>
          <table:table-cell table:style-name="ce126" office:value-type="float" office:value="5">
            <text:p>5</text:p>
          </table:table-cell>
          <table:table-cell table:number-columns-repeated="3" table:style-name="ce128" office:value-type="float" office:value="5">
            <text:p>5</text:p>
          </table:table-cell>
          <table:table-cell table:style-name="ce128" office:value-type="float" office:value="3">
            <text:p>3</text:p>
          </table:table-cell>
          <table:table-cell table:number-columns-repeated="2" table:style-name="ce128" office:value-type="float" office:value="5">
            <text:p>5</text:p>
          </table:table-cell>
          <table:table-cell table:style-name="ce128" office:value-type="float" office:value="6">
            <text:p>6</text:p>
          </table:table-cell>
          <table:table-cell table:number-columns-repeated="3" table:style-name="ce128" office:value-type="float" office:value="5">
            <text:p>5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5">
            <text:p>5</text:p>
          </table:table-cell>
          <table:table-cell table:number-columns-repeated="2" table:style-name="ce128" office:value-type="float" office:value="3">
            <text:p>3</text:p>
          </table:table-cell>
          <table:table-cell table:style-name="ce128" office:value-type="float" office:value="5">
            <text:p>5</text:p>
          </table:table-cell>
          <table:table-cell table:style-name="ce131" office:value-type="float" office:value="3">
            <text:p>3</text:p>
          </table:table-cell>
          <table:table-cell table:style-name="ce131" office:value-type="float" office:value="5">
            <text:p>5</text:p>
          </table:table-cell>
          <table:table-cell table:style-name="ce128" office:value-type="float" office:value="5">
            <text:p>5</text:p>
          </table:table-cell>
          <table:table-cell table:style-name="ce131" office:value-type="float" office:value="4">
            <text:p>4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5">
            <text:p>5</text:p>
          </table:table-cell>
          <table:table-cell table:style-name="ce131" office:value-type="float" office:value="5">
            <text:p>5</text:p>
          </table:table-cell>
          <table:table-cell table:style-name="ce133" table:formula="of:=MIN([.D16:.Z16])" office:value-type="float" office:value="3">
            <text:p>3</text:p>
          </table:table-cell>
          <table:table-cell table:style-name="ce134" table:formula="of:=MAX([.D16:.Z16])" office:value-type="float" office:value="6">
            <text:p>6</text:p>
          </table:table-cell>
          <table:table-cell table:style-name="ce135" table:formula="of:=ROUND(AVERAGE([.D16:.Z16]); 0)" office:value-type="float" office:value="5">
            <text:p>5</text:p>
          </table:table-cell>
          <table:table-cell table:formula="of:=VLOOKUP([.D16];[skills.$T$2:.$U$15];2;0)" office:value-type="string" office:string-value="M">
            <text:p>M</text:p>
          </table:table-cell>
          <table:table-cell table:formula="of:=VLOOKUP([.E16];[skills.$T$2:.$U$15];2;0)" office:value-type="string" office:string-value="M">
            <text:p>M</text:p>
          </table:table-cell>
          <table:table-cell table:formula="of:=VLOOKUP([.F16];[skills.$T$2:.$U$15];2;0)" office:value-type="string" office:string-value="M">
            <text:p>M</text:p>
          </table:table-cell>
          <table:table-cell table:formula="of:=VLOOKUP([.G16];[skills.$T$2:.$U$15];2;0)" office:value-type="string" office:string-value="M">
            <text:p>M</text:p>
          </table:table-cell>
          <table:table-cell table:formula="of:=VLOOKUP([.H16];[skills.$T$2:.$U$15];2;0)" office:value-type="string" office:string-value="E">
            <text:p>E</text:p>
          </table:table-cell>
          <table:table-cell table:formula="of:=VLOOKUP([.I16];[skills.$T$2:.$U$15];2;0)" office:value-type="string" office:string-value="M">
            <text:p>M</text:p>
          </table:table-cell>
          <table:table-cell table:formula="of:=VLOOKUP([.J16];[skills.$T$2:.$U$15];2;0)" office:value-type="string" office:string-value="M">
            <text:p>M</text:p>
          </table:table-cell>
          <table:table-cell table:formula="of:=VLOOKUP([.K16];[skills.$T$2:.$U$15];2;0)" office:value-type="string" office:string-value="MtD">
            <text:p>MtD</text:p>
          </table:table-cell>
          <table:table-cell table:formula="of:=VLOOKUP([.L16];[skills.$T$2:.$U$15];2;0)" office:value-type="string" office:string-value="M">
            <text:p>M</text:p>
          </table:table-cell>
          <table:table-cell table:formula="of:=VLOOKUP([.M16];[skills.$T$2:.$U$15];2;0)" office:value-type="string" office:string-value="M">
            <text:p>M</text:p>
          </table:table-cell>
          <table:table-cell table:formula="of:=VLOOKUP([.N16];[skills.$T$2:.$U$15];2;0)" office:value-type="string" office:string-value="M">
            <text:p>M</text:p>
          </table:table-cell>
          <table:table-cell table:formula="of:=VLOOKUP([.O16];[skills.$T$2:.$U$15];2;0)" office:value-type="string" office:string-value="MtD">
            <text:p>MtD</text:p>
          </table:table-cell>
          <table:table-cell table:formula="of:=VLOOKUP([.P16];[skills.$T$2:.$U$15];2;0)" office:value-type="string" office:string-value="M">
            <text:p>M</text:p>
          </table:table-cell>
          <table:table-cell table:formula="of:=VLOOKUP([.Q16];[skills.$T$2:.$U$15];2;0)" office:value-type="string" office:string-value="E">
            <text:p>E</text:p>
          </table:table-cell>
          <table:table-cell table:formula="of:=VLOOKUP([.R16];[skills.$T$2:.$U$15];2;0)" office:value-type="string" office:string-value="E">
            <text:p>E</text:p>
          </table:table-cell>
          <table:table-cell table:formula="of:=VLOOKUP([.S16];[skills.$T$2:.$U$15];2;0)" office:value-type="string" office:string-value="M">
            <text:p>M</text:p>
          </table:table-cell>
          <table:table-cell table:formula="of:=VLOOKUP([.T16];[skills.$T$2:.$U$15];2;0)" office:value-type="string" office:string-value="E">
            <text:p>E</text:p>
          </table:table-cell>
          <table:table-cell table:formula="of:=VLOOKUP([.U16];[skills.$T$2:.$U$15];2;0)" office:value-type="string" office:string-value="M">
            <text:p>M</text:p>
          </table:table-cell>
          <table:table-cell table:formula="of:=VLOOKUP([.V16];[skills.$T$2:.$U$15];2;0)" office:value-type="string" office:string-value="M">
            <text:p>M</text:p>
          </table:table-cell>
          <table:table-cell table:formula="of:=VLOOKUP([.W16];[skills.$T$2:.$U$15];2;0)" office:value-type="string" office:string-value="EtM">
            <text:p>EtM</text:p>
          </table:table-cell>
          <table:table-cell table:formula="of:=VLOOKUP([.X16];[skills.$T$2:.$U$15];2;0)" office:value-type="string" office:string-value="MtD">
            <text:p>MtD</text:p>
          </table:table-cell>
          <table:table-cell table:formula="of:=VLOOKUP([.Y16];[skills.$T$2:.$U$15];2;0)" office:value-type="string" office:string-value="M">
            <text:p>M</text:p>
          </table:table-cell>
          <table:table-cell table:formula="of:=VLOOKUP([.Z16];[skills.$T$2:.$U$15];2;0)" office:value-type="string" office:string-value="M">
            <text:p>M</text:p>
          </table:table-cell>
          <table:table-cell table:number-columns-repeated="971"/>
        </table:table-row>
        <table:table-row table:style-name="ro12">
          <table:table-cell table:style-name="ce13" office:value-type="string">
            <text:p>control pain</text:p>
          </table:table-cell>
          <table:table-cell table:style-name="ce17" office:value-type="string">
            <text:p>defense</text:p>
          </table:table-cell>
          <table:table-cell office:value-type="string">
            <text:p>C (A)</text:p>
          </table:table-cell>
          <table:table-cell table:style-name="ce126" office:value-type="float" office:value="4">
            <text:p>4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2">
            <text:p>2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4">
            <text:p>4</text:p>
          </table:table-cell>
          <table:table-cell table:number-columns-repeated="2" table:style-name="ce128" office:value-type="float" office:value="3">
            <text:p>3</text:p>
          </table:table-cell>
          <table:table-cell table:style-name="ce128" office:value-type="float" office:value="2">
            <text:p>2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3">
            <text:p>3</text:p>
          </table:table-cell>
          <table:table-cell table:number-columns-repeated="2" table:style-name="ce128" office:value-type="float" office:value="4">
            <text:p>4</text:p>
          </table:table-cell>
          <table:table-cell table:style-name="ce131" office:value-type="float" office:value="4">
            <text:p>4</text:p>
          </table:table-cell>
          <table:table-cell table:style-name="ce131" office:value-type="float" office:value="3">
            <text:p>3</text:p>
          </table:table-cell>
          <table:table-cell table:style-name="ce128" office:value-type="float" office:value="5">
            <text:p>5</text:p>
          </table:table-cell>
          <table:table-cell table:style-name="ce131" office:value-type="float" office:value="4">
            <text:p>4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5">
            <text:p>5</text:p>
          </table:table-cell>
          <table:table-cell table:style-name="ce131" office:value-type="float" office:value="3">
            <text:p>3</text:p>
          </table:table-cell>
          <table:table-cell table:style-name="ce133" table:formula="of:=MIN([.D17:.Z17])" office:value-type="float" office:value="2">
            <text:p>2</text:p>
          </table:table-cell>
          <table:table-cell table:style-name="ce134" table:formula="of:=MAX([.D17:.Z17])" office:value-type="float" office:value="6">
            <text:p>6</text:p>
          </table:table-cell>
          <table:table-cell table:style-name="ce135" table:formula="of:=ROUND(AVERAGE([.D17:.Z17]); 0)" office:value-type="float" office:value="4">
            <text:p>4</text:p>
          </table:table-cell>
          <table:table-cell table:formula="of:=VLOOKUP([.D17];[skills.$T$2:.$U$15];2;0)" office:value-type="string" office:string-value="EtM">
            <text:p>EtM</text:p>
          </table:table-cell>
          <table:table-cell table:formula="of:=VLOOKUP([.E17];[skills.$T$2:.$U$15];2;0)" office:value-type="string" office:string-value="E">
            <text:p>E</text:p>
          </table:table-cell>
          <table:table-cell table:formula="of:=VLOOKUP([.F17];[skills.$T$2:.$U$15];2;0)" office:value-type="string" office:string-value="VE">
            <text:p>VE</text:p>
          </table:table-cell>
          <table:table-cell table:formula="of:=VLOOKUP([.G17];[skills.$T$2:.$U$15];2;0)" office:value-type="string" office:string-value="EtM">
            <text:p>EtM</text:p>
          </table:table-cell>
          <table:table-cell table:formula="of:=VLOOKUP([.H17];[skills.$T$2:.$U$15];2;0)" office:value-type="string" office:string-value="MtD">
            <text:p>MtD</text:p>
          </table:table-cell>
          <table:table-cell table:formula="of:=VLOOKUP([.I17];[skills.$T$2:.$U$15];2;0)" office:value-type="string" office:string-value="E">
            <text:p>E</text:p>
          </table:table-cell>
          <table:table-cell table:formula="of:=VLOOKUP([.J17];[skills.$T$2:.$U$15];2;0)" office:value-type="string" office:string-value="M">
            <text:p>M</text:p>
          </table:table-cell>
          <table:table-cell table:formula="of:=VLOOKUP([.K17];[skills.$T$2:.$U$15];2;0)" office:value-type="string" office:string-value="EtM">
            <text:p>EtM</text:p>
          </table:table-cell>
          <table:table-cell table:formula="of:=VLOOKUP([.L17];[skills.$T$2:.$U$15];2;0)" office:value-type="string" office:string-value="E">
            <text:p>E</text:p>
          </table:table-cell>
          <table:table-cell table:formula="of:=VLOOKUP([.M17];[skills.$T$2:.$U$15];2;0)" office:value-type="string" office:string-value="E">
            <text:p>E</text:p>
          </table:table-cell>
          <table:table-cell table:formula="of:=VLOOKUP([.N17];[skills.$T$2:.$U$15];2;0)" office:value-type="string" office:string-value="VE">
            <text:p>VE</text:p>
          </table:table-cell>
          <table:table-cell table:formula="of:=VLOOKUP([.O17];[skills.$T$2:.$U$15];2;0)" office:value-type="string" office:string-value="E">
            <text:p>E</text:p>
          </table:table-cell>
          <table:table-cell table:formula="of:=VLOOKUP([.P17];[skills.$T$2:.$U$15];2;0)" office:value-type="string" office:string-value="EtM">
            <text:p>EtM</text:p>
          </table:table-cell>
          <table:table-cell table:formula="of:=VLOOKUP([.Q17];[skills.$T$2:.$U$15];2;0)" office:value-type="string" office:string-value="E">
            <text:p>E</text:p>
          </table:table-cell>
          <table:table-cell table:formula="of:=VLOOKUP([.R17];[skills.$T$2:.$U$15];2;0)" office:value-type="string" office:string-value="EtM">
            <text:p>EtM</text:p>
          </table:table-cell>
          <table:table-cell table:formula="of:=VLOOKUP([.S17];[skills.$T$2:.$U$15];2;0)" office:value-type="string" office:string-value="EtM">
            <text:p>EtM</text:p>
          </table:table-cell>
          <table:table-cell table:formula="of:=VLOOKUP([.T17];[skills.$T$2:.$U$15];2;0)" office:value-type="string" office:string-value="EtM">
            <text:p>EtM</text:p>
          </table:table-cell>
          <table:table-cell table:formula="of:=VLOOKUP([.U17];[skills.$T$2:.$U$15];2;0)" office:value-type="string" office:string-value="E">
            <text:p>E</text:p>
          </table:table-cell>
          <table:table-cell table:formula="of:=VLOOKUP([.V17];[skills.$T$2:.$U$15];2;0)" office:value-type="string" office:string-value="M">
            <text:p>M</text:p>
          </table:table-cell>
          <table:table-cell table:formula="of:=VLOOKUP([.W17];[skills.$T$2:.$U$15];2;0)" office:value-type="string" office:string-value="EtM">
            <text:p>EtM</text:p>
          </table:table-cell>
          <table:table-cell table:formula="of:=VLOOKUP([.X17];[skills.$T$2:.$U$15];2;0)" office:value-type="string" office:string-value="EtM">
            <text:p>EtM</text:p>
          </table:table-cell>
          <table:table-cell table:formula="of:=VLOOKUP([.Y17];[skills.$T$2:.$U$15];2;0)" office:value-type="string" office:string-value="M">
            <text:p>M</text:p>
          </table:table-cell>
          <table:table-cell table:formula="of:=VLOOKUP([.Z17];[skills.$T$2:.$U$15];2;0)" office:value-type="string" office:string-value="E">
            <text:p>E</text:p>
          </table:table-cell>
          <table:table-cell table:number-columns-repeated="971"/>
        </table:table-row>
        <table:table-row table:style-name="ro12">
          <table:table-cell table:style-name="ce12" office:value-type="string">
            <text:p>dark suggestion</text:p>
          </table:table-cell>
          <table:table-cell table:style-name="ce17" office:value-type="string">
            <text:p>tradition</text:p>
          </table:table-cell>
          <table:table-cell office:value-type="string">
            <text:p>S C A</text:p>
          </table:table-cell>
          <table:table-cell table:style-name="ce126" office:value-type="float" office:value="5">
            <text:p>5</text:p>
          </table:table-cell>
          <table:table-cell table:number-columns-repeated="15" table:style-name="ce128" office:value-type="float" office:value="5">
            <text:p>5</text:p>
          </table:table-cell>
          <table:table-cell table:number-columns-repeated="2" table:style-name="ce131" office:value-type="float" office:value="5">
            <text:p>5</text:p>
          </table:table-cell>
          <table:table-cell table:style-name="ce128" office:value-type="float" office:value="5">
            <text:p>5</text:p>
          </table:table-cell>
          <table:table-cell table:style-name="ce131" office:value-type="float" office:value="5">
            <text:p>5</text:p>
          </table:table-cell>
          <table:table-cell table:number-columns-repeated="2" table:style-name="ce128" office:value-type="float" office:value="5">
            <text:p>5</text:p>
          </table:table-cell>
          <table:table-cell table:style-name="ce131" office:value-type="float" office:value="5">
            <text:p>5</text:p>
          </table:table-cell>
          <table:table-cell table:style-name="ce133" table:formula="of:=MIN([.D18:.Z18])" office:value-type="float" office:value="5">
            <text:p>5</text:p>
          </table:table-cell>
          <table:table-cell table:style-name="ce134" table:formula="of:=MAX([.D18:.Z18])" office:value-type="float" office:value="5">
            <text:p>5</text:p>
          </table:table-cell>
          <table:table-cell table:style-name="ce135" table:formula="of:=ROUND(AVERAGE([.D18:.Z18]); 0)" office:value-type="float" office:value="5">
            <text:p>5</text:p>
          </table:table-cell>
          <table:table-cell table:formula="of:=VLOOKUP([.D18];[skills.$T$2:.$U$15];2;0)" office:value-type="string" office:string-value="M">
            <text:p>M</text:p>
          </table:table-cell>
          <table:table-cell table:formula="of:=VLOOKUP([.E18];[skills.$T$2:.$U$15];2;0)" office:value-type="string" office:string-value="M">
            <text:p>M</text:p>
          </table:table-cell>
          <table:table-cell table:formula="of:=VLOOKUP([.F18];[skills.$T$2:.$U$15];2;0)" office:value-type="string" office:string-value="M">
            <text:p>M</text:p>
          </table:table-cell>
          <table:table-cell table:formula="of:=VLOOKUP([.G18];[skills.$T$2:.$U$15];2;0)" office:value-type="string" office:string-value="M">
            <text:p>M</text:p>
          </table:table-cell>
          <table:table-cell table:formula="of:=VLOOKUP([.H18];[skills.$T$2:.$U$15];2;0)" office:value-type="string" office:string-value="M">
            <text:p>M</text:p>
          </table:table-cell>
          <table:table-cell table:formula="of:=VLOOKUP([.I18];[skills.$T$2:.$U$15];2;0)" office:value-type="string" office:string-value="M">
            <text:p>M</text:p>
          </table:table-cell>
          <table:table-cell table:formula="of:=VLOOKUP([.J18];[skills.$T$2:.$U$15];2;0)" office:value-type="string" office:string-value="M">
            <text:p>M</text:p>
          </table:table-cell>
          <table:table-cell table:formula="of:=VLOOKUP([.K18];[skills.$T$2:.$U$15];2;0)" office:value-type="string" office:string-value="M">
            <text:p>M</text:p>
          </table:table-cell>
          <table:table-cell table:formula="of:=VLOOKUP([.L18];[skills.$T$2:.$U$15];2;0)" office:value-type="string" office:string-value="M">
            <text:p>M</text:p>
          </table:table-cell>
          <table:table-cell table:formula="of:=VLOOKUP([.M18];[skills.$T$2:.$U$15];2;0)" office:value-type="string" office:string-value="M">
            <text:p>M</text:p>
          </table:table-cell>
          <table:table-cell table:formula="of:=VLOOKUP([.N18];[skills.$T$2:.$U$15];2;0)" office:value-type="string" office:string-value="M">
            <text:p>M</text:p>
          </table:table-cell>
          <table:table-cell table:formula="of:=VLOOKUP([.O18];[skills.$T$2:.$U$15];2;0)" office:value-type="string" office:string-value="M">
            <text:p>M</text:p>
          </table:table-cell>
          <table:table-cell table:formula="of:=VLOOKUP([.P18];[skills.$T$2:.$U$15];2;0)" office:value-type="string" office:string-value="M">
            <text:p>M</text:p>
          </table:table-cell>
          <table:table-cell table:formula="of:=VLOOKUP([.Q18];[skills.$T$2:.$U$15];2;0)" office:value-type="string" office:string-value="M">
            <text:p>M</text:p>
          </table:table-cell>
          <table:table-cell table:formula="of:=VLOOKUP([.R18];[skills.$T$2:.$U$15];2;0)" office:value-type="string" office:string-value="M">
            <text:p>M</text:p>
          </table:table-cell>
          <table:table-cell table:formula="of:=VLOOKUP([.S18];[skills.$T$2:.$U$15];2;0)" office:value-type="string" office:string-value="M">
            <text:p>M</text:p>
          </table:table-cell>
          <table:table-cell table:formula="of:=VLOOKUP([.T18];[skills.$T$2:.$U$15];2;0)" office:value-type="string" office:string-value="M">
            <text:p>M</text:p>
          </table:table-cell>
          <table:table-cell table:formula="of:=VLOOKUP([.U18];[skills.$T$2:.$U$15];2;0)" office:value-type="string" office:string-value="M">
            <text:p>M</text:p>
          </table:table-cell>
          <table:table-cell table:formula="of:=VLOOKUP([.V18];[skills.$T$2:.$U$15];2;0)" office:value-type="string" office:string-value="M">
            <text:p>M</text:p>
          </table:table-cell>
          <table:table-cell table:formula="of:=VLOOKUP([.W18];[skills.$T$2:.$U$15];2;0)" office:value-type="string" office:string-value="M">
            <text:p>M</text:p>
          </table:table-cell>
          <table:table-cell table:formula="of:=VLOOKUP([.X18];[skills.$T$2:.$U$15];2;0)" office:value-type="string" office:string-value="M">
            <text:p>M</text:p>
          </table:table-cell>
          <table:table-cell table:formula="of:=VLOOKUP([.Y18];[skills.$T$2:.$U$15];2;0)" office:value-type="string" office:string-value="M">
            <text:p>M</text:p>
          </table:table-cell>
          <table:table-cell table:formula="of:=VLOOKUP([.Z18];[skills.$T$2:.$U$15];2;0)" office:value-type="string" office:string-value="M">
            <text:p>M</text:p>
          </table:table-cell>
          <table:table-cell table:number-columns-repeated="971"/>
        </table:table-row>
        <table:table-row table:style-name="ro12">
          <table:table-cell table:style-name="ce10" office:value-type="string">
            <text:p>detoxify poison</text:p>
          </table:table-cell>
          <table:table-cell table:style-name="ce17" office:value-type="string">
            <text:p>healing</text:p>
          </table:table-cell>
          <table:table-cell office:value-type="string">
            <text:p>S C (A)</text:p>
          </table:table-cell>
          <table:table-cell table:style-name="ce126" office:value-type="float" office:value="3">
            <text:p>3</text:p>
          </table:table-cell>
          <table:table-cell table:number-columns-repeated="2" table:style-name="ce128" office:value-type="float" office:value="2">
            <text:p>2</text:p>
          </table:table-cell>
          <table:table-cell table:number-columns-repeated="4" table:style-name="ce128" office:value-type="float" office:value="3">
            <text:p>3</text:p>
          </table:table-cell>
          <table:table-cell table:style-name="ce128" office:value-type="float" office:value="2">
            <text:p>2</text:p>
          </table:table-cell>
          <table:table-cell table:number-columns-repeated="2" table:style-name="ce128" office:value-type="float" office:value="1">
            <text:p>1</text:p>
          </table:table-cell>
          <table:table-cell table:style-name="ce128" office:value-type="float" office:value="2">
            <text:p>2</text:p>
          </table:table-cell>
          <table:table-cell table:number-columns-repeated="3" table:style-name="ce128" office:value-type="float" office:value="3">
            <text:p>3</text:p>
          </table:table-cell>
          <table:table-cell table:style-name="ce128" office:value-type="float" office:value="2">
            <text:p>2</text:p>
          </table:table-cell>
          <table:table-cell table:style-name="ce128" office:value-type="float" office:value="3">
            <text:p>3</text:p>
          </table:table-cell>
          <table:table-cell table:number-columns-repeated="2" table:style-name="ce131" office:value-type="float" office:value="3">
            <text:p>3</text:p>
          </table:table-cell>
          <table:table-cell table:style-name="ce128" office:value-type="float" office:value="3">
            <text:p>3</text:p>
          </table:table-cell>
          <table:table-cell table:style-name="ce131" office:value-type="float" office:value="3">
            <text:p>3</text:p>
          </table:table-cell>
          <table:table-cell table:number-columns-repeated="2" table:style-name="ce128" office:value-type="float" office:value="3">
            <text:p>3</text:p>
          </table:table-cell>
          <table:table-cell table:style-name="ce131" office:value-type="float" office:value="3">
            <text:p>3</text:p>
          </table:table-cell>
          <table:table-cell table:style-name="ce133" table:formula="of:=MIN([.D19:.Z19])" office:value-type="float" office:value="1">
            <text:p>1</text:p>
          </table:table-cell>
          <table:table-cell table:style-name="ce134" table:formula="of:=MAX([.D19:.Z19])" office:value-type="float" office:value="3">
            <text:p>3</text:p>
          </table:table-cell>
          <table:table-cell table:style-name="ce135" table:formula="of:=ROUND(AVERAGE([.D19:.Z19]); 0)" office:value-type="float" office:value="3">
            <text:p>3</text:p>
          </table:table-cell>
          <table:table-cell table:formula="of:=VLOOKUP([.D19];[skills.$T$2:.$U$15];2;0)" office:value-type="string" office:string-value="E">
            <text:p>E</text:p>
          </table:table-cell>
          <table:table-cell table:formula="of:=VLOOKUP([.E19];[skills.$T$2:.$U$15];2;0)" office:value-type="string" office:string-value="VE">
            <text:p>VE</text:p>
          </table:table-cell>
          <table:table-cell table:formula="of:=VLOOKUP([.F19];[skills.$T$2:.$U$15];2;0)" office:value-type="string" office:string-value="VE">
            <text:p>VE</text:p>
          </table:table-cell>
          <table:table-cell table:formula="of:=VLOOKUP([.G19];[skills.$T$2:.$U$15];2;0)" office:value-type="string" office:string-value="E">
            <text:p>E</text:p>
          </table:table-cell>
          <table:table-cell table:formula="of:=VLOOKUP([.H19];[skills.$T$2:.$U$15];2;0)" office:value-type="string" office:string-value="E">
            <text:p>E</text:p>
          </table:table-cell>
          <table:table-cell table:formula="of:=VLOOKUP([.I19];[skills.$T$2:.$U$15];2;0)" office:value-type="string" office:string-value="E">
            <text:p>E</text:p>
          </table:table-cell>
          <table:table-cell table:formula="of:=VLOOKUP([.J19];[skills.$T$2:.$U$15];2;0)" office:value-type="string" office:string-value="E">
            <text:p>E</text:p>
          </table:table-cell>
          <table:table-cell table:formula="of:=VLOOKUP([.K19];[skills.$T$2:.$U$15];2;0)" office:value-type="string" office:string-value="VE">
            <text:p>VE</text:p>
          </table:table-cell>
          <table:table-cell table:formula="of:=VLOOKUP([.L19];[skills.$T$2:.$U$15];2;0)" office:value-type="string" office:string-value="N">
            <text:p>N</text:p>
          </table:table-cell>
          <table:table-cell table:formula="of:=VLOOKUP([.M19];[skills.$T$2:.$U$15];2;0)" office:value-type="string" office:string-value="N">
            <text:p>N</text:p>
          </table:table-cell>
          <table:table-cell table:formula="of:=VLOOKUP([.N19];[skills.$T$2:.$U$15];2;0)" office:value-type="string" office:string-value="VE">
            <text:p>VE</text:p>
          </table:table-cell>
          <table:table-cell table:formula="of:=VLOOKUP([.O19];[skills.$T$2:.$U$15];2;0)" office:value-type="string" office:string-value="E">
            <text:p>E</text:p>
          </table:table-cell>
          <table:table-cell table:formula="of:=VLOOKUP([.P19];[skills.$T$2:.$U$15];2;0)" office:value-type="string" office:string-value="E">
            <text:p>E</text:p>
          </table:table-cell>
          <table:table-cell table:formula="of:=VLOOKUP([.Q19];[skills.$T$2:.$U$15];2;0)" office:value-type="string" office:string-value="E">
            <text:p>E</text:p>
          </table:table-cell>
          <table:table-cell table:formula="of:=VLOOKUP([.R19];[skills.$T$2:.$U$15];2;0)" office:value-type="string" office:string-value="VE">
            <text:p>VE</text:p>
          </table:table-cell>
          <table:table-cell table:formula="of:=VLOOKUP([.S19];[skills.$T$2:.$U$15];2;0)" office:value-type="string" office:string-value="E">
            <text:p>E</text:p>
          </table:table-cell>
          <table:table-cell table:formula="of:=VLOOKUP([.T19];[skills.$T$2:.$U$15];2;0)" office:value-type="string" office:string-value="E">
            <text:p>E</text:p>
          </table:table-cell>
          <table:table-cell table:formula="of:=VLOOKUP([.U19];[skills.$T$2:.$U$15];2;0)" office:value-type="string" office:string-value="E">
            <text:p>E</text:p>
          </table:table-cell>
          <table:table-cell table:formula="of:=VLOOKUP([.V19];[skills.$T$2:.$U$15];2;0)" office:value-type="string" office:string-value="E">
            <text:p>E</text:p>
          </table:table-cell>
          <table:table-cell table:formula="of:=VLOOKUP([.W19];[skills.$T$2:.$U$15];2;0)" office:value-type="string" office:string-value="E">
            <text:p>E</text:p>
          </table:table-cell>
          <table:table-cell table:formula="of:=VLOOKUP([.X19];[skills.$T$2:.$U$15];2;0)" office:value-type="string" office:string-value="E">
            <text:p>E</text:p>
          </table:table-cell>
          <table:table-cell table:formula="of:=VLOOKUP([.Y19];[skills.$T$2:.$U$15];2;0)" office:value-type="string" office:string-value="E">
            <text:p>E</text:p>
          </table:table-cell>
          <table:table-cell table:formula="of:=VLOOKUP([.Z19];[skills.$T$2:.$U$15];2;0)" office:value-type="string" office:string-value="E">
            <text:p>E</text:p>
          </table:table-cell>
          <table:table-cell table:number-columns-repeated="971"/>
        </table:table-row>
        <table:table-row table:style-name="ro12">
          <table:table-cell table:style-name="ce4" office:value-type="string">
            <text:p>displace matter</text:p>
          </table:table-cell>
          <table:table-cell table:style-name="ce17" office:value-type="string">
            <text:p>misc</text:p>
          </table:table-cell>
          <table:table-cell office:value-type="string">
            <text:p>S C A</text:p>
          </table:table-cell>
          <table:table-cell table:style-name="ce126" office:value-type="float" office:value="9">
            <text:p>9</text:p>
          </table:table-cell>
          <table:table-cell table:number-columns-repeated="3" table:style-name="ce128" office:value-type="float" office:value="9">
            <text:p>9</text:p>
          </table:table-cell>
          <table:table-cell table:style-name="ce128" office:value-type="float" office:value="6">
            <text:p>6</text:p>
          </table:table-cell>
          <table:table-cell table:number-columns-repeated="2" table:style-name="ce128" office:value-type="float" office:value="9">
            <text:p>9</text:p>
          </table:table-cell>
          <table:table-cell table:number-columns-repeated="2" table:style-name="ce128" office:value-type="float" office:value="8">
            <text:p>8</text:p>
          </table:table-cell>
          <table:table-cell table:style-name="ce128" office:value-type="float" office:value="9">
            <text:p>9</text:p>
          </table:table-cell>
          <table:table-cell table:style-name="ce128" office:value-type="float" office:value="7">
            <text:p>7</text:p>
          </table:table-cell>
          <table:table-cell table:style-name="ce128" office:value-type="float" office:value="10">
            <text:p>10</text:p>
          </table:table-cell>
          <table:table-cell table:style-name="ce128" office:value-type="float" office:value="7">
            <text:p>7</text:p>
          </table:table-cell>
          <table:table-cell table:number-columns-repeated="2" table:style-name="ce128" office:value-type="float" office:value="10">
            <text:p>10</text:p>
          </table:table-cell>
          <table:table-cell table:style-name="ce128" office:value-type="float" office:value="9">
            <text:p>9</text:p>
          </table:table-cell>
          <table:table-cell table:style-name="ce131" office:value-type="float" office:value="10">
            <text:p>10</text:p>
          </table:table-cell>
          <table:table-cell table:style-name="ce131" office:value-type="float" office:value="9">
            <text:p>9</text:p>
          </table:table-cell>
          <table:table-cell table:style-name="ce128" office:value-type="float" office:value="7">
            <text:p>7</text:p>
          </table:table-cell>
          <table:table-cell table:style-name="ce131" office:value-type="float" office:value="6">
            <text:p>6</text:p>
          </table:table-cell>
          <table:table-cell table:style-name="ce128" office:value-type="float" office:value="9">
            <text:p>9</text:p>
          </table:table-cell>
          <table:table-cell table:style-name="ce128" office:value-type="float" office:value="5">
            <text:p>5</text:p>
          </table:table-cell>
          <table:table-cell table:style-name="ce131" office:value-type="float" office:value="9">
            <text:p>9</text:p>
          </table:table-cell>
          <table:table-cell table:style-name="ce133" table:formula="of:=MIN([.D20:.Z20])" office:value-type="float" office:value="5">
            <text:p>5</text:p>
          </table:table-cell>
          <table:table-cell table:style-name="ce134" table:formula="of:=MAX([.D20:.Z20])" office:value-type="float" office:value="10">
            <text:p>10</text:p>
          </table:table-cell>
          <table:table-cell table:style-name="ce135" table:formula="of:=ROUND(AVERAGE([.D20:.Z20]); 0)" office:value-type="float" office:value="8">
            <text:p>8</text:p>
          </table:table-cell>
          <table:table-cell table:formula="of:=VLOOKUP([.D20];[skills.$T$2:.$U$15];2;0)" office:value-type="string" office:string-value="SD">
            <text:p>SD</text:p>
          </table:table-cell>
          <table:table-cell table:formula="of:=VLOOKUP([.E20];[skills.$T$2:.$U$15];2;0)" office:value-type="string" office:string-value="SD">
            <text:p>SD</text:p>
          </table:table-cell>
          <table:table-cell table:formula="of:=VLOOKUP([.F20];[skills.$T$2:.$U$15];2;0)" office:value-type="string" office:string-value="SD">
            <text:p>SD</text:p>
          </table:table-cell>
          <table:table-cell table:formula="of:=VLOOKUP([.G20];[skills.$T$2:.$U$15];2;0)" office:value-type="string" office:string-value="SD">
            <text:p>SD</text:p>
          </table:table-cell>
          <table:table-cell table:formula="of:=VLOOKUP([.H20];[skills.$T$2:.$U$15];2;0)" office:value-type="string" office:string-value="MtD">
            <text:p>MtD</text:p>
          </table:table-cell>
          <table:table-cell table:formula="of:=VLOOKUP([.I20];[skills.$T$2:.$U$15];2;0)" office:value-type="string" office:string-value="SD">
            <text:p>SD</text:p>
          </table:table-cell>
          <table:table-cell table:formula="of:=VLOOKUP([.J20];[skills.$T$2:.$U$15];2;0)" office:value-type="string" office:string-value="SD">
            <text:p>SD</text:p>
          </table:table-cell>
          <table:table-cell table:formula="of:=VLOOKUP([.K20];[skills.$T$2:.$U$15];2;0)" office:value-type="string" office:string-value="VD">
            <text:p>VD</text:p>
          </table:table-cell>
          <table:table-cell table:formula="of:=VLOOKUP([.L20];[skills.$T$2:.$U$15];2;0)" office:value-type="string" office:string-value="VD">
            <text:p>VD</text:p>
          </table:table-cell>
          <table:table-cell table:formula="of:=VLOOKUP([.M20];[skills.$T$2:.$U$15];2;0)" office:value-type="string" office:string-value="SD">
            <text:p>SD</text:p>
          </table:table-cell>
          <table:table-cell table:formula="of:=VLOOKUP([.N20];[skills.$T$2:.$U$15];2;0)" office:value-type="string" office:string-value="D">
            <text:p>D</text:p>
          </table:table-cell>
          <table:table-cell table:formula="of:=VLOOKUP([.O20];[skills.$T$2:.$U$15];2;0)" office:value-type="string" office:string-value="JSI">
            <text:p>JSI</text:p>
          </table:table-cell>
          <table:table-cell table:formula="of:=VLOOKUP([.P20];[skills.$T$2:.$U$15];2;0)" office:value-type="string" office:string-value="D">
            <text:p>D</text:p>
          </table:table-cell>
          <table:table-cell table:formula="of:=VLOOKUP([.Q20];[skills.$T$2:.$U$15];2;0)" office:value-type="string" office:string-value="JSI">
            <text:p>JSI</text:p>
          </table:table-cell>
          <table:table-cell table:formula="of:=VLOOKUP([.R20];[skills.$T$2:.$U$15];2;0)" office:value-type="string" office:string-value="JSI">
            <text:p>JSI</text:p>
          </table:table-cell>
          <table:table-cell table:formula="of:=VLOOKUP([.S20];[skills.$T$2:.$U$15];2;0)" office:value-type="string" office:string-value="SD">
            <text:p>SD</text:p>
          </table:table-cell>
          <table:table-cell table:formula="of:=VLOOKUP([.T20];[skills.$T$2:.$U$15];2;0)" office:value-type="string" office:string-value="JSI">
            <text:p>JSI</text:p>
          </table:table-cell>
          <table:table-cell table:formula="of:=VLOOKUP([.U20];[skills.$T$2:.$U$15];2;0)" office:value-type="string" office:string-value="SD">
            <text:p>SD</text:p>
          </table:table-cell>
          <table:table-cell table:formula="of:=VLOOKUP([.V20];[skills.$T$2:.$U$15];2;0)" office:value-type="string" office:string-value="D">
            <text:p>D</text:p>
          </table:table-cell>
          <table:table-cell table:formula="of:=VLOOKUP([.W20];[skills.$T$2:.$U$15];2;0)" office:value-type="string" office:string-value="MtD">
            <text:p>MtD</text:p>
          </table:table-cell>
          <table:table-cell table:formula="of:=VLOOKUP([.X20];[skills.$T$2:.$U$15];2;0)" office:value-type="string" office:string-value="SD">
            <text:p>SD</text:p>
          </table:table-cell>
          <table:table-cell table:formula="of:=VLOOKUP([.Y20];[skills.$T$2:.$U$15];2;0)" office:value-type="string" office:string-value="M">
            <text:p>M</text:p>
          </table:table-cell>
          <table:table-cell table:formula="of:=VLOOKUP([.Z20];[skills.$T$2:.$U$15];2;0)" office:value-type="string" office:string-value="SD">
            <text:p>SD</text:p>
          </table:table-cell>
          <table:table-cell table:number-columns-repeated="971"/>
        </table:table-row>
        <table:table-row table:style-name="ro12">
          <table:table-cell table:style-name="ce9" office:value-type="string">
            <text:p>dissipate energy</text:p>
          </table:table-cell>
          <table:table-cell table:style-name="ce17" office:value-type="string">
            <text:p>alteration</text:p>
          </table:table-cell>
          <table:table-cell office:value-type="string">
            <text:p>C</text:p>
          </table:table-cell>
          <table:table-cell table:style-name="ce126" office:value-type="float" office:value="5">
            <text:p>5</text:p>
          </table:table-cell>
          <table:table-cell table:number-columns-repeated="5" table:style-name="ce128" office:value-type="float" office:value="5">
            <text:p>5</text:p>
          </table:table-cell>
          <table:table-cell table:style-name="ce128" office:value-type="float" office:value="4">
            <text:p>4</text:p>
          </table:table-cell>
          <table:table-cell table:number-columns-repeated="3" table:style-name="ce128" office:value-type="float" office:value="5">
            <text:p>5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6">
            <text:p>6</text:p>
          </table:table-cell>
          <table:table-cell table:number-columns-repeated="4" table:style-name="ce128" office:value-type="float" office:value="5">
            <text:p>5</text:p>
          </table:table-cell>
          <table:table-cell table:style-name="ce131" office:value-type="float" office:value="6">
            <text:p>6</text:p>
          </table:table-cell>
          <table:table-cell table:style-name="ce131" office:value-type="float" office:value="4">
            <text:p>4</text:p>
          </table:table-cell>
          <table:table-cell table:style-name="ce128" office:value-type="float" office:value="3">
            <text:p>3</text:p>
          </table:table-cell>
          <table:table-cell table:style-name="ce131" office:value-type="float" office:value="5">
            <text:p>5</text:p>
          </table:table-cell>
          <table:table-cell table:number-columns-repeated="2" table:style-name="ce128" office:value-type="float" office:value="5">
            <text:p>5</text:p>
          </table:table-cell>
          <table:table-cell table:style-name="ce131" office:value-type="float" office:value="6">
            <text:p>6</text:p>
          </table:table-cell>
          <table:table-cell table:style-name="ce133" table:formula="of:=MIN([.D21:.Z21])" office:value-type="float" office:value="3">
            <text:p>3</text:p>
          </table:table-cell>
          <table:table-cell table:style-name="ce134" table:formula="of:=MAX([.D21:.Z21])" office:value-type="float" office:value="6">
            <text:p>6</text:p>
          </table:table-cell>
          <table:table-cell table:style-name="ce135" table:formula="of:=ROUND(AVERAGE([.D21:.Z21]); 0)" office:value-type="float" office:value="5">
            <text:p>5</text:p>
          </table:table-cell>
          <table:table-cell table:formula="of:=VLOOKUP([.D21];[skills.$T$2:.$U$15];2;0)" office:value-type="string" office:string-value="M">
            <text:p>M</text:p>
          </table:table-cell>
          <table:table-cell table:formula="of:=VLOOKUP([.E21];[skills.$T$2:.$U$15];2;0)" office:value-type="string" office:string-value="M">
            <text:p>M</text:p>
          </table:table-cell>
          <table:table-cell table:formula="of:=VLOOKUP([.F21];[skills.$T$2:.$U$15];2;0)" office:value-type="string" office:string-value="M">
            <text:p>M</text:p>
          </table:table-cell>
          <table:table-cell table:formula="of:=VLOOKUP([.G21];[skills.$T$2:.$U$15];2;0)" office:value-type="string" office:string-value="M">
            <text:p>M</text:p>
          </table:table-cell>
          <table:table-cell table:formula="of:=VLOOKUP([.H21];[skills.$T$2:.$U$15];2;0)" office:value-type="string" office:string-value="M">
            <text:p>M</text:p>
          </table:table-cell>
          <table:table-cell table:formula="of:=VLOOKUP([.I21];[skills.$T$2:.$U$15];2;0)" office:value-type="string" office:string-value="M">
            <text:p>M</text:p>
          </table:table-cell>
          <table:table-cell table:formula="of:=VLOOKUP([.J21];[skills.$T$2:.$U$15];2;0)" office:value-type="string" office:string-value="EtM">
            <text:p>EtM</text:p>
          </table:table-cell>
          <table:table-cell table:formula="of:=VLOOKUP([.K21];[skills.$T$2:.$U$15];2;0)" office:value-type="string" office:string-value="M">
            <text:p>M</text:p>
          </table:table-cell>
          <table:table-cell table:formula="of:=VLOOKUP([.L21];[skills.$T$2:.$U$15];2;0)" office:value-type="string" office:string-value="M">
            <text:p>M</text:p>
          </table:table-cell>
          <table:table-cell table:formula="of:=VLOOKUP([.M21];[skills.$T$2:.$U$15];2;0)" office:value-type="string" office:string-value="M">
            <text:p>M</text:p>
          </table:table-cell>
          <table:table-cell table:formula="of:=VLOOKUP([.N21];[skills.$T$2:.$U$15];2;0)" office:value-type="string" office:string-value="EtM">
            <text:p>EtM</text:p>
          </table:table-cell>
          <table:table-cell table:formula="of:=VLOOKUP([.O21];[skills.$T$2:.$U$15];2;0)" office:value-type="string" office:string-value="MtD">
            <text:p>MtD</text:p>
          </table:table-cell>
          <table:table-cell table:formula="of:=VLOOKUP([.P21];[skills.$T$2:.$U$15];2;0)" office:value-type="string" office:string-value="M">
            <text:p>M</text:p>
          </table:table-cell>
          <table:table-cell table:formula="of:=VLOOKUP([.Q21];[skills.$T$2:.$U$15];2;0)" office:value-type="string" office:string-value="M">
            <text:p>M</text:p>
          </table:table-cell>
          <table:table-cell table:formula="of:=VLOOKUP([.R21];[skills.$T$2:.$U$15];2;0)" office:value-type="string" office:string-value="M">
            <text:p>M</text:p>
          </table:table-cell>
          <table:table-cell table:formula="of:=VLOOKUP([.S21];[skills.$T$2:.$U$15];2;0)" office:value-type="string" office:string-value="M">
            <text:p>M</text:p>
          </table:table-cell>
          <table:table-cell table:formula="of:=VLOOKUP([.T21];[skills.$T$2:.$U$15];2;0)" office:value-type="string" office:string-value="MtD">
            <text:p>MtD</text:p>
          </table:table-cell>
          <table:table-cell table:formula="of:=VLOOKUP([.U21];[skills.$T$2:.$U$15];2;0)" office:value-type="string" office:string-value="EtM">
            <text:p>EtM</text:p>
          </table:table-cell>
          <table:table-cell table:formula="of:=VLOOKUP([.V21];[skills.$T$2:.$U$15];2;0)" office:value-type="string" office:string-value="E">
            <text:p>E</text:p>
          </table:table-cell>
          <table:table-cell table:formula="of:=VLOOKUP([.W21];[skills.$T$2:.$U$15];2;0)" office:value-type="string" office:string-value="M">
            <text:p>M</text:p>
          </table:table-cell>
          <table:table-cell table:formula="of:=VLOOKUP([.X21];[skills.$T$2:.$U$15];2;0)" office:value-type="string" office:string-value="M">
            <text:p>M</text:p>
          </table:table-cell>
          <table:table-cell table:formula="of:=VLOOKUP([.Y21];[skills.$T$2:.$U$15];2;0)" office:value-type="string" office:string-value="M">
            <text:p>M</text:p>
          </table:table-cell>
          <table:table-cell table:formula="of:=VLOOKUP([.Z21];[skills.$T$2:.$U$15];2;0)" office:value-type="string" office:string-value="MtD">
            <text:p>MtD</text:p>
          </table:table-cell>
          <table:table-cell table:number-columns-repeated="971"/>
        </table:table-row>
        <table:table-row table:style-name="ro12">
          <table:table-cell table:style-name="ce11" office:value-type="string">
            <text:p>distract</text:p>
          </table:table-cell>
          <table:table-cell table:style-name="ce17" office:value-type="string">
            <text:p>affect mind</text:p>
          </table:table-cell>
          <table:table-cell office:value-type="string">
            <text:p>C A</text:p>
          </table:table-cell>
          <table:table-cell table:style-name="ce126" office:value-type="float" office:value="3">
            <text:p>3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1">
            <text:p>1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2">
            <text:p>2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5">
            <text:p>5</text:p>
          </table:table-cell>
          <table:table-cell table:number-columns-repeated="2" table:style-name="ce128" office:value-type="float" office:value="4">
            <text:p>4</text:p>
          </table:table-cell>
          <table:table-cell table:style-name="ce131" office:value-type="float" office:value="1">
            <text:p>1</text:p>
          </table:table-cell>
          <table:table-cell table:style-name="ce131" office:value-type="float" office:value="2">
            <text:p>2</text:p>
          </table:table-cell>
          <table:table-cell table:style-name="ce128" office:value-type="float" office:value="3">
            <text:p>3</text:p>
          </table:table-cell>
          <table:table-cell table:style-name="ce131" office:value-type="float" office:value="1">
            <text:p>1</text:p>
          </table:table-cell>
          <table:table-cell table:number-columns-repeated="2" table:style-name="ce128" office:value-type="float" office:value="4">
            <text:p>4</text:p>
          </table:table-cell>
          <table:table-cell table:style-name="ce131" office:value-type="float" office:value="2">
            <text:p>2</text:p>
          </table:table-cell>
          <table:table-cell table:style-name="ce133" table:formula="of:=MIN([.D22:.Z22])" office:value-type="float" office:value="0">
            <text:p>0</text:p>
          </table:table-cell>
          <table:table-cell table:style-name="ce134" table:formula="of:=MAX([.D22:.Z22])" office:value-type="float" office:value="5">
            <text:p>5</text:p>
          </table:table-cell>
          <table:table-cell table:style-name="ce135" table:formula="of:=ROUND(AVERAGE([.D22:.Z22]); 0)" office:value-type="float" office:value="3">
            <text:p>3</text:p>
          </table:table-cell>
          <table:table-cell table:formula="of:=VLOOKUP([.D22];[skills.$T$2:.$U$15];2;0)" office:value-type="string" office:string-value="E">
            <text:p>E</text:p>
          </table:table-cell>
          <table:table-cell table:formula="of:=VLOOKUP([.E22];[skills.$T$2:.$U$15];2;0)" office:value-type="string" office:string-value="EtM">
            <text:p>EtM</text:p>
          </table:table-cell>
          <table:table-cell table:formula="of:=VLOOKUP([.F22];[skills.$T$2:.$U$15];2;0)" office:value-type="string" office:string-value="E">
            <text:p>E</text:p>
          </table:table-cell>
          <table:table-cell table:formula="of:=VLOOKUP([.G22];[skills.$T$2:.$U$15];2;0)" office:value-type="string" office:string-value="EtM">
            <text:p>EtM</text:p>
          </table:table-cell>
          <table:table-cell table:formula="of:=VLOOKUP([.H22];[skills.$T$2:.$U$15];2;0)" office:value-type="string" office:string-value="I">
            <text:p>I</text:p>
          </table:table-cell>
          <table:table-cell table:formula="of:=VLOOKUP([.I22];[skills.$T$2:.$U$15];2;0)" office:value-type="string" office:string-value="E">
            <text:p>E</text:p>
          </table:table-cell>
          <table:table-cell table:formula="of:=VLOOKUP([.J22];[skills.$T$2:.$U$15];2;0)" office:value-type="string" office:string-value="N">
            <text:p>N</text:p>
          </table:table-cell>
          <table:table-cell table:formula="of:=VLOOKUP([.K22];[skills.$T$2:.$U$15];2;0)" office:value-type="string" office:string-value="EtM">
            <text:p>EtM</text:p>
          </table:table-cell>
          <table:table-cell table:formula="of:=VLOOKUP([.L22];[skills.$T$2:.$U$15];2;0)" office:value-type="string" office:string-value="VE">
            <text:p>VE</text:p>
          </table:table-cell>
          <table:table-cell table:formula="of:=VLOOKUP([.M22];[skills.$T$2:.$U$15];2;0)" office:value-type="string" office:string-value="E">
            <text:p>E</text:p>
          </table:table-cell>
          <table:table-cell table:formula="of:=VLOOKUP([.N22];[skills.$T$2:.$U$15];2;0)" office:value-type="string" office:string-value="EtM">
            <text:p>EtM</text:p>
          </table:table-cell>
          <table:table-cell table:formula="of:=VLOOKUP([.O22];[skills.$T$2:.$U$15];2;0)" office:value-type="string" office:string-value="E">
            <text:p>E</text:p>
          </table:table-cell>
          <table:table-cell table:formula="of:=VLOOKUP([.P22];[skills.$T$2:.$U$15];2;0)" office:value-type="string" office:string-value="EtM">
            <text:p>EtM</text:p>
          </table:table-cell>
          <table:table-cell table:formula="of:=VLOOKUP([.Q22];[skills.$T$2:.$U$15];2;0)" office:value-type="string" office:string-value="M">
            <text:p>M</text:p>
          </table:table-cell>
          <table:table-cell table:formula="of:=VLOOKUP([.R22];[skills.$T$2:.$U$15];2;0)" office:value-type="string" office:string-value="EtM">
            <text:p>EtM</text:p>
          </table:table-cell>
          <table:table-cell table:formula="of:=VLOOKUP([.S22];[skills.$T$2:.$U$15];2;0)" office:value-type="string" office:string-value="EtM">
            <text:p>EtM</text:p>
          </table:table-cell>
          <table:table-cell table:formula="of:=VLOOKUP([.T22];[skills.$T$2:.$U$15];2;0)" office:value-type="string" office:string-value="N">
            <text:p>N</text:p>
          </table:table-cell>
          <table:table-cell table:formula="of:=VLOOKUP([.U22];[skills.$T$2:.$U$15];2;0)" office:value-type="string" office:string-value="VE">
            <text:p>VE</text:p>
          </table:table-cell>
          <table:table-cell table:formula="of:=VLOOKUP([.V22];[skills.$T$2:.$U$15];2;0)" office:value-type="string" office:string-value="E">
            <text:p>E</text:p>
          </table:table-cell>
          <table:table-cell table:formula="of:=VLOOKUP([.W22];[skills.$T$2:.$U$15];2;0)" office:value-type="string" office:string-value="N">
            <text:p>N</text:p>
          </table:table-cell>
          <table:table-cell table:formula="of:=VLOOKUP([.X22];[skills.$T$2:.$U$15];2;0)" office:value-type="string" office:string-value="EtM">
            <text:p>EtM</text:p>
          </table:table-cell>
          <table:table-cell table:formula="of:=VLOOKUP([.Y22];[skills.$T$2:.$U$15];2;0)" office:value-type="string" office:string-value="EtM">
            <text:p>EtM</text:p>
          </table:table-cell>
          <table:table-cell table:formula="of:=VLOOKUP([.Z22];[skills.$T$2:.$U$15];2;0)" office:value-type="string" office:string-value="VE">
            <text:p>VE</text:p>
          </table:table-cell>
          <table:table-cell table:number-columns-repeated="971"/>
        </table:table-row>
        <table:table-row table:style-name="ro12">
          <table:table-cell table:style-name="ce9" office:value-type="string">
            <text:p>disturbing aura</text:p>
          </table:table-cell>
          <table:table-cell table:style-name="ce17" office:value-type="string">
            <text:p>affect mind</text:p>
          </table:table-cell>
          <table:table-cell office:value-type="string">
            <text:p>S C</text:p>
          </table:table-cell>
          <table:table-cell table:style-name="ce126" office:value-type="float" office:value="5">
            <text:p>5</text:p>
          </table:table-cell>
          <table:table-cell table:style-name="ce128" office:value-type="float" office:value="7">
            <text:p>7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3">
            <text:p>3</text:p>
          </table:table-cell>
          <table:table-cell table:number-columns-repeated="3" table:style-name="ce128" office:value-type="float" office:value="5">
            <text:p>5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4">
            <text:p>4</text:p>
          </table:table-cell>
          <table:table-cell table:number-columns-repeated="2" table:style-name="ce128" office:value-type="float" office:value="5">
            <text:p>5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5">
            <text:p>5</text:p>
          </table:table-cell>
          <table:table-cell table:number-columns-repeated="2" table:style-name="ce131" office:value-type="float" office:value="5">
            <text:p>5</text:p>
          </table:table-cell>
          <table:table-cell table:style-name="ce128" office:value-type="float" office:value="4">
            <text:p>4</text:p>
          </table:table-cell>
          <table:table-cell table:style-name="ce131" office:value-type="float" office:value="5">
            <text:p>5</text:p>
          </table:table-cell>
          <table:table-cell table:number-columns-repeated="2" table:style-name="ce128" office:value-type="float" office:value="5">
            <text:p>5</text:p>
          </table:table-cell>
          <table:table-cell table:style-name="ce131" office:value-type="float" office:value="4">
            <text:p>4</text:p>
          </table:table-cell>
          <table:table-cell table:style-name="ce133" table:formula="of:=MIN([.D23:.Z23])" office:value-type="float" office:value="3">
            <text:p>3</text:p>
          </table:table-cell>
          <table:table-cell table:style-name="ce134" table:formula="of:=MAX([.D23:.Z23])" office:value-type="float" office:value="7">
            <text:p>7</text:p>
          </table:table-cell>
          <table:table-cell table:style-name="ce135" table:formula="of:=ROUND(AVERAGE([.D23:.Z23]); 0)" office:value-type="float" office:value="5">
            <text:p>5</text:p>
          </table:table-cell>
          <table:table-cell table:formula="of:=VLOOKUP([.D23];[skills.$T$2:.$U$15];2;0)" office:value-type="string" office:string-value="M">
            <text:p>M</text:p>
          </table:table-cell>
          <table:table-cell table:formula="of:=VLOOKUP([.E23];[skills.$T$2:.$U$15];2;0)" office:value-type="string" office:string-value="D">
            <text:p>D</text:p>
          </table:table-cell>
          <table:table-cell table:formula="of:=VLOOKUP([.F23];[skills.$T$2:.$U$15];2;0)" office:value-type="string" office:string-value="M">
            <text:p>M</text:p>
          </table:table-cell>
          <table:table-cell table:formula="of:=VLOOKUP([.G23];[skills.$T$2:.$U$15];2;0)" office:value-type="string" office:string-value="E">
            <text:p>E</text:p>
          </table:table-cell>
          <table:table-cell table:formula="of:=VLOOKUP([.H23];[skills.$T$2:.$U$15];2;0)" office:value-type="string" office:string-value="M">
            <text:p>M</text:p>
          </table:table-cell>
          <table:table-cell table:formula="of:=VLOOKUP([.I23];[skills.$T$2:.$U$15];2;0)" office:value-type="string" office:string-value="M">
            <text:p>M</text:p>
          </table:table-cell>
          <table:table-cell table:formula="of:=VLOOKUP([.J23];[skills.$T$2:.$U$15];2;0)" office:value-type="string" office:string-value="M">
            <text:p>M</text:p>
          </table:table-cell>
          <table:table-cell table:formula="of:=VLOOKUP([.K23];[skills.$T$2:.$U$15];2;0)" office:value-type="string" office:string-value="EtM">
            <text:p>EtM</text:p>
          </table:table-cell>
          <table:table-cell table:formula="of:=VLOOKUP([.L23];[skills.$T$2:.$U$15];2;0)" office:value-type="string" office:string-value="M">
            <text:p>M</text:p>
          </table:table-cell>
          <table:table-cell table:formula="of:=VLOOKUP([.M23];[skills.$T$2:.$U$15];2;0)" office:value-type="string" office:string-value="EtM">
            <text:p>EtM</text:p>
          </table:table-cell>
          <table:table-cell table:formula="of:=VLOOKUP([.N23];[skills.$T$2:.$U$15];2;0)" office:value-type="string" office:string-value="M">
            <text:p>M</text:p>
          </table:table-cell>
          <table:table-cell table:formula="of:=VLOOKUP([.O23];[skills.$T$2:.$U$15];2;0)" office:value-type="string" office:string-value="EtM">
            <text:p>EtM</text:p>
          </table:table-cell>
          <table:table-cell table:formula="of:=VLOOKUP([.P23];[skills.$T$2:.$U$15];2;0)" office:value-type="string" office:string-value="M">
            <text:p>M</text:p>
          </table:table-cell>
          <table:table-cell table:formula="of:=VLOOKUP([.Q23];[skills.$T$2:.$U$15];2;0)" office:value-type="string" office:string-value="M">
            <text:p>M</text:p>
          </table:table-cell>
          <table:table-cell table:formula="of:=VLOOKUP([.R23];[skills.$T$2:.$U$15];2;0)" office:value-type="string" office:string-value="MtD">
            <text:p>MtD</text:p>
          </table:table-cell>
          <table:table-cell table:formula="of:=VLOOKUP([.S23];[skills.$T$2:.$U$15];2;0)" office:value-type="string" office:string-value="M">
            <text:p>M</text:p>
          </table:table-cell>
          <table:table-cell table:formula="of:=VLOOKUP([.T23];[skills.$T$2:.$U$15];2;0)" office:value-type="string" office:string-value="M">
            <text:p>M</text:p>
          </table:table-cell>
          <table:table-cell table:formula="of:=VLOOKUP([.U23];[skills.$T$2:.$U$15];2;0)" office:value-type="string" office:string-value="M">
            <text:p>M</text:p>
          </table:table-cell>
          <table:table-cell table:formula="of:=VLOOKUP([.V23];[skills.$T$2:.$U$15];2;0)" office:value-type="string" office:string-value="EtM">
            <text:p>EtM</text:p>
          </table:table-cell>
          <table:table-cell table:formula="of:=VLOOKUP([.W23];[skills.$T$2:.$U$15];2;0)" office:value-type="string" office:string-value="M">
            <text:p>M</text:p>
          </table:table-cell>
          <table:table-cell table:formula="of:=VLOOKUP([.X23];[skills.$T$2:.$U$15];2;0)" office:value-type="string" office:string-value="M">
            <text:p>M</text:p>
          </table:table-cell>
          <table:table-cell table:formula="of:=VLOOKUP([.Y23];[skills.$T$2:.$U$15];2;0)" office:value-type="string" office:string-value="M">
            <text:p>M</text:p>
          </table:table-cell>
          <table:table-cell table:formula="of:=VLOOKUP([.Z23];[skills.$T$2:.$U$15];2;0)" office:value-type="string" office:string-value="EtM">
            <text:p>EtM</text:p>
          </table:table-cell>
          <table:table-cell table:number-columns-repeated="971"/>
        </table:table-row>
        <table:table-row table:style-name="ro12">
          <table:table-cell table:style-name="ce13" office:value-type="string">
            <text:p>dodge</text:p>
          </table:table-cell>
          <table:table-cell table:style-name="ce17" office:value-type="string">
            <text:p>defense</text:p>
          </table:table-cell>
          <table:table-cell office:value-type="string">
            <text:p>S C</text:p>
          </table:table-cell>
          <table:table-cell table:style-name="ce126" office:value-type="float" office:value="3">
            <text:p>3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3">
            <text:p>3</text:p>
          </table:table-cell>
          <table:table-cell table:number-columns-repeated="2" table:style-name="ce128" office:value-type="float" office:value="2">
            <text:p>2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4">
            <text:p>4</text:p>
          </table:table-cell>
          <table:table-cell table:number-columns-repeated="2" table:style-name="ce128" office:value-type="float" office:value="3">
            <text:p>3</text:p>
          </table:table-cell>
          <table:table-cell table:number-columns-repeated="3" table:style-name="ce128" office:value-type="float" office:value="2">
            <text:p>2</text:p>
          </table:table-cell>
          <table:table-cell table:style-name="ce128" office:value-type="float" office:value="4">
            <text:p>4</text:p>
          </table:table-cell>
          <table:table-cell table:number-columns-repeated="3" table:style-name="ce128" office:value-type="float" office:value="3">
            <text:p>3</text:p>
          </table:table-cell>
          <table:table-cell table:style-name="ce131" office:value-type="float" office:value="5">
            <text:p>5</text:p>
          </table:table-cell>
          <table:table-cell table:style-name="ce131" office:value-type="float" office:value="2">
            <text:p>2</text:p>
          </table:table-cell>
          <table:table-cell table:style-name="ce128" office:value-type="float" office:value="4">
            <text:p>4</text:p>
          </table:table-cell>
          <table:table-cell table:style-name="ce131" office:value-type="float" office:value="3">
            <text:p>3</text:p>
          </table:table-cell>
          <table:table-cell table:style-name="ce128" office:value-type="float" office:value="1">
            <text:p>1</text:p>
          </table:table-cell>
          <table:table-cell table:style-name="ce128" office:value-type="float" office:value="5">
            <text:p>5</text:p>
          </table:table-cell>
          <table:table-cell table:style-name="ce131" office:value-type="float" office:value="3">
            <text:p>3</text:p>
          </table:table-cell>
          <table:table-cell table:style-name="ce133" table:formula="of:=MIN([.D24:.Z24])" office:value-type="float" office:value="0">
            <text:p>0</text:p>
          </table:table-cell>
          <table:table-cell table:style-name="ce134" table:formula="of:=MAX([.D24:.Z24])" office:value-type="float" office:value="5">
            <text:p>5</text:p>
          </table:table-cell>
          <table:table-cell table:style-name="ce135" table:formula="of:=ROUND(AVERAGE([.D24:.Z24]); 0)" office:value-type="float" office:value="3">
            <text:p>3</text:p>
          </table:table-cell>
          <table:table-cell table:formula="of:=VLOOKUP([.D24];[skills.$T$2:.$U$15];2;0)" office:value-type="string" office:string-value="E">
            <text:p>E</text:p>
          </table:table-cell>
          <table:table-cell table:formula="of:=VLOOKUP([.E24];[skills.$T$2:.$U$15];2;0)" office:value-type="string" office:string-value="I">
            <text:p>I</text:p>
          </table:table-cell>
          <table:table-cell table:formula="of:=VLOOKUP([.F24];[skills.$T$2:.$U$15];2;0)" office:value-type="string" office:string-value="E">
            <text:p>E</text:p>
          </table:table-cell>
          <table:table-cell table:formula="of:=VLOOKUP([.G24];[skills.$T$2:.$U$15];2;0)" office:value-type="string" office:string-value="VE">
            <text:p>VE</text:p>
          </table:table-cell>
          <table:table-cell table:formula="of:=VLOOKUP([.H24];[skills.$T$2:.$U$15];2;0)" office:value-type="string" office:string-value="VE">
            <text:p>VE</text:p>
          </table:table-cell>
          <table:table-cell table:formula="of:=VLOOKUP([.I24];[skills.$T$2:.$U$15];2;0)" office:value-type="string" office:string-value="M">
            <text:p>M</text:p>
          </table:table-cell>
          <table:table-cell table:formula="of:=VLOOKUP([.J24];[skills.$T$2:.$U$15];2;0)" office:value-type="string" office:string-value="EtM">
            <text:p>EtM</text:p>
          </table:table-cell>
          <table:table-cell table:formula="of:=VLOOKUP([.K24];[skills.$T$2:.$U$15];2;0)" office:value-type="string" office:string-value="E">
            <text:p>E</text:p>
          </table:table-cell>
          <table:table-cell table:formula="of:=VLOOKUP([.L24];[skills.$T$2:.$U$15];2;0)" office:value-type="string" office:string-value="E">
            <text:p>E</text:p>
          </table:table-cell>
          <table:table-cell table:formula="of:=VLOOKUP([.M24];[skills.$T$2:.$U$15];2;0)" office:value-type="string" office:string-value="VE">
            <text:p>VE</text:p>
          </table:table-cell>
          <table:table-cell table:formula="of:=VLOOKUP([.N24];[skills.$T$2:.$U$15];2;0)" office:value-type="string" office:string-value="VE">
            <text:p>VE</text:p>
          </table:table-cell>
          <table:table-cell table:formula="of:=VLOOKUP([.O24];[skills.$T$2:.$U$15];2;0)" office:value-type="string" office:string-value="VE">
            <text:p>VE</text:p>
          </table:table-cell>
          <table:table-cell table:formula="of:=VLOOKUP([.P24];[skills.$T$2:.$U$15];2;0)" office:value-type="string" office:string-value="EtM">
            <text:p>EtM</text:p>
          </table:table-cell>
          <table:table-cell table:formula="of:=VLOOKUP([.Q24];[skills.$T$2:.$U$15];2;0)" office:value-type="string" office:string-value="E">
            <text:p>E</text:p>
          </table:table-cell>
          <table:table-cell table:formula="of:=VLOOKUP([.R24];[skills.$T$2:.$U$15];2;0)" office:value-type="string" office:string-value="E">
            <text:p>E</text:p>
          </table:table-cell>
          <table:table-cell table:formula="of:=VLOOKUP([.S24];[skills.$T$2:.$U$15];2;0)" office:value-type="string" office:string-value="E">
            <text:p>E</text:p>
          </table:table-cell>
          <table:table-cell table:formula="of:=VLOOKUP([.T24];[skills.$T$2:.$U$15];2;0)" office:value-type="string" office:string-value="M">
            <text:p>M</text:p>
          </table:table-cell>
          <table:table-cell table:formula="of:=VLOOKUP([.U24];[skills.$T$2:.$U$15];2;0)" office:value-type="string" office:string-value="VE">
            <text:p>VE</text:p>
          </table:table-cell>
          <table:table-cell table:formula="of:=VLOOKUP([.V24];[skills.$T$2:.$U$15];2;0)" office:value-type="string" office:string-value="EtM">
            <text:p>EtM</text:p>
          </table:table-cell>
          <table:table-cell table:formula="of:=VLOOKUP([.W24];[skills.$T$2:.$U$15];2;0)" office:value-type="string" office:string-value="E">
            <text:p>E</text:p>
          </table:table-cell>
          <table:table-cell table:formula="of:=VLOOKUP([.X24];[skills.$T$2:.$U$15];2;0)" office:value-type="string" office:string-value="N">
            <text:p>N</text:p>
          </table:table-cell>
          <table:table-cell table:formula="of:=VLOOKUP([.Y24];[skills.$T$2:.$U$15];2;0)" office:value-type="string" office:string-value="M">
            <text:p>M</text:p>
          </table:table-cell>
          <table:table-cell table:formula="of:=VLOOKUP([.Z24];[skills.$T$2:.$U$15];2;0)" office:value-type="string" office:string-value="E">
            <text:p>E</text:p>
          </table:table-cell>
          <table:table-cell table:number-columns-repeated="971"/>
        </table:table-row>
        <table:table-row table:style-name="ro12">
          <table:table-cell table:style-name="ce3" office:value-type="string">
            <text:p>dominate mind</text:p>
          </table:table-cell>
          <table:table-cell table:style-name="ce17" office:value-type="string">
            <text:p>dark side</text:p>
          </table:table-cell>
          <table:table-cell office:value-type="string">
            <text:p>S C A</text:p>
          </table:table-cell>
          <table:table-cell table:style-name="ce126" office:value-type="float" office:value="12">
            <text:p>12</text:p>
          </table:table-cell>
          <table:table-cell table:number-columns-repeated="3" table:style-name="ce128" office:value-type="float" office:value="11">
            <text:p>11</text:p>
          </table:table-cell>
          <table:table-cell table:style-name="ce128" office:value-type="float" office:value="10">
            <text:p>10</text:p>
          </table:table-cell>
          <table:table-cell table:style-name="ce128" office:value-type="float" office:value="12">
            <text:p>12</text:p>
          </table:table-cell>
          <table:table-cell table:style-name="ce128" office:value-type="float" office:value="10">
            <text:p>10</text:p>
          </table:table-cell>
          <table:table-cell table:number-columns-repeated="3" table:style-name="ce128" office:value-type="float" office:value="11">
            <text:p>11</text:p>
          </table:table-cell>
          <table:table-cell table:style-name="ce128" office:value-type="float" office:value="12">
            <text:p>12</text:p>
          </table:table-cell>
          <table:table-cell table:number-columns-repeated="5" table:style-name="ce128" office:value-type="float" office:value="11">
            <text:p>11</text:p>
          </table:table-cell>
          <table:table-cell table:number-columns-repeated="2" table:style-name="ce131" office:value-type="float" office:value="11">
            <text:p>11</text:p>
          </table:table-cell>
          <table:table-cell table:style-name="ce128" office:value-type="float" office:value="10">
            <text:p>10</text:p>
          </table:table-cell>
          <table:table-cell table:style-name="ce131" office:value-type="float" office:value="11">
            <text:p>11</text:p>
          </table:table-cell>
          <table:table-cell table:style-name="ce128" office:value-type="float" office:value="12">
            <text:p>12</text:p>
          </table:table-cell>
          <table:table-cell table:style-name="ce128" office:value-type="float" office:value="11">
            <text:p>11</text:p>
          </table:table-cell>
          <table:table-cell table:style-name="ce131" office:value-type="float" office:value="12">
            <text:p>12</text:p>
          </table:table-cell>
          <table:table-cell table:style-name="ce133" table:formula="of:=MIN([.D25:.Z25])" office:value-type="float" office:value="10">
            <text:p>10</text:p>
          </table:table-cell>
          <table:table-cell table:style-name="ce134" table:formula="of:=MAX([.D25:.Z25])" office:value-type="float" office:value="12">
            <text:p>12</text:p>
          </table:table-cell>
          <table:table-cell table:style-name="ce135" table:formula="of:=ROUND(AVERAGE([.D25:.Z25]); 0)" office:value-type="float" office:value="11">
            <text:p>11</text:p>
          </table:table-cell>
          <table:table-cell table:formula="of:=VLOOKUP([.D25];[skills.$T$2:.$U$15];2;0)" office:value-type="string" office:string-value="BL">
            <text:p>BL</text:p>
          </table:table-cell>
          <table:table-cell table:formula="of:=VLOOKUP([.E25];[skills.$T$2:.$U$15];2;0)" office:value-type="string" office:string-value="LA">
            <text:p>LA</text:p>
          </table:table-cell>
          <table:table-cell table:formula="of:=VLOOKUP([.F25];[skills.$T$2:.$U$15];2;0)" office:value-type="string" office:string-value="LA">
            <text:p>LA</text:p>
          </table:table-cell>
          <table:table-cell table:formula="of:=VLOOKUP([.G25];[skills.$T$2:.$U$15];2;0)" office:value-type="string" office:string-value="LA">
            <text:p>LA</text:p>
          </table:table-cell>
          <table:table-cell table:formula="of:=VLOOKUP([.H25];[skills.$T$2:.$U$15];2;0)" office:value-type="string" office:string-value="JSI">
            <text:p>JSI</text:p>
          </table:table-cell>
          <table:table-cell table:formula="of:=VLOOKUP([.I25];[skills.$T$2:.$U$15];2;0)" office:value-type="string" office:string-value="BL">
            <text:p>BL</text:p>
          </table:table-cell>
          <table:table-cell table:formula="of:=VLOOKUP([.J25];[skills.$T$2:.$U$15];2;0)" office:value-type="string" office:string-value="JSI">
            <text:p>JSI</text:p>
          </table:table-cell>
          <table:table-cell table:formula="of:=VLOOKUP([.K25];[skills.$T$2:.$U$15];2;0)" office:value-type="string" office:string-value="LA">
            <text:p>LA</text:p>
          </table:table-cell>
          <table:table-cell table:formula="of:=VLOOKUP([.L25];[skills.$T$2:.$U$15];2;0)" office:value-type="string" office:string-value="LA">
            <text:p>LA</text:p>
          </table:table-cell>
          <table:table-cell table:formula="of:=VLOOKUP([.M25];[skills.$T$2:.$U$15];2;0)" office:value-type="string" office:string-value="LA">
            <text:p>LA</text:p>
          </table:table-cell>
          <table:table-cell table:formula="of:=VLOOKUP([.N25];[skills.$T$2:.$U$15];2;0)" office:value-type="string" office:string-value="BL">
            <text:p>BL</text:p>
          </table:table-cell>
          <table:table-cell table:formula="of:=VLOOKUP([.O25];[skills.$T$2:.$U$15];2;0)" office:value-type="string" office:string-value="LA">
            <text:p>LA</text:p>
          </table:table-cell>
          <table:table-cell table:formula="of:=VLOOKUP([.P25];[skills.$T$2:.$U$15];2;0)" office:value-type="string" office:string-value="LA">
            <text:p>LA</text:p>
          </table:table-cell>
          <table:table-cell table:formula="of:=VLOOKUP([.Q25];[skills.$T$2:.$U$15];2;0)" office:value-type="string" office:string-value="LA">
            <text:p>LA</text:p>
          </table:table-cell>
          <table:table-cell table:formula="of:=VLOOKUP([.R25];[skills.$T$2:.$U$15];2;0)" office:value-type="string" office:string-value="LA">
            <text:p>LA</text:p>
          </table:table-cell>
          <table:table-cell table:formula="of:=VLOOKUP([.S25];[skills.$T$2:.$U$15];2;0)" office:value-type="string" office:string-value="LA">
            <text:p>LA</text:p>
          </table:table-cell>
          <table:table-cell table:formula="of:=VLOOKUP([.T25];[skills.$T$2:.$U$15];2;0)" office:value-type="string" office:string-value="LA">
            <text:p>LA</text:p>
          </table:table-cell>
          <table:table-cell table:formula="of:=VLOOKUP([.U25];[skills.$T$2:.$U$15];2;0)" office:value-type="string" office:string-value="LA">
            <text:p>LA</text:p>
          </table:table-cell>
          <table:table-cell table:formula="of:=VLOOKUP([.V25];[skills.$T$2:.$U$15];2;0)" office:value-type="string" office:string-value="JSI">
            <text:p>JSI</text:p>
          </table:table-cell>
          <table:table-cell table:formula="of:=VLOOKUP([.W25];[skills.$T$2:.$U$15];2;0)" office:value-type="string" office:string-value="LA">
            <text:p>LA</text:p>
          </table:table-cell>
          <table:table-cell table:formula="of:=VLOOKUP([.X25];[skills.$T$2:.$U$15];2;0)" office:value-type="string" office:string-value="BL">
            <text:p>BL</text:p>
          </table:table-cell>
          <table:table-cell table:formula="of:=VLOOKUP([.Y25];[skills.$T$2:.$U$15];2;0)" office:value-type="string" office:string-value="LA">
            <text:p>LA</text:p>
          </table:table-cell>
          <table:table-cell table:formula="of:=VLOOKUP([.Z25];[skills.$T$2:.$U$15];2;0)" office:value-type="string" office:string-value="BL">
            <text:p>BL</text:p>
          </table:table-cell>
          <table:table-cell table:number-columns-repeated="971"/>
        </table:table-row>
        <table:table-row table:style-name="ro12">
          <table:table-cell table:style-name="ce9" office:value-type="string">
            <text:p>drain crystals</text:p>
          </table:table-cell>
          <table:table-cell table:style-name="ce17" office:value-type="string">
            <text:p>misc</text:p>
          </table:table-cell>
          <table:table-cell office:value-type="string">
            <text:p>S A</text:p>
          </table:table-cell>
          <table:table-cell table:style-name="ce126" office:value-type="float" office:value="4">
            <text:p>4</text:p>
          </table:table-cell>
          <table:table-cell table:number-columns-repeated="10" table:style-name="ce128" office:value-type="float" office:value="5">
            <text:p>5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3">
            <text:p>3</text:p>
          </table:table-cell>
          <table:table-cell table:number-columns-repeated="2" table:style-name="ce128" office:value-type="float" office:value="5">
            <text:p>5</text:p>
          </table:table-cell>
          <table:table-cell table:number-columns-repeated="2" table:style-name="ce131" office:value-type="float" office:value="5">
            <text:p>5</text:p>
          </table:table-cell>
          <table:table-cell table:style-name="ce128" office:value-type="float" office:value="5">
            <text:p>5</text:p>
          </table:table-cell>
          <table:table-cell table:style-name="ce131" office:value-type="float" office:value="5">
            <text:p>5</text:p>
          </table:table-cell>
          <table:table-cell table:number-columns-repeated="2" table:style-name="ce128" office:value-type="float" office:value="5">
            <text:p>5</text:p>
          </table:table-cell>
          <table:table-cell table:style-name="ce131" office:value-type="float" office:value="5">
            <text:p>5</text:p>
          </table:table-cell>
          <table:table-cell table:style-name="ce133" table:formula="of:=MIN([.D26:.Z26])" office:value-type="float" office:value="3">
            <text:p>3</text:p>
          </table:table-cell>
          <table:table-cell table:style-name="ce134" table:formula="of:=MAX([.D26:.Z26])" office:value-type="float" office:value="6">
            <text:p>6</text:p>
          </table:table-cell>
          <table:table-cell table:style-name="ce135" table:formula="of:=ROUND(AVERAGE([.D26:.Z26]); 0)" office:value-type="float" office:value="5">
            <text:p>5</text:p>
          </table:table-cell>
          <table:table-cell table:formula="of:=VLOOKUP([.D26];[skills.$T$2:.$U$15];2;0)" office:value-type="string" office:string-value="EtM">
            <text:p>EtM</text:p>
          </table:table-cell>
          <table:table-cell table:formula="of:=VLOOKUP([.E26];[skills.$T$2:.$U$15];2;0)" office:value-type="string" office:string-value="M">
            <text:p>M</text:p>
          </table:table-cell>
          <table:table-cell table:formula="of:=VLOOKUP([.F26];[skills.$T$2:.$U$15];2;0)" office:value-type="string" office:string-value="M">
            <text:p>M</text:p>
          </table:table-cell>
          <table:table-cell table:formula="of:=VLOOKUP([.G26];[skills.$T$2:.$U$15];2;0)" office:value-type="string" office:string-value="M">
            <text:p>M</text:p>
          </table:table-cell>
          <table:table-cell table:formula="of:=VLOOKUP([.H26];[skills.$T$2:.$U$15];2;0)" office:value-type="string" office:string-value="M">
            <text:p>M</text:p>
          </table:table-cell>
          <table:table-cell table:formula="of:=VLOOKUP([.I26];[skills.$T$2:.$U$15];2;0)" office:value-type="string" office:string-value="M">
            <text:p>M</text:p>
          </table:table-cell>
          <table:table-cell table:formula="of:=VLOOKUP([.J26];[skills.$T$2:.$U$15];2;0)" office:value-type="string" office:string-value="M">
            <text:p>M</text:p>
          </table:table-cell>
          <table:table-cell table:formula="of:=VLOOKUP([.K26];[skills.$T$2:.$U$15];2;0)" office:value-type="string" office:string-value="M">
            <text:p>M</text:p>
          </table:table-cell>
          <table:table-cell table:formula="of:=VLOOKUP([.L26];[skills.$T$2:.$U$15];2;0)" office:value-type="string" office:string-value="M">
            <text:p>M</text:p>
          </table:table-cell>
          <table:table-cell table:formula="of:=VLOOKUP([.M26];[skills.$T$2:.$U$15];2;0)" office:value-type="string" office:string-value="M">
            <text:p>M</text:p>
          </table:table-cell>
          <table:table-cell table:formula="of:=VLOOKUP([.N26];[skills.$T$2:.$U$15];2;0)" office:value-type="string" office:string-value="M">
            <text:p>M</text:p>
          </table:table-cell>
          <table:table-cell table:formula="of:=VLOOKUP([.O26];[skills.$T$2:.$U$15];2;0)" office:value-type="string" office:string-value="MtD">
            <text:p>MtD</text:p>
          </table:table-cell>
          <table:table-cell table:formula="of:=VLOOKUP([.P26];[skills.$T$2:.$U$15];2;0)" office:value-type="string" office:string-value="M">
            <text:p>M</text:p>
          </table:table-cell>
          <table:table-cell table:formula="of:=VLOOKUP([.Q26];[skills.$T$2:.$U$15];2;0)" office:value-type="string" office:string-value="E">
            <text:p>E</text:p>
          </table:table-cell>
          <table:table-cell table:formula="of:=VLOOKUP([.R26];[skills.$T$2:.$U$15];2;0)" office:value-type="string" office:string-value="M">
            <text:p>M</text:p>
          </table:table-cell>
          <table:table-cell table:formula="of:=VLOOKUP([.S26];[skills.$T$2:.$U$15];2;0)" office:value-type="string" office:string-value="M">
            <text:p>M</text:p>
          </table:table-cell>
          <table:table-cell table:formula="of:=VLOOKUP([.T26];[skills.$T$2:.$U$15];2;0)" office:value-type="string" office:string-value="M">
            <text:p>M</text:p>
          </table:table-cell>
          <table:table-cell table:formula="of:=VLOOKUP([.U26];[skills.$T$2:.$U$15];2;0)" office:value-type="string" office:string-value="M">
            <text:p>M</text:p>
          </table:table-cell>
          <table:table-cell table:formula="of:=VLOOKUP([.V26];[skills.$T$2:.$U$15];2;0)" office:value-type="string" office:string-value="M">
            <text:p>M</text:p>
          </table:table-cell>
          <table:table-cell table:formula="of:=VLOOKUP([.W26];[skills.$T$2:.$U$15];2;0)" office:value-type="string" office:string-value="M">
            <text:p>M</text:p>
          </table:table-cell>
          <table:table-cell table:formula="of:=VLOOKUP([.X26];[skills.$T$2:.$U$15];2;0)" office:value-type="string" office:string-value="M">
            <text:p>M</text:p>
          </table:table-cell>
          <table:table-cell table:formula="of:=VLOOKUP([.Y26];[skills.$T$2:.$U$15];2;0)" office:value-type="string" office:string-value="M">
            <text:p>M</text:p>
          </table:table-cell>
          <table:table-cell table:formula="of:=VLOOKUP([.Z26];[skills.$T$2:.$U$15];2;0)" office:value-type="string" office:string-value="M">
            <text:p>M</text:p>
          </table:table-cell>
          <table:table-cell table:number-columns-repeated="971"/>
        </table:table-row>
        <table:table-row table:style-name="ro12">
          <table:table-cell table:style-name="ce13" office:value-type="string">
            <text:p>enhance metabolism</text:p>
          </table:table-cell>
          <table:table-cell table:style-name="ce17" office:value-type="string">
            <text:p>defense</text:p>
          </table:table-cell>
          <table:table-cell office:value-type="string">
            <text:p>C</text:p>
          </table:table-cell>
          <table:table-cell table:style-name="ce126" office:value-type="float" office:value="4">
            <text:p>4</text:p>
          </table:table-cell>
          <table:table-cell table:style-name="ce128" office:value-type="float" office:value="3">
            <text:p>3</text:p>
          </table:table-cell>
          <table:table-cell table:number-columns-repeated="5" table:style-name="ce128" office:value-type="float" office:value="4">
            <text:p>4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2">
            <text:p>2</text:p>
          </table:table-cell>
          <table:table-cell table:style-name="ce128" office:value-type="float" office:value="3">
            <text:p>3</text:p>
          </table:table-cell>
          <table:table-cell table:number-columns-repeated="4" table:style-name="ce128" office:value-type="float" office:value="4">
            <text:p>4</text:p>
          </table:table-cell>
          <table:table-cell table:style-name="ce131" office:value-type="float" office:value="4">
            <text:p>4</text:p>
          </table:table-cell>
          <table:table-cell table:style-name="ce131" office:value-type="float" office:value="3">
            <text:p>3</text:p>
          </table:table-cell>
          <table:table-cell table:style-name="ce128" office:value-type="float" office:value="4">
            <text:p>4</text:p>
          </table:table-cell>
          <table:table-cell table:style-name="ce131" office:value-type="float" office:value="4">
            <text:p>4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6">
            <text:p>6</text:p>
          </table:table-cell>
          <table:table-cell table:style-name="ce131" office:value-type="float" office:value="3">
            <text:p>3</text:p>
          </table:table-cell>
          <table:table-cell table:style-name="ce133" table:formula="of:=MIN([.D27:.Z27])" office:value-type="float" office:value="2">
            <text:p>2</text:p>
          </table:table-cell>
          <table:table-cell table:style-name="ce134" table:formula="of:=MAX([.D27:.Z27])" office:value-type="float" office:value="6">
            <text:p>6</text:p>
          </table:table-cell>
          <table:table-cell table:style-name="ce135" table:formula="of:=ROUND(AVERAGE([.D27:.Z27]); 0)" office:value-type="float" office:value="4">
            <text:p>4</text:p>
          </table:table-cell>
          <table:table-cell table:formula="of:=VLOOKUP([.D27];[skills.$T$2:.$U$15];2;0)" office:value-type="string" office:string-value="EtM">
            <text:p>EtM</text:p>
          </table:table-cell>
          <table:table-cell table:formula="of:=VLOOKUP([.E27];[skills.$T$2:.$U$15];2;0)" office:value-type="string" office:string-value="E">
            <text:p>E</text:p>
          </table:table-cell>
          <table:table-cell table:formula="of:=VLOOKUP([.F27];[skills.$T$2:.$U$15];2;0)" office:value-type="string" office:string-value="EtM">
            <text:p>EtM</text:p>
          </table:table-cell>
          <table:table-cell table:formula="of:=VLOOKUP([.G27];[skills.$T$2:.$U$15];2;0)" office:value-type="string" office:string-value="EtM">
            <text:p>EtM</text:p>
          </table:table-cell>
          <table:table-cell table:formula="of:=VLOOKUP([.H27];[skills.$T$2:.$U$15];2;0)" office:value-type="string" office:string-value="EtM">
            <text:p>EtM</text:p>
          </table:table-cell>
          <table:table-cell table:formula="of:=VLOOKUP([.I27];[skills.$T$2:.$U$15];2;0)" office:value-type="string" office:string-value="EtM">
            <text:p>EtM</text:p>
          </table:table-cell>
          <table:table-cell table:formula="of:=VLOOKUP([.J27];[skills.$T$2:.$U$15];2;0)" office:value-type="string" office:string-value="EtM">
            <text:p>EtM</text:p>
          </table:table-cell>
          <table:table-cell table:formula="of:=VLOOKUP([.K27];[skills.$T$2:.$U$15];2;0)" office:value-type="string" office:string-value="E">
            <text:p>E</text:p>
          </table:table-cell>
          <table:table-cell table:formula="of:=VLOOKUP([.L27];[skills.$T$2:.$U$15];2;0)" office:value-type="string" office:string-value="EtM">
            <text:p>EtM</text:p>
          </table:table-cell>
          <table:table-cell table:formula="of:=VLOOKUP([.M27];[skills.$T$2:.$U$15];2;0)" office:value-type="string" office:string-value="E">
            <text:p>E</text:p>
          </table:table-cell>
          <table:table-cell table:formula="of:=VLOOKUP([.N27];[skills.$T$2:.$U$15];2;0)" office:value-type="string" office:string-value="VE">
            <text:p>VE</text:p>
          </table:table-cell>
          <table:table-cell table:formula="of:=VLOOKUP([.O27];[skills.$T$2:.$U$15];2;0)" office:value-type="string" office:string-value="E">
            <text:p>E</text:p>
          </table:table-cell>
          <table:table-cell table:formula="of:=VLOOKUP([.P27];[skills.$T$2:.$U$15];2;0)" office:value-type="string" office:string-value="EtM">
            <text:p>EtM</text:p>
          </table:table-cell>
          <table:table-cell table:formula="of:=VLOOKUP([.Q27];[skills.$T$2:.$U$15];2;0)" office:value-type="string" office:string-value="EtM">
            <text:p>EtM</text:p>
          </table:table-cell>
          <table:table-cell table:formula="of:=VLOOKUP([.R27];[skills.$T$2:.$U$15];2;0)" office:value-type="string" office:string-value="EtM">
            <text:p>EtM</text:p>
          </table:table-cell>
          <table:table-cell table:formula="of:=VLOOKUP([.S27];[skills.$T$2:.$U$15];2;0)" office:value-type="string" office:string-value="EtM">
            <text:p>EtM</text:p>
          </table:table-cell>
          <table:table-cell table:formula="of:=VLOOKUP([.T27];[skills.$T$2:.$U$15];2;0)" office:value-type="string" office:string-value="EtM">
            <text:p>EtM</text:p>
          </table:table-cell>
          <table:table-cell table:formula="of:=VLOOKUP([.U27];[skills.$T$2:.$U$15];2;0)" office:value-type="string" office:string-value="E">
            <text:p>E</text:p>
          </table:table-cell>
          <table:table-cell table:formula="of:=VLOOKUP([.V27];[skills.$T$2:.$U$15];2;0)" office:value-type="string" office:string-value="EtM">
            <text:p>EtM</text:p>
          </table:table-cell>
          <table:table-cell table:formula="of:=VLOOKUP([.W27];[skills.$T$2:.$U$15];2;0)" office:value-type="string" office:string-value="EtM">
            <text:p>EtM</text:p>
          </table:table-cell>
          <table:table-cell table:formula="of:=VLOOKUP([.X27];[skills.$T$2:.$U$15];2;0)" office:value-type="string" office:string-value="EtM">
            <text:p>EtM</text:p>
          </table:table-cell>
          <table:table-cell table:formula="of:=VLOOKUP([.Y27];[skills.$T$2:.$U$15];2;0)" office:value-type="string" office:string-value="MtD">
            <text:p>MtD</text:p>
          </table:table-cell>
          <table:table-cell table:formula="of:=VLOOKUP([.Z27];[skills.$T$2:.$U$15];2;0)" office:value-type="string" office:string-value="E">
            <text:p>E</text:p>
          </table:table-cell>
          <table:table-cell table:number-columns-repeated="971"/>
        </table:table-row>
        <table:table-row table:style-name="ro12">
          <table:table-cell table:style-name="ce11" office:value-type="string">
            <text:p>enrage</text:p>
          </table:table-cell>
          <table:table-cell table:style-name="ce17" office:value-type="string">
            <text:p>affect mind</text:p>
          </table:table-cell>
          <table:table-cell office:value-type="string">
            <text:p>S C A</text:p>
          </table:table-cell>
          <table:table-cell table:style-name="ce126" office:value-type="float" office:value="7">
            <text:p>7</text:p>
          </table:table-cell>
          <table:table-cell table:style-name="ce128" office:value-type="float" office:value="7">
            <text:p>7</text:p>
          </table:table-cell>
          <table:table-cell table:number-columns-repeated="2" table:style-name="ce128" office:value-type="float" office:value="8">
            <text:p>8</text:p>
          </table:table-cell>
          <table:table-cell table:style-name="ce128" office:value-type="float" office:value="5">
            <text:p>5</text:p>
          </table:table-cell>
          <table:table-cell table:number-columns-repeated="2" table:style-name="ce128" office:value-type="float" office:value="7">
            <text:p>7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7">
            <text:p>7</text:p>
          </table:table-cell>
          <table:table-cell table:style-name="ce128" office:value-type="float" office:value="5">
            <text:p>5</text:p>
          </table:table-cell>
          <table:table-cell table:number-columns-repeated="2" table:style-name="ce128" office:value-type="float" office:value="6">
            <text:p>6</text:p>
          </table:table-cell>
          <table:table-cell table:number-columns-repeated="2" table:style-name="ce128" office:value-type="float" office:value="7">
            <text:p>7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7">
            <text:p>7</text:p>
          </table:table-cell>
          <table:table-cell table:style-name="ce131" office:value-type="float" office:value="7">
            <text:p>7</text:p>
          </table:table-cell>
          <table:table-cell table:style-name="ce131" office:value-type="float" office:value="8">
            <text:p>8</text:p>
          </table:table-cell>
          <table:table-cell table:style-name="ce128" office:value-type="float" office:value="6">
            <text:p>6</text:p>
          </table:table-cell>
          <table:table-cell table:style-name="ce131" office:value-type="float" office:value="7">
            <text:p>7</text:p>
          </table:table-cell>
          <table:table-cell table:style-name="ce128" office:value-type="float" office:value="9">
            <text:p>9</text:p>
          </table:table-cell>
          <table:table-cell table:style-name="ce128" office:value-type="float" office:value="7">
            <text:p>7</text:p>
          </table:table-cell>
          <table:table-cell table:style-name="ce131" office:value-type="float" office:value="8">
            <text:p>8</text:p>
          </table:table-cell>
          <table:table-cell table:style-name="ce133" table:formula="of:=MIN([.D28:.Z28])" office:value-type="float" office:value="5">
            <text:p>5</text:p>
          </table:table-cell>
          <table:table-cell table:style-name="ce134" table:formula="of:=MAX([.D28:.Z28])" office:value-type="float" office:value="9">
            <text:p>9</text:p>
          </table:table-cell>
          <table:table-cell table:style-name="ce135" table:formula="of:=ROUND(AVERAGE([.D28:.Z28]); 0)" office:value-type="float" office:value="7">
            <text:p>7</text:p>
          </table:table-cell>
          <table:table-cell table:formula="of:=VLOOKUP([.D28];[skills.$T$2:.$U$15];2;0)" office:value-type="string" office:string-value="D">
            <text:p>D</text:p>
          </table:table-cell>
          <table:table-cell table:formula="of:=VLOOKUP([.E28];[skills.$T$2:.$U$15];2;0)" office:value-type="string" office:string-value="D">
            <text:p>D</text:p>
          </table:table-cell>
          <table:table-cell table:formula="of:=VLOOKUP([.F28];[skills.$T$2:.$U$15];2;0)" office:value-type="string" office:string-value="VD">
            <text:p>VD</text:p>
          </table:table-cell>
          <table:table-cell table:formula="of:=VLOOKUP([.G28];[skills.$T$2:.$U$15];2;0)" office:value-type="string" office:string-value="VD">
            <text:p>VD</text:p>
          </table:table-cell>
          <table:table-cell table:formula="of:=VLOOKUP([.H28];[skills.$T$2:.$U$15];2;0)" office:value-type="string" office:string-value="M">
            <text:p>M</text:p>
          </table:table-cell>
          <table:table-cell table:formula="of:=VLOOKUP([.I28];[skills.$T$2:.$U$15];2;0)" office:value-type="string" office:string-value="D">
            <text:p>D</text:p>
          </table:table-cell>
          <table:table-cell table:formula="of:=VLOOKUP([.J28];[skills.$T$2:.$U$15];2;0)" office:value-type="string" office:string-value="D">
            <text:p>D</text:p>
          </table:table-cell>
          <table:table-cell table:formula="of:=VLOOKUP([.K28];[skills.$T$2:.$U$15];2;0)" office:value-type="string" office:string-value="VD">
            <text:p>VD</text:p>
          </table:table-cell>
          <table:table-cell table:formula="of:=VLOOKUP([.L28];[skills.$T$2:.$U$15];2;0)" office:value-type="string" office:string-value="D">
            <text:p>D</text:p>
          </table:table-cell>
          <table:table-cell table:formula="of:=VLOOKUP([.M28];[skills.$T$2:.$U$15];2;0)" office:value-type="string" office:string-value="M">
            <text:p>M</text:p>
          </table:table-cell>
          <table:table-cell table:formula="of:=VLOOKUP([.N28];[skills.$T$2:.$U$15];2;0)" office:value-type="string" office:string-value="MtD">
            <text:p>MtD</text:p>
          </table:table-cell>
          <table:table-cell table:formula="of:=VLOOKUP([.O28];[skills.$T$2:.$U$15];2;0)" office:value-type="string" office:string-value="MtD">
            <text:p>MtD</text:p>
          </table:table-cell>
          <table:table-cell table:formula="of:=VLOOKUP([.P28];[skills.$T$2:.$U$15];2;0)" office:value-type="string" office:string-value="D">
            <text:p>D</text:p>
          </table:table-cell>
          <table:table-cell table:formula="of:=VLOOKUP([.Q28];[skills.$T$2:.$U$15];2;0)" office:value-type="string" office:string-value="D">
            <text:p>D</text:p>
          </table:table-cell>
          <table:table-cell table:formula="of:=VLOOKUP([.R28];[skills.$T$2:.$U$15];2;0)" office:value-type="string" office:string-value="VD">
            <text:p>VD</text:p>
          </table:table-cell>
          <table:table-cell table:formula="of:=VLOOKUP([.S28];[skills.$T$2:.$U$15];2;0)" office:value-type="string" office:string-value="D">
            <text:p>D</text:p>
          </table:table-cell>
          <table:table-cell table:formula="of:=VLOOKUP([.T28];[skills.$T$2:.$U$15];2;0)" office:value-type="string" office:string-value="D">
            <text:p>D</text:p>
          </table:table-cell>
          <table:table-cell table:formula="of:=VLOOKUP([.U28];[skills.$T$2:.$U$15];2;0)" office:value-type="string" office:string-value="VD">
            <text:p>VD</text:p>
          </table:table-cell>
          <table:table-cell table:formula="of:=VLOOKUP([.V28];[skills.$T$2:.$U$15];2;0)" office:value-type="string" office:string-value="MtD">
            <text:p>MtD</text:p>
          </table:table-cell>
          <table:table-cell table:formula="of:=VLOOKUP([.W28];[skills.$T$2:.$U$15];2;0)" office:value-type="string" office:string-value="D">
            <text:p>D</text:p>
          </table:table-cell>
          <table:table-cell table:formula="of:=VLOOKUP([.X28];[skills.$T$2:.$U$15];2;0)" office:value-type="string" office:string-value="SD">
            <text:p>SD</text:p>
          </table:table-cell>
          <table:table-cell table:formula="of:=VLOOKUP([.Y28];[skills.$T$2:.$U$15];2;0)" office:value-type="string" office:string-value="D">
            <text:p>D</text:p>
          </table:table-cell>
          <table:table-cell table:formula="of:=VLOOKUP([.Z28];[skills.$T$2:.$U$15];2;0)" office:value-type="string" office:string-value="VD">
            <text:p>VD</text:p>
          </table:table-cell>
          <table:table-cell table:number-columns-repeated="971"/>
        </table:table-row>
        <table:table-row table:style-name="ro12">
          <table:table-cell table:style-name="ce10" office:value-type="string">
            <text:p>force</text:p>
          </table:table-cell>
          <table:table-cell table:style-name="ce17" office:value-type="string">
            <text:p>healing</text:p>
          </table:table-cell>
          <table:table-cell office:value-type="string">
            <text:p>S</text:p>
          </table:table-cell>
          <table:table-cell table:style-name="ce126" office:value-type="float" office:value="1">
            <text:p>1</text:p>
          </table:table-cell>
          <table:table-cell table:number-columns-repeated="7" table:style-name="ce128" office:value-type="float" office:value="2">
            <text:p>2</text:p>
          </table:table-cell>
          <table:table-cell table:style-name="ce128" office:value-type="float" office:value="1">
            <text:p>1</text:p>
          </table:table-cell>
          <table:table-cell table:number-columns-repeated="2" table:style-name="ce128" office:value-type="float" office:value="2">
            <text:p>2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2">
            <text:p>2</text:p>
          </table:table-cell>
          <table:table-cell table:style-name="ce128" office:value-type="float" office:value="1">
            <text:p>1</text:p>
          </table:table-cell>
          <table:table-cell table:number-columns-repeated="2" table:style-name="ce128" office:value-type="float" office:value="2">
            <text:p>2</text:p>
          </table:table-cell>
          <table:table-cell table:number-columns-repeated="2" table:style-name="ce131" office:value-type="float" office:value="2">
            <text:p>2</text:p>
          </table:table-cell>
          <table:table-cell table:style-name="ce128" office:value-type="float" office:value="1">
            <text:p>1</text:p>
          </table:table-cell>
          <table:table-cell table:style-name="ce131" office:value-type="float" office:value="3">
            <text:p>3</text:p>
          </table:table-cell>
          <table:table-cell table:style-name="ce128" office:value-type="float" office:value="2">
            <text:p>2</text:p>
          </table:table-cell>
          <table:table-cell table:style-name="ce128" office:value-type="float" office:value="0">
            <text:p>0</text:p>
          </table:table-cell>
          <table:table-cell table:style-name="ce131" office:value-type="float" office:value="3">
            <text:p>3</text:p>
          </table:table-cell>
          <table:table-cell table:style-name="ce133" table:formula="of:=MIN([.D29:.Z29])" office:value-type="float" office:value="0">
            <text:p>0</text:p>
          </table:table-cell>
          <table:table-cell table:style-name="ce134" table:formula="of:=MAX([.D29:.Z29])" office:value-type="float" office:value="3">
            <text:p>3</text:p>
          </table:table-cell>
          <table:table-cell table:style-name="ce135" table:formula="of:=ROUND(AVERAGE([.D29:.Z29]); 0)" office:value-type="float" office:value="2">
            <text:p>2</text:p>
          </table:table-cell>
          <table:table-cell table:formula="of:=VLOOKUP([.D29];[skills.$T$2:.$U$15];2;0)" office:value-type="string" office:string-value="N">
            <text:p>N</text:p>
          </table:table-cell>
          <table:table-cell table:formula="of:=VLOOKUP([.E29];[skills.$T$2:.$U$15];2;0)" office:value-type="string" office:string-value="VE">
            <text:p>VE</text:p>
          </table:table-cell>
          <table:table-cell table:formula="of:=VLOOKUP([.F29];[skills.$T$2:.$U$15];2;0)" office:value-type="string" office:string-value="VE">
            <text:p>VE</text:p>
          </table:table-cell>
          <table:table-cell table:formula="of:=VLOOKUP([.G29];[skills.$T$2:.$U$15];2;0)" office:value-type="string" office:string-value="VE">
            <text:p>VE</text:p>
          </table:table-cell>
          <table:table-cell table:formula="of:=VLOOKUP([.H29];[skills.$T$2:.$U$15];2;0)" office:value-type="string" office:string-value="VE">
            <text:p>VE</text:p>
          </table:table-cell>
          <table:table-cell table:formula="of:=VLOOKUP([.I29];[skills.$T$2:.$U$15];2;0)" office:value-type="string" office:string-value="VE">
            <text:p>VE</text:p>
          </table:table-cell>
          <table:table-cell table:formula="of:=VLOOKUP([.J29];[skills.$T$2:.$U$15];2;0)" office:value-type="string" office:string-value="VE">
            <text:p>VE</text:p>
          </table:table-cell>
          <table:table-cell table:formula="of:=VLOOKUP([.K29];[skills.$T$2:.$U$15];2;0)" office:value-type="string" office:string-value="VE">
            <text:p>VE</text:p>
          </table:table-cell>
          <table:table-cell table:formula="of:=VLOOKUP([.L29];[skills.$T$2:.$U$15];2;0)" office:value-type="string" office:string-value="N">
            <text:p>N</text:p>
          </table:table-cell>
          <table:table-cell table:formula="of:=VLOOKUP([.M29];[skills.$T$2:.$U$15];2;0)" office:value-type="string" office:string-value="VE">
            <text:p>VE</text:p>
          </table:table-cell>
          <table:table-cell table:formula="of:=VLOOKUP([.N29];[skills.$T$2:.$U$15];2;0)" office:value-type="string" office:string-value="VE">
            <text:p>VE</text:p>
          </table:table-cell>
          <table:table-cell table:formula="of:=VLOOKUP([.O29];[skills.$T$2:.$U$15];2;0)" office:value-type="string" office:string-value="E">
            <text:p>E</text:p>
          </table:table-cell>
          <table:table-cell table:formula="of:=VLOOKUP([.P29];[skills.$T$2:.$U$15];2;0)" office:value-type="string" office:string-value="VE">
            <text:p>VE</text:p>
          </table:table-cell>
          <table:table-cell table:formula="of:=VLOOKUP([.Q29];[skills.$T$2:.$U$15];2;0)" office:value-type="string" office:string-value="N">
            <text:p>N</text:p>
          </table:table-cell>
          <table:table-cell table:formula="of:=VLOOKUP([.R29];[skills.$T$2:.$U$15];2;0)" office:value-type="string" office:string-value="VE">
            <text:p>VE</text:p>
          </table:table-cell>
          <table:table-cell table:formula="of:=VLOOKUP([.S29];[skills.$T$2:.$U$15];2;0)" office:value-type="string" office:string-value="VE">
            <text:p>VE</text:p>
          </table:table-cell>
          <table:table-cell table:formula="of:=VLOOKUP([.T29];[skills.$T$2:.$U$15];2;0)" office:value-type="string" office:string-value="VE">
            <text:p>VE</text:p>
          </table:table-cell>
          <table:table-cell table:formula="of:=VLOOKUP([.U29];[skills.$T$2:.$U$15];2;0)" office:value-type="string" office:string-value="VE">
            <text:p>VE</text:p>
          </table:table-cell>
          <table:table-cell table:formula="of:=VLOOKUP([.V29];[skills.$T$2:.$U$15];2;0)" office:value-type="string" office:string-value="N">
            <text:p>N</text:p>
          </table:table-cell>
          <table:table-cell table:formula="of:=VLOOKUP([.W29];[skills.$T$2:.$U$15];2;0)" office:value-type="string" office:string-value="E">
            <text:p>E</text:p>
          </table:table-cell>
          <table:table-cell table:formula="of:=VLOOKUP([.X29];[skills.$T$2:.$U$15];2;0)" office:value-type="string" office:string-value="VE">
            <text:p>VE</text:p>
          </table:table-cell>
          <table:table-cell table:formula="of:=VLOOKUP([.Y29];[skills.$T$2:.$U$15];2;0)" office:value-type="string" office:string-value="I">
            <text:p>I</text:p>
          </table:table-cell>
          <table:table-cell table:formula="of:=VLOOKUP([.Z29];[skills.$T$2:.$U$15];2;0)" office:value-type="string" office:string-value="E">
            <text:p>E</text:p>
          </table:table-cell>
          <table:table-cell table:number-columns-repeated="971"/>
        </table:table-row>
        <table:table-row table:style-name="ro12">
          <table:table-cell table:style-name="ce4" office:value-type="string">
            <text:p>force deflection</text:p>
          </table:table-cell>
          <table:table-cell table:style-name="ce17" office:value-type="string">
            <text:p>tradition</text:p>
          </table:table-cell>
          <table:table-cell office:value-type="string">
            <text:p>S C A</text:p>
          </table:table-cell>
          <table:table-cell table:number-columns-repeated="23" table:style-name="ce126" office:value-type="float" office:value="5">
            <text:p>5</text:p>
          </table:table-cell>
          <table:table-cell table:style-name="ce133" table:formula="of:=MIN([.D30:.Z30])" office:value-type="float" office:value="5">
            <text:p>5</text:p>
          </table:table-cell>
          <table:table-cell table:style-name="ce134" table:formula="of:=MAX([.D30:.Z30])" office:value-type="float" office:value="5">
            <text:p>5</text:p>
          </table:table-cell>
          <table:table-cell table:style-name="ce135" table:formula="of:=ROUND(AVERAGE([.D30:.Z30]); 0)" office:value-type="float" office:value="5">
            <text:p>5</text:p>
          </table:table-cell>
          <table:table-cell table:formula="of:=VLOOKUP([.D30];[skills.$T$2:.$U$15];2;0)" office:value-type="string" office:string-value="M">
            <text:p>M</text:p>
          </table:table-cell>
          <table:table-cell table:formula="of:=VLOOKUP([.E30];[skills.$T$2:.$U$15];2;0)" office:value-type="string" office:string-value="M">
            <text:p>M</text:p>
          </table:table-cell>
          <table:table-cell table:formula="of:=VLOOKUP([.F30];[skills.$T$2:.$U$15];2;0)" office:value-type="string" office:string-value="M">
            <text:p>M</text:p>
          </table:table-cell>
          <table:table-cell table:formula="of:=VLOOKUP([.G30];[skills.$T$2:.$U$15];2;0)" office:value-type="string" office:string-value="M">
            <text:p>M</text:p>
          </table:table-cell>
          <table:table-cell table:formula="of:=VLOOKUP([.H30];[skills.$T$2:.$U$15];2;0)" office:value-type="string" office:string-value="M">
            <text:p>M</text:p>
          </table:table-cell>
          <table:table-cell table:formula="of:=VLOOKUP([.I30];[skills.$T$2:.$U$15];2;0)" office:value-type="string" office:string-value="M">
            <text:p>M</text:p>
          </table:table-cell>
          <table:table-cell table:formula="of:=VLOOKUP([.J30];[skills.$T$2:.$U$15];2;0)" office:value-type="string" office:string-value="M">
            <text:p>M</text:p>
          </table:table-cell>
          <table:table-cell table:formula="of:=VLOOKUP([.K30];[skills.$T$2:.$U$15];2;0)" office:value-type="string" office:string-value="M">
            <text:p>M</text:p>
          </table:table-cell>
          <table:table-cell table:formula="of:=VLOOKUP([.L30];[skills.$T$2:.$U$15];2;0)" office:value-type="string" office:string-value="M">
            <text:p>M</text:p>
          </table:table-cell>
          <table:table-cell table:formula="of:=VLOOKUP([.M30];[skills.$T$2:.$U$15];2;0)" office:value-type="string" office:string-value="M">
            <text:p>M</text:p>
          </table:table-cell>
          <table:table-cell table:formula="of:=VLOOKUP([.N30];[skills.$T$2:.$U$15];2;0)" office:value-type="string" office:string-value="M">
            <text:p>M</text:p>
          </table:table-cell>
          <table:table-cell table:formula="of:=VLOOKUP([.O30];[skills.$T$2:.$U$15];2;0)" office:value-type="string" office:string-value="M">
            <text:p>M</text:p>
          </table:table-cell>
          <table:table-cell table:formula="of:=VLOOKUP([.P30];[skills.$T$2:.$U$15];2;0)" office:value-type="string" office:string-value="M">
            <text:p>M</text:p>
          </table:table-cell>
          <table:table-cell table:formula="of:=VLOOKUP([.Q30];[skills.$T$2:.$U$15];2;0)" office:value-type="string" office:string-value="M">
            <text:p>M</text:p>
          </table:table-cell>
          <table:table-cell table:formula="of:=VLOOKUP([.R30];[skills.$T$2:.$U$15];2;0)" office:value-type="string" office:string-value="M">
            <text:p>M</text:p>
          </table:table-cell>
          <table:table-cell table:formula="of:=VLOOKUP([.S30];[skills.$T$2:.$U$15];2;0)" office:value-type="string" office:string-value="M">
            <text:p>M</text:p>
          </table:table-cell>
          <table:table-cell table:formula="of:=VLOOKUP([.T30];[skills.$T$2:.$U$15];2;0)" office:value-type="string" office:string-value="M">
            <text:p>M</text:p>
          </table:table-cell>
          <table:table-cell table:formula="of:=VLOOKUP([.U30];[skills.$T$2:.$U$15];2;0)" office:value-type="string" office:string-value="M">
            <text:p>M</text:p>
          </table:table-cell>
          <table:table-cell table:formula="of:=VLOOKUP([.V30];[skills.$T$2:.$U$15];2;0)" office:value-type="string" office:string-value="M">
            <text:p>M</text:p>
          </table:table-cell>
          <table:table-cell table:formula="of:=VLOOKUP([.W30];[skills.$T$2:.$U$15];2;0)" office:value-type="string" office:string-value="M">
            <text:p>M</text:p>
          </table:table-cell>
          <table:table-cell table:formula="of:=VLOOKUP([.X30];[skills.$T$2:.$U$15];2;0)" office:value-type="string" office:string-value="M">
            <text:p>M</text:p>
          </table:table-cell>
          <table:table-cell table:formula="of:=VLOOKUP([.Y30];[skills.$T$2:.$U$15];2;0)" office:value-type="string" office:string-value="M">
            <text:p>M</text:p>
          </table:table-cell>
          <table:table-cell table:formula="of:=VLOOKUP([.Z30];[skills.$T$2:.$U$15];2;0)" office:value-type="string" office:string-value="M">
            <text:p>M</text:p>
          </table:table-cell>
          <table:table-cell table:number-columns-repeated="971"/>
        </table:table-row>
        <table:table-row table:style-name="ro12">
          <table:table-cell table:style-name="ce3" office:value-type="string">
            <text:p>force lightning</text:p>
          </table:table-cell>
          <table:table-cell table:style-name="ce17" office:value-type="string">
            <text:p>dark side</text:p>
          </table:table-cell>
          <table:table-cell office:value-type="string">
            <text:p>S C A</text:p>
          </table:table-cell>
          <table:table-cell table:style-name="ce126" office:value-type="float" office:value="10">
            <text:p>10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10">
            <text:p>10</text:p>
          </table:table-cell>
          <table:table-cell table:number-columns-repeated="2" table:style-name="ce128" office:value-type="float" office:value="8">
            <text:p>8</text:p>
          </table:table-cell>
          <table:table-cell table:style-name="ce128" office:value-type="float" office:value="10">
            <text:p>10</text:p>
          </table:table-cell>
          <table:table-cell table:number-columns-repeated="2" table:style-name="ce128" office:value-type="float" office:value="8">
            <text:p>8</text:p>
          </table:table-cell>
          <table:table-cell table:number-columns-repeated="3" table:style-name="ce128" office:value-type="float" office:value="10">
            <text:p>10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9">
            <text:p>9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10">
            <text:p>10</text:p>
          </table:table-cell>
          <table:table-cell table:style-name="ce128" office:value-type="float" office:value="8">
            <text:p>8</text:p>
          </table:table-cell>
          <table:table-cell table:style-name="ce131" office:value-type="float" office:value="9">
            <text:p>9</text:p>
          </table:table-cell>
          <table:table-cell table:style-name="ce131" office:value-type="float" office:value="8">
            <text:p>8</text:p>
          </table:table-cell>
          <table:table-cell table:style-name="ce128" office:value-type="float" office:value="6">
            <text:p>6</text:p>
          </table:table-cell>
          <table:table-cell table:style-name="ce131" office:value-type="float" office:value="8">
            <text:p>8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5">
            <text:p>5</text:p>
          </table:table-cell>
          <table:table-cell table:style-name="ce131" office:value-type="float" office:value="8">
            <text:p>8</text:p>
          </table:table-cell>
          <table:table-cell table:style-name="ce133" table:formula="of:=MIN([.D31:.Z31])" office:value-type="float" office:value="5">
            <text:p>5</text:p>
          </table:table-cell>
          <table:table-cell table:style-name="ce134" table:formula="of:=MAX([.D31:.Z31])" office:value-type="float" office:value="10">
            <text:p>10</text:p>
          </table:table-cell>
          <table:table-cell table:style-name="ce135" table:formula="of:=ROUND(AVERAGE([.D31:.Z31]); 0)" office:value-type="float" office:value="8">
            <text:p>8</text:p>
          </table:table-cell>
          <table:table-cell table:formula="of:=VLOOKUP([.D31];[skills.$T$2:.$U$15];2;0)" office:value-type="string" office:string-value="JSI">
            <text:p>JSI</text:p>
          </table:table-cell>
          <table:table-cell table:formula="of:=VLOOKUP([.E31];[skills.$T$2:.$U$15];2;0)" office:value-type="string" office:string-value="VD">
            <text:p>VD</text:p>
          </table:table-cell>
          <table:table-cell table:formula="of:=VLOOKUP([.F31];[skills.$T$2:.$U$15];2;0)" office:value-type="string" office:string-value="JSI">
            <text:p>JSI</text:p>
          </table:table-cell>
          <table:table-cell table:formula="of:=VLOOKUP([.G31];[skills.$T$2:.$U$15];2;0)" office:value-type="string" office:string-value="VD">
            <text:p>VD</text:p>
          </table:table-cell>
          <table:table-cell table:formula="of:=VLOOKUP([.H31];[skills.$T$2:.$U$15];2;0)" office:value-type="string" office:string-value="VD">
            <text:p>VD</text:p>
          </table:table-cell>
          <table:table-cell table:formula="of:=VLOOKUP([.I31];[skills.$T$2:.$U$15];2;0)" office:value-type="string" office:string-value="JSI">
            <text:p>JSI</text:p>
          </table:table-cell>
          <table:table-cell table:formula="of:=VLOOKUP([.J31];[skills.$T$2:.$U$15];2;0)" office:value-type="string" office:string-value="VD">
            <text:p>VD</text:p>
          </table:table-cell>
          <table:table-cell table:formula="of:=VLOOKUP([.K31];[skills.$T$2:.$U$15];2;0)" office:value-type="string" office:string-value="VD">
            <text:p>VD</text:p>
          </table:table-cell>
          <table:table-cell table:formula="of:=VLOOKUP([.L31];[skills.$T$2:.$U$15];2;0)" office:value-type="string" office:string-value="JSI">
            <text:p>JSI</text:p>
          </table:table-cell>
          <table:table-cell table:formula="of:=VLOOKUP([.M31];[skills.$T$2:.$U$15];2;0)" office:value-type="string" office:string-value="JSI">
            <text:p>JSI</text:p>
          </table:table-cell>
          <table:table-cell table:formula="of:=VLOOKUP([.N31];[skills.$T$2:.$U$15];2;0)" office:value-type="string" office:string-value="JSI">
            <text:p>JSI</text:p>
          </table:table-cell>
          <table:table-cell table:formula="of:=VLOOKUP([.O31];[skills.$T$2:.$U$15];2;0)" office:value-type="string" office:string-value="VD">
            <text:p>VD</text:p>
          </table:table-cell>
          <table:table-cell table:formula="of:=VLOOKUP([.P31];[skills.$T$2:.$U$15];2;0)" office:value-type="string" office:string-value="SD">
            <text:p>SD</text:p>
          </table:table-cell>
          <table:table-cell table:formula="of:=VLOOKUP([.Q31];[skills.$T$2:.$U$15];2;0)" office:value-type="string" office:string-value="VD">
            <text:p>VD</text:p>
          </table:table-cell>
          <table:table-cell table:formula="of:=VLOOKUP([.R31];[skills.$T$2:.$U$15];2;0)" office:value-type="string" office:string-value="JSI">
            <text:p>JSI</text:p>
          </table:table-cell>
          <table:table-cell table:formula="of:=VLOOKUP([.S31];[skills.$T$2:.$U$15];2;0)" office:value-type="string" office:string-value="VD">
            <text:p>VD</text:p>
          </table:table-cell>
          <table:table-cell table:formula="of:=VLOOKUP([.T31];[skills.$T$2:.$U$15];2;0)" office:value-type="string" office:string-value="SD">
            <text:p>SD</text:p>
          </table:table-cell>
          <table:table-cell table:formula="of:=VLOOKUP([.U31];[skills.$T$2:.$U$15];2;0)" office:value-type="string" office:string-value="VD">
            <text:p>VD</text:p>
          </table:table-cell>
          <table:table-cell table:formula="of:=VLOOKUP([.V31];[skills.$T$2:.$U$15];2;0)" office:value-type="string" office:string-value="MtD">
            <text:p>MtD</text:p>
          </table:table-cell>
          <table:table-cell table:formula="of:=VLOOKUP([.W31];[skills.$T$2:.$U$15];2;0)" office:value-type="string" office:string-value="VD">
            <text:p>VD</text:p>
          </table:table-cell>
          <table:table-cell table:formula="of:=VLOOKUP([.X31];[skills.$T$2:.$U$15];2;0)" office:value-type="string" office:string-value="VD">
            <text:p>VD</text:p>
          </table:table-cell>
          <table:table-cell table:formula="of:=VLOOKUP([.Y31];[skills.$T$2:.$U$15];2;0)" office:value-type="string" office:string-value="M">
            <text:p>M</text:p>
          </table:table-cell>
          <table:table-cell table:formula="of:=VLOOKUP([.Z31];[skills.$T$2:.$U$15];2;0)" office:value-type="string" office:string-value="VD">
            <text:p>VD</text:p>
          </table:table-cell>
          <table:table-cell table:number-columns-repeated="971"/>
        </table:table-row>
        <table:table-row table:style-name="ro12">
          <table:table-cell table:style-name="ce9" office:value-type="string">
            <text:p>force mask</text:p>
          </table:table-cell>
          <table:table-cell table:style-name="ce17" office:value-type="string">
            <text:p>expand</text:p>
          </table:table-cell>
          <table:table-cell office:value-type="string">
            <text:p>S C A</text:p>
          </table:table-cell>
          <table:table-cell table:style-name="ce126" office:value-type="float" office:value="11">
            <text:p>11</text:p>
          </table:table-cell>
          <table:table-cell table:number-columns-repeated="3" table:style-name="ce128" office:value-type="float" office:value="12">
            <text:p>12</text:p>
          </table:table-cell>
          <table:table-cell table:style-name="ce128" office:value-type="float" office:value="10">
            <text:p>10</text:p>
          </table:table-cell>
          <table:table-cell table:number-columns-repeated="4" table:style-name="ce128" office:value-type="float" office:value="11">
            <text:p>11</text:p>
          </table:table-cell>
          <table:table-cell table:style-name="ce128" office:value-type="float" office:value="10">
            <text:p>10</text:p>
          </table:table-cell>
          <table:table-cell table:number-columns-repeated="4" table:style-name="ce128" office:value-type="float" office:value="12">
            <text:p>12</text:p>
          </table:table-cell>
          <table:table-cell table:style-name="ce128" office:value-type="float" office:value="11">
            <text:p>11</text:p>
          </table:table-cell>
          <table:table-cell table:style-name="ce128" office:value-type="float" office:value="12">
            <text:p>12</text:p>
          </table:table-cell>
          <table:table-cell table:number-columns-repeated="2" table:style-name="ce131" office:value-type="float" office:value="12">
            <text:p>12</text:p>
          </table:table-cell>
          <table:table-cell table:style-name="ce128" office:value-type="float" office:value="10">
            <text:p>10</text:p>
          </table:table-cell>
          <table:table-cell table:style-name="ce131" office:value-type="float" office:value="12">
            <text:p>12</text:p>
          </table:table-cell>
          <table:table-cell table:style-name="ce128" office:value-type="float" office:value="12">
            <text:p>12</text:p>
          </table:table-cell>
          <table:table-cell table:style-name="ce128" office:value-type="float" office:value="10">
            <text:p>10</text:p>
          </table:table-cell>
          <table:table-cell table:style-name="ce131" office:value-type="float" office:value="11">
            <text:p>11</text:p>
          </table:table-cell>
          <table:table-cell table:style-name="ce133" table:formula="of:=MIN([.D32:.Z32])" office:value-type="float" office:value="10">
            <text:p>10</text:p>
          </table:table-cell>
          <table:table-cell table:style-name="ce134" table:formula="of:=MAX([.D32:.Z32])" office:value-type="float" office:value="12">
            <text:p>12</text:p>
          </table:table-cell>
          <table:table-cell table:style-name="ce135" table:formula="of:=ROUND(AVERAGE([.D32:.Z32]); 0)" office:value-type="float" office:value="11">
            <text:p>11</text:p>
          </table:table-cell>
          <table:table-cell table:formula="of:=VLOOKUP([.D32];[skills.$T$2:.$U$15];2;0)" office:value-type="string" office:string-value="LA">
            <text:p>LA</text:p>
          </table:table-cell>
          <table:table-cell table:formula="of:=VLOOKUP([.E32];[skills.$T$2:.$U$15];2;0)" office:value-type="string" office:string-value="BL">
            <text:p>BL</text:p>
          </table:table-cell>
          <table:table-cell table:formula="of:=VLOOKUP([.F32];[skills.$T$2:.$U$15];2;0)" office:value-type="string" office:string-value="BL">
            <text:p>BL</text:p>
          </table:table-cell>
          <table:table-cell table:formula="of:=VLOOKUP([.G32];[skills.$T$2:.$U$15];2;0)" office:value-type="string" office:string-value="BL">
            <text:p>BL</text:p>
          </table:table-cell>
          <table:table-cell table:formula="of:=VLOOKUP([.H32];[skills.$T$2:.$U$15];2;0)" office:value-type="string" office:string-value="JSI">
            <text:p>JSI</text:p>
          </table:table-cell>
          <table:table-cell table:formula="of:=VLOOKUP([.I32];[skills.$T$2:.$U$15];2;0)" office:value-type="string" office:string-value="LA">
            <text:p>LA</text:p>
          </table:table-cell>
          <table:table-cell table:formula="of:=VLOOKUP([.J32];[skills.$T$2:.$U$15];2;0)" office:value-type="string" office:string-value="LA">
            <text:p>LA</text:p>
          </table:table-cell>
          <table:table-cell table:formula="of:=VLOOKUP([.K32];[skills.$T$2:.$U$15];2;0)" office:value-type="string" office:string-value="LA">
            <text:p>LA</text:p>
          </table:table-cell>
          <table:table-cell table:formula="of:=VLOOKUP([.L32];[skills.$T$2:.$U$15];2;0)" office:value-type="string" office:string-value="LA">
            <text:p>LA</text:p>
          </table:table-cell>
          <table:table-cell table:formula="of:=VLOOKUP([.M32];[skills.$T$2:.$U$15];2;0)" office:value-type="string" office:string-value="JSI">
            <text:p>JSI</text:p>
          </table:table-cell>
          <table:table-cell table:formula="of:=VLOOKUP([.N32];[skills.$T$2:.$U$15];2;0)" office:value-type="string" office:string-value="BL">
            <text:p>BL</text:p>
          </table:table-cell>
          <table:table-cell table:formula="of:=VLOOKUP([.O32];[skills.$T$2:.$U$15];2;0)" office:value-type="string" office:string-value="BL">
            <text:p>BL</text:p>
          </table:table-cell>
          <table:table-cell table:formula="of:=VLOOKUP([.P32];[skills.$T$2:.$U$15];2;0)" office:value-type="string" office:string-value="BL">
            <text:p>BL</text:p>
          </table:table-cell>
          <table:table-cell table:formula="of:=VLOOKUP([.Q32];[skills.$T$2:.$U$15];2;0)" office:value-type="string" office:string-value="BL">
            <text:p>BL</text:p>
          </table:table-cell>
          <table:table-cell table:formula="of:=VLOOKUP([.R32];[skills.$T$2:.$U$15];2;0)" office:value-type="string" office:string-value="LA">
            <text:p>LA</text:p>
          </table:table-cell>
          <table:table-cell table:formula="of:=VLOOKUP([.S32];[skills.$T$2:.$U$15];2;0)" office:value-type="string" office:string-value="BL">
            <text:p>BL</text:p>
          </table:table-cell>
          <table:table-cell table:formula="of:=VLOOKUP([.T32];[skills.$T$2:.$U$15];2;0)" office:value-type="string" office:string-value="BL">
            <text:p>BL</text:p>
          </table:table-cell>
          <table:table-cell table:formula="of:=VLOOKUP([.U32];[skills.$T$2:.$U$15];2;0)" office:value-type="string" office:string-value="BL">
            <text:p>BL</text:p>
          </table:table-cell>
          <table:table-cell table:formula="of:=VLOOKUP([.V32];[skills.$T$2:.$U$15];2;0)" office:value-type="string" office:string-value="JSI">
            <text:p>JSI</text:p>
          </table:table-cell>
          <table:table-cell table:formula="of:=VLOOKUP([.W32];[skills.$T$2:.$U$15];2;0)" office:value-type="string" office:string-value="BL">
            <text:p>BL</text:p>
          </table:table-cell>
          <table:table-cell table:formula="of:=VLOOKUP([.X32];[skills.$T$2:.$U$15];2;0)" office:value-type="string" office:string-value="BL">
            <text:p>BL</text:p>
          </table:table-cell>
          <table:table-cell table:formula="of:=VLOOKUP([.Y32];[skills.$T$2:.$U$15];2;0)" office:value-type="string" office:string-value="JSI">
            <text:p>JSI</text:p>
          </table:table-cell>
          <table:table-cell table:formula="of:=VLOOKUP([.Z32];[skills.$T$2:.$U$15];2;0)" office:value-type="string" office:string-value="LA">
            <text:p>LA</text:p>
          </table:table-cell>
          <table:table-cell table:number-columns-repeated="971"/>
        </table:table-row>
        <table:table-row table:style-name="ro12">
          <table:table-cell table:style-name="ce9" office:value-type="string">
            <text:p>force sight</text:p>
          </table:table-cell>
          <table:table-cell table:style-name="ce17" office:value-type="string">
            <text:p>expand</text:p>
          </table:table-cell>
          <table:table-cell office:value-type="string">
            <text:p>S C A</text:p>
          </table:table-cell>
          <table:table-cell table:style-name="ce126" office:value-type="float" office:value="11">
            <text:p>11</text:p>
          </table:table-cell>
          <table:table-cell table:style-name="ce128" office:value-type="float" office:value="12">
            <text:p>12</text:p>
          </table:table-cell>
          <table:table-cell table:number-columns-repeated="5" table:style-name="ce128" office:value-type="float" office:value="11">
            <text:p>11</text:p>
          </table:table-cell>
          <table:table-cell table:style-name="ce128" office:value-type="float" office:value="12">
            <text:p>12</text:p>
          </table:table-cell>
          <table:table-cell table:style-name="ce128" office:value-type="float" office:value="11">
            <text:p>11</text:p>
          </table:table-cell>
          <table:table-cell table:style-name="ce128" office:value-type="float" office:value="10">
            <text:p>10</text:p>
          </table:table-cell>
          <table:table-cell table:number-columns-repeated="2" table:style-name="ce128" office:value-type="float" office:value="12">
            <text:p>12</text:p>
          </table:table-cell>
          <table:table-cell table:number-columns-repeated="2" table:style-name="ce128" office:value-type="float" office:value="10">
            <text:p>10</text:p>
          </table:table-cell>
          <table:table-cell table:style-name="ce128" office:value-type="float" office:value="12">
            <text:p>12</text:p>
          </table:table-cell>
          <table:table-cell table:style-name="ce128" office:value-type="float" office:value="11">
            <text:p>11</text:p>
          </table:table-cell>
          <table:table-cell table:number-columns-repeated="2" table:style-name="ce131" office:value-type="float" office:value="12">
            <text:p>12</text:p>
          </table:table-cell>
          <table:table-cell table:style-name="ce128" office:value-type="float" office:value="11">
            <text:p>11</text:p>
          </table:table-cell>
          <table:table-cell table:style-name="ce131" office:value-type="float" office:value="11">
            <text:p>11</text:p>
          </table:table-cell>
          <table:table-cell table:style-name="ce128" office:value-type="float" office:value="12">
            <text:p>12</text:p>
          </table:table-cell>
          <table:table-cell table:style-name="ce128" office:value-type="float" office:value="10">
            <text:p>10</text:p>
          </table:table-cell>
          <table:table-cell table:style-name="ce131" office:value-type="float" office:value="12">
            <text:p>12</text:p>
          </table:table-cell>
          <table:table-cell table:style-name="ce133" table:formula="of:=MIN([.D33:.Z33])" office:value-type="float" office:value="10">
            <text:p>10</text:p>
          </table:table-cell>
          <table:table-cell table:style-name="ce134" table:formula="of:=MAX([.D33:.Z33])" office:value-type="float" office:value="12">
            <text:p>12</text:p>
          </table:table-cell>
          <table:table-cell table:style-name="ce135" table:formula="of:=ROUND(AVERAGE([.D33:.Z33]); 0)" office:value-type="float" office:value="11">
            <text:p>11</text:p>
          </table:table-cell>
          <table:table-cell table:formula="of:=VLOOKUP([.D33];[skills.$T$2:.$U$15];2;0)" office:value-type="string" office:string-value="LA">
            <text:p>LA</text:p>
          </table:table-cell>
          <table:table-cell table:formula="of:=VLOOKUP([.E33];[skills.$T$2:.$U$15];2;0)" office:value-type="string" office:string-value="BL">
            <text:p>BL</text:p>
          </table:table-cell>
          <table:table-cell table:formula="of:=VLOOKUP([.F33];[skills.$T$2:.$U$15];2;0)" office:value-type="string" office:string-value="LA">
            <text:p>LA</text:p>
          </table:table-cell>
          <table:table-cell table:formula="of:=VLOOKUP([.G33];[skills.$T$2:.$U$15];2;0)" office:value-type="string" office:string-value="LA">
            <text:p>LA</text:p>
          </table:table-cell>
          <table:table-cell table:formula="of:=VLOOKUP([.H33];[skills.$T$2:.$U$15];2;0)" office:value-type="string" office:string-value="LA">
            <text:p>LA</text:p>
          </table:table-cell>
          <table:table-cell table:formula="of:=VLOOKUP([.I33];[skills.$T$2:.$U$15];2;0)" office:value-type="string" office:string-value="LA">
            <text:p>LA</text:p>
          </table:table-cell>
          <table:table-cell table:formula="of:=VLOOKUP([.J33];[skills.$T$2:.$U$15];2;0)" office:value-type="string" office:string-value="LA">
            <text:p>LA</text:p>
          </table:table-cell>
          <table:table-cell table:formula="of:=VLOOKUP([.K33];[skills.$T$2:.$U$15];2;0)" office:value-type="string" office:string-value="BL">
            <text:p>BL</text:p>
          </table:table-cell>
          <table:table-cell table:formula="of:=VLOOKUP([.L33];[skills.$T$2:.$U$15];2;0)" office:value-type="string" office:string-value="LA">
            <text:p>LA</text:p>
          </table:table-cell>
          <table:table-cell table:formula="of:=VLOOKUP([.M33];[skills.$T$2:.$U$15];2;0)" office:value-type="string" office:string-value="JSI">
            <text:p>JSI</text:p>
          </table:table-cell>
          <table:table-cell table:formula="of:=VLOOKUP([.N33];[skills.$T$2:.$U$15];2;0)" office:value-type="string" office:string-value="BL">
            <text:p>BL</text:p>
          </table:table-cell>
          <table:table-cell table:formula="of:=VLOOKUP([.O33];[skills.$T$2:.$U$15];2;0)" office:value-type="string" office:string-value="BL">
            <text:p>BL</text:p>
          </table:table-cell>
          <table:table-cell table:formula="of:=VLOOKUP([.P33];[skills.$T$2:.$U$15];2;0)" office:value-type="string" office:string-value="JSI">
            <text:p>JSI</text:p>
          </table:table-cell>
          <table:table-cell table:formula="of:=VLOOKUP([.Q33];[skills.$T$2:.$U$15];2;0)" office:value-type="string" office:string-value="JSI">
            <text:p>JSI</text:p>
          </table:table-cell>
          <table:table-cell table:formula="of:=VLOOKUP([.R33];[skills.$T$2:.$U$15];2;0)" office:value-type="string" office:string-value="BL">
            <text:p>BL</text:p>
          </table:table-cell>
          <table:table-cell table:formula="of:=VLOOKUP([.S33];[skills.$T$2:.$U$15];2;0)" office:value-type="string" office:string-value="LA">
            <text:p>LA</text:p>
          </table:table-cell>
          <table:table-cell table:formula="of:=VLOOKUP([.T33];[skills.$T$2:.$U$15];2;0)" office:value-type="string" office:string-value="BL">
            <text:p>BL</text:p>
          </table:table-cell>
          <table:table-cell table:formula="of:=VLOOKUP([.U33];[skills.$T$2:.$U$15];2;0)" office:value-type="string" office:string-value="BL">
            <text:p>BL</text:p>
          </table:table-cell>
          <table:table-cell table:formula="of:=VLOOKUP([.V33];[skills.$T$2:.$U$15];2;0)" office:value-type="string" office:string-value="LA">
            <text:p>LA</text:p>
          </table:table-cell>
          <table:table-cell table:formula="of:=VLOOKUP([.W33];[skills.$T$2:.$U$15];2;0)" office:value-type="string" office:string-value="LA">
            <text:p>LA</text:p>
          </table:table-cell>
          <table:table-cell table:formula="of:=VLOOKUP([.X33];[skills.$T$2:.$U$15];2;0)" office:value-type="string" office:string-value="BL">
            <text:p>BL</text:p>
          </table:table-cell>
          <table:table-cell table:formula="of:=VLOOKUP([.Y33];[skills.$T$2:.$U$15];2;0)" office:value-type="string" office:string-value="JSI">
            <text:p>JSI</text:p>
          </table:table-cell>
          <table:table-cell table:formula="of:=VLOOKUP([.Z33];[skills.$T$2:.$U$15];2;0)" office:value-type="string" office:string-value="BL">
            <text:p>BL</text:p>
          </table:table-cell>
          <table:table-cell table:number-columns-repeated="971"/>
        </table:table-row>
        <table:table-row table:style-name="ro12">
          <table:table-cell table:style-name="ce3" office:value-type="string">
            <text:p>force storm</text:p>
          </table:table-cell>
          <table:table-cell table:style-name="ce17" office:value-type="string">
            <text:p>dark side</text:p>
          </table:table-cell>
          <table:table-cell office:value-type="string">
            <text:p>S A</text:p>
          </table:table-cell>
          <table:table-cell table:style-name="ce126" office:value-type="float" office:value="7">
            <text:p>7</text:p>
          </table:table-cell>
          <table:table-cell table:number-columns-repeated="4" table:style-name="ce128" office:value-type="float" office:value="7">
            <text:p>7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7">
            <text:p>7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9">
            <text:p>9</text:p>
          </table:table-cell>
          <table:table-cell table:number-columns-repeated="3" table:style-name="ce128" office:value-type="float" office:value="7">
            <text:p>7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9">
            <text:p>9</text:p>
          </table:table-cell>
          <table:table-cell table:number-columns-repeated="2" table:style-name="ce128" office:value-type="float" office:value="7">
            <text:p>7</text:p>
          </table:table-cell>
          <table:table-cell table:style-name="ce131" office:value-type="float" office:value="8">
            <text:p>8</text:p>
          </table:table-cell>
          <table:table-cell table:style-name="ce131" office:value-type="float" office:value="7">
            <text:p>7</text:p>
          </table:table-cell>
          <table:table-cell table:style-name="ce128" office:value-type="float" office:value="4">
            <text:p>4</text:p>
          </table:table-cell>
          <table:table-cell table:style-name="ce131" office:value-type="float" office:value="7">
            <text:p>7</text:p>
          </table:table-cell>
          <table:table-cell table:style-name="ce128" office:value-type="float" office:value="7">
            <text:p>7</text:p>
          </table:table-cell>
          <table:table-cell table:style-name="ce128" office:value-type="float" office:value="3">
            <text:p>3</text:p>
          </table:table-cell>
          <table:table-cell table:style-name="ce131" office:value-type="float" office:value="7">
            <text:p>7</text:p>
          </table:table-cell>
          <table:table-cell table:style-name="ce133" table:formula="of:=MIN([.D34:.Z34])" office:value-type="float" office:value="3">
            <text:p>3</text:p>
          </table:table-cell>
          <table:table-cell table:style-name="ce134" table:formula="of:=MAX([.D34:.Z34])" office:value-type="float" office:value="9">
            <text:p>9</text:p>
          </table:table-cell>
          <table:table-cell table:style-name="ce135" table:formula="of:=ROUND(AVERAGE([.D34:.Z34]); 0)" office:value-type="float" office:value="7">
            <text:p>7</text:p>
          </table:table-cell>
          <table:table-cell table:formula="of:=VLOOKUP([.D34];[skills.$T$2:.$U$15];2;0)" office:value-type="string" office:string-value="D">
            <text:p>D</text:p>
          </table:table-cell>
          <table:table-cell table:formula="of:=VLOOKUP([.E34];[skills.$T$2:.$U$15];2;0)" office:value-type="string" office:string-value="D">
            <text:p>D</text:p>
          </table:table-cell>
          <table:table-cell table:formula="of:=VLOOKUP([.F34];[skills.$T$2:.$U$15];2;0)" office:value-type="string" office:string-value="D">
            <text:p>D</text:p>
          </table:table-cell>
          <table:table-cell table:formula="of:=VLOOKUP([.G34];[skills.$T$2:.$U$15];2;0)" office:value-type="string" office:string-value="D">
            <text:p>D</text:p>
          </table:table-cell>
          <table:table-cell table:formula="of:=VLOOKUP([.H34];[skills.$T$2:.$U$15];2;0)" office:value-type="string" office:string-value="D">
            <text:p>D</text:p>
          </table:table-cell>
          <table:table-cell table:formula="of:=VLOOKUP([.I34];[skills.$T$2:.$U$15];2;0)" office:value-type="string" office:string-value="VD">
            <text:p>VD</text:p>
          </table:table-cell>
          <table:table-cell table:formula="of:=VLOOKUP([.J34];[skills.$T$2:.$U$15];2;0)" office:value-type="string" office:string-value="D">
            <text:p>D</text:p>
          </table:table-cell>
          <table:table-cell table:formula="of:=VLOOKUP([.K34];[skills.$T$2:.$U$15];2;0)" office:value-type="string" office:string-value="VD">
            <text:p>VD</text:p>
          </table:table-cell>
          <table:table-cell table:formula="of:=VLOOKUP([.L34];[skills.$T$2:.$U$15];2;0)" office:value-type="string" office:string-value="SD">
            <text:p>SD</text:p>
          </table:table-cell>
          <table:table-cell table:formula="of:=VLOOKUP([.M34];[skills.$T$2:.$U$15];2;0)" office:value-type="string" office:string-value="D">
            <text:p>D</text:p>
          </table:table-cell>
          <table:table-cell table:formula="of:=VLOOKUP([.N34];[skills.$T$2:.$U$15];2;0)" office:value-type="string" office:string-value="D">
            <text:p>D</text:p>
          </table:table-cell>
          <table:table-cell table:formula="of:=VLOOKUP([.O34];[skills.$T$2:.$U$15];2;0)" office:value-type="string" office:string-value="D">
            <text:p>D</text:p>
          </table:table-cell>
          <table:table-cell table:formula="of:=VLOOKUP([.P34];[skills.$T$2:.$U$15];2;0)" office:value-type="string" office:string-value="M">
            <text:p>M</text:p>
          </table:table-cell>
          <table:table-cell table:formula="of:=VLOOKUP([.Q34];[skills.$T$2:.$U$15];2;0)" office:value-type="string" office:string-value="SD">
            <text:p>SD</text:p>
          </table:table-cell>
          <table:table-cell table:formula="of:=VLOOKUP([.R34];[skills.$T$2:.$U$15];2;0)" office:value-type="string" office:string-value="D">
            <text:p>D</text:p>
          </table:table-cell>
          <table:table-cell table:formula="of:=VLOOKUP([.S34];[skills.$T$2:.$U$15];2;0)" office:value-type="string" office:string-value="D">
            <text:p>D</text:p>
          </table:table-cell>
          <table:table-cell table:formula="of:=VLOOKUP([.T34];[skills.$T$2:.$U$15];2;0)" office:value-type="string" office:string-value="VD">
            <text:p>VD</text:p>
          </table:table-cell>
          <table:table-cell table:formula="of:=VLOOKUP([.U34];[skills.$T$2:.$U$15];2;0)" office:value-type="string" office:string-value="D">
            <text:p>D</text:p>
          </table:table-cell>
          <table:table-cell table:formula="of:=VLOOKUP([.V34];[skills.$T$2:.$U$15];2;0)" office:value-type="string" office:string-value="EtM">
            <text:p>EtM</text:p>
          </table:table-cell>
          <table:table-cell table:formula="of:=VLOOKUP([.W34];[skills.$T$2:.$U$15];2;0)" office:value-type="string" office:string-value="D">
            <text:p>D</text:p>
          </table:table-cell>
          <table:table-cell table:formula="of:=VLOOKUP([.X34];[skills.$T$2:.$U$15];2;0)" office:value-type="string" office:string-value="D">
            <text:p>D</text:p>
          </table:table-cell>
          <table:table-cell table:formula="of:=VLOOKUP([.Y34];[skills.$T$2:.$U$15];2;0)" office:value-type="string" office:string-value="E">
            <text:p>E</text:p>
          </table:table-cell>
          <table:table-cell table:formula="of:=VLOOKUP([.Z34];[skills.$T$2:.$U$15];2;0)" office:value-type="string" office:string-value="D">
            <text:p>D</text:p>
          </table:table-cell>
          <table:table-cell table:number-columns-repeated="971"/>
        </table:table-row>
        <table:table-row table:style-name="ro12">
          <table:table-cell table:style-name="ce3" office:value-type="string">
            <text:p>freeze winds</text:p>
          </table:table-cell>
          <table:table-cell table:style-name="ce17" office:value-type="string">
            <text:p>dark side</text:p>
          </table:table-cell>
          <table:table-cell office:value-type="string">
            <text:p>S C A</text:p>
          </table:table-cell>
          <table:table-cell table:style-name="ce126" office:value-type="float" office:value="8">
            <text:p>8</text:p>
          </table:table-cell>
          <table:table-cell table:number-columns-repeated="4" table:style-name="ce128" office:value-type="float" office:value="6">
            <text:p>6</text:p>
          </table:table-cell>
          <table:table-cell table:style-name="ce128" office:value-type="float" office:value="8">
            <text:p>8</text:p>
          </table:table-cell>
          <table:table-cell table:number-columns-repeated="10" table:style-name="ce128" office:value-type="float" office:value="6">
            <text:p>6</text:p>
          </table:table-cell>
          <table:table-cell table:number-columns-repeated="2" table:style-name="ce131" office:value-type="float" office:value="6">
            <text:p>6</text:p>
          </table:table-cell>
          <table:table-cell table:style-name="ce128" office:value-type="float" office:value="4">
            <text:p>4</text:p>
          </table:table-cell>
          <table:table-cell table:style-name="ce131" office:value-type="float" office:value="6">
            <text:p>6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3">
            <text:p>3</text:p>
          </table:table-cell>
          <table:table-cell table:style-name="ce131" office:value-type="float" office:value="6">
            <text:p>6</text:p>
          </table:table-cell>
          <table:table-cell table:style-name="ce133" table:formula="of:=MIN([.D35:.Z35])" office:value-type="float" office:value="3">
            <text:p>3</text:p>
          </table:table-cell>
          <table:table-cell table:style-name="ce134" table:formula="of:=MAX([.D35:.Z35])" office:value-type="float" office:value="8">
            <text:p>8</text:p>
          </table:table-cell>
          <table:table-cell table:style-name="ce135" table:formula="of:=ROUND(AVERAGE([.D35:.Z35]); 0)" office:value-type="float" office:value="6">
            <text:p>6</text:p>
          </table:table-cell>
          <table:table-cell table:formula="of:=VLOOKUP([.D35];[skills.$T$2:.$U$15];2;0)" office:value-type="string" office:string-value="VD">
            <text:p>VD</text:p>
          </table:table-cell>
          <table:table-cell table:formula="of:=VLOOKUP([.E35];[skills.$T$2:.$U$15];2;0)" office:value-type="string" office:string-value="MtD">
            <text:p>MtD</text:p>
          </table:table-cell>
          <table:table-cell table:formula="of:=VLOOKUP([.F35];[skills.$T$2:.$U$15];2;0)" office:value-type="string" office:string-value="MtD">
            <text:p>MtD</text:p>
          </table:table-cell>
          <table:table-cell table:formula="of:=VLOOKUP([.G35];[skills.$T$2:.$U$15];2;0)" office:value-type="string" office:string-value="MtD">
            <text:p>MtD</text:p>
          </table:table-cell>
          <table:table-cell table:formula="of:=VLOOKUP([.H35];[skills.$T$2:.$U$15];2;0)" office:value-type="string" office:string-value="MtD">
            <text:p>MtD</text:p>
          </table:table-cell>
          <table:table-cell table:formula="of:=VLOOKUP([.I35];[skills.$T$2:.$U$15];2;0)" office:value-type="string" office:string-value="VD">
            <text:p>VD</text:p>
          </table:table-cell>
          <table:table-cell table:formula="of:=VLOOKUP([.J35];[skills.$T$2:.$U$15];2;0)" office:value-type="string" office:string-value="MtD">
            <text:p>MtD</text:p>
          </table:table-cell>
          <table:table-cell table:formula="of:=VLOOKUP([.K35];[skills.$T$2:.$U$15];2;0)" office:value-type="string" office:string-value="MtD">
            <text:p>MtD</text:p>
          </table:table-cell>
          <table:table-cell table:formula="of:=VLOOKUP([.L35];[skills.$T$2:.$U$15];2;0)" office:value-type="string" office:string-value="MtD">
            <text:p>MtD</text:p>
          </table:table-cell>
          <table:table-cell table:formula="of:=VLOOKUP([.M35];[skills.$T$2:.$U$15];2;0)" office:value-type="string" office:string-value="MtD">
            <text:p>MtD</text:p>
          </table:table-cell>
          <table:table-cell table:formula="of:=VLOOKUP([.N35];[skills.$T$2:.$U$15];2;0)" office:value-type="string" office:string-value="MtD">
            <text:p>MtD</text:p>
          </table:table-cell>
          <table:table-cell table:formula="of:=VLOOKUP([.O35];[skills.$T$2:.$U$15];2;0)" office:value-type="string" office:string-value="MtD">
            <text:p>MtD</text:p>
          </table:table-cell>
          <table:table-cell table:formula="of:=VLOOKUP([.P35];[skills.$T$2:.$U$15];2;0)" office:value-type="string" office:string-value="MtD">
            <text:p>MtD</text:p>
          </table:table-cell>
          <table:table-cell table:formula="of:=VLOOKUP([.Q35];[skills.$T$2:.$U$15];2;0)" office:value-type="string" office:string-value="MtD">
            <text:p>MtD</text:p>
          </table:table-cell>
          <table:table-cell table:formula="of:=VLOOKUP([.R35];[skills.$T$2:.$U$15];2;0)" office:value-type="string" office:string-value="MtD">
            <text:p>MtD</text:p>
          </table:table-cell>
          <table:table-cell table:formula="of:=VLOOKUP([.S35];[skills.$T$2:.$U$15];2;0)" office:value-type="string" office:string-value="MtD">
            <text:p>MtD</text:p>
          </table:table-cell>
          <table:table-cell table:formula="of:=VLOOKUP([.T35];[skills.$T$2:.$U$15];2;0)" office:value-type="string" office:string-value="MtD">
            <text:p>MtD</text:p>
          </table:table-cell>
          <table:table-cell table:formula="of:=VLOOKUP([.U35];[skills.$T$2:.$U$15];2;0)" office:value-type="string" office:string-value="MtD">
            <text:p>MtD</text:p>
          </table:table-cell>
          <table:table-cell table:formula="of:=VLOOKUP([.V35];[skills.$T$2:.$U$15];2;0)" office:value-type="string" office:string-value="EtM">
            <text:p>EtM</text:p>
          </table:table-cell>
          <table:table-cell table:formula="of:=VLOOKUP([.W35];[skills.$T$2:.$U$15];2;0)" office:value-type="string" office:string-value="MtD">
            <text:p>MtD</text:p>
          </table:table-cell>
          <table:table-cell table:formula="of:=VLOOKUP([.X35];[skills.$T$2:.$U$15];2;0)" office:value-type="string" office:string-value="MtD">
            <text:p>MtD</text:p>
          </table:table-cell>
          <table:table-cell table:formula="of:=VLOOKUP([.Y35];[skills.$T$2:.$U$15];2;0)" office:value-type="string" office:string-value="E">
            <text:p>E</text:p>
          </table:table-cell>
          <table:table-cell table:formula="of:=VLOOKUP([.Z35];[skills.$T$2:.$U$15];2;0)" office:value-type="string" office:string-value="MtD">
            <text:p>MtD</text:p>
          </table:table-cell>
          <table:table-cell table:number-columns-repeated="971"/>
        </table:table-row>
        <table:table-row table:style-name="ro12">
          <table:table-cell table:style-name="ce13" office:value-type="string">
            <text:p>greater force shield</text:p>
          </table:table-cell>
          <table:table-cell table:style-name="ce17" office:value-type="string">
            <text:p>defense</text:p>
          </table:table-cell>
          <table:table-cell office:value-type="string">
            <text:p>S C A</text:p>
          </table:table-cell>
          <table:table-cell table:style-name="ce126" office:value-type="float" office:value="6">
            <text:p>6</text:p>
          </table:table-cell>
          <table:table-cell table:number-columns-repeated="8" table:style-name="ce128" office:value-type="float" office:value="6">
            <text:p>6</text:p>
          </table:table-cell>
          <table:table-cell table:number-columns-repeated="2" table:style-name="ce128" office:value-type="float" office:value="7">
            <text:p>7</text:p>
          </table:table-cell>
          <table:table-cell table:number-columns-repeated="2" table:style-name="ce128" office:value-type="float" office:value="6">
            <text:p>6</text:p>
          </table:table-cell>
          <table:table-cell table:style-name="ce128" office:value-type="float" office:value="5">
            <text:p>5</text:p>
          </table:table-cell>
          <table:table-cell table:number-columns-repeated="2" table:style-name="ce128" office:value-type="float" office:value="6">
            <text:p>6</text:p>
          </table:table-cell>
          <table:table-cell table:style-name="ce131" office:value-type="float" office:value="6">
            <text:p>6</text:p>
          </table:table-cell>
          <table:table-cell table:style-name="ce131" office:value-type="float" office:value="7">
            <text:p>7</text:p>
          </table:table-cell>
          <table:table-cell table:style-name="ce128" office:value-type="float" office:value="7">
            <text:p>7</text:p>
          </table:table-cell>
          <table:table-cell table:style-name="ce131" office:value-type="float" office:value="6">
            <text:p>6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4">
            <text:p>4</text:p>
          </table:table-cell>
          <table:table-cell table:style-name="ce131" office:value-type="float" office:value="7">
            <text:p>7</text:p>
          </table:table-cell>
          <table:table-cell table:style-name="ce133" table:formula="of:=MIN([.D36:.Z36])" office:value-type="float" office:value="4">
            <text:p>4</text:p>
          </table:table-cell>
          <table:table-cell table:style-name="ce134" table:formula="of:=MAX([.D36:.Z36])" office:value-type="float" office:value="7">
            <text:p>7</text:p>
          </table:table-cell>
          <table:table-cell table:style-name="ce135" table:formula="of:=ROUND(AVERAGE([.D36:.Z36]); 0)" office:value-type="float" office:value="6">
            <text:p>6</text:p>
          </table:table-cell>
          <table:table-cell table:formula="of:=VLOOKUP([.D36];[skills.$T$2:.$U$15];2;0)" office:value-type="string" office:string-value="MtD">
            <text:p>MtD</text:p>
          </table:table-cell>
          <table:table-cell table:formula="of:=VLOOKUP([.E36];[skills.$T$2:.$U$15];2;0)" office:value-type="string" office:string-value="MtD">
            <text:p>MtD</text:p>
          </table:table-cell>
          <table:table-cell table:formula="of:=VLOOKUP([.F36];[skills.$T$2:.$U$15];2;0)" office:value-type="string" office:string-value="MtD">
            <text:p>MtD</text:p>
          </table:table-cell>
          <table:table-cell table:formula="of:=VLOOKUP([.G36];[skills.$T$2:.$U$15];2;0)" office:value-type="string" office:string-value="MtD">
            <text:p>MtD</text:p>
          </table:table-cell>
          <table:table-cell table:formula="of:=VLOOKUP([.H36];[skills.$T$2:.$U$15];2;0)" office:value-type="string" office:string-value="MtD">
            <text:p>MtD</text:p>
          </table:table-cell>
          <table:table-cell table:formula="of:=VLOOKUP([.I36];[skills.$T$2:.$U$15];2;0)" office:value-type="string" office:string-value="MtD">
            <text:p>MtD</text:p>
          </table:table-cell>
          <table:table-cell table:formula="of:=VLOOKUP([.J36];[skills.$T$2:.$U$15];2;0)" office:value-type="string" office:string-value="MtD">
            <text:p>MtD</text:p>
          </table:table-cell>
          <table:table-cell table:formula="of:=VLOOKUP([.K36];[skills.$T$2:.$U$15];2;0)" office:value-type="string" office:string-value="MtD">
            <text:p>MtD</text:p>
          </table:table-cell>
          <table:table-cell table:formula="of:=VLOOKUP([.L36];[skills.$T$2:.$U$15];2;0)" office:value-type="string" office:string-value="MtD">
            <text:p>MtD</text:p>
          </table:table-cell>
          <table:table-cell table:formula="of:=VLOOKUP([.M36];[skills.$T$2:.$U$15];2;0)" office:value-type="string" office:string-value="D">
            <text:p>D</text:p>
          </table:table-cell>
          <table:table-cell table:formula="of:=VLOOKUP([.N36];[skills.$T$2:.$U$15];2;0)" office:value-type="string" office:string-value="D">
            <text:p>D</text:p>
          </table:table-cell>
          <table:table-cell table:formula="of:=VLOOKUP([.O36];[skills.$T$2:.$U$15];2;0)" office:value-type="string" office:string-value="MtD">
            <text:p>MtD</text:p>
          </table:table-cell>
          <table:table-cell table:formula="of:=VLOOKUP([.P36];[skills.$T$2:.$U$15];2;0)" office:value-type="string" office:string-value="MtD">
            <text:p>MtD</text:p>
          </table:table-cell>
          <table:table-cell table:formula="of:=VLOOKUP([.Q36];[skills.$T$2:.$U$15];2;0)" office:value-type="string" office:string-value="M">
            <text:p>M</text:p>
          </table:table-cell>
          <table:table-cell table:formula="of:=VLOOKUP([.R36];[skills.$T$2:.$U$15];2;0)" office:value-type="string" office:string-value="MtD">
            <text:p>MtD</text:p>
          </table:table-cell>
          <table:table-cell table:formula="of:=VLOOKUP([.S36];[skills.$T$2:.$U$15];2;0)" office:value-type="string" office:string-value="MtD">
            <text:p>MtD</text:p>
          </table:table-cell>
          <table:table-cell table:formula="of:=VLOOKUP([.T36];[skills.$T$2:.$U$15];2;0)" office:value-type="string" office:string-value="MtD">
            <text:p>MtD</text:p>
          </table:table-cell>
          <table:table-cell table:formula="of:=VLOOKUP([.U36];[skills.$T$2:.$U$15];2;0)" office:value-type="string" office:string-value="D">
            <text:p>D</text:p>
          </table:table-cell>
          <table:table-cell table:formula="of:=VLOOKUP([.V36];[skills.$T$2:.$U$15];2;0)" office:value-type="string" office:string-value="D">
            <text:p>D</text:p>
          </table:table-cell>
          <table:table-cell table:formula="of:=VLOOKUP([.W36];[skills.$T$2:.$U$15];2;0)" office:value-type="string" office:string-value="MtD">
            <text:p>MtD</text:p>
          </table:table-cell>
          <table:table-cell table:formula="of:=VLOOKUP([.X36];[skills.$T$2:.$U$15];2;0)" office:value-type="string" office:string-value="MtD">
            <text:p>MtD</text:p>
          </table:table-cell>
          <table:table-cell table:formula="of:=VLOOKUP([.Y36];[skills.$T$2:.$U$15];2;0)" office:value-type="string" office:string-value="EtM">
            <text:p>EtM</text:p>
          </table:table-cell>
          <table:table-cell table:formula="of:=VLOOKUP([.Z36];[skills.$T$2:.$U$15];2;0)" office:value-type="string" office:string-value="D">
            <text:p>D</text:p>
          </table:table-cell>
          <table:table-cell table:number-columns-repeated="971"/>
        </table:table-row>
        <table:table-row table:style-name="ro12">
          <table:table-cell table:style-name="ce13" office:value-type="string">
            <text:p>hand to hand combat</text:p>
          </table:table-cell>
          <table:table-cell table:style-name="ce17" office:value-type="string">
            <text:p>combat</text:p>
          </table:table-cell>
          <table:table-cell office:value-type="string">
            <text:p>C</text:p>
          </table:table-cell>
          <table:table-cell table:style-name="ce126" office:value-type="float" office:value="4">
            <text:p>4</text:p>
          </table:table-cell>
          <table:table-cell table:number-columns-repeated="2" table:style-name="ce128" office:value-type="float" office:value="4">
            <text:p>4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5">
            <text:p>5</text:p>
          </table:table-cell>
          <table:table-cell table:number-columns-repeated="3" table:style-name="ce128" office:value-type="float" office:value="3">
            <text:p>3</text:p>
          </table:table-cell>
          <table:table-cell table:number-columns-repeated="4" table:style-name="ce128" office:value-type="float" office:value="4">
            <text:p>4</text:p>
          </table:table-cell>
          <table:table-cell table:style-name="ce131" office:value-type="float" office:value="5">
            <text:p>5</text:p>
          </table:table-cell>
          <table:table-cell table:style-name="ce131" office:value-type="float" office:value="4">
            <text:p>4</text:p>
          </table:table-cell>
          <table:table-cell table:style-name="ce128" office:value-type="float" office:value="4">
            <text:p>4</text:p>
          </table:table-cell>
          <table:table-cell table:style-name="ce131" office:value-type="float" office:value="4">
            <text:p>4</text:p>
          </table:table-cell>
          <table:table-cell table:style-name="ce128" office:value-type="float" office:value="1">
            <text:p>1</text:p>
          </table:table-cell>
          <table:table-cell table:style-name="ce128" office:value-type="float" office:value="6">
            <text:p>6</text:p>
          </table:table-cell>
          <table:table-cell table:style-name="ce131" office:value-type="float" office:value="4">
            <text:p>4</text:p>
          </table:table-cell>
          <table:table-cell table:style-name="ce133" table:formula="of:=MIN([.D37:.Z37])" office:value-type="float" office:value="1">
            <text:p>1</text:p>
          </table:table-cell>
          <table:table-cell table:style-name="ce134" table:formula="of:=MAX([.D37:.Z37])" office:value-type="float" office:value="6">
            <text:p>6</text:p>
          </table:table-cell>
          <table:table-cell table:style-name="ce135" table:formula="of:=ROUND(AVERAGE([.D37:.Z37]); 0)" office:value-type="float" office:value="4">
            <text:p>4</text:p>
          </table:table-cell>
          <table:table-cell table:formula="of:=VLOOKUP([.D37];[skills.$T$2:.$U$15];2;0)" office:value-type="string" office:string-value="EtM">
            <text:p>EtM</text:p>
          </table:table-cell>
          <table:table-cell table:formula="of:=VLOOKUP([.E37];[skills.$T$2:.$U$15];2;0)" office:value-type="string" office:string-value="EtM">
            <text:p>EtM</text:p>
          </table:table-cell>
          <table:table-cell table:formula="of:=VLOOKUP([.F37];[skills.$T$2:.$U$15];2;0)" office:value-type="string" office:string-value="EtM">
            <text:p>EtM</text:p>
          </table:table-cell>
          <table:table-cell table:formula="of:=VLOOKUP([.G37];[skills.$T$2:.$U$15];2;0)" office:value-type="string" office:string-value="E">
            <text:p>E</text:p>
          </table:table-cell>
          <table:table-cell table:formula="of:=VLOOKUP([.H37];[skills.$T$2:.$U$15];2;0)" office:value-type="string" office:string-value="MtD">
            <text:p>MtD</text:p>
          </table:table-cell>
          <table:table-cell table:formula="of:=VLOOKUP([.I37];[skills.$T$2:.$U$15];2;0)" office:value-type="string" office:string-value="E">
            <text:p>E</text:p>
          </table:table-cell>
          <table:table-cell table:formula="of:=VLOOKUP([.J37];[skills.$T$2:.$U$15];2;0)" office:value-type="string" office:string-value="M">
            <text:p>M</text:p>
          </table:table-cell>
          <table:table-cell table:formula="of:=VLOOKUP([.K37];[skills.$T$2:.$U$15];2;0)" office:value-type="string" office:string-value="EtM">
            <text:p>EtM</text:p>
          </table:table-cell>
          <table:table-cell table:formula="of:=VLOOKUP([.L37];[skills.$T$2:.$U$15];2;0)" office:value-type="string" office:string-value="M">
            <text:p>M</text:p>
          </table:table-cell>
          <table:table-cell table:formula="of:=VLOOKUP([.M37];[skills.$T$2:.$U$15];2;0)" office:value-type="string" office:string-value="E">
            <text:p>E</text:p>
          </table:table-cell>
          <table:table-cell table:formula="of:=VLOOKUP([.N37];[skills.$T$2:.$U$15];2;0)" office:value-type="string" office:string-value="E">
            <text:p>E</text:p>
          </table:table-cell>
          <table:table-cell table:formula="of:=VLOOKUP([.O37];[skills.$T$2:.$U$15];2;0)" office:value-type="string" office:string-value="E">
            <text:p>E</text:p>
          </table:table-cell>
          <table:table-cell table:formula="of:=VLOOKUP([.P37];[skills.$T$2:.$U$15];2;0)" office:value-type="string" office:string-value="EtM">
            <text:p>EtM</text:p>
          </table:table-cell>
          <table:table-cell table:formula="of:=VLOOKUP([.Q37];[skills.$T$2:.$U$15];2;0)" office:value-type="string" office:string-value="EtM">
            <text:p>EtM</text:p>
          </table:table-cell>
          <table:table-cell table:formula="of:=VLOOKUP([.R37];[skills.$T$2:.$U$15];2;0)" office:value-type="string" office:string-value="EtM">
            <text:p>EtM</text:p>
          </table:table-cell>
          <table:table-cell table:formula="of:=VLOOKUP([.S37];[skills.$T$2:.$U$15];2;0)" office:value-type="string" office:string-value="EtM">
            <text:p>EtM</text:p>
          </table:table-cell>
          <table:table-cell table:formula="of:=VLOOKUP([.T37];[skills.$T$2:.$U$15];2;0)" office:value-type="string" office:string-value="M">
            <text:p>M</text:p>
          </table:table-cell>
          <table:table-cell table:formula="of:=VLOOKUP([.U37];[skills.$T$2:.$U$15];2;0)" office:value-type="string" office:string-value="EtM">
            <text:p>EtM</text:p>
          </table:table-cell>
          <table:table-cell table:formula="of:=VLOOKUP([.V37];[skills.$T$2:.$U$15];2;0)" office:value-type="string" office:string-value="EtM">
            <text:p>EtM</text:p>
          </table:table-cell>
          <table:table-cell table:formula="of:=VLOOKUP([.W37];[skills.$T$2:.$U$15];2;0)" office:value-type="string" office:string-value="EtM">
            <text:p>EtM</text:p>
          </table:table-cell>
          <table:table-cell table:formula="of:=VLOOKUP([.X37];[skills.$T$2:.$U$15];2;0)" office:value-type="string" office:string-value="N">
            <text:p>N</text:p>
          </table:table-cell>
          <table:table-cell table:formula="of:=VLOOKUP([.Y37];[skills.$T$2:.$U$15];2;0)" office:value-type="string" office:string-value="MtD">
            <text:p>MtD</text:p>
          </table:table-cell>
          <table:table-cell table:formula="of:=VLOOKUP([.Z37];[skills.$T$2:.$U$15];2;0)" office:value-type="string" office:string-value="EtM">
            <text:p>EtM</text:p>
          </table:table-cell>
          <table:table-cell table:number-columns-repeated="971"/>
        </table:table-row>
        <table:table-row table:style-name="ro12">
          <table:table-cell table:style-name="ce10" office:value-type="string">
            <text:p>hibernation trance</text:p>
          </table:table-cell>
          <table:table-cell table:style-name="ce122" office:value-type="string">
            <text:p>Heal</text:p>
          </table:table-cell>
          <table:table-cell office:value-type="string">
            <text:p>C</text:p>
          </table:table-cell>
          <table:table-cell table:style-name="ce126" office:value-type="float" office:value="2">
            <text:p>2</text:p>
          </table:table-cell>
          <table:table-cell table:number-columns-repeated="5" table:style-name="ce128" office:value-type="float" office:value="2">
            <text:p>2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2">
            <text:p>2</text:p>
          </table:table-cell>
          <table:table-cell table:number-columns-repeated="2" table:style-name="ce128" office:value-type="float" office:value="1">
            <text:p>1</text:p>
          </table:table-cell>
          <table:table-cell table:style-name="ce128" office:value-type="float" office:value="2">
            <text:p>2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0">
            <text:p>0</text:p>
          </table:table-cell>
          <table:table-cell table:number-columns-repeated="2" table:style-name="ce128" office:value-type="float" office:value="2">
            <text:p>2</text:p>
          </table:table-cell>
          <table:table-cell table:style-name="ce128" office:value-type="float" office:value="1">
            <text:p>1</text:p>
          </table:table-cell>
          <table:table-cell table:number-columns-repeated="2" table:style-name="ce131" office:value-type="float" office:value="2">
            <text:p>2</text:p>
          </table:table-cell>
          <table:table-cell table:style-name="ce128" office:value-type="float" office:value="2">
            <text:p>2</text:p>
          </table:table-cell>
          <table:table-cell table:style-name="ce131" office:value-type="float" office:value="2">
            <text:p>2</text:p>
          </table:table-cell>
          <table:table-cell table:number-columns-repeated="2" table:style-name="ce128" office:value-type="float" office:value="2">
            <text:p>2</text:p>
          </table:table-cell>
          <table:table-cell table:style-name="ce131" office:value-type="float" office:value="1">
            <text:p>1</text:p>
          </table:table-cell>
          <table:table-cell table:style-name="ce133" table:formula="of:=MIN([.D38:.Z38])" office:value-type="float" office:value="0">
            <text:p>0</text:p>
          </table:table-cell>
          <table:table-cell table:style-name="ce134" table:formula="of:=MAX([.D38:.Z38])" office:value-type="float" office:value="3">
            <text:p>3</text:p>
          </table:table-cell>
          <table:table-cell table:style-name="ce135" table:formula="of:=ROUND(AVERAGE([.D38:.Z38]); 0)" office:value-type="float" office:value="2">
            <text:p>2</text:p>
          </table:table-cell>
          <table:table-cell table:formula="of:=VLOOKUP([.D38];[skills.$T$2:.$U$15];2;0)" office:value-type="string" office:string-value="VE">
            <text:p>VE</text:p>
          </table:table-cell>
          <table:table-cell table:formula="of:=VLOOKUP([.E38];[skills.$T$2:.$U$15];2;0)" office:value-type="string" office:string-value="VE">
            <text:p>VE</text:p>
          </table:table-cell>
          <table:table-cell table:formula="of:=VLOOKUP([.F38];[skills.$T$2:.$U$15];2;0)" office:value-type="string" office:string-value="VE">
            <text:p>VE</text:p>
          </table:table-cell>
          <table:table-cell table:formula="of:=VLOOKUP([.G38];[skills.$T$2:.$U$15];2;0)" office:value-type="string" office:string-value="VE">
            <text:p>VE</text:p>
          </table:table-cell>
          <table:table-cell table:formula="of:=VLOOKUP([.H38];[skills.$T$2:.$U$15];2;0)" office:value-type="string" office:string-value="VE">
            <text:p>VE</text:p>
          </table:table-cell>
          <table:table-cell table:formula="of:=VLOOKUP([.I38];[skills.$T$2:.$U$15];2;0)" office:value-type="string" office:string-value="VE">
            <text:p>VE</text:p>
          </table:table-cell>
          <table:table-cell table:formula="of:=VLOOKUP([.J38];[skills.$T$2:.$U$15];2;0)" office:value-type="string" office:string-value="E">
            <text:p>E</text:p>
          </table:table-cell>
          <table:table-cell table:formula="of:=VLOOKUP([.K38];[skills.$T$2:.$U$15];2;0)" office:value-type="string" office:string-value="VE">
            <text:p>VE</text:p>
          </table:table-cell>
          <table:table-cell table:formula="of:=VLOOKUP([.L38];[skills.$T$2:.$U$15];2;0)" office:value-type="string" office:string-value="N">
            <text:p>N</text:p>
          </table:table-cell>
          <table:table-cell table:formula="of:=VLOOKUP([.M38];[skills.$T$2:.$U$15];2;0)" office:value-type="string" office:string-value="N">
            <text:p>N</text:p>
          </table:table-cell>
          <table:table-cell table:formula="of:=VLOOKUP([.N38];[skills.$T$2:.$U$15];2;0)" office:value-type="string" office:string-value="VE">
            <text:p>VE</text:p>
          </table:table-cell>
          <table:table-cell table:formula="of:=VLOOKUP([.O38];[skills.$T$2:.$U$15];2;0)" office:value-type="string" office:string-value="E">
            <text:p>E</text:p>
          </table:table-cell>
          <table:table-cell table:formula="of:=VLOOKUP([.P38];[skills.$T$2:.$U$15];2;0)" office:value-type="string" office:string-value="I">
            <text:p>I</text:p>
          </table:table-cell>
          <table:table-cell table:formula="of:=VLOOKUP([.Q38];[skills.$T$2:.$U$15];2;0)" office:value-type="string" office:string-value="VE">
            <text:p>VE</text:p>
          </table:table-cell>
          <table:table-cell table:formula="of:=VLOOKUP([.R38];[skills.$T$2:.$U$15];2;0)" office:value-type="string" office:string-value="VE">
            <text:p>VE</text:p>
          </table:table-cell>
          <table:table-cell table:formula="of:=VLOOKUP([.S38];[skills.$T$2:.$U$15];2;0)" office:value-type="string" office:string-value="N">
            <text:p>N</text:p>
          </table:table-cell>
          <table:table-cell table:formula="of:=VLOOKUP([.T38];[skills.$T$2:.$U$15];2;0)" office:value-type="string" office:string-value="VE">
            <text:p>VE</text:p>
          </table:table-cell>
          <table:table-cell table:formula="of:=VLOOKUP([.U38];[skills.$T$2:.$U$15];2;0)" office:value-type="string" office:string-value="VE">
            <text:p>VE</text:p>
          </table:table-cell>
          <table:table-cell table:formula="of:=VLOOKUP([.V38];[skills.$T$2:.$U$15];2;0)" office:value-type="string" office:string-value="VE">
            <text:p>VE</text:p>
          </table:table-cell>
          <table:table-cell table:formula="of:=VLOOKUP([.W38];[skills.$T$2:.$U$15];2;0)" office:value-type="string" office:string-value="VE">
            <text:p>VE</text:p>
          </table:table-cell>
          <table:table-cell table:formula="of:=VLOOKUP([.X38];[skills.$T$2:.$U$15];2;0)" office:value-type="string" office:string-value="VE">
            <text:p>VE</text:p>
          </table:table-cell>
          <table:table-cell table:formula="of:=VLOOKUP([.Y38];[skills.$T$2:.$U$15];2;0)" office:value-type="string" office:string-value="VE">
            <text:p>VE</text:p>
          </table:table-cell>
          <table:table-cell table:formula="of:=VLOOKUP([.Z38];[skills.$T$2:.$U$15];2;0)" office:value-type="string" office:string-value="N">
            <text:p>N</text:p>
          </table:table-cell>
          <table:table-cell table:number-columns-repeated="971"/>
        </table:table-row>
        <table:table-row table:style-name="ro12">
          <table:table-cell table:style-name="ce3" office:value-type="string">
            <text:p>inflict pain</text:p>
          </table:table-cell>
          <table:table-cell table:style-name="ce17" office:value-type="string">
            <text:p>dark side</text:p>
          </table:table-cell>
          <table:table-cell office:value-type="string">
            <text:p>A</text:p>
          </table:table-cell>
          <table:table-cell table:style-name="ce126" office:value-type="float" office:value="7">
            <text:p>7</text:p>
          </table:table-cell>
          <table:table-cell table:number-columns-repeated="4" table:style-name="ce128" office:value-type="float" office:value="6">
            <text:p>6</text:p>
          </table:table-cell>
          <table:table-cell table:style-name="ce128" office:value-type="float" office:value="8">
            <text:p>8</text:p>
          </table:table-cell>
          <table:table-cell table:number-columns-repeated="2" table:style-name="ce128" office:value-type="float" office:value="6">
            <text:p>6</text:p>
          </table:table-cell>
          <table:table-cell table:style-name="ce128" office:value-type="float" office:value="8">
            <text:p>8</text:p>
          </table:table-cell>
          <table:table-cell table:number-columns-repeated="2" table:style-name="ce128" office:value-type="float" office:value="7">
            <text:p>7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4">
            <text:p>4</text:p>
          </table:table-cell>
          <table:table-cell table:number-columns-repeated="3" table:style-name="ce128" office:value-type="float" office:value="6">
            <text:p>6</text:p>
          </table:table-cell>
          <table:table-cell table:style-name="ce131" office:value-type="float" office:value="6">
            <text:p>6</text:p>
          </table:table-cell>
          <table:table-cell table:style-name="ce131" office:value-type="float" office:value="5">
            <text:p>5</text:p>
          </table:table-cell>
          <table:table-cell table:style-name="ce128" office:value-type="float" office:value="2">
            <text:p>2</text:p>
          </table:table-cell>
          <table:table-cell table:style-name="ce131" office:value-type="float" office:value="6">
            <text:p>6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1">
            <text:p>1</text:p>
          </table:table-cell>
          <table:table-cell table:style-name="ce131" office:value-type="float" office:value="6">
            <text:p>6</text:p>
          </table:table-cell>
          <table:table-cell table:style-name="ce133" table:formula="of:=MIN([.D39:.Z39])" office:value-type="float" office:value="1">
            <text:p>1</text:p>
          </table:table-cell>
          <table:table-cell table:style-name="ce134" table:formula="of:=MAX([.D39:.Z39])" office:value-type="float" office:value="8">
            <text:p>8</text:p>
          </table:table-cell>
          <table:table-cell table:style-name="ce135" table:formula="of:=ROUND(AVERAGE([.D39:.Z39]); 0)" office:value-type="float" office:value="6">
            <text:p>6</text:p>
          </table:table-cell>
          <table:table-cell table:formula="of:=VLOOKUP([.D39];[skills.$T$2:.$U$15];2;0)" office:value-type="string" office:string-value="D">
            <text:p>D</text:p>
          </table:table-cell>
          <table:table-cell table:formula="of:=VLOOKUP([.E39];[skills.$T$2:.$U$15];2;0)" office:value-type="string" office:string-value="MtD">
            <text:p>MtD</text:p>
          </table:table-cell>
          <table:table-cell table:formula="of:=VLOOKUP([.F39];[skills.$T$2:.$U$15];2;0)" office:value-type="string" office:string-value="MtD">
            <text:p>MtD</text:p>
          </table:table-cell>
          <table:table-cell table:formula="of:=VLOOKUP([.G39];[skills.$T$2:.$U$15];2;0)" office:value-type="string" office:string-value="MtD">
            <text:p>MtD</text:p>
          </table:table-cell>
          <table:table-cell table:formula="of:=VLOOKUP([.H39];[skills.$T$2:.$U$15];2;0)" office:value-type="string" office:string-value="MtD">
            <text:p>MtD</text:p>
          </table:table-cell>
          <table:table-cell table:formula="of:=VLOOKUP([.I39];[skills.$T$2:.$U$15];2;0)" office:value-type="string" office:string-value="VD">
            <text:p>VD</text:p>
          </table:table-cell>
          <table:table-cell table:formula="of:=VLOOKUP([.J39];[skills.$T$2:.$U$15];2;0)" office:value-type="string" office:string-value="MtD">
            <text:p>MtD</text:p>
          </table:table-cell>
          <table:table-cell table:formula="of:=VLOOKUP([.K39];[skills.$T$2:.$U$15];2;0)" office:value-type="string" office:string-value="MtD">
            <text:p>MtD</text:p>
          </table:table-cell>
          <table:table-cell table:formula="of:=VLOOKUP([.L39];[skills.$T$2:.$U$15];2;0)" office:value-type="string" office:string-value="VD">
            <text:p>VD</text:p>
          </table:table-cell>
          <table:table-cell table:formula="of:=VLOOKUP([.M39];[skills.$T$2:.$U$15];2;0)" office:value-type="string" office:string-value="D">
            <text:p>D</text:p>
          </table:table-cell>
          <table:table-cell table:formula="of:=VLOOKUP([.N39];[skills.$T$2:.$U$15];2;0)" office:value-type="string" office:string-value="D">
            <text:p>D</text:p>
          </table:table-cell>
          <table:table-cell table:formula="of:=VLOOKUP([.O39];[skills.$T$2:.$U$15];2;0)" office:value-type="string" office:string-value="MtD">
            <text:p>MtD</text:p>
          </table:table-cell>
          <table:table-cell table:formula="of:=VLOOKUP([.P39];[skills.$T$2:.$U$15];2;0)" office:value-type="string" office:string-value="EtM">
            <text:p>EtM</text:p>
          </table:table-cell>
          <table:table-cell table:formula="of:=VLOOKUP([.Q39];[skills.$T$2:.$U$15];2;0)" office:value-type="string" office:string-value="MtD">
            <text:p>MtD</text:p>
          </table:table-cell>
          <table:table-cell table:formula="of:=VLOOKUP([.R39];[skills.$T$2:.$U$15];2;0)" office:value-type="string" office:string-value="MtD">
            <text:p>MtD</text:p>
          </table:table-cell>
          <table:table-cell table:formula="of:=VLOOKUP([.S39];[skills.$T$2:.$U$15];2;0)" office:value-type="string" office:string-value="MtD">
            <text:p>MtD</text:p>
          </table:table-cell>
          <table:table-cell table:formula="of:=VLOOKUP([.T39];[skills.$T$2:.$U$15];2;0)" office:value-type="string" office:string-value="MtD">
            <text:p>MtD</text:p>
          </table:table-cell>
          <table:table-cell table:formula="of:=VLOOKUP([.U39];[skills.$T$2:.$U$15];2;0)" office:value-type="string" office:string-value="M">
            <text:p>M</text:p>
          </table:table-cell>
          <table:table-cell table:formula="of:=VLOOKUP([.V39];[skills.$T$2:.$U$15];2;0)" office:value-type="string" office:string-value="VE">
            <text:p>VE</text:p>
          </table:table-cell>
          <table:table-cell table:formula="of:=VLOOKUP([.W39];[skills.$T$2:.$U$15];2;0)" office:value-type="string" office:string-value="MtD">
            <text:p>MtD</text:p>
          </table:table-cell>
          <table:table-cell table:formula="of:=VLOOKUP([.X39];[skills.$T$2:.$U$15];2;0)" office:value-type="string" office:string-value="MtD">
            <text:p>MtD</text:p>
          </table:table-cell>
          <table:table-cell table:formula="of:=VLOOKUP([.Y39];[skills.$T$2:.$U$15];2;0)" office:value-type="string" office:string-value="N">
            <text:p>N</text:p>
          </table:table-cell>
          <table:table-cell table:formula="of:=VLOOKUP([.Z39];[skills.$T$2:.$U$15];2;0)" office:value-type="string" office:string-value="MtD">
            <text:p>MtD</text:p>
          </table:table-cell>
          <table:table-cell table:number-columns-repeated="971"/>
        </table:table-row>
        <table:table-row table:style-name="ro12">
          <table:table-cell table:style-name="ce3" office:value-type="string">
            <text:p>injure-kill</text:p>
          </table:table-cell>
          <table:table-cell table:style-name="ce17" office:value-type="string">
            <text:p>dark side</text:p>
          </table:table-cell>
          <table:table-cell office:value-type="string">
            <text:p>S A</text:p>
          </table:table-cell>
          <table:table-cell table:style-name="ce126" office:value-type="float" office:value="9">
            <text:p>9</text:p>
          </table:table-cell>
          <table:table-cell table:number-columns-repeated="4" table:style-name="ce128" office:value-type="float" office:value="7">
            <text:p>7</text:p>
          </table:table-cell>
          <table:table-cell table:style-name="ce128" office:value-type="float" office:value="9">
            <text:p>9</text:p>
          </table:table-cell>
          <table:table-cell table:number-columns-repeated="2" table:style-name="ce128" office:value-type="float" office:value="7">
            <text:p>7</text:p>
          </table:table-cell>
          <table:table-cell table:style-name="ce128" office:value-type="float" office:value="10">
            <text:p>10</text:p>
          </table:table-cell>
          <table:table-cell table:number-columns-repeated="2" table:style-name="ce128" office:value-type="float" office:value="8">
            <text:p>8</text:p>
          </table:table-cell>
          <table:table-cell table:number-columns-repeated="3" table:style-name="ce128" office:value-type="float" office:value="7">
            <text:p>7</text:p>
          </table:table-cell>
          <table:table-cell table:style-name="ce128" office:value-type="float" office:value="9">
            <text:p>9</text:p>
          </table:table-cell>
          <table:table-cell table:style-name="ce128" office:value-type="float" office:value="7">
            <text:p>7</text:p>
          </table:table-cell>
          <table:table-cell table:style-name="ce131" office:value-type="float" office:value="7">
            <text:p>7</text:p>
          </table:table-cell>
          <table:table-cell table:style-name="ce131" office:value-type="float" office:value="6">
            <text:p>6</text:p>
          </table:table-cell>
          <table:table-cell table:style-name="ce128" office:value-type="float" office:value="4">
            <text:p>4</text:p>
          </table:table-cell>
          <table:table-cell table:style-name="ce131" office:value-type="float" office:value="7">
            <text:p>7</text:p>
          </table:table-cell>
          <table:table-cell table:style-name="ce128" office:value-type="float" office:value="7">
            <text:p>7</text:p>
          </table:table-cell>
          <table:table-cell table:style-name="ce128" office:value-type="float" office:value="3">
            <text:p>3</text:p>
          </table:table-cell>
          <table:table-cell table:style-name="ce131" office:value-type="float" office:value="7">
            <text:p>7</text:p>
          </table:table-cell>
          <table:table-cell table:style-name="ce133" table:formula="of:=MIN([.D40:.Z40])" office:value-type="float" office:value="3">
            <text:p>3</text:p>
          </table:table-cell>
          <table:table-cell table:style-name="ce134" table:formula="of:=MAX([.D40:.Z40])" office:value-type="float" office:value="10">
            <text:p>10</text:p>
          </table:table-cell>
          <table:table-cell table:style-name="ce135" table:formula="of:=ROUND(AVERAGE([.D40:.Z40]); 0)" office:value-type="float" office:value="7">
            <text:p>7</text:p>
          </table:table-cell>
          <table:table-cell table:formula="of:=VLOOKUP([.D40];[skills.$T$2:.$U$15];2;0)" office:value-type="string" office:string-value="SD">
            <text:p>SD</text:p>
          </table:table-cell>
          <table:table-cell table:formula="of:=VLOOKUP([.E40];[skills.$T$2:.$U$15];2;0)" office:value-type="string" office:string-value="D">
            <text:p>D</text:p>
          </table:table-cell>
          <table:table-cell table:formula="of:=VLOOKUP([.F40];[skills.$T$2:.$U$15];2;0)" office:value-type="string" office:string-value="D">
            <text:p>D</text:p>
          </table:table-cell>
          <table:table-cell table:formula="of:=VLOOKUP([.G40];[skills.$T$2:.$U$15];2;0)" office:value-type="string" office:string-value="D">
            <text:p>D</text:p>
          </table:table-cell>
          <table:table-cell table:formula="of:=VLOOKUP([.H40];[skills.$T$2:.$U$15];2;0)" office:value-type="string" office:string-value="D">
            <text:p>D</text:p>
          </table:table-cell>
          <table:table-cell table:formula="of:=VLOOKUP([.I40];[skills.$T$2:.$U$15];2;0)" office:value-type="string" office:string-value="SD">
            <text:p>SD</text:p>
          </table:table-cell>
          <table:table-cell table:formula="of:=VLOOKUP([.J40];[skills.$T$2:.$U$15];2;0)" office:value-type="string" office:string-value="D">
            <text:p>D</text:p>
          </table:table-cell>
          <table:table-cell table:formula="of:=VLOOKUP([.K40];[skills.$T$2:.$U$15];2;0)" office:value-type="string" office:string-value="D">
            <text:p>D</text:p>
          </table:table-cell>
          <table:table-cell table:formula="of:=VLOOKUP([.L40];[skills.$T$2:.$U$15];2;0)" office:value-type="string" office:string-value="JSI">
            <text:p>JSI</text:p>
          </table:table-cell>
          <table:table-cell table:formula="of:=VLOOKUP([.M40];[skills.$T$2:.$U$15];2;0)" office:value-type="string" office:string-value="VD">
            <text:p>VD</text:p>
          </table:table-cell>
          <table:table-cell table:formula="of:=VLOOKUP([.N40];[skills.$T$2:.$U$15];2;0)" office:value-type="string" office:string-value="VD">
            <text:p>VD</text:p>
          </table:table-cell>
          <table:table-cell table:formula="of:=VLOOKUP([.O40];[skills.$T$2:.$U$15];2;0)" office:value-type="string" office:string-value="D">
            <text:p>D</text:p>
          </table:table-cell>
          <table:table-cell table:formula="of:=VLOOKUP([.P40];[skills.$T$2:.$U$15];2;0)" office:value-type="string" office:string-value="D">
            <text:p>D</text:p>
          </table:table-cell>
          <table:table-cell table:formula="of:=VLOOKUP([.Q40];[skills.$T$2:.$U$15];2;0)" office:value-type="string" office:string-value="D">
            <text:p>D</text:p>
          </table:table-cell>
          <table:table-cell table:formula="of:=VLOOKUP([.R40];[skills.$T$2:.$U$15];2;0)" office:value-type="string" office:string-value="SD">
            <text:p>SD</text:p>
          </table:table-cell>
          <table:table-cell table:formula="of:=VLOOKUP([.S40];[skills.$T$2:.$U$15];2;0)" office:value-type="string" office:string-value="D">
            <text:p>D</text:p>
          </table:table-cell>
          <table:table-cell table:formula="of:=VLOOKUP([.T40];[skills.$T$2:.$U$15];2;0)" office:value-type="string" office:string-value="D">
            <text:p>D</text:p>
          </table:table-cell>
          <table:table-cell table:formula="of:=VLOOKUP([.U40];[skills.$T$2:.$U$15];2;0)" office:value-type="string" office:string-value="MtD">
            <text:p>MtD</text:p>
          </table:table-cell>
          <table:table-cell table:formula="of:=VLOOKUP([.V40];[skills.$T$2:.$U$15];2;0)" office:value-type="string" office:string-value="EtM">
            <text:p>EtM</text:p>
          </table:table-cell>
          <table:table-cell table:formula="of:=VLOOKUP([.W40];[skills.$T$2:.$U$15];2;0)" office:value-type="string" office:string-value="D">
            <text:p>D</text:p>
          </table:table-cell>
          <table:table-cell table:formula="of:=VLOOKUP([.X40];[skills.$T$2:.$U$15];2;0)" office:value-type="string" office:string-value="D">
            <text:p>D</text:p>
          </table:table-cell>
          <table:table-cell table:formula="of:=VLOOKUP([.Y40];[skills.$T$2:.$U$15];2;0)" office:value-type="string" office:string-value="E">
            <text:p>E</text:p>
          </table:table-cell>
          <table:table-cell table:formula="of:=VLOOKUP([.Z40];[skills.$T$2:.$U$15];2;0)" office:value-type="string" office:string-value="D">
            <text:p>D</text:p>
          </table:table-cell>
          <table:table-cell table:number-columns-repeated="971"/>
        </table:table-row>
        <table:table-row table:style-name="ro12">
          <table:table-cell table:style-name="ce14" office:value-type="string">
            <text:p>ki burst</text:p>
          </table:table-cell>
          <table:table-cell table:style-name="ce17" office:value-type="string">
            <text:p>tradition</text:p>
          </table:table-cell>
          <table:table-cell office:value-type="string">
            <text:p>C (A)</text:p>
          </table:table-cell>
          <table:table-cell table:style-name="ce126" office:value-type="float" office:value="5">
            <text:p>5</text:p>
          </table:table-cell>
          <table:table-cell table:number-columns-repeated="15" table:style-name="ce128" office:value-type="float" office:value="5">
            <text:p>5</text:p>
          </table:table-cell>
          <table:table-cell table:number-columns-repeated="2" table:style-name="ce131" office:value-type="float" office:value="5">
            <text:p>5</text:p>
          </table:table-cell>
          <table:table-cell table:style-name="ce128" office:value-type="float" office:value="5">
            <text:p>5</text:p>
          </table:table-cell>
          <table:table-cell table:style-name="ce131" office:value-type="float" office:value="5">
            <text:p>5</text:p>
          </table:table-cell>
          <table:table-cell table:number-columns-repeated="2" table:style-name="ce128" office:value-type="float" office:value="5">
            <text:p>5</text:p>
          </table:table-cell>
          <table:table-cell table:style-name="ce131" office:value-type="float" office:value="5">
            <text:p>5</text:p>
          </table:table-cell>
          <table:table-cell table:style-name="ce133" table:formula="of:=MIN([.D41:.Z41])" office:value-type="float" office:value="5">
            <text:p>5</text:p>
          </table:table-cell>
          <table:table-cell table:style-name="ce134" table:formula="of:=MAX([.D41:.Z41])" office:value-type="float" office:value="5">
            <text:p>5</text:p>
          </table:table-cell>
          <table:table-cell table:style-name="ce135" table:formula="of:=ROUND(AVERAGE([.D41:.Z41]); 0)" office:value-type="float" office:value="5">
            <text:p>5</text:p>
          </table:table-cell>
          <table:table-cell table:formula="of:=VLOOKUP([.D41];[skills.$T$2:.$U$15];2;0)" office:value-type="string" office:string-value="M">
            <text:p>M</text:p>
          </table:table-cell>
          <table:table-cell table:formula="of:=VLOOKUP([.E41];[skills.$T$2:.$U$15];2;0)" office:value-type="string" office:string-value="M">
            <text:p>M</text:p>
          </table:table-cell>
          <table:table-cell table:formula="of:=VLOOKUP([.F41];[skills.$T$2:.$U$15];2;0)" office:value-type="string" office:string-value="M">
            <text:p>M</text:p>
          </table:table-cell>
          <table:table-cell table:formula="of:=VLOOKUP([.G41];[skills.$T$2:.$U$15];2;0)" office:value-type="string" office:string-value="M">
            <text:p>M</text:p>
          </table:table-cell>
          <table:table-cell table:formula="of:=VLOOKUP([.H41];[skills.$T$2:.$U$15];2;0)" office:value-type="string" office:string-value="M">
            <text:p>M</text:p>
          </table:table-cell>
          <table:table-cell table:formula="of:=VLOOKUP([.I41];[skills.$T$2:.$U$15];2;0)" office:value-type="string" office:string-value="M">
            <text:p>M</text:p>
          </table:table-cell>
          <table:table-cell table:formula="of:=VLOOKUP([.J41];[skills.$T$2:.$U$15];2;0)" office:value-type="string" office:string-value="M">
            <text:p>M</text:p>
          </table:table-cell>
          <table:table-cell table:formula="of:=VLOOKUP([.K41];[skills.$T$2:.$U$15];2;0)" office:value-type="string" office:string-value="M">
            <text:p>M</text:p>
          </table:table-cell>
          <table:table-cell table:formula="of:=VLOOKUP([.L41];[skills.$T$2:.$U$15];2;0)" office:value-type="string" office:string-value="M">
            <text:p>M</text:p>
          </table:table-cell>
          <table:table-cell table:formula="of:=VLOOKUP([.M41];[skills.$T$2:.$U$15];2;0)" office:value-type="string" office:string-value="M">
            <text:p>M</text:p>
          </table:table-cell>
          <table:table-cell table:formula="of:=VLOOKUP([.N41];[skills.$T$2:.$U$15];2;0)" office:value-type="string" office:string-value="M">
            <text:p>M</text:p>
          </table:table-cell>
          <table:table-cell table:formula="of:=VLOOKUP([.O41];[skills.$T$2:.$U$15];2;0)" office:value-type="string" office:string-value="M">
            <text:p>M</text:p>
          </table:table-cell>
          <table:table-cell table:formula="of:=VLOOKUP([.P41];[skills.$T$2:.$U$15];2;0)" office:value-type="string" office:string-value="M">
            <text:p>M</text:p>
          </table:table-cell>
          <table:table-cell table:formula="of:=VLOOKUP([.Q41];[skills.$T$2:.$U$15];2;0)" office:value-type="string" office:string-value="M">
            <text:p>M</text:p>
          </table:table-cell>
          <table:table-cell table:formula="of:=VLOOKUP([.R41];[skills.$T$2:.$U$15];2;0)" office:value-type="string" office:string-value="M">
            <text:p>M</text:p>
          </table:table-cell>
          <table:table-cell table:formula="of:=VLOOKUP([.S41];[skills.$T$2:.$U$15];2;0)" office:value-type="string" office:string-value="M">
            <text:p>M</text:p>
          </table:table-cell>
          <table:table-cell table:formula="of:=VLOOKUP([.T41];[skills.$T$2:.$U$15];2;0)" office:value-type="string" office:string-value="M">
            <text:p>M</text:p>
          </table:table-cell>
          <table:table-cell table:formula="of:=VLOOKUP([.U41];[skills.$T$2:.$U$15];2;0)" office:value-type="string" office:string-value="M">
            <text:p>M</text:p>
          </table:table-cell>
          <table:table-cell table:formula="of:=VLOOKUP([.V41];[skills.$T$2:.$U$15];2;0)" office:value-type="string" office:string-value="M">
            <text:p>M</text:p>
          </table:table-cell>
          <table:table-cell table:formula="of:=VLOOKUP([.W41];[skills.$T$2:.$U$15];2;0)" office:value-type="string" office:string-value="M">
            <text:p>M</text:p>
          </table:table-cell>
          <table:table-cell table:formula="of:=VLOOKUP([.X41];[skills.$T$2:.$U$15];2;0)" office:value-type="string" office:string-value="M">
            <text:p>M</text:p>
          </table:table-cell>
          <table:table-cell table:formula="of:=VLOOKUP([.Y41];[skills.$T$2:.$U$15];2;0)" office:value-type="string" office:string-value="M">
            <text:p>M</text:p>
          </table:table-cell>
          <table:table-cell table:formula="of:=VLOOKUP([.Z41];[skills.$T$2:.$U$15];2;0)" office:value-type="string" office:string-value="M">
            <text:p>M</text:p>
          </table:table-cell>
          <table:table-cell table:number-columns-repeated="971"/>
        </table:table-row>
        <table:table-row table:style-name="ro12">
          <table:table-cell table:style-name="ce3" office:value-type="string">
            <text:p>launch item</text:p>
          </table:table-cell>
          <table:table-cell table:style-name="ce17" office:value-type="string">
            <text:p>dark side</text:p>
          </table:table-cell>
          <table:table-cell office:value-type="string">
            <text:p>S A</text:p>
          </table:table-cell>
          <table:table-cell table:style-name="ce126" office:value-type="float" office:value="5">
            <text:p>5</text:p>
          </table:table-cell>
          <table:table-cell table:style-name="ce128" office:value-type="float" office:value="4">
            <text:p>4</text:p>
          </table:table-cell>
          <table:table-cell table:number-columns-repeated="3" table:style-name="ce128" office:value-type="float" office:value="5">
            <text:p>5</text:p>
          </table:table-cell>
          <table:table-cell table:style-name="ce128" office:value-type="float" office:value="6">
            <text:p>6</text:p>
          </table:table-cell>
          <table:table-cell table:number-columns-repeated="2" table:style-name="ce128" office:value-type="float" office:value="5">
            <text:p>5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5">
            <text:p>5</text:p>
          </table:table-cell>
          <table:table-cell table:number-columns-repeated="2" table:style-name="ce128" office:value-type="float" office:value="4">
            <text:p>4</text:p>
          </table:table-cell>
          <table:table-cell table:number-columns-repeated="4" table:style-name="ce128" office:value-type="float" office:value="5">
            <text:p>5</text:p>
          </table:table-cell>
          <table:table-cell table:style-name="ce131" office:value-type="float" office:value="6">
            <text:p>6</text:p>
          </table:table-cell>
          <table:table-cell table:style-name="ce131" office:value-type="float" office:value="4">
            <text:p>4</text:p>
          </table:table-cell>
          <table:table-cell table:style-name="ce128" office:value-type="float" office:value="5">
            <text:p>5</text:p>
          </table:table-cell>
          <table:table-cell table:style-name="ce131" office:value-type="float" office:value="5">
            <text:p>5</text:p>
          </table:table-cell>
          <table:table-cell table:number-columns-repeated="2" table:style-name="ce128" office:value-type="float" office:value="5">
            <text:p>5</text:p>
          </table:table-cell>
          <table:table-cell table:style-name="ce131" office:value-type="float" office:value="5">
            <text:p>5</text:p>
          </table:table-cell>
          <table:table-cell table:style-name="ce133" table:formula="of:=MIN([.D42:.Z42])" office:value-type="float" office:value="4">
            <text:p>4</text:p>
          </table:table-cell>
          <table:table-cell table:style-name="ce134" table:formula="of:=MAX([.D42:.Z42])" office:value-type="float" office:value="6">
            <text:p>6</text:p>
          </table:table-cell>
          <table:table-cell table:style-name="ce135" table:formula="of:=ROUND(AVERAGE([.D42:.Z42]); 0)" office:value-type="float" office:value="5">
            <text:p>5</text:p>
          </table:table-cell>
          <table:table-cell table:formula="of:=VLOOKUP([.D42];[skills.$T$2:.$U$15];2;0)" office:value-type="string" office:string-value="M">
            <text:p>M</text:p>
          </table:table-cell>
          <table:table-cell table:formula="of:=VLOOKUP([.E42];[skills.$T$2:.$U$15];2;0)" office:value-type="string" office:string-value="EtM">
            <text:p>EtM</text:p>
          </table:table-cell>
          <table:table-cell table:formula="of:=VLOOKUP([.F42];[skills.$T$2:.$U$15];2;0)" office:value-type="string" office:string-value="M">
            <text:p>M</text:p>
          </table:table-cell>
          <table:table-cell table:formula="of:=VLOOKUP([.G42];[skills.$T$2:.$U$15];2;0)" office:value-type="string" office:string-value="M">
            <text:p>M</text:p>
          </table:table-cell>
          <table:table-cell table:formula="of:=VLOOKUP([.H42];[skills.$T$2:.$U$15];2;0)" office:value-type="string" office:string-value="M">
            <text:p>M</text:p>
          </table:table-cell>
          <table:table-cell table:formula="of:=VLOOKUP([.I42];[skills.$T$2:.$U$15];2;0)" office:value-type="string" office:string-value="MtD">
            <text:p>MtD</text:p>
          </table:table-cell>
          <table:table-cell table:formula="of:=VLOOKUP([.J42];[skills.$T$2:.$U$15];2;0)" office:value-type="string" office:string-value="M">
            <text:p>M</text:p>
          </table:table-cell>
          <table:table-cell table:formula="of:=VLOOKUP([.K42];[skills.$T$2:.$U$15];2;0)" office:value-type="string" office:string-value="M">
            <text:p>M</text:p>
          </table:table-cell>
          <table:table-cell table:formula="of:=VLOOKUP([.L42];[skills.$T$2:.$U$15];2;0)" office:value-type="string" office:string-value="MtD">
            <text:p>MtD</text:p>
          </table:table-cell>
          <table:table-cell table:formula="of:=VLOOKUP([.M42];[skills.$T$2:.$U$15];2;0)" office:value-type="string" office:string-value="M">
            <text:p>M</text:p>
          </table:table-cell>
          <table:table-cell table:formula="of:=VLOOKUP([.N42];[skills.$T$2:.$U$15];2;0)" office:value-type="string" office:string-value="EtM">
            <text:p>EtM</text:p>
          </table:table-cell>
          <table:table-cell table:formula="of:=VLOOKUP([.O42];[skills.$T$2:.$U$15];2;0)" office:value-type="string" office:string-value="EtM">
            <text:p>EtM</text:p>
          </table:table-cell>
          <table:table-cell table:formula="of:=VLOOKUP([.P42];[skills.$T$2:.$U$15];2;0)" office:value-type="string" office:string-value="M">
            <text:p>M</text:p>
          </table:table-cell>
          <table:table-cell table:formula="of:=VLOOKUP([.Q42];[skills.$T$2:.$U$15];2;0)" office:value-type="string" office:string-value="M">
            <text:p>M</text:p>
          </table:table-cell>
          <table:table-cell table:formula="of:=VLOOKUP([.R42];[skills.$T$2:.$U$15];2;0)" office:value-type="string" office:string-value="M">
            <text:p>M</text:p>
          </table:table-cell>
          <table:table-cell table:formula="of:=VLOOKUP([.S42];[skills.$T$2:.$U$15];2;0)" office:value-type="string" office:string-value="M">
            <text:p>M</text:p>
          </table:table-cell>
          <table:table-cell table:formula="of:=VLOOKUP([.T42];[skills.$T$2:.$U$15];2;0)" office:value-type="string" office:string-value="MtD">
            <text:p>MtD</text:p>
          </table:table-cell>
          <table:table-cell table:formula="of:=VLOOKUP([.U42];[skills.$T$2:.$U$15];2;0)" office:value-type="string" office:string-value="EtM">
            <text:p>EtM</text:p>
          </table:table-cell>
          <table:table-cell table:formula="of:=VLOOKUP([.V42];[skills.$T$2:.$U$15];2;0)" office:value-type="string" office:string-value="M">
            <text:p>M</text:p>
          </table:table-cell>
          <table:table-cell table:formula="of:=VLOOKUP([.W42];[skills.$T$2:.$U$15];2;0)" office:value-type="string" office:string-value="M">
            <text:p>M</text:p>
          </table:table-cell>
          <table:table-cell table:formula="of:=VLOOKUP([.X42];[skills.$T$2:.$U$15];2;0)" office:value-type="string" office:string-value="M">
            <text:p>M</text:p>
          </table:table-cell>
          <table:table-cell table:formula="of:=VLOOKUP([.Y42];[skills.$T$2:.$U$15];2;0)" office:value-type="string" office:string-value="M">
            <text:p>M</text:p>
          </table:table-cell>
          <table:table-cell table:formula="of:=VLOOKUP([.Z42];[skills.$T$2:.$U$15];2;0)" office:value-type="string" office:string-value="M">
            <text:p>M</text:p>
          </table:table-cell>
          <table:table-cell table:number-columns-repeated="971"/>
        </table:table-row>
        <table:table-row table:style-name="ro12">
          <table:table-cell table:style-name="ce13" office:value-type="string">
            <text:p>lesser force shield</text:p>
          </table:table-cell>
          <table:table-cell table:style-name="ce17" office:value-type="string">
            <text:p>defense</text:p>
          </table:table-cell>
          <table:table-cell office:value-type="string">
            <text:p>C A</text:p>
          </table:table-cell>
          <table:table-cell table:style-name="ce126" office:value-type="float" office:value="4">
            <text:p>4</text:p>
          </table:table-cell>
          <table:table-cell table:number-columns-repeated="9" table:style-name="ce128" office:value-type="float" office:value="4">
            <text:p>4</text:p>
          </table:table-cell>
          <table:table-cell table:style-name="ce128" office:value-type="float" office:value="5">
            <text:p>5</text:p>
          </table:table-cell>
          <table:table-cell table:number-columns-repeated="2" table:style-name="ce128" office:value-type="float" office:value="4">
            <text:p>4</text:p>
          </table:table-cell>
          <table:table-cell table:style-name="ce128" office:value-type="float" office:value="3">
            <text:p>3</text:p>
          </table:table-cell>
          <table:table-cell table:number-columns-repeated="2" table:style-name="ce128" office:value-type="float" office:value="4">
            <text:p>4</text:p>
          </table:table-cell>
          <table:table-cell table:number-columns-repeated="2" table:style-name="ce131" office:value-type="float" office:value="4">
            <text:p>4</text:p>
          </table:table-cell>
          <table:table-cell table:style-name="ce128" office:value-type="float" office:value="5">
            <text:p>5</text:p>
          </table:table-cell>
          <table:table-cell table:style-name="ce131" office:value-type="float" office:value="4">
            <text:p>4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2">
            <text:p>2</text:p>
          </table:table-cell>
          <table:table-cell table:style-name="ce131" office:value-type="float" office:value="4">
            <text:p>4</text:p>
          </table:table-cell>
          <table:table-cell table:style-name="ce133" table:formula="of:=MIN([.D43:.Z43])" office:value-type="float" office:value="2">
            <text:p>2</text:p>
          </table:table-cell>
          <table:table-cell table:style-name="ce134" table:formula="of:=MAX([.D43:.Z43])" office:value-type="float" office:value="5">
            <text:p>5</text:p>
          </table:table-cell>
          <table:table-cell table:style-name="ce135" table:formula="of:=ROUND(AVERAGE([.D43:.Z43]); 0)" office:value-type="float" office:value="4">
            <text:p>4</text:p>
          </table:table-cell>
          <table:table-cell table:formula="of:=VLOOKUP([.D43];[skills.$T$2:.$U$15];2;0)" office:value-type="string" office:string-value="EtM">
            <text:p>EtM</text:p>
          </table:table-cell>
          <table:table-cell table:formula="of:=VLOOKUP([.E43];[skills.$T$2:.$U$15];2;0)" office:value-type="string" office:string-value="EtM">
            <text:p>EtM</text:p>
          </table:table-cell>
          <table:table-cell table:formula="of:=VLOOKUP([.F43];[skills.$T$2:.$U$15];2;0)" office:value-type="string" office:string-value="EtM">
            <text:p>EtM</text:p>
          </table:table-cell>
          <table:table-cell table:formula="of:=VLOOKUP([.G43];[skills.$T$2:.$U$15];2;0)" office:value-type="string" office:string-value="EtM">
            <text:p>EtM</text:p>
          </table:table-cell>
          <table:table-cell table:formula="of:=VLOOKUP([.H43];[skills.$T$2:.$U$15];2;0)" office:value-type="string" office:string-value="EtM">
            <text:p>EtM</text:p>
          </table:table-cell>
          <table:table-cell table:formula="of:=VLOOKUP([.I43];[skills.$T$2:.$U$15];2;0)" office:value-type="string" office:string-value="EtM">
            <text:p>EtM</text:p>
          </table:table-cell>
          <table:table-cell table:formula="of:=VLOOKUP([.J43];[skills.$T$2:.$U$15];2;0)" office:value-type="string" office:string-value="EtM">
            <text:p>EtM</text:p>
          </table:table-cell>
          <table:table-cell table:formula="of:=VLOOKUP([.K43];[skills.$T$2:.$U$15];2;0)" office:value-type="string" office:string-value="EtM">
            <text:p>EtM</text:p>
          </table:table-cell>
          <table:table-cell table:formula="of:=VLOOKUP([.L43];[skills.$T$2:.$U$15];2;0)" office:value-type="string" office:string-value="EtM">
            <text:p>EtM</text:p>
          </table:table-cell>
          <table:table-cell table:formula="of:=VLOOKUP([.M43];[skills.$T$2:.$U$15];2;0)" office:value-type="string" office:string-value="EtM">
            <text:p>EtM</text:p>
          </table:table-cell>
          <table:table-cell table:formula="of:=VLOOKUP([.N43];[skills.$T$2:.$U$15];2;0)" office:value-type="string" office:string-value="M">
            <text:p>M</text:p>
          </table:table-cell>
          <table:table-cell table:formula="of:=VLOOKUP([.O43];[skills.$T$2:.$U$15];2;0)" office:value-type="string" office:string-value="EtM">
            <text:p>EtM</text:p>
          </table:table-cell>
          <table:table-cell table:formula="of:=VLOOKUP([.P43];[skills.$T$2:.$U$15];2;0)" office:value-type="string" office:string-value="EtM">
            <text:p>EtM</text:p>
          </table:table-cell>
          <table:table-cell table:formula="of:=VLOOKUP([.Q43];[skills.$T$2:.$U$15];2;0)" office:value-type="string" office:string-value="E">
            <text:p>E</text:p>
          </table:table-cell>
          <table:table-cell table:formula="of:=VLOOKUP([.R43];[skills.$T$2:.$U$15];2;0)" office:value-type="string" office:string-value="EtM">
            <text:p>EtM</text:p>
          </table:table-cell>
          <table:table-cell table:formula="of:=VLOOKUP([.S43];[skills.$T$2:.$U$15];2;0)" office:value-type="string" office:string-value="EtM">
            <text:p>EtM</text:p>
          </table:table-cell>
          <table:table-cell table:formula="of:=VLOOKUP([.T43];[skills.$T$2:.$U$15];2;0)" office:value-type="string" office:string-value="EtM">
            <text:p>EtM</text:p>
          </table:table-cell>
          <table:table-cell table:formula="of:=VLOOKUP([.U43];[skills.$T$2:.$U$15];2;0)" office:value-type="string" office:string-value="EtM">
            <text:p>EtM</text:p>
          </table:table-cell>
          <table:table-cell table:formula="of:=VLOOKUP([.V43];[skills.$T$2:.$U$15];2;0)" office:value-type="string" office:string-value="M">
            <text:p>M</text:p>
          </table:table-cell>
          <table:table-cell table:formula="of:=VLOOKUP([.W43];[skills.$T$2:.$U$15];2;0)" office:value-type="string" office:string-value="EtM">
            <text:p>EtM</text:p>
          </table:table-cell>
          <table:table-cell table:formula="of:=VLOOKUP([.X43];[skills.$T$2:.$U$15];2;0)" office:value-type="string" office:string-value="EtM">
            <text:p>EtM</text:p>
          </table:table-cell>
          <table:table-cell table:formula="of:=VLOOKUP([.Y43];[skills.$T$2:.$U$15];2;0)" office:value-type="string" office:string-value="VE">
            <text:p>VE</text:p>
          </table:table-cell>
          <table:table-cell table:formula="of:=VLOOKUP([.Z43];[skills.$T$2:.$U$15];2;0)" office:value-type="string" office:string-value="EtM">
            <text:p>EtM</text:p>
          </table:table-cell>
          <table:table-cell table:number-columns-repeated="971"/>
        </table:table-row>
        <table:table-row table:style-name="ro12">
          <table:table-cell table:style-name="ce9" office:value-type="string">
            <text:p>life sense</text:p>
          </table:table-cell>
          <table:table-cell table:style-name="ce17" office:value-type="string">
            <text:p>expand</text:p>
          </table:table-cell>
          <table:table-cell office:value-type="string">
            <text:p>S</text:p>
          </table:table-cell>
          <table:table-cell table:style-name="ce126" office:value-type="float" office:value="2">
            <text:p>2</text:p>
          </table:table-cell>
          <table:table-cell table:number-columns-repeated="7" table:style-name="ce128" office:value-type="float" office:value="2">
            <text:p>2</text:p>
          </table:table-cell>
          <table:table-cell table:number-columns-repeated="2" table:style-name="ce128" office:value-type="float" office:value="1">
            <text:p>1</text:p>
          </table:table-cell>
          <table:table-cell table:style-name="ce128" office:value-type="float" office:value="3">
            <text:p>3</text:p>
          </table:table-cell>
          <table:table-cell table:number-columns-repeated="3" table:style-name="ce128" office:value-type="float" office:value="1">
            <text:p>1</text:p>
          </table:table-cell>
          <table:table-cell table:number-columns-repeated="2" table:style-name="ce128" office:value-type="float" office:value="2">
            <text:p>2</text:p>
          </table:table-cell>
          <table:table-cell table:style-name="ce131" office:value-type="float" office:value="2">
            <text:p>2</text:p>
          </table:table-cell>
          <table:table-cell table:style-name="ce131" office:value-type="float" office:value="3">
            <text:p>3</text:p>
          </table:table-cell>
          <table:table-cell table:style-name="ce128" office:value-type="float" office:value="2">
            <text:p>2</text:p>
          </table:table-cell>
          <table:table-cell table:style-name="ce131" office:value-type="float" office:value="2">
            <text:p>2</text:p>
          </table:table-cell>
          <table:table-cell table:number-columns-repeated="2" table:style-name="ce128" office:value-type="float" office:value="2">
            <text:p>2</text:p>
          </table:table-cell>
          <table:table-cell table:style-name="ce131" office:value-type="float" office:value="0">
            <text:p>0</text:p>
          </table:table-cell>
          <table:table-cell table:style-name="ce133" table:formula="of:=MIN([.D44:.Z44])" office:value-type="float" office:value="0">
            <text:p>0</text:p>
          </table:table-cell>
          <table:table-cell table:style-name="ce134" table:formula="of:=MAX([.D44:.Z44])" office:value-type="float" office:value="3">
            <text:p>3</text:p>
          </table:table-cell>
          <table:table-cell table:style-name="ce135" table:formula="of:=ROUND(AVERAGE([.D44:.Z44]); 0)" office:value-type="float" office:value="2">
            <text:p>2</text:p>
          </table:table-cell>
          <table:table-cell table:formula="of:=VLOOKUP([.D44];[skills.$T$2:.$U$15];2;0)" office:value-type="string" office:string-value="VE">
            <text:p>VE</text:p>
          </table:table-cell>
          <table:table-cell table:formula="of:=VLOOKUP([.E44];[skills.$T$2:.$U$15];2;0)" office:value-type="string" office:string-value="VE">
            <text:p>VE</text:p>
          </table:table-cell>
          <table:table-cell table:formula="of:=VLOOKUP([.F44];[skills.$T$2:.$U$15];2;0)" office:value-type="string" office:string-value="VE">
            <text:p>VE</text:p>
          </table:table-cell>
          <table:table-cell table:formula="of:=VLOOKUP([.G44];[skills.$T$2:.$U$15];2;0)" office:value-type="string" office:string-value="VE">
            <text:p>VE</text:p>
          </table:table-cell>
          <table:table-cell table:formula="of:=VLOOKUP([.H44];[skills.$T$2:.$U$15];2;0)" office:value-type="string" office:string-value="VE">
            <text:p>VE</text:p>
          </table:table-cell>
          <table:table-cell table:formula="of:=VLOOKUP([.I44];[skills.$T$2:.$U$15];2;0)" office:value-type="string" office:string-value="VE">
            <text:p>VE</text:p>
          </table:table-cell>
          <table:table-cell table:formula="of:=VLOOKUP([.J44];[skills.$T$2:.$U$15];2;0)" office:value-type="string" office:string-value="VE">
            <text:p>VE</text:p>
          </table:table-cell>
          <table:table-cell table:formula="of:=VLOOKUP([.K44];[skills.$T$2:.$U$15];2;0)" office:value-type="string" office:string-value="VE">
            <text:p>VE</text:p>
          </table:table-cell>
          <table:table-cell table:formula="of:=VLOOKUP([.L44];[skills.$T$2:.$U$15];2;0)" office:value-type="string" office:string-value="N">
            <text:p>N</text:p>
          </table:table-cell>
          <table:table-cell table:formula="of:=VLOOKUP([.M44];[skills.$T$2:.$U$15];2;0)" office:value-type="string" office:string-value="N">
            <text:p>N</text:p>
          </table:table-cell>
          <table:table-cell table:formula="of:=VLOOKUP([.N44];[skills.$T$2:.$U$15];2;0)" office:value-type="string" office:string-value="E">
            <text:p>E</text:p>
          </table:table-cell>
          <table:table-cell table:formula="of:=VLOOKUP([.O44];[skills.$T$2:.$U$15];2;0)" office:value-type="string" office:string-value="N">
            <text:p>N</text:p>
          </table:table-cell>
          <table:table-cell table:formula="of:=VLOOKUP([.P44];[skills.$T$2:.$U$15];2;0)" office:value-type="string" office:string-value="N">
            <text:p>N</text:p>
          </table:table-cell>
          <table:table-cell table:formula="of:=VLOOKUP([.Q44];[skills.$T$2:.$U$15];2;0)" office:value-type="string" office:string-value="N">
            <text:p>N</text:p>
          </table:table-cell>
          <table:table-cell table:formula="of:=VLOOKUP([.R44];[skills.$T$2:.$U$15];2;0)" office:value-type="string" office:string-value="VE">
            <text:p>VE</text:p>
          </table:table-cell>
          <table:table-cell table:formula="of:=VLOOKUP([.S44];[skills.$T$2:.$U$15];2;0)" office:value-type="string" office:string-value="VE">
            <text:p>VE</text:p>
          </table:table-cell>
          <table:table-cell table:formula="of:=VLOOKUP([.T44];[skills.$T$2:.$U$15];2;0)" office:value-type="string" office:string-value="VE">
            <text:p>VE</text:p>
          </table:table-cell>
          <table:table-cell table:formula="of:=VLOOKUP([.U44];[skills.$T$2:.$U$15];2;0)" office:value-type="string" office:string-value="E">
            <text:p>E</text:p>
          </table:table-cell>
          <table:table-cell table:formula="of:=VLOOKUP([.V44];[skills.$T$2:.$U$15];2;0)" office:value-type="string" office:string-value="VE">
            <text:p>VE</text:p>
          </table:table-cell>
          <table:table-cell table:formula="of:=VLOOKUP([.W44];[skills.$T$2:.$U$15];2;0)" office:value-type="string" office:string-value="VE">
            <text:p>VE</text:p>
          </table:table-cell>
          <table:table-cell table:formula="of:=VLOOKUP([.X44];[skills.$T$2:.$U$15];2;0)" office:value-type="string" office:string-value="VE">
            <text:p>VE</text:p>
          </table:table-cell>
          <table:table-cell table:formula="of:=VLOOKUP([.Y44];[skills.$T$2:.$U$15];2;0)" office:value-type="string" office:string-value="VE">
            <text:p>VE</text:p>
          </table:table-cell>
          <table:table-cell table:formula="of:=VLOOKUP([.Z44];[skills.$T$2:.$U$15];2;0)" office:value-type="string" office:string-value="I">
            <text:p>I</text:p>
          </table:table-cell>
          <table:table-cell table:number-columns-repeated="971"/>
        </table:table-row>
        <table:table-row table:style-name="ro12">
          <table:table-cell table:style-name="ce4" office:value-type="string">
            <text:p>lightsaber alteration</text:p>
          </table:table-cell>
          <table:table-cell table:style-name="ce17" office:value-type="string">
            <text:p>misc</text:p>
          </table:table-cell>
          <table:table-cell table:style-name="ce124" office:value-type="string">
            <text:p>S</text:p>
          </table:table-cell>
          <table:table-cell table:number-columns-repeated="23" table:style-name="ce126" office:value-type="float" office:value="5">
            <text:p>5</text:p>
          </table:table-cell>
          <table:table-cell table:style-name="ce133" table:formula="of:=MIN([.D45:.Z45])" office:value-type="float" office:value="5">
            <text:p>5</text:p>
          </table:table-cell>
          <table:table-cell table:style-name="ce134" table:formula="of:=MAX([.D45:.Z45])" office:value-type="float" office:value="5">
            <text:p>5</text:p>
          </table:table-cell>
          <table:table-cell table:style-name="ce135" table:formula="of:=ROUND(AVERAGE([.D45:.Z45]); 0)" office:value-type="float" office:value="5">
            <text:p>5</text:p>
          </table:table-cell>
          <table:table-cell table:formula="of:=VLOOKUP([.D45];[skills.$T$2:.$U$15];2;0)" office:value-type="string" office:string-value="M">
            <text:p>M</text:p>
          </table:table-cell>
          <table:table-cell table:formula="of:=VLOOKUP([.E45];[skills.$T$2:.$U$15];2;0)" office:value-type="string" office:string-value="M">
            <text:p>M</text:p>
          </table:table-cell>
          <table:table-cell table:formula="of:=VLOOKUP([.F45];[skills.$T$2:.$U$15];2;0)" office:value-type="string" office:string-value="M">
            <text:p>M</text:p>
          </table:table-cell>
          <table:table-cell table:formula="of:=VLOOKUP([.G45];[skills.$T$2:.$U$15];2;0)" office:value-type="string" office:string-value="M">
            <text:p>M</text:p>
          </table:table-cell>
          <table:table-cell table:formula="of:=VLOOKUP([.H45];[skills.$T$2:.$U$15];2;0)" office:value-type="string" office:string-value="M">
            <text:p>M</text:p>
          </table:table-cell>
          <table:table-cell table:formula="of:=VLOOKUP([.I45];[skills.$T$2:.$U$15];2;0)" office:value-type="string" office:string-value="M">
            <text:p>M</text:p>
          </table:table-cell>
          <table:table-cell table:formula="of:=VLOOKUP([.J45];[skills.$T$2:.$U$15];2;0)" office:value-type="string" office:string-value="M">
            <text:p>M</text:p>
          </table:table-cell>
          <table:table-cell table:formula="of:=VLOOKUP([.K45];[skills.$T$2:.$U$15];2;0)" office:value-type="string" office:string-value="M">
            <text:p>M</text:p>
          </table:table-cell>
          <table:table-cell table:formula="of:=VLOOKUP([.L45];[skills.$T$2:.$U$15];2;0)" office:value-type="string" office:string-value="M">
            <text:p>M</text:p>
          </table:table-cell>
          <table:table-cell table:formula="of:=VLOOKUP([.M45];[skills.$T$2:.$U$15];2;0)" office:value-type="string" office:string-value="M">
            <text:p>M</text:p>
          </table:table-cell>
          <table:table-cell table:formula="of:=VLOOKUP([.N45];[skills.$T$2:.$U$15];2;0)" office:value-type="string" office:string-value="M">
            <text:p>M</text:p>
          </table:table-cell>
          <table:table-cell table:formula="of:=VLOOKUP([.O45];[skills.$T$2:.$U$15];2;0)" office:value-type="string" office:string-value="M">
            <text:p>M</text:p>
          </table:table-cell>
          <table:table-cell table:formula="of:=VLOOKUP([.P45];[skills.$T$2:.$U$15];2;0)" office:value-type="string" office:string-value="M">
            <text:p>M</text:p>
          </table:table-cell>
          <table:table-cell table:formula="of:=VLOOKUP([.Q45];[skills.$T$2:.$U$15];2;0)" office:value-type="string" office:string-value="M">
            <text:p>M</text:p>
          </table:table-cell>
          <table:table-cell table:formula="of:=VLOOKUP([.R45];[skills.$T$2:.$U$15];2;0)" office:value-type="string" office:string-value="M">
            <text:p>M</text:p>
          </table:table-cell>
          <table:table-cell table:formula="of:=VLOOKUP([.S45];[skills.$T$2:.$U$15];2;0)" office:value-type="string" office:string-value="M">
            <text:p>M</text:p>
          </table:table-cell>
          <table:table-cell table:formula="of:=VLOOKUP([.T45];[skills.$T$2:.$U$15];2;0)" office:value-type="string" office:string-value="M">
            <text:p>M</text:p>
          </table:table-cell>
          <table:table-cell table:formula="of:=VLOOKUP([.U45];[skills.$T$2:.$U$15];2;0)" office:value-type="string" office:string-value="M">
            <text:p>M</text:p>
          </table:table-cell>
          <table:table-cell table:formula="of:=VLOOKUP([.V45];[skills.$T$2:.$U$15];2;0)" office:value-type="string" office:string-value="M">
            <text:p>M</text:p>
          </table:table-cell>
          <table:table-cell table:formula="of:=VLOOKUP([.W45];[skills.$T$2:.$U$15];2;0)" office:value-type="string" office:string-value="M">
            <text:p>M</text:p>
          </table:table-cell>
          <table:table-cell table:formula="of:=VLOOKUP([.X45];[skills.$T$2:.$U$15];2;0)" office:value-type="string" office:string-value="M">
            <text:p>M</text:p>
          </table:table-cell>
          <table:table-cell table:formula="of:=VLOOKUP([.Y45];[skills.$T$2:.$U$15];2;0)" office:value-type="string" office:string-value="M">
            <text:p>M</text:p>
          </table:table-cell>
          <table:table-cell table:formula="of:=VLOOKUP([.Z45];[skills.$T$2:.$U$15];2;0)" office:value-type="string" office:string-value="M">
            <text:p>M</text:p>
          </table:table-cell>
          <table:table-cell table:number-columns-repeated="971"/>
        </table:table-row>
        <table:table-row table:style-name="ro12">
          <table:table-cell table:style-name="ce13" office:value-type="string">
            <text:p>lightsaber combat</text:p>
          </table:table-cell>
          <table:table-cell table:style-name="ce17" office:value-type="string">
            <text:p>combat</text:p>
          </table:table-cell>
          <table:table-cell office:value-type="string">
            <text:p>S C</text:p>
          </table:table-cell>
          <table:table-cell table:style-name="ce126" office:value-type="float" office:value="4">
            <text:p>4</text:p>
          </table:table-cell>
          <table:table-cell table:number-columns-repeated="3" table:style-name="ce128" office:value-type="float" office:value="5">
            <text:p>5</text:p>
          </table:table-cell>
          <table:table-cell table:number-columns-repeated="2" table:style-name="ce128" office:value-type="float" office:value="6">
            <text:p>6</text:p>
          </table:table-cell>
          <table:table-cell table:number-columns-repeated="2" table:style-name="ce128" office:value-type="float" office:value="5">
            <text:p>5</text:p>
          </table:table-cell>
          <table:table-cell table:style-name="ce128" office:value-type="float" office:value="7">
            <text:p>7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7">
            <text:p>7</text:p>
          </table:table-cell>
          <table:table-cell table:number-columns-repeated="3" table:style-name="ce128" office:value-type="float" office:value="6">
            <text:p>6</text:p>
          </table:table-cell>
          <table:table-cell table:style-name="ce128" office:value-type="float" office:value="5">
            <text:p>5</text:p>
          </table:table-cell>
          <table:table-cell table:style-name="ce131" office:value-type="float" office:value="6">
            <text:p>6</text:p>
          </table:table-cell>
          <table:table-cell table:style-name="ce131" office:value-type="float" office:value="5">
            <text:p>5</text:p>
          </table:table-cell>
          <table:table-cell table:style-name="ce128" office:value-type="float" office:value="4">
            <text:p>4</text:p>
          </table:table-cell>
          <table:table-cell table:style-name="ce131" office:value-type="float" office:value="6">
            <text:p>6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7">
            <text:p>7</text:p>
          </table:table-cell>
          <table:table-cell table:style-name="ce131" office:value-type="float" office:value="6">
            <text:p>6</text:p>
          </table:table-cell>
          <table:table-cell table:style-name="ce133" table:formula="of:=MIN([.D46:.Z46])" office:value-type="float" office:value="4">
            <text:p>4</text:p>
          </table:table-cell>
          <table:table-cell table:style-name="ce134" table:formula="of:=MAX([.D46:.Z46])" office:value-type="float" office:value="8">
            <text:p>8</text:p>
          </table:table-cell>
          <table:table-cell table:style-name="ce135" table:formula="of:=ROUND(AVERAGE([.D46:.Z46]); 0)" office:value-type="float" office:value="6">
            <text:p>6</text:p>
          </table:table-cell>
          <table:table-cell table:formula="of:=VLOOKUP([.D46];[skills.$T$2:.$U$15];2;0)" office:value-type="string" office:string-value="EtM">
            <text:p>EtM</text:p>
          </table:table-cell>
          <table:table-cell table:formula="of:=VLOOKUP([.E46];[skills.$T$2:.$U$15];2;0)" office:value-type="string" office:string-value="M">
            <text:p>M</text:p>
          </table:table-cell>
          <table:table-cell table:formula="of:=VLOOKUP([.F46];[skills.$T$2:.$U$15];2;0)" office:value-type="string" office:string-value="M">
            <text:p>M</text:p>
          </table:table-cell>
          <table:table-cell table:formula="of:=VLOOKUP([.G46];[skills.$T$2:.$U$15];2;0)" office:value-type="string" office:string-value="M">
            <text:p>M</text:p>
          </table:table-cell>
          <table:table-cell table:formula="of:=VLOOKUP([.H46];[skills.$T$2:.$U$15];2;0)" office:value-type="string" office:string-value="MtD">
            <text:p>MtD</text:p>
          </table:table-cell>
          <table:table-cell table:formula="of:=VLOOKUP([.I46];[skills.$T$2:.$U$15];2;0)" office:value-type="string" office:string-value="MtD">
            <text:p>MtD</text:p>
          </table:table-cell>
          <table:table-cell table:formula="of:=VLOOKUP([.J46];[skills.$T$2:.$U$15];2;0)" office:value-type="string" office:string-value="M">
            <text:p>M</text:p>
          </table:table-cell>
          <table:table-cell table:formula="of:=VLOOKUP([.K46];[skills.$T$2:.$U$15];2;0)" office:value-type="string" office:string-value="M">
            <text:p>M</text:p>
          </table:table-cell>
          <table:table-cell table:formula="of:=VLOOKUP([.L46];[skills.$T$2:.$U$15];2;0)" office:value-type="string" office:string-value="D">
            <text:p>D</text:p>
          </table:table-cell>
          <table:table-cell table:formula="of:=VLOOKUP([.M46];[skills.$T$2:.$U$15];2;0)" office:value-type="string" office:string-value="VD">
            <text:p>VD</text:p>
          </table:table-cell>
          <table:table-cell table:formula="of:=VLOOKUP([.N46];[skills.$T$2:.$U$15];2;0)" office:value-type="string" office:string-value="MtD">
            <text:p>MtD</text:p>
          </table:table-cell>
          <table:table-cell table:formula="of:=VLOOKUP([.O46];[skills.$T$2:.$U$15];2;0)" office:value-type="string" office:string-value="D">
            <text:p>D</text:p>
          </table:table-cell>
          <table:table-cell table:formula="of:=VLOOKUP([.P46];[skills.$T$2:.$U$15];2;0)" office:value-type="string" office:string-value="MtD">
            <text:p>MtD</text:p>
          </table:table-cell>
          <table:table-cell table:formula="of:=VLOOKUP([.Q46];[skills.$T$2:.$U$15];2;0)" office:value-type="string" office:string-value="MtD">
            <text:p>MtD</text:p>
          </table:table-cell>
          <table:table-cell table:formula="of:=VLOOKUP([.R46];[skills.$T$2:.$U$15];2;0)" office:value-type="string" office:string-value="MtD">
            <text:p>MtD</text:p>
          </table:table-cell>
          <table:table-cell table:formula="of:=VLOOKUP([.S46];[skills.$T$2:.$U$15];2;0)" office:value-type="string" office:string-value="M">
            <text:p>M</text:p>
          </table:table-cell>
          <table:table-cell table:formula="of:=VLOOKUP([.T46];[skills.$T$2:.$U$15];2;0)" office:value-type="string" office:string-value="MtD">
            <text:p>MtD</text:p>
          </table:table-cell>
          <table:table-cell table:formula="of:=VLOOKUP([.U46];[skills.$T$2:.$U$15];2;0)" office:value-type="string" office:string-value="M">
            <text:p>M</text:p>
          </table:table-cell>
          <table:table-cell table:formula="of:=VLOOKUP([.V46];[skills.$T$2:.$U$15];2;0)" office:value-type="string" office:string-value="EtM">
            <text:p>EtM</text:p>
          </table:table-cell>
          <table:table-cell table:formula="of:=VLOOKUP([.W46];[skills.$T$2:.$U$15];2;0)" office:value-type="string" office:string-value="MtD">
            <text:p>MtD</text:p>
          </table:table-cell>
          <table:table-cell table:formula="of:=VLOOKUP([.X46];[skills.$T$2:.$U$15];2;0)" office:value-type="string" office:string-value="M">
            <text:p>M</text:p>
          </table:table-cell>
          <table:table-cell table:formula="of:=VLOOKUP([.Y46];[skills.$T$2:.$U$15];2;0)" office:value-type="string" office:string-value="D">
            <text:p>D</text:p>
          </table:table-cell>
          <table:table-cell table:formula="of:=VLOOKUP([.Z46];[skills.$T$2:.$U$15];2;0)" office:value-type="string" office:string-value="MtD">
            <text:p>MtD</text:p>
          </table:table-cell>
          <table:table-cell table:number-columns-repeated="971"/>
        </table:table-row>
        <table:table-row table:style-name="ro12">
          <table:table-cell table:style-name="ce9" office:value-type="string">
            <text:p>magnify senses</text:p>
          </table:table-cell>
          <table:table-cell table:style-name="ce17" office:value-type="string">
            <text:p>expand</text:p>
          </table:table-cell>
          <table:table-cell office:value-type="string">
            <text:p>S</text:p>
          </table:table-cell>
          <table:table-cell table:style-name="ce126" office:value-type="float" office:value="3">
            <text:p>3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1">
            <text:p>1</text:p>
          </table:table-cell>
          <table:table-cell table:style-name="ce128" office:value-type="float" office:value="3">
            <text:p>3</text:p>
          </table:table-cell>
          <table:table-cell table:number-columns-repeated="2" table:style-name="ce128" office:value-type="float" office:value="2">
            <text:p>2</text:p>
          </table:table-cell>
          <table:table-cell table:number-columns-repeated="3" table:style-name="ce128" office:value-type="float" office:value="3">
            <text:p>3</text:p>
          </table:table-cell>
          <table:table-cell table:number-columns-repeated="2" table:style-name="ce128" office:value-type="float" office:value="1">
            <text:p>1</text:p>
          </table:table-cell>
          <table:table-cell table:style-name="ce128" office:value-type="float" office:value="2">
            <text:p>2</text:p>
          </table:table-cell>
          <table:table-cell table:number-columns-repeated="2" table:style-name="ce128" office:value-type="float" office:value="1">
            <text:p>1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2">
            <text:p>2</text:p>
          </table:table-cell>
          <table:table-cell table:number-columns-repeated="2" table:style-name="ce131" office:value-type="float" office:value="4">
            <text:p>4</text:p>
          </table:table-cell>
          <table:table-cell table:style-name="ce128" office:value-type="float" office:value="3">
            <text:p>3</text:p>
          </table:table-cell>
          <table:table-cell table:style-name="ce131" office:value-type="float" office:value="3">
            <text:p>3</text:p>
          </table:table-cell>
          <table:table-cell table:number-columns-repeated="2" table:style-name="ce128" office:value-type="float" office:value="3">
            <text:p>3</text:p>
          </table:table-cell>
          <table:table-cell table:style-name="ce131" office:value-type="float" office:value="8">
            <text:p>8</text:p>
          </table:table-cell>
          <table:table-cell table:style-name="ce133" table:formula="of:=MIN([.D47:.Z47])" office:value-type="float" office:value="1">
            <text:p>1</text:p>
          </table:table-cell>
          <table:table-cell table:style-name="ce134" table:formula="of:=MAX([.D47:.Z47])" office:value-type="float" office:value="8">
            <text:p>8</text:p>
          </table:table-cell>
          <table:table-cell table:style-name="ce135" table:formula="of:=ROUND(AVERAGE([.D47:.Z47]); 0)" office:value-type="float" office:value="3">
            <text:p>3</text:p>
          </table:table-cell>
          <table:table-cell table:formula="of:=VLOOKUP([.D47];[skills.$T$2:.$U$15];2;0)" office:value-type="string" office:string-value="E">
            <text:p>E</text:p>
          </table:table-cell>
          <table:table-cell table:formula="of:=VLOOKUP([.E47];[skills.$T$2:.$U$15];2;0)" office:value-type="string" office:string-value="E">
            <text:p>E</text:p>
          </table:table-cell>
          <table:table-cell table:formula="of:=VLOOKUP([.F47];[skills.$T$2:.$U$15];2;0)" office:value-type="string" office:string-value="N">
            <text:p>N</text:p>
          </table:table-cell>
          <table:table-cell table:formula="of:=VLOOKUP([.G47];[skills.$T$2:.$U$15];2;0)" office:value-type="string" office:string-value="E">
            <text:p>E</text:p>
          </table:table-cell>
          <table:table-cell table:formula="of:=VLOOKUP([.H47];[skills.$T$2:.$U$15];2;0)" office:value-type="string" office:string-value="VE">
            <text:p>VE</text:p>
          </table:table-cell>
          <table:table-cell table:formula="of:=VLOOKUP([.I47];[skills.$T$2:.$U$15];2;0)" office:value-type="string" office:string-value="VE">
            <text:p>VE</text:p>
          </table:table-cell>
          <table:table-cell table:formula="of:=VLOOKUP([.J47];[skills.$T$2:.$U$15];2;0)" office:value-type="string" office:string-value="E">
            <text:p>E</text:p>
          </table:table-cell>
          <table:table-cell table:formula="of:=VLOOKUP([.K47];[skills.$T$2:.$U$15];2;0)" office:value-type="string" office:string-value="E">
            <text:p>E</text:p>
          </table:table-cell>
          <table:table-cell table:formula="of:=VLOOKUP([.L47];[skills.$T$2:.$U$15];2;0)" office:value-type="string" office:string-value="E">
            <text:p>E</text:p>
          </table:table-cell>
          <table:table-cell table:formula="of:=VLOOKUP([.M47];[skills.$T$2:.$U$15];2;0)" office:value-type="string" office:string-value="N">
            <text:p>N</text:p>
          </table:table-cell>
          <table:table-cell table:formula="of:=VLOOKUP([.N47];[skills.$T$2:.$U$15];2;0)" office:value-type="string" office:string-value="N">
            <text:p>N</text:p>
          </table:table-cell>
          <table:table-cell table:formula="of:=VLOOKUP([.O47];[skills.$T$2:.$U$15];2;0)" office:value-type="string" office:string-value="VE">
            <text:p>VE</text:p>
          </table:table-cell>
          <table:table-cell table:formula="of:=VLOOKUP([.P47];[skills.$T$2:.$U$15];2;0)" office:value-type="string" office:string-value="N">
            <text:p>N</text:p>
          </table:table-cell>
          <table:table-cell table:formula="of:=VLOOKUP([.Q47];[skills.$T$2:.$U$15];2;0)" office:value-type="string" office:string-value="N">
            <text:p>N</text:p>
          </table:table-cell>
          <table:table-cell table:formula="of:=VLOOKUP([.R47];[skills.$T$2:.$U$15];2;0)" office:value-type="string" office:string-value="E">
            <text:p>E</text:p>
          </table:table-cell>
          <table:table-cell table:formula="of:=VLOOKUP([.S47];[skills.$T$2:.$U$15];2;0)" office:value-type="string" office:string-value="VE">
            <text:p>VE</text:p>
          </table:table-cell>
          <table:table-cell table:formula="of:=VLOOKUP([.T47];[skills.$T$2:.$U$15];2;0)" office:value-type="string" office:string-value="EtM">
            <text:p>EtM</text:p>
          </table:table-cell>
          <table:table-cell table:formula="of:=VLOOKUP([.U47];[skills.$T$2:.$U$15];2;0)" office:value-type="string" office:string-value="EtM">
            <text:p>EtM</text:p>
          </table:table-cell>
          <table:table-cell table:formula="of:=VLOOKUP([.V47];[skills.$T$2:.$U$15];2;0)" office:value-type="string" office:string-value="E">
            <text:p>E</text:p>
          </table:table-cell>
          <table:table-cell table:formula="of:=VLOOKUP([.W47];[skills.$T$2:.$U$15];2;0)" office:value-type="string" office:string-value="E">
            <text:p>E</text:p>
          </table:table-cell>
          <table:table-cell table:formula="of:=VLOOKUP([.X47];[skills.$T$2:.$U$15];2;0)" office:value-type="string" office:string-value="E">
            <text:p>E</text:p>
          </table:table-cell>
          <table:table-cell table:formula="of:=VLOOKUP([.Y47];[skills.$T$2:.$U$15];2;0)" office:value-type="string" office:string-value="E">
            <text:p>E</text:p>
          </table:table-cell>
          <table:table-cell table:formula="of:=VLOOKUP([.Z47];[skills.$T$2:.$U$15];2;0)" office:value-type="string" office:string-value="VD">
            <text:p>VD</text:p>
          </table:table-cell>
          <table:table-cell table:number-columns-repeated="971"/>
        </table:table-row>
        <table:table-row table:style-name="ro12">
          <table:table-cell table:style-name="ce10" office:value-type="string">
            <text:p>meditation</text:p>
          </table:table-cell>
          <table:table-cell table:style-name="ce17" office:value-type="string">
            <text:p>healing</text:p>
          </table:table-cell>
          <table:table-cell office:value-type="string">
            <text:p>S C</text:p>
          </table:table-cell>
          <table:table-cell table:style-name="ce126" office:value-type="float" office:value="3">
            <text:p>3</text:p>
          </table:table-cell>
          <table:table-cell table:number-columns-repeated="4" table:style-name="ce128" office:value-type="float" office:value="3">
            <text:p>3</text:p>
          </table:table-cell>
          <table:table-cell table:style-name="ce128" office:value-type="float" office:value="2">
            <text:p>2</text:p>
          </table:table-cell>
          <table:table-cell table:number-columns-repeated="6" table:style-name="ce128" office:value-type="float" office:value="3">
            <text:p>3</text:p>
          </table:table-cell>
          <table:table-cell table:style-name="ce128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number-columns-repeated="2" table:style-name="ce128" office:value-type="float" office:value="3">
            <text:p>3</text:p>
          </table:table-cell>
          <table:table-cell table:style-name="ce131" office:value-type="float" office:value="3">
            <text:p>3</text:p>
          </table:table-cell>
          <table:table-cell table:style-name="ce131" office:value-type="float" office:value="5">
            <text:p>5</text:p>
          </table:table-cell>
          <table:table-cell table:style-name="ce128" office:value-type="float" office:value="3">
            <text:p>3</text:p>
          </table:table-cell>
          <table:table-cell table:style-name="ce131" office:value-type="float" office:value="4">
            <text:p>4</text:p>
          </table:table-cell>
          <table:table-cell table:number-columns-repeated="2" table:style-name="ce128" office:value-type="float" office:value="3">
            <text:p>3</text:p>
          </table:table-cell>
          <table:table-cell table:style-name="ce131" office:value-type="float" office:value="5">
            <text:p>5</text:p>
          </table:table-cell>
          <table:table-cell table:style-name="ce133" table:formula="of:=MIN([.D48:.Z48])" office:value-type="float" office:value="0">
            <text:p>0</text:p>
          </table:table-cell>
          <table:table-cell table:style-name="ce134" table:formula="of:=MAX([.D48:.Z48])" office:value-type="float" office:value="5">
            <text:p>5</text:p>
          </table:table-cell>
          <table:table-cell table:style-name="ce135" table:formula="of:=ROUND(AVERAGE([.D48:.Z48]); 0)" office:value-type="float" office:value="3">
            <text:p>3</text:p>
          </table:table-cell>
          <table:table-cell table:formula="of:=VLOOKUP([.D48];[skills.$T$2:.$U$15];2;0)" office:value-type="string" office:string-value="E">
            <text:p>E</text:p>
          </table:table-cell>
          <table:table-cell table:formula="of:=VLOOKUP([.E48];[skills.$T$2:.$U$15];2;0)" office:value-type="string" office:string-value="E">
            <text:p>E</text:p>
          </table:table-cell>
          <table:table-cell table:formula="of:=VLOOKUP([.F48];[skills.$T$2:.$U$15];2;0)" office:value-type="string" office:string-value="E">
            <text:p>E</text:p>
          </table:table-cell>
          <table:table-cell table:formula="of:=VLOOKUP([.G48];[skills.$T$2:.$U$15];2;0)" office:value-type="string" office:string-value="E">
            <text:p>E</text:p>
          </table:table-cell>
          <table:table-cell table:formula="of:=VLOOKUP([.H48];[skills.$T$2:.$U$15];2;0)" office:value-type="string" office:string-value="E">
            <text:p>E</text:p>
          </table:table-cell>
          <table:table-cell table:formula="of:=VLOOKUP([.I48];[skills.$T$2:.$U$15];2;0)" office:value-type="string" office:string-value="VE">
            <text:p>VE</text:p>
          </table:table-cell>
          <table:table-cell table:formula="of:=VLOOKUP([.J48];[skills.$T$2:.$U$15];2;0)" office:value-type="string" office:string-value="E">
            <text:p>E</text:p>
          </table:table-cell>
          <table:table-cell table:formula="of:=VLOOKUP([.K48];[skills.$T$2:.$U$15];2;0)" office:value-type="string" office:string-value="E">
            <text:p>E</text:p>
          </table:table-cell>
          <table:table-cell table:formula="of:=VLOOKUP([.L48];[skills.$T$2:.$U$15];2;0)" office:value-type="string" office:string-value="E">
            <text:p>E</text:p>
          </table:table-cell>
          <table:table-cell table:formula="of:=VLOOKUP([.M48];[skills.$T$2:.$U$15];2;0)" office:value-type="string" office:string-value="E">
            <text:p>E</text:p>
          </table:table-cell>
          <table:table-cell table:formula="of:=VLOOKUP([.N48];[skills.$T$2:.$U$15];2;0)" office:value-type="string" office:string-value="E">
            <text:p>E</text:p>
          </table:table-cell>
          <table:table-cell table:formula="of:=VLOOKUP([.O48];[skills.$T$2:.$U$15];2;0)" office:value-type="string" office:string-value="E">
            <text:p>E</text:p>
          </table:table-cell>
          <table:table-cell table:formula="of:=VLOOKUP([.P48];[skills.$T$2:.$U$15];2;0)" office:value-type="string" office:string-value="N">
            <text:p>N</text:p>
          </table:table-cell>
          <table:table-cell table:formula="of:=VLOOKUP([.Q48];[skills.$T$2:.$U$15];2;0)" office:value-type="string" office:string-value="I">
            <text:p>I</text:p>
          </table:table-cell>
          <table:table-cell table:formula="of:=VLOOKUP([.R48];[skills.$T$2:.$U$15];2;0)" office:value-type="string" office:string-value="E">
            <text:p>E</text:p>
          </table:table-cell>
          <table:table-cell table:formula="of:=VLOOKUP([.S48];[skills.$T$2:.$U$15];2;0)" office:value-type="string" office:string-value="E">
            <text:p>E</text:p>
          </table:table-cell>
          <table:table-cell table:formula="of:=VLOOKUP([.T48];[skills.$T$2:.$U$15];2;0)" office:value-type="string" office:string-value="E">
            <text:p>E</text:p>
          </table:table-cell>
          <table:table-cell table:formula="of:=VLOOKUP([.U48];[skills.$T$2:.$U$15];2;0)" office:value-type="string" office:string-value="M">
            <text:p>M</text:p>
          </table:table-cell>
          <table:table-cell table:formula="of:=VLOOKUP([.V48];[skills.$T$2:.$U$15];2;0)" office:value-type="string" office:string-value="E">
            <text:p>E</text:p>
          </table:table-cell>
          <table:table-cell table:formula="of:=VLOOKUP([.W48];[skills.$T$2:.$U$15];2;0)" office:value-type="string" office:string-value="EtM">
            <text:p>EtM</text:p>
          </table:table-cell>
          <table:table-cell table:formula="of:=VLOOKUP([.X48];[skills.$T$2:.$U$15];2;0)" office:value-type="string" office:string-value="E">
            <text:p>E</text:p>
          </table:table-cell>
          <table:table-cell table:formula="of:=VLOOKUP([.Y48];[skills.$T$2:.$U$15];2;0)" office:value-type="string" office:string-value="E">
            <text:p>E</text:p>
          </table:table-cell>
          <table:table-cell table:formula="of:=VLOOKUP([.Z48];[skills.$T$2:.$U$15];2;0)" office:value-type="string" office:string-value="M">
            <text:p>M</text:p>
          </table:table-cell>
          <table:table-cell table:number-columns-repeated="971"/>
        </table:table-row>
        <table:table-row table:style-name="ro12">
          <table:table-cell table:style-name="ce13" office:value-type="string">
            <text:p>melee combat</text:p>
          </table:table-cell>
          <table:table-cell table:style-name="ce17" office:value-type="string">
            <text:p>combat</text:p>
          </table:table-cell>
          <table:table-cell office:value-type="string">
            <text:p>C</text:p>
          </table:table-cell>
          <table:table-cell table:style-name="ce126" office:value-type="float" office:value="6">
            <text:p>6</text:p>
          </table:table-cell>
          <table:table-cell table:style-name="ce128" office:value-type="float" office:value="5">
            <text:p>5</text:p>
          </table:table-cell>
          <table:table-cell table:number-columns-repeated="2" table:style-name="ce128" office:value-type="float" office:value="3">
            <text:p>3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2">
            <text:p>2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2">
            <text:p>2</text:p>
          </table:table-cell>
          <table:table-cell table:number-columns-repeated="2" table:style-name="ce128" office:value-type="float" office:value="7">
            <text:p>7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4">
            <text:p>4</text:p>
          </table:table-cell>
          <table:table-cell table:style-name="ce131" office:value-type="float" office:value="7">
            <text:p>7</text:p>
          </table:table-cell>
          <table:table-cell table:style-name="ce131" office:value-type="float" office:value="4">
            <text:p>4</text:p>
          </table:table-cell>
          <table:table-cell table:style-name="ce128" office:value-type="float" office:value="5">
            <text:p>5</text:p>
          </table:table-cell>
          <table:table-cell table:style-name="ce131" office:value-type="float" office:value="5">
            <text:p>5</text:p>
          </table:table-cell>
          <table:table-cell table:style-name="ce128" office:value-type="float" office:value="2">
            <text:p>2</text:p>
          </table:table-cell>
          <table:table-cell table:style-name="ce128" office:value-type="float" office:value="8">
            <text:p>8</text:p>
          </table:table-cell>
          <table:table-cell table:style-name="ce131" office:value-type="float" office:value="3">
            <text:p>3</text:p>
          </table:table-cell>
          <table:table-cell table:style-name="ce133" table:formula="of:=MIN([.D49:.Z49])" office:value-type="float" office:value="2">
            <text:p>2</text:p>
          </table:table-cell>
          <table:table-cell table:style-name="ce134" table:formula="of:=MAX([.D49:.Z49])" office:value-type="float" office:value="8">
            <text:p>8</text:p>
          </table:table-cell>
          <table:table-cell table:style-name="ce135" table:formula="of:=ROUND(AVERAGE([.D49:.Z49]); 0)" office:value-type="float" office:value="5">
            <text:p>5</text:p>
          </table:table-cell>
          <table:table-cell table:formula="of:=VLOOKUP([.D49];[skills.$T$2:.$U$15];2;0)" office:value-type="string" office:string-value="MtD">
            <text:p>MtD</text:p>
          </table:table-cell>
          <table:table-cell table:formula="of:=VLOOKUP([.E49];[skills.$T$2:.$U$15];2;0)" office:value-type="string" office:string-value="M">
            <text:p>M</text:p>
          </table:table-cell>
          <table:table-cell table:formula="of:=VLOOKUP([.F49];[skills.$T$2:.$U$15];2;0)" office:value-type="string" office:string-value="E">
            <text:p>E</text:p>
          </table:table-cell>
          <table:table-cell table:formula="of:=VLOOKUP([.G49];[skills.$T$2:.$U$15];2;0)" office:value-type="string" office:string-value="E">
            <text:p>E</text:p>
          </table:table-cell>
          <table:table-cell table:formula="of:=VLOOKUP([.H49];[skills.$T$2:.$U$15];2;0)" office:value-type="string" office:string-value="MtD">
            <text:p>MtD</text:p>
          </table:table-cell>
          <table:table-cell table:formula="of:=VLOOKUP([.I49];[skills.$T$2:.$U$15];2;0)" office:value-type="string" office:string-value="VD">
            <text:p>VD</text:p>
          </table:table-cell>
          <table:table-cell table:formula="of:=VLOOKUP([.J49];[skills.$T$2:.$U$15];2;0)" office:value-type="string" office:string-value="MtD">
            <text:p>MtD</text:p>
          </table:table-cell>
          <table:table-cell table:formula="of:=VLOOKUP([.K49];[skills.$T$2:.$U$15];2;0)" office:value-type="string" office:string-value="M">
            <text:p>M</text:p>
          </table:table-cell>
          <table:table-cell table:formula="of:=VLOOKUP([.L49];[skills.$T$2:.$U$15];2;0)" office:value-type="string" office:string-value="VD">
            <text:p>VD</text:p>
          </table:table-cell>
          <table:table-cell table:formula="of:=VLOOKUP([.M49];[skills.$T$2:.$U$15];2;0)" office:value-type="string" office:string-value="VE">
            <text:p>VE</text:p>
          </table:table-cell>
          <table:table-cell table:formula="of:=VLOOKUP([.N49];[skills.$T$2:.$U$15];2;0)" office:value-type="string" office:string-value="M">
            <text:p>M</text:p>
          </table:table-cell>
          <table:table-cell table:formula="of:=VLOOKUP([.O49];[skills.$T$2:.$U$15];2;0)" office:value-type="string" office:string-value="VE">
            <text:p>VE</text:p>
          </table:table-cell>
          <table:table-cell table:formula="of:=VLOOKUP([.P49];[skills.$T$2:.$U$15];2;0)" office:value-type="string" office:string-value="D">
            <text:p>D</text:p>
          </table:table-cell>
          <table:table-cell table:formula="of:=VLOOKUP([.Q49];[skills.$T$2:.$U$15];2;0)" office:value-type="string" office:string-value="D">
            <text:p>D</text:p>
          </table:table-cell>
          <table:table-cell table:formula="of:=VLOOKUP([.R49];[skills.$T$2:.$U$15];2;0)" office:value-type="string" office:string-value="E">
            <text:p>E</text:p>
          </table:table-cell>
          <table:table-cell table:formula="of:=VLOOKUP([.S49];[skills.$T$2:.$U$15];2;0)" office:value-type="string" office:string-value="EtM">
            <text:p>EtM</text:p>
          </table:table-cell>
          <table:table-cell table:formula="of:=VLOOKUP([.T49];[skills.$T$2:.$U$15];2;0)" office:value-type="string" office:string-value="D">
            <text:p>D</text:p>
          </table:table-cell>
          <table:table-cell table:formula="of:=VLOOKUP([.U49];[skills.$T$2:.$U$15];2;0)" office:value-type="string" office:string-value="EtM">
            <text:p>EtM</text:p>
          </table:table-cell>
          <table:table-cell table:formula="of:=VLOOKUP([.V49];[skills.$T$2:.$U$15];2;0)" office:value-type="string" office:string-value="M">
            <text:p>M</text:p>
          </table:table-cell>
          <table:table-cell table:formula="of:=VLOOKUP([.W49];[skills.$T$2:.$U$15];2;0)" office:value-type="string" office:string-value="M">
            <text:p>M</text:p>
          </table:table-cell>
          <table:table-cell table:formula="of:=VLOOKUP([.X49];[skills.$T$2:.$U$15];2;0)" office:value-type="string" office:string-value="VE">
            <text:p>VE</text:p>
          </table:table-cell>
          <table:table-cell table:formula="of:=VLOOKUP([.Y49];[skills.$T$2:.$U$15];2;0)" office:value-type="string" office:string-value="VD">
            <text:p>VD</text:p>
          </table:table-cell>
          <table:table-cell table:formula="of:=VLOOKUP([.Z49];[skills.$T$2:.$U$15];2;0)" office:value-type="string" office:string-value="E">
            <text:p>E</text:p>
          </table:table-cell>
          <table:table-cell table:number-columns-repeated="971"/>
        </table:table-row>
        <table:table-row table:style-name="ro12">
          <table:table-cell table:style-name="ce11" office:value-type="string">
            <text:p>mind trick</text:p>
          </table:table-cell>
          <table:table-cell table:style-name="ce17" office:value-type="string">
            <text:p>affect mind</text:p>
          </table:table-cell>
          <table:table-cell office:value-type="string">
            <text:p>S C A</text:p>
          </table:table-cell>
          <table:table-cell table:style-name="ce126" office:value-type="float" office:value="4">
            <text:p>4</text:p>
          </table:table-cell>
          <table:table-cell table:number-columns-repeated="3" table:style-name="ce128" office:value-type="float" office:value="4">
            <text:p>4</text:p>
          </table:table-cell>
          <table:table-cell table:style-name="ce128" office:value-type="float" office:value="3">
            <text:p>3</text:p>
          </table:table-cell>
          <table:table-cell table:number-columns-repeated="11" table:style-name="ce128" office:value-type="float" office:value="4">
            <text:p>4</text:p>
          </table:table-cell>
          <table:table-cell table:number-columns-repeated="2" table:style-name="ce131" office:value-type="float" office:value="4">
            <text:p>4</text:p>
          </table:table-cell>
          <table:table-cell table:style-name="ce128" office:value-type="float" office:value="4">
            <text:p>4</text:p>
          </table:table-cell>
          <table:table-cell table:style-name="ce131" office:value-type="float" office:value="4">
            <text:p>4</text:p>
          </table:table-cell>
          <table:table-cell table:number-columns-repeated="2" table:style-name="ce128" office:value-type="float" office:value="4">
            <text:p>4</text:p>
          </table:table-cell>
          <table:table-cell table:style-name="ce131" office:value-type="float" office:value="3">
            <text:p>3</text:p>
          </table:table-cell>
          <table:table-cell table:style-name="ce133" table:formula="of:=MIN([.D50:.Z50])" office:value-type="float" office:value="3">
            <text:p>3</text:p>
          </table:table-cell>
          <table:table-cell table:style-name="ce134" table:formula="of:=MAX([.D50:.Z50])" office:value-type="float" office:value="4">
            <text:p>4</text:p>
          </table:table-cell>
          <table:table-cell table:style-name="ce135" table:formula="of:=ROUND(AVERAGE([.D50:.Z50]); 0)" office:value-type="float" office:value="4">
            <text:p>4</text:p>
          </table:table-cell>
          <table:table-cell table:formula="of:=VLOOKUP([.D50];[skills.$T$2:.$U$15];2;0)" office:value-type="string" office:string-value="EtM">
            <text:p>EtM</text:p>
          </table:table-cell>
          <table:table-cell table:formula="of:=VLOOKUP([.E50];[skills.$T$2:.$U$15];2;0)" office:value-type="string" office:string-value="EtM">
            <text:p>EtM</text:p>
          </table:table-cell>
          <table:table-cell table:formula="of:=VLOOKUP([.F50];[skills.$T$2:.$U$15];2;0)" office:value-type="string" office:string-value="EtM">
            <text:p>EtM</text:p>
          </table:table-cell>
          <table:table-cell table:formula="of:=VLOOKUP([.G50];[skills.$T$2:.$U$15];2;0)" office:value-type="string" office:string-value="EtM">
            <text:p>EtM</text:p>
          </table:table-cell>
          <table:table-cell table:formula="of:=VLOOKUP([.H50];[skills.$T$2:.$U$15];2;0)" office:value-type="string" office:string-value="E">
            <text:p>E</text:p>
          </table:table-cell>
          <table:table-cell table:formula="of:=VLOOKUP([.I50];[skills.$T$2:.$U$15];2;0)" office:value-type="string" office:string-value="EtM">
            <text:p>EtM</text:p>
          </table:table-cell>
          <table:table-cell table:formula="of:=VLOOKUP([.J50];[skills.$T$2:.$U$15];2;0)" office:value-type="string" office:string-value="EtM">
            <text:p>EtM</text:p>
          </table:table-cell>
          <table:table-cell table:formula="of:=VLOOKUP([.K50];[skills.$T$2:.$U$15];2;0)" office:value-type="string" office:string-value="EtM">
            <text:p>EtM</text:p>
          </table:table-cell>
          <table:table-cell table:formula="of:=VLOOKUP([.L50];[skills.$T$2:.$U$15];2;0)" office:value-type="string" office:string-value="EtM">
            <text:p>EtM</text:p>
          </table:table-cell>
          <table:table-cell table:formula="of:=VLOOKUP([.M50];[skills.$T$2:.$U$15];2;0)" office:value-type="string" office:string-value="EtM">
            <text:p>EtM</text:p>
          </table:table-cell>
          <table:table-cell table:formula="of:=VLOOKUP([.N50];[skills.$T$2:.$U$15];2;0)" office:value-type="string" office:string-value="EtM">
            <text:p>EtM</text:p>
          </table:table-cell>
          <table:table-cell table:formula="of:=VLOOKUP([.O50];[skills.$T$2:.$U$15];2;0)" office:value-type="string" office:string-value="EtM">
            <text:p>EtM</text:p>
          </table:table-cell>
          <table:table-cell table:formula="of:=VLOOKUP([.P50];[skills.$T$2:.$U$15];2;0)" office:value-type="string" office:string-value="EtM">
            <text:p>EtM</text:p>
          </table:table-cell>
          <table:table-cell table:formula="of:=VLOOKUP([.Q50];[skills.$T$2:.$U$15];2;0)" office:value-type="string" office:string-value="EtM">
            <text:p>EtM</text:p>
          </table:table-cell>
          <table:table-cell table:formula="of:=VLOOKUP([.R50];[skills.$T$2:.$U$15];2;0)" office:value-type="string" office:string-value="EtM">
            <text:p>EtM</text:p>
          </table:table-cell>
          <table:table-cell table:formula="of:=VLOOKUP([.S50];[skills.$T$2:.$U$15];2;0)" office:value-type="string" office:string-value="EtM">
            <text:p>EtM</text:p>
          </table:table-cell>
          <table:table-cell table:formula="of:=VLOOKUP([.T50];[skills.$T$2:.$U$15];2;0)" office:value-type="string" office:string-value="EtM">
            <text:p>EtM</text:p>
          </table:table-cell>
          <table:table-cell table:formula="of:=VLOOKUP([.U50];[skills.$T$2:.$U$15];2;0)" office:value-type="string" office:string-value="EtM">
            <text:p>EtM</text:p>
          </table:table-cell>
          <table:table-cell table:formula="of:=VLOOKUP([.V50];[skills.$T$2:.$U$15];2;0)" office:value-type="string" office:string-value="EtM">
            <text:p>EtM</text:p>
          </table:table-cell>
          <table:table-cell table:formula="of:=VLOOKUP([.W50];[skills.$T$2:.$U$15];2;0)" office:value-type="string" office:string-value="EtM">
            <text:p>EtM</text:p>
          </table:table-cell>
          <table:table-cell table:formula="of:=VLOOKUP([.X50];[skills.$T$2:.$U$15];2;0)" office:value-type="string" office:string-value="EtM">
            <text:p>EtM</text:p>
          </table:table-cell>
          <table:table-cell table:formula="of:=VLOOKUP([.Y50];[skills.$T$2:.$U$15];2;0)" office:value-type="string" office:string-value="EtM">
            <text:p>EtM</text:p>
          </table:table-cell>
          <table:table-cell table:formula="of:=VLOOKUP([.Z50];[skills.$T$2:.$U$15];2;0)" office:value-type="string" office:string-value="E">
            <text:p>E</text:p>
          </table:table-cell>
          <table:table-cell table:number-columns-repeated="971"/>
        </table:table-row>
        <table:table-row table:style-name="ro12">
          <table:table-cell table:style-name="ce11" office:value-type="string">
            <text:p>mindblock</text:p>
          </table:table-cell>
          <table:table-cell table:style-name="ce17" office:value-type="string">
            <text:p>affect mind</text:p>
          </table:table-cell>
          <table:table-cell office:value-type="string">
            <text:p>S C</text:p>
          </table:table-cell>
          <table:table-cell table:style-name="ce126" office:value-type="float" office:value="6">
            <text:p>6</text:p>
          </table:table-cell>
          <table:table-cell table:number-columns-repeated="3" table:style-name="ce128" office:value-type="float" office:value="6">
            <text:p>6</text:p>
          </table:table-cell>
          <table:table-cell table:style-name="ce128" office:value-type="float" office:value="5">
            <text:p>5</text:p>
          </table:table-cell>
          <table:table-cell table:number-columns-repeated="2" table:style-name="ce128" office:value-type="float" office:value="6">
            <text:p>6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7">
            <text:p>7</text:p>
          </table:table-cell>
          <table:table-cell table:number-columns-repeated="4" table:style-name="ce128" office:value-type="float" office:value="6">
            <text:p>6</text:p>
          </table:table-cell>
          <table:table-cell table:style-name="ce131" office:value-type="float" office:value="4">
            <text:p>4</text:p>
          </table:table-cell>
          <table:table-cell table:style-name="ce131" office:value-type="float" office:value="6">
            <text:p>6</text:p>
          </table:table-cell>
          <table:table-cell table:style-name="ce128" office:value-type="float" office:value="6">
            <text:p>6</text:p>
          </table:table-cell>
          <table:table-cell table:style-name="ce131" office:value-type="float" office:value="5">
            <text:p>5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6">
            <text:p>6</text:p>
          </table:table-cell>
          <table:table-cell table:style-name="ce131" office:value-type="float" office:value="7">
            <text:p>7</text:p>
          </table:table-cell>
          <table:table-cell table:style-name="ce133" table:formula="of:=MIN([.D51:.Z51])" office:value-type="float" office:value="4">
            <text:p>4</text:p>
          </table:table-cell>
          <table:table-cell table:style-name="ce134" table:formula="of:=MAX([.D51:.Z51])" office:value-type="float" office:value="8">
            <text:p>8</text:p>
          </table:table-cell>
          <table:table-cell table:style-name="ce135" table:formula="of:=ROUND(AVERAGE([.D51:.Z51]); 0)" office:value-type="float" office:value="6">
            <text:p>6</text:p>
          </table:table-cell>
          <table:table-cell table:formula="of:=VLOOKUP([.D51];[skills.$T$2:.$U$15];2;0)" office:value-type="string" office:string-value="MtD">
            <text:p>MtD</text:p>
          </table:table-cell>
          <table:table-cell table:formula="of:=VLOOKUP([.E51];[skills.$T$2:.$U$15];2;0)" office:value-type="string" office:string-value="MtD">
            <text:p>MtD</text:p>
          </table:table-cell>
          <table:table-cell table:formula="of:=VLOOKUP([.F51];[skills.$T$2:.$U$15];2;0)" office:value-type="string" office:string-value="MtD">
            <text:p>MtD</text:p>
          </table:table-cell>
          <table:table-cell table:formula="of:=VLOOKUP([.G51];[skills.$T$2:.$U$15];2;0)" office:value-type="string" office:string-value="MtD">
            <text:p>MtD</text:p>
          </table:table-cell>
          <table:table-cell table:formula="of:=VLOOKUP([.H51];[skills.$T$2:.$U$15];2;0)" office:value-type="string" office:string-value="M">
            <text:p>M</text:p>
          </table:table-cell>
          <table:table-cell table:formula="of:=VLOOKUP([.I51];[skills.$T$2:.$U$15];2;0)" office:value-type="string" office:string-value="MtD">
            <text:p>MtD</text:p>
          </table:table-cell>
          <table:table-cell table:formula="of:=VLOOKUP([.J51];[skills.$T$2:.$U$15];2;0)" office:value-type="string" office:string-value="MtD">
            <text:p>MtD</text:p>
          </table:table-cell>
          <table:table-cell table:formula="of:=VLOOKUP([.K51];[skills.$T$2:.$U$15];2;0)" office:value-type="string" office:string-value="VD">
            <text:p>VD</text:p>
          </table:table-cell>
          <table:table-cell table:formula="of:=VLOOKUP([.L51];[skills.$T$2:.$U$15];2;0)" office:value-type="string" office:string-value="MtD">
            <text:p>MtD</text:p>
          </table:table-cell>
          <table:table-cell table:formula="of:=VLOOKUP([.M51];[skills.$T$2:.$U$15];2;0)" office:value-type="string" office:string-value="M">
            <text:p>M</text:p>
          </table:table-cell>
          <table:table-cell table:formula="of:=VLOOKUP([.N51];[skills.$T$2:.$U$15];2;0)" office:value-type="string" office:string-value="MtD">
            <text:p>MtD</text:p>
          </table:table-cell>
          <table:table-cell table:formula="of:=VLOOKUP([.O51];[skills.$T$2:.$U$15];2;0)" office:value-type="string" office:string-value="D">
            <text:p>D</text:p>
          </table:table-cell>
          <table:table-cell table:formula="of:=VLOOKUP([.P51];[skills.$T$2:.$U$15];2;0)" office:value-type="string" office:string-value="MtD">
            <text:p>MtD</text:p>
          </table:table-cell>
          <table:table-cell table:formula="of:=VLOOKUP([.Q51];[skills.$T$2:.$U$15];2;0)" office:value-type="string" office:string-value="MtD">
            <text:p>MtD</text:p>
          </table:table-cell>
          <table:table-cell table:formula="of:=VLOOKUP([.R51];[skills.$T$2:.$U$15];2;0)" office:value-type="string" office:string-value="MtD">
            <text:p>MtD</text:p>
          </table:table-cell>
          <table:table-cell table:formula="of:=VLOOKUP([.S51];[skills.$T$2:.$U$15];2;0)" office:value-type="string" office:string-value="MtD">
            <text:p>MtD</text:p>
          </table:table-cell>
          <table:table-cell table:formula="of:=VLOOKUP([.T51];[skills.$T$2:.$U$15];2;0)" office:value-type="string" office:string-value="EtM">
            <text:p>EtM</text:p>
          </table:table-cell>
          <table:table-cell table:formula="of:=VLOOKUP([.U51];[skills.$T$2:.$U$15];2;0)" office:value-type="string" office:string-value="MtD">
            <text:p>MtD</text:p>
          </table:table-cell>
          <table:table-cell table:formula="of:=VLOOKUP([.V51];[skills.$T$2:.$U$15];2;0)" office:value-type="string" office:string-value="MtD">
            <text:p>MtD</text:p>
          </table:table-cell>
          <table:table-cell table:formula="of:=VLOOKUP([.W51];[skills.$T$2:.$U$15];2;0)" office:value-type="string" office:string-value="M">
            <text:p>M</text:p>
          </table:table-cell>
          <table:table-cell table:formula="of:=VLOOKUP([.X51];[skills.$T$2:.$U$15];2;0)" office:value-type="string" office:string-value="VD">
            <text:p>VD</text:p>
          </table:table-cell>
          <table:table-cell table:formula="of:=VLOOKUP([.Y51];[skills.$T$2:.$U$15];2;0)" office:value-type="string" office:string-value="MtD">
            <text:p>MtD</text:p>
          </table:table-cell>
          <table:table-cell table:formula="of:=VLOOKUP([.Z51];[skills.$T$2:.$U$15];2;0)" office:value-type="string" office:string-value="D">
            <text:p>D</text:p>
          </table:table-cell>
          <table:table-cell table:number-columns-repeated="971"/>
        </table:table-row>
        <table:table-row table:style-name="ro12">
          <table:table-cell table:style-name="ce11" office:value-type="string">
            <text:p>misdirect</text:p>
          </table:table-cell>
          <table:table-cell table:style-name="ce17" office:value-type="string">
            <text:p>affect mind</text:p>
          </table:table-cell>
          <table:table-cell office:value-type="string">
            <text:p>S C A</text:p>
          </table:table-cell>
          <table:table-cell table:style-name="ce126" office:value-type="float" office:value="6">
            <text:p>6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7">
            <text:p>7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4">
            <text:p>4</text:p>
          </table:table-cell>
          <table:table-cell table:number-columns-repeated="2" table:style-name="ce128" office:value-type="float" office:value="6">
            <text:p>6</text:p>
          </table:table-cell>
          <table:table-cell table:style-name="ce128" office:value-type="float" office:value="8">
            <text:p>8</text:p>
          </table:table-cell>
          <table:table-cell table:number-columns-repeated="2" table:style-name="ce128" office:value-type="float" office:value="6">
            <text:p>6</text:p>
          </table:table-cell>
          <table:table-cell table:number-columns-repeated="2" table:style-name="ce128" office:value-type="float" office:value="7">
            <text:p>7</text:p>
          </table:table-cell>
          <table:table-cell table:style-name="ce128" office:value-type="float" office:value="6">
            <text:p>6</text:p>
          </table:table-cell>
          <table:table-cell table:number-columns-repeated="2" table:style-name="ce128" office:value-type="float" office:value="5">
            <text:p>5</text:p>
          </table:table-cell>
          <table:table-cell table:style-name="ce128" office:value-type="float" office:value="6">
            <text:p>6</text:p>
          </table:table-cell>
          <table:table-cell table:style-name="ce131" office:value-type="float" office:value="6">
            <text:p>6</text:p>
          </table:table-cell>
          <table:table-cell table:style-name="ce131" office:value-type="float" office:value="7">
            <text:p>7</text:p>
          </table:table-cell>
          <table:table-cell table:style-name="ce128" office:value-type="float" office:value="6">
            <text:p>6</text:p>
          </table:table-cell>
          <table:table-cell table:style-name="ce131" office:value-type="float" office:value="5">
            <text:p>5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6">
            <text:p>6</text:p>
          </table:table-cell>
          <table:table-cell table:style-name="ce131" office:value-type="float" office:value="6">
            <text:p>6</text:p>
          </table:table-cell>
          <table:table-cell table:style-name="ce133" table:formula="of:=MIN([.D52:.Z52])" office:value-type="float" office:value="4">
            <text:p>4</text:p>
          </table:table-cell>
          <table:table-cell table:style-name="ce134" table:formula="of:=MAX([.D52:.Z52])" office:value-type="float" office:value="8">
            <text:p>8</text:p>
          </table:table-cell>
          <table:table-cell table:style-name="ce135" table:formula="of:=ROUND(AVERAGE([.D52:.Z52]); 0)" office:value-type="float" office:value="6">
            <text:p>6</text:p>
          </table:table-cell>
          <table:table-cell table:formula="of:=VLOOKUP([.D52];[skills.$T$2:.$U$15];2;0)" office:value-type="string" office:string-value="MtD">
            <text:p>MtD</text:p>
          </table:table-cell>
          <table:table-cell table:formula="of:=VLOOKUP([.E52];[skills.$T$2:.$U$15];2;0)" office:value-type="string" office:string-value="MtD">
            <text:p>MtD</text:p>
          </table:table-cell>
          <table:table-cell table:formula="of:=VLOOKUP([.F52];[skills.$T$2:.$U$15];2;0)" office:value-type="string" office:string-value="D">
            <text:p>D</text:p>
          </table:table-cell>
          <table:table-cell table:formula="of:=VLOOKUP([.G52];[skills.$T$2:.$U$15];2;0)" office:value-type="string" office:string-value="MtD">
            <text:p>MtD</text:p>
          </table:table-cell>
          <table:table-cell table:formula="of:=VLOOKUP([.H52];[skills.$T$2:.$U$15];2;0)" office:value-type="string" office:string-value="EtM">
            <text:p>EtM</text:p>
          </table:table-cell>
          <table:table-cell table:formula="of:=VLOOKUP([.I52];[skills.$T$2:.$U$15];2;0)" office:value-type="string" office:string-value="MtD">
            <text:p>MtD</text:p>
          </table:table-cell>
          <table:table-cell table:formula="of:=VLOOKUP([.J52];[skills.$T$2:.$U$15];2;0)" office:value-type="string" office:string-value="MtD">
            <text:p>MtD</text:p>
          </table:table-cell>
          <table:table-cell table:formula="of:=VLOOKUP([.K52];[skills.$T$2:.$U$15];2;0)" office:value-type="string" office:string-value="VD">
            <text:p>VD</text:p>
          </table:table-cell>
          <table:table-cell table:formula="of:=VLOOKUP([.L52];[skills.$T$2:.$U$15];2;0)" office:value-type="string" office:string-value="MtD">
            <text:p>MtD</text:p>
          </table:table-cell>
          <table:table-cell table:formula="of:=VLOOKUP([.M52];[skills.$T$2:.$U$15];2;0)" office:value-type="string" office:string-value="MtD">
            <text:p>MtD</text:p>
          </table:table-cell>
          <table:table-cell table:formula="of:=VLOOKUP([.N52];[skills.$T$2:.$U$15];2;0)" office:value-type="string" office:string-value="D">
            <text:p>D</text:p>
          </table:table-cell>
          <table:table-cell table:formula="of:=VLOOKUP([.O52];[skills.$T$2:.$U$15];2;0)" office:value-type="string" office:string-value="D">
            <text:p>D</text:p>
          </table:table-cell>
          <table:table-cell table:formula="of:=VLOOKUP([.P52];[skills.$T$2:.$U$15];2;0)" office:value-type="string" office:string-value="MtD">
            <text:p>MtD</text:p>
          </table:table-cell>
          <table:table-cell table:formula="of:=VLOOKUP([.Q52];[skills.$T$2:.$U$15];2;0)" office:value-type="string" office:string-value="M">
            <text:p>M</text:p>
          </table:table-cell>
          <table:table-cell table:formula="of:=VLOOKUP([.R52];[skills.$T$2:.$U$15];2;0)" office:value-type="string" office:string-value="M">
            <text:p>M</text:p>
          </table:table-cell>
          <table:table-cell table:formula="of:=VLOOKUP([.S52];[skills.$T$2:.$U$15];2;0)" office:value-type="string" office:string-value="MtD">
            <text:p>MtD</text:p>
          </table:table-cell>
          <table:table-cell table:formula="of:=VLOOKUP([.T52];[skills.$T$2:.$U$15];2;0)" office:value-type="string" office:string-value="MtD">
            <text:p>MtD</text:p>
          </table:table-cell>
          <table:table-cell table:formula="of:=VLOOKUP([.U52];[skills.$T$2:.$U$15];2;0)" office:value-type="string" office:string-value="D">
            <text:p>D</text:p>
          </table:table-cell>
          <table:table-cell table:formula="of:=VLOOKUP([.V52];[skills.$T$2:.$U$15];2;0)" office:value-type="string" office:string-value="MtD">
            <text:p>MtD</text:p>
          </table:table-cell>
          <table:table-cell table:formula="of:=VLOOKUP([.W52];[skills.$T$2:.$U$15];2;0)" office:value-type="string" office:string-value="M">
            <text:p>M</text:p>
          </table:table-cell>
          <table:table-cell table:formula="of:=VLOOKUP([.X52];[skills.$T$2:.$U$15];2;0)" office:value-type="string" office:string-value="VD">
            <text:p>VD</text:p>
          </table:table-cell>
          <table:table-cell table:formula="of:=VLOOKUP([.Y52];[skills.$T$2:.$U$15];2;0)" office:value-type="string" office:string-value="MtD">
            <text:p>MtD</text:p>
          </table:table-cell>
          <table:table-cell table:formula="of:=VLOOKUP([.Z52];[skills.$T$2:.$U$15];2;0)" office:value-type="string" office:string-value="MtD">
            <text:p>MtD</text:p>
          </table:table-cell>
          <table:table-cell table:number-columns-repeated="971"/>
        </table:table-row>
        <table:table-row table:style-name="ro12">
          <table:table-cell table:style-name="ce10" office:value-type="string">
            <text:p>reduce injury</text:p>
          </table:table-cell>
          <table:table-cell table:style-name="ce122" office:value-type="string">
            <text:p>healing</text:p>
          </table:table-cell>
          <table:table-cell office:value-type="string">
            <text:p>C (A)</text:p>
          </table:table-cell>
          <table:table-cell table:style-name="ce126" office:value-type="float" office:value="6">
            <text:p>6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3">
            <text:p>3</text:p>
          </table:table-cell>
          <table:table-cell table:number-columns-repeated="2" table:style-name="ce128" office:value-type="float" office:value="6">
            <text:p>6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7">
            <text:p>7</text:p>
          </table:table-cell>
          <table:table-cell table:number-columns-repeated="2" table:style-name="ce128" office:value-type="float" office:value="8">
            <text:p>8</text:p>
          </table:table-cell>
          <table:table-cell table:number-columns-repeated="2" table:style-name="ce128" office:value-type="float" office:value="6">
            <text:p>6</text:p>
          </table:table-cell>
          <table:table-cell table:style-name="ce128" office:value-type="float" office:value="7">
            <text:p>7</text:p>
          </table:table-cell>
          <table:table-cell table:style-name="ce128" office:value-type="float" office:value="8">
            <text:p>8</text:p>
          </table:table-cell>
          <table:table-cell table:number-columns-repeated="2" table:style-name="ce131" office:value-type="float" office:value="6">
            <text:p>6</text:p>
          </table:table-cell>
          <table:table-cell table:style-name="ce128" office:value-type="float" office:value="7">
            <text:p>7</text:p>
          </table:table-cell>
          <table:table-cell table:style-name="ce131" office:value-type="float" office:value="6">
            <text:p>6</text:p>
          </table:table-cell>
          <table:table-cell table:style-name="ce128" office:value-type="float" office:value="7">
            <text:p>7</text:p>
          </table:table-cell>
          <table:table-cell table:style-name="ce128" office:value-type="float" office:value="6">
            <text:p>6</text:p>
          </table:table-cell>
          <table:table-cell table:style-name="ce131" office:value-type="float" office:value="6">
            <text:p>6</text:p>
          </table:table-cell>
          <table:table-cell table:style-name="ce133" table:formula="of:=MIN([.D53:.Z53])" office:value-type="float" office:value="3">
            <text:p>3</text:p>
          </table:table-cell>
          <table:table-cell table:style-name="ce134" table:formula="of:=MAX([.D53:.Z53])" office:value-type="float" office:value="8">
            <text:p>8</text:p>
          </table:table-cell>
          <table:table-cell table:style-name="ce135" table:formula="of:=ROUND(AVERAGE([.D53:.Z53]); 0)" office:value-type="float" office:value="6">
            <text:p>6</text:p>
          </table:table-cell>
          <table:table-cell table:formula="of:=VLOOKUP([.D53];[skills.$T$2:.$U$15];2;0)" office:value-type="string" office:string-value="MtD">
            <text:p>MtD</text:p>
          </table:table-cell>
          <table:table-cell table:formula="of:=VLOOKUP([.E53];[skills.$T$2:.$U$15];2;0)" office:value-type="string" office:string-value="M">
            <text:p>M</text:p>
          </table:table-cell>
          <table:table-cell table:formula="of:=VLOOKUP([.F53];[skills.$T$2:.$U$15];2;0)" office:value-type="string" office:string-value="MtD">
            <text:p>MtD</text:p>
          </table:table-cell>
          <table:table-cell table:formula="of:=VLOOKUP([.G53];[skills.$T$2:.$U$15];2;0)" office:value-type="string" office:string-value="VD">
            <text:p>VD</text:p>
          </table:table-cell>
          <table:table-cell table:formula="of:=VLOOKUP([.H53];[skills.$T$2:.$U$15];2;0)" office:value-type="string" office:string-value="MtD">
            <text:p>MtD</text:p>
          </table:table-cell>
          <table:table-cell table:formula="of:=VLOOKUP([.I53];[skills.$T$2:.$U$15];2;0)" office:value-type="string" office:string-value="E">
            <text:p>E</text:p>
          </table:table-cell>
          <table:table-cell table:formula="of:=VLOOKUP([.J53];[skills.$T$2:.$U$15];2;0)" office:value-type="string" office:string-value="MtD">
            <text:p>MtD</text:p>
          </table:table-cell>
          <table:table-cell table:formula="of:=VLOOKUP([.K53];[skills.$T$2:.$U$15];2;0)" office:value-type="string" office:string-value="MtD">
            <text:p>MtD</text:p>
          </table:table-cell>
          <table:table-cell table:formula="of:=VLOOKUP([.L53];[skills.$T$2:.$U$15];2;0)" office:value-type="string" office:string-value="EtM">
            <text:p>EtM</text:p>
          </table:table-cell>
          <table:table-cell table:formula="of:=VLOOKUP([.M53];[skills.$T$2:.$U$15];2;0)" office:value-type="string" office:string-value="D">
            <text:p>D</text:p>
          </table:table-cell>
          <table:table-cell table:formula="of:=VLOOKUP([.N53];[skills.$T$2:.$U$15];2;0)" office:value-type="string" office:string-value="VD">
            <text:p>VD</text:p>
          </table:table-cell>
          <table:table-cell table:formula="of:=VLOOKUP([.O53];[skills.$T$2:.$U$15];2;0)" office:value-type="string" office:string-value="VD">
            <text:p>VD</text:p>
          </table:table-cell>
          <table:table-cell table:formula="of:=VLOOKUP([.P53];[skills.$T$2:.$U$15];2;0)" office:value-type="string" office:string-value="MtD">
            <text:p>MtD</text:p>
          </table:table-cell>
          <table:table-cell table:formula="of:=VLOOKUP([.Q53];[skills.$T$2:.$U$15];2;0)" office:value-type="string" office:string-value="MtD">
            <text:p>MtD</text:p>
          </table:table-cell>
          <table:table-cell table:formula="of:=VLOOKUP([.R53];[skills.$T$2:.$U$15];2;0)" office:value-type="string" office:string-value="D">
            <text:p>D</text:p>
          </table:table-cell>
          <table:table-cell table:formula="of:=VLOOKUP([.S53];[skills.$T$2:.$U$15];2;0)" office:value-type="string" office:string-value="VD">
            <text:p>VD</text:p>
          </table:table-cell>
          <table:table-cell table:formula="of:=VLOOKUP([.T53];[skills.$T$2:.$U$15];2;0)" office:value-type="string" office:string-value="MtD">
            <text:p>MtD</text:p>
          </table:table-cell>
          <table:table-cell table:formula="of:=VLOOKUP([.U53];[skills.$T$2:.$U$15];2;0)" office:value-type="string" office:string-value="MtD">
            <text:p>MtD</text:p>
          </table:table-cell>
          <table:table-cell table:formula="of:=VLOOKUP([.V53];[skills.$T$2:.$U$15];2;0)" office:value-type="string" office:string-value="D">
            <text:p>D</text:p>
          </table:table-cell>
          <table:table-cell table:formula="of:=VLOOKUP([.W53];[skills.$T$2:.$U$15];2;0)" office:value-type="string" office:string-value="MtD">
            <text:p>MtD</text:p>
          </table:table-cell>
          <table:table-cell table:formula="of:=VLOOKUP([.X53];[skills.$T$2:.$U$15];2;0)" office:value-type="string" office:string-value="D">
            <text:p>D</text:p>
          </table:table-cell>
          <table:table-cell table:formula="of:=VLOOKUP([.Y53];[skills.$T$2:.$U$15];2;0)" office:value-type="string" office:string-value="MtD">
            <text:p>MtD</text:p>
          </table:table-cell>
          <table:table-cell table:formula="of:=VLOOKUP([.Z53];[skills.$T$2:.$U$15];2;0)" office:value-type="string" office:string-value="MtD">
            <text:p>MtD</text:p>
          </table:table-cell>
          <table:table-cell table:number-columns-repeated="971"/>
        </table:table-row>
        <table:table-row table:style-name="ro12">
          <table:table-cell table:style-name="ce9" office:value-type="string">
            <text:p>release force</text:p>
          </table:table-cell>
          <table:table-cell table:style-name="ce122" office:value-type="string">
            <text:p>force</text:p>
          </table:table-cell>
          <table:table-cell office:value-type="string">
            <text:p>C</text:p>
          </table:table-cell>
          <table:table-cell table:style-name="ce126" office:value-type="float" office:value="3">
            <text:p>3</text:p>
          </table:table-cell>
          <table:table-cell table:number-columns-repeated="4" table:style-name="ce128" office:value-type="float" office:value="3">
            <text:p>3</text:p>
          </table:table-cell>
          <table:table-cell table:style-name="ce128" office:value-type="float" office:value="1">
            <text:p>1</text:p>
          </table:table-cell>
          <table:table-cell table:number-columns-repeated="4" table:style-name="ce128" office:value-type="float" office:value="3">
            <text:p>3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5">
            <text:p>5</text:p>
          </table:table-cell>
          <table:table-cell table:number-columns-repeated="4" table:style-name="ce128" office:value-type="float" office:value="3">
            <text:p>3</text:p>
          </table:table-cell>
          <table:table-cell table:number-columns-repeated="2" table:style-name="ce131" office:value-type="float" office:value="3">
            <text:p>3</text:p>
          </table:table-cell>
          <table:table-cell table:style-name="ce128" office:value-type="float" office:value="3">
            <text:p>3</text:p>
          </table:table-cell>
          <table:table-cell table:style-name="ce131" office:value-type="float" office:value="3">
            <text:p>3</text:p>
          </table:table-cell>
          <table:table-cell table:number-columns-repeated="2" table:style-name="ce128" office:value-type="float" office:value="3">
            <text:p>3</text:p>
          </table:table-cell>
          <table:table-cell table:style-name="ce131" office:value-type="float" office:value="3">
            <text:p>3</text:p>
          </table:table-cell>
          <table:table-cell table:style-name="ce133" table:formula="of:=MIN([.D54:.Z54])" office:value-type="float" office:value="1">
            <text:p>1</text:p>
          </table:table-cell>
          <table:table-cell table:style-name="ce134" table:formula="of:=MAX([.D54:.Z54])" office:value-type="float" office:value="5">
            <text:p>5</text:p>
          </table:table-cell>
          <table:table-cell table:style-name="ce135" table:formula="of:=ROUND(AVERAGE([.D54:.Z54]); 0)" office:value-type="float" office:value="3">
            <text:p>3</text:p>
          </table:table-cell>
          <table:table-cell table:formula="of:=VLOOKUP([.D54];[skills.$T$2:.$U$15];2;0)" office:value-type="string" office:string-value="E">
            <text:p>E</text:p>
          </table:table-cell>
          <table:table-cell table:formula="of:=VLOOKUP([.E54];[skills.$T$2:.$U$15];2;0)" office:value-type="string" office:string-value="E">
            <text:p>E</text:p>
          </table:table-cell>
          <table:table-cell table:formula="of:=VLOOKUP([.F54];[skills.$T$2:.$U$15];2;0)" office:value-type="string" office:string-value="E">
            <text:p>E</text:p>
          </table:table-cell>
          <table:table-cell table:formula="of:=VLOOKUP([.G54];[skills.$T$2:.$U$15];2;0)" office:value-type="string" office:string-value="E">
            <text:p>E</text:p>
          </table:table-cell>
          <table:table-cell table:formula="of:=VLOOKUP([.H54];[skills.$T$2:.$U$15];2;0)" office:value-type="string" office:string-value="E">
            <text:p>E</text:p>
          </table:table-cell>
          <table:table-cell table:formula="of:=VLOOKUP([.I54];[skills.$T$2:.$U$15];2;0)" office:value-type="string" office:string-value="N">
            <text:p>N</text:p>
          </table:table-cell>
          <table:table-cell table:formula="of:=VLOOKUP([.J54];[skills.$T$2:.$U$15];2;0)" office:value-type="string" office:string-value="E">
            <text:p>E</text:p>
          </table:table-cell>
          <table:table-cell table:formula="of:=VLOOKUP([.K54];[skills.$T$2:.$U$15];2;0)" office:value-type="string" office:string-value="E">
            <text:p>E</text:p>
          </table:table-cell>
          <table:table-cell table:formula="of:=VLOOKUP([.L54];[skills.$T$2:.$U$15];2;0)" office:value-type="string" office:string-value="E">
            <text:p>E</text:p>
          </table:table-cell>
          <table:table-cell table:formula="of:=VLOOKUP([.M54];[skills.$T$2:.$U$15];2;0)" office:value-type="string" office:string-value="E">
            <text:p>E</text:p>
          </table:table-cell>
          <table:table-cell table:formula="of:=VLOOKUP([.N54];[skills.$T$2:.$U$15];2;0)" office:value-type="string" office:string-value="EtM">
            <text:p>EtM</text:p>
          </table:table-cell>
          <table:table-cell table:formula="of:=VLOOKUP([.O54];[skills.$T$2:.$U$15];2;0)" office:value-type="string" office:string-value="M">
            <text:p>M</text:p>
          </table:table-cell>
          <table:table-cell table:formula="of:=VLOOKUP([.P54];[skills.$T$2:.$U$15];2;0)" office:value-type="string" office:string-value="E">
            <text:p>E</text:p>
          </table:table-cell>
          <table:table-cell table:formula="of:=VLOOKUP([.Q54];[skills.$T$2:.$U$15];2;0)" office:value-type="string" office:string-value="E">
            <text:p>E</text:p>
          </table:table-cell>
          <table:table-cell table:formula="of:=VLOOKUP([.R54];[skills.$T$2:.$U$15];2;0)" office:value-type="string" office:string-value="E">
            <text:p>E</text:p>
          </table:table-cell>
          <table:table-cell table:formula="of:=VLOOKUP([.S54];[skills.$T$2:.$U$15];2;0)" office:value-type="string" office:string-value="E">
            <text:p>E</text:p>
          </table:table-cell>
          <table:table-cell table:formula="of:=VLOOKUP([.T54];[skills.$T$2:.$U$15];2;0)" office:value-type="string" office:string-value="E">
            <text:p>E</text:p>
          </table:table-cell>
          <table:table-cell table:formula="of:=VLOOKUP([.U54];[skills.$T$2:.$U$15];2;0)" office:value-type="string" office:string-value="E">
            <text:p>E</text:p>
          </table:table-cell>
          <table:table-cell table:formula="of:=VLOOKUP([.V54];[skills.$T$2:.$U$15];2;0)" office:value-type="string" office:string-value="E">
            <text:p>E</text:p>
          </table:table-cell>
          <table:table-cell table:formula="of:=VLOOKUP([.W54];[skills.$T$2:.$U$15];2;0)" office:value-type="string" office:string-value="E">
            <text:p>E</text:p>
          </table:table-cell>
          <table:table-cell table:formula="of:=VLOOKUP([.X54];[skills.$T$2:.$U$15];2;0)" office:value-type="string" office:string-value="E">
            <text:p>E</text:p>
          </table:table-cell>
          <table:table-cell table:formula="of:=VLOOKUP([.Y54];[skills.$T$2:.$U$15];2;0)" office:value-type="string" office:string-value="E">
            <text:p>E</text:p>
          </table:table-cell>
          <table:table-cell table:formula="of:=VLOOKUP([.Z54];[skills.$T$2:.$U$15];2;0)" office:value-type="string" office:string-value="E">
            <text:p>E</text:p>
          </table:table-cell>
          <table:table-cell table:number-columns-repeated="971"/>
        </table:table-row>
        <table:table-row table:style-name="ro12">
          <table:table-cell table:style-name="ce9" office:value-type="string">
            <text:p>residual life</text:p>
          </table:table-cell>
          <table:table-cell table:style-name="ce122" office:value-type="string">
            <text:p>expand</text:p>
          </table:table-cell>
          <table:table-cell office:value-type="string">
            <text:p>S C A</text:p>
          </table:table-cell>
          <table:table-cell table:style-name="ce126" office:value-type="float" office:value="10">
            <text:p>10</text:p>
          </table:table-cell>
          <table:table-cell table:number-columns-repeated="4" table:style-name="ce128" office:value-type="float" office:value="11">
            <text:p>11</text:p>
          </table:table-cell>
          <table:table-cell table:style-name="ce128" office:value-type="float" office:value="10">
            <text:p>10</text:p>
          </table:table-cell>
          <table:table-cell table:number-columns-repeated="2" table:style-name="ce128" office:value-type="float" office:value="11">
            <text:p>11</text:p>
          </table:table-cell>
          <table:table-cell table:style-name="ce128" office:value-type="float" office:value="10">
            <text:p>10</text:p>
          </table:table-cell>
          <table:table-cell table:number-columns-repeated="7" table:style-name="ce128" office:value-type="float" office:value="11">
            <text:p>11</text:p>
          </table:table-cell>
          <table:table-cell table:number-columns-repeated="2" table:style-name="ce131" office:value-type="float" office:value="11">
            <text:p>11</text:p>
          </table:table-cell>
          <table:table-cell table:style-name="ce128" office:value-type="float" office:value="12">
            <text:p>12</text:p>
          </table:table-cell>
          <table:table-cell table:style-name="ce131" office:value-type="float" office:value="11">
            <text:p>11</text:p>
          </table:table-cell>
          <table:table-cell table:style-name="ce128" office:value-type="float" office:value="11">
            <text:p>11</text:p>
          </table:table-cell>
          <table:table-cell table:style-name="ce128" office:value-type="float" office:value="12">
            <text:p>12</text:p>
          </table:table-cell>
          <table:table-cell table:style-name="ce131" office:value-type="float" office:value="11">
            <text:p>11</text:p>
          </table:table-cell>
          <table:table-cell table:style-name="ce133" table:formula="of:=MIN([.D55:.Z55])" office:value-type="float" office:value="10">
            <text:p>10</text:p>
          </table:table-cell>
          <table:table-cell table:style-name="ce134" table:formula="of:=MAX([.D55:.Z55])" office:value-type="float" office:value="12">
            <text:p>12</text:p>
          </table:table-cell>
          <table:table-cell table:style-name="ce135" table:formula="of:=ROUND(AVERAGE([.D55:.Z55]); 0)" office:value-type="float" office:value="11">
            <text:p>11</text:p>
          </table:table-cell>
          <table:table-cell table:formula="of:=VLOOKUP([.D55];[skills.$T$2:.$U$15];2;0)" office:value-type="string" office:string-value="JSI">
            <text:p>JSI</text:p>
          </table:table-cell>
          <table:table-cell table:formula="of:=VLOOKUP([.E55];[skills.$T$2:.$U$15];2;0)" office:value-type="string" office:string-value="LA">
            <text:p>LA</text:p>
          </table:table-cell>
          <table:table-cell table:formula="of:=VLOOKUP([.F55];[skills.$T$2:.$U$15];2;0)" office:value-type="string" office:string-value="LA">
            <text:p>LA</text:p>
          </table:table-cell>
          <table:table-cell table:formula="of:=VLOOKUP([.G55];[skills.$T$2:.$U$15];2;0)" office:value-type="string" office:string-value="LA">
            <text:p>LA</text:p>
          </table:table-cell>
          <table:table-cell table:formula="of:=VLOOKUP([.H55];[skills.$T$2:.$U$15];2;0)" office:value-type="string" office:string-value="LA">
            <text:p>LA</text:p>
          </table:table-cell>
          <table:table-cell table:formula="of:=VLOOKUP([.I55];[skills.$T$2:.$U$15];2;0)" office:value-type="string" office:string-value="JSI">
            <text:p>JSI</text:p>
          </table:table-cell>
          <table:table-cell table:formula="of:=VLOOKUP([.J55];[skills.$T$2:.$U$15];2;0)" office:value-type="string" office:string-value="LA">
            <text:p>LA</text:p>
          </table:table-cell>
          <table:table-cell table:formula="of:=VLOOKUP([.K55];[skills.$T$2:.$U$15];2;0)" office:value-type="string" office:string-value="LA">
            <text:p>LA</text:p>
          </table:table-cell>
          <table:table-cell table:formula="of:=VLOOKUP([.L55];[skills.$T$2:.$U$15];2;0)" office:value-type="string" office:string-value="JSI">
            <text:p>JSI</text:p>
          </table:table-cell>
          <table:table-cell table:formula="of:=VLOOKUP([.M55];[skills.$T$2:.$U$15];2;0)" office:value-type="string" office:string-value="LA">
            <text:p>LA</text:p>
          </table:table-cell>
          <table:table-cell table:formula="of:=VLOOKUP([.N55];[skills.$T$2:.$U$15];2;0)" office:value-type="string" office:string-value="LA">
            <text:p>LA</text:p>
          </table:table-cell>
          <table:table-cell table:formula="of:=VLOOKUP([.O55];[skills.$T$2:.$U$15];2;0)" office:value-type="string" office:string-value="LA">
            <text:p>LA</text:p>
          </table:table-cell>
          <table:table-cell table:formula="of:=VLOOKUP([.P55];[skills.$T$2:.$U$15];2;0)" office:value-type="string" office:string-value="LA">
            <text:p>LA</text:p>
          </table:table-cell>
          <table:table-cell table:formula="of:=VLOOKUP([.Q55];[skills.$T$2:.$U$15];2;0)" office:value-type="string" office:string-value="LA">
            <text:p>LA</text:p>
          </table:table-cell>
          <table:table-cell table:formula="of:=VLOOKUP([.R55];[skills.$T$2:.$U$15];2;0)" office:value-type="string" office:string-value="LA">
            <text:p>LA</text:p>
          </table:table-cell>
          <table:table-cell table:formula="of:=VLOOKUP([.S55];[skills.$T$2:.$U$15];2;0)" office:value-type="string" office:string-value="LA">
            <text:p>LA</text:p>
          </table:table-cell>
          <table:table-cell table:formula="of:=VLOOKUP([.T55];[skills.$T$2:.$U$15];2;0)" office:value-type="string" office:string-value="LA">
            <text:p>LA</text:p>
          </table:table-cell>
          <table:table-cell table:formula="of:=VLOOKUP([.U55];[skills.$T$2:.$U$15];2;0)" office:value-type="string" office:string-value="LA">
            <text:p>LA</text:p>
          </table:table-cell>
          <table:table-cell table:formula="of:=VLOOKUP([.V55];[skills.$T$2:.$U$15];2;0)" office:value-type="string" office:string-value="BL">
            <text:p>BL</text:p>
          </table:table-cell>
          <table:table-cell table:formula="of:=VLOOKUP([.W55];[skills.$T$2:.$U$15];2;0)" office:value-type="string" office:string-value="LA">
            <text:p>LA</text:p>
          </table:table-cell>
          <table:table-cell table:formula="of:=VLOOKUP([.X55];[skills.$T$2:.$U$15];2;0)" office:value-type="string" office:string-value="LA">
            <text:p>LA</text:p>
          </table:table-cell>
          <table:table-cell table:formula="of:=VLOOKUP([.Y55];[skills.$T$2:.$U$15];2;0)" office:value-type="string" office:string-value="BL">
            <text:p>BL</text:p>
          </table:table-cell>
          <table:table-cell table:formula="of:=VLOOKUP([.Z55];[skills.$T$2:.$U$15];2;0)" office:value-type="string" office:string-value="LA">
            <text:p>LA</text:p>
          </table:table-cell>
          <table:table-cell table:number-columns-repeated="971"/>
        </table:table-row>
        <table:table-row table:style-name="ro12">
          <table:table-cell table:style-name="ce13" office:value-type="string">
            <text:p>resist poison</text:p>
          </table:table-cell>
          <table:table-cell table:style-name="ce17" office:value-type="string">
            <text:p>defense</text:p>
          </table:table-cell>
          <table:table-cell office:value-type="string">
            <text:p>S C</text:p>
          </table:table-cell>
          <table:table-cell table:style-name="ce126" office:value-type="float" office:value="5">
            <text:p>5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3">
            <text:p>3</text:p>
          </table:table-cell>
          <table:table-cell table:number-columns-repeated="2" table:style-name="ce128" office:value-type="float" office:value="4">
            <text:p>4</text:p>
          </table:table-cell>
          <table:table-cell table:number-columns-repeated="2" table:style-name="ce128" office:value-type="float" office:value="5">
            <text:p>5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5">
            <text:p>5</text:p>
          </table:table-cell>
          <table:table-cell table:number-columns-repeated="2" table:style-name="ce131" office:value-type="float" office:value="5">
            <text:p>5</text:p>
          </table:table-cell>
          <table:table-cell table:style-name="ce128" office:value-type="float" office:value="5">
            <text:p>5</text:p>
          </table:table-cell>
          <table:table-cell table:style-name="ce131" office:value-type="float" office:value="5">
            <text:p>5</text:p>
          </table:table-cell>
          <table:table-cell table:number-columns-repeated="2" table:style-name="ce128" office:value-type="float" office:value="5">
            <text:p>5</text:p>
          </table:table-cell>
          <table:table-cell table:style-name="ce131" office:value-type="float" office:value="4">
            <text:p>4</text:p>
          </table:table-cell>
          <table:table-cell table:style-name="ce133" table:formula="of:=MIN([.D56:.Z56])" office:value-type="float" office:value="3">
            <text:p>3</text:p>
          </table:table-cell>
          <table:table-cell table:style-name="ce134" table:formula="of:=MAX([.D56:.Z56])" office:value-type="float" office:value="6">
            <text:p>6</text:p>
          </table:table-cell>
          <table:table-cell table:style-name="ce135" table:formula="of:=ROUND(AVERAGE([.D56:.Z56]); 0)" office:value-type="float" office:value="5">
            <text:p>5</text:p>
          </table:table-cell>
          <table:table-cell table:formula="of:=VLOOKUP([.D56];[skills.$T$2:.$U$15];2;0)" office:value-type="string" office:string-value="M">
            <text:p>M</text:p>
          </table:table-cell>
          <table:table-cell table:formula="of:=VLOOKUP([.E56];[skills.$T$2:.$U$15];2;0)" office:value-type="string" office:string-value="M">
            <text:p>M</text:p>
          </table:table-cell>
          <table:table-cell table:formula="of:=VLOOKUP([.F56];[skills.$T$2:.$U$15];2;0)" office:value-type="string" office:string-value="EtM">
            <text:p>EtM</text:p>
          </table:table-cell>
          <table:table-cell table:formula="of:=VLOOKUP([.G56];[skills.$T$2:.$U$15];2;0)" office:value-type="string" office:string-value="M">
            <text:p>M</text:p>
          </table:table-cell>
          <table:table-cell table:formula="of:=VLOOKUP([.H56];[skills.$T$2:.$U$15];2;0)" office:value-type="string" office:string-value="MtD">
            <text:p>MtD</text:p>
          </table:table-cell>
          <table:table-cell table:formula="of:=VLOOKUP([.I56];[skills.$T$2:.$U$15];2;0)" office:value-type="string" office:string-value="EtM">
            <text:p>EtM</text:p>
          </table:table-cell>
          <table:table-cell table:formula="of:=VLOOKUP([.J56];[skills.$T$2:.$U$15];2;0)" office:value-type="string" office:string-value="MtD">
            <text:p>MtD</text:p>
          </table:table-cell>
          <table:table-cell table:formula="of:=VLOOKUP([.K56];[skills.$T$2:.$U$15];2;0)" office:value-type="string" office:string-value="E">
            <text:p>E</text:p>
          </table:table-cell>
          <table:table-cell table:formula="of:=VLOOKUP([.L56];[skills.$T$2:.$U$15];2;0)" office:value-type="string" office:string-value="EtM">
            <text:p>EtM</text:p>
          </table:table-cell>
          <table:table-cell table:formula="of:=VLOOKUP([.M56];[skills.$T$2:.$U$15];2;0)" office:value-type="string" office:string-value="E">
            <text:p>E</text:p>
          </table:table-cell>
          <table:table-cell table:formula="of:=VLOOKUP([.N56];[skills.$T$2:.$U$15];2;0)" office:value-type="string" office:string-value="EtM">
            <text:p>EtM</text:p>
          </table:table-cell>
          <table:table-cell table:formula="of:=VLOOKUP([.O56];[skills.$T$2:.$U$15];2;0)" office:value-type="string" office:string-value="EtM">
            <text:p>EtM</text:p>
          </table:table-cell>
          <table:table-cell table:formula="of:=VLOOKUP([.P56];[skills.$T$2:.$U$15];2;0)" office:value-type="string" office:string-value="M">
            <text:p>M</text:p>
          </table:table-cell>
          <table:table-cell table:formula="of:=VLOOKUP([.Q56];[skills.$T$2:.$U$15];2;0)" office:value-type="string" office:string-value="M">
            <text:p>M</text:p>
          </table:table-cell>
          <table:table-cell table:formula="of:=VLOOKUP([.R56];[skills.$T$2:.$U$15];2;0)" office:value-type="string" office:string-value="EtM">
            <text:p>EtM</text:p>
          </table:table-cell>
          <table:table-cell table:formula="of:=VLOOKUP([.S56];[skills.$T$2:.$U$15];2;0)" office:value-type="string" office:string-value="M">
            <text:p>M</text:p>
          </table:table-cell>
          <table:table-cell table:formula="of:=VLOOKUP([.T56];[skills.$T$2:.$U$15];2;0)" office:value-type="string" office:string-value="M">
            <text:p>M</text:p>
          </table:table-cell>
          <table:table-cell table:formula="of:=VLOOKUP([.U56];[skills.$T$2:.$U$15];2;0)" office:value-type="string" office:string-value="M">
            <text:p>M</text:p>
          </table:table-cell>
          <table:table-cell table:formula="of:=VLOOKUP([.V56];[skills.$T$2:.$U$15];2;0)" office:value-type="string" office:string-value="M">
            <text:p>M</text:p>
          </table:table-cell>
          <table:table-cell table:formula="of:=VLOOKUP([.W56];[skills.$T$2:.$U$15];2;0)" office:value-type="string" office:string-value="M">
            <text:p>M</text:p>
          </table:table-cell>
          <table:table-cell table:formula="of:=VLOOKUP([.X56];[skills.$T$2:.$U$15];2;0)" office:value-type="string" office:string-value="M">
            <text:p>M</text:p>
          </table:table-cell>
          <table:table-cell table:formula="of:=VLOOKUP([.Y56];[skills.$T$2:.$U$15];2;0)" office:value-type="string" office:string-value="M">
            <text:p>M</text:p>
          </table:table-cell>
          <table:table-cell table:formula="of:=VLOOKUP([.Z56];[skills.$T$2:.$U$15];2;0)" office:value-type="string" office:string-value="EtM">
            <text:p>EtM</text:p>
          </table:table-cell>
          <table:table-cell table:number-columns-repeated="971"/>
        </table:table-row>
        <table:table-row table:style-name="ro12">
          <table:table-cell table:style-name="ce13" office:value-type="string">
            <text:p>resist stun</text:p>
          </table:table-cell>
          <table:table-cell table:style-name="ce17" office:value-type="string">
            <text:p>defense</text:p>
          </table:table-cell>
          <table:table-cell office:value-type="string">
            <text:p>C</text:p>
          </table:table-cell>
          <table:table-cell table:style-name="ce126" office:value-type="float" office:value="4">
            <text:p>4</text:p>
          </table:table-cell>
          <table:table-cell table:number-columns-repeated="8" table:style-name="ce128" office:value-type="float" office:value="4">
            <text:p>4</text:p>
          </table:table-cell>
          <table:table-cell table:number-columns-repeated="2" table:style-name="ce128" office:value-type="float" office:value="5">
            <text:p>5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4">
            <text:p>4</text:p>
          </table:table-cell>
          <table:table-cell table:number-columns-repeated="2" table:style-name="ce128" office:value-type="float" office:value="3">
            <text:p>3</text:p>
          </table:table-cell>
          <table:table-cell table:style-name="ce128" office:value-type="float" office:value="2">
            <text:p>2</text:p>
          </table:table-cell>
          <table:table-cell table:number-columns-repeated="2" table:style-name="ce131" office:value-type="float" office:value="4">
            <text:p>4</text:p>
          </table:table-cell>
          <table:table-cell table:style-name="ce128" office:value-type="float" office:value="4">
            <text:p>4</text:p>
          </table:table-cell>
          <table:table-cell table:style-name="ce131" office:value-type="float" office:value="4">
            <text:p>4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4">
            <text:p>4</text:p>
          </table:table-cell>
          <table:table-cell table:style-name="ce131" office:value-type="float" office:value="4">
            <text:p>4</text:p>
          </table:table-cell>
          <table:table-cell table:style-name="ce133" table:formula="of:=MIN([.D57:.Z57])" office:value-type="float" office:value="2">
            <text:p>2</text:p>
          </table:table-cell>
          <table:table-cell table:style-name="ce134" table:formula="of:=MAX([.D57:.Z57])" office:value-type="float" office:value="5">
            <text:p>5</text:p>
          </table:table-cell>
          <table:table-cell table:style-name="ce135" table:formula="of:=ROUND(AVERAGE([.D57:.Z57]); 0)" office:value-type="float" office:value="4">
            <text:p>4</text:p>
          </table:table-cell>
          <table:table-cell table:formula="of:=VLOOKUP([.D57];[skills.$T$2:.$U$15];2;0)" office:value-type="string" office:string-value="EtM">
            <text:p>EtM</text:p>
          </table:table-cell>
          <table:table-cell table:formula="of:=VLOOKUP([.E57];[skills.$T$2:.$U$15];2;0)" office:value-type="string" office:string-value="EtM">
            <text:p>EtM</text:p>
          </table:table-cell>
          <table:table-cell table:formula="of:=VLOOKUP([.F57];[skills.$T$2:.$U$15];2;0)" office:value-type="string" office:string-value="EtM">
            <text:p>EtM</text:p>
          </table:table-cell>
          <table:table-cell table:formula="of:=VLOOKUP([.G57];[skills.$T$2:.$U$15];2;0)" office:value-type="string" office:string-value="EtM">
            <text:p>EtM</text:p>
          </table:table-cell>
          <table:table-cell table:formula="of:=VLOOKUP([.H57];[skills.$T$2:.$U$15];2;0)" office:value-type="string" office:string-value="EtM">
            <text:p>EtM</text:p>
          </table:table-cell>
          <table:table-cell table:formula="of:=VLOOKUP([.I57];[skills.$T$2:.$U$15];2;0)" office:value-type="string" office:string-value="EtM">
            <text:p>EtM</text:p>
          </table:table-cell>
          <table:table-cell table:formula="of:=VLOOKUP([.J57];[skills.$T$2:.$U$15];2;0)" office:value-type="string" office:string-value="EtM">
            <text:p>EtM</text:p>
          </table:table-cell>
          <table:table-cell table:formula="of:=VLOOKUP([.K57];[skills.$T$2:.$U$15];2;0)" office:value-type="string" office:string-value="EtM">
            <text:p>EtM</text:p>
          </table:table-cell>
          <table:table-cell table:formula="of:=VLOOKUP([.L57];[skills.$T$2:.$U$15];2;0)" office:value-type="string" office:string-value="EtM">
            <text:p>EtM</text:p>
          </table:table-cell>
          <table:table-cell table:formula="of:=VLOOKUP([.M57];[skills.$T$2:.$U$15];2;0)" office:value-type="string" office:string-value="M">
            <text:p>M</text:p>
          </table:table-cell>
          <table:table-cell table:formula="of:=VLOOKUP([.N57];[skills.$T$2:.$U$15];2;0)" office:value-type="string" office:string-value="M">
            <text:p>M</text:p>
          </table:table-cell>
          <table:table-cell table:formula="of:=VLOOKUP([.O57];[skills.$T$2:.$U$15];2;0)" office:value-type="string" office:string-value="E">
            <text:p>E</text:p>
          </table:table-cell>
          <table:table-cell table:formula="of:=VLOOKUP([.P57];[skills.$T$2:.$U$15];2;0)" office:value-type="string" office:string-value="EtM">
            <text:p>EtM</text:p>
          </table:table-cell>
          <table:table-cell table:formula="of:=VLOOKUP([.Q57];[skills.$T$2:.$U$15];2;0)" office:value-type="string" office:string-value="E">
            <text:p>E</text:p>
          </table:table-cell>
          <table:table-cell table:formula="of:=VLOOKUP([.R57];[skills.$T$2:.$U$15];2;0)" office:value-type="string" office:string-value="E">
            <text:p>E</text:p>
          </table:table-cell>
          <table:table-cell table:formula="of:=VLOOKUP([.S57];[skills.$T$2:.$U$15];2;0)" office:value-type="string" office:string-value="VE">
            <text:p>VE</text:p>
          </table:table-cell>
          <table:table-cell table:formula="of:=VLOOKUP([.T57];[skills.$T$2:.$U$15];2;0)" office:value-type="string" office:string-value="EtM">
            <text:p>EtM</text:p>
          </table:table-cell>
          <table:table-cell table:formula="of:=VLOOKUP([.U57];[skills.$T$2:.$U$15];2;0)" office:value-type="string" office:string-value="EtM">
            <text:p>EtM</text:p>
          </table:table-cell>
          <table:table-cell table:formula="of:=VLOOKUP([.V57];[skills.$T$2:.$U$15];2;0)" office:value-type="string" office:string-value="EtM">
            <text:p>EtM</text:p>
          </table:table-cell>
          <table:table-cell table:formula="of:=VLOOKUP([.W57];[skills.$T$2:.$U$15];2;0)" office:value-type="string" office:string-value="EtM">
            <text:p>EtM</text:p>
          </table:table-cell>
          <table:table-cell table:formula="of:=VLOOKUP([.X57];[skills.$T$2:.$U$15];2;0)" office:value-type="string" office:string-value="E">
            <text:p>E</text:p>
          </table:table-cell>
          <table:table-cell table:formula="of:=VLOOKUP([.Y57];[skills.$T$2:.$U$15];2;0)" office:value-type="string" office:string-value="EtM">
            <text:p>EtM</text:p>
          </table:table-cell>
          <table:table-cell table:formula="of:=VLOOKUP([.Z57];[skills.$T$2:.$U$15];2;0)" office:value-type="string" office:string-value="EtM">
            <text:p>EtM</text:p>
          </table:table-cell>
          <table:table-cell table:number-columns-repeated="971"/>
        </table:table-row>
        <table:table-row table:style-name="ro12">
          <table:table-cell table:style-name="ce11" office:value-type="string">
            <text:p>second childhood</text:p>
          </table:table-cell>
          <table:table-cell table:style-name="ce17" office:value-type="string">
            <text:p>affect mind</text:p>
          </table:table-cell>
          <table:table-cell office:value-type="string">
            <text:p>NA</text:p>
          </table:table-cell>
          <table:table-cell table:style-name="ce126" office:value-type="float" office:value="0">
            <text:p>0</text:p>
          </table:table-cell>
          <table:table-cell table:number-columns-repeated="15" table:style-name="ce128" office:value-type="float" office:value="0">
            <text:p>0</text:p>
          </table:table-cell>
          <table:table-cell table:number-columns-repeated="2" table:style-name="ce131" office:value-type="float" office:value="0">
            <text:p>0</text:p>
          </table:table-cell>
          <table:table-cell table:style-name="ce128" office:value-type="float" office:value="0">
            <text:p>0</text:p>
          </table:table-cell>
          <table:table-cell table:style-name="ce131" office:value-type="float" office:value="0"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31" office:value-type="float" office:value="0">
            <text:p>0</text:p>
          </table:table-cell>
          <table:table-cell table:style-name="ce133" table:formula="of:=MIN([.D58:.Z58])" office:value-type="float" office:value="0">
            <text:p>0</text:p>
          </table:table-cell>
          <table:table-cell table:style-name="ce134" table:formula="of:=MAX([.D58:.Z58])" office:value-type="float" office:value="0">
            <text:p>0</text:p>
          </table:table-cell>
          <table:table-cell table:style-name="ce135" table:formula="of:=ROUND(AVERAGE([.D58:.Z58]); 0)" office:value-type="float" office:value="0">
            <text:p>0</text:p>
          </table:table-cell>
          <table:table-cell table:formula="of:=VLOOKUP([.D58];[skills.$T$2:.$U$15];2;0)" office:value-type="string" office:string-value="I">
            <text:p>I</text:p>
          </table:table-cell>
          <table:table-cell table:formula="of:=VLOOKUP([.E58];[skills.$T$2:.$U$15];2;0)" office:value-type="string" office:string-value="I">
            <text:p>I</text:p>
          </table:table-cell>
          <table:table-cell table:formula="of:=VLOOKUP([.F58];[skills.$T$2:.$U$15];2;0)" office:value-type="string" office:string-value="I">
            <text:p>I</text:p>
          </table:table-cell>
          <table:table-cell table:formula="of:=VLOOKUP([.G58];[skills.$T$2:.$U$15];2;0)" office:value-type="string" office:string-value="I">
            <text:p>I</text:p>
          </table:table-cell>
          <table:table-cell table:formula="of:=VLOOKUP([.H58];[skills.$T$2:.$U$15];2;0)" office:value-type="string" office:string-value="I">
            <text:p>I</text:p>
          </table:table-cell>
          <table:table-cell table:formula="of:=VLOOKUP([.I58];[skills.$T$2:.$U$15];2;0)" office:value-type="string" office:string-value="I">
            <text:p>I</text:p>
          </table:table-cell>
          <table:table-cell table:formula="of:=VLOOKUP([.J58];[skills.$T$2:.$U$15];2;0)" office:value-type="string" office:string-value="I">
            <text:p>I</text:p>
          </table:table-cell>
          <table:table-cell table:formula="of:=VLOOKUP([.K58];[skills.$T$2:.$U$15];2;0)" office:value-type="string" office:string-value="I">
            <text:p>I</text:p>
          </table:table-cell>
          <table:table-cell table:formula="of:=VLOOKUP([.L58];[skills.$T$2:.$U$15];2;0)" office:value-type="string" office:string-value="I">
            <text:p>I</text:p>
          </table:table-cell>
          <table:table-cell table:formula="of:=VLOOKUP([.M58];[skills.$T$2:.$U$15];2;0)" office:value-type="string" office:string-value="I">
            <text:p>I</text:p>
          </table:table-cell>
          <table:table-cell table:formula="of:=VLOOKUP([.N58];[skills.$T$2:.$U$15];2;0)" office:value-type="string" office:string-value="I">
            <text:p>I</text:p>
          </table:table-cell>
          <table:table-cell table:formula="of:=VLOOKUP([.O58];[skills.$T$2:.$U$15];2;0)" office:value-type="string" office:string-value="I">
            <text:p>I</text:p>
          </table:table-cell>
          <table:table-cell table:formula="of:=VLOOKUP([.P58];[skills.$T$2:.$U$15];2;0)" office:value-type="string" office:string-value="I">
            <text:p>I</text:p>
          </table:table-cell>
          <table:table-cell table:formula="of:=VLOOKUP([.Q58];[skills.$T$2:.$U$15];2;0)" office:value-type="string" office:string-value="I">
            <text:p>I</text:p>
          </table:table-cell>
          <table:table-cell table:formula="of:=VLOOKUP([.R58];[skills.$T$2:.$U$15];2;0)" office:value-type="string" office:string-value="I">
            <text:p>I</text:p>
          </table:table-cell>
          <table:table-cell table:formula="of:=VLOOKUP([.S58];[skills.$T$2:.$U$15];2;0)" office:value-type="string" office:string-value="I">
            <text:p>I</text:p>
          </table:table-cell>
          <table:table-cell table:formula="of:=VLOOKUP([.T58];[skills.$T$2:.$U$15];2;0)" office:value-type="string" office:string-value="I">
            <text:p>I</text:p>
          </table:table-cell>
          <table:table-cell table:formula="of:=VLOOKUP([.U58];[skills.$T$2:.$U$15];2;0)" office:value-type="string" office:string-value="I">
            <text:p>I</text:p>
          </table:table-cell>
          <table:table-cell table:formula="of:=VLOOKUP([.V58];[skills.$T$2:.$U$15];2;0)" office:value-type="string" office:string-value="I">
            <text:p>I</text:p>
          </table:table-cell>
          <table:table-cell table:formula="of:=VLOOKUP([.W58];[skills.$T$2:.$U$15];2;0)" office:value-type="string" office:string-value="I">
            <text:p>I</text:p>
          </table:table-cell>
          <table:table-cell table:formula="of:=VLOOKUP([.X58];[skills.$T$2:.$U$15];2;0)" office:value-type="string" office:string-value="I">
            <text:p>I</text:p>
          </table:table-cell>
          <table:table-cell table:formula="of:=VLOOKUP([.Y58];[skills.$T$2:.$U$15];2;0)" office:value-type="string" office:string-value="I">
            <text:p>I</text:p>
          </table:table-cell>
          <table:table-cell table:formula="of:=VLOOKUP([.Z58];[skills.$T$2:.$U$15];2;0)" office:value-type="string" office:string-value="I">
            <text:p>I</text:p>
          </table:table-cell>
          <table:table-cell table:number-columns-repeated="971"/>
        </table:table-row>
        <table:table-row table:style-name="ro12">
          <table:table-cell table:style-name="ce9" office:value-type="string">
            <text:p>sense force</text:p>
          </table:table-cell>
          <table:table-cell table:style-name="ce17" office:value-type="string">
            <text:p>force</text:p>
          </table:table-cell>
          <table:table-cell office:value-type="string">
            <text:p>S</text:p>
          </table:table-cell>
          <table:table-cell table:style-name="ce126" office:value-type="float" office:value="2">
            <text:p>2</text:p>
          </table:table-cell>
          <table:table-cell table:number-columns-repeated="4" table:style-name="ce128" office:value-type="float" office:value="2">
            <text:p>2</text:p>
          </table:table-cell>
          <table:table-cell table:style-name="ce128" office:value-type="float" office:value="1">
            <text:p>1</text:p>
          </table:table-cell>
          <table:table-cell table:number-columns-repeated="5" table:style-name="ce128" office:value-type="float" office:value="2">
            <text:p>2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number-columns-repeated="2" table:style-name="ce128" office:value-type="float" office:value="2">
            <text:p>2</text:p>
          </table:table-cell>
          <table:table-cell table:style-name="ce131" office:value-type="float" office:value="2">
            <text:p>2</text:p>
          </table:table-cell>
          <table:table-cell table:style-name="ce131" office:value-type="float" office:value="4">
            <text:p>4</text:p>
          </table:table-cell>
          <table:table-cell table:style-name="ce128" office:value-type="float" office:value="2">
            <text:p>2</text:p>
          </table:table-cell>
          <table:table-cell table:style-name="ce131" office:value-type="float" office:value="2">
            <text:p>2</text:p>
          </table:table-cell>
          <table:table-cell table:number-columns-repeated="2" table:style-name="ce128" office:value-type="float" office:value="2">
            <text:p>2</text:p>
          </table:table-cell>
          <table:table-cell table:style-name="ce131" office:value-type="float" office:value="2">
            <text:p>2</text:p>
          </table:table-cell>
          <table:table-cell table:style-name="ce133" table:formula="of:=MIN([.D59:.Z59])" office:value-type="float" office:value="0">
            <text:p>0</text:p>
          </table:table-cell>
          <table:table-cell table:style-name="ce134" table:formula="of:=MAX([.D59:.Z59])" office:value-type="float" office:value="4">
            <text:p>4</text:p>
          </table:table-cell>
          <table:table-cell table:style-name="ce135" table:formula="of:=ROUND(AVERAGE([.D59:.Z59]); 0)" office:value-type="float" office:value="2">
            <text:p>2</text:p>
          </table:table-cell>
          <table:table-cell table:formula="of:=VLOOKUP([.D59];[skills.$T$2:.$U$15];2;0)" office:value-type="string" office:string-value="VE">
            <text:p>VE</text:p>
          </table:table-cell>
          <table:table-cell table:formula="of:=VLOOKUP([.E59];[skills.$T$2:.$U$15];2;0)" office:value-type="string" office:string-value="VE">
            <text:p>VE</text:p>
          </table:table-cell>
          <table:table-cell table:formula="of:=VLOOKUP([.F59];[skills.$T$2:.$U$15];2;0)" office:value-type="string" office:string-value="VE">
            <text:p>VE</text:p>
          </table:table-cell>
          <table:table-cell table:formula="of:=VLOOKUP([.G59];[skills.$T$2:.$U$15];2;0)" office:value-type="string" office:string-value="VE">
            <text:p>VE</text:p>
          </table:table-cell>
          <table:table-cell table:formula="of:=VLOOKUP([.H59];[skills.$T$2:.$U$15];2;0)" office:value-type="string" office:string-value="VE">
            <text:p>VE</text:p>
          </table:table-cell>
          <table:table-cell table:formula="of:=VLOOKUP([.I59];[skills.$T$2:.$U$15];2;0)" office:value-type="string" office:string-value="N">
            <text:p>N</text:p>
          </table:table-cell>
          <table:table-cell table:formula="of:=VLOOKUP([.J59];[skills.$T$2:.$U$15];2;0)" office:value-type="string" office:string-value="VE">
            <text:p>VE</text:p>
          </table:table-cell>
          <table:table-cell table:formula="of:=VLOOKUP([.K59];[skills.$T$2:.$U$15];2;0)" office:value-type="string" office:string-value="VE">
            <text:p>VE</text:p>
          </table:table-cell>
          <table:table-cell table:formula="of:=VLOOKUP([.L59];[skills.$T$2:.$U$15];2;0)" office:value-type="string" office:string-value="VE">
            <text:p>VE</text:p>
          </table:table-cell>
          <table:table-cell table:formula="of:=VLOOKUP([.M59];[skills.$T$2:.$U$15];2;0)" office:value-type="string" office:string-value="VE">
            <text:p>VE</text:p>
          </table:table-cell>
          <table:table-cell table:formula="of:=VLOOKUP([.N59];[skills.$T$2:.$U$15];2;0)" office:value-type="string" office:string-value="VE">
            <text:p>VE</text:p>
          </table:table-cell>
          <table:table-cell table:formula="of:=VLOOKUP([.O59];[skills.$T$2:.$U$15];2;0)" office:value-type="string" office:string-value="E">
            <text:p>E</text:p>
          </table:table-cell>
          <table:table-cell table:formula="of:=VLOOKUP([.P59];[skills.$T$2:.$U$15];2;0)" office:value-type="string" office:string-value="N">
            <text:p>N</text:p>
          </table:table-cell>
          <table:table-cell table:formula="of:=VLOOKUP([.Q59];[skills.$T$2:.$U$15];2;0)" office:value-type="string" office:string-value="I">
            <text:p>I</text:p>
          </table:table-cell>
          <table:table-cell table:formula="of:=VLOOKUP([.R59];[skills.$T$2:.$U$15];2;0)" office:value-type="string" office:string-value="VE">
            <text:p>VE</text:p>
          </table:table-cell>
          <table:table-cell table:formula="of:=VLOOKUP([.S59];[skills.$T$2:.$U$15];2;0)" office:value-type="string" office:string-value="VE">
            <text:p>VE</text:p>
          </table:table-cell>
          <table:table-cell table:formula="of:=VLOOKUP([.T59];[skills.$T$2:.$U$15];2;0)" office:value-type="string" office:string-value="VE">
            <text:p>VE</text:p>
          </table:table-cell>
          <table:table-cell table:formula="of:=VLOOKUP([.U59];[skills.$T$2:.$U$15];2;0)" office:value-type="string" office:string-value="EtM">
            <text:p>EtM</text:p>
          </table:table-cell>
          <table:table-cell table:formula="of:=VLOOKUP([.V59];[skills.$T$2:.$U$15];2;0)" office:value-type="string" office:string-value="VE">
            <text:p>VE</text:p>
          </table:table-cell>
          <table:table-cell table:formula="of:=VLOOKUP([.W59];[skills.$T$2:.$U$15];2;0)" office:value-type="string" office:string-value="VE">
            <text:p>VE</text:p>
          </table:table-cell>
          <table:table-cell table:formula="of:=VLOOKUP([.X59];[skills.$T$2:.$U$15];2;0)" office:value-type="string" office:string-value="VE">
            <text:p>VE</text:p>
          </table:table-cell>
          <table:table-cell table:formula="of:=VLOOKUP([.Y59];[skills.$T$2:.$U$15];2;0)" office:value-type="string" office:string-value="VE">
            <text:p>VE</text:p>
          </table:table-cell>
          <table:table-cell table:formula="of:=VLOOKUP([.Z59];[skills.$T$2:.$U$15];2;0)" office:value-type="string" office:string-value="VE">
            <text:p>VE</text:p>
          </table:table-cell>
          <table:table-cell table:number-columns-repeated="971"/>
        </table:table-row>
        <table:table-row table:style-name="ro12">
          <table:table-cell table:style-name="ce9" office:value-type="string">
            <text:p>shadow sight</text:p>
          </table:table-cell>
          <table:table-cell table:style-name="ce17" office:value-type="string">
            <text:p>expand</text:p>
          </table:table-cell>
          <table:table-cell office:value-type="string">
            <text:p>S C A</text:p>
          </table:table-cell>
          <table:table-cell table:style-name="ce126" office:value-type="float" office:value="11">
            <text:p>11</text:p>
          </table:table-cell>
          <table:table-cell table:number-columns-repeated="2" table:style-name="ce128" office:value-type="float" office:value="11">
            <text:p>11</text:p>
          </table:table-cell>
          <table:table-cell table:number-columns-repeated="2" table:style-name="ce128" office:value-type="float" office:value="10">
            <text:p>10</text:p>
          </table:table-cell>
          <table:table-cell table:style-name="ce128" office:value-type="float" office:value="11">
            <text:p>11</text:p>
          </table:table-cell>
          <table:table-cell table:style-name="ce128" office:value-type="float" office:value="10">
            <text:p>10</text:p>
          </table:table-cell>
          <table:table-cell table:number-columns-repeated="5" table:style-name="ce128" office:value-type="float" office:value="11">
            <text:p>11</text:p>
          </table:table-cell>
          <table:table-cell table:number-columns-repeated="2" table:style-name="ce128" office:value-type="float" office:value="10">
            <text:p>10</text:p>
          </table:table-cell>
          <table:table-cell table:number-columns-repeated="2" table:style-name="ce128" office:value-type="float" office:value="11">
            <text:p>11</text:p>
          </table:table-cell>
          <table:table-cell table:number-columns-repeated="2" table:style-name="ce131" office:value-type="float" office:value="11">
            <text:p>11</text:p>
          </table:table-cell>
          <table:table-cell table:style-name="ce128" office:value-type="float" office:value="11">
            <text:p>11</text:p>
          </table:table-cell>
          <table:table-cell table:style-name="ce131" office:value-type="float" office:value="10">
            <text:p>10</text:p>
          </table:table-cell>
          <table:table-cell table:number-columns-repeated="2" table:style-name="ce128" office:value-type="float" office:value="11">
            <text:p>11</text:p>
          </table:table-cell>
          <table:table-cell table:style-name="ce131" office:value-type="float" office:value="10">
            <text:p>10</text:p>
          </table:table-cell>
          <table:table-cell table:style-name="ce133" table:formula="of:=MIN([.D60:.Z60])" office:value-type="float" office:value="10">
            <text:p>10</text:p>
          </table:table-cell>
          <table:table-cell table:style-name="ce134" table:formula="of:=MAX([.D60:.Z60])" office:value-type="float" office:value="11">
            <text:p>11</text:p>
          </table:table-cell>
          <table:table-cell table:style-name="ce135" table:formula="of:=ROUND(AVERAGE([.D60:.Z60]); 0)" office:value-type="float" office:value="11">
            <text:p>11</text:p>
          </table:table-cell>
          <table:table-cell table:formula="of:=VLOOKUP([.D60];[skills.$T$2:.$U$15];2;0)" office:value-type="string" office:string-value="LA">
            <text:p>LA</text:p>
          </table:table-cell>
          <table:table-cell table:formula="of:=VLOOKUP([.E60];[skills.$T$2:.$U$15];2;0)" office:value-type="string" office:string-value="LA">
            <text:p>LA</text:p>
          </table:table-cell>
          <table:table-cell table:formula="of:=VLOOKUP([.F60];[skills.$T$2:.$U$15];2;0)" office:value-type="string" office:string-value="LA">
            <text:p>LA</text:p>
          </table:table-cell>
          <table:table-cell table:formula="of:=VLOOKUP([.G60];[skills.$T$2:.$U$15];2;0)" office:value-type="string" office:string-value="JSI">
            <text:p>JSI</text:p>
          </table:table-cell>
          <table:table-cell table:formula="of:=VLOOKUP([.H60];[skills.$T$2:.$U$15];2;0)" office:value-type="string" office:string-value="JSI">
            <text:p>JSI</text:p>
          </table:table-cell>
          <table:table-cell table:formula="of:=VLOOKUP([.I60];[skills.$T$2:.$U$15];2;0)" office:value-type="string" office:string-value="LA">
            <text:p>LA</text:p>
          </table:table-cell>
          <table:table-cell table:formula="of:=VLOOKUP([.J60];[skills.$T$2:.$U$15];2;0)" office:value-type="string" office:string-value="JSI">
            <text:p>JSI</text:p>
          </table:table-cell>
          <table:table-cell table:formula="of:=VLOOKUP([.K60];[skills.$T$2:.$U$15];2;0)" office:value-type="string" office:string-value="LA">
            <text:p>LA</text:p>
          </table:table-cell>
          <table:table-cell table:formula="of:=VLOOKUP([.L60];[skills.$T$2:.$U$15];2;0)" office:value-type="string" office:string-value="LA">
            <text:p>LA</text:p>
          </table:table-cell>
          <table:table-cell table:formula="of:=VLOOKUP([.M60];[skills.$T$2:.$U$15];2;0)" office:value-type="string" office:string-value="LA">
            <text:p>LA</text:p>
          </table:table-cell>
          <table:table-cell table:formula="of:=VLOOKUP([.N60];[skills.$T$2:.$U$15];2;0)" office:value-type="string" office:string-value="LA">
            <text:p>LA</text:p>
          </table:table-cell>
          <table:table-cell table:formula="of:=VLOOKUP([.O60];[skills.$T$2:.$U$15];2;0)" office:value-type="string" office:string-value="LA">
            <text:p>LA</text:p>
          </table:table-cell>
          <table:table-cell table:formula="of:=VLOOKUP([.P60];[skills.$T$2:.$U$15];2;0)" office:value-type="string" office:string-value="JSI">
            <text:p>JSI</text:p>
          </table:table-cell>
          <table:table-cell table:formula="of:=VLOOKUP([.Q60];[skills.$T$2:.$U$15];2;0)" office:value-type="string" office:string-value="JSI">
            <text:p>JSI</text:p>
          </table:table-cell>
          <table:table-cell table:formula="of:=VLOOKUP([.R60];[skills.$T$2:.$U$15];2;0)" office:value-type="string" office:string-value="LA">
            <text:p>LA</text:p>
          </table:table-cell>
          <table:table-cell table:formula="of:=VLOOKUP([.S60];[skills.$T$2:.$U$15];2;0)" office:value-type="string" office:string-value="LA">
            <text:p>LA</text:p>
          </table:table-cell>
          <table:table-cell table:formula="of:=VLOOKUP([.T60];[skills.$T$2:.$U$15];2;0)" office:value-type="string" office:string-value="LA">
            <text:p>LA</text:p>
          </table:table-cell>
          <table:table-cell table:formula="of:=VLOOKUP([.U60];[skills.$T$2:.$U$15];2;0)" office:value-type="string" office:string-value="LA">
            <text:p>LA</text:p>
          </table:table-cell>
          <table:table-cell table:formula="of:=VLOOKUP([.V60];[skills.$T$2:.$U$15];2;0)" office:value-type="string" office:string-value="LA">
            <text:p>LA</text:p>
          </table:table-cell>
          <table:table-cell table:formula="of:=VLOOKUP([.W60];[skills.$T$2:.$U$15];2;0)" office:value-type="string" office:string-value="JSI">
            <text:p>JSI</text:p>
          </table:table-cell>
          <table:table-cell table:formula="of:=VLOOKUP([.X60];[skills.$T$2:.$U$15];2;0)" office:value-type="string" office:string-value="LA">
            <text:p>LA</text:p>
          </table:table-cell>
          <table:table-cell table:formula="of:=VLOOKUP([.Y60];[skills.$T$2:.$U$15];2;0)" office:value-type="string" office:string-value="LA">
            <text:p>LA</text:p>
          </table:table-cell>
          <table:table-cell table:formula="of:=VLOOKUP([.Z60];[skills.$T$2:.$U$15];2;0)" office:value-type="string" office:string-value="JSI">
            <text:p>JSI</text:p>
          </table:table-cell>
          <table:table-cell table:number-columns-repeated="971"/>
        </table:table-row>
        <table:table-row table:style-name="ro12">
          <table:table-cell table:style-name="ce3" office:value-type="string">
            <text:p>soul siphon</text:p>
          </table:table-cell>
          <table:table-cell table:style-name="ce17" office:value-type="string">
            <text:p>dark side</text:p>
          </table:table-cell>
          <table:table-cell office:value-type="string">
            <text:p>S C A</text:p>
          </table:table-cell>
          <table:table-cell table:style-name="ce126" office:value-type="float" office:value="9">
            <text:p>9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7">
            <text:p>7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7">
            <text:p>7</text:p>
          </table:table-cell>
          <table:table-cell table:style-name="ce128" office:value-type="float" office:value="10">
            <text:p>10</text:p>
          </table:table-cell>
          <table:table-cell table:number-columns-repeated="2" table:style-name="ce128" office:value-type="float" office:value="7">
            <text:p>7</text:p>
          </table:table-cell>
          <table:table-cell table:style-name="ce128" office:value-type="float" office:value="10">
            <text:p>10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10">
            <text:p>10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7">
            <text:p>7</text:p>
          </table:table-cell>
          <table:table-cell table:style-name="ce128" office:value-type="float" office:value="9">
            <text:p>9</text:p>
          </table:table-cell>
          <table:table-cell table:style-name="ce128" office:value-type="float" office:value="7">
            <text:p>7</text:p>
          </table:table-cell>
          <table:table-cell table:style-name="ce131" office:value-type="float" office:value="9">
            <text:p>9</text:p>
          </table:table-cell>
          <table:table-cell table:style-name="ce131" office:value-type="float" office:value="7">
            <text:p>7</text:p>
          </table:table-cell>
          <table:table-cell table:style-name="ce128" office:value-type="float" office:value="5">
            <text:p>5</text:p>
          </table:table-cell>
          <table:table-cell table:style-name="ce131" office:value-type="float" office:value="7">
            <text:p>7</text:p>
          </table:table-cell>
          <table:table-cell table:style-name="ce128" office:value-type="float" office:value="7">
            <text:p>7</text:p>
          </table:table-cell>
          <table:table-cell table:style-name="ce128" office:value-type="float" office:value="4">
            <text:p>4</text:p>
          </table:table-cell>
          <table:table-cell table:style-name="ce131" office:value-type="float" office:value="8">
            <text:p>8</text:p>
          </table:table-cell>
          <table:table-cell table:style-name="ce133" table:formula="of:=MIN([.D61:.Z61])" office:value-type="float" office:value="4">
            <text:p>4</text:p>
          </table:table-cell>
          <table:table-cell table:style-name="ce134" table:formula="of:=MAX([.D61:.Z61])" office:value-type="float" office:value="10">
            <text:p>10</text:p>
          </table:table-cell>
          <table:table-cell table:style-name="ce135" table:formula="of:=ROUND(AVERAGE([.D61:.Z61]); 0)" office:value-type="float" office:value="8">
            <text:p>8</text:p>
          </table:table-cell>
          <table:table-cell table:formula="of:=VLOOKUP([.D61];[skills.$T$2:.$U$15];2;0)" office:value-type="string" office:string-value="SD">
            <text:p>SD</text:p>
          </table:table-cell>
          <table:table-cell table:formula="of:=VLOOKUP([.E61];[skills.$T$2:.$U$15];2;0)" office:value-type="string" office:string-value="VD">
            <text:p>VD</text:p>
          </table:table-cell>
          <table:table-cell table:formula="of:=VLOOKUP([.F61];[skills.$T$2:.$U$15];2;0)" office:value-type="string" office:string-value="D">
            <text:p>D</text:p>
          </table:table-cell>
          <table:table-cell table:formula="of:=VLOOKUP([.G61];[skills.$T$2:.$U$15];2;0)" office:value-type="string" office:string-value="MtD">
            <text:p>MtD</text:p>
          </table:table-cell>
          <table:table-cell table:formula="of:=VLOOKUP([.H61];[skills.$T$2:.$U$15];2;0)" office:value-type="string" office:string-value="D">
            <text:p>D</text:p>
          </table:table-cell>
          <table:table-cell table:formula="of:=VLOOKUP([.I61];[skills.$T$2:.$U$15];2;0)" office:value-type="string" office:string-value="JSI">
            <text:p>JSI</text:p>
          </table:table-cell>
          <table:table-cell table:formula="of:=VLOOKUP([.J61];[skills.$T$2:.$U$15];2;0)" office:value-type="string" office:string-value="D">
            <text:p>D</text:p>
          </table:table-cell>
          <table:table-cell table:formula="of:=VLOOKUP([.K61];[skills.$T$2:.$U$15];2;0)" office:value-type="string" office:string-value="D">
            <text:p>D</text:p>
          </table:table-cell>
          <table:table-cell table:formula="of:=VLOOKUP([.L61];[skills.$T$2:.$U$15];2;0)" office:value-type="string" office:string-value="JSI">
            <text:p>JSI</text:p>
          </table:table-cell>
          <table:table-cell table:formula="of:=VLOOKUP([.M61];[skills.$T$2:.$U$15];2;0)" office:value-type="string" office:string-value="VD">
            <text:p>VD</text:p>
          </table:table-cell>
          <table:table-cell table:formula="of:=VLOOKUP([.N61];[skills.$T$2:.$U$15];2;0)" office:value-type="string" office:string-value="JSI">
            <text:p>JSI</text:p>
          </table:table-cell>
          <table:table-cell table:formula="of:=VLOOKUP([.O61];[skills.$T$2:.$U$15];2;0)" office:value-type="string" office:string-value="VD">
            <text:p>VD</text:p>
          </table:table-cell>
          <table:table-cell table:formula="of:=VLOOKUP([.P61];[skills.$T$2:.$U$15];2;0)" office:value-type="string" office:string-value="MtD">
            <text:p>MtD</text:p>
          </table:table-cell>
          <table:table-cell table:formula="of:=VLOOKUP([.Q61];[skills.$T$2:.$U$15];2;0)" office:value-type="string" office:string-value="D">
            <text:p>D</text:p>
          </table:table-cell>
          <table:table-cell table:formula="of:=VLOOKUP([.R61];[skills.$T$2:.$U$15];2;0)" office:value-type="string" office:string-value="SD">
            <text:p>SD</text:p>
          </table:table-cell>
          <table:table-cell table:formula="of:=VLOOKUP([.S61];[skills.$T$2:.$U$15];2;0)" office:value-type="string" office:string-value="D">
            <text:p>D</text:p>
          </table:table-cell>
          <table:table-cell table:formula="of:=VLOOKUP([.T61];[skills.$T$2:.$U$15];2;0)" office:value-type="string" office:string-value="SD">
            <text:p>SD</text:p>
          </table:table-cell>
          <table:table-cell table:formula="of:=VLOOKUP([.U61];[skills.$T$2:.$U$15];2;0)" office:value-type="string" office:string-value="D">
            <text:p>D</text:p>
          </table:table-cell>
          <table:table-cell table:formula="of:=VLOOKUP([.V61];[skills.$T$2:.$U$15];2;0)" office:value-type="string" office:string-value="M">
            <text:p>M</text:p>
          </table:table-cell>
          <table:table-cell table:formula="of:=VLOOKUP([.W61];[skills.$T$2:.$U$15];2;0)" office:value-type="string" office:string-value="D">
            <text:p>D</text:p>
          </table:table-cell>
          <table:table-cell table:formula="of:=VLOOKUP([.X61];[skills.$T$2:.$U$15];2;0)" office:value-type="string" office:string-value="D">
            <text:p>D</text:p>
          </table:table-cell>
          <table:table-cell table:formula="of:=VLOOKUP([.Y61];[skills.$T$2:.$U$15];2;0)" office:value-type="string" office:string-value="EtM">
            <text:p>EtM</text:p>
          </table:table-cell>
          <table:table-cell table:formula="of:=VLOOKUP([.Z61];[skills.$T$2:.$U$15];2;0)" office:value-type="string" office:string-value="VD">
            <text:p>VD</text:p>
          </table:table-cell>
          <table:table-cell table:number-columns-repeated="971"/>
        </table:table-row>
        <table:table-row table:style-name="ro12">
          <table:table-cell table:style-name="ce9" office:value-type="string">
            <text:p>telekinesis</text:p>
          </table:table-cell>
          <table:table-cell table:style-name="ce17" office:value-type="string">
            <text:p>alteration</text:p>
          </table:table-cell>
          <table:table-cell office:value-type="string">
            <text:p>A</text:p>
          </table:table-cell>
          <table:table-cell table:style-name="ce126" office:value-type="float" office:value="3">
            <text:p>3</text:p>
          </table:table-cell>
          <table:table-cell table:style-name="ce128" office:value-type="float" office:value="2">
            <text:p>2</text:p>
          </table:table-cell>
          <table:table-cell table:number-columns-repeated="5" table:style-name="ce128" office:value-type="float" office:value="3">
            <text:p>3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2">
            <text:p>2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3">
            <text:p>3</text:p>
          </table:table-cell>
          <table:table-cell table:number-columns-repeated="2" table:style-name="ce131" office:value-type="float" office:value="3">
            <text:p>3</text:p>
          </table:table-cell>
          <table:table-cell table:style-name="ce128" office:value-type="float" office:value="3">
            <text:p>3</text:p>
          </table:table-cell>
          <table:table-cell table:style-name="ce131" office:value-type="float" office:value="3">
            <text:p>3</text:p>
          </table:table-cell>
          <table:table-cell table:number-columns-repeated="2" table:style-name="ce128" office:value-type="float" office:value="3">
            <text:p>3</text:p>
          </table:table-cell>
          <table:table-cell table:style-name="ce131" office:value-type="float" office:value="3">
            <text:p>3</text:p>
          </table:table-cell>
          <table:table-cell table:style-name="ce133" table:formula="of:=MIN([.D62:.Z62])" office:value-type="float" office:value="2">
            <text:p>2</text:p>
          </table:table-cell>
          <table:table-cell table:style-name="ce134" table:formula="of:=MAX([.D62:.Z62])" office:value-type="float" office:value="5">
            <text:p>5</text:p>
          </table:table-cell>
          <table:table-cell table:style-name="ce135" table:formula="of:=ROUND(AVERAGE([.D62:.Z62]); 0)" office:value-type="float" office:value="3">
            <text:p>3</text:p>
          </table:table-cell>
          <table:table-cell table:formula="of:=VLOOKUP([.D62];[skills.$T$2:.$U$15];2;0)" office:value-type="string" office:string-value="E">
            <text:p>E</text:p>
          </table:table-cell>
          <table:table-cell table:formula="of:=VLOOKUP([.E62];[skills.$T$2:.$U$15];2;0)" office:value-type="string" office:string-value="VE">
            <text:p>VE</text:p>
          </table:table-cell>
          <table:table-cell table:formula="of:=VLOOKUP([.F62];[skills.$T$2:.$U$15];2;0)" office:value-type="string" office:string-value="E">
            <text:p>E</text:p>
          </table:table-cell>
          <table:table-cell table:formula="of:=VLOOKUP([.G62];[skills.$T$2:.$U$15];2;0)" office:value-type="string" office:string-value="E">
            <text:p>E</text:p>
          </table:table-cell>
          <table:table-cell table:formula="of:=VLOOKUP([.H62];[skills.$T$2:.$U$15];2;0)" office:value-type="string" office:string-value="E">
            <text:p>E</text:p>
          </table:table-cell>
          <table:table-cell table:formula="of:=VLOOKUP([.I62];[skills.$T$2:.$U$15];2;0)" office:value-type="string" office:string-value="E">
            <text:p>E</text:p>
          </table:table-cell>
          <table:table-cell table:formula="of:=VLOOKUP([.J62];[skills.$T$2:.$U$15];2;0)" office:value-type="string" office:string-value="E">
            <text:p>E</text:p>
          </table:table-cell>
          <table:table-cell table:formula="of:=VLOOKUP([.K62];[skills.$T$2:.$U$15];2;0)" office:value-type="string" office:string-value="EtM">
            <text:p>EtM</text:p>
          </table:table-cell>
          <table:table-cell table:formula="of:=VLOOKUP([.L62];[skills.$T$2:.$U$15];2;0)" office:value-type="string" office:string-value="E">
            <text:p>E</text:p>
          </table:table-cell>
          <table:table-cell table:formula="of:=VLOOKUP([.M62];[skills.$T$2:.$U$15];2;0)" office:value-type="string" office:string-value="EtM">
            <text:p>EtM</text:p>
          </table:table-cell>
          <table:table-cell table:formula="of:=VLOOKUP([.N62];[skills.$T$2:.$U$15];2;0)" office:value-type="string" office:string-value="VE">
            <text:p>VE</text:p>
          </table:table-cell>
          <table:table-cell table:formula="of:=VLOOKUP([.O62];[skills.$T$2:.$U$15];2;0)" office:value-type="string" office:string-value="EtM">
            <text:p>EtM</text:p>
          </table:table-cell>
          <table:table-cell table:formula="of:=VLOOKUP([.P62];[skills.$T$2:.$U$15];2;0)" office:value-type="string" office:string-value="E">
            <text:p>E</text:p>
          </table:table-cell>
          <table:table-cell table:formula="of:=VLOOKUP([.Q62];[skills.$T$2:.$U$15];2;0)" office:value-type="string" office:string-value="M">
            <text:p>M</text:p>
          </table:table-cell>
          <table:table-cell table:formula="of:=VLOOKUP([.R62];[skills.$T$2:.$U$15];2;0)" office:value-type="string" office:string-value="EtM">
            <text:p>EtM</text:p>
          </table:table-cell>
          <table:table-cell table:formula="of:=VLOOKUP([.S62];[skills.$T$2:.$U$15];2;0)" office:value-type="string" office:string-value="E">
            <text:p>E</text:p>
          </table:table-cell>
          <table:table-cell table:formula="of:=VLOOKUP([.T62];[skills.$T$2:.$U$15];2;0)" office:value-type="string" office:string-value="E">
            <text:p>E</text:p>
          </table:table-cell>
          <table:table-cell table:formula="of:=VLOOKUP([.U62];[skills.$T$2:.$U$15];2;0)" office:value-type="string" office:string-value="E">
            <text:p>E</text:p>
          </table:table-cell>
          <table:table-cell table:formula="of:=VLOOKUP([.V62];[skills.$T$2:.$U$15];2;0)" office:value-type="string" office:string-value="E">
            <text:p>E</text:p>
          </table:table-cell>
          <table:table-cell table:formula="of:=VLOOKUP([.W62];[skills.$T$2:.$U$15];2;0)" office:value-type="string" office:string-value="E">
            <text:p>E</text:p>
          </table:table-cell>
          <table:table-cell table:formula="of:=VLOOKUP([.X62];[skills.$T$2:.$U$15];2;0)" office:value-type="string" office:string-value="E">
            <text:p>E</text:p>
          </table:table-cell>
          <table:table-cell table:formula="of:=VLOOKUP([.Y62];[skills.$T$2:.$U$15];2;0)" office:value-type="string" office:string-value="E">
            <text:p>E</text:p>
          </table:table-cell>
          <table:table-cell table:formula="of:=VLOOKUP([.Z62];[skills.$T$2:.$U$15];2;0)" office:value-type="string" office:string-value="E">
            <text:p>E</text:p>
          </table:table-cell>
          <table:table-cell table:number-columns-repeated="971"/>
        </table:table-row>
        <table:table-row table:style-name="ro12">
          <table:table-cell table:style-name="ce3" office:value-type="string">
            <text:p>telekinetic kill</text:p>
          </table:table-cell>
          <table:table-cell table:style-name="ce17" office:value-type="string">
            <text:p>dark side</text:p>
          </table:table-cell>
          <table:table-cell office:value-type="string">
            <text:p>S C A</text:p>
          </table:table-cell>
          <table:table-cell table:style-name="ce126" office:value-type="float" office:value="10">
            <text:p>10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9">
            <text:p>9</text:p>
          </table:table-cell>
          <table:table-cell table:number-columns-repeated="2" table:style-name="ce128" office:value-type="float" office:value="8">
            <text:p>8</text:p>
          </table:table-cell>
          <table:table-cell table:style-name="ce128" office:value-type="float" office:value="10">
            <text:p>10</text:p>
          </table:table-cell>
          <table:table-cell table:number-columns-repeated="2" table:style-name="ce128" office:value-type="float" office:value="8">
            <text:p>8</text:p>
          </table:table-cell>
          <table:table-cell table:number-columns-repeated="3" table:style-name="ce128" office:value-type="float" office:value="10">
            <text:p>10</text:p>
          </table:table-cell>
          <table:table-cell table:style-name="ce128" office:value-type="float" office:value="8">
            <text:p>8</text:p>
          </table:table-cell>
          <table:table-cell table:number-columns-repeated="2" table:style-name="ce128" office:value-type="float" office:value="9">
            <text:p>9</text:p>
          </table:table-cell>
          <table:table-cell table:style-name="ce128" office:value-type="float" office:value="10">
            <text:p>10</text:p>
          </table:table-cell>
          <table:table-cell table:style-name="ce128" office:value-type="float" office:value="8">
            <text:p>8</text:p>
          </table:table-cell>
          <table:table-cell table:style-name="ce131" office:value-type="float" office:value="9">
            <text:p>9</text:p>
          </table:table-cell>
          <table:table-cell table:style-name="ce131" office:value-type="float" office:value="8">
            <text:p>8</text:p>
          </table:table-cell>
          <table:table-cell table:style-name="ce128" office:value-type="float" office:value="5">
            <text:p>5</text:p>
          </table:table-cell>
          <table:table-cell table:style-name="ce131" office:value-type="float" office:value="8">
            <text:p>8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4">
            <text:p>4</text:p>
          </table:table-cell>
          <table:table-cell table:style-name="ce131" office:value-type="float" office:value="9">
            <text:p>9</text:p>
          </table:table-cell>
          <table:table-cell table:style-name="ce133" table:formula="of:=MIN([.D63:.Z63])" office:value-type="float" office:value="4">
            <text:p>4</text:p>
          </table:table-cell>
          <table:table-cell table:style-name="ce134" table:formula="of:=MAX([.D63:.Z63])" office:value-type="float" office:value="10">
            <text:p>10</text:p>
          </table:table-cell>
          <table:table-cell table:style-name="ce135" table:formula="of:=ROUND(AVERAGE([.D63:.Z63]); 0)" office:value-type="float" office:value="8">
            <text:p>8</text:p>
          </table:table-cell>
          <table:table-cell table:formula="of:=VLOOKUP([.D63];[skills.$T$2:.$U$15];2;0)" office:value-type="string" office:string-value="JSI">
            <text:p>JSI</text:p>
          </table:table-cell>
          <table:table-cell table:formula="of:=VLOOKUP([.E63];[skills.$T$2:.$U$15];2;0)" office:value-type="string" office:string-value="VD">
            <text:p>VD</text:p>
          </table:table-cell>
          <table:table-cell table:formula="of:=VLOOKUP([.F63];[skills.$T$2:.$U$15];2;0)" office:value-type="string" office:string-value="SD">
            <text:p>SD</text:p>
          </table:table-cell>
          <table:table-cell table:formula="of:=VLOOKUP([.G63];[skills.$T$2:.$U$15];2;0)" office:value-type="string" office:string-value="VD">
            <text:p>VD</text:p>
          </table:table-cell>
          <table:table-cell table:formula="of:=VLOOKUP([.H63];[skills.$T$2:.$U$15];2;0)" office:value-type="string" office:string-value="VD">
            <text:p>VD</text:p>
          </table:table-cell>
          <table:table-cell table:formula="of:=VLOOKUP([.I63];[skills.$T$2:.$U$15];2;0)" office:value-type="string" office:string-value="JSI">
            <text:p>JSI</text:p>
          </table:table-cell>
          <table:table-cell table:formula="of:=VLOOKUP([.J63];[skills.$T$2:.$U$15];2;0)" office:value-type="string" office:string-value="VD">
            <text:p>VD</text:p>
          </table:table-cell>
          <table:table-cell table:formula="of:=VLOOKUP([.K63];[skills.$T$2:.$U$15];2;0)" office:value-type="string" office:string-value="VD">
            <text:p>VD</text:p>
          </table:table-cell>
          <table:table-cell table:formula="of:=VLOOKUP([.L63];[skills.$T$2:.$U$15];2;0)" office:value-type="string" office:string-value="JSI">
            <text:p>JSI</text:p>
          </table:table-cell>
          <table:table-cell table:formula="of:=VLOOKUP([.M63];[skills.$T$2:.$U$15];2;0)" office:value-type="string" office:string-value="JSI">
            <text:p>JSI</text:p>
          </table:table-cell>
          <table:table-cell table:formula="of:=VLOOKUP([.N63];[skills.$T$2:.$U$15];2;0)" office:value-type="string" office:string-value="JSI">
            <text:p>JSI</text:p>
          </table:table-cell>
          <table:table-cell table:formula="of:=VLOOKUP([.O63];[skills.$T$2:.$U$15];2;0)" office:value-type="string" office:string-value="VD">
            <text:p>VD</text:p>
          </table:table-cell>
          <table:table-cell table:formula="of:=VLOOKUP([.P63];[skills.$T$2:.$U$15];2;0)" office:value-type="string" office:string-value="SD">
            <text:p>SD</text:p>
          </table:table-cell>
          <table:table-cell table:formula="of:=VLOOKUP([.Q63];[skills.$T$2:.$U$15];2;0)" office:value-type="string" office:string-value="SD">
            <text:p>SD</text:p>
          </table:table-cell>
          <table:table-cell table:formula="of:=VLOOKUP([.R63];[skills.$T$2:.$U$15];2;0)" office:value-type="string" office:string-value="JSI">
            <text:p>JSI</text:p>
          </table:table-cell>
          <table:table-cell table:formula="of:=VLOOKUP([.S63];[skills.$T$2:.$U$15];2;0)" office:value-type="string" office:string-value="VD">
            <text:p>VD</text:p>
          </table:table-cell>
          <table:table-cell table:formula="of:=VLOOKUP([.T63];[skills.$T$2:.$U$15];2;0)" office:value-type="string" office:string-value="SD">
            <text:p>SD</text:p>
          </table:table-cell>
          <table:table-cell table:formula="of:=VLOOKUP([.U63];[skills.$T$2:.$U$15];2;0)" office:value-type="string" office:string-value="VD">
            <text:p>VD</text:p>
          </table:table-cell>
          <table:table-cell table:formula="of:=VLOOKUP([.V63];[skills.$T$2:.$U$15];2;0)" office:value-type="string" office:string-value="M">
            <text:p>M</text:p>
          </table:table-cell>
          <table:table-cell table:formula="of:=VLOOKUP([.W63];[skills.$T$2:.$U$15];2;0)" office:value-type="string" office:string-value="VD">
            <text:p>VD</text:p>
          </table:table-cell>
          <table:table-cell table:formula="of:=VLOOKUP([.X63];[skills.$T$2:.$U$15];2;0)" office:value-type="string" office:string-value="VD">
            <text:p>VD</text:p>
          </table:table-cell>
          <table:table-cell table:formula="of:=VLOOKUP([.Y63];[skills.$T$2:.$U$15];2;0)" office:value-type="string" office:string-value="EtM">
            <text:p>EtM</text:p>
          </table:table-cell>
          <table:table-cell table:formula="of:=VLOOKUP([.Z63];[skills.$T$2:.$U$15];2;0)" office:value-type="string" office:string-value="SD">
            <text:p>SD</text:p>
          </table:table-cell>
          <table:table-cell table:number-columns-repeated="971"/>
        </table:table-row>
        <table:table-row table:style-name="ro12">
          <table:table-cell table:style-name="ce11" office:value-type="string">
            <text:p>telepathy</text:p>
          </table:table-cell>
          <table:table-cell table:style-name="ce17" office:value-type="string">
            <text:p>affect mind</text:p>
          </table:table-cell>
          <table:table-cell office:value-type="string">
            <text:p>S C A</text:p>
          </table:table-cell>
          <table:table-cell table:style-name="ce126" office:value-type="float" office:value="3">
            <text:p>3</text:p>
          </table:table-cell>
          <table:table-cell table:number-columns-repeated="2" table:style-name="ce128" office:value-type="float" office:value="4">
            <text:p>4</text:p>
          </table:table-cell>
          <table:table-cell table:style-name="ce128" office:value-type="float" office:value="2">
            <text:p>2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3">
            <text:p>3</text:p>
          </table:table-cell>
          <table:table-cell table:number-columns-repeated="2" table:style-name="ce128" office:value-type="float" office:value="4">
            <text:p>4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2">
            <text:p>2</text:p>
          </table:table-cell>
          <table:table-cell table:number-columns-repeated="2" table:style-name="ce128" office:value-type="float" office:value="4">
            <text:p>4</text:p>
          </table:table-cell>
          <table:table-cell table:style-name="ce131" office:value-type="float" office:value="3">
            <text:p>3</text:p>
          </table:table-cell>
          <table:table-cell table:style-name="ce131" office:value-type="float" office:value="4">
            <text:p>4</text:p>
          </table:table-cell>
          <table:table-cell table:style-name="ce128" office:value-type="float" office:value="4">
            <text:p>4</text:p>
          </table:table-cell>
          <table:table-cell table:style-name="ce131" office:value-type="float" office:value="4">
            <text:p>4</text:p>
          </table:table-cell>
          <table:table-cell table:number-columns-repeated="2" table:style-name="ce128" office:value-type="float" office:value="4">
            <text:p>4</text:p>
          </table:table-cell>
          <table:table-cell table:style-name="ce131" office:value-type="float" office:value="4">
            <text:p>4</text:p>
          </table:table-cell>
          <table:table-cell table:style-name="ce133" table:formula="of:=MIN([.D64:.Z64])" office:value-type="float" office:value="2">
            <text:p>2</text:p>
          </table:table-cell>
          <table:table-cell table:style-name="ce134" table:formula="of:=MAX([.D64:.Z64])" office:value-type="float" office:value="6">
            <text:p>6</text:p>
          </table:table-cell>
          <table:table-cell table:style-name="ce135" table:formula="of:=ROUND(AVERAGE([.D64:.Z64]); 0)" office:value-type="float" office:value="4">
            <text:p>4</text:p>
          </table:table-cell>
          <table:table-cell table:formula="of:=VLOOKUP([.D64];[skills.$T$2:.$U$15];2;0)" office:value-type="string" office:string-value="E">
            <text:p>E</text:p>
          </table:table-cell>
          <table:table-cell table:formula="of:=VLOOKUP([.E64];[skills.$T$2:.$U$15];2;0)" office:value-type="string" office:string-value="EtM">
            <text:p>EtM</text:p>
          </table:table-cell>
          <table:table-cell table:formula="of:=VLOOKUP([.F64];[skills.$T$2:.$U$15];2;0)" office:value-type="string" office:string-value="EtM">
            <text:p>EtM</text:p>
          </table:table-cell>
          <table:table-cell table:formula="of:=VLOOKUP([.G64];[skills.$T$2:.$U$15];2;0)" office:value-type="string" office:string-value="VE">
            <text:p>VE</text:p>
          </table:table-cell>
          <table:table-cell table:formula="of:=VLOOKUP([.H64];[skills.$T$2:.$U$15];2;0)" office:value-type="string" office:string-value="EtM">
            <text:p>EtM</text:p>
          </table:table-cell>
          <table:table-cell table:formula="of:=VLOOKUP([.I64];[skills.$T$2:.$U$15];2;0)" office:value-type="string" office:string-value="E">
            <text:p>E</text:p>
          </table:table-cell>
          <table:table-cell table:formula="of:=VLOOKUP([.J64];[skills.$T$2:.$U$15];2;0)" office:value-type="string" office:string-value="EtM">
            <text:p>EtM</text:p>
          </table:table-cell>
          <table:table-cell table:formula="of:=VLOOKUP([.K64];[skills.$T$2:.$U$15];2;0)" office:value-type="string" office:string-value="EtM">
            <text:p>EtM</text:p>
          </table:table-cell>
          <table:table-cell table:formula="of:=VLOOKUP([.L64];[skills.$T$2:.$U$15];2;0)" office:value-type="string" office:string-value="E">
            <text:p>E</text:p>
          </table:table-cell>
          <table:table-cell table:formula="of:=VLOOKUP([.M64];[skills.$T$2:.$U$15];2;0)" office:value-type="string" office:string-value="M">
            <text:p>M</text:p>
          </table:table-cell>
          <table:table-cell table:formula="of:=VLOOKUP([.N64];[skills.$T$2:.$U$15];2;0)" office:value-type="string" office:string-value="EtM">
            <text:p>EtM</text:p>
          </table:table-cell>
          <table:table-cell table:formula="of:=VLOOKUP([.O64];[skills.$T$2:.$U$15];2;0)" office:value-type="string" office:string-value="MtD">
            <text:p>MtD</text:p>
          </table:table-cell>
          <table:table-cell table:formula="of:=VLOOKUP([.P64];[skills.$T$2:.$U$15];2;0)" office:value-type="string" office:string-value="EtM">
            <text:p>EtM</text:p>
          </table:table-cell>
          <table:table-cell table:formula="of:=VLOOKUP([.Q64];[skills.$T$2:.$U$15];2;0)" office:value-type="string" office:string-value="VE">
            <text:p>VE</text:p>
          </table:table-cell>
          <table:table-cell table:formula="of:=VLOOKUP([.R64];[skills.$T$2:.$U$15];2;0)" office:value-type="string" office:string-value="EtM">
            <text:p>EtM</text:p>
          </table:table-cell>
          <table:table-cell table:formula="of:=VLOOKUP([.S64];[skills.$T$2:.$U$15];2;0)" office:value-type="string" office:string-value="EtM">
            <text:p>EtM</text:p>
          </table:table-cell>
          <table:table-cell table:formula="of:=VLOOKUP([.T64];[skills.$T$2:.$U$15];2;0)" office:value-type="string" office:string-value="E">
            <text:p>E</text:p>
          </table:table-cell>
          <table:table-cell table:formula="of:=VLOOKUP([.U64];[skills.$T$2:.$U$15];2;0)" office:value-type="string" office:string-value="EtM">
            <text:p>EtM</text:p>
          </table:table-cell>
          <table:table-cell table:formula="of:=VLOOKUP([.V64];[skills.$T$2:.$U$15];2;0)" office:value-type="string" office:string-value="EtM">
            <text:p>EtM</text:p>
          </table:table-cell>
          <table:table-cell table:formula="of:=VLOOKUP([.W64];[skills.$T$2:.$U$15];2;0)" office:value-type="string" office:string-value="EtM">
            <text:p>EtM</text:p>
          </table:table-cell>
          <table:table-cell table:formula="of:=VLOOKUP([.X64];[skills.$T$2:.$U$15];2;0)" office:value-type="string" office:string-value="EtM">
            <text:p>EtM</text:p>
          </table:table-cell>
          <table:table-cell table:formula="of:=VLOOKUP([.Y64];[skills.$T$2:.$U$15];2;0)" office:value-type="string" office:string-value="EtM">
            <text:p>EtM</text:p>
          </table:table-cell>
          <table:table-cell table:formula="of:=VLOOKUP([.Z64];[skills.$T$2:.$U$15];2;0)" office:value-type="string" office:string-value="EtM">
            <text:p>EtM</text:p>
          </table:table-cell>
          <table:table-cell table:number-columns-repeated="971"/>
        </table:table-row>
        <table:table-row table:style-name="ro12">
          <table:table-cell table:style-name="ce9" office:value-type="string">
            <text:p>transfer force</text:p>
          </table:table-cell>
          <table:table-cell table:style-name="ce17" office:value-type="string">
            <text:p>alteration</text:p>
          </table:table-cell>
          <table:table-cell office:value-type="string">
            <text:p>C A</text:p>
          </table:table-cell>
          <table:table-cell table:style-name="ce126" office:value-type="float" office:value="3">
            <text:p>3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5">
            <text:p>5</text:p>
          </table:table-cell>
          <table:table-cell table:number-columns-repeated="2" table:style-name="ce128" office:value-type="float" office:value="3">
            <text:p>3</text:p>
          </table:table-cell>
          <table:table-cell table:style-name="ce128" office:value-type="float" office:value="1">
            <text:p>1</text:p>
          </table:table-cell>
          <table:table-cell table:number-columns-repeated="2" table:style-name="ce128" office:value-type="float" office:value="3">
            <text:p>3</text:p>
          </table:table-cell>
          <table:table-cell table:style-name="ce128" office:value-type="float" office:value="1">
            <text:p>1</text:p>
          </table:table-cell>
          <table:table-cell table:number-columns-repeated="2" table:style-name="ce128" office:value-type="float" office:value="3">
            <text:p>3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1">
            <text:p>1</text:p>
          </table:table-cell>
          <table:table-cell table:number-columns-repeated="2" table:style-name="ce128" office:value-type="float" office:value="3">
            <text:p>3</text:p>
          </table:table-cell>
          <table:table-cell table:number-columns-repeated="2" table:style-name="ce131" office:value-type="float" office:value="3">
            <text:p>3</text:p>
          </table:table-cell>
          <table:table-cell table:style-name="ce128" office:value-type="float" office:value="3">
            <text:p>3</text:p>
          </table:table-cell>
          <table:table-cell table:style-name="ce131" office:value-type="float" office:value="3">
            <text:p>3</text:p>
          </table:table-cell>
          <table:table-cell table:number-columns-repeated="2" table:style-name="ce128" office:value-type="float" office:value="3">
            <text:p>3</text:p>
          </table:table-cell>
          <table:table-cell table:style-name="ce131" office:value-type="float" office:value="4">
            <text:p>4</text:p>
          </table:table-cell>
          <table:table-cell table:style-name="ce133" table:formula="of:=MIN([.D65:.Z65])" office:value-type="float" office:value="1">
            <text:p>1</text:p>
          </table:table-cell>
          <table:table-cell table:style-name="ce134" table:formula="of:=MAX([.D65:.Z65])" office:value-type="float" office:value="5">
            <text:p>5</text:p>
          </table:table-cell>
          <table:table-cell table:style-name="ce135" table:formula="of:=ROUND(AVERAGE([.D65:.Z65]); 0)" office:value-type="float" office:value="3">
            <text:p>3</text:p>
          </table:table-cell>
          <table:table-cell table:formula="of:=VLOOKUP([.D65];[skills.$T$2:.$U$15];2;0)" office:value-type="string" office:string-value="E">
            <text:p>E</text:p>
          </table:table-cell>
          <table:table-cell table:formula="of:=VLOOKUP([.E65];[skills.$T$2:.$U$15];2;0)" office:value-type="string" office:string-value="E">
            <text:p>E</text:p>
          </table:table-cell>
          <table:table-cell table:formula="of:=VLOOKUP([.F65];[skills.$T$2:.$U$15];2;0)" office:value-type="string" office:string-value="M">
            <text:p>M</text:p>
          </table:table-cell>
          <table:table-cell table:formula="of:=VLOOKUP([.G65];[skills.$T$2:.$U$15];2;0)" office:value-type="string" office:string-value="E">
            <text:p>E</text:p>
          </table:table-cell>
          <table:table-cell table:formula="of:=VLOOKUP([.H65];[skills.$T$2:.$U$15];2;0)" office:value-type="string" office:string-value="E">
            <text:p>E</text:p>
          </table:table-cell>
          <table:table-cell table:formula="of:=VLOOKUP([.I65];[skills.$T$2:.$U$15];2;0)" office:value-type="string" office:string-value="N">
            <text:p>N</text:p>
          </table:table-cell>
          <table:table-cell table:formula="of:=VLOOKUP([.J65];[skills.$T$2:.$U$15];2;0)" office:value-type="string" office:string-value="E">
            <text:p>E</text:p>
          </table:table-cell>
          <table:table-cell table:formula="of:=VLOOKUP([.K65];[skills.$T$2:.$U$15];2;0)" office:value-type="string" office:string-value="E">
            <text:p>E</text:p>
          </table:table-cell>
          <table:table-cell table:formula="of:=VLOOKUP([.L65];[skills.$T$2:.$U$15];2;0)" office:value-type="string" office:string-value="N">
            <text:p>N</text:p>
          </table:table-cell>
          <table:table-cell table:formula="of:=VLOOKUP([.M65];[skills.$T$2:.$U$15];2;0)" office:value-type="string" office:string-value="E">
            <text:p>E</text:p>
          </table:table-cell>
          <table:table-cell table:formula="of:=VLOOKUP([.N65];[skills.$T$2:.$U$15];2;0)" office:value-type="string" office:string-value="E">
            <text:p>E</text:p>
          </table:table-cell>
          <table:table-cell table:formula="of:=VLOOKUP([.O65];[skills.$T$2:.$U$15];2;0)" office:value-type="string" office:string-value="M">
            <text:p>M</text:p>
          </table:table-cell>
          <table:table-cell table:formula="of:=VLOOKUP([.P65];[skills.$T$2:.$U$15];2;0)" office:value-type="string" office:string-value="E">
            <text:p>E</text:p>
          </table:table-cell>
          <table:table-cell table:formula="of:=VLOOKUP([.Q65];[skills.$T$2:.$U$15];2;0)" office:value-type="string" office:string-value="N">
            <text:p>N</text:p>
          </table:table-cell>
          <table:table-cell table:formula="of:=VLOOKUP([.R65];[skills.$T$2:.$U$15];2;0)" office:value-type="string" office:string-value="E">
            <text:p>E</text:p>
          </table:table-cell>
          <table:table-cell table:formula="of:=VLOOKUP([.S65];[skills.$T$2:.$U$15];2;0)" office:value-type="string" office:string-value="E">
            <text:p>E</text:p>
          </table:table-cell>
          <table:table-cell table:formula="of:=VLOOKUP([.T65];[skills.$T$2:.$U$15];2;0)" office:value-type="string" office:string-value="E">
            <text:p>E</text:p>
          </table:table-cell>
          <table:table-cell table:formula="of:=VLOOKUP([.U65];[skills.$T$2:.$U$15];2;0)" office:value-type="string" office:string-value="E">
            <text:p>E</text:p>
          </table:table-cell>
          <table:table-cell table:formula="of:=VLOOKUP([.V65];[skills.$T$2:.$U$15];2;0)" office:value-type="string" office:string-value="E">
            <text:p>E</text:p>
          </table:table-cell>
          <table:table-cell table:formula="of:=VLOOKUP([.W65];[skills.$T$2:.$U$15];2;0)" office:value-type="string" office:string-value="E">
            <text:p>E</text:p>
          </table:table-cell>
          <table:table-cell table:formula="of:=VLOOKUP([.X65];[skills.$T$2:.$U$15];2;0)" office:value-type="string" office:string-value="E">
            <text:p>E</text:p>
          </table:table-cell>
          <table:table-cell table:formula="of:=VLOOKUP([.Y65];[skills.$T$2:.$U$15];2;0)" office:value-type="string" office:string-value="E">
            <text:p>E</text:p>
          </table:table-cell>
          <table:table-cell table:formula="of:=VLOOKUP([.Z65];[skills.$T$2:.$U$15];2;0)" office:value-type="string" office:string-value="EtM">
            <text:p>EtM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127" table:formula="of:=AVERAGE([.D2:.D64])" office:value-type="float" office:value="5.3968253968254">
            <text:p>5.40 </text:p>
          </table:table-cell>
          <table:table-cell table:style-name="ce127" table:formula="of:=AVERAGE([.E2:.E64])" office:value-type="float" office:value="5.36507936507936">
            <text:p>5.37 </text:p>
          </table:table-cell>
          <table:table-cell table:style-name="ce130" table:formula="of:=AVERAGE([.F2:.F64])" office:value-type="float" office:value="5.26984126984127">
            <text:p>5.27 </text:p>
          </table:table-cell>
          <table:table-cell table:style-name="ce127" table:formula="of:=AVERAGE([.G2:.G64])" office:value-type="float" office:value="5.28571428571429">
            <text:p>5.29 </text:p>
          </table:table-cell>
          <table:table-cell table:style-name="ce127" table:formula="of:=AVERAGE([.H2:.H64])" office:value-type="float" office:value="5.12698412698413">
            <text:p>5.13 </text:p>
          </table:table-cell>
          <table:table-cell table:style-name="ce127" table:formula="of:=AVERAGE([.I2:.I64])" office:value-type="float" office:value="5.36507936507936">
            <text:p>5.37 </text:p>
          </table:table-cell>
          <table:table-cell table:style-name="ce127" table:formula="of:=AVERAGE([.J2:.J64])" office:value-type="float" office:value="5.34920634920635">
            <text:p>5.35 </text:p>
          </table:table-cell>
          <table:table-cell table:style-name="ce127" table:formula="of:=AVERAGE([.K2:.K64])" office:value-type="float" office:value="5.36507936507936">
            <text:p>5.37 </text:p>
          </table:table-cell>
          <table:table-cell table:style-name="ce127" table:formula="of:=AVERAGE([.L2:.L64])" office:value-type="float" office:value="5.36507936507936">
            <text:p>5.37 </text:p>
          </table:table-cell>
          <table:table-cell table:style-name="ce127" table:formula="of:=AVERAGE([.M2:.M64])" office:value-type="float" office:value="5.22222222222222">
            <text:p>5.22 </text:p>
          </table:table-cell>
          <table:table-cell table:style-name="ce127" table:formula="of:=AVERAGE([.N2:.N64])" office:value-type="float" office:value="5.36507936507936">
            <text:p>5.37 </text:p>
          </table:table-cell>
          <table:table-cell table:style-name="ce127" table:formula="of:=AVERAGE([.O2:.O64])" office:value-type="float" office:value="5.52380952380952">
            <text:p>5.52 </text:p>
          </table:table-cell>
          <table:table-cell table:style-name="ce127" table:formula="of:=AVERAGE([.P2:.P64])" office:value-type="float" office:value="5.14285714285714">
            <text:p>5.14 </text:p>
          </table:table-cell>
          <table:table-cell table:style-name="ce130" table:formula="of:=AVERAGE([.Q2:.Q64])" office:value-type="float" office:value="5.17460317460318">
            <text:p>5.17 </text:p>
          </table:table-cell>
          <table:table-cell table:style-name="ce127" table:formula="of:=AVERAGE([.R2:.R64])" office:value-type="float" office:value="5.50793650793651">
            <text:p>5.51 </text:p>
          </table:table-cell>
          <table:table-cell table:style-name="ce127" table:formula="of:=AVERAGE([.S2:.S64])" office:value-type="float" office:value="5.28571428571429">
            <text:p>5.29 </text:p>
          </table:table-cell>
          <table:table-cell table:style-name="ce127" table:formula="of:=AVERAGE([.T2:.T64])" office:value-type="float" office:value="5.44444444444444">
            <text:p>5.44 </text:p>
          </table:table-cell>
          <table:table-cell table:style-name="ce127" table:formula="of:=AVERAGE([.U2:.U64])" office:value-type="float" office:value="5.41269841269841">
            <text:p>5.41 </text:p>
          </table:table-cell>
          <table:table-cell table:style-name="ce130" table:formula="of:=AVERAGE([.V2:.V64])" office:value-type="float" office:value="4.90476190476191">
            <text:p>4.90 </text:p>
          </table:table-cell>
          <table:table-cell table:style-name="ce127" table:formula="of:=AVERAGE([.W2:.W64])" office:value-type="float" office:value="5.25396825396825">
            <text:p>5.25 </text:p>
          </table:table-cell>
          <table:table-cell table:style-name="ce130" table:formula="of:=AVERAGE([.X2:.X64])" office:value-type="float" office:value="5.42857142857143">
            <text:p>5.43 </text:p>
          </table:table-cell>
          <table:table-cell table:style-name="ce130" table:formula="of:=AVERAGE([.Y2:.Y64])" office:value-type="float" office:value="4.95238095238095">
            <text:p>4.95 </text:p>
          </table:table-cell>
          <table:table-cell table:style-name="ce127" table:formula="of:=AVERAGE([.Z2:.Z64])" office:value-type="float" office:value="5.46031746031746">
            <text:p>5.46 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10"/>
          <table:table-cell table:style-name="ce15"/>
          <table:table-cell table:number-columns-repeated="4"/>
          <table:table-cell table:style-name="ce15"/>
          <table:table-cell table:number-columns-repeated="2"/>
          <table:table-cell table:style-name="ce15"/>
          <table:table-cell table:number-columns-repeated="998"/>
        </table:table-row>
        <table:table-row table:style-name="ro1" table:number-rows-repeated="104850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econd child" table:style-name="ta3">
        <office:forms form:automatic-focus="false" form:apply-design-mode="false"/>
        <table:table-column table:style-name="co32" table:default-cell-style-name="ce2"/>
        <table:table-column table:style-name="co28" table:default-cell-style-name="ce2"/>
        <table:table-column table:style-name="co29" table:default-cell-style-name="ce2"/>
        <table:table-column table:style-name="co50" table:default-cell-style-name="ce2"/>
        <table:table-column table:style-name="co51" table:visibility="collapse" table:default-cell-style-name="ce2"/>
        <table:table-column table:style-name="co52" table:visibility="collapse" table:default-cell-style-name="ce63"/>
        <table:table-column table:style-name="co2" table:visibility="collapse" table:default-cell-style-name="ce2"/>
        <table:table-column table:style-name="co52" table:visibility="collapse" table:default-cell-style-name="ce64"/>
        <table:table-column table:style-name="co53" table:visibility="collapse" table:default-cell-style-name="ce2"/>
        <table:table-column table:style-name="co52" table:visibility="collapse" table:default-cell-style-name="ce2"/>
        <table:table-column table:style-name="co54" table:default-cell-style-name="ce2"/>
        <table:table-column table:style-name="co52" table:default-cell-style-name="ce2"/>
        <table:table-column table:style-name="co55" table:default-cell-style-name="ce2"/>
        <table:table-column table:style-name="co52" table:default-cell-style-name="ce2"/>
        <table:table-column table:style-name="co56" table:default-cell-style-name="ce2"/>
        <table:table-column table:style-name="co52" table:default-cell-style-name="ce2"/>
        <table:table-column table:style-name="co2" table:default-cell-style-name="ce2"/>
        <table:table-column table:style-name="co52" table:default-cell-style-name="ce2"/>
        <table:table-column table:style-name="co57" table:default-cell-style-name="ce2"/>
        <table:table-column table:style-name="co52" table:default-cell-style-name="ce2"/>
        <table:table-column table:style-name="co66" table:default-cell-style-name="ce2"/>
        <table:table-column table:style-name="co52" table:default-cell-style-name="ce2"/>
        <table:table-column table:style-name="co55" table:default-cell-style-name="ce2"/>
        <table:table-column table:style-name="co52" table:default-cell-style-name="ce2"/>
        <table:table-column table:style-name="co53" table:default-cell-style-name="ce2"/>
        <table:table-column table:style-name="co52" table:default-cell-style-name="ce2"/>
        <table:table-column table:style-name="co29" table:default-cell-style-name="ce2"/>
        <table:table-column table:style-name="co52" table:default-cell-style-name="ce2"/>
        <table:table-column table:style-name="co57" table:default-cell-style-name="ce2"/>
        <table:table-column table:style-name="co52" table:default-cell-style-name="ce2"/>
        <table:table-column table:style-name="co67" table:default-cell-style-name="ce2"/>
        <table:table-column table:style-name="co52" table:default-cell-style-name="ce2"/>
        <table:table-column table:style-name="co30" table:default-cell-style-name="ce2"/>
        <table:table-column table:style-name="co52" table:default-cell-style-name="ce2"/>
        <table:table-column table:style-name="co50" table:default-cell-style-name="ce2"/>
        <table:table-column table:style-name="co52" table:default-cell-style-name="ce2"/>
        <table:table-column table:style-name="co69" table:default-cell-style-name="ce2"/>
        <table:table-column table:style-name="co52" table:default-cell-style-name="ce2"/>
        <table:table-column table:style-name="co87" table:default-cell-style-name="ce2"/>
        <table:table-column table:style-name="co52" table:default-cell-style-name="ce2"/>
        <table:table-column table:style-name="co28" table:default-cell-style-name="ce2"/>
        <table:table-column table:style-name="co52" table:default-cell-style-name="ce2"/>
        <table:table-column table:style-name="co88" table:default-cell-style-name="ce2"/>
        <table:table-column table:style-name="co52" table:default-cell-style-name="ce82"/>
        <table:table-column table:style-name="co50" table:default-cell-style-name="ce2"/>
        <table:table-column table:style-name="co52" table:default-cell-style-name="ce2"/>
        <table:table-column table:style-name="co14" table:default-cell-style-name="ce2"/>
        <table:table-column table:style-name="co52" table:default-cell-style-name="ce2"/>
        <table:table-column table:style-name="co10" table:default-cell-style-name="ce2"/>
        <table:table-column table:style-name="co43" table:default-cell-style-name="ce2"/>
        <table:table-column table:style-name="co10" table:number-columns-repeated="930" table:default-cell-style-name="ce2"/>
        <table:table-column table:style-name="co10" table:number-columns-repeated="44" table:default-cell-style-name="Default"/>
        <table:table-row table:style-name="ro11">
          <table:table-cell table:style-name="ce55" office:value-type="string">
            <text:p>Skill</text:p>
          </table:table-cell>
          <table:table-cell table:style-name="ce55" office:value-type="string">
            <text:p>Type</text:p>
          </table:table-cell>
          <table:table-cell table:style-name="ce57" office:value-type="string">
            <text:p>FSkills</text:p>
          </table:table-cell>
          <table:table-cell table:style-name="ce55" office:value-type="string">
            <text:p>Sorcerer</text:p>
          </table:table-cell>
          <table:table-cell table:style-name="ce55" office:value-type="string">
            <text:p>Aspiring Jedi</text:p>
          </table:table-cell>
          <table:table-cell table:style-name="ce55" office:value-type="string">
            <text:p>Avg</text:p>
          </table:table-cell>
          <table:table-cell table:style-name="ce55" office:value-type="string">
            <text:p>Athlete</text:p>
          </table:table-cell>
          <table:table-cell table:style-name="ce55" office:value-type="string">
            <text:p>Avg</text:p>
          </table:table-cell>
          <table:table-cell table:style-name="ce55" office:value-type="string">
            <text:p>Bodyguard</text:p>
          </table:table-cell>
          <table:table-cell table:style-name="ce55" office:value-type="string">
            <text:p>Avg</text:p>
          </table:table-cell>
          <table:table-cell table:style-name="ce55" office:value-type="string">
            <text:p>Bounty Hunter</text:p>
          </table:table-cell>
          <table:table-cell table:style-name="ce55" office:value-type="string">
            <text:p>Avg</text:p>
          </table:table-cell>
          <table:table-cell table:style-name="ce55" office:value-type="string">
            <text:p>Charlatan</text:p>
          </table:table-cell>
          <table:table-cell table:style-name="ce55" office:value-type="string">
            <text:p>Avg</text:p>
          </table:table-cell>
          <table:table-cell table:style-name="ce55" office:value-type="string">
            <text:p>Entertainer</text:p>
          </table:table-cell>
          <table:table-cell table:style-name="ce55" office:value-type="string">
            <text:p>Avg</text:p>
          </table:table-cell>
          <table:table-cell table:style-name="ce55" office:value-type="string">
            <text:p>Farmer</text:p>
          </table:table-cell>
          <table:table-cell table:style-name="ce55" office:value-type="string">
            <text:p>Avg</text:p>
          </table:table-cell>
          <table:table-cell table:style-name="ce55" office:value-type="string">
            <text:p>Healer</text:p>
          </table:table-cell>
          <table:table-cell table:style-name="ce55" office:value-type="string">
            <text:p>Avg</text:p>
          </table:table-cell>
          <table:table-cell table:style-name="ce55" office:value-type="string">
            <text:p>Hunter-Gatherer</text:p>
          </table:table-cell>
          <table:table-cell table:style-name="ce55" office:value-type="string">
            <text:p>Avg</text:p>
          </table:table-cell>
          <table:table-cell table:style-name="ce55" office:value-type="string">
            <text:p>Mechanic</text:p>
          </table:table-cell>
          <table:table-cell table:style-name="ce55" office:value-type="string">
            <text:p>Avg</text:p>
          </table:table-cell>
          <table:table-cell table:style-name="ce55" office:value-type="string">
            <text:p>Mercenary</text:p>
          </table:table-cell>
          <table:table-cell table:style-name="ce55" office:value-type="string">
            <text:p>Avg</text:p>
          </table:table-cell>
          <table:table-cell table:style-name="ce55" office:value-type="string">
            <text:p>Mystic</text:p>
          </table:table-cell>
          <table:table-cell table:style-name="ce55" office:value-type="string">
            <text:p>Avg</text:p>
          </table:table-cell>
          <table:table-cell table:style-name="ce55" office:value-type="string">
            <text:p>Oracle</text:p>
          </table:table-cell>
          <table:table-cell table:style-name="ce55" office:value-type="string">
            <text:p>Avg</text:p>
          </table:table-cell>
          <table:table-cell table:style-name="ce55" office:value-type="string">
            <text:p>Peace Keeper</text:p>
          </table:table-cell>
          <table:table-cell table:style-name="ce55" office:value-type="string">
            <text:p>Avg</text:p>
          </table:table-cell>
          <table:table-cell table:style-name="ce55" office:value-type="string">
            <text:p>Pilot</text:p>
          </table:table-cell>
          <table:table-cell table:style-name="ce55" office:value-type="string">
            <text:p>Avg</text:p>
          </table:table-cell>
          <table:table-cell table:style-name="ce55" office:value-type="string">
            <text:p>Politician</text:p>
          </table:table-cell>
          <table:table-cell table:style-name="ce55" office:value-type="string">
            <text:p>Avg</text:p>
          </table:table-cell>
          <table:table-cell table:style-name="ce55" office:value-type="string">
            <text:p>Reckless Youth</text:p>
          </table:table-cell>
          <table:table-cell table:style-name="ce55" office:value-type="string">
            <text:p>Avg</text:p>
          </table:table-cell>
          <table:table-cell table:style-name="ce55" office:value-type="string">
            <text:p>Sith Aspirant</text:p>
          </table:table-cell>
          <table:table-cell table:style-name="ce55" office:value-type="string">
            <text:p>Avg</text:p>
          </table:table-cell>
          <table:table-cell table:style-name="ce55" office:value-type="string">
            <text:p>Smuggler</text:p>
          </table:table-cell>
          <table:table-cell table:style-name="ce55" office:value-type="string">
            <text:p>Avg</text:p>
          </table:table-cell>
          <table:table-cell table:style-name="ce55" office:value-type="string">
            <text:p>Soldier</text:p>
          </table:table-cell>
          <table:table-cell table:style-name="ce55" office:value-type="string">
            <text:p>Avg</text:p>
          </table:table-cell>
          <table:table-cell table:style-name="ce55" office:value-type="string">
            <text:p>Sorcerer</text:p>
          </table:table-cell>
          <table:table-cell table:style-name="ce55" office:value-type="string">
            <text:p>Avg</text:p>
          </table:table-cell>
          <table:table-cell table:style-name="ce55" office:value-type="string">
            <text:p>Street Urchin</text:p>
          </table:table-cell>
          <table:table-cell table:style-name="ce55" office:value-type="string">
            <text:p>Avg</text:p>
          </table:table-cell>
          <table:table-cell table:style-name="ce101"/>
          <table:table-cell table:style-name="ce101" office:value-type="string">
            <text:p>vl for sorc</text:p>
          </table:table-cell>
          <table:table-cell table:style-name="ce101" table:number-columns-repeated="930"/>
          <table:table-cell table:style-name="ce102" table:number-columns-repeated="44"/>
        </table:table-row>
        <table:table-row table:style-name="ro12">
          <table:table-cell table:style-name="ce55" office:value-type="string">
            <text:p>Total</text:p>
          </table:table-cell>
          <table:table-cell table:style-name="ce55"/>
          <table:table-cell table:style-name="ce57"/>
          <table:table-cell table:style-name="ce55" table:formula="of:=SUM([.D3:.D66])" office:value-type="float" office:value="315">
            <text:p>315</text:p>
          </table:table-cell>
          <table:table-cell table:style-name="ce55" table:formula="of:=SUM([.E3:.E66])" office:value-type="float" office:value="343">
            <text:p>343</text:p>
          </table:table-cell>
          <table:table-cell table:style-name="ce61" table:formula="of:=SUM([.F3:.F66])" office:value-type="float" office:value="320">
            <text:p>320</text:p>
          </table:table-cell>
          <table:table-cell table:style-name="ce55" table:formula="of:=SUM([.G3:.G66])" office:value-type="float" office:value="341">
            <text:p>341</text:p>
          </table:table-cell>
          <table:table-cell table:style-name="ce61" table:formula="of:=SUM([.H3:.H66])" office:value-type="float" office:value="322">
            <text:p>322</text:p>
          </table:table-cell>
          <table:table-cell table:style-name="ce55" table:formula="of:=SUM([.I3:.I66])" office:value-type="float" office:value="337">
            <text:p>337</text:p>
          </table:table-cell>
          <table:table-cell table:style-name="ce61" table:formula="of:=SUM([.J3:.J66])" office:value-type="float" office:value="318">
            <text:p>318</text:p>
          </table:table-cell>
          <table:table-cell table:style-name="ce55" table:formula="of:=SUM([.K3:.K66])" office:value-type="float" office:value="336">
            <text:p>336</text:p>
          </table:table-cell>
          <table:table-cell table:style-name="ce61" table:formula="of:=SUM([.L3:.L66])" office:value-type="float" office:value="318">
            <text:p>318</text:p>
          </table:table-cell>
          <table:table-cell table:style-name="ce55" table:formula="of:=SUM([.M3:.M66])" office:value-type="float" office:value="326">
            <text:p>326</text:p>
          </table:table-cell>
          <table:table-cell table:style-name="ce61" table:formula="of:=SUM([.N3:.N66])" office:value-type="float" office:value="310">
            <text:p>310</text:p>
          </table:table-cell>
          <table:table-cell table:style-name="ce55" table:formula="of:=SUM([.O3:.O66])" office:value-type="float" office:value="340">
            <text:p>340</text:p>
          </table:table-cell>
          <table:table-cell table:style-name="ce61" table:formula="of:=SUM([.P3:.P66])" office:value-type="float" office:value="319">
            <text:p>319</text:p>
          </table:table-cell>
          <table:table-cell table:style-name="ce55" table:formula="of:=SUM([.Q3:.Q66])" office:value-type="float" office:value="341">
            <text:p>341</text:p>
          </table:table-cell>
          <table:table-cell table:style-name="ce61" table:formula="of:=SUM([.R3:.R66])" office:value-type="float" office:value="320">
            <text:p>320</text:p>
          </table:table-cell>
          <table:table-cell table:style-name="ce55" table:formula="of:=SUM([.S3:.S66])" office:value-type="float" office:value="339">
            <text:p>339</text:p>
          </table:table-cell>
          <table:table-cell table:style-name="ce65" table:formula="of:=SUM([.T3:.T66])" office:value-type="float" office:value="318">
            <text:p>318</text:p>
          </table:table-cell>
          <table:table-cell table:style-name="ce55" table:formula="of:=SUM([.U3:.U66])" office:value-type="float" office:value="332">
            <text:p>332</text:p>
          </table:table-cell>
          <table:table-cell table:style-name="ce65" table:formula="of:=SUM([.V3:.V66])" office:value-type="float" office:value="313">
            <text:p>313</text:p>
          </table:table-cell>
          <table:table-cell table:style-name="ce55" table:formula="of:=SUM([.W3:.W66])" office:value-type="float" office:value="341">
            <text:p>341</text:p>
          </table:table-cell>
          <table:table-cell table:style-name="ce65" table:formula="of:=SUM([.X3:.X66])" office:value-type="float" office:value="314">
            <text:p>314</text:p>
          </table:table-cell>
          <table:table-cell table:style-name="ce55" table:formula="of:=SUM([.Y3:.Y66])" office:value-type="float" office:value="353">
            <text:p>353</text:p>
          </table:table-cell>
          <table:table-cell table:style-name="ce65" table:formula="of:=SUM([.Z3:.Z66])" office:value-type="float" office:value="319">
            <text:p>319</text:p>
          </table:table-cell>
          <table:table-cell table:style-name="ce55" table:formula="of:=SUM([.AA3:.AA66])" office:value-type="float" office:value="327">
            <text:p>327</text:p>
          </table:table-cell>
          <table:table-cell table:style-name="ce65" table:formula="of:=SUM([.AB3:.AB66])" office:value-type="float" office:value="315">
            <text:p>315</text:p>
          </table:table-cell>
          <table:table-cell table:style-name="ce55" table:formula="of:=SUM([.AC3:.AC66])" office:value-type="float" office:value="327">
            <text:p>327</text:p>
          </table:table-cell>
          <table:table-cell table:style-name="ce65" table:formula="of:=SUM([.AD3:.AD66])" office:value-type="float" office:value="310">
            <text:p>310</text:p>
          </table:table-cell>
          <table:table-cell table:style-name="ce55" table:formula="of:=SUM([.AE3:.AE66])" office:value-type="float" office:value="350">
            <text:p>350</text:p>
          </table:table-cell>
          <table:table-cell table:style-name="ce65" table:formula="of:=SUM([.AF3:.AF66])" office:value-type="float" office:value="322">
            <text:p>322</text:p>
          </table:table-cell>
          <table:table-cell table:style-name="ce55" table:formula="of:=SUM([.AG3:.AG66])" office:value-type="float" office:value="336">
            <text:p>336</text:p>
          </table:table-cell>
          <table:table-cell table:style-name="ce65" table:formula="of:=SUM([.AH3:.AH66])" office:value-type="float" office:value="320">
            <text:p>320</text:p>
          </table:table-cell>
          <table:table-cell table:style-name="ce55" table:formula="of:=SUM([.AI3:.AI66])" office:value-type="float" office:value="346">
            <text:p>346</text:p>
          </table:table-cell>
          <table:table-cell table:style-name="ce65" table:formula="of:=SUM([.AJ3:.AJ66])" office:value-type="float" office:value="322">
            <text:p>322</text:p>
          </table:table-cell>
          <table:table-cell table:style-name="ce55" table:formula="of:=SUM([.AK3:.AK66])" office:value-type="float" office:value="344">
            <text:p>344</text:p>
          </table:table-cell>
          <table:table-cell table:style-name="ce65" table:formula="of:=SUM([.AL3:.AL66])" office:value-type="float" office:value="321">
            <text:p>321</text:p>
          </table:table-cell>
          <table:table-cell table:style-name="ce55" table:formula="of:=SUM([.AM3:.AM66])" office:value-type="float" office:value="312">
            <text:p>312</text:p>
          </table:table-cell>
          <table:table-cell table:style-name="ce65" table:formula="of:=SUM([.AN3:.AN66])" office:value-type="float" office:value="302">
            <text:p>302</text:p>
          </table:table-cell>
          <table:table-cell table:style-name="ce55" table:formula="of:=SUM([.AO3:.AO66])" office:value-type="float" office:value="334">
            <text:p>334</text:p>
          </table:table-cell>
          <table:table-cell table:style-name="ce65" table:formula="of:=SUM([.AP3:.AP66])" office:value-type="float" office:value="315">
            <text:p>315</text:p>
          </table:table-cell>
          <table:table-cell table:style-name="ce55" table:formula="of:=SUM([.AQ3:.AQ66])" office:value-type="float" office:value="345">
            <text:p>345</text:p>
          </table:table-cell>
          <table:table-cell table:style-name="ce55" table:formula="of:=SUM([.AR3:.AR66])" office:value-type="float" office:value="323">
            <text:p>323</text:p>
          </table:table-cell>
          <table:table-cell table:style-name="ce55" table:formula="of:=SUM([.AS3:.AS66])" office:value-type="float" office:value="315">
            <text:p>315</text:p>
          </table:table-cell>
          <table:table-cell table:style-name="ce65" table:formula="of:=SUM([.AT3:.AT66])" office:value-type="float" office:value="315">
            <text:p>315</text:p>
          </table:table-cell>
          <table:table-cell table:style-name="ce55" table:formula="of:=SUM([.AU3:.AU66])" office:value-type="float" office:value="348">
            <text:p>348</text:p>
          </table:table-cell>
          <table:table-cell table:style-name="ce65" table:formula="of:=SUM([.AV3:.AV66])" office:value-type="float" office:value="318">
            <text:p>318</text:p>
          </table:table-cell>
          <table:table-cell table:style-name="ce101" table:number-columns-repeated="932"/>
          <table:table-cell table:style-name="ce102" table:number-columns-repeated="44"/>
        </table:table-row>
        <table:table-row table:style-name="ro12">
          <table:table-cell table:style-name="ce9" office:value-type="string">
            <text:p>absorb energy</text:p>
          </table:table-cell>
          <table:table-cell table:style-name="ce56" office:value-type="string">
            <text:p>alteration</text:p>
          </table:table-cell>
          <table:table-cell table:style-name="ce58" office:value-type="string">
            <text:p>C</text:p>
          </table:table-cell>
          <table:table-cell table:style-name="ce17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62" table:formula="of:=ROUNDDOWN(([.$D3]+[.E3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3]+[.G3])/2; 0)" office:value-type="float" office:value="4">
            <text:p>4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3]+[.I3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3]+[.K3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3]+[.M3])/2; 0)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3]+[.O3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3]+[.Q3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3]+[.S3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3]+[.U3])/2; 0)" office:value-type="float" office:value="4">
            <text:p>4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3]+[.W3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3]+[.Y3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3]+[.AA3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3]+[.AC3])/2; 0)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3]+[.AE3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3]+[.AG3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3]+[.AI3])/2; 0)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3]+[.AK3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3]+[.AM3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3]+[.AO3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3]+[.AQ3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3]+[.AS3])/2; 0)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3]+[.AU3])/2; 0)" office:value-type="float" office:value="4">
            <text:p>4</text:p>
          </table:table-cell>
          <table:table-cell/>
          <table:table-cell table:formula="of:=VLOOKUP([.AT3];[skills.$T$1:.$U$15];2;0)" office:value-type="string" office:string-value="EtM">
            <text:p>EtM</text:p>
          </table:table-cell>
          <table:table-cell table:number-columns-repeated="974"/>
        </table:table-row>
        <table:table-row table:style-name="ro12">
          <table:table-cell table:style-name="ce10" office:value-type="string">
            <text:p>accelerated healing</text:p>
          </table:table-cell>
          <table:table-cell table:style-name="ce56" office:value-type="string">
            <text:p>healing</text:p>
          </table:table-cell>
          <table:table-cell table:style-name="ce15" office:value-type="string">
            <text:p>C (A)</text:p>
          </table:table-cell>
          <table:table-cell table:style-name="ce17" office:value-type="float" office:value="3">
            <text:p>3</text:p>
          </table:table-cell>
          <table:table-cell table:style-name="ce60" office:value-type="float" office:value="2">
            <text:p>2</text:p>
          </table:table-cell>
          <table:table-cell table:style-name="ce62" table:formula="of:=ROUNDDOWN(([.$D4]+[.E4])/2; 0)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4]+[.G4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4]+[.I4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4]+[.K4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4]+[.M4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4]+[.O4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4]+[.Q4])/2; 0)" office:value-type="float" office:value="3">
            <text:p>3</text:p>
          </table:table-cell>
          <table:table-cell table:style-name="ce17" office:value-type="float" office:value="0">
            <text:p>0</text:p>
          </table:table-cell>
          <table:table-cell table:style-name="ce62" table:formula="of:=ROUNDDOWN(([.$D4]+[.S4])/2; 0)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62" table:formula="of:=ROUNDDOWN(([.$D4]+[.U4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4]+[.W4])/2; 0)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4]+[.Y4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4]+[.AA4])/2; 0)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4]+[.AC4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4]+[.AE4])/2; 0)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4]+[.AG4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4]+[.AI4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4]+[.AK4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4]+[.AM4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4]+[.AO4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4]+[.AQ4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4]+[.AS4])/2; 0)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4]+[.AU4])/2; 0)" office:value-type="float" office:value="2">
            <text:p>2</text:p>
          </table:table-cell>
          <table:table-cell/>
          <table:table-cell table:formula="of:=VLOOKUP([.AT4];[skills.$T$1:.$U$15];2;0)" office:value-type="string" office:string-value="E">
            <text:p>E</text:p>
          </table:table-cell>
          <table:table-cell table:number-columns-repeated="974"/>
        </table:table-row>
        <table:table-row table:style-name="ro12">
          <table:table-cell table:style-name="ce11" office:value-type="string">
            <text:p>alter technology</text:p>
          </table:table-cell>
          <table:table-cell table:style-name="ce17" office:value-type="string">
            <text:p>alteration</text:p>
          </table:table-cell>
          <table:table-cell table:style-name="ce15" office:value-type="string">
            <text:p>S C A</text:p>
          </table:table-cell>
          <table:table-cell table:style-name="ce17" office:value-type="float" office:value="8">
            <text:p>8</text:p>
          </table:table-cell>
          <table:table-cell table:style-name="ce60" office:value-type="float" office:value="6">
            <text:p>6</text:p>
          </table:table-cell>
          <table:table-cell table:style-name="ce62" table:formula="of:=ROUNDDOWN(([.$D5]+[.E5])/2; 0)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]+[.G5])/2; 0)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]+[.I5])/2; 0)" office:value-type="float" office:value="7">
            <text:p>7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5]+[.K5])/2; 0)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5]+[.M5])/2; 0)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]+[.O5])/2; 0)" office:value-type="float" office:value="7">
            <text:p>7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]+[.Q5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]+[.S5])/2; 0)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5]+[.U5])/2; 0)" office:value-type="float" office:value="8">
            <text:p>8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5]+[.W5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5]+[.Y5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]+[.AA5])/2; 0)" office:value-type="float" office:value="7">
            <text:p>7</text:p>
          </table:table-cell>
          <table:table-cell table:style-name="ce17" office:value-type="float" office:value="9">
            <text:p>9</text:p>
          </table:table-cell>
          <table:table-cell table:style-name="ce62" table:formula="of:=ROUNDDOWN(([.$D5]+[.AC5])/2; 0)" office:value-type="float" office:value="8">
            <text:p>8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]+[.AE5])/2; 0)" office:value-type="float" office:value="7">
            <text:p>7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]+[.AG5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]+[.AI5])/2; 0)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]+[.AK5])/2; 0)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]+[.AM5])/2; 0)" office:value-type="float" office:value="7">
            <text:p>7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]+[.AO5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]+[.AQ5])/2; 0)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5]+[.AS5])/2; 0)" office:value-type="float" office:value="8">
            <text:p>8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]+[.AU5])/2; 0)" office:value-type="float" office:value="7">
            <text:p>7</text:p>
          </table:table-cell>
          <table:table-cell/>
          <table:table-cell table:formula="of:=VLOOKUP([.AT5];[skills.$T$1:.$U$15];2;0)" office:value-type="string" office:string-value="VD">
            <text:p>VD</text:p>
          </table:table-cell>
          <table:table-cell table:number-columns-repeated="974"/>
        </table:table-row>
        <table:table-row table:style-name="ro12">
          <table:table-cell table:style-name="ce11" office:value-type="string">
            <text:p>animal affinity</text:p>
          </table:table-cell>
          <table:table-cell table:style-name="ce17" office:value-type="string">
            <text:p>affect mind</text:p>
          </table:table-cell>
          <table:table-cell table:style-name="ce15" office:value-type="string">
            <text:p>S C A</text:p>
          </table:table-cell>
          <table:table-cell table:style-name="ce17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62" table:formula="of:=ROUNDDOWN(([.$D6]+[.E6])/2; 0)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6]+[.G6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6]+[.I6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6]+[.K6])/2; 0)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6]+[.M6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6]+[.O6])/2; 0)" office:value-type="float" office:value="4">
            <text:p>4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6]+[.Q6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6]+[.S6])/2; 0)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 table:style-name="ce62" table:formula="of:=ROUNDDOWN(([.$D6]+[.U6])/2; 0)" office:value-type="float" office:value="2">
            <text:p>2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6]+[.W6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6]+[.Y6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6]+[.AA6])/2; 0)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6]+[.AC6])/2; 0)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6]+[.AE6])/2; 0)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6]+[.AG6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6]+[.AI6])/2; 0)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6]+[.AK6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6]+[.AM6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6]+[.AO6])/2; 0)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6]+[.AQ6])/2; 0)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6]+[.AS6])/2; 0)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6]+[.AU6])/2; 0)" office:value-type="float" office:value="3">
            <text:p>3</text:p>
          </table:table-cell>
          <table:table-cell/>
          <table:table-cell table:formula="of:=VLOOKUP([.AT6];[skills.$T$1:.$U$15];2;0)" office:value-type="string" office:string-value="EtM">
            <text:p>EtM</text:p>
          </table:table-cell>
          <table:table-cell table:number-columns-repeated="974"/>
        </table:table-row>
        <table:table-row table:style-name="ro12">
          <table:table-cell table:style-name="ce12" office:value-type="string">
            <text:p>armor enhancement</text:p>
          </table:table-cell>
          <table:table-cell table:style-name="ce18" office:value-type="string">
            <text:p>tradition</text:p>
          </table:table-cell>
          <table:table-cell table:style-name="ce15" office:value-type="string">
            <text:p>S C A</text:p>
          </table:table-cell>
          <table:table-cell table:number-columns-repeated="2" table:style-name="ce60" office:value-type="float" office:value="7">
            <text:p>7</text:p>
          </table:table-cell>
          <table:table-cell table:style-name="ce62" table:formula="of:=ROUNDDOWN(([.$D7]+[.E7])/2; 0)" office:value-type="float" office:value="7">
            <text:p>7</text:p>
          </table:table-cell>
          <table:table-cell table:style-name="ce60" office:value-type="float" office:value="7">
            <text:p>7</text:p>
          </table:table-cell>
          <table:table-cell table:style-name="ce62" table:formula="of:=ROUNDDOWN(([.$D7]+[.G7])/2; 0)" office:value-type="float" office:value="7">
            <text:p>7</text:p>
          </table:table-cell>
          <table:table-cell table:style-name="ce60" office:value-type="float" office:value="7">
            <text:p>7</text:p>
          </table:table-cell>
          <table:table-cell table:style-name="ce62" table:formula="of:=ROUNDDOWN(([.$D7]+[.I7])/2; 0)" office:value-type="float" office:value="7">
            <text:p>7</text:p>
          </table:table-cell>
          <table:table-cell table:style-name="ce60" office:value-type="float" office:value="7">
            <text:p>7</text:p>
          </table:table-cell>
          <table:table-cell table:style-name="ce62" table:formula="of:=ROUNDDOWN(([.$D7]+[.K7])/2; 0)" office:value-type="float" office:value="7">
            <text:p>7</text:p>
          </table:table-cell>
          <table:table-cell table:style-name="ce60" office:value-type="float" office:value="7">
            <text:p>7</text:p>
          </table:table-cell>
          <table:table-cell table:style-name="ce62" table:formula="of:=ROUNDDOWN(([.$D7]+[.M7])/2; 0)" office:value-type="float" office:value="7">
            <text:p>7</text:p>
          </table:table-cell>
          <table:table-cell table:style-name="ce60" office:value-type="float" office:value="7">
            <text:p>7</text:p>
          </table:table-cell>
          <table:table-cell table:style-name="ce62" table:formula="of:=ROUNDDOWN(([.$D7]+[.O7])/2; 0)" office:value-type="float" office:value="7">
            <text:p>7</text:p>
          </table:table-cell>
          <table:table-cell table:style-name="ce60" office:value-type="float" office:value="7">
            <text:p>7</text:p>
          </table:table-cell>
          <table:table-cell table:style-name="ce62" table:formula="of:=ROUNDDOWN(([.$D7]+[.Q7])/2; 0)" office:value-type="float" office:value="7">
            <text:p>7</text:p>
          </table:table-cell>
          <table:table-cell table:style-name="ce60" office:value-type="float" office:value="7">
            <text:p>7</text:p>
          </table:table-cell>
          <table:table-cell table:style-name="ce62" table:formula="of:=ROUNDDOWN(([.$D7]+[.S7])/2; 0)" office:value-type="float" office:value="7">
            <text:p>7</text:p>
          </table:table-cell>
          <table:table-cell table:style-name="ce60" office:value-type="float" office:value="7">
            <text:p>7</text:p>
          </table:table-cell>
          <table:table-cell table:style-name="ce62" table:formula="of:=ROUNDDOWN(([.$D7]+[.U7])/2; 0)" office:value-type="float" office:value="7">
            <text:p>7</text:p>
          </table:table-cell>
          <table:table-cell table:style-name="ce60" office:value-type="float" office:value="7">
            <text:p>7</text:p>
          </table:table-cell>
          <table:table-cell table:style-name="ce62" table:formula="of:=ROUNDDOWN(([.$D7]+[.W7])/2; 0)" office:value-type="float" office:value="7">
            <text:p>7</text:p>
          </table:table-cell>
          <table:table-cell table:style-name="ce60" office:value-type="float" office:value="7">
            <text:p>7</text:p>
          </table:table-cell>
          <table:table-cell table:style-name="ce62" table:formula="of:=ROUNDDOWN(([.$D7]+[.Y7])/2; 0)" office:value-type="float" office:value="7">
            <text:p>7</text:p>
          </table:table-cell>
          <table:table-cell table:style-name="ce60" office:value-type="float" office:value="7">
            <text:p>7</text:p>
          </table:table-cell>
          <table:table-cell table:style-name="ce62" table:formula="of:=ROUNDDOWN(([.$D7]+[.AA7])/2; 0)" office:value-type="float" office:value="7">
            <text:p>7</text:p>
          </table:table-cell>
          <table:table-cell table:style-name="ce60" office:value-type="float" office:value="7">
            <text:p>7</text:p>
          </table:table-cell>
          <table:table-cell table:style-name="ce62" table:formula="of:=ROUNDDOWN(([.$D7]+[.AC7])/2; 0)" office:value-type="float" office:value="7">
            <text:p>7</text:p>
          </table:table-cell>
          <table:table-cell table:style-name="ce60" office:value-type="float" office:value="7">
            <text:p>7</text:p>
          </table:table-cell>
          <table:table-cell table:style-name="ce62" table:formula="of:=ROUNDDOWN(([.$D7]+[.AE7])/2; 0)" office:value-type="float" office:value="7">
            <text:p>7</text:p>
          </table:table-cell>
          <table:table-cell table:style-name="ce60" office:value-type="float" office:value="7">
            <text:p>7</text:p>
          </table:table-cell>
          <table:table-cell table:style-name="ce62" table:formula="of:=ROUNDDOWN(([.$D7]+[.AG7])/2; 0)" office:value-type="float" office:value="7">
            <text:p>7</text:p>
          </table:table-cell>
          <table:table-cell table:style-name="ce60" office:value-type="float" office:value="7">
            <text:p>7</text:p>
          </table:table-cell>
          <table:table-cell table:style-name="ce62" table:formula="of:=ROUNDDOWN(([.$D7]+[.AI7])/2; 0)" office:value-type="float" office:value="7">
            <text:p>7</text:p>
          </table:table-cell>
          <table:table-cell table:style-name="ce60" office:value-type="float" office:value="7">
            <text:p>7</text:p>
          </table:table-cell>
          <table:table-cell table:style-name="ce62" table:formula="of:=ROUNDDOWN(([.$D7]+[.AK7])/2; 0)" office:value-type="float" office:value="7">
            <text:p>7</text:p>
          </table:table-cell>
          <table:table-cell table:style-name="ce60" office:value-type="float" office:value="7">
            <text:p>7</text:p>
          </table:table-cell>
          <table:table-cell table:style-name="ce62" table:formula="of:=ROUNDDOWN(([.$D7]+[.AM7])/2; 0)" office:value-type="float" office:value="7">
            <text:p>7</text:p>
          </table:table-cell>
          <table:table-cell table:style-name="ce60" office:value-type="float" office:value="7">
            <text:p>7</text:p>
          </table:table-cell>
          <table:table-cell table:style-name="ce62" table:formula="of:=ROUNDDOWN(([.$D7]+[.AO7])/2; 0)" office:value-type="float" office:value="7">
            <text:p>7</text:p>
          </table:table-cell>
          <table:table-cell table:style-name="ce60" office:value-type="float" office:value="7">
            <text:p>7</text:p>
          </table:table-cell>
          <table:table-cell table:style-name="ce62" table:formula="of:=ROUNDDOWN(([.$D7]+[.AQ7])/2; 0)" office:value-type="float" office:value="7">
            <text:p>7</text:p>
          </table:table-cell>
          <table:table-cell table:style-name="ce60" office:value-type="float" office:value="7">
            <text:p>7</text:p>
          </table:table-cell>
          <table:table-cell table:style-name="ce62" table:formula="of:=ROUNDDOWN(([.$D7]+[.AS7])/2; 0)" office:value-type="float" office:value="7">
            <text:p>7</text:p>
          </table:table-cell>
          <table:table-cell table:style-name="ce60" office:value-type="float" office:value="7">
            <text:p>7</text:p>
          </table:table-cell>
          <table:table-cell table:style-name="ce62" table:formula="of:=ROUNDDOWN(([.$D7]+[.AU7])/2; 0)" office:value-type="float" office:value="7">
            <text:p>7</text:p>
          </table:table-cell>
          <table:table-cell/>
          <table:table-cell table:formula="of:=VLOOKUP([.AT7];[skills.$T$1:.$U$15];2;0)" office:value-type="string" office:string-value="D">
            <text:p>D</text:p>
          </table:table-cell>
          <table:table-cell table:number-columns-repeated="974"/>
        </table:table-row>
        <table:table-row table:style-name="ro12">
          <table:table-cell table:style-name="ce9" office:value-type="string">
            <text:p>battle meditation</text:p>
          </table:table-cell>
          <table:table-cell table:style-name="ce17" office:value-type="string">
            <text:p>alteration</text:p>
          </table:table-cell>
          <table:table-cell table:style-name="ce15" office:value-type="string">
            <text:p>S C A</text:p>
          </table:table-cell>
          <table:table-cell table:number-columns-repeated="2" table:style-name="ce60" office:value-type="float" office:value="10">
            <text:p>10</text:p>
          </table:table-cell>
          <table:table-cell table:style-name="ce62" table:formula="of:=ROUNDDOWN(([.$D8]+[.E8])/2; 0)" office:value-type="float" office:value="10">
            <text:p>10</text:p>
          </table:table-cell>
          <table:table-cell table:style-name="ce60" office:value-type="float" office:value="12">
            <text:p>12</text:p>
          </table:table-cell>
          <table:table-cell table:style-name="ce62" table:formula="of:=ROUNDDOWN(([.$D8]+[.G8])/2; 0)" office:value-type="float" office:value="11">
            <text:p>11</text:p>
          </table:table-cell>
          <table:table-cell table:style-name="ce60" office:value-type="float" office:value="12">
            <text:p>12</text:p>
          </table:table-cell>
          <table:table-cell table:style-name="ce62" table:formula="of:=ROUNDDOWN(([.$D8]+[.I8])/2; 0)" office:value-type="float" office:value="11">
            <text:p>11</text:p>
          </table:table-cell>
          <table:table-cell table:style-name="ce60" office:value-type="float" office:value="12">
            <text:p>12</text:p>
          </table:table-cell>
          <table:table-cell table:style-name="ce62" table:formula="of:=ROUNDDOWN(([.$D8]+[.K8])/2; 0)" office:value-type="float" office:value="11">
            <text:p>11</text:p>
          </table:table-cell>
          <table:table-cell table:style-name="ce60" office:value-type="float" office:value="11">
            <text:p>11</text:p>
          </table:table-cell>
          <table:table-cell table:style-name="ce62" table:formula="of:=ROUNDDOWN(([.$D8]+[.M8])/2; 0)" office:value-type="float" office:value="10">
            <text:p>10</text:p>
          </table:table-cell>
          <table:table-cell table:style-name="ce60" office:value-type="float" office:value="11">
            <text:p>11</text:p>
          </table:table-cell>
          <table:table-cell table:style-name="ce62" table:formula="of:=ROUNDDOWN(([.$D8]+[.O8])/2; 0)" office:value-type="float" office:value="10">
            <text:p>10</text:p>
          </table:table-cell>
          <table:table-cell table:style-name="ce60" office:value-type="float" office:value="12">
            <text:p>12</text:p>
          </table:table-cell>
          <table:table-cell table:style-name="ce62" table:formula="of:=ROUNDDOWN(([.$D8]+[.Q8])/2; 0)" office:value-type="float" office:value="11">
            <text:p>11</text:p>
          </table:table-cell>
          <table:table-cell table:style-name="ce60" office:value-type="float" office:value="11">
            <text:p>11</text:p>
          </table:table-cell>
          <table:table-cell table:style-name="ce62" table:formula="of:=ROUNDDOWN(([.$D8]+[.S8])/2; 0)" office:value-type="float" office:value="10">
            <text:p>10</text:p>
          </table:table-cell>
          <table:table-cell table:style-name="ce60" office:value-type="float" office:value="12">
            <text:p>12</text:p>
          </table:table-cell>
          <table:table-cell table:style-name="ce62" table:formula="of:=ROUNDDOWN(([.$D8]+[.U8])/2; 0)" office:value-type="float" office:value="11">
            <text:p>11</text:p>
          </table:table-cell>
          <table:table-cell table:style-name="ce60" office:value-type="float" office:value="12">
            <text:p>12</text:p>
          </table:table-cell>
          <table:table-cell table:style-name="ce62" table:formula="of:=ROUNDDOWN(([.$D8]+[.W8])/2; 0)" office:value-type="float" office:value="11">
            <text:p>11</text:p>
          </table:table-cell>
          <table:table-cell table:style-name="ce60" office:value-type="float" office:value="12">
            <text:p>12</text:p>
          </table:table-cell>
          <table:table-cell table:style-name="ce62" table:formula="of:=ROUNDDOWN(([.$D8]+[.Y8])/2; 0)" office:value-type="float" office:value="11">
            <text:p>11</text:p>
          </table:table-cell>
          <table:table-cell table:style-name="ce60" office:value-type="float" office:value="10">
            <text:p>10</text:p>
          </table:table-cell>
          <table:table-cell table:style-name="ce62" table:formula="of:=ROUNDDOWN(([.$D8]+[.AA8])/2; 0)" office:value-type="float" office:value="10">
            <text:p>10</text:p>
          </table:table-cell>
          <table:table-cell table:style-name="ce60" office:value-type="float" office:value="10">
            <text:p>10</text:p>
          </table:table-cell>
          <table:table-cell table:style-name="ce62" table:formula="of:=ROUNDDOWN(([.$D8]+[.AC8])/2; 0)" office:value-type="float" office:value="10">
            <text:p>10</text:p>
          </table:table-cell>
          <table:table-cell table:style-name="ce60" office:value-type="float" office:value="12">
            <text:p>12</text:p>
          </table:table-cell>
          <table:table-cell table:style-name="ce62" table:formula="of:=ROUNDDOWN(([.$D8]+[.AE8])/2; 0)" office:value-type="float" office:value="11">
            <text:p>11</text:p>
          </table:table-cell>
          <table:table-cell table:style-name="ce60" office:value-type="float" office:value="12">
            <text:p>12</text:p>
          </table:table-cell>
          <table:table-cell table:style-name="ce62" table:formula="of:=ROUNDDOWN(([.$D8]+[.AG8])/2; 0)" office:value-type="float" office:value="11">
            <text:p>11</text:p>
          </table:table-cell>
          <table:table-cell table:style-name="ce60" office:value-type="float" office:value="11">
            <text:p>11</text:p>
          </table:table-cell>
          <table:table-cell table:style-name="ce62" table:formula="of:=ROUNDDOWN(([.$D8]+[.AI8])/2; 0)" office:value-type="float" office:value="10">
            <text:p>10</text:p>
          </table:table-cell>
          <table:table-cell table:style-name="ce60" office:value-type="float" office:value="12">
            <text:p>12</text:p>
          </table:table-cell>
          <table:table-cell table:style-name="ce62" table:formula="of:=ROUNDDOWN(([.$D8]+[.AK8])/2; 0)" office:value-type="float" office:value="11">
            <text:p>11</text:p>
          </table:table-cell>
          <table:table-cell table:style-name="ce60" office:value-type="float" office:value="10">
            <text:p>10</text:p>
          </table:table-cell>
          <table:table-cell table:style-name="ce62" table:formula="of:=ROUNDDOWN(([.$D8]+[.AM8])/2; 0)" office:value-type="float" office:value="10">
            <text:p>10</text:p>
          </table:table-cell>
          <table:table-cell table:style-name="ce60" office:value-type="float" office:value="12">
            <text:p>12</text:p>
          </table:table-cell>
          <table:table-cell table:style-name="ce62" table:formula="of:=ROUNDDOWN(([.$D8]+[.AO8])/2; 0)" office:value-type="float" office:value="11">
            <text:p>11</text:p>
          </table:table-cell>
          <table:table-cell table:style-name="ce60" office:value-type="float" office:value="11">
            <text:p>11</text:p>
          </table:table-cell>
          <table:table-cell table:style-name="ce62" table:formula="of:=ROUNDDOWN(([.$D8]+[.AQ8])/2; 0)" office:value-type="float" office:value="10">
            <text:p>10</text:p>
          </table:table-cell>
          <table:table-cell table:style-name="ce60" office:value-type="float" office:value="10">
            <text:p>10</text:p>
          </table:table-cell>
          <table:table-cell table:style-name="ce62" table:formula="of:=ROUNDDOWN(([.$D8]+[.AS8])/2; 0)" office:value-type="float" office:value="10">
            <text:p>10</text:p>
          </table:table-cell>
          <table:table-cell table:style-name="ce60" office:value-type="float" office:value="12">
            <text:p>12</text:p>
          </table:table-cell>
          <table:table-cell table:style-name="ce62" table:formula="of:=ROUNDDOWN(([.$D8]+[.AU8])/2; 0)" office:value-type="float" office:value="11">
            <text:p>11</text:p>
          </table:table-cell>
          <table:table-cell table:style-name="Default"/>
          <table:table-cell table:formula="of:=VLOOKUP([.AT8];[skills.$T$1:.$U$15];2;0)" office:value-type="string" office:string-value="JSI">
            <text:p>JSI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12" office:value-type="string">
            <text:p>blaster combat</text:p>
          </table:table-cell>
          <table:table-cell table:style-name="ce17" office:value-type="string">
            <text:p>tradition</text:p>
          </table:table-cell>
          <table:table-cell table:style-name="ce15" office:value-type="string">
            <text:p>S C A</text:p>
          </table:table-cell>
          <table:table-cell table:style-name="ce17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9]+[.E9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9]+[.G9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9]+[.I9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9]+[.K9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9]+[.M9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9]+[.O9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9]+[.Q9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9]+[.S9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9]+[.U9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9]+[.W9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9]+[.Y9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9]+[.AA9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9]+[.AC9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9]+[.AE9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9]+[.AG9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9]+[.AI9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9]+[.AK9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9]+[.AM9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9]+[.AO9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9]+[.AQ9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9]+[.AS9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9]+[.AU9])/2; 0)" office:value-type="float" office:value="5">
            <text:p>5</text:p>
          </table:table-cell>
          <table:table-cell table:style-name="Default"/>
          <table:table-cell table:formula="of:=VLOOKUP([.AT9];[skills.$T$1:.$U$15];2;0)" office:value-type="string" office:string-value="M">
            <text:p>M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12" office:value-type="string">
            <text:p>call the dark side</text:p>
          </table:table-cell>
          <table:table-cell table:style-name="ce17" office:value-type="string">
            <text:p>tradition</text:p>
          </table:table-cell>
          <table:table-cell table:style-name="ce15" office:value-type="string">
            <text:p>S C A</text:p>
          </table:table-cell>
          <table:table-cell table:style-name="ce17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10]+[.E10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0]+[.G10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0]+[.I10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0]+[.K10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0]+[.M10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0]+[.O10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0]+[.Q10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0]+[.S10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0]+[.U10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0]+[.W10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0]+[.Y10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0]+[.AA10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0]+[.AC10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0]+[.AE10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0]+[.AG10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0]+[.AI10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0]+[.AK10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0]+[.AM10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0]+[.AO10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0]+[.AQ10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0]+[.AS10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0]+[.AU10])/2; 0)" office:value-type="float" office:value="5">
            <text:p>5</text:p>
          </table:table-cell>
          <table:table-cell table:style-name="Default"/>
          <table:table-cell table:formula="of:=VLOOKUP([.AT10];[skills.$T$1:.$U$15];2;0)" office:value-type="string" office:string-value="M">
            <text:p>M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9" office:value-type="string">
            <text:p>channel energy</text:p>
          </table:table-cell>
          <table:table-cell table:style-name="ce17" office:value-type="string">
            <text:p>alteration</text:p>
          </table:table-cell>
          <table:table-cell table:style-name="ce15" office:value-type="string">
            <text:p>C A</text:p>
          </table:table-cell>
          <table:table-cell table:style-name="ce17" office:value-type="float" office:value="4">
            <text:p>4</text:p>
          </table:table-cell>
          <table:table-cell table:style-name="ce60" office:value-type="float" office:value="3">
            <text:p>3</text:p>
          </table:table-cell>
          <table:table-cell table:style-name="ce62" table:formula="of:=ROUNDDOWN(([.$D11]+[.E11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11]+[.G11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11]+[.I11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11]+[.K11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11]+[.M11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11]+[.O11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11]+[.Q11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11]+[.S11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11]+[.U11])/2; 0)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11]+[.W11])/2; 0)" office:value-type="float" office:value="3">
            <text:p>3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1]+[.Y11])/2; 0)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11]+[.AA11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11]+[.AC11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11]+[.AE11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11]+[.AG11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11]+[.AI11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11]+[.AK11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11]+[.AM11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11]+[.AO11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11]+[.AQ11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11]+[.AS11])/2; 0)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1]+[.AU11])/2; 0)" office:value-type="float" office:value="4">
            <text:p>4</text:p>
          </table:table-cell>
          <table:table-cell table:style-name="Default"/>
          <table:table-cell table:formula="of:=VLOOKUP([.AT11];[skills.$T$1:.$U$15];2;0)" office:value-type="string" office:string-value="EtM">
            <text:p>EtM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3" office:value-type="string">
            <text:p>channel hate</text:p>
          </table:table-cell>
          <table:table-cell table:style-name="ce56" office:value-type="string">
            <text:p>dark side</text:p>
          </table:table-cell>
          <table:table-cell table:style-name="ce15" office:value-type="string">
            <text:p>S C A</text:p>
          </table:table-cell>
          <table:table-cell table:style-name="ce17" office:value-type="float" office:value="6">
            <text:p>6</text:p>
          </table:table-cell>
          <table:table-cell table:style-name="ce60" office:value-type="float" office:value="7">
            <text:p>7</text:p>
          </table:table-cell>
          <table:table-cell table:style-name="ce62" table:formula="of:=ROUNDDOWN(([.$D12]+[.E12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12]+[.G12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12]+[.I12])/2; 0)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2]+[.K12])/2; 0)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12]+[.M12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12]+[.O12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12]+[.Q12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12]+[.S12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12]+[.U12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12]+[.W12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12]+[.Y12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12]+[.AA12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12]+[.AC12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12]+[.AE12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12]+[.AG12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12]+[.AI12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12]+[.AK12])/2; 0)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2]+[.AM12])/2; 0)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12]+[.AO12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12]+[.AQ12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12]+[.AS12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12]+[.AU12])/2; 0)" office:value-type="float" office:value="6">
            <text:p>6</text:p>
          </table:table-cell>
          <table:table-cell table:style-name="Default"/>
          <table:table-cell table:formula="of:=VLOOKUP([.AT12];[skills.$T$1:.$U$15];2;0)" office:value-type="string" office:string-value="MtD">
            <text:p>MtD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12" office:value-type="string">
            <text:p>cleanse</text:p>
          </table:table-cell>
          <table:table-cell table:style-name="ce56" office:value-type="string">
            <text:p>tradition</text:p>
          </table:table-cell>
          <table:table-cell table:style-name="ce15" office:value-type="string">
            <text:p>S C A</text:p>
          </table:table-cell>
          <table:table-cell table:style-name="ce17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13]+[.E13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3]+[.G13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3]+[.I13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3]+[.K13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3]+[.M13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3]+[.O13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3]+[.Q13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3]+[.S13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3]+[.U13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3]+[.W13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3]+[.Y13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3]+[.AA13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3]+[.AC13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3]+[.AE13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3]+[.AG13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3]+[.AI13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3]+[.AK13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3]+[.AM13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3]+[.AO13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3]+[.AQ13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3]+[.AS13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3]+[.AU13])/2; 0)" office:value-type="float" office:value="5">
            <text:p>5</text:p>
          </table:table-cell>
          <table:table-cell table:style-name="Default"/>
          <table:table-cell table:formula="of:=VLOOKUP([.AT13];[skills.$T$1:.$U$15];2;0)" office:value-type="string" office:string-value="M">
            <text:p>M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10" office:value-type="string">
            <text:p>clear mind</text:p>
          </table:table-cell>
          <table:table-cell table:style-name="ce56" office:value-type="string">
            <text:p>healing</text:p>
          </table:table-cell>
          <table:table-cell table:style-name="ce15" office:value-type="string">
            <text:p>C (A)</text:p>
          </table:table-cell>
          <table:table-cell table:style-name="ce17" office:value-type="float" office:value="6">
            <text:p>6</text:p>
          </table:table-cell>
          <table:table-cell table:style-name="ce60" office:value-type="float" office:value="7">
            <text:p>7</text:p>
          </table:table-cell>
          <table:table-cell table:style-name="ce62" table:formula="of:=ROUNDDOWN(([.$D14]+[.E14])/2; 0)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14]+[.G14])/2; 0)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14]+[.I14])/2; 0)" office:value-type="float" office:value="7">
            <text:p>7</text:p>
          </table:table-cell>
          <table:table-cell table:style-name="ce17" office:value-type="float" office:value="9">
            <text:p>9</text:p>
          </table:table-cell>
          <table:table-cell table:style-name="ce62" table:formula="of:=ROUNDDOWN(([.$D14]+[.K14])/2; 0)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14]+[.M14])/2; 0)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14]+[.O14])/2; 0)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14]+[.Q14])/2; 0)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14]+[.S14])/2; 0)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14]+[.U14])/2; 0)" office:value-type="float" office:value="6">
            <text:p>6</text:p>
          </table:table-cell>
          <table:table-cell table:style-name="ce17" office:value-type="float" office:value="9">
            <text:p>9</text:p>
          </table:table-cell>
          <table:table-cell table:style-name="ce62" table:formula="of:=ROUNDDOWN(([.$D14]+[.W14])/2; 0)" office:value-type="float" office:value="7">
            <text:p>7</text:p>
          </table:table-cell>
          <table:table-cell table:style-name="ce17" office:value-type="float" office:value="9">
            <text:p>9</text:p>
          </table:table-cell>
          <table:table-cell table:style-name="ce62" table:formula="of:=ROUNDDOWN(([.$D14]+[.Y14])/2; 0)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14]+[.AA14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14]+[.AC14])/2; 0)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14]+[.AE14])/2; 0)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14]+[.AG14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14]+[.AI14])/2; 0)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14]+[.AK14])/2; 0)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4]+[.AM14])/2; 0)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14]+[.AO14])/2; 0)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14]+[.AQ14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14]+[.AS14])/2; 0)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14]+[.AU14])/2; 0)" office:value-type="float" office:value="7">
            <text:p>7</text:p>
          </table:table-cell>
          <table:table-cell table:style-name="Default"/>
          <table:table-cell table:formula="of:=VLOOKUP([.AT14];[skills.$T$1:.$U$15];2;0)" office:value-type="string" office:string-value="MtD">
            <text:p>MtD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11" office:value-type="string">
            <text:p>cloud mind</text:p>
          </table:table-cell>
          <table:table-cell table:style-name="ce17" office:value-type="string">
            <text:p>affect mind</text:p>
          </table:table-cell>
          <table:table-cell table:style-name="ce15" office:value-type="string">
            <text:p>S C A</text:p>
          </table:table-cell>
          <table:table-cell table:style-name="ce17" office:value-type="float" office:value="5">
            <text:p>5</text:p>
          </table:table-cell>
          <table:table-cell table:style-name="ce60" office:value-type="float" office:value="4">
            <text:p>4</text:p>
          </table:table-cell>
          <table:table-cell table:style-name="ce62" table:formula="of:=ROUNDDOWN(([.$D15]+[.E15])/2; 0)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15]+[.G15])/2; 0)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15]+[.I15])/2; 0)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5]+[.K15])/2; 0)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15]+[.M15])/2; 0)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5]+[.O15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5]+[.Q15])/2; 0)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15]+[.S15])/2; 0)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15]+[.U15])/2; 0)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5]+[.W15])/2; 0)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15]+[.Y15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5]+[.AA15])/2; 0)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15]+[.AC15])/2; 0)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5]+[.AE15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5]+[.AG15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5]+[.AI15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5]+[.AK15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5]+[.AM15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5]+[.AO15])/2; 0)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15]+[.AQ15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5]+[.AS15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5]+[.AU15])/2; 0)" office:value-type="float" office:value="5">
            <text:p>5</text:p>
          </table:table-cell>
          <table:table-cell table:style-name="Default"/>
          <table:table-cell table:formula="of:=VLOOKUP([.AT15];[skills.$T$1:.$U$15];2;0)" office:value-type="string" office:string-value="M">
            <text:p>M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10" office:value-type="string">
            <text:p>concentration</text:p>
          </table:table-cell>
          <table:table-cell table:style-name="ce56" office:value-type="string">
            <text:p>force</text:p>
          </table:table-cell>
          <table:table-cell table:style-name="ce15" office:value-type="string">
            <text:p>S</text:p>
          </table:table-cell>
          <table:table-cell table:style-name="ce17" office:value-type="float" office:value="3">
            <text:p>3</text:p>
          </table:table-cell>
          <table:table-cell table:style-name="ce60" office:value-type="float" office:value="2">
            <text:p>2</text:p>
          </table:table-cell>
          <table:table-cell table:style-name="ce62" table:formula="of:=ROUNDDOWN(([.$D16]+[.E16])/2; 0)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16]+[.G16])/2; 0)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16]+[.I16])/2; 0)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16]+[.K16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16]+[.M16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16]+[.O16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16]+[.Q16])/2; 0)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16]+[.S16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16]+[.U16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16]+[.W16])/2; 0)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16]+[.Y16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16]+[.AA16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16]+[.AC16])/2; 0)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16]+[.AE16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16]+[.AG16])/2; 0)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62" table:formula="of:=ROUNDDOWN(([.$D16]+[.AI16])/2; 0)" office:value-type="float" office:value="2">
            <text:p>2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6]+[.AK16])/2; 0)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16]+[.AM16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16]+[.AO16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16]+[.AQ16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16]+[.AS16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16]+[.AU16])/2; 0)" office:value-type="float" office:value="3">
            <text:p>3</text:p>
          </table:table-cell>
          <table:table-cell table:style-name="Default"/>
          <table:table-cell table:formula="of:=VLOOKUP([.AT16];[skills.$T$1:.$U$15];2;0)" office:value-type="string" office:string-value="E">
            <text:p>E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11" office:value-type="string">
            <text:p>confusion</text:p>
          </table:table-cell>
          <table:table-cell table:style-name="ce17" office:value-type="string">
            <text:p>affect mind</text:p>
          </table:table-cell>
          <table:table-cell table:style-name="ce15" office:value-type="string">
            <text:p>S A</text:p>
          </table:table-cell>
          <table:table-cell table:style-name="ce17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17]+[.E17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7]+[.G17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7]+[.I17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7]+[.K17])/2; 0)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17]+[.M17])/2; 0)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7]+[.O17])/2; 0)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17]+[.Q17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7]+[.S17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7]+[.U17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7]+[.W17])/2; 0)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17]+[.Y17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7]+[.AA17])/2; 0)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17]+[.AC17])/2; 0)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17]+[.AE17])/2; 0)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7]+[.AG17])/2; 0)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17]+[.AI17])/2; 0)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7]+[.AK17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7]+[.AM17])/2; 0)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17]+[.AO17])/2; 0)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17]+[.AQ17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7]+[.AS17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7]+[.AU17])/2; 0)" office:value-type="float" office:value="5">
            <text:p>5</text:p>
          </table:table-cell>
          <table:table-cell table:style-name="Default"/>
          <table:table-cell table:formula="of:=VLOOKUP([.AT17];[skills.$T$1:.$U$15];2;0)" office:value-type="string" office:string-value="M">
            <text:p>M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13" office:value-type="string">
            <text:p>control pain</text:p>
          </table:table-cell>
          <table:table-cell table:style-name="ce17" office:value-type="string">
            <text:p>defense</text:p>
          </table:table-cell>
          <table:table-cell table:style-name="ce15" office:value-type="string">
            <text:p>C (A)</text:p>
          </table:table-cell>
          <table:table-cell table:style-name="ce17" office:value-type="float" office:value="5">
            <text:p>5</text:p>
          </table:table-cell>
          <table:table-cell table:style-name="ce60" office:value-type="float" office:value="4">
            <text:p>4</text:p>
          </table:table-cell>
          <table:table-cell table:style-name="ce62" table:formula="of:=ROUNDDOWN(([.$D18]+[.E18])/2; 0)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18]+[.G18])/2; 0)" office:value-type="float" office:value="4">
            <text:p>4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18]+[.I18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18]+[.K18])/2; 0)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18]+[.M18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8]+[.O18])/2; 0)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18]+[.Q18])/2; 0)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18]+[.S18])/2; 0)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18]+[.U18])/2; 0)" office:value-type="float" office:value="4">
            <text:p>4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18]+[.W18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18]+[.Y18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18]+[.AA18])/2; 0)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18]+[.AC18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18]+[.AE18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18]+[.AG18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18]+[.AI18])/2; 0)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18]+[.AK18])/2; 0)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8]+[.AM18])/2; 0)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18]+[.AO18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18]+[.AQ18])/2; 0)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8]+[.AS18])/2; 0)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18]+[.AU18])/2; 0)" office:value-type="float" office:value="4">
            <text:p>4</text:p>
          </table:table-cell>
          <table:table-cell table:style-name="Default"/>
          <table:table-cell table:formula="of:=VLOOKUP([.AT18];[skills.$T$1:.$U$15];2;0)" office:value-type="string" office:string-value="M">
            <text:p>M</text:p>
          </table:table-cell>
          <table:table-cell table:style-name="Default"/>
          <table:table-cell table:number-columns-repeated="30"/>
          <table:table-cell table:style-name="ce46" table:number-columns-repeated="899"/>
          <table:table-cell table:number-columns-repeated="44"/>
        </table:table-row>
        <table:table-row table:style-name="ro12">
          <table:table-cell table:style-name="ce12" office:value-type="string">
            <text:p>dark suggestion</text:p>
          </table:table-cell>
          <table:table-cell table:style-name="ce17" office:value-type="string">
            <text:p>tradition</text:p>
          </table:table-cell>
          <table:table-cell table:style-name="ce15" office:value-type="string">
            <text:p>S C A</text:p>
          </table:table-cell>
          <table:table-cell table:style-name="ce17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19]+[.E19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9]+[.G19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9]+[.I19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9]+[.K19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9]+[.M19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9]+[.O19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9]+[.Q19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9]+[.S19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9]+[.U19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9]+[.W19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9]+[.Y19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9]+[.AA19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9]+[.AC19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9]+[.AE19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9]+[.AG19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9]+[.AI19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9]+[.AK19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9]+[.AM19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9]+[.AO19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9]+[.AQ19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9]+[.AS19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19]+[.AU19])/2; 0)" office:value-type="float" office:value="5">
            <text:p>5</text:p>
          </table:table-cell>
          <table:table-cell table:style-name="Default"/>
          <table:table-cell table:formula="of:=VLOOKUP([.AT19];[skills.$T$1:.$U$15];2;0)" office:value-type="string" office:string-value="M">
            <text:p>M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10" office:value-type="string">
            <text:p>detoxify poison</text:p>
          </table:table-cell>
          <table:table-cell table:style-name="ce17" office:value-type="string">
            <text:p>healing</text:p>
          </table:table-cell>
          <table:table-cell table:style-name="ce15" office:value-type="string">
            <text:p>S C (A)</text:p>
          </table:table-cell>
          <table:table-cell table:style-name="ce17" office:value-type="float" office:value="3">
            <text:p>3</text:p>
          </table:table-cell>
          <table:table-cell table:style-name="ce60" office:value-type="float" office:value="3">
            <text:p>3</text:p>
          </table:table-cell>
          <table:table-cell table:style-name="ce62" table:formula="of:=ROUNDDOWN(([.$D20]+[.E20])/2; 0)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20]+[.G20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20]+[.I20])/2; 0)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20]+[.K20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20]+[.M20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20]+[.O20])/2; 0)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20]+[.Q20])/2; 0)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62" table:formula="of:=ROUNDDOWN(([.$D20]+[.S20])/2; 0)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62" table:formula="of:=ROUNDDOWN(([.$D20]+[.U20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20]+[.W20])/2; 0)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20]+[.Y20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20]+[.AA20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20]+[.AC20])/2; 0)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20]+[.AE20])/2; 0)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20]+[.AG20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20]+[.AI20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20]+[.AK20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20]+[.AM20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20]+[.AO20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20]+[.AQ20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20]+[.AS20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20]+[.AU20])/2; 0)" office:value-type="float" office:value="3">
            <text:p>3</text:p>
          </table:table-cell>
          <table:table-cell table:style-name="Default"/>
          <table:table-cell table:formula="of:=VLOOKUP([.AT20];[skills.$T$1:.$U$15];2;0)" office:value-type="string" office:string-value="E">
            <text:p>E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4" office:value-type="string">
            <text:p>displace matter</text:p>
          </table:table-cell>
          <table:table-cell table:style-name="ce17" office:value-type="string">
            <text:p>misc</text:p>
          </table:table-cell>
          <table:table-cell table:style-name="ce15" office:value-type="string">
            <text:p>S C A</text:p>
          </table:table-cell>
          <table:table-cell table:style-name="ce17" office:value-type="float" office:value="5">
            <text:p>5</text:p>
          </table:table-cell>
          <table:table-cell table:style-name="ce60" office:value-type="float" office:value="9">
            <text:p>9</text:p>
          </table:table-cell>
          <table:table-cell table:style-name="ce62" table:formula="of:=ROUNDDOWN(([.$D21]+[.E21])/2; 0)" office:value-type="float" office:value="7">
            <text:p>7</text:p>
          </table:table-cell>
          <table:table-cell table:style-name="ce17" office:value-type="float" office:value="9">
            <text:p>9</text:p>
          </table:table-cell>
          <table:table-cell table:style-name="ce62" table:formula="of:=ROUNDDOWN(([.$D21]+[.G21])/2; 0)" office:value-type="float" office:value="7">
            <text:p>7</text:p>
          </table:table-cell>
          <table:table-cell table:style-name="ce17" office:value-type="float" office:value="9">
            <text:p>9</text:p>
          </table:table-cell>
          <table:table-cell table:style-name="ce62" table:formula="of:=ROUNDDOWN(([.$D21]+[.I21])/2; 0)" office:value-type="float" office:value="7">
            <text:p>7</text:p>
          </table:table-cell>
          <table:table-cell table:style-name="ce17" office:value-type="float" office:value="9">
            <text:p>9</text:p>
          </table:table-cell>
          <table:table-cell table:style-name="ce62" table:formula="of:=ROUNDDOWN(([.$D21]+[.K21])/2; 0)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21]+[.M21])/2; 0)" office:value-type="float" office:value="5">
            <text:p>5</text:p>
          </table:table-cell>
          <table:table-cell table:style-name="ce17" office:value-type="float" office:value="9">
            <text:p>9</text:p>
          </table:table-cell>
          <table:table-cell table:style-name="ce62" table:formula="of:=ROUNDDOWN(([.$D21]+[.O21])/2; 0)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21]+[.Q21])/2; 0)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21]+[.S21])/2; 0)" office:value-type="float" office:value="6">
            <text:p>6</text:p>
          </table:table-cell>
          <table:table-cell table:style-name="ce17" office:value-type="float" office:value="9">
            <text:p>9</text:p>
          </table:table-cell>
          <table:table-cell table:style-name="ce62" table:formula="of:=ROUNDDOWN(([.$D21]+[.U21])/2; 0)" office:value-type="float" office:value="7">
            <text:p>7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21]+[.W21])/2; 0)" office:value-type="float" office:value="6">
            <text:p>6</text:p>
          </table:table-cell>
          <table:table-cell table:style-name="ce17" office:value-type="float" office:value="10">
            <text:p>10</text:p>
          </table:table-cell>
          <table:table-cell table:style-name="ce62" table:formula="of:=ROUNDDOWN(([.$D21]+[.Y21])/2; 0)" office:value-type="float" office:value="7">
            <text:p>7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21]+[.AA21])/2; 0)" office:value-type="float" office:value="6">
            <text:p>6</text:p>
          </table:table-cell>
          <table:table-cell table:style-name="ce17" office:value-type="float" office:value="10">
            <text:p>10</text:p>
          </table:table-cell>
          <table:table-cell table:style-name="ce62" table:formula="of:=ROUNDDOWN(([.$D21]+[.AC21])/2; 0)" office:value-type="float" office:value="7">
            <text:p>7</text:p>
          </table:table-cell>
          <table:table-cell table:style-name="ce17" office:value-type="float" office:value="10">
            <text:p>10</text:p>
          </table:table-cell>
          <table:table-cell table:style-name="ce62" table:formula="of:=ROUNDDOWN(([.$D21]+[.AE21])/2; 0)" office:value-type="float" office:value="7">
            <text:p>7</text:p>
          </table:table-cell>
          <table:table-cell table:style-name="ce17" office:value-type="float" office:value="9">
            <text:p>9</text:p>
          </table:table-cell>
          <table:table-cell table:style-name="ce62" table:formula="of:=ROUNDDOWN(([.$D21]+[.AG21])/2; 0)" office:value-type="float" office:value="7">
            <text:p>7</text:p>
          </table:table-cell>
          <table:table-cell table:style-name="ce17" office:value-type="float" office:value="10">
            <text:p>10</text:p>
          </table:table-cell>
          <table:table-cell table:style-name="ce62" table:formula="of:=ROUNDDOWN(([.$D21]+[.AI21])/2; 0)" office:value-type="float" office:value="7">
            <text:p>7</text:p>
          </table:table-cell>
          <table:table-cell table:style-name="ce17" office:value-type="float" office:value="9">
            <text:p>9</text:p>
          </table:table-cell>
          <table:table-cell table:style-name="ce62" table:formula="of:=ROUNDDOWN(([.$D21]+[.AK21])/2; 0)" office:value-type="float" office:value="7">
            <text:p>7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21]+[.AM21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21]+[.AO21])/2; 0)" office:value-type="float" office:value="5">
            <text:p>5</text:p>
          </table:table-cell>
          <table:table-cell table:style-name="ce17" office:value-type="float" office:value="9">
            <text:p>9</text:p>
          </table:table-cell>
          <table:table-cell table:style-name="ce62" table:formula="of:=ROUNDDOWN(([.$D21]+[.AQ21])/2; 0)" office:value-type="float" office:value="7">
            <text:p>7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1]+[.AS21])/2; 0)" office:value-type="float" office:value="5">
            <text:p>5</text:p>
          </table:table-cell>
          <table:table-cell table:style-name="ce17" office:value-type="float" office:value="9">
            <text:p>9</text:p>
          </table:table-cell>
          <table:table-cell table:style-name="ce62" table:formula="of:=ROUNDDOWN(([.$D21]+[.AU21])/2; 0)" office:value-type="float" office:value="7">
            <text:p>7</text:p>
          </table:table-cell>
          <table:table-cell table:style-name="Default"/>
          <table:table-cell table:formula="of:=VLOOKUP([.AT21];[skills.$T$1:.$U$15];2;0)" office:value-type="string" office:string-value="M">
            <text:p>M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9" office:value-type="string">
            <text:p>dissipate energy</text:p>
          </table:table-cell>
          <table:table-cell table:style-name="ce17" office:value-type="string">
            <text:p>alteration</text:p>
          </table:table-cell>
          <table:table-cell table:style-name="ce15" office:value-type="string">
            <text:p>C</text:p>
          </table:table-cell>
          <table:table-cell table:style-name="ce17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22]+[.E22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2]+[.G22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2]+[.I22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2]+[.K22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2]+[.M22])/2; 0)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22]+[.O22])/2; 0)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2]+[.Q22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2]+[.S22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2]+[.U22])/2; 0)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22]+[.W22])/2; 0)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22]+[.Y22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2]+[.AA22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2]+[.AC22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2]+[.AE22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2]+[.AG22])/2; 0)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22]+[.AI22])/2; 0)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22]+[.AK22])/2; 0)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22]+[.AM22])/2; 0)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2]+[.AO22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2]+[.AQ22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2]+[.AS22])/2; 0)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22]+[.AU22])/2; 0)" office:value-type="float" office:value="5">
            <text:p>5</text:p>
          </table:table-cell>
          <table:table-cell table:style-name="Default"/>
          <table:table-cell table:formula="of:=VLOOKUP([.AT22];[skills.$T$1:.$U$15];2;0)" office:value-type="string" office:string-value="M">
            <text:p>M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11" office:value-type="string">
            <text:p>distract</text:p>
          </table:table-cell>
          <table:table-cell table:style-name="ce17" office:value-type="string">
            <text:p>affect mind</text:p>
          </table:table-cell>
          <table:table-cell table:style-name="ce15" office:value-type="string">
            <text:p>C A</text:p>
          </table:table-cell>
          <table:table-cell table:style-name="ce17" office:value-type="float" office:value="4">
            <text:p>4</text:p>
          </table:table-cell>
          <table:table-cell table:style-name="ce60" office:value-type="float" office:value="3">
            <text:p>3</text:p>
          </table:table-cell>
          <table:table-cell table:style-name="ce62" table:formula="of:=ROUNDDOWN(([.$D23]+[.E23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23]+[.G23])/2; 0)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23]+[.I23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23]+[.K23])/2; 0)" office:value-type="float" office:value="4">
            <text:p>4</text:p>
          </table:table-cell>
          <table:table-cell table:style-name="ce17" office:value-type="float" office:value="0">
            <text:p>0</text:p>
          </table:table-cell>
          <table:table-cell table:style-name="ce62" table:formula="of:=ROUNDDOWN(([.$D23]+[.M23])/2; 0)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62" table:formula="of:=ROUNDDOWN(([.$D23]+[.O23])/2; 0)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23]+[.Q23])/2; 0)" office:value-type="float" office:value="4">
            <text:p>4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23]+[.S23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23]+[.U23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23]+[.W23])/2; 0)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23]+[.Y23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23]+[.AA23])/2; 0)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3]+[.AC23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23]+[.AE23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23]+[.AG23])/2; 0)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 table:style-name="ce62" table:formula="of:=ROUNDDOWN(([.$D23]+[.AI23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23]+[.AK23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23]+[.AM23])/2; 0)" office:value-type="float" office:value="3">
            <text:p>3</text:p>
          </table:table-cell>
          <table:table-cell table:style-name="ce17" office:value-type="float" office:value="1">
            <text:p>1</text:p>
          </table:table-cell>
          <table:table-cell table:style-name="ce62" table:formula="of:=ROUNDDOWN(([.$D23]+[.AO23])/2; 0)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23]+[.AQ23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23]+[.AS23])/2; 0)" office:value-type="float" office:value="4">
            <text:p>4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23]+[.AU23])/2; 0)" office:value-type="float" office:value="3">
            <text:p>3</text:p>
          </table:table-cell>
          <table:table-cell table:style-name="Default"/>
          <table:table-cell table:formula="of:=VLOOKUP([.AT23];[skills.$T$1:.$U$15];2;0)" office:value-type="string" office:string-value="EtM">
            <text:p>EtM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9" office:value-type="string">
            <text:p>disturbing aura</text:p>
          </table:table-cell>
          <table:table-cell table:style-name="ce17" office:value-type="string">
            <text:p>affect mind</text:p>
          </table:table-cell>
          <table:table-cell table:style-name="ce15" office:value-type="string">
            <text:p>S C</text:p>
          </table:table-cell>
          <table:table-cell table:style-name="ce17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24]+[.E24])/2; 0)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24]+[.G24])/2; 0)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4]+[.I24])/2; 0)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24]+[.K24])/2; 0)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4]+[.M24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4]+[.O24])/2; 0)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24]+[.Q24])/2; 0)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4]+[.S24])/2; 0)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24]+[.U24])/2; 0)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4]+[.W24])/2; 0)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24]+[.Y24])/2; 0)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4]+[.AA24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4]+[.AC24])/2; 0)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24]+[.AE24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4]+[.AG24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4]+[.AI24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4]+[.AK24])/2; 0)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24]+[.AM24])/2; 0)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4]+[.AO24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4]+[.AQ24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4]+[.AS24])/2; 0)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24]+[.AU24])/2; 0)" office:value-type="float" office:value="4">
            <text:p>4</text:p>
          </table:table-cell>
          <table:table-cell table:style-name="Default"/>
          <table:table-cell table:formula="of:=VLOOKUP([.AT24];[skills.$T$1:.$U$15];2;0)" office:value-type="string" office:string-value="M">
            <text:p>M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13" office:value-type="string">
            <text:p>dodge</text:p>
          </table:table-cell>
          <table:table-cell table:style-name="ce17" office:value-type="string">
            <text:p>defense</text:p>
          </table:table-cell>
          <table:table-cell table:style-name="ce15" office:value-type="string">
            <text:p>S C</text:p>
          </table:table-cell>
          <table:table-cell table:style-name="ce17" office:value-type="float" office:value="5">
            <text:p>5</text:p>
          </table:table-cell>
          <table:table-cell table:style-name="ce60" office:value-type="float" office:value="3">
            <text:p>3</text:p>
          </table:table-cell>
          <table:table-cell table:style-name="ce62" table:formula="of:=ROUNDDOWN(([.$D25]+[.E25])/2; 0)" office:value-type="float" office:value="4">
            <text:p>4</text:p>
          </table:table-cell>
          <table:table-cell table:style-name="ce17" office:value-type="float" office:value="0">
            <text:p>0</text:p>
          </table:table-cell>
          <table:table-cell table:style-name="ce62" table:formula="of:=ROUNDDOWN(([.$D25]+[.G25])/2; 0)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25]+[.I25])/2; 0)" office:value-type="float" office:value="4">
            <text:p>4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25]+[.K25])/2; 0)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25]+[.M25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25]+[.O25])/2; 0)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25]+[.Q25])/2; 0)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25]+[.S25])/2; 0)" office:value-type="float" office:value="4">
            <text:p>4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25]+[.U25])/2; 0)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25]+[.W25])/2; 0)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25]+[.Y25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25]+[.AA25])/2; 0)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25]+[.AC25])/2; 0)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25]+[.AE25])/2; 0)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25]+[.AG25])/2; 0)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5]+[.AI25])/2; 0)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25]+[.AK25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25]+[.AM25])/2; 0)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25]+[.AO25])/2; 0)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 table:style-name="ce62" table:formula="of:=ROUNDDOWN(([.$D25]+[.AQ25])/2; 0)" office:value-type="float" office:value="3">
            <text:p>3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5]+[.AS25])/2; 0)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25]+[.AU25])/2; 0)" office:value-type="float" office:value="4">
            <text:p>4</text:p>
          </table:table-cell>
          <table:table-cell table:style-name="Default"/>
          <table:table-cell table:formula="of:=VLOOKUP([.AT25];[skills.$T$1:.$U$15];2;0)" office:value-type="string" office:string-value="M">
            <text:p>M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3" office:value-type="string">
            <text:p>dominate mind</text:p>
          </table:table-cell>
          <table:table-cell table:style-name="ce17" office:value-type="string">
            <text:p>dark side</text:p>
          </table:table-cell>
          <table:table-cell table:style-name="ce15" office:value-type="string">
            <text:p>S C A</text:p>
          </table:table-cell>
          <table:table-cell table:style-name="ce17" office:value-type="float" office:value="11">
            <text:p>11</text:p>
          </table:table-cell>
          <table:table-cell table:style-name="ce60" office:value-type="float" office:value="12">
            <text:p>12</text:p>
          </table:table-cell>
          <table:table-cell table:style-name="ce62" table:formula="of:=ROUNDDOWN(([.$D26]+[.E26])/2; 0)" office:value-type="float" office:value="11">
            <text:p>11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26]+[.G26])/2; 0)" office:value-type="float" office:value="11">
            <text:p>11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26]+[.I26])/2; 0)" office:value-type="float" office:value="11">
            <text:p>11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26]+[.K26])/2; 0)" office:value-type="float" office:value="11">
            <text:p>11</text:p>
          </table:table-cell>
          <table:table-cell table:style-name="ce17" office:value-type="float" office:value="10">
            <text:p>10</text:p>
          </table:table-cell>
          <table:table-cell table:style-name="ce62" table:formula="of:=ROUNDDOWN(([.$D26]+[.M26])/2; 0)" office:value-type="float" office:value="10">
            <text:p>10</text:p>
          </table:table-cell>
          <table:table-cell table:style-name="ce17" office:value-type="float" office:value="10">
            <text:p>10</text:p>
          </table:table-cell>
          <table:table-cell table:style-name="ce62" table:formula="of:=ROUNDDOWN(([.$D26]+[.O26])/2; 0)" office:value-type="float" office:value="10">
            <text:p>10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26]+[.Q26])/2; 0)" office:value-type="float" office:value="11">
            <text:p>11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26]+[.S26])/2; 0)" office:value-type="float" office:value="11">
            <text:p>11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26]+[.U26])/2; 0)" office:value-type="float" office:value="11">
            <text:p>11</text:p>
          </table:table-cell>
          <table:table-cell table:style-name="ce17" office:value-type="float" office:value="12">
            <text:p>12</text:p>
          </table:table-cell>
          <table:table-cell table:style-name="ce62" table:formula="of:=ROUNDDOWN(([.$D26]+[.W26])/2; 0)" office:value-type="float" office:value="11">
            <text:p>11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26]+[.Y26])/2; 0)" office:value-type="float" office:value="11">
            <text:p>11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26]+[.AA26])/2; 0)" office:value-type="float" office:value="11">
            <text:p>11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26]+[.AC26])/2; 0)" office:value-type="float" office:value="11">
            <text:p>11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26]+[.AE26])/2; 0)" office:value-type="float" office:value="11">
            <text:p>11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26]+[.AG26])/2; 0)" office:value-type="float" office:value="11">
            <text:p>11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26]+[.AI26])/2; 0)" office:value-type="float" office:value="11">
            <text:p>11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26]+[.AK26])/2; 0)" office:value-type="float" office:value="11">
            <text:p>11</text:p>
          </table:table-cell>
          <table:table-cell table:style-name="ce17" office:value-type="float" office:value="10">
            <text:p>10</text:p>
          </table:table-cell>
          <table:table-cell table:style-name="ce62" table:formula="of:=ROUNDDOWN(([.$D26]+[.AM26])/2; 0)" office:value-type="float" office:value="10">
            <text:p>10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26]+[.AO26])/2; 0)" office:value-type="float" office:value="11">
            <text:p>11</text:p>
          </table:table-cell>
          <table:table-cell table:style-name="ce17" office:value-type="float" office:value="12">
            <text:p>12</text:p>
          </table:table-cell>
          <table:table-cell table:style-name="ce62" table:formula="of:=ROUNDDOWN(([.$D26]+[.AQ26])/2; 0)" office:value-type="float" office:value="11">
            <text:p>11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26]+[.AS26])/2; 0)" office:value-type="float" office:value="11">
            <text:p>11</text:p>
          </table:table-cell>
          <table:table-cell table:style-name="ce17" office:value-type="float" office:value="12">
            <text:p>12</text:p>
          </table:table-cell>
          <table:table-cell table:style-name="ce62" table:formula="of:=ROUNDDOWN(([.$D26]+[.AU26])/2; 0)" office:value-type="float" office:value="11">
            <text:p>11</text:p>
          </table:table-cell>
          <table:table-cell table:style-name="Default"/>
          <table:table-cell table:formula="of:=VLOOKUP([.AT26];[skills.$T$1:.$U$15];2;0)" office:value-type="string" office:string-value="LA">
            <text:p>LA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9" office:value-type="string">
            <text:p>drain crystals</text:p>
          </table:table-cell>
          <table:table-cell table:style-name="ce17" office:value-type="string">
            <text:p>misc</text:p>
          </table:table-cell>
          <table:table-cell table:style-name="ce15" office:value-type="string">
            <text:p>S A</text:p>
          </table:table-cell>
          <table:table-cell table:style-name="ce17" office:value-type="float" office:value="5">
            <text:p>5</text:p>
          </table:table-cell>
          <table:table-cell table:style-name="ce60" office:value-type="float" office:value="4">
            <text:p>4</text:p>
          </table:table-cell>
          <table:table-cell table:style-name="ce62" table:formula="of:=ROUNDDOWN(([.$D27]+[.E27])/2; 0)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7]+[.G27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7]+[.I27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7]+[.K27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7]+[.M27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7]+[.O27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7]+[.Q27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7]+[.S27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7]+[.U27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7]+[.W27])/2; 0)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27]+[.Y27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7]+[.AA27])/2; 0)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27]+[.AC27])/2; 0)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7]+[.AE27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7]+[.AG27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7]+[.AI27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7]+[.AK27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7]+[.AM27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7]+[.AO27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7]+[.AQ27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7]+[.AS27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7]+[.AU27])/2; 0)" office:value-type="float" office:value="5">
            <text:p>5</text:p>
          </table:table-cell>
          <table:table-cell table:style-name="Default"/>
          <table:table-cell table:formula="of:=VLOOKUP([.AT27];[skills.$T$1:.$U$15];2;0)" office:value-type="string" office:string-value="M">
            <text:p>M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13" office:value-type="string">
            <text:p>enhance metabolism</text:p>
          </table:table-cell>
          <table:table-cell table:style-name="ce17" office:value-type="string">
            <text:p>defense</text:p>
          </table:table-cell>
          <table:table-cell table:style-name="ce15" office:value-type="string">
            <text:p>C</text:p>
          </table:table-cell>
          <table:table-cell table:style-name="ce17" office:value-type="float" office:value="6">
            <text:p>6</text:p>
          </table:table-cell>
          <table:table-cell table:style-name="ce60" office:value-type="float" office:value="4">
            <text:p>4</text:p>
          </table:table-cell>
          <table:table-cell table:style-name="ce62" table:formula="of:=ROUNDDOWN(([.$D28]+[.E28])/2; 0)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28]+[.G28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28]+[.I28])/2; 0)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28]+[.K28])/2; 0)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28]+[.M28])/2; 0)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28]+[.O28])/2; 0)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28]+[.Q28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28]+[.S28])/2; 0)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28]+[.U28])/2; 0)" office:value-type="float" office:value="4">
            <text:p>4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28]+[.W28])/2; 0)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28]+[.Y28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28]+[.AA28])/2; 0)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28]+[.AC28])/2; 0)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28]+[.AE28])/2; 0)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28]+[.AG28])/2; 0)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28]+[.AI28])/2; 0)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28]+[.AK28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28]+[.AM28])/2; 0)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28]+[.AO28])/2; 0)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28]+[.AQ28])/2; 0)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28]+[.AS28])/2; 0)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28]+[.AU28])/2; 0)" office:value-type="float" office:value="4">
            <text:p>4</text:p>
          </table:table-cell>
          <table:table-cell table:style-name="Default"/>
          <table:table-cell table:formula="of:=VLOOKUP([.AT28];[skills.$T$1:.$U$15];2;0)" office:value-type="string" office:string-value="MtD">
            <text:p>MtD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11" office:value-type="string">
            <text:p>enrage</text:p>
          </table:table-cell>
          <table:table-cell table:style-name="ce17" office:value-type="string">
            <text:p>affect mind</text:p>
          </table:table-cell>
          <table:table-cell table:style-name="ce15" office:value-type="string">
            <text:p>S C A</text:p>
          </table:table-cell>
          <table:table-cell table:style-name="ce17" office:value-type="float" office:value="7">
            <text:p>7</text:p>
          </table:table-cell>
          <table:table-cell table:style-name="ce60" office:value-type="float" office:value="7">
            <text:p>7</text:p>
          </table:table-cell>
          <table:table-cell table:style-name="ce62" table:formula="of:=ROUNDDOWN(([.$D29]+[.E29])/2; 0)" office:value-type="float" office:value="7">
            <text:p>7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29]+[.G29])/2; 0)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29]+[.I29])/2; 0)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29]+[.K29])/2; 0)" office:value-type="float" office:value="7">
            <text:p>7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9]+[.M29])/2; 0)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29]+[.O29])/2; 0)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29]+[.Q29])/2; 0)" office:value-type="float" office:value="7">
            <text:p>7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29]+[.S29])/2; 0)" office:value-type="float" office:value="7">
            <text:p>7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29]+[.U29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29]+[.W29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29]+[.Y29])/2; 0)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29]+[.AA29])/2; 0)" office:value-type="float" office:value="7">
            <text:p>7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29]+[.AC29])/2; 0)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29]+[.AE29])/2; 0)" office:value-type="float" office:value="7">
            <text:p>7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29]+[.AG29])/2; 0)" office:value-type="float" office:value="7">
            <text:p>7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29]+[.AI29])/2; 0)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29]+[.AK29])/2; 0)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29]+[.AM29])/2; 0)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29]+[.AO29])/2; 0)" office:value-type="float" office:value="7">
            <text:p>7</text:p>
          </table:table-cell>
          <table:table-cell table:style-name="ce17" office:value-type="float" office:value="9">
            <text:p>9</text:p>
          </table:table-cell>
          <table:table-cell table:style-name="ce62" table:formula="of:=ROUNDDOWN(([.$D29]+[.AQ29])/2; 0)" office:value-type="float" office:value="8">
            <text:p>8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29]+[.AS29])/2; 0)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29]+[.AU29])/2; 0)" office:value-type="float" office:value="7">
            <text:p>7</text:p>
          </table:table-cell>
          <table:table-cell table:style-name="Default"/>
          <table:table-cell table:formula="of:=VLOOKUP([.AT29];[skills.$T$1:.$U$15];2;0)" office:value-type="string" office:string-value="D">
            <text:p>D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10" office:value-type="string">
            <text:p>force</text:p>
          </table:table-cell>
          <table:table-cell table:style-name="ce17" office:value-type="string">
            <text:p>healing</text:p>
          </table:table-cell>
          <table:table-cell table:style-name="ce15" office:value-type="string">
            <text:p>S</text:p>
          </table:table-cell>
          <table:table-cell table:style-name="ce17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2" table:formula="of:=ROUNDDOWN(([.$D30]+[.E30])/2; 0)" office:value-type="float" office:value="0">
            <text:p>0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30]+[.G30])/2; 0)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30]+[.I30])/2; 0)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30]+[.K30])/2; 0)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30]+[.M30])/2; 0)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30]+[.O30])/2; 0)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30]+[.Q30])/2; 0)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62" table:formula="of:=ROUNDDOWN(([.$D30]+[.S30])/2; 0)" office:value-type="float" office:value="0">
            <text:p>0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30]+[.U30])/2; 0)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30]+[.W30])/2; 0)" office:value-type="float" office:value="1">
            <text:p>1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30]+[.Y30])/2; 0)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30]+[.AA30])/2; 0)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62" table:formula="of:=ROUNDDOWN(([.$D30]+[.AC30])/2; 0)" office:value-type="float" office:value="0">
            <text:p>0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30]+[.AE30])/2; 0)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30]+[.AG30])/2; 0)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30]+[.AI30])/2; 0)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30]+[.AK30])/2; 0)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62" table:formula="of:=ROUNDDOWN(([.$D30]+[.AM30])/2; 0)" office:value-type="float" office:value="0">
            <text:p>0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30]+[.AO30])/2; 0)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30]+[.AQ30])/2; 0)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62" table:formula="of:=ROUNDDOWN(([.$D30]+[.AS30])/2; 0)" office:value-type="float" office:value="0">
            <text:p>0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30]+[.AU30])/2; 0)" office:value-type="float" office:value="1">
            <text:p>1</text:p>
          </table:table-cell>
          <table:table-cell table:style-name="Default"/>
          <table:table-cell table:formula="of:=VLOOKUP([.AT30];[skills.$T$1:.$U$15];2;0)" office:value-type="string" office:string-value="I">
            <text:p>I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4" office:value-type="string">
            <text:p>force deflection</text:p>
          </table:table-cell>
          <table:table-cell table:style-name="ce17" office:value-type="string">
            <text:p>tradition</text:p>
          </table:table-cell>
          <table:table-cell table:style-name="ce15" office:value-type="string">
            <text:p>S C A</text:p>
          </table:table-cell>
          <table:table-cell table:number-columns-repeated="2" table:style-name="ce60" office:value-type="float" office:value="5">
            <text:p>5</text:p>
          </table:table-cell>
          <table:table-cell table:style-name="ce62" table:formula="of:=ROUNDDOWN(([.$D31]+[.E31])/2; 0)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31]+[.G31])/2; 0)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31]+[.I31])/2; 0)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31]+[.K31])/2; 0)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31]+[.M31])/2; 0)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31]+[.O31])/2; 0)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31]+[.Q31])/2; 0)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31]+[.S31])/2; 0)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31]+[.U31])/2; 0)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31]+[.W31])/2; 0)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31]+[.Y31])/2; 0)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31]+[.AA31])/2; 0)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31]+[.AC31])/2; 0)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31]+[.AE31])/2; 0)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31]+[.AG31])/2; 0)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31]+[.AI31])/2; 0)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31]+[.AK31])/2; 0)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31]+[.AM31])/2; 0)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31]+[.AO31])/2; 0)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31]+[.AQ31])/2; 0)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31]+[.AS31])/2; 0)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31]+[.AU31])/2; 0)" office:value-type="float" office:value="5">
            <text:p>5</text:p>
          </table:table-cell>
          <table:table-cell table:style-name="Default"/>
          <table:table-cell table:formula="of:=VLOOKUP([.AT31];[skills.$T$1:.$U$15];2;0)" office:value-type="string" office:string-value="M">
            <text:p>M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3" office:value-type="string">
            <text:p>force lightning</text:p>
          </table:table-cell>
          <table:table-cell table:style-name="ce17" office:value-type="string">
            <text:p>dark side</text:p>
          </table:table-cell>
          <table:table-cell table:style-name="ce15" office:value-type="string">
            <text:p>S C A</text:p>
          </table:table-cell>
          <table:table-cell table:style-name="ce17" office:value-type="float" office:value="5">
            <text:p>5</text:p>
          </table:table-cell>
          <table:table-cell table:style-name="ce60" office:value-type="float" office:value="10">
            <text:p>10</text:p>
          </table:table-cell>
          <table:table-cell table:style-name="ce62" table:formula="of:=ROUNDDOWN(([.$D32]+[.E32])/2; 0)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32]+[.G32])/2; 0)" office:value-type="float" office:value="6">
            <text:p>6</text:p>
          </table:table-cell>
          <table:table-cell table:style-name="ce17" office:value-type="float" office:value="10">
            <text:p>10</text:p>
          </table:table-cell>
          <table:table-cell table:style-name="ce62" table:formula="of:=ROUNDDOWN(([.$D32]+[.I32])/2; 0)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32]+[.K32])/2; 0)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32]+[.M32])/2; 0)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32]+[.O32])/2; 0)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32]+[.Q32])/2; 0)" office:value-type="float" office:value="6">
            <text:p>6</text:p>
          </table:table-cell>
          <table:table-cell table:style-name="ce17" office:value-type="float" office:value="10">
            <text:p>10</text:p>
          </table:table-cell>
          <table:table-cell table:style-name="ce62" table:formula="of:=ROUNDDOWN(([.$D32]+[.S32])/2; 0)" office:value-type="float" office:value="7">
            <text:p>7</text:p>
          </table:table-cell>
          <table:table-cell table:style-name="ce17" office:value-type="float" office:value="10">
            <text:p>10</text:p>
          </table:table-cell>
          <table:table-cell table:style-name="ce62" table:formula="of:=ROUNDDOWN(([.$D32]+[.U32])/2; 0)" office:value-type="float" office:value="7">
            <text:p>7</text:p>
          </table:table-cell>
          <table:table-cell table:style-name="ce17" office:value-type="float" office:value="10">
            <text:p>10</text:p>
          </table:table-cell>
          <table:table-cell table:style-name="ce62" table:formula="of:=ROUNDDOWN(([.$D32]+[.W32])/2; 0)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32]+[.Y32])/2; 0)" office:value-type="float" office:value="6">
            <text:p>6</text:p>
          </table:table-cell>
          <table:table-cell table:style-name="ce17" office:value-type="float" office:value="9">
            <text:p>9</text:p>
          </table:table-cell>
          <table:table-cell table:style-name="ce62" table:formula="of:=ROUNDDOWN(([.$D32]+[.AA32])/2; 0)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32]+[.AC32])/2; 0)" office:value-type="float" office:value="6">
            <text:p>6</text:p>
          </table:table-cell>
          <table:table-cell table:style-name="ce17" office:value-type="float" office:value="10">
            <text:p>10</text:p>
          </table:table-cell>
          <table:table-cell table:style-name="ce62" table:formula="of:=ROUNDDOWN(([.$D32]+[.AE32])/2; 0)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32]+[.AG32])/2; 0)" office:value-type="float" office:value="6">
            <text:p>6</text:p>
          </table:table-cell>
          <table:table-cell table:style-name="ce17" office:value-type="float" office:value="9">
            <text:p>9</text:p>
          </table:table-cell>
          <table:table-cell table:style-name="ce62" table:formula="of:=ROUNDDOWN(([.$D32]+[.AI32])/2; 0)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32]+[.AK32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32]+[.AM32])/2; 0)" office:value-type="float" office:value="5">
            <text:p>5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32]+[.AO32])/2; 0)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32]+[.AQ32])/2; 0)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32]+[.AS32])/2; 0)" office:value-type="float" office:value="5">
            <text:p>5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32]+[.AU32])/2; 0)" office:value-type="float" office:value="6">
            <text:p>6</text:p>
          </table:table-cell>
          <table:table-cell table:style-name="Default"/>
          <table:table-cell table:formula="of:=VLOOKUP([.AT32];[skills.$T$1:.$U$15];2;0)" office:value-type="string" office:string-value="M">
            <text:p>M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9" office:value-type="string">
            <text:p>force mask</text:p>
          </table:table-cell>
          <table:table-cell table:style-name="ce17" office:value-type="string">
            <text:p>expand</text:p>
          </table:table-cell>
          <table:table-cell table:style-name="ce15" office:value-type="string">
            <text:p>S C A</text:p>
          </table:table-cell>
          <table:table-cell table:style-name="ce17" office:value-type="float" office:value="10">
            <text:p>10</text:p>
          </table:table-cell>
          <table:table-cell table:style-name="ce60" office:value-type="float" office:value="11">
            <text:p>11</text:p>
          </table:table-cell>
          <table:table-cell table:style-name="ce62" table:formula="of:=ROUNDDOWN(([.$D33]+[.E33])/2; 0)" office:value-type="float" office:value="10">
            <text:p>10</text:p>
          </table:table-cell>
          <table:table-cell table:style-name="ce17" office:value-type="float" office:value="12">
            <text:p>12</text:p>
          </table:table-cell>
          <table:table-cell table:style-name="ce62" table:formula="of:=ROUNDDOWN(([.$D33]+[.G33])/2; 0)" office:value-type="float" office:value="11">
            <text:p>11</text:p>
          </table:table-cell>
          <table:table-cell table:style-name="ce17" office:value-type="float" office:value="12">
            <text:p>12</text:p>
          </table:table-cell>
          <table:table-cell table:style-name="ce62" table:formula="of:=ROUNDDOWN(([.$D33]+[.I33])/2; 0)" office:value-type="float" office:value="11">
            <text:p>11</text:p>
          </table:table-cell>
          <table:table-cell table:style-name="ce17" office:value-type="float" office:value="12">
            <text:p>12</text:p>
          </table:table-cell>
          <table:table-cell table:style-name="ce62" table:formula="of:=ROUNDDOWN(([.$D33]+[.K33])/2; 0)" office:value-type="float" office:value="11">
            <text:p>11</text:p>
          </table:table-cell>
          <table:table-cell table:style-name="ce17" office:value-type="float" office:value="10">
            <text:p>10</text:p>
          </table:table-cell>
          <table:table-cell table:style-name="ce62" table:formula="of:=ROUNDDOWN(([.$D33]+[.M33])/2; 0)" office:value-type="float" office:value="10">
            <text:p>10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33]+[.O33])/2; 0)" office:value-type="float" office:value="10">
            <text:p>10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33]+[.Q33])/2; 0)" office:value-type="float" office:value="10">
            <text:p>10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33]+[.S33])/2; 0)" office:value-type="float" office:value="10">
            <text:p>10</text:p>
          </table:table-cell>
          <table:table-cell table:style-name="ce17" office:value-type="float" office:value="10">
            <text:p>10</text:p>
          </table:table-cell>
          <table:table-cell table:style-name="ce62" table:formula="of:=ROUNDDOWN(([.$D33]+[.U33])/2; 0)" office:value-type="float" office:value="10">
            <text:p>10</text:p>
          </table:table-cell>
          <table:table-cell table:style-name="ce17" office:value-type="float" office:value="12">
            <text:p>12</text:p>
          </table:table-cell>
          <table:table-cell table:style-name="ce62" table:formula="of:=ROUNDDOWN(([.$D33]+[.W33])/2; 0)" office:value-type="float" office:value="11">
            <text:p>11</text:p>
          </table:table-cell>
          <table:table-cell table:style-name="ce17" office:value-type="float" office:value="12">
            <text:p>12</text:p>
          </table:table-cell>
          <table:table-cell table:style-name="ce62" table:formula="of:=ROUNDDOWN(([.$D33]+[.Y33])/2; 0)" office:value-type="float" office:value="11">
            <text:p>11</text:p>
          </table:table-cell>
          <table:table-cell table:style-name="ce17" office:value-type="float" office:value="12">
            <text:p>12</text:p>
          </table:table-cell>
          <table:table-cell table:style-name="ce62" table:formula="of:=ROUNDDOWN(([.$D33]+[.AA33])/2; 0)" office:value-type="float" office:value="11">
            <text:p>11</text:p>
          </table:table-cell>
          <table:table-cell table:style-name="ce17" office:value-type="float" office:value="12">
            <text:p>12</text:p>
          </table:table-cell>
          <table:table-cell table:style-name="ce62" table:formula="of:=ROUNDDOWN(([.$D33]+[.AC33])/2; 0)" office:value-type="float" office:value="11">
            <text:p>11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33]+[.AE33])/2; 0)" office:value-type="float" office:value="10">
            <text:p>10</text:p>
          </table:table-cell>
          <table:table-cell table:style-name="ce17" office:value-type="float" office:value="12">
            <text:p>12</text:p>
          </table:table-cell>
          <table:table-cell table:style-name="ce62" table:formula="of:=ROUNDDOWN(([.$D33]+[.AG33])/2; 0)" office:value-type="float" office:value="11">
            <text:p>11</text:p>
          </table:table-cell>
          <table:table-cell table:style-name="ce17" office:value-type="float" office:value="12">
            <text:p>12</text:p>
          </table:table-cell>
          <table:table-cell table:style-name="ce62" table:formula="of:=ROUNDDOWN(([.$D33]+[.AI33])/2; 0)" office:value-type="float" office:value="11">
            <text:p>11</text:p>
          </table:table-cell>
          <table:table-cell table:style-name="ce17" office:value-type="float" office:value="12">
            <text:p>12</text:p>
          </table:table-cell>
          <table:table-cell table:style-name="ce62" table:formula="of:=ROUNDDOWN(([.$D33]+[.AK33])/2; 0)" office:value-type="float" office:value="11">
            <text:p>11</text:p>
          </table:table-cell>
          <table:table-cell table:style-name="ce17" office:value-type="float" office:value="10">
            <text:p>10</text:p>
          </table:table-cell>
          <table:table-cell table:style-name="ce62" table:formula="of:=ROUNDDOWN(([.$D33]+[.AM33])/2; 0)" office:value-type="float" office:value="10">
            <text:p>10</text:p>
          </table:table-cell>
          <table:table-cell table:style-name="ce17" office:value-type="float" office:value="12">
            <text:p>12</text:p>
          </table:table-cell>
          <table:table-cell table:style-name="ce62" table:formula="of:=ROUNDDOWN(([.$D33]+[.AO33])/2; 0)" office:value-type="float" office:value="11">
            <text:p>11</text:p>
          </table:table-cell>
          <table:table-cell table:style-name="ce17" office:value-type="float" office:value="12">
            <text:p>12</text:p>
          </table:table-cell>
          <table:table-cell table:style-name="ce62" table:formula="of:=ROUNDDOWN(([.$D33]+[.AQ33])/2; 0)" office:value-type="float" office:value="11">
            <text:p>11</text:p>
          </table:table-cell>
          <table:table-cell table:style-name="ce17" office:value-type="float" office:value="10">
            <text:p>10</text:p>
          </table:table-cell>
          <table:table-cell table:style-name="ce62" table:formula="of:=ROUNDDOWN(([.$D33]+[.AS33])/2; 0)" office:value-type="float" office:value="10">
            <text:p>10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33]+[.AU33])/2; 0)" office:value-type="float" office:value="10">
            <text:p>10</text:p>
          </table:table-cell>
          <table:table-cell table:style-name="Default"/>
          <table:table-cell table:formula="of:=VLOOKUP([.AT33];[skills.$T$1:.$U$15];2;0)" office:value-type="string" office:string-value="JSI">
            <text:p>JSI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9" office:value-type="string">
            <text:p>force sight</text:p>
          </table:table-cell>
          <table:table-cell table:style-name="ce17" office:value-type="string">
            <text:p>expand</text:p>
          </table:table-cell>
          <table:table-cell table:style-name="ce15" office:value-type="string">
            <text:p>S C A</text:p>
          </table:table-cell>
          <table:table-cell table:style-name="ce17" office:value-type="float" office:value="10">
            <text:p>10</text:p>
          </table:table-cell>
          <table:table-cell table:style-name="ce60" office:value-type="float" office:value="11">
            <text:p>11</text:p>
          </table:table-cell>
          <table:table-cell table:style-name="ce62" table:formula="of:=ROUNDDOWN(([.$D34]+[.E34])/2; 0)" office:value-type="float" office:value="10">
            <text:p>10</text:p>
          </table:table-cell>
          <table:table-cell table:style-name="ce17" office:value-type="float" office:value="12">
            <text:p>12</text:p>
          </table:table-cell>
          <table:table-cell table:style-name="ce62" table:formula="of:=ROUNDDOWN(([.$D34]+[.G34])/2; 0)" office:value-type="float" office:value="11">
            <text:p>11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34]+[.I34])/2; 0)" office:value-type="float" office:value="10">
            <text:p>10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34]+[.K34])/2; 0)" office:value-type="float" office:value="10">
            <text:p>10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34]+[.M34])/2; 0)" office:value-type="float" office:value="10">
            <text:p>10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34]+[.O34])/2; 0)" office:value-type="float" office:value="10">
            <text:p>10</text:p>
          </table:table-cell>
          <table:table-cell table:style-name="ce17" office:value-type="float" office:value="12">
            <text:p>12</text:p>
          </table:table-cell>
          <table:table-cell table:style-name="ce62" table:formula="of:=ROUNDDOWN(([.$D34]+[.Q34])/2; 0)" office:value-type="float" office:value="11">
            <text:p>11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34]+[.S34])/2; 0)" office:value-type="float" office:value="10">
            <text:p>10</text:p>
          </table:table-cell>
          <table:table-cell table:style-name="ce17" office:value-type="float" office:value="10">
            <text:p>10</text:p>
          </table:table-cell>
          <table:table-cell table:style-name="ce62" table:formula="of:=ROUNDDOWN(([.$D34]+[.U34])/2; 0)" office:value-type="float" office:value="10">
            <text:p>10</text:p>
          </table:table-cell>
          <table:table-cell table:style-name="ce17" office:value-type="float" office:value="12">
            <text:p>12</text:p>
          </table:table-cell>
          <table:table-cell table:style-name="ce62" table:formula="of:=ROUNDDOWN(([.$D34]+[.W34])/2; 0)" office:value-type="float" office:value="11">
            <text:p>11</text:p>
          </table:table-cell>
          <table:table-cell table:style-name="ce17" office:value-type="float" office:value="12">
            <text:p>12</text:p>
          </table:table-cell>
          <table:table-cell table:style-name="ce62" table:formula="of:=ROUNDDOWN(([.$D34]+[.Y34])/2; 0)" office:value-type="float" office:value="11">
            <text:p>11</text:p>
          </table:table-cell>
          <table:table-cell table:style-name="ce17" office:value-type="float" office:value="10">
            <text:p>10</text:p>
          </table:table-cell>
          <table:table-cell table:style-name="ce62" table:formula="of:=ROUNDDOWN(([.$D34]+[.AA34])/2; 0)" office:value-type="float" office:value="10">
            <text:p>10</text:p>
          </table:table-cell>
          <table:table-cell table:style-name="ce17" office:value-type="float" office:value="10">
            <text:p>10</text:p>
          </table:table-cell>
          <table:table-cell table:style-name="ce62" table:formula="of:=ROUNDDOWN(([.$D34]+[.AC34])/2; 0)" office:value-type="float" office:value="10">
            <text:p>10</text:p>
          </table:table-cell>
          <table:table-cell table:style-name="ce17" office:value-type="float" office:value="12">
            <text:p>12</text:p>
          </table:table-cell>
          <table:table-cell table:style-name="ce62" table:formula="of:=ROUNDDOWN(([.$D34]+[.AE34])/2; 0)" office:value-type="float" office:value="11">
            <text:p>11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34]+[.AG34])/2; 0)" office:value-type="float" office:value="10">
            <text:p>10</text:p>
          </table:table-cell>
          <table:table-cell table:style-name="ce17" office:value-type="float" office:value="12">
            <text:p>12</text:p>
          </table:table-cell>
          <table:table-cell table:style-name="ce62" table:formula="of:=ROUNDDOWN(([.$D34]+[.AI34])/2; 0)" office:value-type="float" office:value="11">
            <text:p>11</text:p>
          </table:table-cell>
          <table:table-cell table:style-name="ce17" office:value-type="float" office:value="12">
            <text:p>12</text:p>
          </table:table-cell>
          <table:table-cell table:style-name="ce62" table:formula="of:=ROUNDDOWN(([.$D34]+[.AK34])/2; 0)" office:value-type="float" office:value="11">
            <text:p>11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34]+[.AM34])/2; 0)" office:value-type="float" office:value="10">
            <text:p>10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34]+[.AO34])/2; 0)" office:value-type="float" office:value="10">
            <text:p>10</text:p>
          </table:table-cell>
          <table:table-cell table:style-name="ce17" office:value-type="float" office:value="12">
            <text:p>12</text:p>
          </table:table-cell>
          <table:table-cell table:style-name="ce62" table:formula="of:=ROUNDDOWN(([.$D34]+[.AQ34])/2; 0)" office:value-type="float" office:value="11">
            <text:p>11</text:p>
          </table:table-cell>
          <table:table-cell table:style-name="ce17" office:value-type="float" office:value="10">
            <text:p>10</text:p>
          </table:table-cell>
          <table:table-cell table:style-name="ce62" table:formula="of:=ROUNDDOWN(([.$D34]+[.AS34])/2; 0)" office:value-type="float" office:value="10">
            <text:p>10</text:p>
          </table:table-cell>
          <table:table-cell table:style-name="ce17" office:value-type="float" office:value="12">
            <text:p>12</text:p>
          </table:table-cell>
          <table:table-cell table:style-name="ce62" table:formula="of:=ROUNDDOWN(([.$D34]+[.AU34])/2; 0)" office:value-type="float" office:value="11">
            <text:p>11</text:p>
          </table:table-cell>
          <table:table-cell table:style-name="Default"/>
          <table:table-cell table:formula="of:=VLOOKUP([.AT34];[skills.$T$1:.$U$15];2;0)" office:value-type="string" office:string-value="JSI">
            <text:p>JSI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3" office:value-type="string">
            <text:p>force storm</text:p>
          </table:table-cell>
          <table:table-cell table:style-name="ce17" office:value-type="string">
            <text:p>dark side</text:p>
          </table:table-cell>
          <table:table-cell table:style-name="ce15" office:value-type="string">
            <text:p>S A</text:p>
          </table:table-cell>
          <table:table-cell table:style-name="ce17" office:value-type="float" office:value="3">
            <text:p>3</text:p>
          </table:table-cell>
          <table:table-cell table:style-name="ce60" office:value-type="float" office:value="7">
            <text:p>7</text:p>
          </table:table-cell>
          <table:table-cell table:style-name="ce62" table:formula="of:=ROUNDDOWN(([.$D35]+[.E35])/2; 0)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35]+[.G35])/2; 0)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35]+[.I35])/2; 0)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35]+[.K35])/2; 0)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35]+[.M35])/2; 0)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35]+[.O35])/2; 0)" office:value-type="float" office:value="5">
            <text:p>5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35]+[.Q35])/2; 0)" office:value-type="float" office:value="5">
            <text:p>5</text:p>
          </table:table-cell>
          <table:table-cell table:style-name="ce17" office:value-type="float" office:value="9">
            <text:p>9</text:p>
          </table:table-cell>
          <table:table-cell table:style-name="ce62" table:formula="of:=ROUNDDOWN(([.$D35]+[.S35])/2; 0)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35]+[.U35])/2; 0)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35]+[.W35])/2; 0)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35]+[.Y35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35]+[.AA35])/2; 0)" office:value-type="float" office:value="4">
            <text:p>4</text:p>
          </table:table-cell>
          <table:table-cell table:style-name="ce17" office:value-type="float" office:value="9">
            <text:p>9</text:p>
          </table:table-cell>
          <table:table-cell table:style-name="ce62" table:formula="of:=ROUNDDOWN(([.$D35]+[.AC35])/2; 0)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35]+[.AE35])/2; 0)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35]+[.AG35])/2; 0)" office:value-type="float" office:value="5">
            <text:p>5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35]+[.AI35])/2; 0)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35]+[.AK35])/2; 0)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35]+[.AM35])/2; 0)" office:value-type="float" office:value="3">
            <text:p>3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35]+[.AO35])/2; 0)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35]+[.AQ35])/2; 0)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35]+[.AS35])/2; 0)" office:value-type="float" office:value="3">
            <text:p>3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35]+[.AU35])/2; 0)" office:value-type="float" office:value="5">
            <text:p>5</text:p>
          </table:table-cell>
          <table:table-cell table:style-name="Default"/>
          <table:table-cell table:formula="of:=VLOOKUP([.AT35];[skills.$T$1:.$U$15];2;0)" office:value-type="string" office:string-value="E">
            <text:p>E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3" office:value-type="string">
            <text:p>freeze winds</text:p>
          </table:table-cell>
          <table:table-cell table:style-name="ce17" office:value-type="string">
            <text:p>dark side</text:p>
          </table:table-cell>
          <table:table-cell table:style-name="ce15" office:value-type="string">
            <text:p>S C A</text:p>
          </table:table-cell>
          <table:table-cell table:style-name="ce17" office:value-type="float" office:value="3">
            <text:p>3</text:p>
          </table:table-cell>
          <table:table-cell table:style-name="ce60" office:value-type="float" office:value="8">
            <text:p>8</text:p>
          </table:table-cell>
          <table:table-cell table:style-name="ce62" table:formula="of:=ROUNDDOWN(([.$D36]+[.E36])/2; 0)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36]+[.G36])/2; 0)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36]+[.I36])/2; 0)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36]+[.K36])/2; 0)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36]+[.M36])/2; 0)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36]+[.O36])/2; 0)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36]+[.Q36])/2; 0)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36]+[.S36])/2; 0)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36]+[.U36])/2; 0)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36]+[.W36])/2; 0)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36]+[.Y36])/2; 0)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36]+[.AA36])/2; 0)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36]+[.AC36])/2; 0)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36]+[.AE36])/2; 0)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36]+[.AG36])/2; 0)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36]+[.AI36])/2; 0)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36]+[.AK36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36]+[.AM36])/2; 0)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36]+[.AO36])/2; 0)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36]+[.AQ36])/2; 0)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36]+[.AS36])/2; 0)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36]+[.AU36])/2; 0)" office:value-type="float" office:value="4">
            <text:p>4</text:p>
          </table:table-cell>
          <table:table-cell table:style-name="Default"/>
          <table:table-cell table:formula="of:=VLOOKUP([.AT36];[skills.$T$1:.$U$15];2;0)" office:value-type="string" office:string-value="E">
            <text:p>E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13" office:value-type="string">
            <text:p>greater force shield</text:p>
          </table:table-cell>
          <table:table-cell table:style-name="ce17" office:value-type="string">
            <text:p>defense</text:p>
          </table:table-cell>
          <table:table-cell table:style-name="ce15" office:value-type="string">
            <text:p>S C A</text:p>
          </table:table-cell>
          <table:table-cell table:style-name="ce17" office:value-type="float" office:value="4">
            <text:p>4</text:p>
          </table:table-cell>
          <table:table-cell table:style-name="ce60" office:value-type="float" office:value="6">
            <text:p>6</text:p>
          </table:table-cell>
          <table:table-cell table:style-name="ce62" table:formula="of:=ROUNDDOWN(([.$D37]+[.E37])/2; 0)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37]+[.G37])/2; 0)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37]+[.I37])/2; 0)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37]+[.K37])/2; 0)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37]+[.M37])/2; 0)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37]+[.O37])/2; 0)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37]+[.Q37])/2; 0)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37]+[.S37])/2; 0)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37]+[.U37])/2; 0)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37]+[.W37])/2; 0)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37]+[.Y37])/2; 0)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37]+[.AA37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37]+[.AC37])/2; 0)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37]+[.AE37])/2; 0)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37]+[.AG37])/2; 0)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37]+[.AI37])/2; 0)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37]+[.AK37])/2; 0)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37]+[.AM37])/2; 0)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37]+[.AO37])/2; 0)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37]+[.AQ37])/2; 0)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37]+[.AS37])/2; 0)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37]+[.AU37])/2; 0)" office:value-type="float" office:value="5">
            <text:p>5</text:p>
          </table:table-cell>
          <table:table-cell table:style-name="Default"/>
          <table:table-cell table:formula="of:=VLOOKUP([.AT37];[skills.$T$1:.$U$15];2;0)" office:value-type="string" office:string-value="EtM">
            <text:p>EtM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13" office:value-type="string">
            <text:p>hand to hand combat</text:p>
          </table:table-cell>
          <table:table-cell table:style-name="ce17" office:value-type="string">
            <text:p>combat</text:p>
          </table:table-cell>
          <table:table-cell table:style-name="ce15" office:value-type="string">
            <text:p>C</text:p>
          </table:table-cell>
          <table:table-cell table:style-name="ce17" office:value-type="float" office:value="6">
            <text:p>6</text:p>
          </table:table-cell>
          <table:table-cell table:style-name="ce60" office:value-type="float" office:value="4">
            <text:p>4</text:p>
          </table:table-cell>
          <table:table-cell table:style-name="ce62" table:formula="of:=ROUNDDOWN(([.$D38]+[.E38])/2; 0)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38]+[.G38])/2; 0)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38]+[.I38])/2; 0)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38]+[.K38])/2; 0)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38]+[.M38])/2; 0)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38]+[.O38])/2; 0)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38]+[.Q38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38]+[.S38])/2; 0)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38]+[.U38])/2; 0)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38]+[.W38])/2; 0)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38]+[.Y38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38]+[.AA38])/2; 0)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38]+[.AC38])/2; 0)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38]+[.AE38])/2; 0)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38]+[.AG38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38]+[.AI38])/2; 0)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38]+[.AK38])/2; 0)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38]+[.AM38])/2; 0)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38]+[.AO38])/2; 0)" office:value-type="float" office:value="5">
            <text:p>5</text:p>
          </table:table-cell>
          <table:table-cell table:style-name="ce17" office:value-type="float" office:value="1">
            <text:p>1</text:p>
          </table:table-cell>
          <table:table-cell table:style-name="ce62" table:formula="of:=ROUNDDOWN(([.$D38]+[.AQ38])/2; 0)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38]+[.AS38])/2; 0)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38]+[.AU38])/2; 0)" office:value-type="float" office:value="5">
            <text:p>5</text:p>
          </table:table-cell>
          <table:table-cell table:style-name="Default"/>
          <table:table-cell table:formula="of:=VLOOKUP([.AT38];[skills.$T$1:.$U$15];2;0)" office:value-type="string" office:string-value="MtD">
            <text:p>MtD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10" office:value-type="string">
            <text:p>hibernation trance</text:p>
          </table:table-cell>
          <table:table-cell table:style-name="ce56" office:value-type="string">
            <text:p>Heal</text:p>
          </table:table-cell>
          <table:table-cell table:style-name="ce15" office:value-type="string">
            <text:p>C</text:p>
          </table:table-cell>
          <table:table-cell table:style-name="ce17" office:value-type="float" office:value="2">
            <text:p>2</text:p>
          </table:table-cell>
          <table:table-cell table:style-name="ce60" office:value-type="float" office:value="2">
            <text:p>2</text:p>
          </table:table-cell>
          <table:table-cell table:style-name="ce62" table:formula="of:=ROUNDDOWN(([.$D39]+[.E39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39]+[.G39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39]+[.I39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39]+[.K39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39]+[.M39])/2; 0)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39]+[.O39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39]+[.Q39])/2; 0)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62" table:formula="of:=ROUNDDOWN(([.$D39]+[.S39])/2; 0)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62" table:formula="of:=ROUNDDOWN(([.$D39]+[.U39])/2; 0)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39]+[.W39])/2; 0)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39]+[.Y39])/2; 0)" office:value-type="float" office:value="2">
            <text:p>2</text:p>
          </table:table-cell>
          <table:table-cell table:style-name="ce17" office:value-type="float" office:value="0">
            <text:p>0</text:p>
          </table:table-cell>
          <table:table-cell table:style-name="ce62" table:formula="of:=ROUNDDOWN(([.$D39]+[.AA39])/2; 0)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39]+[.AC39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39]+[.AE39])/2; 0)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62" table:formula="of:=ROUNDDOWN(([.$D39]+[.AG39])/2; 0)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39]+[.AI39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39]+[.AK39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39]+[.AM39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39]+[.AO39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39]+[.AQ39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39]+[.AS39])/2; 0)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62" table:formula="of:=ROUNDDOWN(([.$D39]+[.AU39])/2; 0)" office:value-type="float" office:value="1">
            <text:p>1</text:p>
          </table:table-cell>
          <table:table-cell table:style-name="Default"/>
          <table:table-cell table:formula="of:=VLOOKUP([.AT39];[skills.$T$1:.$U$15];2;0)" office:value-type="string" office:string-value="VE">
            <text:p>VE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3" office:value-type="string">
            <text:p>inflict pain</text:p>
          </table:table-cell>
          <table:table-cell table:style-name="ce17" office:value-type="string">
            <text:p>dark side</text:p>
          </table:table-cell>
          <table:table-cell table:style-name="ce15" office:value-type="string">
            <text:p>A</text:p>
          </table:table-cell>
          <table:table-cell table:style-name="ce17" office:value-type="float" office:value="1">
            <text:p>1</text:p>
          </table:table-cell>
          <table:table-cell table:style-name="ce60" office:value-type="float" office:value="7">
            <text:p>7</text:p>
          </table:table-cell>
          <table:table-cell table:style-name="ce62" table:formula="of:=ROUNDDOWN(([.$D40]+[.E40])/2; 0)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40]+[.G40])/2; 0)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40]+[.I40])/2; 0)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40]+[.K40])/2; 0)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40]+[.M40])/2; 0)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40]+[.O40])/2; 0)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40]+[.Q40])/2; 0)" office:value-type="float" office:value="3">
            <text:p>3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40]+[.S40])/2; 0)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40]+[.U40])/2; 0)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40]+[.W40])/2; 0)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40]+[.Y40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40]+[.AA40])/2; 0)" office:value-type="float" office:value="2">
            <text:p>2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40]+[.AC40])/2; 0)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40]+[.AE40])/2; 0)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40]+[.AG40])/2; 0)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40]+[.AI40])/2; 0)" office:value-type="float" office:value="3">
            <text:p>3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0]+[.AK40])/2; 0)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40]+[.AM40])/2; 0)" office:value-type="float" office:value="1">
            <text:p>1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40]+[.AO40])/2; 0)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40]+[.AQ40])/2; 0)" office:value-type="float" office:value="3">
            <text:p>3</text:p>
          </table:table-cell>
          <table:table-cell table:style-name="ce17" office:value-type="float" office:value="1">
            <text:p>1</text:p>
          </table:table-cell>
          <table:table-cell table:style-name="ce62" table:formula="of:=ROUNDDOWN(([.$D40]+[.AS40])/2; 0)" office:value-type="float" office:value="1">
            <text:p>1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40]+[.AU40])/2; 0)" office:value-type="float" office:value="3">
            <text:p>3</text:p>
          </table:table-cell>
          <table:table-cell table:style-name="Default"/>
          <table:table-cell table:formula="of:=VLOOKUP([.AT40];[skills.$T$1:.$U$15];2;0)" office:value-type="string" office:string-value="N">
            <text:p>N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3" office:value-type="string">
            <text:p>injure-kill</text:p>
          </table:table-cell>
          <table:table-cell table:style-name="ce17" office:value-type="string">
            <text:p>dark side</text:p>
          </table:table-cell>
          <table:table-cell table:style-name="ce15" office:value-type="string">
            <text:p>S A</text:p>
          </table:table-cell>
          <table:table-cell table:style-name="ce17" office:value-type="float" office:value="3">
            <text:p>3</text:p>
          </table:table-cell>
          <table:table-cell table:style-name="ce60" office:value-type="float" office:value="9">
            <text:p>9</text:p>
          </table:table-cell>
          <table:table-cell table:style-name="ce62" table:formula="of:=ROUNDDOWN(([.$D41]+[.E41])/2; 0)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41]+[.G41])/2; 0)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41]+[.I41])/2; 0)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41]+[.K41])/2; 0)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41]+[.M41])/2; 0)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41]+[.O41])/2; 0)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41]+[.Q41])/2; 0)" office:value-type="float" office:value="5">
            <text:p>5</text:p>
          </table:table-cell>
          <table:table-cell table:style-name="ce17" office:value-type="float" office:value="10">
            <text:p>10</text:p>
          </table:table-cell>
          <table:table-cell table:style-name="ce62" table:formula="of:=ROUNDDOWN(([.$D41]+[.S41])/2; 0)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41]+[.U41])/2; 0)" office:value-type="float" office:value="5">
            <text:p>5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41]+[.W41])/2; 0)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41]+[.Y41])/2; 0)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41]+[.AA41])/2; 0)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41]+[.AC41])/2; 0)" office:value-type="float" office:value="5">
            <text:p>5</text:p>
          </table:table-cell>
          <table:table-cell table:style-name="ce17" office:value-type="float" office:value="9">
            <text:p>9</text:p>
          </table:table-cell>
          <table:table-cell table:style-name="ce62" table:formula="of:=ROUNDDOWN(([.$D41]+[.AE41])/2; 0)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41]+[.AG41])/2; 0)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41]+[.AI41])/2; 0)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41]+[.AK41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41]+[.AM41])/2; 0)" office:value-type="float" office:value="3">
            <text:p>3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41]+[.AO41])/2; 0)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41]+[.AQ41])/2; 0)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41]+[.AS41])/2; 0)" office:value-type="float" office:value="3">
            <text:p>3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41]+[.AU41])/2; 0)" office:value-type="float" office:value="5">
            <text:p>5</text:p>
          </table:table-cell>
          <table:table-cell table:style-name="Default"/>
          <table:table-cell table:formula="of:=VLOOKUP([.AT41];[skills.$T$1:.$U$15];2;0)" office:value-type="string" office:string-value="E">
            <text:p>E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14" office:value-type="string">
            <text:p>ki burst</text:p>
          </table:table-cell>
          <table:table-cell table:style-name="ce17" office:value-type="string">
            <text:p>tradition</text:p>
          </table:table-cell>
          <table:table-cell table:style-name="ce15" office:value-type="string">
            <text:p>C (A)</text:p>
          </table:table-cell>
          <table:table-cell table:style-name="ce17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42]+[.E42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2]+[.G42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2]+[.I42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2]+[.K42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2]+[.M42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2]+[.O42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2]+[.Q42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2]+[.S42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2]+[.U42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2]+[.W42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2]+[.Y42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2]+[.AA42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2]+[.AC42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2]+[.AE42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2]+[.AG42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2]+[.AI42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2]+[.AK42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2]+[.AM42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2]+[.AO42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2]+[.AQ42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2]+[.AS42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2]+[.AU42])/2; 0)" office:value-type="float" office:value="5">
            <text:p>5</text:p>
          </table:table-cell>
          <table:table-cell table:style-name="Default"/>
          <table:table-cell table:formula="of:=VLOOKUP([.AT42];[skills.$T$1:.$U$15];2;0)" office:value-type="string" office:string-value="M">
            <text:p>M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3" office:value-type="string">
            <text:p>launch item</text:p>
          </table:table-cell>
          <table:table-cell table:style-name="ce17" office:value-type="string">
            <text:p>dark side</text:p>
          </table:table-cell>
          <table:table-cell table:style-name="ce15" office:value-type="string">
            <text:p>S A</text:p>
          </table:table-cell>
          <table:table-cell table:style-name="ce17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43]+[.E43])/2; 0)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43]+[.G43])/2; 0)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3]+[.I43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3]+[.K43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3]+[.M43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3]+[.O43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3]+[.Q43])/2; 0)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43]+[.S43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3]+[.U43])/2; 0)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43]+[.W43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43]+[.Y43])/2; 0)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3]+[.AA43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3]+[.AC43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3]+[.AE43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3]+[.AG43])/2; 0)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43]+[.AI43])/2; 0)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43]+[.AK43])/2; 0)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3]+[.AM43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3]+[.AO43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3]+[.AQ43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3]+[.AS43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3]+[.AU43])/2; 0)" office:value-type="float" office:value="5">
            <text:p>5</text:p>
          </table:table-cell>
          <table:table-cell table:style-name="Default"/>
          <table:table-cell table:formula="of:=VLOOKUP([.AT43];[skills.$T$1:.$U$15];2;0)" office:value-type="string" office:string-value="M">
            <text:p>M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13" office:value-type="string">
            <text:p>lesser force shield</text:p>
          </table:table-cell>
          <table:table-cell table:style-name="ce17" office:value-type="string">
            <text:p>defense</text:p>
          </table:table-cell>
          <table:table-cell table:style-name="ce15" office:value-type="string">
            <text:p>C A</text:p>
          </table:table-cell>
          <table:table-cell table:style-name="ce17" office:value-type="float" office:value="2">
            <text:p>2</text:p>
          </table:table-cell>
          <table:table-cell table:style-name="ce60" office:value-type="float" office:value="4">
            <text:p>4</text:p>
          </table:table-cell>
          <table:table-cell table:style-name="ce62" table:formula="of:=ROUNDDOWN(([.$D44]+[.E44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44]+[.G44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44]+[.I44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44]+[.K44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44]+[.M44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44]+[.O44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44]+[.Q44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44]+[.S44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44]+[.U44])/2; 0)" office:value-type="float" office:value="3">
            <text:p>3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4]+[.W44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44]+[.Y44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44]+[.AA44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44]+[.AC44])/2; 0)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44]+[.AE44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44]+[.AG44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44]+[.AI44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44]+[.AK44])/2; 0)" office:value-type="float" office:value="3">
            <text:p>3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4]+[.AM44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44]+[.AO44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44]+[.AQ44])/2; 0)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44]+[.AS44])/2; 0)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44]+[.AU44])/2; 0)" office:value-type="float" office:value="3">
            <text:p>3</text:p>
          </table:table-cell>
          <table:table-cell table:style-name="Default"/>
          <table:table-cell table:formula="of:=VLOOKUP([.AT44];[skills.$T$1:.$U$15];2;0)" office:value-type="string" office:string-value="VE">
            <text:p>VE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9" office:value-type="string">
            <text:p>life sense</text:p>
          </table:table-cell>
          <table:table-cell table:style-name="ce17" office:value-type="string">
            <text:p>expand</text:p>
          </table:table-cell>
          <table:table-cell table:style-name="ce15" office:value-type="string">
            <text:p>S</text:p>
          </table:table-cell>
          <table:table-cell table:style-name="ce17" office:value-type="float" office:value="2">
            <text:p>2</text:p>
          </table:table-cell>
          <table:table-cell table:style-name="ce60" office:value-type="float" office:value="2">
            <text:p>2</text:p>
          </table:table-cell>
          <table:table-cell table:style-name="ce62" table:formula="of:=ROUNDDOWN(([.$D45]+[.E45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45]+[.G45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45]+[.I45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45]+[.K45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45]+[.M45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45]+[.O45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45]+[.Q45])/2; 0)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62" table:formula="of:=ROUNDDOWN(([.$D45]+[.S45])/2; 0)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62" table:formula="of:=ROUNDDOWN(([.$D45]+[.U45])/2; 0)" office:value-type="float" office:value="1">
            <text:p>1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45]+[.W45])/2; 0)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62" table:formula="of:=ROUNDDOWN(([.$D45]+[.Y45])/2; 0)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62" table:formula="of:=ROUNDDOWN(([.$D45]+[.AA45])/2; 0)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62" table:formula="of:=ROUNDDOWN(([.$D45]+[.AC45])/2; 0)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45]+[.AE45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45]+[.AG45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45]+[.AI45])/2; 0)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45]+[.AK45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45]+[.AM45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45]+[.AO45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45]+[.AQ45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45]+[.AS45])/2; 0)" office:value-type="float" office:value="2">
            <text:p>2</text:p>
          </table:table-cell>
          <table:table-cell table:style-name="ce17" office:value-type="float" office:value="0">
            <text:p>0</text:p>
          </table:table-cell>
          <table:table-cell table:style-name="ce62" table:formula="of:=ROUNDDOWN(([.$D45]+[.AU45])/2; 0)" office:value-type="float" office:value="1">
            <text:p>1</text:p>
          </table:table-cell>
          <table:table-cell table:style-name="Default"/>
          <table:table-cell table:formula="of:=VLOOKUP([.AT45];[skills.$T$1:.$U$15];2;0)" office:value-type="string" office:string-value="VE">
            <text:p>VE</text:p>
          </table:table-cell>
          <table:table-cell table:style-name="Default" table:number-columns-repeated="930"/>
          <table:table-cell table:number-columns-repeated="44"/>
        </table:table-row>
        <table:table-row table:style-name="ro12">
          <table:table-cell table:style-name="ce4" office:value-type="string">
            <text:p>lightsaber alteration</text:p>
          </table:table-cell>
          <table:table-cell table:style-name="ce17" office:value-type="string">
            <text:p>misc</text:p>
          </table:table-cell>
          <table:table-cell table:style-name="ce59" office:value-type="string">
            <text:p>S</text:p>
          </table:table-cell>
          <table:table-cell table:number-columns-repeated="2" table:style-name="ce60" office:value-type="float" office:value="5">
            <text:p>5</text:p>
          </table:table-cell>
          <table:table-cell table:style-name="ce62" table:formula="of:=ROUNDDOWN(([.$D46]+[.E46])/2; 0)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46]+[.G46])/2; 0)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46]+[.I46])/2; 0)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46]+[.K46])/2; 0)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46]+[.M46])/2; 0)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46]+[.O46])/2; 0)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46]+[.Q46])/2; 0)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46]+[.S46])/2; 0)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46]+[.U46])/2; 0)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46]+[.W46])/2; 0)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46]+[.Y46])/2; 0)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46]+[.AA46])/2; 0)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46]+[.AC46])/2; 0)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46]+[.AE46])/2; 0)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46]+[.AG46])/2; 0)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46]+[.AI46])/2; 0)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46]+[.AK46])/2; 0)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46]+[.AM46])/2; 0)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46]+[.AO46])/2; 0)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46]+[.AQ46])/2; 0)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46]+[.AS46])/2; 0)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46]+[.AU46])/2; 0)" office:value-type="float" office:value="5">
            <text:p>5</text:p>
          </table:table-cell>
          <table:table-cell table:style-name="Default"/>
          <table:table-cell table:formula="of:=VLOOKUP([.AT46];[skills.$T$1:.$U$15];2;0)" office:value-type="string" office:string-value="M">
            <text:p>M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13" office:value-type="string">
            <text:p>lightsaber combat</text:p>
          </table:table-cell>
          <table:table-cell table:style-name="ce17" office:value-type="string">
            <text:p>combat</text:p>
          </table:table-cell>
          <table:table-cell table:style-name="ce15" office:value-type="string">
            <text:p>S C</text:p>
          </table:table-cell>
          <table:table-cell table:style-name="ce17" office:value-type="float" office:value="7">
            <text:p>7</text:p>
          </table:table-cell>
          <table:table-cell table:style-name="ce60" office:value-type="float" office:value="4">
            <text:p>4</text:p>
          </table:table-cell>
          <table:table-cell table:style-name="ce62" table:formula="of:=ROUNDDOWN(([.$D47]+[.E47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7]+[.G47])/2; 0)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7]+[.I47])/2; 0)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7]+[.K47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47]+[.M47])/2; 0)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7]+[.O47])/2; 0)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7]+[.Q47])/2; 0)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47]+[.S47])/2; 0)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47]+[.U47])/2; 0)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47]+[.W47])/2; 0)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47]+[.Y47])/2; 0)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47]+[.AA47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47]+[.AC47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47]+[.AE47])/2; 0)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7]+[.AG47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47]+[.AI47])/2; 0)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7]+[.AK47])/2; 0)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47]+[.AM47])/2; 0)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47]+[.AO47])/2; 0)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7]+[.AQ47])/2; 0)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47]+[.AS47])/2; 0)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47]+[.AU47])/2; 0)" office:value-type="float" office:value="6">
            <text:p>6</text:p>
          </table:table-cell>
          <table:table-cell table:style-name="Default"/>
          <table:table-cell table:formula="of:=VLOOKUP([.AT47];[skills.$T$1:.$U$15];2;0)" office:value-type="string" office:string-value="D">
            <text:p>D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9" office:value-type="string">
            <text:p>magnify senses</text:p>
          </table:table-cell>
          <table:table-cell table:style-name="ce17" office:value-type="string">
            <text:p>expand</text:p>
          </table:table-cell>
          <table:table-cell table:style-name="ce15" office:value-type="string">
            <text:p>S</text:p>
          </table:table-cell>
          <table:table-cell table:style-name="ce17" office:value-type="float" office:value="3">
            <text:p>3</text:p>
          </table:table-cell>
          <table:table-cell table:style-name="ce60" office:value-type="float" office:value="3">
            <text:p>3</text:p>
          </table:table-cell>
          <table:table-cell table:style-name="ce62" table:formula="of:=ROUNDDOWN(([.$D48]+[.E48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48]+[.G48])/2; 0)" office:value-type="float" office:value="3">
            <text:p>3</text:p>
          </table:table-cell>
          <table:table-cell table:style-name="ce17" office:value-type="float" office:value="1">
            <text:p>1</text:p>
          </table:table-cell>
          <table:table-cell table:style-name="ce62" table:formula="of:=ROUNDDOWN(([.$D48]+[.I48])/2; 0)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48]+[.K48])/2; 0)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48]+[.M48])/2; 0)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48]+[.O48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48]+[.Q48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48]+[.S48])/2; 0)" office:value-type="float" office:value="3">
            <text:p>3</text:p>
          </table:table-cell>
          <table:table-cell table:style-name="ce17" office:value-type="float" office:value="1">
            <text:p>1</text:p>
          </table:table-cell>
          <table:table-cell table:style-name="ce62" table:formula="of:=ROUNDDOWN(([.$D48]+[.U48])/2; 0)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62" table:formula="of:=ROUNDDOWN(([.$D48]+[.W48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48]+[.Y48])/2; 0)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62" table:formula="of:=ROUNDDOWN(([.$D48]+[.AA48])/2; 0)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62" table:formula="of:=ROUNDDOWN(([.$D48]+[.AC48])/2; 0)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48]+[.AE48])/2; 0)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48]+[.AG48])/2; 0)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48]+[.AI48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48]+[.AK48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48]+[.AM48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48]+[.AO48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48]+[.AQ48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48]+[.AS48])/2; 0)" office:value-type="float" office:value="3">
            <text:p>3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48]+[.AU48])/2; 0)" office:value-type="float" office:value="5">
            <text:p>5</text:p>
          </table:table-cell>
          <table:table-cell table:style-name="Default"/>
          <table:table-cell table:formula="of:=VLOOKUP([.AT48];[skills.$T$1:.$U$15];2;0)" office:value-type="string" office:string-value="E">
            <text:p>E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10" office:value-type="string">
            <text:p>meditation</text:p>
          </table:table-cell>
          <table:table-cell table:style-name="ce17" office:value-type="string">
            <text:p>healing</text:p>
          </table:table-cell>
          <table:table-cell table:style-name="ce15" office:value-type="string">
            <text:p>S C</text:p>
          </table:table-cell>
          <table:table-cell table:style-name="ce17" office:value-type="float" office:value="3">
            <text:p>3</text:p>
          </table:table-cell>
          <table:table-cell table:style-name="ce60" office:value-type="float" office:value="3">
            <text:p>3</text:p>
          </table:table-cell>
          <table:table-cell table:style-name="ce62" table:formula="of:=ROUNDDOWN(([.$D49]+[.E49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49]+[.G49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49]+[.I49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49]+[.K49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49]+[.M49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49]+[.O49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49]+[.Q49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49]+[.S49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49]+[.U49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49]+[.W49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49]+[.Y49])/2; 0)" office:value-type="float" office:value="3">
            <text:p>3</text:p>
          </table:table-cell>
          <table:table-cell table:style-name="ce17" office:value-type="float" office:value="1">
            <text:p>1</text:p>
          </table:table-cell>
          <table:table-cell table:style-name="ce62" table:formula="of:=ROUNDDOWN(([.$D49]+[.AA49])/2; 0)" office:value-type="float" office:value="2">
            <text:p>2</text:p>
          </table:table-cell>
          <table:table-cell table:style-name="ce17" office:value-type="float" office:value="0">
            <text:p>0</text:p>
          </table:table-cell>
          <table:table-cell table:style-name="ce62" table:formula="of:=ROUNDDOWN(([.$D49]+[.AC49])/2; 0)" office:value-type="float" office:value="1">
            <text:p>1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49]+[.AE49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49]+[.AG49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49]+[.AI49])/2; 0)" office:value-type="float" office:value="3">
            <text:p>3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9]+[.AK49])/2; 0)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49]+[.AM49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49]+[.AO49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49]+[.AQ49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49]+[.AS49])/2; 0)" office:value-type="float" office:value="3">
            <text:p>3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49]+[.AU49])/2; 0)" office:value-type="float" office:value="4">
            <text:p>4</text:p>
          </table:table-cell>
          <table:table-cell table:style-name="Default"/>
          <table:table-cell table:formula="of:=VLOOKUP([.AT49];[skills.$T$1:.$U$15];2;0)" office:value-type="string" office:string-value="E">
            <text:p>E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13" office:value-type="string">
            <text:p>melee combat</text:p>
          </table:table-cell>
          <table:table-cell table:style-name="ce17" office:value-type="string">
            <text:p>combat</text:p>
          </table:table-cell>
          <table:table-cell table:style-name="ce15" office:value-type="string">
            <text:p>C</text:p>
          </table:table-cell>
          <table:table-cell table:style-name="ce17" office:value-type="float" office:value="8">
            <text:p>8</text:p>
          </table:table-cell>
          <table:table-cell table:style-name="ce60" office:value-type="float" office:value="6">
            <text:p>6</text:p>
          </table:table-cell>
          <table:table-cell table:style-name="ce62" table:formula="of:=ROUNDDOWN(([.$D50]+[.E50])/2; 0)" office:value-type="float" office:value="7">
            <text:p>7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50]+[.G50])/2; 0)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50]+[.I50])/2; 0)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50]+[.K50])/2; 0)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0]+[.M50])/2; 0)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0]+[.O50])/2; 0)" office:value-type="float" office:value="7">
            <text:p>7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50]+[.Q50])/2; 0)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50]+[.S50])/2; 0)" office:value-type="float" office:value="8">
            <text:p>8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50]+[.U50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50]+[.W50])/2; 0)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50]+[.Y50])/2; 0)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50]+[.AA50])/2; 0)" office:value-type="float" office:value="7">
            <text:p>7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50]+[.AC50])/2; 0)" office:value-type="float" office:value="7">
            <text:p>7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50]+[.AE50])/2; 0)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0]+[.AG50])/2; 0)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50]+[.AI50])/2; 0)" office:value-type="float" office:value="7">
            <text:p>7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0]+[.AK50])/2; 0)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50]+[.AM50])/2; 0)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50]+[.AO50])/2; 0)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50]+[.AQ50])/2; 0)" office:value-type="float" office:value="5">
            <text:p>5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50]+[.AS50])/2; 0)" office:value-type="float" office:value="8">
            <text:p>8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50]+[.AU50])/2; 0)" office:value-type="float" office:value="5">
            <text:p>5</text:p>
          </table:table-cell>
          <table:table-cell table:style-name="Default"/>
          <table:table-cell table:formula="of:=VLOOKUP([.AT50];[skills.$T$1:.$U$15];2;0)" office:value-type="string" office:string-value="VD">
            <text:p>VD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11" office:value-type="string">
            <text:p>mind trick</text:p>
          </table:table-cell>
          <table:table-cell table:style-name="ce17" office:value-type="string">
            <text:p>affect mind</text:p>
          </table:table-cell>
          <table:table-cell table:style-name="ce15" office:value-type="string">
            <text:p>S C A</text:p>
          </table:table-cell>
          <table:table-cell table:style-name="ce17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62" table:formula="of:=ROUNDDOWN(([.$D51]+[.E51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1]+[.G51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1]+[.I51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1]+[.K51])/2; 0)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51]+[.M51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1]+[.O51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1]+[.Q51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1]+[.S51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1]+[.U51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1]+[.W51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1]+[.Y51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1]+[.AA51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1]+[.AC51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1]+[.AE51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1]+[.AG51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1]+[.AI51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1]+[.AK51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1]+[.AM51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1]+[.AO51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1]+[.AQ51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1]+[.AS51])/2; 0)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51]+[.AU51])/2; 0)" office:value-type="float" office:value="3">
            <text:p>3</text:p>
          </table:table-cell>
          <table:table-cell table:style-name="Default"/>
          <table:table-cell table:formula="of:=VLOOKUP([.AT51];[skills.$T$1:.$U$15];2;0)" office:value-type="string" office:string-value="EtM">
            <text:p>EtM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11" office:value-type="string">
            <text:p>mindblock</text:p>
          </table:table-cell>
          <table:table-cell table:style-name="ce17" office:value-type="string">
            <text:p>affect mind</text:p>
          </table:table-cell>
          <table:table-cell table:style-name="ce15" office:value-type="string">
            <text:p>S C</text:p>
          </table:table-cell>
          <table:table-cell table:style-name="ce17" office:value-type="float" office:value="6">
            <text:p>6</text:p>
          </table:table-cell>
          <table:table-cell table:style-name="ce60" office:value-type="float" office:value="6">
            <text:p>6</text:p>
          </table:table-cell>
          <table:table-cell table:style-name="ce62" table:formula="of:=ROUNDDOWN(([.$D52]+[.E52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2]+[.G52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2]+[.I52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2]+[.K52])/2; 0)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52]+[.M52])/2; 0)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2]+[.O52])/2; 0)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52]+[.Q52])/2; 0)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2]+[.S52])/2; 0)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52]+[.U52])/2; 0)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2]+[.W52])/2; 0)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52]+[.Y52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2]+[.AA52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2]+[.AC52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2]+[.AE52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2]+[.AG52])/2; 0)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2]+[.AI52])/2; 0)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2]+[.AK52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2]+[.AM52])/2; 0)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52]+[.AO52])/2; 0)" office:value-type="float" office:value="5">
            <text:p>5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52]+[.AQ52])/2; 0)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2]+[.AS52])/2; 0)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52]+[.AU52])/2; 0)" office:value-type="float" office:value="6">
            <text:p>6</text:p>
          </table:table-cell>
          <table:table-cell table:style-name="Default"/>
          <table:table-cell table:formula="of:=VLOOKUP([.AT52];[skills.$T$1:.$U$15];2;0)" office:value-type="string" office:string-value="MtD">
            <text:p>MtD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11" office:value-type="string">
            <text:p>misdirect</text:p>
          </table:table-cell>
          <table:table-cell table:style-name="ce17" office:value-type="string">
            <text:p>affect mind</text:p>
          </table:table-cell>
          <table:table-cell table:style-name="ce15" office:value-type="string">
            <text:p>S C A</text:p>
          </table:table-cell>
          <table:table-cell table:style-name="ce17" office:value-type="float" office:value="6">
            <text:p>6</text:p>
          </table:table-cell>
          <table:table-cell table:style-name="ce60" office:value-type="float" office:value="6">
            <text:p>6</text:p>
          </table:table-cell>
          <table:table-cell table:style-name="ce62" table:formula="of:=ROUNDDOWN(([.$D53]+[.E53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3]+[.G53])/2; 0)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53]+[.I53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3]+[.K53])/2; 0)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3]+[.M53])/2; 0)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3]+[.O53])/2; 0)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53]+[.Q53])/2; 0)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3]+[.S53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3]+[.U53])/2; 0)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53]+[.W53])/2; 0)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53]+[.Y53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3]+[.AA53])/2; 0)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53]+[.AC53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53]+[.AE53])/2; 0)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3]+[.AG53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3]+[.AI53])/2; 0)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53]+[.AK53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3]+[.AM53])/2; 0)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53]+[.AO53])/2; 0)" office:value-type="float" office:value="5">
            <text:p>5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53]+[.AQ53])/2; 0)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3]+[.AS53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3]+[.AU53])/2; 0)" office:value-type="float" office:value="6">
            <text:p>6</text:p>
          </table:table-cell>
          <table:table-cell table:style-name="Default"/>
          <table:table-cell table:formula="of:=VLOOKUP([.AT53];[skills.$T$1:.$U$15];2;0)" office:value-type="string" office:string-value="MtD">
            <text:p>MtD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10" office:value-type="string">
            <text:p>reduce injury</text:p>
          </table:table-cell>
          <table:table-cell table:style-name="ce56" office:value-type="string">
            <text:p>healing</text:p>
          </table:table-cell>
          <table:table-cell table:style-name="ce15" office:value-type="string">
            <text:p>C (A)</text:p>
          </table:table-cell>
          <table:table-cell table:style-name="ce17" office:value-type="float" office:value="6">
            <text:p>6</text:p>
          </table:table-cell>
          <table:table-cell table:style-name="ce60" office:value-type="float" office:value="6">
            <text:p>6</text:p>
          </table:table-cell>
          <table:table-cell table:style-name="ce62" table:formula="of:=ROUNDDOWN(([.$D54]+[.E54])/2; 0)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54]+[.G54])/2; 0)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4]+[.I54])/2; 0)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54]+[.K54])/2; 0)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4]+[.M54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4]+[.O54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4]+[.Q54])/2; 0)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4]+[.S54])/2; 0)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54]+[.U54])/2; 0)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54]+[.W54])/2; 0)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54]+[.Y54])/2; 0)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4]+[.AA54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4]+[.AC54])/2; 0)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54]+[.AE54])/2; 0)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54]+[.AG54])/2; 0)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4]+[.AI54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4]+[.AK54])/2; 0)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54]+[.AM54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4]+[.AO54])/2; 0)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54]+[.AQ54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4]+[.AS54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4]+[.AU54])/2; 0)" office:value-type="float" office:value="6">
            <text:p>6</text:p>
          </table:table-cell>
          <table:table-cell table:style-name="Default"/>
          <table:table-cell table:formula="of:=VLOOKUP([.AT54];[skills.$T$1:.$U$15];2;0)" office:value-type="string" office:string-value="MtD">
            <text:p>MtD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9" office:value-type="string">
            <text:p>release force</text:p>
          </table:table-cell>
          <table:table-cell table:style-name="ce56" office:value-type="string">
            <text:p>force</text:p>
          </table:table-cell>
          <table:table-cell table:style-name="ce15" office:value-type="string">
            <text:p>C</text:p>
          </table:table-cell>
          <table:table-cell table:style-name="ce17" office:value-type="float" office:value="3">
            <text:p>3</text:p>
          </table:table-cell>
          <table:table-cell table:style-name="ce60" office:value-type="float" office:value="3">
            <text:p>3</text:p>
          </table:table-cell>
          <table:table-cell table:style-name="ce62" table:formula="of:=ROUNDDOWN(([.$D55]+[.E55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55]+[.G55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55]+[.I55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55]+[.K55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55]+[.M55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55]+[.O55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55]+[.Q55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55]+[.S55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55]+[.U55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5]+[.W55])/2; 0)" office:value-type="float" office:value="3">
            <text:p>3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55]+[.Y55])/2; 0)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55]+[.AA55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55]+[.AC55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55]+[.AE55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55]+[.AG55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55]+[.AI55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55]+[.AK55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55]+[.AM55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55]+[.AO55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55]+[.AQ55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55]+[.AS55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55]+[.AU55])/2; 0)" office:value-type="float" office:value="3">
            <text:p>3</text:p>
          </table:table-cell>
          <table:table-cell table:style-name="Default"/>
          <table:table-cell table:formula="of:=VLOOKUP([.AT55];[skills.$T$1:.$U$15];2;0)" office:value-type="string" office:string-value="E">
            <text:p>E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9" office:value-type="string">
            <text:p>residual life</text:p>
          </table:table-cell>
          <table:table-cell table:style-name="ce56" office:value-type="string">
            <text:p>expand</text:p>
          </table:table-cell>
          <table:table-cell table:style-name="ce15" office:value-type="string">
            <text:p>S C A</text:p>
          </table:table-cell>
          <table:table-cell table:style-name="ce17" office:value-type="float" office:value="12">
            <text:p>12</text:p>
          </table:table-cell>
          <table:table-cell table:style-name="ce60" office:value-type="float" office:value="10">
            <text:p>10</text:p>
          </table:table-cell>
          <table:table-cell table:style-name="ce62" table:formula="of:=ROUNDDOWN(([.$D56]+[.E56])/2; 0)" office:value-type="float" office:value="11">
            <text:p>11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56]+[.G56])/2; 0)" office:value-type="float" office:value="11">
            <text:p>11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56]+[.I56])/2; 0)" office:value-type="float" office:value="11">
            <text:p>11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56]+[.K56])/2; 0)" office:value-type="float" office:value="11">
            <text:p>11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56]+[.M56])/2; 0)" office:value-type="float" office:value="11">
            <text:p>11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56]+[.O56])/2; 0)" office:value-type="float" office:value="11">
            <text:p>11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56]+[.Q56])/2; 0)" office:value-type="float" office:value="11">
            <text:p>11</text:p>
          </table:table-cell>
          <table:table-cell table:style-name="ce17" office:value-type="float" office:value="10">
            <text:p>10</text:p>
          </table:table-cell>
          <table:table-cell table:style-name="ce62" table:formula="of:=ROUNDDOWN(([.$D56]+[.S56])/2; 0)" office:value-type="float" office:value="11">
            <text:p>11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56]+[.U56])/2; 0)" office:value-type="float" office:value="11">
            <text:p>11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56]+[.W56])/2; 0)" office:value-type="float" office:value="11">
            <text:p>11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56]+[.Y56])/2; 0)" office:value-type="float" office:value="11">
            <text:p>11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56]+[.AA56])/2; 0)" office:value-type="float" office:value="11">
            <text:p>11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56]+[.AC56])/2; 0)" office:value-type="float" office:value="11">
            <text:p>11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56]+[.AE56])/2; 0)" office:value-type="float" office:value="11">
            <text:p>11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56]+[.AG56])/2; 0)" office:value-type="float" office:value="11">
            <text:p>11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56]+[.AI56])/2; 0)" office:value-type="float" office:value="11">
            <text:p>11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56]+[.AK56])/2; 0)" office:value-type="float" office:value="11">
            <text:p>11</text:p>
          </table:table-cell>
          <table:table-cell table:style-name="ce17" office:value-type="float" office:value="12">
            <text:p>12</text:p>
          </table:table-cell>
          <table:table-cell table:style-name="ce62" table:formula="of:=ROUNDDOWN(([.$D56]+[.AM56])/2; 0)" office:value-type="float" office:value="12">
            <text:p>12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56]+[.AO56])/2; 0)" office:value-type="float" office:value="11">
            <text:p>11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56]+[.AQ56])/2; 0)" office:value-type="float" office:value="11">
            <text:p>11</text:p>
          </table:table-cell>
          <table:table-cell table:style-name="ce17" office:value-type="float" office:value="12">
            <text:p>12</text:p>
          </table:table-cell>
          <table:table-cell table:style-name="ce62" table:formula="of:=ROUNDDOWN(([.$D56]+[.AS56])/2; 0)" office:value-type="float" office:value="12">
            <text:p>12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56]+[.AU56])/2; 0)" office:value-type="float" office:value="11">
            <text:p>11</text:p>
          </table:table-cell>
          <table:table-cell table:style-name="Default"/>
          <table:table-cell table:formula="of:=VLOOKUP([.AT56];[skills.$T$1:.$U$15];2;0)" office:value-type="string" office:string-value="BL">
            <text:p>BL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13" office:value-type="string">
            <text:p>resist poison</text:p>
          </table:table-cell>
          <table:table-cell table:style-name="ce17" office:value-type="string">
            <text:p>defense</text:p>
          </table:table-cell>
          <table:table-cell table:style-name="ce15" office:value-type="string">
            <text:p>S C</text:p>
          </table:table-cell>
          <table:table-cell table:style-name="ce17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62" table:formula="of:=ROUNDDOWN(([.$D57]+[.E57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57]+[.G57])/2; 0)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7]+[.I57])/2; 0)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57]+[.K57])/2; 0)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7]+[.M57])/2; 0)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57]+[.O57])/2; 0)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57]+[.Q57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7]+[.S57])/2; 0)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57]+[.U57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7]+[.W57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7]+[.Y57])/2; 0)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57]+[.AA57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57]+[.AC57])/2; 0)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7]+[.AE57])/2; 0)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57]+[.AG57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57]+[.AI57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57]+[.AK57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57]+[.AM57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57]+[.AO57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57]+[.AQ57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57]+[.AS57])/2; 0)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7]+[.AU57])/2; 0)" office:value-type="float" office:value="4">
            <text:p>4</text:p>
          </table:table-cell>
          <table:table-cell table:style-name="Default"/>
          <table:table-cell table:formula="of:=VLOOKUP([.AT57];[skills.$T$1:.$U$15];2;0)" office:value-type="string" office:string-value="M">
            <text:p>M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13" office:value-type="string">
            <text:p>resist stun</text:p>
          </table:table-cell>
          <table:table-cell table:style-name="ce17" office:value-type="string">
            <text:p>defense</text:p>
          </table:table-cell>
          <table:table-cell table:style-name="ce15" office:value-type="string">
            <text:p>C</text:p>
          </table:table-cell>
          <table:table-cell table:style-name="ce17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62" table:formula="of:=ROUNDDOWN(([.$D58]+[.E58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8]+[.G58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8]+[.I58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8]+[.K58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8]+[.M58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8]+[.O58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8]+[.Q58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8]+[.S58])/2; 0)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58]+[.U58])/2; 0)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58]+[.W58])/2; 0)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58]+[.Y58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8]+[.AA58])/2; 0)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58]+[.AC58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58]+[.AE58])/2; 0)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58]+[.AG58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8]+[.AI58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8]+[.AK58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8]+[.AM58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8]+[.AO58])/2; 0)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58]+[.AQ58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8]+[.AS58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58]+[.AU58])/2; 0)" office:value-type="float" office:value="4">
            <text:p>4</text:p>
          </table:table-cell>
          <table:table-cell table:style-name="Default"/>
          <table:table-cell table:formula="of:=VLOOKUP([.AT58];[skills.$T$1:.$U$15];2;0)" office:value-type="string" office:string-value="EtM">
            <text:p>EtM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11" office:value-type="string">
            <text:p>second childhood</text:p>
          </table:table-cell>
          <table:table-cell table:style-name="ce17" office:value-type="string">
            <text:p>affect mind</text:p>
          </table:table-cell>
          <table:table-cell table:style-name="ce15" office:value-type="string">
            <text:p>NA</text:p>
          </table:table-cell>
          <table:table-cell table:style-name="ce17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62" table:formula="of:=ROUNDDOWN(([.$D59]+[.E59])/2; 0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62" table:formula="of:=ROUNDDOWN(([.$D59]+[.G59])/2; 0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62" table:formula="of:=ROUNDDOWN(([.$D59]+[.I59])/2; 0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62" table:formula="of:=ROUNDDOWN(([.$D59]+[.K59])/2; 0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62" table:formula="of:=ROUNDDOWN(([.$D59]+[.M59])/2; 0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62" table:formula="of:=ROUNDDOWN(([.$D59]+[.O59])/2; 0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62" table:formula="of:=ROUNDDOWN(([.$D59]+[.Q59])/2; 0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62" table:formula="of:=ROUNDDOWN(([.$D59]+[.S59])/2; 0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62" table:formula="of:=ROUNDDOWN(([.$D59]+[.U59])/2; 0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62" table:formula="of:=ROUNDDOWN(([.$D59]+[.W59])/2; 0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62" table:formula="of:=ROUNDDOWN(([.$D59]+[.Y59])/2; 0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62" table:formula="of:=ROUNDDOWN(([.$D59]+[.AA59])/2; 0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62" table:formula="of:=ROUNDDOWN(([.$D59]+[.AC59])/2; 0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62" table:formula="of:=ROUNDDOWN(([.$D59]+[.AE59])/2; 0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62" table:formula="of:=ROUNDDOWN(([.$D59]+[.AG59])/2; 0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62" table:formula="of:=ROUNDDOWN(([.$D59]+[.AI59])/2; 0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62" table:formula="of:=ROUNDDOWN(([.$D59]+[.AK59])/2; 0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62" table:formula="of:=ROUNDDOWN(([.$D59]+[.AM59])/2; 0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62" table:formula="of:=ROUNDDOWN(([.$D59]+[.AO59])/2; 0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62" table:formula="of:=ROUNDDOWN(([.$D59]+[.AQ59])/2; 0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62" table:formula="of:=ROUNDDOWN(([.$D59]+[.AS59])/2; 0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62" table:formula="of:=ROUNDDOWN(([.$D59]+[.AU59])/2; 0)" office:value-type="float" office:value="0">
            <text:p>0</text:p>
          </table:table-cell>
          <table:table-cell table:style-name="Default"/>
          <table:table-cell table:formula="of:=VLOOKUP([.AT59];[skills.$T$1:.$U$15];2;0)" office:value-type="string" office:string-value="I">
            <text:p>I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9" office:value-type="string">
            <text:p>sense force</text:p>
          </table:table-cell>
          <table:table-cell table:style-name="ce17" office:value-type="string">
            <text:p>force</text:p>
          </table:table-cell>
          <table:table-cell table:style-name="ce15" office:value-type="string">
            <text:p>S</text:p>
          </table:table-cell>
          <table:table-cell table:style-name="ce17" office:value-type="float" office:value="2">
            <text:p>2</text:p>
          </table:table-cell>
          <table:table-cell table:style-name="ce60" office:value-type="float" office:value="2">
            <text:p>2</text:p>
          </table:table-cell>
          <table:table-cell table:style-name="ce62" table:formula="of:=ROUNDDOWN(([.$D60]+[.E60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60]+[.G60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60]+[.I60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60]+[.K60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60]+[.M60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60]+[.O60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60]+[.Q60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60]+[.S60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60]+[.U60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60]+[.W60])/2; 0)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60]+[.Y60])/2; 0)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62" table:formula="of:=ROUNDDOWN(([.$D60]+[.AA60])/2; 0)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62" table:formula="of:=ROUNDDOWN(([.$D60]+[.AC60])/2; 0)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60]+[.AE60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60]+[.AG60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60]+[.AI60])/2; 0)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60]+[.AK60])/2; 0)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60]+[.AM60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60]+[.AO60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60]+[.AQ60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60]+[.AS60])/2; 0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60]+[.AU60])/2; 0)" office:value-type="float" office:value="2">
            <text:p>2</text:p>
          </table:table-cell>
          <table:table-cell table:style-name="Default"/>
          <table:table-cell table:formula="of:=VLOOKUP([.AT60];[skills.$T$1:.$U$15];2;0)" office:value-type="string" office:string-value="VE">
            <text:p>VE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9" office:value-type="string">
            <text:p>shadow sight</text:p>
          </table:table-cell>
          <table:table-cell table:style-name="ce17" office:value-type="string">
            <text:p>expand</text:p>
          </table:table-cell>
          <table:table-cell table:style-name="ce15" office:value-type="string">
            <text:p>S C A</text:p>
          </table:table-cell>
          <table:table-cell table:style-name="ce17" office:value-type="float" office:value="11">
            <text:p>11</text:p>
          </table:table-cell>
          <table:table-cell table:style-name="ce60" office:value-type="float" office:value="11">
            <text:p>11</text:p>
          </table:table-cell>
          <table:table-cell table:style-name="ce62" table:formula="of:=ROUNDDOWN(([.$D61]+[.E61])/2; 0)" office:value-type="float" office:value="11">
            <text:p>11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61]+[.G61])/2; 0)" office:value-type="float" office:value="11">
            <text:p>11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61]+[.I61])/2; 0)" office:value-type="float" office:value="11">
            <text:p>11</text:p>
          </table:table-cell>
          <table:table-cell table:style-name="ce17" office:value-type="float" office:value="10">
            <text:p>10</text:p>
          </table:table-cell>
          <table:table-cell table:style-name="ce62" table:formula="of:=ROUNDDOWN(([.$D61]+[.K61])/2; 0)" office:value-type="float" office:value="10">
            <text:p>10</text:p>
          </table:table-cell>
          <table:table-cell table:style-name="ce17" office:value-type="float" office:value="10">
            <text:p>10</text:p>
          </table:table-cell>
          <table:table-cell table:style-name="ce62" table:formula="of:=ROUNDDOWN(([.$D61]+[.M61])/2; 0)" office:value-type="float" office:value="10">
            <text:p>10</text:p>
          </table:table-cell>
          <table:table-cell table:style-name="ce17" office:value-type="float" office:value="10">
            <text:p>10</text:p>
          </table:table-cell>
          <table:table-cell table:style-name="ce62" table:formula="of:=ROUNDDOWN(([.$D61]+[.O61])/2; 0)" office:value-type="float" office:value="10">
            <text:p>10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61]+[.Q61])/2; 0)" office:value-type="float" office:value="11">
            <text:p>11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61]+[.S61])/2; 0)" office:value-type="float" office:value="11">
            <text:p>11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61]+[.U61])/2; 0)" office:value-type="float" office:value="11">
            <text:p>11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61]+[.W61])/2; 0)" office:value-type="float" office:value="11">
            <text:p>11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61]+[.Y61])/2; 0)" office:value-type="float" office:value="11">
            <text:p>11</text:p>
          </table:table-cell>
          <table:table-cell table:style-name="ce17" office:value-type="float" office:value="10">
            <text:p>10</text:p>
          </table:table-cell>
          <table:table-cell table:style-name="ce62" table:formula="of:=ROUNDDOWN(([.$D61]+[.AA61])/2; 0)" office:value-type="float" office:value="10">
            <text:p>10</text:p>
          </table:table-cell>
          <table:table-cell table:style-name="ce17" office:value-type="float" office:value="10">
            <text:p>10</text:p>
          </table:table-cell>
          <table:table-cell table:style-name="ce62" table:formula="of:=ROUNDDOWN(([.$D61]+[.AC61])/2; 0)" office:value-type="float" office:value="10">
            <text:p>10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61]+[.AE61])/2; 0)" office:value-type="float" office:value="11">
            <text:p>11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61]+[.AG61])/2; 0)" office:value-type="float" office:value="11">
            <text:p>11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61]+[.AI61])/2; 0)" office:value-type="float" office:value="11">
            <text:p>11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61]+[.AK61])/2; 0)" office:value-type="float" office:value="11">
            <text:p>11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61]+[.AM61])/2; 0)" office:value-type="float" office:value="11">
            <text:p>11</text:p>
          </table:table-cell>
          <table:table-cell table:style-name="ce17" office:value-type="float" office:value="10">
            <text:p>10</text:p>
          </table:table-cell>
          <table:table-cell table:style-name="ce62" table:formula="of:=ROUNDDOWN(([.$D61]+[.AO61])/2; 0)" office:value-type="float" office:value="10">
            <text:p>10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61]+[.AQ61])/2; 0)" office:value-type="float" office:value="11">
            <text:p>11</text:p>
          </table:table-cell>
          <table:table-cell table:style-name="ce17" office:value-type="float" office:value="11">
            <text:p>11</text:p>
          </table:table-cell>
          <table:table-cell table:style-name="ce62" table:formula="of:=ROUNDDOWN(([.$D61]+[.AS61])/2; 0)" office:value-type="float" office:value="11">
            <text:p>11</text:p>
          </table:table-cell>
          <table:table-cell table:style-name="ce17" office:value-type="float" office:value="10">
            <text:p>10</text:p>
          </table:table-cell>
          <table:table-cell table:style-name="ce62" table:formula="of:=ROUNDDOWN(([.$D61]+[.AU61])/2; 0)" office:value-type="float" office:value="10">
            <text:p>10</text:p>
          </table:table-cell>
          <table:table-cell table:style-name="Default"/>
          <table:table-cell table:formula="of:=VLOOKUP([.AT61];[skills.$T$1:.$U$15];2;0)" office:value-type="string" office:string-value="LA">
            <text:p>LA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3" office:value-type="string">
            <text:p>soul siphon</text:p>
          </table:table-cell>
          <table:table-cell table:style-name="ce17" office:value-type="string">
            <text:p>dark side</text:p>
          </table:table-cell>
          <table:table-cell table:style-name="ce15" office:value-type="string">
            <text:p>S C A</text:p>
          </table:table-cell>
          <table:table-cell table:style-name="ce17" office:value-type="float" office:value="4">
            <text:p>4</text:p>
          </table:table-cell>
          <table:table-cell table:style-name="ce60" office:value-type="float" office:value="9">
            <text:p>9</text:p>
          </table:table-cell>
          <table:table-cell table:style-name="ce62" table:formula="of:=ROUNDDOWN(([.$D62]+[.E62])/2; 0)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62]+[.G62])/2; 0)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62]+[.I62])/2; 0)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62]+[.K62])/2; 0)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62]+[.M62])/2; 0)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62]+[.O62])/2; 0)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62]+[.Q62])/2; 0)" office:value-type="float" office:value="5">
            <text:p>5</text:p>
          </table:table-cell>
          <table:table-cell table:style-name="ce17" office:value-type="float" office:value="10">
            <text:p>10</text:p>
          </table:table-cell>
          <table:table-cell table:style-name="ce62" table:formula="of:=ROUNDDOWN(([.$D62]+[.S62])/2; 0)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62]+[.U62])/2; 0)" office:value-type="float" office:value="6">
            <text:p>6</text:p>
          </table:table-cell>
          <table:table-cell table:style-name="ce17" office:value-type="float" office:value="10">
            <text:p>10</text:p>
          </table:table-cell>
          <table:table-cell table:style-name="ce62" table:formula="of:=ROUNDDOWN(([.$D62]+[.W62])/2; 0)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62]+[.Y62])/2; 0)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62]+[.AA62])/2; 0)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62]+[.AC62])/2; 0)" office:value-type="float" office:value="5">
            <text:p>5</text:p>
          </table:table-cell>
          <table:table-cell table:style-name="ce17" office:value-type="float" office:value="9">
            <text:p>9</text:p>
          </table:table-cell>
          <table:table-cell table:style-name="ce62" table:formula="of:=ROUNDDOWN(([.$D62]+[.AE62])/2; 0)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62]+[.AG62])/2; 0)" office:value-type="float" office:value="5">
            <text:p>5</text:p>
          </table:table-cell>
          <table:table-cell table:style-name="ce17" office:value-type="float" office:value="9">
            <text:p>9</text:p>
          </table:table-cell>
          <table:table-cell table:style-name="ce62" table:formula="of:=ROUNDDOWN(([.$D62]+[.AI62])/2; 0)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62]+[.AK62])/2; 0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62]+[.AM62])/2; 0)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62]+[.AO62])/2; 0)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62" table:formula="of:=ROUNDDOWN(([.$D62]+[.AQ62])/2; 0)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62]+[.AS62])/2; 0)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62]+[.AU62])/2; 0)" office:value-type="float" office:value="6">
            <text:p>6</text:p>
          </table:table-cell>
          <table:table-cell table:style-name="Default"/>
          <table:table-cell table:formula="of:=VLOOKUP([.AT62];[skills.$T$1:.$U$15];2;0)" office:value-type="string" office:string-value="EtM">
            <text:p>EtM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9" office:value-type="string">
            <text:p>telekinesis</text:p>
          </table:table-cell>
          <table:table-cell table:style-name="ce17" office:value-type="string">
            <text:p>alteration</text:p>
          </table:table-cell>
          <table:table-cell table:style-name="ce15" office:value-type="string">
            <text:p>A</text:p>
          </table:table-cell>
          <table:table-cell table:style-name="ce17" office:value-type="float" office:value="3">
            <text:p>3</text:p>
          </table:table-cell>
          <table:table-cell table:style-name="ce60" office:value-type="float" office:value="3">
            <text:p>3</text:p>
          </table:table-cell>
          <table:table-cell table:style-name="ce62" table:formula="of:=ROUNDDOWN(([.$D63]+[.E63])/2; 0)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63]+[.G63])/2; 0)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63]+[.I63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63]+[.K63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63]+[.M63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63]+[.O63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63]+[.Q63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63]+[.S63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63]+[.U63])/2; 0)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63]+[.W63])/2; 0)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63]+[.Y63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63]+[.AA63])/2; 0)" office:value-type="float" office:value="3">
            <text:p>3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63]+[.AC63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63]+[.AE63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63]+[.AG63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63]+[.AI63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63]+[.AK63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63]+[.AM63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63]+[.AO63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63]+[.AQ63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63]+[.AS63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63]+[.AU63])/2; 0)" office:value-type="float" office:value="3">
            <text:p>3</text:p>
          </table:table-cell>
          <table:table-cell table:style-name="Default"/>
          <table:table-cell table:formula="of:=VLOOKUP([.AT63];[skills.$T$1:.$U$15];2;0)" office:value-type="string" office:string-value="E">
            <text:p>E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3" office:value-type="string">
            <text:p>telekinetic kill</text:p>
          </table:table-cell>
          <table:table-cell table:style-name="ce17" office:value-type="string">
            <text:p>dark side</text:p>
          </table:table-cell>
          <table:table-cell table:style-name="ce15" office:value-type="string">
            <text:p>S C A</text:p>
          </table:table-cell>
          <table:table-cell table:style-name="ce17" office:value-type="float" office:value="4">
            <text:p>4</text:p>
          </table:table-cell>
          <table:table-cell table:style-name="ce60" office:value-type="float" office:value="10">
            <text:p>10</text:p>
          </table:table-cell>
          <table:table-cell table:style-name="ce62" table:formula="of:=ROUNDDOWN(([.$D64]+[.E64])/2; 0)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64]+[.G64])/2; 0)" office:value-type="float" office:value="6">
            <text:p>6</text:p>
          </table:table-cell>
          <table:table-cell table:style-name="ce17" office:value-type="float" office:value="9">
            <text:p>9</text:p>
          </table:table-cell>
          <table:table-cell table:style-name="ce62" table:formula="of:=ROUNDDOWN(([.$D64]+[.I64])/2; 0)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64]+[.K64])/2; 0)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64]+[.M64])/2; 0)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64]+[.O64])/2; 0)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64]+[.Q64])/2; 0)" office:value-type="float" office:value="6">
            <text:p>6</text:p>
          </table:table-cell>
          <table:table-cell table:style-name="ce17" office:value-type="float" office:value="10">
            <text:p>10</text:p>
          </table:table-cell>
          <table:table-cell table:style-name="ce62" table:formula="of:=ROUNDDOWN(([.$D64]+[.S64])/2; 0)" office:value-type="float" office:value="7">
            <text:p>7</text:p>
          </table:table-cell>
          <table:table-cell table:style-name="ce17" office:value-type="float" office:value="10">
            <text:p>10</text:p>
          </table:table-cell>
          <table:table-cell table:style-name="ce62" table:formula="of:=ROUNDDOWN(([.$D64]+[.U64])/2; 0)" office:value-type="float" office:value="7">
            <text:p>7</text:p>
          </table:table-cell>
          <table:table-cell table:style-name="ce17" office:value-type="float" office:value="10">
            <text:p>10</text:p>
          </table:table-cell>
          <table:table-cell table:style-name="ce62" table:formula="of:=ROUNDDOWN(([.$D64]+[.W64])/2; 0)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64]+[.Y64])/2; 0)" office:value-type="float" office:value="6">
            <text:p>6</text:p>
          </table:table-cell>
          <table:table-cell table:style-name="ce17" office:value-type="float" office:value="9">
            <text:p>9</text:p>
          </table:table-cell>
          <table:table-cell table:style-name="ce62" table:formula="of:=ROUNDDOWN(([.$D64]+[.AA64])/2; 0)" office:value-type="float" office:value="6">
            <text:p>6</text:p>
          </table:table-cell>
          <table:table-cell table:style-name="ce17" office:value-type="float" office:value="9">
            <text:p>9</text:p>
          </table:table-cell>
          <table:table-cell table:style-name="ce62" table:formula="of:=ROUNDDOWN(([.$D64]+[.AC64])/2; 0)" office:value-type="float" office:value="6">
            <text:p>6</text:p>
          </table:table-cell>
          <table:table-cell table:style-name="ce17" office:value-type="float" office:value="10">
            <text:p>10</text:p>
          </table:table-cell>
          <table:table-cell table:style-name="ce62" table:formula="of:=ROUNDDOWN(([.$D64]+[.AE64])/2; 0)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64]+[.AG64])/2; 0)" office:value-type="float" office:value="6">
            <text:p>6</text:p>
          </table:table-cell>
          <table:table-cell table:style-name="ce17" office:value-type="float" office:value="9">
            <text:p>9</text:p>
          </table:table-cell>
          <table:table-cell table:style-name="ce62" table:formula="of:=ROUNDDOWN(([.$D64]+[.AI64])/2; 0)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64]+[.AK64])/2; 0)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64]+[.AM64])/2; 0)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64]+[.AO64])/2; 0)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62" table:formula="of:=ROUNDDOWN(([.$D64]+[.AQ64])/2; 0)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64]+[.AS64])/2; 0)" office:value-type="float" office:value="4">
            <text:p>4</text:p>
          </table:table-cell>
          <table:table-cell table:style-name="ce17" office:value-type="float" office:value="9">
            <text:p>9</text:p>
          </table:table-cell>
          <table:table-cell table:style-name="ce62" table:formula="of:=ROUNDDOWN(([.$D64]+[.AU64])/2; 0)" office:value-type="float" office:value="6">
            <text:p>6</text:p>
          </table:table-cell>
          <table:table-cell table:style-name="Default"/>
          <table:table-cell table:formula="of:=VLOOKUP([.AT64];[skills.$T$1:.$U$15];2;0)" office:value-type="string" office:string-value="EtM">
            <text:p>EtM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11" office:value-type="string">
            <text:p>telepathy</text:p>
          </table:table-cell>
          <table:table-cell table:style-name="ce17" office:value-type="string">
            <text:p>affect mind</text:p>
          </table:table-cell>
          <table:table-cell table:style-name="ce15" office:value-type="string">
            <text:p>S C A</text:p>
          </table:table-cell>
          <table:table-cell table:style-name="ce17" office:value-type="float" office:value="4">
            <text:p>4</text:p>
          </table:table-cell>
          <table:table-cell table:style-name="ce60" office:value-type="float" office:value="3">
            <text:p>3</text:p>
          </table:table-cell>
          <table:table-cell table:style-name="ce62" table:formula="of:=ROUNDDOWN(([.$D65]+[.E65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65]+[.G65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65]+[.I65])/2; 0)" office:value-type="float" office:value="4">
            <text:p>4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65]+[.K65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65]+[.M65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65]+[.O65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65]+[.Q65])/2; 0)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65]+[.S65])/2; 0)" office:value-type="float" office:value="3">
            <text:p>3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65]+[.U65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65]+[.W65])/2; 0)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62" table:formula="of:=ROUNDDOWN(([.$D65]+[.Y65])/2; 0)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65]+[.AA65])/2; 0)" office:value-type="float" office:value="4">
            <text:p>4</text:p>
          </table:table-cell>
          <table:table-cell table:style-name="ce17" office:value-type="float" office:value="2">
            <text:p>2</text:p>
          </table:table-cell>
          <table:table-cell table:style-name="ce62" table:formula="of:=ROUNDDOWN(([.$D65]+[.AC65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65]+[.AE65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65]+[.AG65])/2; 0)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65]+[.AI65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65]+[.AK65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65]+[.AM65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65]+[.AO65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65]+[.AQ65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65]+[.AS65])/2; 0)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65]+[.AU65])/2; 0)" office:value-type="float" office:value="4">
            <text:p>4</text:p>
          </table:table-cell>
          <table:table-cell table:style-name="Default"/>
          <table:table-cell table:formula="of:=VLOOKUP([.AT65];[skills.$T$1:.$U$15];2;0)" office:value-type="string" office:string-value="EtM">
            <text:p>EtM</text:p>
          </table:table-cell>
          <table:table-cell table:style-name="Default"/>
          <table:table-cell table:number-columns-repeated="973"/>
        </table:table-row>
        <table:table-row table:style-name="ro12">
          <table:table-cell table:style-name="ce9" office:value-type="string">
            <text:p>transfer force</text:p>
          </table:table-cell>
          <table:table-cell table:style-name="ce17" office:value-type="string">
            <text:p>alteration</text:p>
          </table:table-cell>
          <table:table-cell table:style-name="ce15" office:value-type="string">
            <text:p>C A</text:p>
          </table:table-cell>
          <table:table-cell table:style-name="ce17" office:value-type="float" office:value="3">
            <text:p>3</text:p>
          </table:table-cell>
          <table:table-cell table:style-name="ce60" office:value-type="float" office:value="3">
            <text:p>3</text:p>
          </table:table-cell>
          <table:table-cell table:style-name="ce62" table:formula="of:=ROUNDDOWN(([.$D66]+[.E66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66]+[.G66])/2; 0)" office:value-type="float" office:value="3">
            <text:p>3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66]+[.I66])/2; 0)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66]+[.K66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66]+[.M66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66]+[.O66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66]+[.Q66])/2; 0)" office:value-type="float" office:value="3">
            <text:p>3</text:p>
          </table:table-cell>
          <table:table-cell table:style-name="ce17" office:value-type="float" office:value="1">
            <text:p>1</text:p>
          </table:table-cell>
          <table:table-cell table:style-name="ce62" table:formula="of:=ROUNDDOWN(([.$D66]+[.S66])/2; 0)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66]+[.U66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66]+[.W66])/2; 0)" office:value-type="float" office:value="3">
            <text:p>3</text:p>
          </table:table-cell>
          <table:table-cell table:style-name="ce17" office:value-type="float" office:value="5">
            <text:p>5</text:p>
          </table:table-cell>
          <table:table-cell table:style-name="ce62" table:formula="of:=ROUNDDOWN(([.$D66]+[.Y66])/2; 0)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66]+[.AA66])/2; 0)" office:value-type="float" office:value="3">
            <text:p>3</text:p>
          </table:table-cell>
          <table:table-cell table:style-name="ce17" office:value-type="float" office:value="1">
            <text:p>1</text:p>
          </table:table-cell>
          <table:table-cell table:style-name="ce62" table:formula="of:=ROUNDDOWN(([.$D66]+[.AC66])/2; 0)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66]+[.AE66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66]+[.AG66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66]+[.AI66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66]+[.AK66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66]+[.AM66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66]+[.AO66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66]+[.AQ66])/2; 0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62" table:formula="of:=ROUNDDOWN(([.$D66]+[.AS66])/2; 0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62" table:formula="of:=ROUNDDOWN(([.$D66]+[.AU66])/2; 0)" office:value-type="float" office:value="3">
            <text:p>3</text:p>
          </table:table-cell>
          <table:table-cell table:style-name="Default"/>
          <table:table-cell table:formula="of:=VLOOKUP([.AT66];[skills.$T$1:.$U$15];2;0)" office:value-type="string" office:string-value="E">
            <text:p>E</text:p>
          </table:table-cell>
          <table:table-cell table:style-name="Default"/>
          <table:table-cell table:number-columns-repeated="973"/>
        </table:table-row>
        <table:table-row table:style-name="ro12" table:number-rows-repeated="6">
          <table:table-cell table:number-columns-repeated="11"/>
          <table:table-cell table:style-name="Default"/>
          <table:table-cell table:style-name="ce17" table:number-columns-repeated="10"/>
          <table:table-cell table:style-name="Default"/>
          <table:table-cell table:style-name="ce17" table:number-columns-repeated="13"/>
          <table:table-cell table:style-name="Default" table:number-columns-repeated="7"/>
          <table:table-cell table:style-name="ce81"/>
          <table:table-cell table:style-name="Default" table:number-columns-repeated="7"/>
          <table:table-cell table:number-columns-repeated="973"/>
        </table:table-row>
        <table:table-row table:style-name="ro12" table:number-rows-repeated="65466">
          <table:table-cell table:number-columns-repeated="27"/>
          <table:table-cell table:style-name="ce66" table:number-columns-repeated="8"/>
          <table:table-cell table:number-columns-repeated="989"/>
        </table:table-row>
        <table:table-row table:style-name="ro12" table:number-rows-repeated="98303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traditions" table:style-name="ta2" table:print="false">
        <office:forms form:automatic-focus="false" form:apply-design-mode="false"/>
        <table:table-column table:style-name="co28" table:default-cell-style-name="ce105"/>
        <table:table-column table:style-name="co92" table:default-cell-style-name="ce105"/>
        <table:table-column table:style-name="co93" table:default-cell-style-name="ce105"/>
        <table:table-column table:style-name="co94" table:default-cell-style-name="ce105"/>
        <table:table-column table:style-name="co1" table:default-cell-style-name="ce105"/>
        <table:table-column table:style-name="co93" table:default-cell-style-name="ce105"/>
        <table:table-column table:style-name="co95" table:default-cell-style-name="ce105"/>
        <table:table-column table:style-name="co32" table:default-cell-style-name="ce105"/>
        <table:table-column table:style-name="co96" table:default-cell-style-name="ce105"/>
        <table:table-column table:style-name="co94" table:default-cell-style-name="ce105"/>
        <table:table-column table:style-name="co97" table:default-cell-style-name="ce105"/>
        <table:table-column table:style-name="co98" table:default-cell-style-name="ce105"/>
        <table:table-column table:style-name="co99" table:default-cell-style-name="ce105"/>
        <table:table-column table:style-name="co10" table:number-columns-repeated="1011" table:default-cell-style-name="ce105"/>
        <table:table-row table:style-name="ro1">
          <table:table-cell table:style-name="ce104" office:value-type="string">
            <text:p>Sith</text:p>
          </table:table-cell>
          <table:table-cell table:number-columns-repeated="2"/>
          <table:table-cell table:style-name="ce104" office:value-type="string">
            <text:p>Krath</text:p>
          </table:table-cell>
          <table:table-cell table:number-columns-repeated="2"/>
          <table:table-cell table:style-name="ce117" office:value-type="string">
            <text:p>Dathomir</text:p>
          </table:table-cell>
          <table:table-cell table:number-columns-repeated="2"/>
          <table:table-cell table:style-name="ce104" office:value-type="string">
            <text:p>Baadu</text:p>
          </table:table-cell>
          <table:table-cell table:number-columns-repeated="1014"/>
        </table:table-row>
        <table:table-row table:style-name="ro1">
          <table:table-cell office:value-type="string">
            <text:p>modifier</text:p>
          </table:table-cell>
          <table:table-cell office:value-type="string">
            <text:p>skill</text:p>
          </table:table-cell>
          <table:table-cell office:value-type="string">
            <text:p>notes</text:p>
          </table:table-cell>
          <table:table-cell office:value-type="string">
            <text:p>modifier</text:p>
          </table:table-cell>
          <table:table-cell office:value-type="string">
            <text:p>skill</text:p>
          </table:table-cell>
          <table:table-cell office:value-type="string">
            <text:p>notes</text:p>
          </table:table-cell>
          <table:table-cell office:value-type="string">
            <text:p>modifier</text:p>
          </table:table-cell>
          <table:table-cell office:value-type="string">
            <text:p>skill</text:p>
          </table:table-cell>
          <table:table-cell office:value-type="string">
            <text:p>notes</text:p>
          </table:table-cell>
          <table:table-cell office:value-type="string">
            <text:p>modifier</text:p>
          </table:table-cell>
          <table:table-cell office:value-type="string">
            <text:p>skill</text:p>
          </table:table-cell>
          <table:table-cell office:value-type="string">
            <text:p>notes</text:p>
          </table:table-cell>
          <table:table-cell table:number-columns-repeated="1012"/>
        </table:table-row>
        <table:table-row table:style-name="ro1">
          <table:table-cell table:style-name="ce106" office:value-type="float" office:value="-1">
            <text:p>-1</text:p>
          </table:table-cell>
          <table:table-cell table:style-name="ce110" office:value-type="string">
            <text:p>accelerated healing</text:p>
          </table:table-cell>
          <table:table-cell table:style-name="ce114" office:value-type="string">
            <text:p>dark side</text:p>
          </table:table-cell>
          <table:table-cell table:style-name="ce106" office:value-type="float" office:value="-1">
            <text:p>-1</text:p>
          </table:table-cell>
          <table:table-cell table:style-name="ce110" office:value-type="string">
            <text:p>absorb energy</text:p>
          </table:table-cell>
          <table:table-cell table:style-name="ce114" office:value-type="string">
            <text:p>dark side</text:p>
          </table:table-cell>
          <table:table-cell table:style-name="ce106" office:value-type="float" office:value="2">
            <text:p>2</text:p>
          </table:table-cell>
          <table:table-cell table:style-name="ce110" office:value-type="string">
            <text:p>accelerated healing</text:p>
          </table:table-cell>
          <table:table-cell table:style-name="ce114" office:value-type="string">
            <text:p>no plate armours</text:p>
          </table:table-cell>
          <table:table-cell table:style-name="ce118" office:value-type="float" office:value="1">
            <text:p>1</text:p>
          </table:table-cell>
          <table:table-cell office:value-type="string">
            <text:p>meditation</text:p>
          </table:table-cell>
          <table:table-cell office:value-type="string">
            <text:p>middle align</text:p>
          </table:table-cell>
          <table:table-cell table:number-columns-repeated="1012"/>
        </table:table-row>
        <table:table-row table:style-name="ro1">
          <table:table-cell table:style-name="ce106" office:value-type="float" office:value="-1">
            <text:p>-1</text:p>
          </table:table-cell>
          <table:table-cell table:style-name="ce110" office:value-type="string">
            <text:p>alter technology</text:p>
          </table:table-cell>
          <table:table-cell table:style-name="ce114" office:value-type="string">
            <text:p>must &lt; good</text:p>
          </table:table-cell>
          <table:table-cell table:style-name="ce106" office:value-type="float" office:value="-1">
            <text:p>-1</text:p>
          </table:table-cell>
          <table:table-cell table:style-name="ce110" office:value-type="string">
            <text:p>accelerated healing</text:p>
          </table:table-cell>
          <table:table-cell table:style-name="ce114" office:value-type="string">
            <text:p>must &lt; good</text:p>
          </table:table-cell>
          <table:table-cell table:style-name="ce106" office:value-type="float" office:value="-2">
            <text:p>-2</text:p>
          </table:table-cell>
          <table:table-cell table:style-name="ce110" office:value-type="string">
            <text:p>alter technology</text:p>
          </table:table-cell>
          <table:table-cell table:style-name="ce114" office:value-type="string">
            <text:p>10% chance of</text:p>
          </table:table-cell>
          <table:table-cell table:style-name="ce118" office:value-type="float" office:value="1">
            <text:p>1</text:p>
          </table:table-cell>
          <table:table-cell office:value-type="string">
            <text:p>hibernation trance</text:p>
          </table:table-cell>
          <table:table-cell office:value-type="string">
            <text:p>DS between 5 and 35</text:p>
          </table:table-cell>
          <table:table-cell table:number-columns-repeated="1012"/>
        </table:table-row>
        <table:table-row table:style-name="ro1">
          <table:table-cell table:style-name="ce106" office:value-type="float" office:value="1">
            <text:p>1</text:p>
          </table:table-cell>
          <table:table-cell table:style-name="ce110" office:value-type="string">
            <text:p>channel hate</text:p>
          </table:table-cell>
          <table:table-cell table:style-name="ce115"/>
          <table:table-cell table:style-name="ce106" office:value-type="float" office:value="-2">
            <text:p>-2</text:p>
          </table:table-cell>
          <table:table-cell table:style-name="ce110" office:value-type="string">
            <text:p>alter technology</text:p>
          </table:table-cell>
          <table:table-cell table:style-name="ce109"/>
          <table:table-cell table:style-name="ce106" office:value-type="float" office:value="2">
            <text:p>2</text:p>
          </table:table-cell>
          <table:table-cell table:style-name="ce110" office:value-type="string">
            <text:p>animal affinity</text:p>
          </table:table-cell>
          <table:table-cell table:style-name="ce114" office:value-type="string">
            <text:p>force failure if</text:p>
          </table:table-cell>
          <table:table-cell table:style-name="ce118" office:value-type="float" office:value="2">
            <text:p>2</text:p>
          </table:table-cell>
          <table:table-cell office:value-type="string">
            <text:p>release force</text:p>
          </table:table-cell>
          <table:table-cell office:value-type="string">
            <text:p>permanent, can't leave</text:p>
          </table:table-cell>
          <table:table-cell/>
          <table:table-cell table:style-name="ce120"/>
          <table:table-cell table:number-columns-repeated="1010"/>
        </table:table-row>
        <table:table-row table:style-name="ro1">
          <table:table-cell table:style-name="ce106" office:value-type="float" office:value="-1">
            <text:p>-1</text:p>
          </table:table-cell>
          <table:table-cell table:style-name="ce110" office:value-type="string">
            <text:p>dodge</text:p>
          </table:table-cell>
          <table:table-cell table:style-name="ce109"/>
          <table:table-cell table:style-name="ce106" office:value-type="float" office:value="1">
            <text:p>1</text:p>
          </table:table-cell>
          <table:table-cell table:style-name="ce110" office:value-type="string">
            <text:p>animal affinity</text:p>
          </table:table-cell>
          <table:table-cell table:style-name="ce109"/>
          <table:table-cell table:style-name="ce106" office:value-type="float" office:value="1">
            <text:p>1</text:p>
          </table:table-cell>
          <table:table-cell table:style-name="ce109" office:value-type="string">
            <text:p>channel hate</text:p>
          </table:table-cell>
          <table:table-cell table:style-name="ce114" office:value-type="string">
            <text:p>if slienced</text:p>
          </table:table-cell>
          <table:table-cell table:style-name="ce118" office:value-type="float" office:value="-2">
            <text:p>-2</text:p>
          </table:table-cell>
          <table:table-cell table:style-name="ce119" office:value-type="string">
            <text:p>rest of skills</text:p>
          </table:table-cell>
          <table:table-cell table:number-columns-repeated="2"/>
          <table:table-cell table:style-name="ce120"/>
          <table:table-cell table:number-columns-repeated="1010"/>
        </table:table-row>
        <table:table-row table:style-name="ro1">
          <table:table-cell table:style-name="ce106" office:value-type="float" office:value="2">
            <text:p>2</text:p>
          </table:table-cell>
          <table:table-cell table:style-name="ce110" office:value-type="string">
            <text:p>force lightning</text:p>
          </table:table-cell>
          <table:table-cell table:style-name="ce109"/>
          <table:table-cell table:style-name="ce106" office:value-type="float" office:value="-1">
            <text:p>-1</text:p>
          </table:table-cell>
          <table:table-cell table:style-name="ce110" office:value-type="string">
            <text:p>channel energy</text:p>
          </table:table-cell>
          <table:table-cell table:style-name="ce109"/>
          <table:table-cell table:style-name="ce106" office:value-type="float" office:value="-1">
            <text:p>-1</text:p>
          </table:table-cell>
          <table:table-cell table:style-name="ce109" office:value-type="string">
            <text:p>enrage</text:p>
          </table:table-cell>
          <table:table-cell table:style-name="ce114"/>
          <table:table-cell/>
          <table:table-cell table:style-name="ce119" office:value-type="string">
            <text:p>cleanse</text:p>
          </table:table-cell>
          <table:table-cell table:number-columns-repeated="2"/>
          <table:table-cell table:style-name="ce120"/>
          <table:table-cell table:number-columns-repeated="1010"/>
        </table:table-row>
        <table:table-row table:style-name="ro1">
          <table:table-cell table:style-name="ce106" office:value-type="float" office:value="1">
            <text:p>1</text:p>
          </table:table-cell>
          <table:table-cell table:style-name="ce110" office:value-type="string">
            <text:p>freeze winds</text:p>
          </table:table-cell>
          <table:table-cell table:style-name="ce109"/>
          <table:table-cell table:style-name="ce106" office:value-type="float" office:value="2">
            <text:p>2</text:p>
          </table:table-cell>
          <table:table-cell table:style-name="ce110" office:value-type="string">
            <text:p>channel hate</text:p>
          </table:table-cell>
          <table:table-cell table:style-name="ce109"/>
          <table:table-cell table:style-name="ce106" office:value-type="float" office:value="1">
            <text:p>1</text:p>
          </table:table-cell>
          <table:table-cell table:style-name="ce109" office:value-type="string">
            <text:p>force mask</text:p>
          </table:table-cell>
          <table:table-cell table:style-name="ce114"/>
          <table:table-cell table:number-columns-repeated="4"/>
          <table:table-cell table:style-name="ce120"/>
          <table:table-cell table:number-columns-repeated="1010"/>
        </table:table-row>
        <table:table-row table:style-name="ro1">
          <table:table-cell table:style-name="ce107" office:value-type="float" office:value="-2">
            <text:p>-2</text:p>
          </table:table-cell>
          <table:table-cell table:style-name="ce111" office:value-type="string">
            <text:p>hand to hand</text:p>
          </table:table-cell>
          <table:table-cell table:style-name="ce109"/>
          <table:table-cell table:style-name="ce106" office:value-type="float" office:value="1">
            <text:p>1</text:p>
          </table:table-cell>
          <table:table-cell table:style-name="ce110" office:value-type="string">
            <text:p>cloud mind</text:p>
          </table:table-cell>
          <table:table-cell table:style-name="ce109"/>
          <table:table-cell table:style-name="ce106" office:value-type="float" office:value="1">
            <text:p>1</text:p>
          </table:table-cell>
          <table:table-cell table:style-name="ce109" office:value-type="string">
            <text:p>force sight</text:p>
          </table:table-cell>
          <table:table-cell table:style-name="ce109"/>
          <table:table-cell table:number-columns-repeated="4"/>
          <table:table-cell table:style-name="ce120"/>
          <table:table-cell table:number-columns-repeated="1010"/>
        </table:table-row>
        <table:table-row table:style-name="ro1">
          <table:table-cell table:style-name="ce106" office:value-type="float" office:value="-1">
            <text:p>-1</text:p>
          </table:table-cell>
          <table:table-cell table:style-name="ce110" office:value-type="string">
            <text:p>hibernation trance</text:p>
          </table:table-cell>
          <table:table-cell table:style-name="ce109"/>
          <table:table-cell table:style-name="ce106" office:value-type="float" office:value="2">
            <text:p>2</text:p>
          </table:table-cell>
          <table:table-cell table:style-name="ce110" office:value-type="string">
            <text:p>confusion</text:p>
          </table:table-cell>
          <table:table-cell table:style-name="ce109"/>
          <table:table-cell table:style-name="ce106" office:value-type="float" office:value="2">
            <text:p>2</text:p>
          </table:table-cell>
          <table:table-cell table:style-name="ce110" office:value-type="string">
            <text:p>freeze winds</text:p>
          </table:table-cell>
          <table:table-cell table:style-name="ce109"/>
          <table:table-cell table:number-columns-repeated="4"/>
          <table:table-cell table:style-name="ce120"/>
          <table:table-cell table:number-columns-repeated="1010"/>
        </table:table-row>
        <table:table-row table:style-name="ro1">
          <table:table-cell table:style-name="ce106" office:value-type="float" office:value="1">
            <text:p>1</text:p>
          </table:table-cell>
          <table:table-cell table:style-name="ce110" office:value-type="string">
            <text:p>inflict pain</text:p>
          </table:table-cell>
          <table:table-cell table:style-name="ce109"/>
          <table:table-cell table:style-name="ce106" office:value-type="float" office:value="-1">
            <text:p>-1</text:p>
          </table:table-cell>
          <table:table-cell table:style-name="ce110" office:value-type="string">
            <text:p>dissipate energy</text:p>
          </table:table-cell>
          <table:table-cell table:style-name="ce109"/>
          <table:table-cell table:style-name="ce106" office:value-type="float" office:value="2">
            <text:p>2</text:p>
          </table:table-cell>
          <table:table-cell table:style-name="ce110" office:value-type="string">
            <text:p>greater force shield</text:p>
          </table:table-cell>
          <table:table-cell table:style-name="ce109"/>
          <table:table-cell table:number-columns-repeated="4"/>
          <table:table-cell table:style-name="ce120"/>
          <table:table-cell table:number-columns-repeated="1010"/>
        </table:table-row>
        <table:table-row table:style-name="ro1">
          <table:table-cell table:style-name="ce106" office:value-type="float" office:value="2">
            <text:p>2</text:p>
          </table:table-cell>
          <table:table-cell table:style-name="ce110" office:value-type="string">
            <text:p>injure-kill</text:p>
          </table:table-cell>
          <table:table-cell table:style-name="ce109"/>
          <table:table-cell table:style-name="ce106" office:value-type="float" office:value="1">
            <text:p>1</text:p>
          </table:table-cell>
          <table:table-cell table:style-name="ce110" office:value-type="string">
            <text:p>disturbing aura</text:p>
          </table:table-cell>
          <table:table-cell table:style-name="ce109"/>
          <table:table-cell table:style-name="ce106" office:value-type="float" office:value="1">
            <text:p>1</text:p>
          </table:table-cell>
          <table:table-cell table:style-name="ce110" office:value-type="string">
            <text:p>hand to hand</text:p>
          </table:table-cell>
          <table:table-cell table:style-name="ce109"/>
          <table:table-cell table:number-columns-repeated="4"/>
          <table:table-cell table:style-name="ce120"/>
          <table:table-cell table:number-columns-repeated="1010"/>
        </table:table-row>
        <table:table-row table:style-name="ro1">
          <table:table-cell table:style-name="ce106" office:value-type="float" office:value="-1">
            <text:p>-1</text:p>
          </table:table-cell>
          <table:table-cell table:style-name="ce110" office:value-type="string">
            <text:p>lightsaber combat</text:p>
          </table:table-cell>
          <table:table-cell table:style-name="ce109"/>
          <table:table-cell table:style-name="ce106" office:value-type="float" office:value="-1">
            <text:p>-1</text:p>
          </table:table-cell>
          <table:table-cell table:style-name="ce110" office:value-type="string">
            <text:p>enhance metabolism</text:p>
          </table:table-cell>
          <table:table-cell table:style-name="ce109"/>
          <table:table-cell table:style-name="ce106" office:value-type="float" office:value="2">
            <text:p>2</text:p>
          </table:table-cell>
          <table:table-cell table:style-name="ce110" office:value-type="string">
            <text:p>launch item</text:p>
          </table:table-cell>
          <table:table-cell table:style-name="ce109"/>
          <table:table-cell table:number-columns-repeated="4"/>
          <table:table-cell table:style-name="ce120"/>
          <table:table-cell table:number-columns-repeated="1010"/>
        </table:table-row>
        <table:table-row table:style-name="ro1">
          <table:table-cell table:style-name="ce106" office:value-type="float" office:value="-1">
            <text:p>-1</text:p>
          </table:table-cell>
          <table:table-cell table:style-name="ce109" office:value-type="string">
            <text:p>meditation</text:p>
          </table:table-cell>
          <table:table-cell table:style-name="ce109"/>
          <table:table-cell table:style-name="ce106" office:value-type="float" office:value="1">
            <text:p>1</text:p>
          </table:table-cell>
          <table:table-cell table:style-name="ce110" office:value-type="string">
            <text:p>enrage</text:p>
          </table:table-cell>
          <table:table-cell table:style-name="ce109"/>
          <table:table-cell table:style-name="ce106" office:value-type="float" office:value="1">
            <text:p>1</text:p>
          </table:table-cell>
          <table:table-cell table:style-name="ce110" office:value-type="string">
            <text:p>lesser force shield</text:p>
          </table:table-cell>
          <table:table-cell table:style-name="ce109"/>
          <table:table-cell table:number-columns-repeated="4"/>
          <table:table-cell table:style-name="ce120"/>
          <table:table-cell table:number-columns-repeated="1010"/>
        </table:table-row>
        <table:table-row table:style-name="ro1">
          <table:table-cell table:style-name="ce106" office:value-type="float" office:value="-2">
            <text:p>-2</text:p>
          </table:table-cell>
          <table:table-cell table:style-name="ce109" office:value-type="string">
            <text:p>melee combat</text:p>
          </table:table-cell>
          <table:table-cell table:style-name="ce109"/>
          <table:table-cell table:style-name="ce106" office:value-type="float" office:value="1">
            <text:p>1</text:p>
          </table:table-cell>
          <table:table-cell table:style-name="ce109" office:value-type="string">
            <text:p>force</text:p>
          </table:table-cell>
          <table:table-cell table:style-name="ce109"/>
          <table:table-cell table:style-name="ce106" office:value-type="float" office:value="-2">
            <text:p>-2</text:p>
          </table:table-cell>
          <table:table-cell table:style-name="ce110" office:value-type="string">
            <text:p>lightsaber combat</text:p>
          </table:table-cell>
          <table:table-cell table:style-name="ce109"/>
          <table:table-cell table:number-columns-repeated="4"/>
          <table:table-cell table:style-name="ce120"/>
          <table:table-cell table:number-columns-repeated="1010"/>
        </table:table-row>
        <table:table-row table:style-name="ro1">
          <table:table-cell table:style-name="ce106" office:value-type="float" office:value="-1">
            <text:p>-1</text:p>
          </table:table-cell>
          <table:table-cell table:style-name="ce110" office:value-type="string">
            <text:p>reduce injury</text:p>
          </table:table-cell>
          <table:table-cell table:style-name="ce109"/>
          <table:table-cell table:style-name="ce106" office:value-type="float" office:value="1">
            <text:p>1</text:p>
          </table:table-cell>
          <table:table-cell table:style-name="ce110" office:value-type="string">
            <text:p>force lightning</text:p>
          </table:table-cell>
          <table:table-cell table:style-name="ce109"/>
          <table:table-cell table:style-name="ce106" office:value-type="float" office:value="2">
            <text:p>2</text:p>
          </table:table-cell>
          <table:table-cell table:style-name="ce109" office:value-type="string">
            <text:p>melee</text:p>
          </table:table-cell>
          <table:table-cell table:style-name="ce109"/>
          <table:table-cell table:number-columns-repeated="4"/>
          <table:table-cell table:style-name="ce120"/>
          <table:table-cell table:number-columns-repeated="1010"/>
        </table:table-row>
        <table:table-row table:style-name="ro1">
          <table:table-cell table:style-name="ce106" office:value-type="float" office:value="-2">
            <text:p>-2</text:p>
          </table:table-cell>
          <table:table-cell table:style-name="ce110" office:value-type="string">
            <text:p>release force</text:p>
          </table:table-cell>
          <table:table-cell table:style-name="ce109"/>
          <table:table-cell table:style-name="ce106" office:value-type="float" office:value="-1">
            <text:p>-1</text:p>
          </table:table-cell>
          <table:table-cell table:style-name="ce109" office:value-type="string">
            <text:p>force sight</text:p>
          </table:table-cell>
          <table:table-cell table:style-name="ce109"/>
          <table:table-cell table:style-name="ce106" office:value-type="float" office:value="-1">
            <text:p>-1</text:p>
          </table:table-cell>
          <table:table-cell table:style-name="ce110" office:value-type="string">
            <text:p>mindblock</text:p>
          </table:table-cell>
          <table:table-cell table:style-name="ce109"/>
          <table:table-cell table:number-columns-repeated="1015"/>
        </table:table-row>
        <table:table-row table:style-name="ro1">
          <table:table-cell table:style-name="ce106" office:value-type="float" office:value="2">
            <text:p>2</text:p>
          </table:table-cell>
          <table:table-cell table:style-name="ce110" office:value-type="string">
            <text:p>soul siphon</text:p>
          </table:table-cell>
          <table:table-cell table:style-name="ce109"/>
          <table:table-cell table:style-name="ce106" office:value-type="float" office:value="-1">
            <text:p>-1</text:p>
          </table:table-cell>
          <table:table-cell table:style-name="ce110" office:value-type="string">
            <text:p>greater force shield</text:p>
          </table:table-cell>
          <table:table-cell table:style-name="ce109"/>
          <table:table-cell table:style-name="ce106" office:value-type="float" office:value="-1">
            <text:p>-1</text:p>
          </table:table-cell>
          <table:table-cell table:style-name="ce110" office:value-type="string">
            <text:p>misdirect</text:p>
          </table:table-cell>
          <table:table-cell table:style-name="ce109"/>
          <table:table-cell table:number-columns-repeated="1015"/>
        </table:table-row>
        <table:table-row table:style-name="ro1">
          <table:table-cell table:style-name="ce108" office:value-type="float" office:value="2">
            <text:p>2</text:p>
          </table:table-cell>
          <table:table-cell table:style-name="ce112" office:value-type="string">
            <text:p>telekinetic kill</text:p>
          </table:table-cell>
          <table:table-cell table:style-name="ce109"/>
          <table:table-cell table:style-name="ce106" office:value-type="float" office:value="1">
            <text:p>1</text:p>
          </table:table-cell>
          <table:table-cell table:style-name="ce110" office:value-type="string">
            <text:p>injure-kill</text:p>
          </table:table-cell>
          <table:table-cell table:style-name="ce109"/>
          <table:table-cell table:style-name="ce106" office:value-type="float" office:value="-1">
            <text:p>-1</text:p>
          </table:table-cell>
          <table:table-cell table:style-name="ce110" office:value-type="string">
            <text:p>reduce injury</text:p>
          </table:table-cell>
          <table:table-cell table:style-name="ce109"/>
          <table:table-cell table:number-columns-repeated="1015"/>
        </table:table-row>
        <table:table-row table:style-name="ro1">
          <table:table-cell table:style-name="ce109"/>
          <table:table-cell table:style-name="ce113" office:value-type="string">
            <text:p>call the dark side</text:p>
          </table:table-cell>
          <table:table-cell table:style-name="ce109"/>
          <table:table-cell table:style-name="ce106" office:value-type="float" office:value="-1">
            <text:p>-1</text:p>
          </table:table-cell>
          <table:table-cell table:style-name="ce110" office:value-type="string">
            <text:p>launch item</text:p>
          </table:table-cell>
          <table:table-cell table:style-name="ce109"/>
          <table:table-cell table:style-name="ce106" office:value-type="float" office:value="-1">
            <text:p>-1</text:p>
          </table:table-cell>
          <table:table-cell table:style-name="ce110" office:value-type="string">
            <text:p>release force</text:p>
          </table:table-cell>
          <table:table-cell table:style-name="ce109"/>
          <table:table-cell table:number-columns-repeated="1015"/>
        </table:table-row>
        <table:table-row table:style-name="ro1">
          <table:table-cell table:style-name="ce109" table:number-columns-repeated="3"/>
          <table:table-cell table:style-name="ce106" office:value-type="float" office:value="-1">
            <text:p>-1</text:p>
          </table:table-cell>
          <table:table-cell table:style-name="ce110" office:value-type="string">
            <text:p>lesser force shield</text:p>
          </table:table-cell>
          <table:table-cell table:style-name="ce109"/>
          <table:table-cell table:style-name="ce106" office:value-type="float" office:value="1">
            <text:p>1</text:p>
          </table:table-cell>
          <table:table-cell table:style-name="ce110" office:value-type="string">
            <text:p>resist poison</text:p>
          </table:table-cell>
          <table:table-cell table:style-name="ce109"/>
          <table:table-cell table:number-columns-repeated="1015"/>
        </table:table-row>
        <table:table-row table:style-name="ro1">
          <table:table-cell table:style-name="ce109" table:number-columns-repeated="3"/>
          <table:table-cell table:style-name="ce106" office:value-type="float" office:value="-2">
            <text:p>-2</text:p>
          </table:table-cell>
          <table:table-cell table:style-name="ce110" office:value-type="string">
            <text:p>lightsaber combat</text:p>
          </table:table-cell>
          <table:table-cell table:style-name="ce109"/>
          <table:table-cell table:style-name="ce106" office:value-type="float" office:value="-1">
            <text:p>-1</text:p>
          </table:table-cell>
          <table:table-cell table:style-name="ce110" office:value-type="string">
            <text:p>resist stun</text:p>
          </table:table-cell>
          <table:table-cell table:style-name="ce109"/>
          <table:table-cell table:number-columns-repeated="1015"/>
        </table:table-row>
        <table:table-row table:style-name="ro1">
          <table:table-cell table:style-name="ce109" table:number-columns-repeated="3"/>
          <table:table-cell table:style-name="ce106" office:value-type="float" office:value="2">
            <text:p>2</text:p>
          </table:table-cell>
          <table:table-cell table:style-name="ce110" office:value-type="string">
            <text:p>mindblock</text:p>
          </table:table-cell>
          <table:table-cell table:style-name="ce109"/>
          <table:table-cell table:style-name="ce106" office:value-type="float" office:value="-1">
            <text:p>-1</text:p>
          </table:table-cell>
          <table:table-cell table:style-name="ce110" office:value-type="string">
            <text:p>sense force</text:p>
          </table:table-cell>
          <table:table-cell table:style-name="ce109"/>
          <table:table-cell table:number-columns-repeated="1015"/>
        </table:table-row>
        <table:table-row table:style-name="ro1">
          <table:table-cell table:style-name="ce109" table:number-columns-repeated="3"/>
          <table:table-cell table:style-name="ce106" office:value-type="float" office:value="1">
            <text:p>1</text:p>
          </table:table-cell>
          <table:table-cell table:style-name="ce110" office:value-type="string">
            <text:p>misdirect</text:p>
          </table:table-cell>
          <table:table-cell table:style-name="ce109"/>
          <table:table-cell table:style-name="ce106" office:value-type="float" office:value="1">
            <text:p>1</text:p>
          </table:table-cell>
          <table:table-cell table:style-name="ce109" office:value-type="string">
            <text:p>shadow sight</text:p>
          </table:table-cell>
          <table:table-cell table:style-name="ce109"/>
          <table:table-cell table:number-columns-repeated="1015"/>
        </table:table-row>
        <table:table-row table:style-name="ro1">
          <table:table-cell table:style-name="ce109" table:number-columns-repeated="3"/>
          <table:table-cell table:style-name="ce106" office:value-type="float" office:value="-1">
            <text:p>-1</text:p>
          </table:table-cell>
          <table:table-cell table:style-name="ce110" office:value-type="string">
            <text:p>reduce injury</text:p>
          </table:table-cell>
          <table:table-cell table:style-name="ce109"/>
          <table:table-cell table:style-name="ce106" office:value-type="float" office:value="-1">
            <text:p>-1</text:p>
          </table:table-cell>
          <table:table-cell table:style-name="ce110" office:value-type="string">
            <text:p>telekinesis</text:p>
          </table:table-cell>
          <table:table-cell table:style-name="ce109"/>
          <table:table-cell table:number-columns-repeated="1015"/>
        </table:table-row>
        <table:table-row table:style-name="ro1">
          <table:table-cell table:style-name="ce109" table:number-columns-repeated="3"/>
          <table:table-cell table:style-name="ce106" office:value-type="float" office:value="-1">
            <text:p>-1</text:p>
          </table:table-cell>
          <table:table-cell table:style-name="ce110" office:value-type="string">
            <text:p>release force</text:p>
          </table:table-cell>
          <table:table-cell table:style-name="ce109" table:number-columns-repeated="4"/>
          <table:table-cell table:number-columns-repeated="1015"/>
        </table:table-row>
        <table:table-row table:style-name="ro1">
          <table:table-cell table:style-name="ce109" table:number-columns-repeated="3"/>
          <table:table-cell table:style-name="ce106" office:value-type="float" office:value="-1">
            <text:p>-1</text:p>
          </table:table-cell>
          <table:table-cell table:style-name="ce110" office:value-type="string">
            <text:p>resist poison</text:p>
          </table:table-cell>
          <table:table-cell table:style-name="ce109" table:number-columns-repeated="4"/>
          <table:table-cell table:number-columns-repeated="1015"/>
        </table:table-row>
        <table:table-row table:style-name="ro1">
          <table:table-cell table:style-name="ce109" table:number-columns-repeated="3"/>
          <table:table-cell table:style-name="ce106" office:value-type="float" office:value="1">
            <text:p>1</text:p>
          </table:table-cell>
          <table:table-cell table:style-name="ce110" office:value-type="string">
            <text:p>soul siphon</text:p>
          </table:table-cell>
          <table:table-cell table:style-name="ce109" table:number-columns-repeated="4"/>
          <table:table-cell table:number-columns-repeated="1015"/>
        </table:table-row>
        <table:table-row table:style-name="ro1">
          <table:table-cell table:style-name="ce109" table:number-columns-repeated="3"/>
          <table:table-cell table:style-name="ce106" office:value-type="float" office:value="-1">
            <text:p>-1</text:p>
          </table:table-cell>
          <table:table-cell table:style-name="ce110" office:value-type="string">
            <text:p>telekinesis</text:p>
          </table:table-cell>
          <table:table-cell table:style-name="ce109" table:number-columns-repeated="4"/>
          <table:table-cell table:number-columns-repeated="1015"/>
        </table:table-row>
        <table:table-row table:style-name="ro1">
          <table:table-cell table:style-name="ce109" table:number-columns-repeated="3"/>
          <table:table-cell table:style-name="ce106" office:value-type="float" office:value="1">
            <text:p>1</text:p>
          </table:table-cell>
          <table:table-cell table:style-name="ce110" office:value-type="string">
            <text:p>telekinetic kill</text:p>
          </table:table-cell>
          <table:table-cell table:style-name="ce109" table:number-columns-repeated="4"/>
          <table:table-cell table:number-columns-repeated="1015"/>
        </table:table-row>
        <table:table-row table:style-name="ro1">
          <table:table-cell table:style-name="ce109" table:number-columns-repeated="3"/>
          <table:table-cell table:style-name="ce106" office:value-type="float" office:value="1">
            <text:p>1</text:p>
          </table:table-cell>
          <table:table-cell table:style-name="ce110" office:value-type="string">
            <text:p>telepathy</text:p>
          </table:table-cell>
          <table:table-cell table:style-name="ce109" table:number-columns-repeated="4"/>
          <table:table-cell table:number-columns-repeated="1015"/>
        </table:table-row>
        <table:table-row table:style-name="ro1">
          <table:table-cell table:style-name="ce109" table:number-columns-repeated="3"/>
          <table:table-cell table:style-name="ce116"/>
          <table:table-cell table:style-name="ce115" office:value-type="string">
            <text:p>dark suggestion</text:p>
          </table:table-cell>
          <table:table-cell table:style-name="ce109" table:number-columns-repeated="4"/>
          <table:table-cell table:number-columns-repeated="1015"/>
        </table:table-row>
        <table:table-row table:style-name="ro1">
          <table:table-cell table:style-name="ce109" table:number-columns-repeated="3"/>
          <table:table-cell table:style-name="ce110"/>
          <table:table-cell table:style-name="ce116"/>
          <table:table-cell table:style-name="ce110"/>
          <table:table-cell table:style-name="ce109" table:number-columns-repeated="3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tradition item</text:p>
          </table:table-cell>
          <table:table-cell office:value-type="string">
            <text:p>location</text:p>
          </table:table-cell>
          <table:table-cell table:number-columns-repeated="1022"/>
        </table:table-row>
        <table:table-row table:style-name="ro7">
          <table:table-cell office:value-type="string">
            <text:p>broken calculator</text:p>
          </table:table-cell>
          <table:table-cell office:value-type="string">
            <text:p>arcanarton, sw corner, search metal</text:p>
          </table:table-cell>
          <table:table-cell table:number-columns-repeated="1022"/>
        </table:table-row>
        <table:table-row table:style-name="ro1">
          <table:table-cell office:value-type="string">
            <text:p>scissors</text:p>
          </table:table-cell>
          <table:table-cell office:value-type="string">
            <text:p>smurfs, vanity smurf, kill, search bed</text:p>
          </table:table-cell>
          <table:table-cell table:number-columns-repeated="102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s" table:style-name="ta3">
        <table:table-column table:style-name="co77" table:default-cell-style-name="ce4"/>
        <table:table-column table:style-name="co78" table:default-cell-style-name="ce4"/>
        <table:table-column table:style-name="co1" table:default-cell-style-name="ce4"/>
        <table:table-column table:style-name="co43" table:number-columns-repeated="2" table:default-cell-style-name="ce4"/>
        <table:table-column table:style-name="co79" table:default-cell-style-name="ce4"/>
        <table:table-column table:style-name="co80" table:default-cell-style-name="ce4"/>
        <table:table-column table:style-name="co81" table:default-cell-style-name="ce4"/>
        <table:table-column table:style-name="co78" table:default-cell-style-name="ce4"/>
        <table:table-column table:style-name="co10" table:default-cell-style-name="ce4"/>
        <table:table-column table:style-name="co82" table:default-cell-style-name="ce4"/>
        <table:table-column table:style-name="co78" table:default-cell-style-name="ce4"/>
        <table:table-column table:style-name="co32" table:default-cell-style-name="ce4"/>
        <table:table-column table:style-name="co43" table:default-cell-style-name="ce4"/>
        <table:table-column table:style-name="co79" table:default-cell-style-name="ce4"/>
        <table:table-column table:style-name="co83" table:default-cell-style-name="ce4"/>
        <table:table-column table:style-name="co81" table:default-cell-style-name="ce4"/>
        <table:table-column table:style-name="co78" table:default-cell-style-name="ce4"/>
        <table:table-column table:style-name="co10" table:default-cell-style-name="ce4"/>
        <table:table-column table:style-name="co82" table:default-cell-style-name="ce4"/>
        <table:table-column table:style-name="co84" table:default-cell-style-name="ce4"/>
        <table:table-column table:style-name="co85" table:default-cell-style-name="ce4"/>
        <table:table-column table:style-name="co10" table:default-cell-style-name="ce4"/>
        <table:table-column table:style-name="co86" table:default-cell-style-name="ce4"/>
        <table:table-column table:style-name="co10" table:number-columns-repeated="1000" table:default-cell-style-name="ce4"/>
        <table:table-row table:style-name="ro1">
          <table:table-cell table:style-name="ce83" office:value-type="string">
            <text:p>Sorcerer</text:p>
          </table:table-cell>
          <table:table-cell table:style-name="ce2" table:number-columns-repeated="18"/>
          <table:table-cell table:style-name="ce88" office:value-type="string">
            <text:p>Lvl</text:p>
          </table:table-cell>
          <table:table-cell table:style-name="ce88" office:value-type="string">
            <text:p>Difficulty</text:p>
          </table:table-cell>
          <table:table-cell table:style-name="ce96" table:number-columns-repeated="2"/>
          <table:table-cell table:style-name="ce5" office:value-type="string">
            <text:p>Key</text:p>
          </table:table-cell>
          <table:table-cell table:style-name="ce15"/>
          <table:table-cell table:style-name="ce96" table:number-columns-repeated="50"/>
          <table:table-cell table:style-name="ce2" table:number-columns-repeated="949"/>
        </table:table-row>
        <table:table-row table:style-name="ro1">
          <table:table-cell table:style-name="ce1" office:value-type="string">
            <text:p>Lvl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kill</text:p>
          </table:table-cell>
          <table:table-cell table:style-name="ce1"/>
          <table:table-cell table:style-name="ce1" office:value-type="string">
            <text:p>Diff</text:p>
          </table:table-cell>
          <table:table-cell table:style-name="ce1" office:value-type="string">
            <text:p>Want</text:p>
          </table:table-cell>
          <table:table-cell table:style-name="ce1" office:value-type="string">
            <text:p>FS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/>
          <table:table-cell table:style-name="ce1" office:value-type="string">
            <text:p>Lvl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kill</text:p>
          </table:table-cell>
          <table:table-cell table:style-name="ce1" office:value-type="string">
            <text:p>Diff</text:p>
          </table:table-cell>
          <table:table-cell table:style-name="ce88" office:value-type="string">
            <text:p>Want</text:p>
          </table:table-cell>
          <table:table-cell table:style-name="ce88" office:value-type="string">
            <text:p>FS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/>
          <table:table-cell table:style-name="ce91" office:value-type="float" office:value="0">
            <text:p>0</text:p>
          </table:table-cell>
          <table:table-cell table:style-name="ce46" office:value-type="string">
            <text:p>I</text:p>
          </table:table-cell>
          <table:table-cell table:style-name="ce87" office:value-type="string">
            <text:p>Innate</text:p>
          </table:table-cell>
          <table:table-cell table:style-name="ce87"/>
          <table:table-cell table:style-name="ce3" office:value-type="string">
            <text:p>dark side</text:p>
          </table:table-cell>
          <table:table-cell table:style-name="ce15" office:value-type="string">
            <text:p>trumps class</text:p>
          </table:table-cell>
          <table:table-cell table:style-name="ce87" table:number-columns-repeated="20"/>
          <table:table-cell table:style-name="ce100"/>
          <table:table-cell table:style-name="ce87" table:number-columns-repeated="12"/>
          <table:table-cell table:style-name="ce100"/>
          <table:table-cell table:style-name="ce87" table:number-columns-repeated="16"/>
          <table:table-cell table:style-name="ce2" table:number-columns-repeated="949"/>
        </table:table-row>
        <table:table-row table:style-name="ro9">
          <table:table-cell table:style-name="ce84"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9" office:value-type="string">
            <text:p>absorb energy</text:p>
          </table:table-cell>
          <table:table-cell/>
          <table:table-cell table:style-name="ce15" office:value-type="string">
            <text:p>EtM</text:p>
          </table:table-cell>
          <table:table-cell office:value-type="float" office:value="5">
            <text:p>5</text:p>
          </table:table-cell>
          <table:table-cell table:style-name="ce86" office:value-type="string">
            <text:p>C</text:p>
          </table:table-cell>
          <table:table-cell table:formula="of:=VLOOKUP(IF(ISERR(FIND(&quot;C&quot;;[.G3]));0;1)+IF(ISERR(FIND(&quot;A&quot;;[.G3]));0;1)+IF(ISERR(FIND(&quot;S&quot;;[.G3]));0;1)&amp;[.E3];[$glvls.$G$1:.$AD$38];1+4;0)" office:value-type="float" office:value="4">
            <text:p>4</text:p>
          </table:table-cell>
          <table:table-cell table:formula="of:=VLOOKUP(IF(ISERR(FIND(&quot;C&quot;;[.G3]));0;1)+IF(ISERR(FIND(&quot;A&quot;;[.G3]));0;1)+IF(ISERR(FIND(&quot;S&quot;;[.G3]));0;1)&amp;[.E3];[$glvls.$G$1:.$AD$38];[.F3]+4;0)" office:value-type="float" office:value="8">
            <text:p>8</text:p>
          </table:table-cell>
          <table:table-cell table:style-name="ce86"/>
          <table:table-cell table:style-name="ce84"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3" office:value-type="string">
            <text:p>force storm</text:p>
          </table:table-cell>
          <table:table-cell table:style-name="ce15" office:value-type="string">
            <text:p>E</text:p>
          </table:table-cell>
          <table:table-cell office:value-type="float" office:value="5">
            <text:p>5</text:p>
          </table:table-cell>
          <table:table-cell table:style-name="ce87" office:value-type="string">
            <text:p>SCA</text:p>
          </table:table-cell>
          <table:table-cell table:formula="of:=VLOOKUP(IF(ISERR(FIND(&quot;C&quot;;[.P3]));0;1)+IF(ISERR(FIND(&quot;A&quot;;[.P3]));0;1)+IF(ISERR(FIND(&quot;S&quot;;[.P3]));0;1)&amp;[.N3];[$glvls.$G$1:.$AD$38];1+4;0)" office:value-type="float" office:value="9">
            <text:p>9</text:p>
          </table:table-cell>
          <table:table-cell table:formula="of:=VLOOKUP(IF(ISERR(FIND(&quot;C&quot;;[.P3]));0;1)+IF(ISERR(FIND(&quot;A&quot;;[.P3]));0;1)+IF(ISERR(FIND(&quot;S&quot;;[.P3]));0;1)&amp;[.N3];[$glvls.$G$1:.$AD$38];[.O3]+4;0)" office:value-type="float" office:value="21">
            <text:p>21</text:p>
          </table:table-cell>
          <table:table-cell table:style-name="ce2"/>
          <table:table-cell table:style-name="ce91" office:value-type="float" office:value="1">
            <text:p>1</text:p>
          </table:table-cell>
          <table:table-cell table:style-name="ce46" office:value-type="string">
            <text:p>N</text:p>
          </table:table-cell>
          <table:table-cell office:value-type="string">
            <text:p>Natural</text:p>
          </table:table-cell>
          <table:table-cell/>
          <table:table-cell table:style-name="ce11" office:value-type="string">
            <text:p>affect mind</text:p>
          </table:table-cell>
          <table:table-cell table:style-name="ce15"/>
          <table:table-cell table:number-columns-repeated="50"/>
          <table:table-cell table:style-name="ce2" table:number-columns-repeated="949"/>
        </table:table-row>
        <table:table-row table:style-name="ro1">
          <table:table-cell table:style-name="ce84" office:value-type="float" office:value="3">
            <text:p>3</text:p>
          </table:table-cell>
          <table:table-cell office:value-type="float" office:value="10">
            <text:p>10</text:p>
          </table:table-cell>
          <table:table-cell table:style-name="ce10" office:value-type="string">
            <text:p>accelerated healing</text:p>
          </table:table-cell>
          <table:table-cell/>
          <table:table-cell table:style-name="ce15" office:value-type="string">
            <text:p>E</text:p>
          </table:table-cell>
          <table:table-cell office:value-type="float" office:value="3">
            <text:p>3</text:p>
          </table:table-cell>
          <table:table-cell table:style-name="ce87" office:value-type="string">
            <text:p>C(A)</text:p>
          </table:table-cell>
          <table:table-cell table:formula="of:=VLOOKUP(IF(ISERR(FIND(&quot;C&quot;;[.G4]));0;1)+IF(ISERR(FIND(&quot;A&quot;;[.G4]));0;1)+IF(ISERR(FIND(&quot;S&quot;;[.G4]));0;1)&amp;[.E4];[$glvls.$G$1:.$AD$38];1+4;0)" office:value-type="float" office:value="6">
            <text:p>6</text:p>
          </table:table-cell>
          <table:table-cell table:formula="of:=VLOOKUP(IF(ISERR(FIND(&quot;C&quot;;[.G4]));0;1)+IF(ISERR(FIND(&quot;A&quot;;[.G4]));0;1)+IF(ISERR(FIND(&quot;S&quot;;[.G4]));0;1)&amp;[.E4];[$glvls.$G$1:.$AD$38];[.F4]+4;0)" office:value-type="float" office:value="10">
            <text:p>10</text:p>
          </table:table-cell>
          <table:table-cell table:style-name="ce87"/>
          <table:table-cell table:style-name="ce84" office:value-type="float" office:value="2">
            <text:p>2</text:p>
          </table:table-cell>
          <table:table-cell office:value-type="float" office:value="20">
            <text:p>20</text:p>
          </table:table-cell>
          <table:table-cell table:style-name="ce3" office:value-type="string">
            <text:p>freeze winds</text:p>
          </table:table-cell>
          <table:table-cell table:style-name="ce15" office:value-type="string">
            <text:p>E</text:p>
          </table:table-cell>
          <table:table-cell office:value-type="float" office:value="5">
            <text:p>5</text:p>
          </table:table-cell>
          <table:table-cell table:style-name="ce87" office:value-type="string">
            <text:p>SCA</text:p>
          </table:table-cell>
          <table:table-cell table:formula="of:=VLOOKUP(IF(ISERR(FIND(&quot;C&quot;;[.P4]));0;1)+IF(ISERR(FIND(&quot;A&quot;;[.P4]));0;1)+IF(ISERR(FIND(&quot;S&quot;;[.P4]));0;1)&amp;[.N4];[$glvls.$G$1:.$AD$38];1+4;0)" office:value-type="float" office:value="9">
            <text:p>9</text:p>
          </table:table-cell>
          <table:table-cell table:formula="of:=VLOOKUP(IF(ISERR(FIND(&quot;C&quot;;[.P4]));0;1)+IF(ISERR(FIND(&quot;A&quot;;[.P4]));0;1)+IF(ISERR(FIND(&quot;S&quot;;[.P4]));0;1)&amp;[.N4];[$glvls.$G$1:.$AD$38];[.O4]+4;0)" office:value-type="float" office:value="21">
            <text:p>21</text:p>
          </table:table-cell>
          <table:table-cell table:style-name="ce2"/>
          <table:table-cell table:style-name="ce91" office:value-type="float" office:value="2">
            <text:p>2</text:p>
          </table:table-cell>
          <table:table-cell table:style-name="ce46" office:value-type="string">
            <text:p>VE</text:p>
          </table:table-cell>
          <table:table-cell office:value-type="string">
            <text:p>Very Easy</text:p>
          </table:table-cell>
          <table:table-cell/>
          <table:table-cell table:style-name="ce9" office:value-type="string">
            <text:p>alteration</text:p>
          </table:table-cell>
          <table:table-cell table:style-name="ce15"/>
          <table:table-cell table:number-columns-repeated="50"/>
          <table:table-cell table:style-name="ce2" table:number-columns-repeated="949"/>
        </table:table-row>
        <table:table-row table:style-name="ro9">
          <table:table-cell table:style-name="ce84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1" office:value-type="string">
            <text:p>alter technology</text:p>
          </table:table-cell>
          <table:table-cell/>
          <table:table-cell table:style-name="ce15" office:value-type="string">
            <text:p>VD</text:p>
          </table:table-cell>
          <table:table-cell office:value-type="float" office:value="3">
            <text:p>3</text:p>
          </table:table-cell>
          <table:table-cell table:style-name="ce87" office:value-type="string">
            <text:p>SCA</text:p>
          </table:table-cell>
          <table:table-cell table:formula="of:=VLOOKUP(IF(ISERR(FIND(&quot;C&quot;;[.G5]));0;1)+IF(ISERR(FIND(&quot;A&quot;;[.G5]));0;1)+IF(ISERR(FIND(&quot;S&quot;;[.G5]));0;1)&amp;[.E5];[$glvls.$G$1:.$AD$38];1+4;0)" office:value-type="float" office:value="24">
            <text:p>24</text:p>
          </table:table-cell>
          <table:table-cell table:formula="of:=VLOOKUP(IF(ISERR(FIND(&quot;C&quot;;[.G5]));0;1)+IF(ISERR(FIND(&quot;A&quot;;[.G5]));0;1)+IF(ISERR(FIND(&quot;S&quot;;[.G5]));0;1)&amp;[.E5];[$glvls.$G$1:.$AD$38];[.F5]+4;0)" office:value-type="float" office:value="30">
            <text:p>30</text:p>
          </table:table-cell>
          <table:table-cell table:style-name="ce87"/>
          <table:table-cell table:style-name="ce84" office:value-type="float" office:value="3">
            <text:p>3</text:p>
          </table:table-cell>
          <table:table-cell office:value-type="float" office:value="10">
            <text:p>10</text:p>
          </table:table-cell>
          <table:table-cell table:style-name="ce13" office:value-type="string">
            <text:p>greater force shield</text:p>
          </table:table-cell>
          <table:table-cell table:style-name="ce15" office:value-type="string">
            <text:p>EtM</text:p>
          </table:table-cell>
          <table:table-cell office:value-type="float" office:value="5">
            <text:p>5</text:p>
          </table:table-cell>
          <table:table-cell table:style-name="ce87" office:value-type="string">
            <text:p>SCA</text:p>
          </table:table-cell>
          <table:table-cell table:formula="of:=VLOOKUP(IF(ISERR(FIND(&quot;C&quot;;[.P5]));0;1)+IF(ISERR(FIND(&quot;A&quot;;[.P5]));0;1)+IF(ISERR(FIND(&quot;S&quot;;[.P5]));0;1)&amp;[.N5];[$glvls.$G$1:.$AD$38];1+4;0)" office:value-type="float" office:value="12">
            <text:p>12</text:p>
          </table:table-cell>
          <table:table-cell table:formula="of:=VLOOKUP(IF(ISERR(FIND(&quot;C&quot;;[.P5]));0;1)+IF(ISERR(FIND(&quot;A&quot;;[.P5]));0;1)+IF(ISERR(FIND(&quot;S&quot;;[.P5]));0;1)&amp;[.N5];[$glvls.$G$1:.$AD$38];[.O5]+4;0)" office:value-type="float" office:value="24">
            <text:p>24</text:p>
          </table:table-cell>
          <table:table-cell table:style-name="ce2"/>
          <table:table-cell table:style-name="ce92" office:value-type="float" office:value="3">
            <text:p>3</text:p>
          </table:table-cell>
          <table:table-cell table:style-name="ce46" office:value-type="string">
            <text:p>E</text:p>
          </table:table-cell>
          <table:table-cell table:style-name="ce87" office:value-type="string">
            <text:p>Easy</text:p>
          </table:table-cell>
          <table:table-cell table:style-name="ce87"/>
          <table:table-cell table:style-name="ce98" office:value-type="string">
            <text:p>combat</text:p>
          </table:table-cell>
          <table:table-cell table:style-name="ce15"/>
          <table:table-cell table:style-name="ce87" table:number-columns-repeated="50"/>
          <table:table-cell table:style-name="ce2" table:number-columns-repeated="949"/>
        </table:table-row>
        <table:table-row table:style-name="ro9">
          <table:table-cell table:style-name="ce84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1" office:value-type="string">
            <text:p>animal affinity</text:p>
          </table:table-cell>
          <table:table-cell/>
          <table:table-cell table:style-name="ce15" office:value-type="string">
            <text:p>EtM</text:p>
          </table:table-cell>
          <table:table-cell office:value-type="float" office:value="5">
            <text:p>5</text:p>
          </table:table-cell>
          <table:table-cell table:style-name="ce87" office:value-type="string">
            <text:p>SCA</text:p>
          </table:table-cell>
          <table:table-cell table:formula="of:=VLOOKUP(IF(ISERR(FIND(&quot;C&quot;;[.G6]));0;1)+IF(ISERR(FIND(&quot;A&quot;;[.G6]));0;1)+IF(ISERR(FIND(&quot;S&quot;;[.G6]));0;1)&amp;[.E6];[$glvls.$G$1:.$AD$38];1+4;0)" office:value-type="float" office:value="12">
            <text:p>12</text:p>
          </table:table-cell>
          <table:table-cell table:formula="of:=VLOOKUP(IF(ISERR(FIND(&quot;C&quot;;[.G6]));0;1)+IF(ISERR(FIND(&quot;A&quot;;[.G6]));0;1)+IF(ISERR(FIND(&quot;S&quot;;[.G6]));0;1)&amp;[.E6];[$glvls.$G$1:.$AD$38];[.F6]+4;0)" office:value-type="float" office:value="24">
            <text:p>24</text:p>
          </table:table-cell>
          <table:table-cell table:style-name="ce87"/>
          <table:table-cell table:style-name="ce84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3" office:value-type="string">
            <text:p>hand to hand combat</text:p>
          </table:table-cell>
          <table:table-cell table:style-name="ce15" office:value-type="string">
            <text:p>MtD</text:p>
          </table:table-cell>
          <table:table-cell office:value-type="float" office:value="0">
            <text:p>0</text:p>
          </table:table-cell>
          <table:table-cell table:style-name="ce87" office:value-type="string">
            <text:p>C</text:p>
          </table:table-cell>
          <table:table-cell table:formula="of:=VLOOKUP(IF(ISERR(FIND(&quot;C&quot;;[.P6]));0;1)+IF(ISERR(FIND(&quot;A&quot;;[.P6]));0;1)+IF(ISERR(FIND(&quot;S&quot;;[.P6]));0;1)&amp;[.N6];[$glvls.$G$1:.$AD$38];1+4;0)" office:value-type="float" office:value="6">
            <text:p>6</text:p>
          </table:table-cell>
          <table:table-cell table:formula="of:=VLOOKUP(IF(ISERR(FIND(&quot;C&quot;;[.P6]));0;1)+IF(ISERR(FIND(&quot;A&quot;;[.P6]));0;1)+IF(ISERR(FIND(&quot;S&quot;;[.P6]));0;1)&amp;[.N6];[$glvls.$G$1:.$AD$38];[.O6]+4;0)" office:value-type="float" office:value="0">
            <text:p>0</text:p>
          </table:table-cell>
          <table:table-cell table:style-name="ce2"/>
          <table:table-cell table:style-name="ce92" office:value-type="float" office:value="4">
            <text:p>4</text:p>
          </table:table-cell>
          <table:table-cell table:style-name="ce46" office:value-type="string">
            <text:p>EtM</text:p>
          </table:table-cell>
          <table:table-cell office:value-type="string">
            <text:p>Easy to Moderate</text:p>
          </table:table-cell>
          <table:table-cell/>
          <table:table-cell table:style-name="ce13" office:value-type="string">
            <text:p>defense</text:p>
          </table:table-cell>
          <table:table-cell table:style-name="ce15"/>
          <table:table-cell table:number-columns-repeated="50"/>
          <table:table-cell table:style-name="ce2" table:number-columns-repeated="949"/>
        </table:table-row>
        <table:table-row table:style-name="ro9">
          <table:table-cell table:style-name="ce84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12" office:value-type="string">
            <text:p>armor enhancement</text:p>
          </table:table-cell>
          <table:table-cell/>
          <table:table-cell table:style-name="ce15" office:value-type="string">
            <text:p>D</text:p>
          </table:table-cell>
          <table:table-cell office:value-type="float" office:value="0">
            <text:p>0</text:p>
          </table:table-cell>
          <table:table-cell table:style-name="ce87" office:value-type="string">
            <text:p>SCA</text:p>
          </table:table-cell>
          <table:table-cell table:formula="of:=VLOOKUP(IF(ISERR(FIND(&quot;C&quot;;[.G7]));0;1)+IF(ISERR(FIND(&quot;A&quot;;[.G7]));0;1)+IF(ISERR(FIND(&quot;S&quot;;[.G7]));0;1)&amp;[.E7];[$glvls.$G$1:.$AD$38];1+4;0)" office:value-type="float" office:value="21">
            <text:p>21</text:p>
          </table:table-cell>
          <table:table-cell table:formula="of:=VLOOKUP(IF(ISERR(FIND(&quot;C&quot;;[.G7]));0;1)+IF(ISERR(FIND(&quot;A&quot;;[.G7]));0;1)+IF(ISERR(FIND(&quot;S&quot;;[.G7]));0;1)&amp;[.E7];[$glvls.$G$1:.$AD$38];[.F7]+4;0)" office:value-type="float" office:value="0">
            <text:p>0</text:p>
          </table:table-cell>
          <table:table-cell table:style-name="ce87"/>
          <table:table-cell table:style-name="ce84"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10" office:value-type="string">
            <text:p>hibernation trance</text:p>
          </table:table-cell>
          <table:table-cell table:style-name="ce15" office:value-type="string">
            <text:p>VE</text:p>
          </table:table-cell>
          <table:table-cell office:value-type="float" office:value="6">
            <text:p>6</text:p>
          </table:table-cell>
          <table:table-cell table:style-name="ce87" office:value-type="string">
            <text:p>C</text:p>
          </table:table-cell>
          <table:table-cell table:formula="of:=VLOOKUP(IF(ISERR(FIND(&quot;C&quot;;[.P7]));0;1)+IF(ISERR(FIND(&quot;A&quot;;[.P7]));0;1)+IF(ISERR(FIND(&quot;S&quot;;[.P7]));0;1)&amp;[.N7];[$glvls.$G$1:.$AD$38];1+4;0)" office:value-type="float" office:value="2">
            <text:p>2</text:p>
          </table:table-cell>
          <table:table-cell table:formula="of:=VLOOKUP(IF(ISERR(FIND(&quot;C&quot;;[.P7]));0;1)+IF(ISERR(FIND(&quot;A&quot;;[.P7]));0;1)+IF(ISERR(FIND(&quot;S&quot;;[.P7]));0;1)&amp;[.N7];[$glvls.$G$1:.$AD$38];[.O7]+4;0)" office:value-type="float" office:value="7">
            <text:p>7</text:p>
          </table:table-cell>
          <table:table-cell table:style-name="ce2"/>
          <table:table-cell table:style-name="ce92" office:value-type="float" office:value="5">
            <text:p>5</text:p>
          </table:table-cell>
          <table:table-cell table:style-name="ce46" office:value-type="string">
            <text:p>M</text:p>
          </table:table-cell>
          <table:table-cell office:value-type="string">
            <text:p>Moderate</text:p>
          </table:table-cell>
          <table:table-cell/>
          <table:table-cell table:style-name="ce9" office:value-type="string">
            <text:p>expand</text:p>
          </table:table-cell>
          <table:table-cell table:style-name="ce15"/>
          <table:table-cell table:number-columns-repeated="50"/>
          <table:table-cell table:style-name="ce2" table:number-columns-repeated="949"/>
        </table:table-row>
        <table:table-row table:style-name="ro9">
          <table:table-cell table:style-name="ce84"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9" office:value-type="string">
            <text:p>battle meditation</text:p>
          </table:table-cell>
          <table:table-cell/>
          <table:table-cell table:style-name="ce15" office:value-type="string">
            <text:p>JSI</text:p>
          </table:table-cell>
          <table:table-cell office:value-type="float" office:value="0">
            <text:p>0</text:p>
          </table:table-cell>
          <table:table-cell table:style-name="ce87" office:value-type="string">
            <text:p>SCA</text:p>
          </table:table-cell>
          <table:table-cell table:formula="of:=VLOOKUP(IF(ISERR(FIND(&quot;C&quot;;[.G8]));0;1)+IF(ISERR(FIND(&quot;A&quot;;[.G8]));0;1)+IF(ISERR(FIND(&quot;S&quot;;[.G8]));0;1)&amp;[.E8];[$glvls.$G$1:.$AD$38];1+4;0)" office:value-type="float" office:value="30">
            <text:p>30</text:p>
          </table:table-cell>
          <table:table-cell table:formula="of:=VLOOKUP(IF(ISERR(FIND(&quot;C&quot;;[.G8]));0;1)+IF(ISERR(FIND(&quot;A&quot;;[.G8]));0;1)+IF(ISERR(FIND(&quot;S&quot;;[.G8]));0;1)&amp;[.E8];[$glvls.$G$1:.$AD$38];[.F8]+4;0)" office:value-type="float" office:value="0">
            <text:p>0</text:p>
          </table:table-cell>
          <table:table-cell table:style-name="ce87"/>
          <table:table-cell table:style-name="ce84"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3" office:value-type="string">
            <text:p>inflict pain</text:p>
          </table:table-cell>
          <table:table-cell table:style-name="ce15" office:value-type="string">
            <text:p>N</text:p>
          </table:table-cell>
          <table:table-cell office:value-type="float" office:value="10">
            <text:p>10</text:p>
          </table:table-cell>
          <table:table-cell table:style-name="ce87" office:value-type="string">
            <text:p>A</text:p>
          </table:table-cell>
          <table:table-cell table:formula="of:=VLOOKUP(IF(ISERR(FIND(&quot;C&quot;;[.P8]));0;1)+IF(ISERR(FIND(&quot;A&quot;;[.P8]));0;1)+IF(ISERR(FIND(&quot;S&quot;;[.P8]));0;1)&amp;[.N8];[$glvls.$G$1:.$AD$38];1+4;0)" office:value-type="float" office:value="1">
            <text:p>1</text:p>
          </table:table-cell>
          <table:table-cell table:formula="of:=VLOOKUP(IF(ISERR(FIND(&quot;C&quot;;[.P8]));0;1)+IF(ISERR(FIND(&quot;A&quot;;[.P8]));0;1)+IF(ISERR(FIND(&quot;S&quot;;[.P8]));0;1)&amp;[.N8];[$glvls.$G$1:.$AD$38];[.O8]+4;0)" office:value-type="float" office:value="10">
            <text:p>10</text:p>
          </table:table-cell>
          <table:table-cell table:style-name="ce2"/>
          <table:table-cell table:style-name="ce92" office:value-type="float" office:value="6">
            <text:p>6</text:p>
          </table:table-cell>
          <table:table-cell table:style-name="ce46" office:value-type="string">
            <text:p>MtD</text:p>
          </table:table-cell>
          <table:table-cell office:value-type="string">
            <text:p>Moderate to Difficult</text:p>
          </table:table-cell>
          <table:table-cell/>
          <table:table-cell table:style-name="ce10" office:value-type="string">
            <text:p>force</text:p>
          </table:table-cell>
          <table:table-cell table:style-name="ce15"/>
          <table:table-cell table:number-columns-repeated="50"/>
          <table:table-cell table:style-name="ce2" table:number-columns-repeated="949"/>
        </table:table-row>
        <table:table-row table:style-name="ro9">
          <table:table-cell table:style-name="ce84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12" office:value-type="string">
            <text:p>blaster combat</text:p>
          </table:table-cell>
          <table:table-cell/>
          <table:table-cell table:style-name="ce15" office:value-type="string">
            <text:p>M</text:p>
          </table:table-cell>
          <table:table-cell office:value-type="float" office:value="0">
            <text:p>0</text:p>
          </table:table-cell>
          <table:table-cell table:style-name="ce87" office:value-type="string">
            <text:p>SCA</text:p>
          </table:table-cell>
          <table:table-cell table:formula="of:=VLOOKUP(IF(ISERR(FIND(&quot;C&quot;;[.G9]));0;1)+IF(ISERR(FIND(&quot;A&quot;;[.G9]));0;1)+IF(ISERR(FIND(&quot;S&quot;;[.G9]));0;1)&amp;[.E9];[$glvls.$G$1:.$AD$38];1+4;0)" office:value-type="float" office:value="15">
            <text:p>15</text:p>
          </table:table-cell>
          <table:table-cell table:formula="of:=VLOOKUP(IF(ISERR(FIND(&quot;C&quot;;[.G9]));0;1)+IF(ISERR(FIND(&quot;A&quot;;[.G9]));0;1)+IF(ISERR(FIND(&quot;S&quot;;[.G9]));0;1)&amp;[.E9];[$glvls.$G$1:.$AD$38];[.F9]+4;0)" office:value-type="float" office:value="0">
            <text:p>0</text:p>
          </table:table-cell>
          <table:table-cell table:style-name="ce87"/>
          <table:table-cell table:style-name="ce84"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3" office:value-type="string">
            <text:p>injure-kill</text:p>
          </table:table-cell>
          <table:table-cell table:style-name="ce15" office:value-type="string">
            <text:p>E</text:p>
          </table:table-cell>
          <table:table-cell office:value-type="float" office:value="5">
            <text:p>5</text:p>
          </table:table-cell>
          <table:table-cell table:style-name="ce87" office:value-type="string">
            <text:p>SA</text:p>
          </table:table-cell>
          <table:table-cell table:formula="of:=VLOOKUP(IF(ISERR(FIND(&quot;C&quot;;[.P9]));0;1)+IF(ISERR(FIND(&quot;A&quot;;[.P9]));0;1)+IF(ISERR(FIND(&quot;S&quot;;[.P9]));0;1)&amp;[.N9];[$glvls.$G$1:.$AD$38];1+4;0)" office:value-type="float" office:value="6">
            <text:p>6</text:p>
          </table:table-cell>
          <table:table-cell table:formula="of:=VLOOKUP(IF(ISERR(FIND(&quot;C&quot;;[.P9]));0;1)+IF(ISERR(FIND(&quot;A&quot;;[.P9]));0;1)+IF(ISERR(FIND(&quot;S&quot;;[.P9]));0;1)&amp;[.N9];[$glvls.$G$1:.$AD$38];[.O9]+4;0)" office:value-type="float" office:value="14">
            <text:p>14</text:p>
          </table:table-cell>
          <table:table-cell table:style-name="ce2"/>
          <table:table-cell table:style-name="ce92" office:value-type="float" office:value="7">
            <text:p>7</text:p>
          </table:table-cell>
          <table:table-cell table:style-name="ce46" office:value-type="string">
            <text:p>D</text:p>
          </table:table-cell>
          <table:table-cell office:value-type="string">
            <text:p>Difficult</text:p>
          </table:table-cell>
          <table:table-cell/>
          <table:table-cell table:style-name="ce99" office:value-type="string">
            <text:p>healing</text:p>
          </table:table-cell>
          <table:table-cell table:style-name="ce15"/>
          <table:table-cell table:number-columns-repeated="50"/>
          <table:table-cell table:style-name="ce2" table:number-columns-repeated="949"/>
        </table:table-row>
        <table:table-row table:style-name="ro9">
          <table:table-cell table:style-name="ce84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12" office:value-type="string">
            <text:p>call the dark side</text:p>
          </table:table-cell>
          <table:table-cell/>
          <table:table-cell table:style-name="ce15" office:value-type="string">
            <text:p>M</text:p>
          </table:table-cell>
          <table:table-cell office:value-type="float" office:value="0">
            <text:p>0</text:p>
          </table:table-cell>
          <table:table-cell table:style-name="ce87" office:value-type="string">
            <text:p>SCA</text:p>
          </table:table-cell>
          <table:table-cell table:formula="of:=VLOOKUP(IF(ISERR(FIND(&quot;C&quot;;[.G10]));0;1)+IF(ISERR(FIND(&quot;A&quot;;[.G10]));0;1)+IF(ISERR(FIND(&quot;S&quot;;[.G10]));0;1)&amp;[.E10];[$glvls.$G$1:.$AD$38];1+4;0)" office:value-type="float" office:value="15">
            <text:p>15</text:p>
          </table:table-cell>
          <table:table-cell table:formula="of:=VLOOKUP(IF(ISERR(FIND(&quot;C&quot;;[.G10]));0;1)+IF(ISERR(FIND(&quot;A&quot;;[.G10]));0;1)+IF(ISERR(FIND(&quot;S&quot;;[.G10]));0;1)&amp;[.E10];[$glvls.$G$1:.$AD$38];[.F10]+4;0)" office:value-type="float" office:value="0">
            <text:p>0</text:p>
          </table:table-cell>
          <table:table-cell table:style-name="ce87"/>
          <table:table-cell table:style-name="ce84" office:value-type="float" office:value="0">
            <text:p>0</text:p>
          </table:table-cell>
          <table:table-cell table:style-name="ce84" office:value-type="float" office:value="5">
            <text:p>5</text:p>
          </table:table-cell>
          <table:table-cell table:style-name="ce14" office:value-type="string">
            <text:p>ki burst</text:p>
          </table:table-cell>
          <table:table-cell table:style-name="ce15" office:value-type="string">
            <text:p>M</text:p>
          </table:table-cell>
          <table:table-cell table:style-name="ce84" office:value-type="float" office:value="0">
            <text:p>0</text:p>
          </table:table-cell>
          <table:table-cell table:style-name="ce84" office:value-type="string">
            <text:p>SCA</text:p>
          </table:table-cell>
          <table:table-cell table:formula="of:=VLOOKUP(IF(ISERR(FIND(&quot;C&quot;;[.P10]));0;1)+IF(ISERR(FIND(&quot;A&quot;;[.P10]));0;1)+IF(ISERR(FIND(&quot;S&quot;;[.P10]));0;1)&amp;[.N10];[$glvls.$G$1:.$AD$38];1+4;0)" office:value-type="float" office:value="15">
            <text:p>15</text:p>
          </table:table-cell>
          <table:table-cell table:formula="of:=VLOOKUP(IF(ISERR(FIND(&quot;C&quot;;[.P10]));0;1)+IF(ISERR(FIND(&quot;A&quot;;[.P10]));0;1)+IF(ISERR(FIND(&quot;S&quot;;[.P10]));0;1)&amp;[.N10];[$glvls.$G$1:.$AD$38];[.O10]+4;0)" office:value-type="float" office:value="0">
            <text:p>0</text:p>
          </table:table-cell>
          <table:table-cell table:style-name="ce2"/>
          <table:table-cell table:style-name="ce92" office:value-type="float" office:value="8">
            <text:p>8</text:p>
          </table:table-cell>
          <table:table-cell table:style-name="ce46" office:value-type="string">
            <text:p>VD</text:p>
          </table:table-cell>
          <table:table-cell table:style-name="ce87" office:value-type="string">
            <text:p>Very Difficult</text:p>
          </table:table-cell>
          <table:table-cell/>
          <table:table-cell table:style-name="ce12" office:value-type="string">
            <text:p>tradition</text:p>
          </table:table-cell>
          <table:table-cell table:style-name="ce15" office:value-type="string">
            <text:p>trumps class</text:p>
          </table:table-cell>
          <table:table-cell table:number-columns-repeated="50"/>
          <table:table-cell table:style-name="ce2" table:number-columns-repeated="949"/>
        </table:table-row>
        <table:table-row table:style-name="ro1">
          <table:table-cell table:style-name="ce84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9" office:value-type="string">
            <text:p>channel energy</text:p>
          </table:table-cell>
          <table:table-cell/>
          <table:table-cell table:style-name="ce15" office:value-type="string">
            <text:p>EtM</text:p>
          </table:table-cell>
          <table:table-cell office:value-type="float" office:value="0">
            <text:p>0</text:p>
          </table:table-cell>
          <table:table-cell table:style-name="ce87" office:value-type="string">
            <text:p>CA</text:p>
          </table:table-cell>
          <table:table-cell table:formula="of:=VLOOKUP(IF(ISERR(FIND(&quot;C&quot;;[.G11]));0;1)+IF(ISERR(FIND(&quot;A&quot;;[.G11]));0;1)+IF(ISERR(FIND(&quot;S&quot;;[.G11]));0;1)&amp;[.E11];[$glvls.$G$1:.$AD$38];1+4;0)" office:value-type="float" office:value="8">
            <text:p>8</text:p>
          </table:table-cell>
          <table:table-cell table:formula="of:=VLOOKUP(IF(ISERR(FIND(&quot;C&quot;;[.G11]));0;1)+IF(ISERR(FIND(&quot;A&quot;;[.G11]));0;1)+IF(ISERR(FIND(&quot;S&quot;;[.G11]));0;1)&amp;[.E11];[$glvls.$G$1:.$AD$38];[.F11]+4;0)" office:value-type="float" office:value="0">
            <text:p>0</text:p>
          </table:table-cell>
          <table:table-cell table:style-name="ce87"/>
          <table:table-cell table:style-name="ce84"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3" office:value-type="string">
            <text:p>launch item</text:p>
          </table:table-cell>
          <table:table-cell table:style-name="ce15" office:value-type="string">
            <text:p>M</text:p>
          </table:table-cell>
          <table:table-cell office:value-type="float" office:value="5">
            <text:p>5</text:p>
          </table:table-cell>
          <table:table-cell table:style-name="ce87" office:value-type="string">
            <text:p>SA</text:p>
          </table:table-cell>
          <table:table-cell table:formula="of:=VLOOKUP(IF(ISERR(FIND(&quot;C&quot;;[.P11]));0;1)+IF(ISERR(FIND(&quot;A&quot;;[.P11]));0;1)+IF(ISERR(FIND(&quot;S&quot;;[.P11]));0;1)&amp;[.N11];[$glvls.$G$1:.$AD$38];1+4;0)" office:value-type="float" office:value="10">
            <text:p>10</text:p>
          </table:table-cell>
          <table:table-cell table:formula="of:=VLOOKUP(IF(ISERR(FIND(&quot;C&quot;;[.P11]));0;1)+IF(ISERR(FIND(&quot;A&quot;;[.P11]));0;1)+IF(ISERR(FIND(&quot;S&quot;;[.P11]));0;1)&amp;[.N11];[$glvls.$G$1:.$AD$38];[.O11]+4;0)" office:value-type="float" office:value="18">
            <text:p>18</text:p>
          </table:table-cell>
          <table:table-cell table:style-name="ce2"/>
          <table:table-cell table:style-name="ce91" office:value-type="float" office:value="9">
            <text:p>9</text:p>
          </table:table-cell>
          <table:table-cell table:style-name="ce46" office:value-type="string">
            <text:p>SD</text:p>
          </table:table-cell>
          <table:table-cell table:style-name="ce87" office:value-type="string">
            <text:p>Supremely Difficult</text:p>
          </table:table-cell>
          <table:table-cell table:number-columns-repeated="2"/>
          <table:table-cell table:style-name="ce15"/>
          <table:table-cell table:number-columns-repeated="50"/>
          <table:table-cell table:style-name="ce2" table:number-columns-repeated="949"/>
        </table:table-row>
        <table:table-row table:style-name="ro9">
          <table:table-cell table:style-name="ce84"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3" office:value-type="string">
            <text:p>channel hate</text:p>
          </table:table-cell>
          <table:table-cell/>
          <table:table-cell table:style-name="ce15" office:value-type="string">
            <text:p>MtD</text:p>
          </table:table-cell>
          <table:table-cell office:value-type="float" office:value="5">
            <text:p>5</text:p>
          </table:table-cell>
          <table:table-cell table:style-name="ce87" office:value-type="string">
            <text:p>SCA</text:p>
          </table:table-cell>
          <table:table-cell table:formula="of:=VLOOKUP(IF(ISERR(FIND(&quot;C&quot;;[.G12]));0;1)+IF(ISERR(FIND(&quot;A&quot;;[.G12]));0;1)+IF(ISERR(FIND(&quot;S&quot;;[.G12]));0;1)&amp;[.E12];[$glvls.$G$1:.$AD$38];1+4;0)" office:value-type="float" office:value="18">
            <text:p>18</text:p>
          </table:table-cell>
          <table:table-cell table:formula="of:=VLOOKUP(IF(ISERR(FIND(&quot;C&quot;;[.G12]));0;1)+IF(ISERR(FIND(&quot;A&quot;;[.G12]));0;1)+IF(ISERR(FIND(&quot;S&quot;;[.G12]));0;1)&amp;[.E12];[$glvls.$G$1:.$AD$38];[.F12]+4;0)" office:value-type="float" office:value="30">
            <text:p>30</text:p>
          </table:table-cell>
          <table:table-cell table:style-name="ce87"/>
          <table:table-cell table:style-name="ce84" office:value-type="float" office:value="4">
            <text:p>4</text:p>
          </table:table-cell>
          <table:table-cell office:value-type="float" office:value="10">
            <text:p>10</text:p>
          </table:table-cell>
          <table:table-cell table:style-name="ce13" office:value-type="string">
            <text:p>lesser force shield</text:p>
          </table:table-cell>
          <table:table-cell table:style-name="ce15" office:value-type="string">
            <text:p>VE</text:p>
          </table:table-cell>
          <table:table-cell office:value-type="float" office:value="5">
            <text:p>5</text:p>
          </table:table-cell>
          <table:table-cell table:style-name="ce87" office:value-type="string">
            <text:p>CA</text:p>
          </table:table-cell>
          <table:table-cell table:formula="of:=VLOOKUP(IF(ISERR(FIND(&quot;C&quot;;[.P12]));0;1)+IF(ISERR(FIND(&quot;A&quot;;[.P12]));0;1)+IF(ISERR(FIND(&quot;S&quot;;[.P12]));0;1)&amp;[.N12];[$glvls.$G$1:.$AD$38];1+4;0)" office:value-type="float" office:value="4">
            <text:p>4</text:p>
          </table:table-cell>
          <table:table-cell table:formula="of:=VLOOKUP(IF(ISERR(FIND(&quot;C&quot;;[.P12]));0;1)+IF(ISERR(FIND(&quot;A&quot;;[.P12]));0;1)+IF(ISERR(FIND(&quot;S&quot;;[.P12]));0;1)&amp;[.N12];[$glvls.$G$1:.$AD$38];[.O12]+4;0)" office:value-type="float" office:value="12">
            <text:p>12</text:p>
          </table:table-cell>
          <table:table-cell table:style-name="ce2"/>
          <table:table-cell table:style-name="ce92" office:value-type="float" office:value="10">
            <text:p>10</text:p>
          </table:table-cell>
          <table:table-cell table:style-name="ce46" office:value-type="string">
            <text:p>JSI</text:p>
          </table:table-cell>
          <table:table-cell table:style-name="ce87" office:value-type="string">
            <text:p>Just shy of Impossible</text:p>
          </table:table-cell>
          <table:table-cell table:number-columns-repeated="2"/>
          <table:table-cell table:style-name="ce15"/>
          <table:table-cell table:number-columns-repeated="50"/>
          <table:table-cell table:style-name="ce2" table:number-columns-repeated="949"/>
        </table:table-row>
        <table:table-row table:style-name="ro1">
          <table:table-cell table:style-name="ce84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12" office:value-type="string">
            <text:p>cleanse</text:p>
          </table:table-cell>
          <table:table-cell/>
          <table:table-cell table:style-name="ce15" office:value-type="string">
            <text:p>M</text:p>
          </table:table-cell>
          <table:table-cell office:value-type="float" office:value="0">
            <text:p>0</text:p>
          </table:table-cell>
          <table:table-cell table:style-name="ce87" office:value-type="string">
            <text:p>SCA</text:p>
          </table:table-cell>
          <table:table-cell table:formula="of:=VLOOKUP(IF(ISERR(FIND(&quot;C&quot;;[.G13]));0;1)+IF(ISERR(FIND(&quot;A&quot;;[.G13]));0;1)+IF(ISERR(FIND(&quot;S&quot;;[.G13]));0;1)&amp;[.E13];[$glvls.$G$1:.$AD$38];1+4;0)" office:value-type="float" office:value="15">
            <text:p>15</text:p>
          </table:table-cell>
          <table:table-cell table:formula="of:=VLOOKUP(IF(ISERR(FIND(&quot;C&quot;;[.G13]));0;1)+IF(ISERR(FIND(&quot;A&quot;;[.G13]));0;1)+IF(ISERR(FIND(&quot;S&quot;;[.G13]));0;1)&amp;[.E13];[$glvls.$G$1:.$AD$38];[.F13]+4;0)" office:value-type="float" office:value="0">
            <text:p>0</text:p>
          </table:table-cell>
          <table:table-cell table:style-name="ce87"/>
          <table:table-cell table:style-name="ce84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9" office:value-type="string">
            <text:p>life sense</text:p>
          </table:table-cell>
          <table:table-cell table:style-name="ce15" office:value-type="string">
            <text:p>VE</text:p>
          </table:table-cell>
          <table:table-cell office:value-type="float" office:value="0">
            <text:p>0</text:p>
          </table:table-cell>
          <table:table-cell table:style-name="ce87" office:value-type="string">
            <text:p>S</text:p>
          </table:table-cell>
          <table:table-cell table:formula="of:=VLOOKUP(IF(ISERR(FIND(&quot;C&quot;;[.P13]));0;1)+IF(ISERR(FIND(&quot;A&quot;;[.P13]));0;1)+IF(ISERR(FIND(&quot;S&quot;;[.P13]));0;1)&amp;[.N13];[$glvls.$G$1:.$AD$38];1+4;0)" office:value-type="float" office:value="2">
            <text:p>2</text:p>
          </table:table-cell>
          <table:table-cell table:formula="of:=VLOOKUP(IF(ISERR(FIND(&quot;C&quot;;[.P13]));0;1)+IF(ISERR(FIND(&quot;A&quot;;[.P13]));0;1)+IF(ISERR(FIND(&quot;S&quot;;[.P13]));0;1)&amp;[.N13];[$glvls.$G$1:.$AD$38];[.O13]+4;0)" office:value-type="float" office:value="0">
            <text:p>0</text:p>
          </table:table-cell>
          <table:table-cell table:style-name="ce2"/>
          <table:table-cell table:style-name="ce93" office:value-type="float" office:value="11">
            <text:p>11</text:p>
          </table:table-cell>
          <table:table-cell table:style-name="ce87" office:value-type="string">
            <text:p>LA</text:p>
          </table:table-cell>
          <table:table-cell table:style-name="ce87" office:value-type="string">
            <text:p>Lost Art</text:p>
          </table:table-cell>
          <table:table-cell table:number-columns-repeated="2"/>
          <table:table-cell table:style-name="ce15"/>
          <table:table-cell table:number-columns-repeated="50"/>
          <table:table-cell table:style-name="ce2" table:number-columns-repeated="949"/>
        </table:table-row>
        <table:table-row table:style-name="ro9">
          <table:table-cell table:style-name="ce84"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10" office:value-type="string">
            <text:p>clear mind</text:p>
          </table:table-cell>
          <table:table-cell/>
          <table:table-cell table:style-name="ce15" office:value-type="string">
            <text:p>MtD</text:p>
          </table:table-cell>
          <table:table-cell office:value-type="float" office:value="1">
            <text:p>1</text:p>
          </table:table-cell>
          <table:table-cell table:style-name="ce87" office:value-type="string">
            <text:p>C(A)</text:p>
          </table:table-cell>
          <table:table-cell table:formula="of:=VLOOKUP(IF(ISERR(FIND(&quot;C&quot;;[.G14]));0;1)+IF(ISERR(FIND(&quot;A&quot;;[.G14]));0;1)+IF(ISERR(FIND(&quot;S&quot;;[.G14]));0;1)&amp;[.E14];[$glvls.$G$1:.$AD$38];1+4;0)" office:value-type="float" office:value="12">
            <text:p>12</text:p>
          </table:table-cell>
          <table:table-cell table:formula="of:=VLOOKUP(IF(ISERR(FIND(&quot;C&quot;;[.G14]));0;1)+IF(ISERR(FIND(&quot;A&quot;;[.G14]));0;1)+IF(ISERR(FIND(&quot;S&quot;;[.G14]));0;1)&amp;[.E14];[$glvls.$G$1:.$AD$38];[.F14]+4;0)" office:value-type="float" office:value="12">
            <text:p>12</text:p>
          </table:table-cell>
          <table:table-cell table:style-name="ce87"/>
          <table:table-cell table:style-name="ce8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ightsaber alteration</text:p>
          </table:table-cell>
          <table:table-cell table:style-name="ce15" office:value-type="string">
            <text:p>M</text:p>
          </table:table-cell>
          <table:table-cell office:value-type="float" office:value="0">
            <text:p>0</text:p>
          </table:table-cell>
          <table:table-cell table:style-name="ce89" office:value-type="string">
            <text:p>S</text:p>
          </table:table-cell>
          <table:table-cell table:formula="of:=VLOOKUP(IF(ISERR(FIND(&quot;C&quot;;[.P14]));0;1)+IF(ISERR(FIND(&quot;A&quot;;[.P14]));0;1)+IF(ISERR(FIND(&quot;S&quot;;[.P14]));0;1)&amp;[.N14];[$glvls.$G$1:.$AD$38];1+4;0)" office:value-type="float" office:value="5">
            <text:p>5</text:p>
          </table:table-cell>
          <table:table-cell table:formula="of:=VLOOKUP(IF(ISERR(FIND(&quot;C&quot;;[.P14]));0;1)+IF(ISERR(FIND(&quot;A&quot;;[.P14]));0;1)+IF(ISERR(FIND(&quot;S&quot;;[.P14]));0;1)&amp;[.N14];[$glvls.$G$1:.$AD$38];[.O14]+4;0)" office:value-type="float" office:value="0">
            <text:p>0</text:p>
          </table:table-cell>
          <table:table-cell table:style-name="ce2"/>
          <table:table-cell table:style-name="Default" office:value-type="float" office:value="12">
            <text:p>12</text:p>
          </table:table-cell>
          <table:table-cell table:style-name="Default" office:value-type="string">
            <text:p>BL</text:p>
          </table:table-cell>
          <table:table-cell table:style-name="ce87" office:value-type="string">
            <text:p>Beyond Lost</text:p>
          </table:table-cell>
          <table:table-cell table:number-columns-repeated="2"/>
          <table:table-cell table:style-name="ce15"/>
          <table:table-cell table:number-columns-repeated="50"/>
          <table:table-cell table:style-name="ce2" table:number-columns-repeated="949"/>
        </table:table-row>
        <table:table-row table:style-name="ro1">
          <table:table-cell table:style-name="ce84"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11" office:value-type="string">
            <text:p>cloud mind</text:p>
          </table:table-cell>
          <table:table-cell/>
          <table:table-cell table:style-name="ce15" office:value-type="string">
            <text:p>M</text:p>
          </table:table-cell>
          <table:table-cell office:value-type="float" office:value="5">
            <text:p>5</text:p>
          </table:table-cell>
          <table:table-cell table:style-name="ce87" office:value-type="string">
            <text:p>SCA</text:p>
          </table:table-cell>
          <table:table-cell table:formula="of:=VLOOKUP(IF(ISERR(FIND(&quot;C&quot;;[.G15]));0;1)+IF(ISERR(FIND(&quot;A&quot;;[.G15]));0;1)+IF(ISERR(FIND(&quot;S&quot;;[.G15]));0;1)&amp;[.E15];[$glvls.$G$1:.$AD$38];1+4;0)" office:value-type="float" office:value="15">
            <text:p>15</text:p>
          </table:table-cell>
          <table:table-cell table:formula="of:=VLOOKUP(IF(ISERR(FIND(&quot;C&quot;;[.G15]));0;1)+IF(ISERR(FIND(&quot;A&quot;;[.G15]));0;1)+IF(ISERR(FIND(&quot;S&quot;;[.G15]));0;1)&amp;[.E15];[$glvls.$G$1:.$AD$38];[.F15]+4;0)" office:value-type="float" office:value="27">
            <text:p>27</text:p>
          </table:table-cell>
          <table:table-cell table:style-name="ce87"/>
          <table:table-cell table:style-name="ce84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3" office:value-type="string">
            <text:p>lightsaber combat</text:p>
          </table:table-cell>
          <table:table-cell table:style-name="ce15" office:value-type="string">
            <text:p>D</text:p>
          </table:table-cell>
          <table:table-cell office:value-type="float" office:value="0">
            <text:p>0</text:p>
          </table:table-cell>
          <table:table-cell table:style-name="ce87" office:value-type="string">
            <text:p>SC</text:p>
          </table:table-cell>
          <table:table-cell table:formula="of:=VLOOKUP(IF(ISERR(FIND(&quot;C&quot;;[.P15]));0;1)+IF(ISERR(FIND(&quot;A&quot;;[.P15]));0;1)+IF(ISERR(FIND(&quot;S&quot;;[.P15]));0;1)&amp;[.N15];[$glvls.$G$1:.$AD$38];1+4;0)" office:value-type="float" office:value="14">
            <text:p>14</text:p>
          </table:table-cell>
          <table:table-cell table:formula="of:=VLOOKUP(IF(ISERR(FIND(&quot;C&quot;;[.P15]));0;1)+IF(ISERR(FIND(&quot;A&quot;;[.P15]));0;1)+IF(ISERR(FIND(&quot;S&quot;;[.P15]));0;1)&amp;[.N15];[$glvls.$G$1:.$AD$38];[.O15]+4;0)" office:value-type="float" office:value="0">
            <text:p>0</text:p>
          </table:table-cell>
          <table:table-cell table:style-name="ce2"/>
          <table:table-cell table:style-name="Default" office:value-type="float" office:value="13">
            <text:p>13</text:p>
          </table:table-cell>
          <table:table-cell table:style-name="Default" office:value-type="string">
            <text:p>BiT</text:p>
          </table:table-cell>
          <table:table-cell table:style-name="ce87" office:value-type="string">
            <text:p>Buried in Time</text:p>
          </table:table-cell>
          <table:table-cell table:number-columns-repeated="2"/>
          <table:table-cell table:style-name="ce15"/>
          <table:table-cell table:number-columns-repeated="50"/>
          <table:table-cell table:style-name="ce2" table:number-columns-repeated="949"/>
        </table:table-row>
        <table:table-row table:style-name="ro1">
          <table:table-cell table:style-name="ce84" office:value-type="float" office:value="4">
            <text:p>4</text:p>
          </table:table-cell>
          <table:table-cell office:value-type="float" office:value="20">
            <text:p>20</text:p>
          </table:table-cell>
          <table:table-cell table:style-name="ce10" office:value-type="string">
            <text:p>concentration</text:p>
          </table:table-cell>
          <table:table-cell/>
          <table:table-cell table:style-name="ce15" office:value-type="string">
            <text:p>E</text:p>
          </table:table-cell>
          <table:table-cell office:value-type="float" office:value="8">
            <text:p>8</text:p>
          </table:table-cell>
          <table:table-cell table:style-name="ce87" office:value-type="string">
            <text:p>S</text:p>
          </table:table-cell>
          <table:table-cell table:formula="of:=VLOOKUP(IF(ISERR(FIND(&quot;C&quot;;[.G16]));0;1)+IF(ISERR(FIND(&quot;A&quot;;[.G16]));0;1)+IF(ISERR(FIND(&quot;S&quot;;[.G16]));0;1)&amp;[.E16];[$glvls.$G$1:.$AD$38];1+4;0)" office:value-type="float" office:value="3">
            <text:p>3</text:p>
          </table:table-cell>
          <table:table-cell table:formula="of:=VLOOKUP(IF(ISERR(FIND(&quot;C&quot;;[.G16]));0;1)+IF(ISERR(FIND(&quot;A&quot;;[.G16]));0;1)+IF(ISERR(FIND(&quot;S&quot;;[.G16]));0;1)&amp;[.E16];[$glvls.$G$1:.$AD$38];[.F16]+4;0)" office:value-type="float" office:value="10">
            <text:p>10</text:p>
          </table:table-cell>
          <table:table-cell table:style-name="ce87"/>
          <table:table-cell table:style-name="ce84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9" office:value-type="string">
            <text:p>magnify senses</text:p>
          </table:table-cell>
          <table:table-cell table:style-name="ce15" office:value-type="string">
            <text:p>E</text:p>
          </table:table-cell>
          <table:table-cell office:value-type="float" office:value="0">
            <text:p>0</text:p>
          </table:table-cell>
          <table:table-cell table:style-name="ce87" office:value-type="string">
            <text:p>S</text:p>
          </table:table-cell>
          <table:table-cell table:formula="of:=VLOOKUP(IF(ISERR(FIND(&quot;C&quot;;[.P16]));0;1)+IF(ISERR(FIND(&quot;A&quot;;[.P16]));0;1)+IF(ISERR(FIND(&quot;S&quot;;[.P16]));0;1)&amp;[.N16];[$glvls.$G$1:.$AD$38];1+4;0)" office:value-type="float" office:value="3">
            <text:p>3</text:p>
          </table:table-cell>
          <table:table-cell table:formula="of:=VLOOKUP(IF(ISERR(FIND(&quot;C&quot;;[.P16]));0;1)+IF(ISERR(FIND(&quot;A&quot;;[.P16]));0;1)+IF(ISERR(FIND(&quot;S&quot;;[.P16]));0;1)&amp;[.N16];[$glvls.$G$1:.$AD$38];[.O16]+4;0)" office:value-type="float" office:value="0">
            <text:p>0</text:p>
          </table:table-cell>
          <table:table-cell table:style-name="ce2"/>
          <table:table-cell table:style-name="Default" table:number-columns-repeated="2"/>
          <table:table-cell table:style-name="ce87"/>
          <table:table-cell table:number-columns-repeated="2"/>
          <table:table-cell table:style-name="ce15"/>
          <table:table-cell table:number-columns-repeated="50"/>
          <table:table-cell table:style-name="ce2" table:number-columns-repeated="949"/>
        </table:table-row>
        <table:table-row table:style-name="ro1">
          <table:table-cell table:style-name="ce84"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11" office:value-type="string">
            <text:p>confusion</text:p>
          </table:table-cell>
          <table:table-cell/>
          <table:table-cell table:style-name="ce15" office:value-type="string">
            <text:p>M</text:p>
          </table:table-cell>
          <table:table-cell office:value-type="float" office:value="5">
            <text:p>5</text:p>
          </table:table-cell>
          <table:table-cell table:style-name="ce87" office:value-type="string">
            <text:p>SA</text:p>
          </table:table-cell>
          <table:table-cell table:formula="of:=VLOOKUP(IF(ISERR(FIND(&quot;C&quot;;[.G17]));0;1)+IF(ISERR(FIND(&quot;A&quot;;[.G17]));0;1)+IF(ISERR(FIND(&quot;S&quot;;[.G17]));0;1)&amp;[.E17];[$glvls.$G$1:.$AD$38];1+4;0)" office:value-type="float" office:value="10">
            <text:p>10</text:p>
          </table:table-cell>
          <table:table-cell table:formula="of:=VLOOKUP(IF(ISERR(FIND(&quot;C&quot;;[.G17]));0;1)+IF(ISERR(FIND(&quot;A&quot;;[.G17]));0;1)+IF(ISERR(FIND(&quot;S&quot;;[.G17]));0;1)&amp;[.E17];[$glvls.$G$1:.$AD$38];[.F17]+4;0)" office:value-type="float" office:value="18">
            <text:p>18</text:p>
          </table:table-cell>
          <table:table-cell table:style-name="ce87"/>
          <table:table-cell table:style-name="ce84" office:value-type="float" office:value="3">
            <text:p>3</text:p>
          </table:table-cell>
          <table:table-cell office:value-type="float" office:value="10">
            <text:p>10</text:p>
          </table:table-cell>
          <table:table-cell table:style-name="ce10" office:value-type="string">
            <text:p>meditation</text:p>
          </table:table-cell>
          <table:table-cell table:style-name="ce15" office:value-type="string">
            <text:p>E</text:p>
          </table:table-cell>
          <table:table-cell office:value-type="float" office:value="6">
            <text:p>6</text:p>
          </table:table-cell>
          <table:table-cell table:style-name="ce87" office:value-type="string">
            <text:p>SC</text:p>
          </table:table-cell>
          <table:table-cell table:formula="of:=VLOOKUP(IF(ISERR(FIND(&quot;C&quot;;[.P17]));0;1)+IF(ISERR(FIND(&quot;A&quot;;[.P17]));0;1)+IF(ISERR(FIND(&quot;S&quot;;[.P17]));0;1)&amp;[.N17];[$glvls.$G$1:.$AD$38];1+4;0)" office:value-type="float" office:value="6">
            <text:p>6</text:p>
          </table:table-cell>
          <table:table-cell table:formula="of:=VLOOKUP(IF(ISERR(FIND(&quot;C&quot;;[.P17]));0;1)+IF(ISERR(FIND(&quot;A&quot;;[.P17]));0;1)+IF(ISERR(FIND(&quot;S&quot;;[.P17]));0;1)&amp;[.N17];[$glvls.$G$1:.$AD$38];[.O17]+4;0)" office:value-type="float" office:value="16">
            <text:p>16</text:p>
          </table:table-cell>
          <table:table-cell table:style-name="ce2"/>
          <table:table-cell/>
          <table:table-cell table:style-name="ce87" table:number-columns-repeated="2"/>
          <table:table-cell table:number-columns-repeated="2"/>
          <table:table-cell table:style-name="ce15"/>
          <table:table-cell table:number-columns-repeated="50"/>
          <table:table-cell table:style-name="ce2" table:number-columns-repeated="949"/>
        </table:table-row>
        <table:table-row table:style-name="ro1">
          <table:table-cell table:style-name="ce84" office:value-type="float" office:value="3">
            <text:p>3</text:p>
          </table:table-cell>
          <table:table-cell office:value-type="float" office:value="10">
            <text:p>10</text:p>
          </table:table-cell>
          <table:table-cell table:style-name="ce13" office:value-type="string">
            <text:p>control pain</text:p>
          </table:table-cell>
          <table:table-cell/>
          <table:table-cell table:style-name="ce15" office:value-type="string">
            <text:p>M</text:p>
          </table:table-cell>
          <table:table-cell office:value-type="float" office:value="5">
            <text:p>5</text:p>
          </table:table-cell>
          <table:table-cell table:style-name="ce87" office:value-type="string">
            <text:p>C(A)</text:p>
          </table:table-cell>
          <table:table-cell table:formula="of:=VLOOKUP(IF(ISERR(FIND(&quot;C&quot;;[.G18]));0;1)+IF(ISERR(FIND(&quot;A&quot;;[.G18]));0;1)+IF(ISERR(FIND(&quot;S&quot;;[.G18]));0;1)&amp;[.E18];[$glvls.$G$1:.$AD$38];1+4;0)" office:value-type="float" office:value="10">
            <text:p>10</text:p>
          </table:table-cell>
          <table:table-cell table:formula="of:=VLOOKUP(IF(ISERR(FIND(&quot;C&quot;;[.G18]));0;1)+IF(ISERR(FIND(&quot;A&quot;;[.G18]));0;1)+IF(ISERR(FIND(&quot;S&quot;;[.G18]));0;1)&amp;[.E18];[$glvls.$G$1:.$AD$38];[.F18]+4;0)" office:value-type="float" office:value="18">
            <text:p>18</text:p>
          </table:table-cell>
          <table:table-cell table:style-name="ce87"/>
          <table:table-cell table:style-name="ce84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3" office:value-type="string">
            <text:p>melee combat</text:p>
          </table:table-cell>
          <table:table-cell table:style-name="ce15" office:value-type="string">
            <text:p>VD</text:p>
          </table:table-cell>
          <table:table-cell office:value-type="float" office:value="3">
            <text:p>3</text:p>
          </table:table-cell>
          <table:table-cell table:style-name="ce87" office:value-type="string">
            <text:p>C</text:p>
          </table:table-cell>
          <table:table-cell table:formula="of:=VLOOKUP(IF(ISERR(FIND(&quot;C&quot;;[.P18]));0;1)+IF(ISERR(FIND(&quot;A&quot;;[.P18]));0;1)+IF(ISERR(FIND(&quot;S&quot;;[.P18]));0;1)&amp;[.N18];[$glvls.$G$1:.$AD$38];1+4;0)" office:value-type="float" office:value="8">
            <text:p>8</text:p>
          </table:table-cell>
          <table:table-cell table:formula="of:=VLOOKUP(IF(ISERR(FIND(&quot;C&quot;;[.P18]));0;1)+IF(ISERR(FIND(&quot;A&quot;;[.P18]));0;1)+IF(ISERR(FIND(&quot;S&quot;;[.P18]));0;1)&amp;[.N18];[$glvls.$G$1:.$AD$38];[.O18]+4;0)" office:value-type="float" office:value="10">
            <text:p>10</text:p>
          </table:table-cell>
          <table:table-cell table:style-name="ce2"/>
          <table:table-cell/>
          <table:table-cell table:style-name="ce87" office:value-type="string">
            <text:p>Current Lvl</text:p>
          </table:table-cell>
          <table:table-cell table:style-name="ce87"/>
          <table:table-cell table:number-columns-repeated="2"/>
          <table:table-cell table:style-name="ce15"/>
          <table:table-cell table:number-columns-repeated="50"/>
          <table:table-cell table:style-name="ce2" table:number-columns-repeated="949"/>
        </table:table-row>
        <table:table-row table:style-name="ro1">
          <table:table-cell table:style-name="ce84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12" office:value-type="string">
            <text:p>dark suggestion</text:p>
          </table:table-cell>
          <table:table-cell/>
          <table:table-cell table:style-name="ce15" office:value-type="string">
            <text:p>M</text:p>
          </table:table-cell>
          <table:table-cell office:value-type="float" office:value="0">
            <text:p>0</text:p>
          </table:table-cell>
          <table:table-cell table:style-name="ce87" office:value-type="string">
            <text:p>SCA</text:p>
          </table:table-cell>
          <table:table-cell table:formula="of:=VLOOKUP(IF(ISERR(FIND(&quot;C&quot;;[.G19]));0;1)+IF(ISERR(FIND(&quot;A&quot;;[.G19]));0;1)+IF(ISERR(FIND(&quot;S&quot;;[.G19]));0;1)&amp;[.E19];[$glvls.$G$1:.$AD$38];1+4;0)" office:value-type="float" office:value="15">
            <text:p>15</text:p>
          </table:table-cell>
          <table:table-cell table:formula="of:=VLOOKUP(IF(ISERR(FIND(&quot;C&quot;;[.G19]));0;1)+IF(ISERR(FIND(&quot;A&quot;;[.G19]));0;1)+IF(ISERR(FIND(&quot;S&quot;;[.G19]));0;1)&amp;[.E19];[$glvls.$G$1:.$AD$38];[.F19]+4;0)" office:value-type="float" office:value="0">
            <text:p>0</text:p>
          </table:table-cell>
          <table:table-cell table:style-name="ce87"/>
          <table:table-cell table:style-name="ce8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string">
            <text:p>mind trick</text:p>
          </table:table-cell>
          <table:table-cell table:style-name="ce15" office:value-type="string">
            <text:p>EtM</text:p>
          </table:table-cell>
          <table:table-cell office:value-type="float" office:value="0">
            <text:p>0</text:p>
          </table:table-cell>
          <table:table-cell table:style-name="ce87" office:value-type="string">
            <text:p>SCA</text:p>
          </table:table-cell>
          <table:table-cell table:formula="of:=VLOOKUP(IF(ISERR(FIND(&quot;C&quot;;[.P19]));0;1)+IF(ISERR(FIND(&quot;A&quot;;[.P19]));0;1)+IF(ISERR(FIND(&quot;S&quot;;[.P19]));0;1)&amp;[.N19];[$glvls.$G$1:.$AD$38];1+4;0)" office:value-type="float" office:value="12">
            <text:p>12</text:p>
          </table:table-cell>
          <table:table-cell table:formula="of:=VLOOKUP(IF(ISERR(FIND(&quot;C&quot;;[.P19]));0;1)+IF(ISERR(FIND(&quot;A&quot;;[.P19]));0;1)+IF(ISERR(FIND(&quot;S&quot;;[.P19]));0;1)&amp;[.N19];[$glvls.$G$1:.$AD$38];[.O19]+4;0)" office:value-type="float" office:value="0">
            <text:p>0</text:p>
          </table:table-cell>
          <table:table-cell table:style-name="ce2"/>
          <table:table-cell table:style-name="ce46" office:value-type="string">
            <text:p>S</text:p>
          </table:table-cell>
          <table:table-cell table:style-name="ce95" table:formula="of:=[$stats.P9]" office:value-type="float" office:value="4">
            <text:p>4</text:p>
          </table:table-cell>
          <table:table-cell table:style-name="ce87"/>
          <table:table-cell table:number-columns-repeated="2"/>
          <table:table-cell table:style-name="ce15"/>
          <table:table-cell table:number-columns-repeated="50"/>
          <table:table-cell table:style-name="ce2" table:number-columns-repeated="949"/>
        </table:table-row>
        <table:table-row table:style-name="ro9">
          <table:table-cell table:style-name="ce84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0" office:value-type="string">
            <text:p>detoxify poison</text:p>
          </table:table-cell>
          <table:table-cell/>
          <table:table-cell table:style-name="ce15" office:value-type="string">
            <text:p>E</text:p>
          </table:table-cell>
          <table:table-cell office:value-type="float" office:value="0">
            <text:p>0</text:p>
          </table:table-cell>
          <table:table-cell table:style-name="ce87" office:value-type="string">
            <text:p>SC(A)</text:p>
          </table:table-cell>
          <table:table-cell table:formula="of:=VLOOKUP(IF(ISERR(FIND(&quot;C&quot;;[.G20]));0;1)+IF(ISERR(FIND(&quot;A&quot;;[.G20]));0;1)+IF(ISERR(FIND(&quot;S&quot;;[.G20]));0;1)&amp;[.E20];[$glvls.$G$1:.$AD$38];1+4;0)" office:value-type="float" office:value="9">
            <text:p>9</text:p>
          </table:table-cell>
          <table:table-cell table:formula="of:=VLOOKUP(IF(ISERR(FIND(&quot;C&quot;;[.G20]));0;1)+IF(ISERR(FIND(&quot;A&quot;;[.G20]));0;1)+IF(ISERR(FIND(&quot;S&quot;;[.G20]));0;1)&amp;[.E20];[$glvls.$G$1:.$AD$38];[.F20]+4;0)" office:value-type="float" office:value="0">
            <text:p>0</text:p>
          </table:table-cell>
          <table:table-cell table:style-name="ce87"/>
          <table:table-cell table:style-name="ce84"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11" office:value-type="string">
            <text:p>mindblock</text:p>
          </table:table-cell>
          <table:table-cell table:style-name="ce15" office:value-type="string">
            <text:p>MtD</text:p>
          </table:table-cell>
          <table:table-cell office:value-type="float" office:value="5">
            <text:p>5</text:p>
          </table:table-cell>
          <table:table-cell table:style-name="ce87" office:value-type="string">
            <text:p>SC</text:p>
          </table:table-cell>
          <table:table-cell table:formula="of:=VLOOKUP(IF(ISERR(FIND(&quot;C&quot;;[.P20]));0;1)+IF(ISERR(FIND(&quot;A&quot;;[.P20]));0;1)+IF(ISERR(FIND(&quot;S&quot;;[.P20]));0;1)&amp;[.N20];[$glvls.$G$1:.$AD$38];1+4;0)" office:value-type="float" office:value="12">
            <text:p>12</text:p>
          </table:table-cell>
          <table:table-cell table:formula="of:=VLOOKUP(IF(ISERR(FIND(&quot;C&quot;;[.P20]));0;1)+IF(ISERR(FIND(&quot;A&quot;;[.P20]));0;1)+IF(ISERR(FIND(&quot;S&quot;;[.P20]));0;1)&amp;[.N20];[$glvls.$G$1:.$AD$38];[.O20]+4;0)" office:value-type="float" office:value="20">
            <text:p>20</text:p>
          </table:table-cell>
          <table:table-cell table:style-name="ce2"/>
          <table:table-cell table:style-name="ce46" office:value-type="string">
            <text:p>C</text:p>
          </table:table-cell>
          <table:table-cell table:style-name="ce95" table:formula="of:=[$stats.P10]" office:value-type="float" office:value="6">
            <text:p>6</text:p>
          </table:table-cell>
          <table:table-cell table:style-name="ce87"/>
          <table:table-cell table:number-columns-repeated="2"/>
          <table:table-cell table:style-name="ce15"/>
          <table:table-cell table:number-columns-repeated="50"/>
          <table:table-cell table:style-name="ce2" table:number-columns-repeated="949"/>
        </table:table-row>
        <table:table-row table:style-name="ro1">
          <table:table-cell table:style-name="ce8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isplace matter</text:p>
          </table:table-cell>
          <table:table-cell/>
          <table:table-cell table:style-name="ce15" office:value-type="string">
            <text:p>M</text:p>
          </table:table-cell>
          <table:table-cell office:value-type="float" office:value="0">
            <text:p>0</text:p>
          </table:table-cell>
          <table:table-cell table:style-name="ce87" office:value-type="string">
            <text:p>SCA</text:p>
          </table:table-cell>
          <table:table-cell table:formula="of:=VLOOKUP(IF(ISERR(FIND(&quot;C&quot;;[.G21]));0;1)+IF(ISERR(FIND(&quot;A&quot;;[.G21]));0;1)+IF(ISERR(FIND(&quot;S&quot;;[.G21]));0;1)&amp;[.E21];[$glvls.$G$1:.$AD$38];1+4;0)" office:value-type="float" office:value="15">
            <text:p>15</text:p>
          </table:table-cell>
          <table:table-cell table:formula="of:=VLOOKUP(IF(ISERR(FIND(&quot;C&quot;;[.G21]));0;1)+IF(ISERR(FIND(&quot;A&quot;;[.G21]));0;1)+IF(ISERR(FIND(&quot;S&quot;;[.G21]));0;1)&amp;[.E21];[$glvls.$G$1:.$AD$38];[.F21]+4;0)" office:value-type="float" office:value="0">
            <text:p>0</text:p>
          </table:table-cell>
          <table:table-cell table:style-name="ce87"/>
          <table:table-cell table:style-name="ce84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1" office:value-type="string">
            <text:p>misdirect</text:p>
          </table:table-cell>
          <table:table-cell table:style-name="ce15" office:value-type="string">
            <text:p>MtD</text:p>
          </table:table-cell>
          <table:table-cell office:value-type="float" office:value="0">
            <text:p>0</text:p>
          </table:table-cell>
          <table:table-cell table:style-name="ce87" office:value-type="string">
            <text:p>SCA</text:p>
          </table:table-cell>
          <table:table-cell table:formula="of:=VLOOKUP(IF(ISERR(FIND(&quot;C&quot;;[.P21]));0;1)+IF(ISERR(FIND(&quot;A&quot;;[.P21]));0;1)+IF(ISERR(FIND(&quot;S&quot;;[.P21]));0;1)&amp;[.N21];[$glvls.$G$1:.$AD$38];1+4;0)" office:value-type="float" office:value="18">
            <text:p>18</text:p>
          </table:table-cell>
          <table:table-cell table:formula="of:=VLOOKUP(IF(ISERR(FIND(&quot;C&quot;;[.P21]));0;1)+IF(ISERR(FIND(&quot;A&quot;;[.P21]));0;1)+IF(ISERR(FIND(&quot;S&quot;;[.P21]));0;1)&amp;[.N21];[$glvls.$G$1:.$AD$38];[.O21]+4;0)" office:value-type="float" office:value="0">
            <text:p>0</text:p>
          </table:table-cell>
          <table:table-cell table:style-name="ce2"/>
          <table:table-cell table:style-name="ce46" office:value-type="string">
            <text:p>A</text:p>
          </table:table-cell>
          <table:table-cell table:style-name="ce95" table:formula="of:=[$stats.P11]" office:value-type="float" office:value="2">
            <text:p>2</text:p>
          </table:table-cell>
          <table:table-cell table:number-columns-repeated="3"/>
          <table:table-cell table:style-name="ce15"/>
          <table:table-cell table:style-name="ce87"/>
          <table:table-cell/>
          <table:table-cell table:style-name="ce87"/>
          <table:table-cell table:number-columns-repeated="5"/>
          <table:table-cell table:style-name="ce87"/>
          <table:table-cell table:number-columns-repeated="41"/>
          <table:table-cell table:style-name="ce2" table:number-columns-repeated="949"/>
        </table:table-row>
        <table:table-row table:style-name="ro1">
          <table:table-cell table:style-name="ce84"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9" office:value-type="string">
            <text:p>dissipate energy</text:p>
          </table:table-cell>
          <table:table-cell/>
          <table:table-cell table:style-name="ce15" office:value-type="string">
            <text:p>M</text:p>
          </table:table-cell>
          <table:table-cell office:value-type="float" office:value="6">
            <text:p>6</text:p>
          </table:table-cell>
          <table:table-cell table:style-name="ce87" office:value-type="string">
            <text:p>C</text:p>
          </table:table-cell>
          <table:table-cell table:formula="of:=VLOOKUP(IF(ISERR(FIND(&quot;C&quot;;[.G22]));0;1)+IF(ISERR(FIND(&quot;A&quot;;[.G22]));0;1)+IF(ISERR(FIND(&quot;S&quot;;[.G22]));0;1)&amp;[.E22];[$glvls.$G$1:.$AD$38];1+4;0)" office:value-type="float" office:value="5">
            <text:p>5</text:p>
          </table:table-cell>
          <table:table-cell table:formula="of:=VLOOKUP(IF(ISERR(FIND(&quot;C&quot;;[.G22]));0;1)+IF(ISERR(FIND(&quot;A&quot;;[.G22]));0;1)+IF(ISERR(FIND(&quot;S&quot;;[.G22]));0;1)&amp;[.E22];[$glvls.$G$1:.$AD$38];[.F22]+4;0)" office:value-type="float" office:value="10">
            <text:p>10</text:p>
          </table:table-cell>
          <table:table-cell table:style-name="ce87"/>
          <table:table-cell table:style-name="ce84"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10" office:value-type="string">
            <text:p>reduce injury</text:p>
          </table:table-cell>
          <table:table-cell table:style-name="ce15" office:value-type="string">
            <text:p>MtD</text:p>
          </table:table-cell>
          <table:table-cell office:value-type="float" office:value="5">
            <text:p>5</text:p>
          </table:table-cell>
          <table:table-cell table:style-name="ce87" office:value-type="string">
            <text:p>C(A)</text:p>
          </table:table-cell>
          <table:table-cell table:formula="of:=VLOOKUP(IF(ISERR(FIND(&quot;C&quot;;[.P22]));0;1)+IF(ISERR(FIND(&quot;A&quot;;[.P22]));0;1)+IF(ISERR(FIND(&quot;S&quot;;[.P22]));0;1)&amp;[.N22];[$glvls.$G$1:.$AD$38];1+4;0)" office:value-type="float" office:value="12">
            <text:p>12</text:p>
          </table:table-cell>
          <table:table-cell table:formula="of:=VLOOKUP(IF(ISERR(FIND(&quot;C&quot;;[.P22]));0;1)+IF(ISERR(FIND(&quot;A&quot;;[.P22]));0;1)+IF(ISERR(FIND(&quot;S&quot;;[.P22]));0;1)&amp;[.N22];[$glvls.$G$1:.$AD$38];[.O22]+4;0)" office:value-type="float" office:value="20">
            <text:p>20</text:p>
          </table:table-cell>
          <table:table-cell table:style-name="ce2"/>
          <table:table-cell table:number-columns-repeated="5"/>
          <table:table-cell table:style-name="ce15"/>
          <table:table-cell table:style-name="ce87"/>
          <table:table-cell/>
          <table:table-cell table:style-name="ce87"/>
          <table:table-cell table:number-columns-repeated="5"/>
          <table:table-cell table:style-name="ce87"/>
          <table:table-cell table:number-columns-repeated="41"/>
          <table:table-cell table:style-name="ce2" table:number-columns-repeated="949"/>
        </table:table-row>
        <table:table-row table:style-name="ro1">
          <table:table-cell table:style-name="ce84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11" office:value-type="string">
            <text:p>distract</text:p>
          </table:table-cell>
          <table:table-cell/>
          <table:table-cell table:style-name="ce15" office:value-type="string">
            <text:p>EtM</text:p>
          </table:table-cell>
          <table:table-cell office:value-type="float" office:value="0">
            <text:p>0</text:p>
          </table:table-cell>
          <table:table-cell table:style-name="ce87" office:value-type="string">
            <text:p>CA</text:p>
          </table:table-cell>
          <table:table-cell table:formula="of:=VLOOKUP(IF(ISERR(FIND(&quot;C&quot;;[.G23]));0;1)+IF(ISERR(FIND(&quot;A&quot;;[.G23]));0;1)+IF(ISERR(FIND(&quot;S&quot;;[.G23]));0;1)&amp;[.E23];[$glvls.$G$1:.$AD$38];1+4;0)" office:value-type="float" office:value="8">
            <text:p>8</text:p>
          </table:table-cell>
          <table:table-cell table:formula="of:=VLOOKUP(IF(ISERR(FIND(&quot;C&quot;;[.G23]));0;1)+IF(ISERR(FIND(&quot;A&quot;;[.G23]));0;1)+IF(ISERR(FIND(&quot;S&quot;;[.G23]));0;1)&amp;[.E23];[$glvls.$G$1:.$AD$38];[.F23]+4;0)" office:value-type="float" office:value="0">
            <text:p>0</text:p>
          </table:table-cell>
          <table:table-cell table:style-name="ce87"/>
          <table:table-cell table:style-name="ce84"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9" office:value-type="string">
            <text:p>release force</text:p>
          </table:table-cell>
          <table:table-cell table:style-name="ce15" office:value-type="string">
            <text:p>E</text:p>
          </table:table-cell>
          <table:table-cell office:value-type="float" office:value="7">
            <text:p>7</text:p>
          </table:table-cell>
          <table:table-cell table:style-name="ce87" office:value-type="string">
            <text:p>C</text:p>
          </table:table-cell>
          <table:table-cell table:formula="of:=VLOOKUP(IF(ISERR(FIND(&quot;C&quot;;[.P23]));0;1)+IF(ISERR(FIND(&quot;A&quot;;[.P23]));0;1)+IF(ISERR(FIND(&quot;S&quot;;[.P23]));0;1)&amp;[.N23];[$glvls.$G$1:.$AD$38];1+4;0)" office:value-type="float" office:value="3">
            <text:p>3</text:p>
          </table:table-cell>
          <table:table-cell table:formula="of:=VLOOKUP(IF(ISERR(FIND(&quot;C&quot;;[.P23]));0;1)+IF(ISERR(FIND(&quot;A&quot;;[.P23]));0;1)+IF(ISERR(FIND(&quot;S&quot;;[.P23]));0;1)&amp;[.N23];[$glvls.$G$1:.$AD$38];[.O23]+4;0)" office:value-type="float" office:value="9">
            <text:p>9</text:p>
          </table:table-cell>
          <table:table-cell table:style-name="ce2"/>
          <table:table-cell table:number-columns-repeated="5"/>
          <table:table-cell table:style-name="ce15"/>
          <table:table-cell table:style-name="ce87"/>
          <table:table-cell/>
          <table:table-cell table:style-name="ce87"/>
          <table:table-cell table:number-columns-repeated="5"/>
          <table:table-cell table:style-name="ce87"/>
          <table:table-cell table:number-columns-repeated="41"/>
          <table:table-cell table:style-name="ce2" table:number-columns-repeated="949"/>
        </table:table-row>
        <table:table-row table:style-name="ro1">
          <table:table-cell table:style-name="ce84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9" office:value-type="string">
            <text:p>disturbing aura</text:p>
          </table:table-cell>
          <table:table-cell/>
          <table:table-cell table:style-name="ce15" office:value-type="string">
            <text:p>M</text:p>
          </table:table-cell>
          <table:table-cell office:value-type="float" office:value="0">
            <text:p>0</text:p>
          </table:table-cell>
          <table:table-cell table:style-name="ce87" office:value-type="string">
            <text:p>SC</text:p>
          </table:table-cell>
          <table:table-cell table:formula="of:=VLOOKUP(IF(ISERR(FIND(&quot;C&quot;;[.G24]));0;1)+IF(ISERR(FIND(&quot;A&quot;;[.G24]));0;1)+IF(ISERR(FIND(&quot;S&quot;;[.G24]));0;1)&amp;[.E24];[$glvls.$G$1:.$AD$38];1+4;0)" office:value-type="float" office:value="10">
            <text:p>10</text:p>
          </table:table-cell>
          <table:table-cell table:formula="of:=VLOOKUP(IF(ISERR(FIND(&quot;C&quot;;[.G24]));0;1)+IF(ISERR(FIND(&quot;A&quot;;[.G24]));0;1)+IF(ISERR(FIND(&quot;S&quot;;[.G24]));0;1)&amp;[.E24];[$glvls.$G$1:.$AD$38];[.F24]+4;0)" office:value-type="float" office:value="0">
            <text:p>0</text:p>
          </table:table-cell>
          <table:table-cell table:style-name="ce87"/>
          <table:table-cell table:style-name="ce84"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9" office:value-type="string">
            <text:p>residual life</text:p>
          </table:table-cell>
          <table:table-cell table:style-name="ce15" office:value-type="string">
            <text:p>BL</text:p>
          </table:table-cell>
          <table:table-cell office:value-type="float" office:value="0">
            <text:p>0</text:p>
          </table:table-cell>
          <table:table-cell table:style-name="ce87" office:value-type="string">
            <text:p>SCA</text:p>
          </table:table-cell>
          <table:table-cell table:formula="of:=VLOOKUP(IF(ISERR(FIND(&quot;C&quot;;[.P24]));0;1)+IF(ISERR(FIND(&quot;A&quot;;[.P24]));0;1)+IF(ISERR(FIND(&quot;S&quot;;[.P24]));0;1)&amp;[.N24];[$glvls.$G$1:.$AD$38];1+4;0)" office:value-type="float" office:value="36">
            <text:p>36</text:p>
          </table:table-cell>
          <table:table-cell table:formula="of:=VLOOKUP(IF(ISERR(FIND(&quot;C&quot;;[.P24]));0;1)+IF(ISERR(FIND(&quot;A&quot;;[.P24]));0;1)+IF(ISERR(FIND(&quot;S&quot;;[.P24]));0;1)&amp;[.N24];[$glvls.$G$1:.$AD$38];[.O24]+4;0)" office:value-type="float" office:value="0">
            <text:p>0</text:p>
          </table:table-cell>
          <table:table-cell table:style-name="ce2"/>
          <table:table-cell table:number-columns-repeated="5"/>
          <table:table-cell table:style-name="ce15"/>
          <table:table-cell table:style-name="ce87"/>
          <table:table-cell/>
          <table:table-cell table:style-name="ce87"/>
          <table:table-cell table:number-columns-repeated="5"/>
          <table:table-cell table:style-name="ce87"/>
          <table:table-cell table:number-columns-repeated="41"/>
          <table:table-cell table:style-name="ce2" table:number-columns-repeated="949"/>
        </table:table-row>
        <table:table-row table:style-name="ro1">
          <table:table-cell table:style-name="ce84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3" office:value-type="string">
            <text:p>dodge</text:p>
          </table:table-cell>
          <table:table-cell/>
          <table:table-cell table:style-name="ce15" office:value-type="string">
            <text:p>M</text:p>
          </table:table-cell>
          <table:table-cell office:value-type="float" office:value="6">
            <text:p>6</text:p>
          </table:table-cell>
          <table:table-cell table:style-name="ce87" office:value-type="string">
            <text:p>SC</text:p>
          </table:table-cell>
          <table:table-cell table:formula="of:=VLOOKUP(IF(ISERR(FIND(&quot;C&quot;;[.G25]));0;1)+IF(ISERR(FIND(&quot;A&quot;;[.G25]));0;1)+IF(ISERR(FIND(&quot;S&quot;;[.G25]));0;1)&amp;[.E25];[$glvls.$G$1:.$AD$38];1+4;0)" office:value-type="float" office:value="10">
            <text:p>10</text:p>
          </table:table-cell>
          <table:table-cell table:formula="of:=VLOOKUP(IF(ISERR(FIND(&quot;C&quot;;[.G25]));0;1)+IF(ISERR(FIND(&quot;A&quot;;[.G25]));0;1)+IF(ISERR(FIND(&quot;S&quot;;[.G25]));0;1)&amp;[.E25];[$glvls.$G$1:.$AD$38];[.F25]+4;0)" office:value-type="float" office:value="20">
            <text:p>20</text:p>
          </table:table-cell>
          <table:table-cell table:style-name="ce87"/>
          <table:table-cell table:style-name="ce84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3" office:value-type="string">
            <text:p>resist poison</text:p>
          </table:table-cell>
          <table:table-cell table:style-name="ce15" office:value-type="string">
            <text:p>M</text:p>
          </table:table-cell>
          <table:table-cell office:value-type="float" office:value="0">
            <text:p>0</text:p>
          </table:table-cell>
          <table:table-cell table:style-name="ce87" office:value-type="string">
            <text:p>SC</text:p>
          </table:table-cell>
          <table:table-cell table:formula="of:=VLOOKUP(IF(ISERR(FIND(&quot;C&quot;;[.P25]));0;1)+IF(ISERR(FIND(&quot;A&quot;;[.P25]));0;1)+IF(ISERR(FIND(&quot;S&quot;;[.P25]));0;1)&amp;[.N25];[$glvls.$G$1:.$AD$38];1+4;0)" office:value-type="float" office:value="10">
            <text:p>10</text:p>
          </table:table-cell>
          <table:table-cell table:formula="of:=VLOOKUP(IF(ISERR(FIND(&quot;C&quot;;[.P25]));0;1)+IF(ISERR(FIND(&quot;A&quot;;[.P25]));0;1)+IF(ISERR(FIND(&quot;S&quot;;[.P25]));0;1)&amp;[.N25];[$glvls.$G$1:.$AD$38];[.O25]+4;0)" office:value-type="float" office:value="0">
            <text:p>0</text:p>
          </table:table-cell>
          <table:table-cell table:style-name="ce2"/>
          <table:table-cell table:number-columns-repeated="5"/>
          <table:table-cell table:style-name="ce15"/>
          <table:table-cell table:style-name="ce87"/>
          <table:table-cell/>
          <table:table-cell table:style-name="ce87"/>
          <table:table-cell table:number-columns-repeated="5"/>
          <table:table-cell table:style-name="ce87"/>
          <table:table-cell table:number-columns-repeated="41"/>
          <table:table-cell table:style-name="ce2" table:number-columns-repeated="949"/>
        </table:table-row>
        <table:table-row table:style-name="ro1">
          <table:table-cell table:style-name="ce84"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3" office:value-type="string">
            <text:p>dominate mind</text:p>
          </table:table-cell>
          <table:table-cell/>
          <table:table-cell table:style-name="ce15" office:value-type="string">
            <text:p>LA</text:p>
          </table:table-cell>
          <table:table-cell office:value-type="float" office:value="0">
            <text:p>0</text:p>
          </table:table-cell>
          <table:table-cell table:style-name="ce87" office:value-type="string">
            <text:p>SCA</text:p>
          </table:table-cell>
          <table:table-cell table:formula="of:=VLOOKUP(IF(ISERR(FIND(&quot;C&quot;;[.G26]));0;1)+IF(ISERR(FIND(&quot;A&quot;;[.G26]));0;1)+IF(ISERR(FIND(&quot;S&quot;;[.G26]));0;1)&amp;[.E26];[$glvls.$G$1:.$AD$38];1+4;0)" office:value-type="float" office:value="33">
            <text:p>33</text:p>
          </table:table-cell>
          <table:table-cell table:formula="of:=VLOOKUP(IF(ISERR(FIND(&quot;C&quot;;[.G26]));0;1)+IF(ISERR(FIND(&quot;A&quot;;[.G26]));0;1)+IF(ISERR(FIND(&quot;S&quot;;[.G26]));0;1)&amp;[.E26];[$glvls.$G$1:.$AD$38];[.F26]+4;0)" office:value-type="float" office:value="0">
            <text:p>0</text:p>
          </table:table-cell>
          <table:table-cell table:style-name="ce87"/>
          <table:table-cell table:style-name="ce84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3" office:value-type="string">
            <text:p>resist stun</text:p>
          </table:table-cell>
          <table:table-cell table:style-name="ce15" office:value-type="string">
            <text:p>EtM</text:p>
          </table:table-cell>
          <table:table-cell office:value-type="float" office:value="0">
            <text:p>0</text:p>
          </table:table-cell>
          <table:table-cell table:style-name="ce87" office:value-type="string">
            <text:p>C</text:p>
          </table:table-cell>
          <table:table-cell table:formula="of:=VLOOKUP(IF(ISERR(FIND(&quot;C&quot;;[.P26]));0;1)+IF(ISERR(FIND(&quot;A&quot;;[.P26]));0;1)+IF(ISERR(FIND(&quot;S&quot;;[.P26]));0;1)&amp;[.N26];[$glvls.$G$1:.$AD$38];1+4;0)" office:value-type="float" office:value="4">
            <text:p>4</text:p>
          </table:table-cell>
          <table:table-cell table:formula="of:=VLOOKUP(IF(ISERR(FIND(&quot;C&quot;;[.P26]));0;1)+IF(ISERR(FIND(&quot;A&quot;;[.P26]));0;1)+IF(ISERR(FIND(&quot;S&quot;;[.P26]));0;1)&amp;[.N26];[$glvls.$G$1:.$AD$38];[.O26]+4;0)" office:value-type="float" office:value="0">
            <text:p>0</text:p>
          </table:table-cell>
          <table:table-cell table:style-name="ce2"/>
          <table:table-cell table:number-columns-repeated="5"/>
          <table:table-cell table:style-name="ce15"/>
          <table:table-cell table:style-name="ce87"/>
          <table:table-cell/>
          <table:table-cell table:style-name="ce87"/>
          <table:table-cell table:number-columns-repeated="5"/>
          <table:table-cell table:style-name="ce87"/>
          <table:table-cell table:number-columns-repeated="41"/>
          <table:table-cell table:style-name="ce2" table:number-columns-repeated="949"/>
        </table:table-row>
        <table:table-row table:style-name="ro1">
          <table:table-cell table:style-name="ce84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9" office:value-type="string">
            <text:p>drain crystals</text:p>
          </table:table-cell>
          <table:table-cell/>
          <table:table-cell table:style-name="ce15" office:value-type="string">
            <text:p>M</text:p>
          </table:table-cell>
          <table:table-cell office:value-type="float" office:value="0">
            <text:p>0</text:p>
          </table:table-cell>
          <table:table-cell table:style-name="ce87" office:value-type="string">
            <text:p>SA</text:p>
          </table:table-cell>
          <table:table-cell table:formula="of:=VLOOKUP(IF(ISERR(FIND(&quot;C&quot;;[.G27]));0;1)+IF(ISERR(FIND(&quot;A&quot;;[.G27]));0;1)+IF(ISERR(FIND(&quot;S&quot;;[.G27]));0;1)&amp;[.E27];[$glvls.$G$1:.$AD$38];1+4;0)" office:value-type="float" office:value="10">
            <text:p>10</text:p>
          </table:table-cell>
          <table:table-cell table:formula="of:=VLOOKUP(IF(ISERR(FIND(&quot;C&quot;;[.G27]));0;1)+IF(ISERR(FIND(&quot;A&quot;;[.G27]));0;1)+IF(ISERR(FIND(&quot;S&quot;;[.G27]));0;1)&amp;[.E27];[$glvls.$G$1:.$AD$38];[.F27]+4;0)" office:value-type="float" office:value="0">
            <text:p>0</text:p>
          </table:table-cell>
          <table:table-cell table:style-name="ce87"/>
          <table:table-cell table:style-name="ce84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11" office:value-type="string">
            <text:p>second childhood</text:p>
          </table:table-cell>
          <table:table-cell table:style-name="ce15" office:value-type="string">
            <text:p>I</text:p>
          </table:table-cell>
          <table:table-cell office:value-type="float" office:value="0">
            <text:p>0</text:p>
          </table:table-cell>
          <table:table-cell table:style-name="ce87" office:value-type="string">
            <text:p>NA</text:p>
          </table:table-cell>
          <table:table-cell table:formula="of:=VLOOKUP(IF(ISERR(FIND(&quot;C&quot;;[.P27]));0;1)+IF(ISERR(FIND(&quot;A&quot;;[.P27]));0;1)+IF(ISERR(FIND(&quot;S&quot;;[.P27]));0;1)&amp;[.N27];[$glvls.$G$1:.$AD$38];1+4;0)" office:value-type="float" office:value="0">
            <text:p>0</text:p>
          </table:table-cell>
          <table:table-cell table:formula="of:=VLOOKUP(IF(ISERR(FIND(&quot;C&quot;;[.P27]));0;1)+IF(ISERR(FIND(&quot;A&quot;;[.P27]));0;1)+IF(ISERR(FIND(&quot;S&quot;;[.P27]));0;1)&amp;[.N27];[$glvls.$G$1:.$AD$38];[.O27]+4;0)" office:value-type="float" office:value="0">
            <text:p>0</text:p>
          </table:table-cell>
          <table:table-cell table:style-name="ce2"/>
          <table:table-cell table:number-columns-repeated="5"/>
          <table:table-cell table:style-name="ce15"/>
          <table:table-cell table:style-name="ce87"/>
          <table:table-cell/>
          <table:table-cell table:style-name="ce87"/>
          <table:table-cell table:number-columns-repeated="5"/>
          <table:table-cell table:style-name="ce87"/>
          <table:table-cell table:number-columns-repeated="41"/>
          <table:table-cell table:style-name="ce2" table:number-columns-repeated="949"/>
        </table:table-row>
        <table:table-row table:style-name="ro1">
          <table:table-cell table:style-name="ce84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3" office:value-type="string">
            <text:p>enhance metabolism</text:p>
          </table:table-cell>
          <table:table-cell/>
          <table:table-cell table:style-name="ce15" office:value-type="string">
            <text:p>MtD</text:p>
          </table:table-cell>
          <table:table-cell office:value-type="float" office:value="0">
            <text:p>0</text:p>
          </table:table-cell>
          <table:table-cell table:style-name="ce87" office:value-type="string">
            <text:p>C</text:p>
          </table:table-cell>
          <table:table-cell table:formula="of:=VLOOKUP(IF(ISERR(FIND(&quot;C&quot;;[.G28]));0;1)+IF(ISERR(FIND(&quot;A&quot;;[.G28]));0;1)+IF(ISERR(FIND(&quot;S&quot;;[.G28]));0;1)&amp;[.E28];[$glvls.$G$1:.$AD$38];1+4;0)" office:value-type="float" office:value="6">
            <text:p>6</text:p>
          </table:table-cell>
          <table:table-cell table:formula="of:=VLOOKUP(IF(ISERR(FIND(&quot;C&quot;;[.G28]));0;1)+IF(ISERR(FIND(&quot;A&quot;;[.G28]));0;1)+IF(ISERR(FIND(&quot;S&quot;;[.G28]));0;1)&amp;[.E28];[$glvls.$G$1:.$AD$38];[.F28]+4;0)" office:value-type="float" office:value="0">
            <text:p>0</text:p>
          </table:table-cell>
          <table:table-cell table:style-name="ce87"/>
          <table:table-cell table:style-name="ce84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9" office:value-type="string">
            <text:p>sense force</text:p>
          </table:table-cell>
          <table:table-cell table:style-name="ce15" office:value-type="string">
            <text:p>VE</text:p>
          </table:table-cell>
          <table:table-cell office:value-type="float" office:value="0">
            <text:p>0</text:p>
          </table:table-cell>
          <table:table-cell table:style-name="ce87" office:value-type="string">
            <text:p>S</text:p>
          </table:table-cell>
          <table:table-cell table:formula="of:=VLOOKUP(IF(ISERR(FIND(&quot;C&quot;;[.P28]));0;1)+IF(ISERR(FIND(&quot;A&quot;;[.P28]));0;1)+IF(ISERR(FIND(&quot;S&quot;;[.P28]));0;1)&amp;[.N28];[$glvls.$G$1:.$AD$38];1+4;0)" office:value-type="float" office:value="2">
            <text:p>2</text:p>
          </table:table-cell>
          <table:table-cell table:formula="of:=VLOOKUP(IF(ISERR(FIND(&quot;C&quot;;[.P28]));0;1)+IF(ISERR(FIND(&quot;A&quot;;[.P28]));0;1)+IF(ISERR(FIND(&quot;S&quot;;[.P28]));0;1)&amp;[.N28];[$glvls.$G$1:.$AD$38];[.O28]+4;0)" office:value-type="float" office:value="0">
            <text:p>0</text:p>
          </table:table-cell>
          <table:table-cell table:style-name="ce2"/>
          <table:table-cell table:number-columns-repeated="5"/>
          <table:table-cell table:style-name="ce15"/>
          <table:table-cell table:style-name="ce87"/>
          <table:table-cell/>
          <table:table-cell table:style-name="ce87"/>
          <table:table-cell table:number-columns-repeated="5"/>
          <table:table-cell table:style-name="ce87"/>
          <table:table-cell table:number-columns-repeated="41"/>
          <table:table-cell table:style-name="ce2" table:number-columns-repeated="949"/>
        </table:table-row>
        <table:table-row table:style-name="ro1">
          <table:table-cell table:style-name="ce84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1" office:value-type="string">
            <text:p>enrage</text:p>
          </table:table-cell>
          <table:table-cell/>
          <table:table-cell table:style-name="ce15" office:value-type="string">
            <text:p>D</text:p>
          </table:table-cell>
          <table:table-cell office:value-type="float" office:value="0">
            <text:p>0</text:p>
          </table:table-cell>
          <table:table-cell table:style-name="ce87" office:value-type="string">
            <text:p>SCA</text:p>
          </table:table-cell>
          <table:table-cell table:formula="of:=VLOOKUP(IF(ISERR(FIND(&quot;C&quot;;[.G29]));0;1)+IF(ISERR(FIND(&quot;A&quot;;[.G29]));0;1)+IF(ISERR(FIND(&quot;S&quot;;[.G29]));0;1)&amp;[.E29];[$glvls.$G$1:.$AD$38];1+4;0)" office:value-type="float" office:value="21">
            <text:p>21</text:p>
          </table:table-cell>
          <table:table-cell table:formula="of:=VLOOKUP(IF(ISERR(FIND(&quot;C&quot;;[.G29]));0;1)+IF(ISERR(FIND(&quot;A&quot;;[.G29]));0;1)+IF(ISERR(FIND(&quot;S&quot;;[.G29]));0;1)&amp;[.E29];[$glvls.$G$1:.$AD$38];[.F29]+4;0)" office:value-type="float" office:value="0">
            <text:p>0</text:p>
          </table:table-cell>
          <table:table-cell table:style-name="ce87"/>
          <table:table-cell table:style-name="ce84"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9" office:value-type="string">
            <text:p>shadow sight</text:p>
          </table:table-cell>
          <table:table-cell table:style-name="ce15" office:value-type="string">
            <text:p>LA</text:p>
          </table:table-cell>
          <table:table-cell office:value-type="float" office:value="0">
            <text:p>0</text:p>
          </table:table-cell>
          <table:table-cell table:style-name="ce87" office:value-type="string">
            <text:p>SCA</text:p>
          </table:table-cell>
          <table:table-cell table:formula="of:=VLOOKUP(IF(ISERR(FIND(&quot;C&quot;;[.P29]));0;1)+IF(ISERR(FIND(&quot;A&quot;;[.P29]));0;1)+IF(ISERR(FIND(&quot;S&quot;;[.P29]));0;1)&amp;[.N29];[$glvls.$G$1:.$AD$38];1+4;0)" office:value-type="float" office:value="33">
            <text:p>33</text:p>
          </table:table-cell>
          <table:table-cell table:formula="of:=VLOOKUP(IF(ISERR(FIND(&quot;C&quot;;[.P29]));0;1)+IF(ISERR(FIND(&quot;A&quot;;[.P29]));0;1)+IF(ISERR(FIND(&quot;S&quot;;[.P29]));0;1)&amp;[.N29];[$glvls.$G$1:.$AD$38];[.O29]+4;0)" office:value-type="float" office:value="0">
            <text:p>0</text:p>
          </table:table-cell>
          <table:table-cell table:style-name="ce2"/>
          <table:table-cell table:number-columns-repeated="5"/>
          <table:table-cell table:style-name="ce15"/>
          <table:table-cell table:style-name="ce87"/>
          <table:table-cell/>
          <table:table-cell table:style-name="ce87"/>
          <table:table-cell table:number-columns-repeated="5"/>
          <table:table-cell table:style-name="ce87"/>
          <table:table-cell table:number-columns-repeated="41"/>
          <table:table-cell table:style-name="ce2" table:number-columns-repeated="949"/>
        </table:table-row>
        <table:table-row table:style-name="ro1">
          <table:table-cell table:style-name="ce84"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10" office:value-type="string">
            <text:p>force</text:p>
          </table:table-cell>
          <table:table-cell/>
          <table:table-cell table:style-name="ce15" office:value-type="string">
            <text:p>I</text:p>
          </table:table-cell>
          <table:table-cell office:value-type="float" office:value="10">
            <text:p>10</text:p>
          </table:table-cell>
          <table:table-cell table:style-name="ce87" office:value-type="string">
            <text:p>S</text:p>
          </table:table-cell>
          <table:table-cell table:formula="of:=VLOOKUP(IF(ISERR(FIND(&quot;C&quot;;[.G30]));0;1)+IF(ISERR(FIND(&quot;A&quot;;[.G30]));0;1)+IF(ISERR(FIND(&quot;S&quot;;[.G30]));0;1)&amp;[.E30];[$glvls.$G$1:.$AD$38];1+4;0)" office:value-type="float" office:value="0">
            <text:p>0</text:p>
          </table:table-cell>
          <table:table-cell table:formula="of:=VLOOKUP(IF(ISERR(FIND(&quot;C&quot;;[.G30]));0;1)+IF(ISERR(FIND(&quot;A&quot;;[.G30]));0;1)+IF(ISERR(FIND(&quot;S&quot;;[.G30]));0;1)&amp;[.E30];[$glvls.$G$1:.$AD$38];[.F30]+4;0)" office:value-type="float" office:value="9">
            <text:p>9</text:p>
          </table:table-cell>
          <table:table-cell table:style-name="ce87"/>
          <table:table-cell table:style-name="ce84"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3" office:value-type="string">
            <text:p>soul siphon</text:p>
          </table:table-cell>
          <table:table-cell table:style-name="ce15" office:value-type="string">
            <text:p>EtM</text:p>
          </table:table-cell>
          <table:table-cell office:value-type="float" office:value="5">
            <text:p>5</text:p>
          </table:table-cell>
          <table:table-cell table:style-name="ce87" office:value-type="string">
            <text:p>SCA</text:p>
          </table:table-cell>
          <table:table-cell table:formula="of:=VLOOKUP(IF(ISERR(FIND(&quot;C&quot;;[.P30]));0;1)+IF(ISERR(FIND(&quot;A&quot;;[.P30]));0;1)+IF(ISERR(FIND(&quot;S&quot;;[.P30]));0;1)&amp;[.N30];[$glvls.$G$1:.$AD$38];1+4;0)" office:value-type="float" office:value="12">
            <text:p>12</text:p>
          </table:table-cell>
          <table:table-cell table:formula="of:=VLOOKUP(IF(ISERR(FIND(&quot;C&quot;;[.P30]));0;1)+IF(ISERR(FIND(&quot;A&quot;;[.P30]));0;1)+IF(ISERR(FIND(&quot;S&quot;;[.P30]));0;1)&amp;[.N30];[$glvls.$G$1:.$AD$38];[.O30]+4;0)" office:value-type="float" office:value="24">
            <text:p>24</text:p>
          </table:table-cell>
          <table:table-cell table:style-name="ce2"/>
          <table:table-cell table:number-columns-repeated="5"/>
          <table:table-cell table:style-name="ce15"/>
          <table:table-cell table:style-name="ce87"/>
          <table:table-cell/>
          <table:table-cell table:style-name="ce87"/>
          <table:table-cell table:number-columns-repeated="5"/>
          <table:table-cell table:style-name="ce87"/>
          <table:table-cell table:number-columns-repeated="41"/>
          <table:table-cell table:style-name="ce2" table:number-columns-repeated="949"/>
        </table:table-row>
        <table:table-row table:style-name="ro1">
          <table:table-cell table:style-name="ce8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force deflection</text:p>
          </table:table-cell>
          <table:table-cell/>
          <table:table-cell table:style-name="ce15" office:value-type="string">
            <text:p>M</text:p>
          </table:table-cell>
          <table:table-cell office:value-type="float" office:value="0">
            <text:p>0</text:p>
          </table:table-cell>
          <table:table-cell table:style-name="ce87" office:value-type="string">
            <text:p>SCA</text:p>
          </table:table-cell>
          <table:table-cell table:formula="of:=VLOOKUP(IF(ISERR(FIND(&quot;C&quot;;[.G31]));0;1)+IF(ISERR(FIND(&quot;A&quot;;[.G31]));0;1)+IF(ISERR(FIND(&quot;S&quot;;[.G31]));0;1)&amp;[.E31];[$glvls.$G$1:.$AD$38];1+4;0)" office:value-type="float" office:value="15">
            <text:p>15</text:p>
          </table:table-cell>
          <table:table-cell table:formula="of:=VLOOKUP(IF(ISERR(FIND(&quot;C&quot;;[.G31]));0;1)+IF(ISERR(FIND(&quot;A&quot;;[.G31]));0;1)+IF(ISERR(FIND(&quot;S&quot;;[.G31]));0;1)&amp;[.E31];[$glvls.$G$1:.$AD$38];[.F31]+4;0)" office:value-type="float" office:value="0">
            <text:p>0</text:p>
          </table:table-cell>
          <table:table-cell table:style-name="ce87"/>
          <table:table-cell table:style-name="ce84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9" office:value-type="string">
            <text:p>telekinesis</text:p>
          </table:table-cell>
          <table:table-cell table:style-name="ce15" office:value-type="string">
            <text:p>E</text:p>
          </table:table-cell>
          <table:table-cell office:value-type="float" office:value="0">
            <text:p>0</text:p>
          </table:table-cell>
          <table:table-cell table:style-name="ce87" office:value-type="string">
            <text:p>A</text:p>
          </table:table-cell>
          <table:table-cell table:formula="of:=VLOOKUP(IF(ISERR(FIND(&quot;C&quot;;[.P31]));0;1)+IF(ISERR(FIND(&quot;A&quot;;[.P31]));0;1)+IF(ISERR(FIND(&quot;S&quot;;[.P31]));0;1)&amp;[.N31];[$glvls.$G$1:.$AD$38];1+4;0)" office:value-type="float" office:value="3">
            <text:p>3</text:p>
          </table:table-cell>
          <table:table-cell table:formula="of:=VLOOKUP(IF(ISERR(FIND(&quot;C&quot;;[.P31]));0;1)+IF(ISERR(FIND(&quot;A&quot;;[.P31]));0;1)+IF(ISERR(FIND(&quot;S&quot;;[.P31]));0;1)&amp;[.N31];[$glvls.$G$1:.$AD$38];[.O31]+4;0)" office:value-type="float" office:value="0">
            <text:p>0</text:p>
          </table:table-cell>
          <table:table-cell table:style-name="ce2"/>
          <table:table-cell table:number-columns-repeated="5"/>
          <table:table-cell table:style-name="ce15"/>
          <table:table-cell table:number-columns-repeated="50"/>
          <table:table-cell table:style-name="ce2" table:number-columns-repeated="949"/>
        </table:table-row>
        <table:table-row table:style-name="ro1">
          <table:table-cell table:style-name="ce84"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3" office:value-type="string">
            <text:p>force lightning</text:p>
          </table:table-cell>
          <table:table-cell/>
          <table:table-cell table:style-name="ce15" office:value-type="string">
            <text:p>M</text:p>
          </table:table-cell>
          <table:table-cell office:value-type="float" office:value="5">
            <text:p>5</text:p>
          </table:table-cell>
          <table:table-cell table:style-name="ce87" office:value-type="string">
            <text:p>SCA</text:p>
          </table:table-cell>
          <table:table-cell table:formula="of:=VLOOKUP(IF(ISERR(FIND(&quot;C&quot;;[.G32]));0;1)+IF(ISERR(FIND(&quot;A&quot;;[.G32]));0;1)+IF(ISERR(FIND(&quot;S&quot;;[.G32]));0;1)&amp;[.E32];[$glvls.$G$1:.$AD$38];1+4;0)" office:value-type="float" office:value="15">
            <text:p>15</text:p>
          </table:table-cell>
          <table:table-cell table:formula="of:=VLOOKUP(IF(ISERR(FIND(&quot;C&quot;;[.G32]));0;1)+IF(ISERR(FIND(&quot;A&quot;;[.G32]));0;1)+IF(ISERR(FIND(&quot;S&quot;;[.G32]));0;1)&amp;[.E32];[$glvls.$G$1:.$AD$38];[.F32]+4;0)" office:value-type="float" office:value="27">
            <text:p>27</text:p>
          </table:table-cell>
          <table:table-cell table:style-name="ce87"/>
          <table:table-cell table:style-name="ce84"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3" office:value-type="string">
            <text:p>telekinetic kill</text:p>
          </table:table-cell>
          <table:table-cell table:style-name="ce15" office:value-type="string">
            <text:p>EtM</text:p>
          </table:table-cell>
          <table:table-cell office:value-type="float" office:value="5">
            <text:p>5</text:p>
          </table:table-cell>
          <table:table-cell table:style-name="ce87" office:value-type="string">
            <text:p>SCA</text:p>
          </table:table-cell>
          <table:table-cell table:formula="of:=VLOOKUP(IF(ISERR(FIND(&quot;C&quot;;[.P32]));0;1)+IF(ISERR(FIND(&quot;A&quot;;[.P32]));0;1)+IF(ISERR(FIND(&quot;S&quot;;[.P32]));0;1)&amp;[.N32];[$glvls.$G$1:.$AD$38];1+4;0)" office:value-type="float" office:value="12">
            <text:p>12</text:p>
          </table:table-cell>
          <table:table-cell table:formula="of:=VLOOKUP(IF(ISERR(FIND(&quot;C&quot;;[.P32]));0;1)+IF(ISERR(FIND(&quot;A&quot;;[.P32]));0;1)+IF(ISERR(FIND(&quot;S&quot;;[.P32]));0;1)&amp;[.N32];[$glvls.$G$1:.$AD$38];[.O32]+4;0)" office:value-type="float" office:value="24">
            <text:p>24</text:p>
          </table:table-cell>
          <table:table-cell table:style-name="ce2"/>
          <table:table-cell table:number-columns-repeated="5"/>
          <table:table-cell table:style-name="ce15"/>
          <table:table-cell table:number-columns-repeated="50"/>
          <table:table-cell table:style-name="ce2" table:number-columns-repeated="949"/>
        </table:table-row>
        <table:table-row table:style-name="ro1">
          <table:table-cell table:style-name="ce84"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9" office:value-type="string">
            <text:p>force mask</text:p>
          </table:table-cell>
          <table:table-cell/>
          <table:table-cell table:style-name="ce15" office:value-type="string">
            <text:p>JSI</text:p>
          </table:table-cell>
          <table:table-cell office:value-type="float" office:value="0">
            <text:p>0</text:p>
          </table:table-cell>
          <table:table-cell table:style-name="ce87" office:value-type="string">
            <text:p>SCA</text:p>
          </table:table-cell>
          <table:table-cell table:formula="of:=VLOOKUP(IF(ISERR(FIND(&quot;C&quot;;[.G33]));0;1)+IF(ISERR(FIND(&quot;A&quot;;[.G33]));0;1)+IF(ISERR(FIND(&quot;S&quot;;[.G33]));0;1)&amp;[.E33];[$glvls.$G$1:.$AD$38];1+4;0)" office:value-type="float" office:value="30">
            <text:p>30</text:p>
          </table:table-cell>
          <table:table-cell table:formula="of:=VLOOKUP(IF(ISERR(FIND(&quot;C&quot;;[.G33]));0;1)+IF(ISERR(FIND(&quot;A&quot;;[.G33]));0;1)+IF(ISERR(FIND(&quot;S&quot;;[.G33]));0;1)&amp;[.E33];[$glvls.$G$1:.$AD$38];[.F33]+4;0)" office:value-type="float" office:value="0">
            <text:p>0</text:p>
          </table:table-cell>
          <table:table-cell table:style-name="ce87"/>
          <table:table-cell table:style-name="ce84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11" office:value-type="string">
            <text:p>telepathy</text:p>
          </table:table-cell>
          <table:table-cell table:style-name="ce15" office:value-type="string">
            <text:p>EtM</text:p>
          </table:table-cell>
          <table:table-cell office:value-type="float" office:value="0">
            <text:p>0</text:p>
          </table:table-cell>
          <table:table-cell table:style-name="ce87" office:value-type="string">
            <text:p>SCA</text:p>
          </table:table-cell>
          <table:table-cell table:formula="of:=VLOOKUP(IF(ISERR(FIND(&quot;C&quot;;[.P33]));0;1)+IF(ISERR(FIND(&quot;A&quot;;[.P33]));0;1)+IF(ISERR(FIND(&quot;S&quot;;[.P33]));0;1)&amp;[.N33];[$glvls.$G$1:.$AD$38];1+4;0)" office:value-type="float" office:value="12">
            <text:p>12</text:p>
          </table:table-cell>
          <table:table-cell table:formula="of:=VLOOKUP(IF(ISERR(FIND(&quot;C&quot;;[.P33]));0;1)+IF(ISERR(FIND(&quot;A&quot;;[.P33]));0;1)+IF(ISERR(FIND(&quot;S&quot;;[.P33]));0;1)&amp;[.N33];[$glvls.$G$1:.$AD$38];[.O33]+4;0)" office:value-type="float" office:value="0">
            <text:p>0</text:p>
          </table:table-cell>
          <table:table-cell table:style-name="ce2"/>
          <table:table-cell table:number-columns-repeated="2"/>
          <table:table-cell table:style-name="ce97" table:number-columns-repeated="2"/>
          <table:table-cell/>
          <table:table-cell table:style-name="Default"/>
          <table:table-cell table:number-columns-repeated="50"/>
          <table:table-cell table:style-name="ce2" table:number-columns-repeated="949"/>
        </table:table-row>
        <table:table-row table:style-name="ro1">
          <table:table-cell table:style-name="ce84"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9" office:value-type="string">
            <text:p>force sight</text:p>
          </table:table-cell>
          <table:table-cell/>
          <table:table-cell table:style-name="ce15" office:value-type="string">
            <text:p>JSI</text:p>
          </table:table-cell>
          <table:table-cell office:value-type="float" office:value="0">
            <text:p>0</text:p>
          </table:table-cell>
          <table:table-cell table:style-name="ce87" office:value-type="string">
            <text:p>SCA</text:p>
          </table:table-cell>
          <table:table-cell table:formula="of:=VLOOKUP(IF(ISERR(FIND(&quot;C&quot;;[.G34]));0;1)+IF(ISERR(FIND(&quot;A&quot;;[.G34]));0;1)+IF(ISERR(FIND(&quot;S&quot;;[.G34]));0;1)&amp;[.E34];[$glvls.$G$1:.$AD$38];1+4;0)" office:value-type="float" office:value="30">
            <text:p>30</text:p>
          </table:table-cell>
          <table:table-cell table:formula="of:=VLOOKUP(IF(ISERR(FIND(&quot;C&quot;;[.G34]));0;1)+IF(ISERR(FIND(&quot;A&quot;;[.G34]));0;1)+IF(ISERR(FIND(&quot;S&quot;;[.G34]));0;1)&amp;[.E34];[$glvls.$G$1:.$AD$38];[.F34]+4;0)" office:value-type="float" office:value="0">
            <text:p>0</text:p>
          </table:table-cell>
          <table:table-cell table:style-name="ce87"/>
          <table:table-cell table:style-name="ce84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9" office:value-type="string">
            <text:p>transfer force</text:p>
          </table:table-cell>
          <table:table-cell table:style-name="ce15" office:value-type="string">
            <text:p>E</text:p>
          </table:table-cell>
          <table:table-cell office:value-type="float" office:value="0">
            <text:p>0</text:p>
          </table:table-cell>
          <table:table-cell table:style-name="ce87" office:value-type="string">
            <text:p>SCA</text:p>
          </table:table-cell>
          <table:table-cell table:formula="of:=VLOOKUP(IF(ISERR(FIND(&quot;C&quot;;[.P34]));0;1)+IF(ISERR(FIND(&quot;A&quot;;[.P34]));0;1)+IF(ISERR(FIND(&quot;S&quot;;[.P34]));0;1)&amp;[.N34];[$glvls.$G$1:.$AD$38];1+4;0)" office:value-type="float" office:value="9">
            <text:p>9</text:p>
          </table:table-cell>
          <table:table-cell table:formula="of:=VLOOKUP(IF(ISERR(FIND(&quot;C&quot;;[.P34]));0;1)+IF(ISERR(FIND(&quot;A&quot;;[.P34]));0;1)+IF(ISERR(FIND(&quot;S&quot;;[.P34]));0;1)&amp;[.N34];[$glvls.$G$1:.$AD$38];[.O34]+4;0)" office:value-type="float" office:value="0">
            <text:p>0</text:p>
          </table:table-cell>
          <table:table-cell table:style-name="ce2"/>
          <table:table-cell table:number-columns-repeated="2"/>
          <table:table-cell table:style-name="ce97" table:number-columns-repeated="2"/>
          <table:table-cell/>
          <table:table-cell table:style-name="Default"/>
          <table:table-cell table:number-columns-repeated="50"/>
          <table:table-cell table:style-name="ce2" table:number-columns-repeated="949"/>
        </table:table-row>
        <table:table-row table:style-name="ro1">
          <table:table-cell table:style-name="ce83" table:formula="of:=SUM([.A3:.A34])" office:value-type="float" office:value="23">
            <text:p>23</text:p>
          </table:table-cell>
          <table:table-cell table:style-name="ce83" table:formula="of:=SUM([.B3:.B34])" office:value-type="float" office:value="370">
            <text:p>370</text:p>
          </table:table-cell>
          <table:table-cell table:style-name="ce83" table:number-columns-repeated="3"/>
          <table:table-cell table:style-name="ce83" table:formula="of:=SUM([.F3:.F34])" office:value-type="float" office:value="72">
            <text:p>72</text:p>
          </table:table-cell>
          <table:table-cell table:style-name="ce83" table:number-columns-repeated="4"/>
          <table:table-cell table:style-name="ce83" table:formula="of:=SUM([.K3:.K34])" office:value-type="float" office:value="32">
            <text:p>32</text:p>
          </table:table-cell>
          <table:table-cell table:style-name="ce83" table:formula="of:=SUM([.L3:.L34])" office:value-type="float" office:value="301">
            <text:p>301</text:p>
          </table:table-cell>
          <table:table-cell table:style-name="ce83" table:number-columns-repeated="2"/>
          <table:table-cell table:style-name="ce83" table:formula="of:=SUM([.O3:.O34])" office:value-type="float" office:value="82">
            <text:p>82</text:p>
          </table:table-cell>
          <table:table-cell table:style-name="ce2" table:number-columns-repeated="4"/>
          <table:table-cell table:number-columns-repeated="5"/>
          <table:table-cell table:style-name="Default"/>
          <table:table-cell table:number-columns-repeated="50"/>
          <table:table-cell table:style-name="ce2" table:number-columns-repeated="949"/>
        </table:table-row>
        <table:table-row table:style-name="ro1">
          <table:table-cell table:style-name="ce2" table:number-columns-repeated="19"/>
          <table:table-cell table:number-columns-repeated="5"/>
          <table:table-cell table:style-name="Default"/>
          <table:table-cell table:number-columns-repeated="50"/>
          <table:table-cell table:style-name="ce2" table:number-columns-repeated="949"/>
        </table:table-row>
        <table:table-row table:style-name="ro1">
          <table:table-cell table:style-name="ce2" table:number-columns-repeated="2"/>
          <table:table-cell table:style-name="ce83" office:value-type="string">
            <text:p>Trained Total</text:p>
          </table:table-cell>
          <table:table-cell table:style-name="ce83" table:formula="of:=[.A35]+[.K35]" office:value-type="float" office:value="55">
            <text:p>55</text:p>
          </table:table-cell>
          <table:table-cell table:style-name="ce2" table:number-columns-repeated="8"/>
          <table:table-cell table:style-name="Default"/>
          <table:table-cell table:style-name="ce2" table:number-columns-repeated="5"/>
          <table:table-cell table:style-name="ce90"/>
          <table:table-cell table:style-name="ce94" table:number-columns-repeated="5"/>
          <table:table-cell table:style-name="Default"/>
          <table:table-cell table:style-name="ce94" table:number-columns-repeated="50"/>
          <table:table-cell table:style-name="ce90" table:number-columns-repeated="949"/>
        </table:table-row>
        <table:table-row table:style-name="ro1">
          <table:table-cell table:style-name="ce2" table:number-columns-repeated="2"/>
          <table:table-cell table:style-name="ce83" office:value-type="string">
            <text:p>Grand Total</text:p>
          </table:table-cell>
          <table:table-cell table:style-name="ce83" table:formula="of:=[.B35]+[.L35]" office:value-type="float" office:value="671">
            <text:p>671</text:p>
          </table:table-cell>
          <table:table-cell table:style-name="ce2" table:number-columns-repeated="8"/>
          <table:table-cell table:style-name="Default"/>
          <table:table-cell table:style-name="ce2" table:number-columns-repeated="6"/>
          <table:table-cell table:number-columns-repeated="5"/>
          <table:table-cell table:style-name="Default"/>
          <table:table-cell table:number-columns-repeated="50"/>
          <table:table-cell table:style-name="ce2" table:number-columns-repeated="949"/>
        </table:table-row>
        <table:table-row table:style-name="ro1">
          <table:table-cell table:style-name="ce2" table:number-columns-repeated="2"/>
          <table:table-cell table:style-name="ce83" office:value-type="string">
            <text:p>Wanted Total</text:p>
          </table:table-cell>
          <table:table-cell table:style-name="ce83" table:formula="of:=SUM([.F35]+[.O35])" office:value-type="float" office:value="154">
            <text:p>154</text:p>
          </table:table-cell>
          <table:table-cell table:style-name="ce2" table:number-columns-repeated="8"/>
          <table:table-cell table:style-name="Default"/>
          <table:table-cell table:style-name="ce2" table:number-columns-repeated="6"/>
          <table:table-cell table:number-columns-repeated="56"/>
          <table:table-cell table:style-name="ce2" table:number-columns-repeated="949"/>
        </table:table-row>
        <table:table-row table:style-name="ro1">
          <table:table-cell table:style-name="ce2" table:number-columns-repeated="3"/>
          <table:table-cell table:style-name="ce85"/>
          <table:table-cell table:style-name="ce2" table:number-columns-repeated="8"/>
          <table:table-cell table:style-name="Default"/>
          <table:table-cell table:style-name="ce2" table:number-columns-repeated="6"/>
          <table:table-cell table:number-columns-repeated="56"/>
          <table:table-cell table:style-name="ce2" table:number-columns-repeated="949"/>
        </table:table-row>
        <table:table-row table:style-name="ro9">
          <table:table-cell table:style-name="ce83" office:value-type="string">
            <text:p>Sorcerer</text:p>
          </table:table-cell>
          <table:table-cell table:style-name="ce2"/>
          <table:table-cell table:style-name="ce83" office:value-type="string">
            <text:p>glvl 30</text:p>
          </table:table-cell>
          <table:table-cell table:style-name="ce2" table:number-columns-repeated="16"/>
          <table:table-cell table:number-columns-repeated="56"/>
          <table:table-cell table:style-name="ce2" table:number-columns-repeated="949"/>
        </table:table-row>
        <table:table-row table:style-name="ro1">
          <table:table-cell table:style-name="ce1" office:value-type="string">
            <text:p>Lvl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kill</text:p>
          </table:table-cell>
          <table:table-cell table:style-name="ce1"/>
          <table:table-cell table:style-name="ce1" office:value-type="string">
            <text:p>Diff</text:p>
          </table:table-cell>
          <table:table-cell table:style-name="ce1" office:value-type="string">
            <text:p>Want</text:p>
          </table:table-cell>
          <table:table-cell table:style-name="ce1" office:value-type="string">
            <text:p>FS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/>
          <table:table-cell table:style-name="ce1" office:value-type="string">
            <text:p>Lvl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kill</text:p>
          </table:table-cell>
          <table:table-cell table:style-name="ce1" office:value-type="string">
            <text:p>Diff</text:p>
          </table:table-cell>
          <table:table-cell table:style-name="ce88" office:value-type="string">
            <text:p>Want</text:p>
          </table:table-cell>
          <table:table-cell table:style-name="ce88" office:value-type="string">
            <text:p>FS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number-columns-repeated="1006"/>
        </table:table-row>
        <table:table-row table:style-name="ro9">
          <table:table-cell table:style-name="ce84" office:value-type="float" office:value="4">
            <text:p>4</text:p>
          </table:table-cell>
          <table:table-cell office:value-type="float" office:value="10">
            <text:p>10</text:p>
          </table:table-cell>
          <table:table-cell table:style-name="ce9" office:value-type="string">
            <text:p>absorb energy</text:p>
          </table:table-cell>
          <table:table-cell/>
          <table:table-cell table:style-name="ce15" office:value-type="string">
            <text:p>EtM</text:p>
          </table:table-cell>
          <table:table-cell office:value-type="float" office:value="5">
            <text:p>5</text:p>
          </table:table-cell>
          <table:table-cell table:style-name="ce86" office:value-type="string">
            <text:p>C</text:p>
          </table:table-cell>
          <table:table-cell table:formula="of:=VLOOKUP(IF(ISERR(FIND(&quot;C&quot;;[.G43]));0;1)+IF(ISERR(FIND(&quot;A&quot;;[.G43]));0;1)+IF(ISERR(FIND(&quot;S&quot;;[.G43]));0;1)&amp;[.E43];[$glvls.$G$1:.$AD$38];1+4;0)" office:value-type="float" office:value="4">
            <text:p>4</text:p>
          </table:table-cell>
          <table:table-cell table:formula="of:=VLOOKUP(IF(ISERR(FIND(&quot;C&quot;;[.G43]));0;1)+IF(ISERR(FIND(&quot;A&quot;;[.G43]));0;1)+IF(ISERR(FIND(&quot;S&quot;;[.G43]));0;1)&amp;[.E43];[$glvls.$G$1:.$AD$38];[.F43]+4;0)" office:value-type="float" office:value="8">
            <text:p>8</text:p>
          </table:table-cell>
          <table:table-cell table:style-name="ce86"/>
          <table:table-cell table:style-name="ce84"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3" office:value-type="string">
            <text:p>force storm</text:p>
          </table:table-cell>
          <table:table-cell table:style-name="ce15" office:value-type="string">
            <text:p>E</text:p>
          </table:table-cell>
          <table:table-cell office:value-type="float" office:value="5">
            <text:p>5</text:p>
          </table:table-cell>
          <table:table-cell table:style-name="ce87" office:value-type="string">
            <text:p>SCA</text:p>
          </table:table-cell>
          <table:table-cell table:formula="of:=VLOOKUP(IF(ISERR(FIND(&quot;C&quot;;[.P43]));0;1)+IF(ISERR(FIND(&quot;A&quot;;[.P43]));0;1)+IF(ISERR(FIND(&quot;S&quot;;[.P43]));0;1)&amp;[.N43];[$glvls.$G$1:.$AD$38];1+4;0)" office:value-type="float" office:value="9">
            <text:p>9</text:p>
          </table:table-cell>
          <table:table-cell table:formula="of:=VLOOKUP(IF(ISERR(FIND(&quot;C&quot;;[.P43]));0;1)+IF(ISERR(FIND(&quot;A&quot;;[.P43]));0;1)+IF(ISERR(FIND(&quot;S&quot;;[.P43]));0;1)&amp;[.N43];[$glvls.$G$1:.$AD$38];[.O43]+4;0)" office:value-type="float" office:value="21">
            <text:p>21</text:p>
          </table:table-cell>
          <table:table-cell table:number-columns-repeated="1006"/>
        </table:table-row>
        <table:table-row table:style-name="ro1">
          <table:table-cell table:style-name="ce84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0" office:value-type="string">
            <text:p>accelerated healing</text:p>
          </table:table-cell>
          <table:table-cell/>
          <table:table-cell table:style-name="ce15" office:value-type="string">
            <text:p>E</text:p>
          </table:table-cell>
          <table:table-cell office:value-type="float" office:value="3">
            <text:p>3</text:p>
          </table:table-cell>
          <table:table-cell table:style-name="ce87" office:value-type="string">
            <text:p>C(A)</text:p>
          </table:table-cell>
          <table:table-cell table:formula="of:=VLOOKUP(IF(ISERR(FIND(&quot;C&quot;;[.G44]));0;1)+IF(ISERR(FIND(&quot;A&quot;;[.G44]));0;1)+IF(ISERR(FIND(&quot;S&quot;;[.G44]));0;1)&amp;[.E44];[$glvls.$G$1:.$AD$38];1+4;0)" office:value-type="float" office:value="6">
            <text:p>6</text:p>
          </table:table-cell>
          <table:table-cell table:formula="of:=VLOOKUP(IF(ISERR(FIND(&quot;C&quot;;[.G44]));0;1)+IF(ISERR(FIND(&quot;A&quot;;[.G44]));0;1)+IF(ISERR(FIND(&quot;S&quot;;[.G44]));0;1)&amp;[.E44];[$glvls.$G$1:.$AD$38];[.F44]+4;0)" office:value-type="float" office:value="10">
            <text:p>10</text:p>
          </table:table-cell>
          <table:table-cell table:style-name="ce87"/>
          <table:table-cell table:style-name="ce84" office:value-type="float" office:value="2">
            <text:p>2</text:p>
          </table:table-cell>
          <table:table-cell office:value-type="float" office:value="20">
            <text:p>20</text:p>
          </table:table-cell>
          <table:table-cell table:style-name="ce3" office:value-type="string">
            <text:p>freeze winds</text:p>
          </table:table-cell>
          <table:table-cell table:style-name="ce15" office:value-type="string">
            <text:p>E</text:p>
          </table:table-cell>
          <table:table-cell office:value-type="float" office:value="5">
            <text:p>5</text:p>
          </table:table-cell>
          <table:table-cell table:style-name="ce87" office:value-type="string">
            <text:p>SCA</text:p>
          </table:table-cell>
          <table:table-cell table:formula="of:=VLOOKUP(IF(ISERR(FIND(&quot;C&quot;;[.P44]));0;1)+IF(ISERR(FIND(&quot;A&quot;;[.P44]));0;1)+IF(ISERR(FIND(&quot;S&quot;;[.P44]));0;1)&amp;[.N44];[$glvls.$G$1:.$AD$38];1+4;0)" office:value-type="float" office:value="9">
            <text:p>9</text:p>
          </table:table-cell>
          <table:table-cell table:formula="of:=VLOOKUP(IF(ISERR(FIND(&quot;C&quot;;[.P44]));0;1)+IF(ISERR(FIND(&quot;A&quot;;[.P44]));0;1)+IF(ISERR(FIND(&quot;S&quot;;[.P44]));0;1)&amp;[.N44];[$glvls.$G$1:.$AD$38];[.O44]+4;0)" office:value-type="float" office:value="21">
            <text:p>21</text:p>
          </table:table-cell>
          <table:table-cell table:number-columns-repeated="3"/>
          <table:table-cell table:style-name="ce17"/>
          <table:table-cell table:number-columns-repeated="1002"/>
        </table:table-row>
        <table:table-row table:style-name="ro1">
          <table:table-cell table:style-name="ce84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1" office:value-type="string">
            <text:p>alter technology</text:p>
          </table:table-cell>
          <table:table-cell/>
          <table:table-cell table:style-name="ce15" office:value-type="string">
            <text:p>VD</text:p>
          </table:table-cell>
          <table:table-cell office:value-type="float" office:value="3">
            <text:p>3</text:p>
          </table:table-cell>
          <table:table-cell table:style-name="ce87" office:value-type="string">
            <text:p>SCA</text:p>
          </table:table-cell>
          <table:table-cell table:formula="of:=VLOOKUP(IF(ISERR(FIND(&quot;C&quot;;[.G45]));0;1)+IF(ISERR(FIND(&quot;A&quot;;[.G45]));0;1)+IF(ISERR(FIND(&quot;S&quot;;[.G45]));0;1)&amp;[.E45];[$glvls.$G$1:.$AD$38];1+4;0)" office:value-type="float" office:value="24">
            <text:p>24</text:p>
          </table:table-cell>
          <table:table-cell table:formula="of:=VLOOKUP(IF(ISERR(FIND(&quot;C&quot;;[.G45]));0;1)+IF(ISERR(FIND(&quot;A&quot;;[.G45]));0;1)+IF(ISERR(FIND(&quot;S&quot;;[.G45]));0;1)&amp;[.E45];[$glvls.$G$1:.$AD$38];[.F45]+4;0)" office:value-type="float" office:value="30">
            <text:p>30</text:p>
          </table:table-cell>
          <table:table-cell table:style-name="ce87"/>
          <table:table-cell table:style-name="ce84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13" office:value-type="string">
            <text:p>greater force shield</text:p>
          </table:table-cell>
          <table:table-cell table:style-name="ce15" office:value-type="string">
            <text:p>EtM</text:p>
          </table:table-cell>
          <table:table-cell office:value-type="float" office:value="5">
            <text:p>5</text:p>
          </table:table-cell>
          <table:table-cell table:style-name="ce87" office:value-type="string">
            <text:p>SCA</text:p>
          </table:table-cell>
          <table:table-cell table:formula="of:=VLOOKUP(IF(ISERR(FIND(&quot;C&quot;;[.P45]));0;1)+IF(ISERR(FIND(&quot;A&quot;;[.P45]));0;1)+IF(ISERR(FIND(&quot;S&quot;;[.P45]));0;1)&amp;[.N45];[$glvls.$G$1:.$AD$38];1+4;0)" office:value-type="float" office:value="12">
            <text:p>12</text:p>
          </table:table-cell>
          <table:table-cell table:formula="of:=VLOOKUP(IF(ISERR(FIND(&quot;C&quot;;[.P45]));0;1)+IF(ISERR(FIND(&quot;A&quot;;[.P45]));0;1)+IF(ISERR(FIND(&quot;S&quot;;[.P45]));0;1)&amp;[.N45];[$glvls.$G$1:.$AD$38];[.O45]+4;0)" office:value-type="float" office:value="24">
            <text:p>24</text:p>
          </table:table-cell>
          <table:table-cell table:number-columns-repeated="3"/>
          <table:table-cell table:style-name="ce17"/>
          <table:table-cell table:number-columns-repeated="1002"/>
        </table:table-row>
        <table:table-row table:style-name="ro1">
          <table:table-cell table:style-name="ce84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1" office:value-type="string">
            <text:p>animal affinity</text:p>
          </table:table-cell>
          <table:table-cell/>
          <table:table-cell table:style-name="ce15" office:value-type="string">
            <text:p>EtM</text:p>
          </table:table-cell>
          <table:table-cell office:value-type="float" office:value="5">
            <text:p>5</text:p>
          </table:table-cell>
          <table:table-cell table:style-name="ce87" office:value-type="string">
            <text:p>SCA</text:p>
          </table:table-cell>
          <table:table-cell table:formula="of:=VLOOKUP(IF(ISERR(FIND(&quot;C&quot;;[.G46]));0;1)+IF(ISERR(FIND(&quot;A&quot;;[.G46]));0;1)+IF(ISERR(FIND(&quot;S&quot;;[.G46]));0;1)&amp;[.E46];[$glvls.$G$1:.$AD$38];1+4;0)" office:value-type="float" office:value="12">
            <text:p>12</text:p>
          </table:table-cell>
          <table:table-cell table:formula="of:=VLOOKUP(IF(ISERR(FIND(&quot;C&quot;;[.G46]));0;1)+IF(ISERR(FIND(&quot;A&quot;;[.G46]));0;1)+IF(ISERR(FIND(&quot;S&quot;;[.G46]));0;1)&amp;[.E46];[$glvls.$G$1:.$AD$38];[.F46]+4;0)" office:value-type="float" office:value="24">
            <text:p>24</text:p>
          </table:table-cell>
          <table:table-cell table:style-name="ce87"/>
          <table:table-cell table:style-name="ce84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3" office:value-type="string">
            <text:p>hand to hand combat</text:p>
          </table:table-cell>
          <table:table-cell table:style-name="ce15" office:value-type="string">
            <text:p>MtD</text:p>
          </table:table-cell>
          <table:table-cell office:value-type="float" office:value="0">
            <text:p>0</text:p>
          </table:table-cell>
          <table:table-cell table:style-name="ce87" office:value-type="string">
            <text:p>C</text:p>
          </table:table-cell>
          <table:table-cell table:formula="of:=VLOOKUP(IF(ISERR(FIND(&quot;C&quot;;[.P46]));0;1)+IF(ISERR(FIND(&quot;A&quot;;[.P46]));0;1)+IF(ISERR(FIND(&quot;S&quot;;[.P46]));0;1)&amp;[.N46];[$glvls.$G$1:.$AD$38];1+4;0)" office:value-type="float" office:value="6">
            <text:p>6</text:p>
          </table:table-cell>
          <table:table-cell table:formula="of:=VLOOKUP(IF(ISERR(FIND(&quot;C&quot;;[.P46]));0;1)+IF(ISERR(FIND(&quot;A&quot;;[.P46]));0;1)+IF(ISERR(FIND(&quot;S&quot;;[.P46]));0;1)&amp;[.N46];[$glvls.$G$1:.$AD$38];[.O46]+4;0)" office:value-type="float" office:value="0">
            <text:p>0</text:p>
          </table:table-cell>
          <table:table-cell table:number-columns-repeated="3"/>
          <table:table-cell table:style-name="ce17"/>
          <table:table-cell table:number-columns-repeated="1002"/>
        </table:table-row>
        <table:table-row table:style-name="ro1">
          <table:table-cell table:style-name="ce84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12" office:value-type="string">
            <text:p>armor enhancement</text:p>
          </table:table-cell>
          <table:table-cell/>
          <table:table-cell table:style-name="ce15" office:value-type="string">
            <text:p>D</text:p>
          </table:table-cell>
          <table:table-cell office:value-type="float" office:value="0">
            <text:p>0</text:p>
          </table:table-cell>
          <table:table-cell table:style-name="ce87" office:value-type="string">
            <text:p>SCA</text:p>
          </table:table-cell>
          <table:table-cell table:formula="of:=VLOOKUP(IF(ISERR(FIND(&quot;C&quot;;[.G47]));0;1)+IF(ISERR(FIND(&quot;A&quot;;[.G47]));0;1)+IF(ISERR(FIND(&quot;S&quot;;[.G47]));0;1)&amp;[.E47];[$glvls.$G$1:.$AD$38];1+4;0)" office:value-type="float" office:value="21">
            <text:p>21</text:p>
          </table:table-cell>
          <table:table-cell table:formula="of:=VLOOKUP(IF(ISERR(FIND(&quot;C&quot;;[.G47]));0;1)+IF(ISERR(FIND(&quot;A&quot;;[.G47]));0;1)+IF(ISERR(FIND(&quot;S&quot;;[.G47]));0;1)&amp;[.E47];[$glvls.$G$1:.$AD$38];[.F47]+4;0)" office:value-type="float" office:value="0">
            <text:p>0</text:p>
          </table:table-cell>
          <table:table-cell table:style-name="ce87"/>
          <table:table-cell table:style-name="ce84"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0" office:value-type="string">
            <text:p>hibernation trance</text:p>
          </table:table-cell>
          <table:table-cell table:style-name="ce15" office:value-type="string">
            <text:p>VE</text:p>
          </table:table-cell>
          <table:table-cell office:value-type="float" office:value="6">
            <text:p>6</text:p>
          </table:table-cell>
          <table:table-cell table:style-name="ce87" office:value-type="string">
            <text:p>C</text:p>
          </table:table-cell>
          <table:table-cell table:formula="of:=VLOOKUP(IF(ISERR(FIND(&quot;C&quot;;[.P47]));0;1)+IF(ISERR(FIND(&quot;A&quot;;[.P47]));0;1)+IF(ISERR(FIND(&quot;S&quot;;[.P47]));0;1)&amp;[.N47];[$glvls.$G$1:.$AD$38];1+4;0)" office:value-type="float" office:value="2">
            <text:p>2</text:p>
          </table:table-cell>
          <table:table-cell table:formula="of:=VLOOKUP(IF(ISERR(FIND(&quot;C&quot;;[.P47]));0;1)+IF(ISERR(FIND(&quot;A&quot;;[.P47]));0;1)+IF(ISERR(FIND(&quot;S&quot;;[.P47]));0;1)&amp;[.N47];[$glvls.$G$1:.$AD$38];[.O47]+4;0)" office:value-type="float" office:value="7">
            <text:p>7</text:p>
          </table:table-cell>
          <table:table-cell table:number-columns-repeated="3"/>
          <table:table-cell table:style-name="ce17"/>
          <table:table-cell table:number-columns-repeated="1002"/>
        </table:table-row>
        <table:table-row table:style-name="ro1">
          <table:table-cell table:style-name="ce84"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9" office:value-type="string">
            <text:p>battle meditation</text:p>
          </table:table-cell>
          <table:table-cell/>
          <table:table-cell table:style-name="ce15" office:value-type="string">
            <text:p>JSI</text:p>
          </table:table-cell>
          <table:table-cell office:value-type="float" office:value="0">
            <text:p>0</text:p>
          </table:table-cell>
          <table:table-cell table:style-name="ce87" office:value-type="string">
            <text:p>SCA</text:p>
          </table:table-cell>
          <table:table-cell table:formula="of:=VLOOKUP(IF(ISERR(FIND(&quot;C&quot;;[.G48]));0;1)+IF(ISERR(FIND(&quot;A&quot;;[.G48]));0;1)+IF(ISERR(FIND(&quot;S&quot;;[.G48]));0;1)&amp;[.E48];[$glvls.$G$1:.$AD$38];1+4;0)" office:value-type="float" office:value="30">
            <text:p>30</text:p>
          </table:table-cell>
          <table:table-cell table:formula="of:=VLOOKUP(IF(ISERR(FIND(&quot;C&quot;;[.G48]));0;1)+IF(ISERR(FIND(&quot;A&quot;;[.G48]));0;1)+IF(ISERR(FIND(&quot;S&quot;;[.G48]));0;1)&amp;[.E48];[$glvls.$G$1:.$AD$38];[.F48]+4;0)" office:value-type="float" office:value="0">
            <text:p>0</text:p>
          </table:table-cell>
          <table:table-cell table:style-name="ce87"/>
          <table:table-cell table:style-name="ce84" office:value-type="float" office:value="10">
            <text:p>10</text:p>
          </table:table-cell>
          <table:table-cell office:value-type="float" office:value="10">
            <text:p>10</text:p>
          </table:table-cell>
          <table:table-cell table:style-name="ce3" office:value-type="string">
            <text:p>inflict pain</text:p>
          </table:table-cell>
          <table:table-cell table:style-name="ce15" office:value-type="string">
            <text:p>N</text:p>
          </table:table-cell>
          <table:table-cell office:value-type="float" office:value="10">
            <text:p>10</text:p>
          </table:table-cell>
          <table:table-cell table:style-name="ce87" office:value-type="string">
            <text:p>A</text:p>
          </table:table-cell>
          <table:table-cell table:formula="of:=VLOOKUP(IF(ISERR(FIND(&quot;C&quot;;[.P48]));0;1)+IF(ISERR(FIND(&quot;A&quot;;[.P48]));0;1)+IF(ISERR(FIND(&quot;S&quot;;[.P48]));0;1)&amp;[.N48];[$glvls.$G$1:.$AD$38];1+4;0)" office:value-type="float" office:value="1">
            <text:p>1</text:p>
          </table:table-cell>
          <table:table-cell table:formula="of:=VLOOKUP(IF(ISERR(FIND(&quot;C&quot;;[.P48]));0;1)+IF(ISERR(FIND(&quot;A&quot;;[.P48]));0;1)+IF(ISERR(FIND(&quot;S&quot;;[.P48]));0;1)&amp;[.N48];[$glvls.$G$1:.$AD$38];[.O48]+4;0)" office:value-type="float" office:value="10">
            <text:p>10</text:p>
          </table:table-cell>
          <table:table-cell table:number-columns-repeated="3"/>
          <table:table-cell table:style-name="ce17"/>
          <table:table-cell table:number-columns-repeated="1002"/>
        </table:table-row>
        <table:table-row table:style-name="ro1">
          <table:table-cell table:style-name="ce84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12" office:value-type="string">
            <text:p>blaster combat</text:p>
          </table:table-cell>
          <table:table-cell/>
          <table:table-cell table:style-name="ce15" office:value-type="string">
            <text:p>M</text:p>
          </table:table-cell>
          <table:table-cell office:value-type="float" office:value="0">
            <text:p>0</text:p>
          </table:table-cell>
          <table:table-cell table:style-name="ce87" office:value-type="string">
            <text:p>SCA</text:p>
          </table:table-cell>
          <table:table-cell table:formula="of:=VLOOKUP(IF(ISERR(FIND(&quot;C&quot;;[.G49]));0;1)+IF(ISERR(FIND(&quot;A&quot;;[.G49]));0;1)+IF(ISERR(FIND(&quot;S&quot;;[.G49]));0;1)&amp;[.E49];[$glvls.$G$1:.$AD$38];1+4;0)" office:value-type="float" office:value="15">
            <text:p>15</text:p>
          </table:table-cell>
          <table:table-cell table:formula="of:=VLOOKUP(IF(ISERR(FIND(&quot;C&quot;;[.G49]));0;1)+IF(ISERR(FIND(&quot;A&quot;;[.G49]));0;1)+IF(ISERR(FIND(&quot;S&quot;;[.G49]));0;1)&amp;[.E49];[$glvls.$G$1:.$AD$38];[.F49]+4;0)" office:value-type="float" office:value="0">
            <text:p>0</text:p>
          </table:table-cell>
          <table:table-cell table:style-name="ce87"/>
          <table:table-cell table:style-name="ce84" office:value-type="float" office:value="4">
            <text:p>4</text:p>
          </table:table-cell>
          <table:table-cell office:value-type="float" office:value="10">
            <text:p>10</text:p>
          </table:table-cell>
          <table:table-cell table:style-name="ce3" office:value-type="string">
            <text:p>injure-kill</text:p>
          </table:table-cell>
          <table:table-cell table:style-name="ce15" office:value-type="string">
            <text:p>E</text:p>
          </table:table-cell>
          <table:table-cell office:value-type="float" office:value="5">
            <text:p>5</text:p>
          </table:table-cell>
          <table:table-cell table:style-name="ce87" office:value-type="string">
            <text:p>SA</text:p>
          </table:table-cell>
          <table:table-cell table:formula="of:=VLOOKUP(IF(ISERR(FIND(&quot;C&quot;;[.P49]));0;1)+IF(ISERR(FIND(&quot;A&quot;;[.P49]));0;1)+IF(ISERR(FIND(&quot;S&quot;;[.P49]));0;1)&amp;[.N49];[$glvls.$G$1:.$AD$38];1+4;0)" office:value-type="float" office:value="6">
            <text:p>6</text:p>
          </table:table-cell>
          <table:table-cell table:formula="of:=VLOOKUP(IF(ISERR(FIND(&quot;C&quot;;[.P49]));0;1)+IF(ISERR(FIND(&quot;A&quot;;[.P49]));0;1)+IF(ISERR(FIND(&quot;S&quot;;[.P49]));0;1)&amp;[.N49];[$glvls.$G$1:.$AD$38];[.O49]+4;0)" office:value-type="float" office:value="14">
            <text:p>14</text:p>
          </table:table-cell>
          <table:table-cell table:number-columns-repeated="3"/>
          <table:table-cell table:style-name="ce17"/>
          <table:table-cell table:number-columns-repeated="1002"/>
        </table:table-row>
        <table:table-row table:style-name="ro9">
          <table:table-cell table:style-name="ce84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12" office:value-type="string">
            <text:p>call the dark side</text:p>
          </table:table-cell>
          <table:table-cell/>
          <table:table-cell table:style-name="ce15" office:value-type="string">
            <text:p>M</text:p>
          </table:table-cell>
          <table:table-cell office:value-type="float" office:value="0">
            <text:p>0</text:p>
          </table:table-cell>
          <table:table-cell table:style-name="ce87" office:value-type="string">
            <text:p>SCA</text:p>
          </table:table-cell>
          <table:table-cell table:formula="of:=VLOOKUP(IF(ISERR(FIND(&quot;C&quot;;[.G50]));0;1)+IF(ISERR(FIND(&quot;A&quot;;[.G50]));0;1)+IF(ISERR(FIND(&quot;S&quot;;[.G50]));0;1)&amp;[.E50];[$glvls.$G$1:.$AD$38];1+4;0)" office:value-type="float" office:value="15">
            <text:p>15</text:p>
          </table:table-cell>
          <table:table-cell table:formula="of:=VLOOKUP(IF(ISERR(FIND(&quot;C&quot;;[.G50]));0;1)+IF(ISERR(FIND(&quot;A&quot;;[.G50]));0;1)+IF(ISERR(FIND(&quot;S&quot;;[.G50]));0;1)&amp;[.E50];[$glvls.$G$1:.$AD$38];[.F50]+4;0)" office:value-type="float" office:value="0">
            <text:p>0</text:p>
          </table:table-cell>
          <table:table-cell table:style-name="ce87"/>
          <table:table-cell table:style-name="ce84" office:value-type="float" office:value="0">
            <text:p>0</text:p>
          </table:table-cell>
          <table:table-cell table:style-name="ce84" office:value-type="float" office:value="5">
            <text:p>5</text:p>
          </table:table-cell>
          <table:table-cell table:style-name="ce14" office:value-type="string">
            <text:p>ki burst</text:p>
          </table:table-cell>
          <table:table-cell table:style-name="ce15" office:value-type="string">
            <text:p>M</text:p>
          </table:table-cell>
          <table:table-cell table:style-name="ce84" office:value-type="float" office:value="0">
            <text:p>0</text:p>
          </table:table-cell>
          <table:table-cell table:style-name="ce84" office:value-type="string">
            <text:p>SCA</text:p>
          </table:table-cell>
          <table:table-cell table:formula="of:=VLOOKUP(IF(ISERR(FIND(&quot;C&quot;;[.P50]));0;1)+IF(ISERR(FIND(&quot;A&quot;;[.P50]));0;1)+IF(ISERR(FIND(&quot;S&quot;;[.P50]));0;1)&amp;[.N50];[$glvls.$G$1:.$AD$38];1+4;0)" office:value-type="float" office:value="15">
            <text:p>15</text:p>
          </table:table-cell>
          <table:table-cell table:formula="of:=VLOOKUP(IF(ISERR(FIND(&quot;C&quot;;[.P50]));0;1)+IF(ISERR(FIND(&quot;A&quot;;[.P50]));0;1)+IF(ISERR(FIND(&quot;S&quot;;[.P50]));0;1)&amp;[.N50];[$glvls.$G$1:.$AD$38];[.O50]+4;0)" office:value-type="float" office:value="0">
            <text:p>0</text:p>
          </table:table-cell>
          <table:table-cell table:number-columns-repeated="3"/>
          <table:table-cell table:style-name="ce17"/>
          <table:table-cell table:number-columns-repeated="1002"/>
        </table:table-row>
        <table:table-row table:style-name="ro1">
          <table:table-cell table:style-name="ce84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9" office:value-type="string">
            <text:p>channel energy</text:p>
          </table:table-cell>
          <table:table-cell/>
          <table:table-cell table:style-name="ce15" office:value-type="string">
            <text:p>EtM</text:p>
          </table:table-cell>
          <table:table-cell office:value-type="float" office:value="0">
            <text:p>0</text:p>
          </table:table-cell>
          <table:table-cell table:style-name="ce87" office:value-type="string">
            <text:p>CA</text:p>
          </table:table-cell>
          <table:table-cell table:formula="of:=VLOOKUP(IF(ISERR(FIND(&quot;C&quot;;[.G51]));0;1)+IF(ISERR(FIND(&quot;A&quot;;[.G51]));0;1)+IF(ISERR(FIND(&quot;S&quot;;[.G51]));0;1)&amp;[.E51];[$glvls.$G$1:.$AD$38];1+4;0)" office:value-type="float" office:value="8">
            <text:p>8</text:p>
          </table:table-cell>
          <table:table-cell table:formula="of:=VLOOKUP(IF(ISERR(FIND(&quot;C&quot;;[.G51]));0;1)+IF(ISERR(FIND(&quot;A&quot;;[.G51]));0;1)+IF(ISERR(FIND(&quot;S&quot;;[.G51]));0;1)&amp;[.E51];[$glvls.$G$1:.$AD$38];[.F51]+4;0)" office:value-type="float" office:value="0">
            <text:p>0</text:p>
          </table:table-cell>
          <table:table-cell table:style-name="ce87"/>
          <table:table-cell table:style-name="ce84"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3" office:value-type="string">
            <text:p>launch item</text:p>
          </table:table-cell>
          <table:table-cell table:style-name="ce15" office:value-type="string">
            <text:p>M</text:p>
          </table:table-cell>
          <table:table-cell office:value-type="float" office:value="5">
            <text:p>5</text:p>
          </table:table-cell>
          <table:table-cell table:style-name="ce87" office:value-type="string">
            <text:p>SA</text:p>
          </table:table-cell>
          <table:table-cell table:formula="of:=VLOOKUP(IF(ISERR(FIND(&quot;C&quot;;[.P51]));0;1)+IF(ISERR(FIND(&quot;A&quot;;[.P51]));0;1)+IF(ISERR(FIND(&quot;S&quot;;[.P51]));0;1)&amp;[.N51];[$glvls.$G$1:.$AD$38];1+4;0)" office:value-type="float" office:value="10">
            <text:p>10</text:p>
          </table:table-cell>
          <table:table-cell table:formula="of:=VLOOKUP(IF(ISERR(FIND(&quot;C&quot;;[.P51]));0;1)+IF(ISERR(FIND(&quot;A&quot;;[.P51]));0;1)+IF(ISERR(FIND(&quot;S&quot;;[.P51]));0;1)&amp;[.N51];[$glvls.$G$1:.$AD$38];[.O51]+4;0)" office:value-type="float" office:value="18">
            <text:p>18</text:p>
          </table:table-cell>
          <table:table-cell table:number-columns-repeated="3"/>
          <table:table-cell table:style-name="ce17"/>
          <table:table-cell table:number-columns-repeated="1002"/>
        </table:table-row>
        <table:table-row table:style-name="ro1">
          <table:table-cell table:style-name="ce84"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3" office:value-type="string">
            <text:p>channel hate</text:p>
          </table:table-cell>
          <table:table-cell/>
          <table:table-cell table:style-name="ce15" office:value-type="string">
            <text:p>MtD</text:p>
          </table:table-cell>
          <table:table-cell office:value-type="float" office:value="5">
            <text:p>5</text:p>
          </table:table-cell>
          <table:table-cell table:style-name="ce87" office:value-type="string">
            <text:p>SCA</text:p>
          </table:table-cell>
          <table:table-cell table:formula="of:=VLOOKUP(IF(ISERR(FIND(&quot;C&quot;;[.G52]));0;1)+IF(ISERR(FIND(&quot;A&quot;;[.G52]));0;1)+IF(ISERR(FIND(&quot;S&quot;;[.G52]));0;1)&amp;[.E52];[$glvls.$G$1:.$AD$38];1+4;0)" office:value-type="float" office:value="18">
            <text:p>18</text:p>
          </table:table-cell>
          <table:table-cell table:formula="of:=VLOOKUP(IF(ISERR(FIND(&quot;C&quot;;[.G52]));0;1)+IF(ISERR(FIND(&quot;A&quot;;[.G52]));0;1)+IF(ISERR(FIND(&quot;S&quot;;[.G52]));0;1)&amp;[.E52];[$glvls.$G$1:.$AD$38];[.F52]+4;0)" office:value-type="float" office:value="30">
            <text:p>30</text:p>
          </table:table-cell>
          <table:table-cell table:style-name="ce87"/>
          <table:table-cell table:style-name="ce84" office:value-type="float" office:value="7">
            <text:p>7</text:p>
          </table:table-cell>
          <table:table-cell office:value-type="float" office:value="10">
            <text:p>10</text:p>
          </table:table-cell>
          <table:table-cell table:style-name="ce13" office:value-type="string">
            <text:p>lesser force shield</text:p>
          </table:table-cell>
          <table:table-cell table:style-name="ce15" office:value-type="string">
            <text:p>VE</text:p>
          </table:table-cell>
          <table:table-cell office:value-type="float" office:value="5">
            <text:p>5</text:p>
          </table:table-cell>
          <table:table-cell table:style-name="ce87" office:value-type="string">
            <text:p>CA</text:p>
          </table:table-cell>
          <table:table-cell table:formula="of:=VLOOKUP(IF(ISERR(FIND(&quot;C&quot;;[.P52]));0;1)+IF(ISERR(FIND(&quot;A&quot;;[.P52]));0;1)+IF(ISERR(FIND(&quot;S&quot;;[.P52]));0;1)&amp;[.N52];[$glvls.$G$1:.$AD$38];1+4;0)" office:value-type="float" office:value="4">
            <text:p>4</text:p>
          </table:table-cell>
          <table:table-cell table:formula="of:=VLOOKUP(IF(ISERR(FIND(&quot;C&quot;;[.P52]));0;1)+IF(ISERR(FIND(&quot;A&quot;;[.P52]));0;1)+IF(ISERR(FIND(&quot;S&quot;;[.P52]));0;1)&amp;[.N52];[$glvls.$G$1:.$AD$38];[.O52]+4;0)" office:value-type="float" office:value="12">
            <text:p>12</text:p>
          </table:table-cell>
          <table:table-cell table:number-columns-repeated="3"/>
          <table:table-cell table:style-name="ce17"/>
          <table:table-cell table:number-columns-repeated="1002"/>
        </table:table-row>
        <table:table-row table:style-name="ro1">
          <table:table-cell table:style-name="ce84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12" office:value-type="string">
            <text:p>cleanse</text:p>
          </table:table-cell>
          <table:table-cell/>
          <table:table-cell table:style-name="ce15" office:value-type="string">
            <text:p>M</text:p>
          </table:table-cell>
          <table:table-cell office:value-type="float" office:value="0">
            <text:p>0</text:p>
          </table:table-cell>
          <table:table-cell table:style-name="ce87" office:value-type="string">
            <text:p>SCA</text:p>
          </table:table-cell>
          <table:table-cell table:formula="of:=VLOOKUP(IF(ISERR(FIND(&quot;C&quot;;[.G53]));0;1)+IF(ISERR(FIND(&quot;A&quot;;[.G53]));0;1)+IF(ISERR(FIND(&quot;S&quot;;[.G53]));0;1)&amp;[.E53];[$glvls.$G$1:.$AD$38];1+4;0)" office:value-type="float" office:value="15">
            <text:p>15</text:p>
          </table:table-cell>
          <table:table-cell table:formula="of:=VLOOKUP(IF(ISERR(FIND(&quot;C&quot;;[.G53]));0;1)+IF(ISERR(FIND(&quot;A&quot;;[.G53]));0;1)+IF(ISERR(FIND(&quot;S&quot;;[.G53]));0;1)&amp;[.E53];[$glvls.$G$1:.$AD$38];[.F53]+4;0)" office:value-type="float" office:value="0">
            <text:p>0</text:p>
          </table:table-cell>
          <table:table-cell table:style-name="ce87"/>
          <table:table-cell table:style-name="ce84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9" office:value-type="string">
            <text:p>life sense</text:p>
          </table:table-cell>
          <table:table-cell table:style-name="ce15" office:value-type="string">
            <text:p>VE</text:p>
          </table:table-cell>
          <table:table-cell office:value-type="float" office:value="0">
            <text:p>0</text:p>
          </table:table-cell>
          <table:table-cell table:style-name="ce87" office:value-type="string">
            <text:p>S</text:p>
          </table:table-cell>
          <table:table-cell table:formula="of:=VLOOKUP(IF(ISERR(FIND(&quot;C&quot;;[.P53]));0;1)+IF(ISERR(FIND(&quot;A&quot;;[.P53]));0;1)+IF(ISERR(FIND(&quot;S&quot;;[.P53]));0;1)&amp;[.N53];[$glvls.$G$1:.$AD$38];1+4;0)" office:value-type="float" office:value="2">
            <text:p>2</text:p>
          </table:table-cell>
          <table:table-cell table:formula="of:=VLOOKUP(IF(ISERR(FIND(&quot;C&quot;;[.P53]));0;1)+IF(ISERR(FIND(&quot;A&quot;;[.P53]));0;1)+IF(ISERR(FIND(&quot;S&quot;;[.P53]));0;1)&amp;[.N53];[$glvls.$G$1:.$AD$38];[.O53]+4;0)" office:value-type="float" office:value="0">
            <text:p>0</text:p>
          </table:table-cell>
          <table:table-cell table:number-columns-repeated="3"/>
          <table:table-cell table:style-name="ce17"/>
          <table:table-cell table:number-columns-repeated="1002"/>
        </table:table-row>
        <table:table-row table:style-name="ro9">
          <table:table-cell table:style-name="ce84"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10" office:value-type="string">
            <text:p>clear mind</text:p>
          </table:table-cell>
          <table:table-cell/>
          <table:table-cell table:style-name="ce15" office:value-type="string">
            <text:p>MtD</text:p>
          </table:table-cell>
          <table:table-cell office:value-type="float" office:value="1">
            <text:p>1</text:p>
          </table:table-cell>
          <table:table-cell table:style-name="ce87" office:value-type="string">
            <text:p>C(A)</text:p>
          </table:table-cell>
          <table:table-cell table:formula="of:=VLOOKUP(IF(ISERR(FIND(&quot;C&quot;;[.G54]));0;1)+IF(ISERR(FIND(&quot;A&quot;;[.G54]));0;1)+IF(ISERR(FIND(&quot;S&quot;;[.G54]));0;1)&amp;[.E54];[$glvls.$G$1:.$AD$38];1+4;0)" office:value-type="float" office:value="12">
            <text:p>12</text:p>
          </table:table-cell>
          <table:table-cell table:formula="of:=VLOOKUP(IF(ISERR(FIND(&quot;C&quot;;[.G54]));0;1)+IF(ISERR(FIND(&quot;A&quot;;[.G54]));0;1)+IF(ISERR(FIND(&quot;S&quot;;[.G54]));0;1)&amp;[.E54];[$glvls.$G$1:.$AD$38];[.F54]+4;0)" office:value-type="float" office:value="12">
            <text:p>12</text:p>
          </table:table-cell>
          <table:table-cell table:style-name="ce87"/>
          <table:table-cell table:style-name="ce8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ightsaber alteration</text:p>
          </table:table-cell>
          <table:table-cell table:style-name="ce15" office:value-type="string">
            <text:p>M</text:p>
          </table:table-cell>
          <table:table-cell office:value-type="float" office:value="0">
            <text:p>0</text:p>
          </table:table-cell>
          <table:table-cell table:style-name="ce89" office:value-type="string">
            <text:p>S</text:p>
          </table:table-cell>
          <table:table-cell table:formula="of:=VLOOKUP(IF(ISERR(FIND(&quot;C&quot;;[.P54]));0;1)+IF(ISERR(FIND(&quot;A&quot;;[.P54]));0;1)+IF(ISERR(FIND(&quot;S&quot;;[.P54]));0;1)&amp;[.N54];[$glvls.$G$1:.$AD$38];1+4;0)" office:value-type="float" office:value="5">
            <text:p>5</text:p>
          </table:table-cell>
          <table:table-cell table:formula="of:=VLOOKUP(IF(ISERR(FIND(&quot;C&quot;;[.P54]));0;1)+IF(ISERR(FIND(&quot;A&quot;;[.P54]));0;1)+IF(ISERR(FIND(&quot;S&quot;;[.P54]));0;1)&amp;[.N54];[$glvls.$G$1:.$AD$38];[.O54]+4;0)" office:value-type="float" office:value="0">
            <text:p>0</text:p>
          </table:table-cell>
          <table:table-cell table:number-columns-repeated="3"/>
          <table:table-cell table:style-name="ce17"/>
          <table:table-cell table:number-columns-repeated="1002"/>
        </table:table-row>
        <table:table-row table:style-name="ro1">
          <table:table-cell table:style-name="ce84" office:value-type="float" office:value="4">
            <text:p>4</text:p>
          </table:table-cell>
          <table:table-cell office:value-type="float" office:value="10">
            <text:p>10</text:p>
          </table:table-cell>
          <table:table-cell table:style-name="ce11" office:value-type="string">
            <text:p>cloud mind</text:p>
          </table:table-cell>
          <table:table-cell/>
          <table:table-cell table:style-name="ce15" office:value-type="string">
            <text:p>M</text:p>
          </table:table-cell>
          <table:table-cell office:value-type="float" office:value="5">
            <text:p>5</text:p>
          </table:table-cell>
          <table:table-cell table:style-name="ce87" office:value-type="string">
            <text:p>SCA</text:p>
          </table:table-cell>
          <table:table-cell table:formula="of:=VLOOKUP(IF(ISERR(FIND(&quot;C&quot;;[.G55]));0;1)+IF(ISERR(FIND(&quot;A&quot;;[.G55]));0;1)+IF(ISERR(FIND(&quot;S&quot;;[.G55]));0;1)&amp;[.E55];[$glvls.$G$1:.$AD$38];1+4;0)" office:value-type="float" office:value="15">
            <text:p>15</text:p>
          </table:table-cell>
          <table:table-cell table:formula="of:=VLOOKUP(IF(ISERR(FIND(&quot;C&quot;;[.G55]));0;1)+IF(ISERR(FIND(&quot;A&quot;;[.G55]));0;1)+IF(ISERR(FIND(&quot;S&quot;;[.G55]));0;1)&amp;[.E55];[$glvls.$G$1:.$AD$38];[.F55]+4;0)" office:value-type="float" office:value="27">
            <text:p>27</text:p>
          </table:table-cell>
          <table:table-cell table:style-name="ce87"/>
          <table:table-cell table:style-name="ce84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3" office:value-type="string">
            <text:p>lightsaber combat</text:p>
          </table:table-cell>
          <table:table-cell table:style-name="ce15" office:value-type="string">
            <text:p>D</text:p>
          </table:table-cell>
          <table:table-cell office:value-type="float" office:value="0">
            <text:p>0</text:p>
          </table:table-cell>
          <table:table-cell table:style-name="ce87" office:value-type="string">
            <text:p>SC</text:p>
          </table:table-cell>
          <table:table-cell table:formula="of:=VLOOKUP(IF(ISERR(FIND(&quot;C&quot;;[.P55]));0;1)+IF(ISERR(FIND(&quot;A&quot;;[.P55]));0;1)+IF(ISERR(FIND(&quot;S&quot;;[.P55]));0;1)&amp;[.N55];[$glvls.$G$1:.$AD$38];1+4;0)" office:value-type="float" office:value="14">
            <text:p>14</text:p>
          </table:table-cell>
          <table:table-cell table:formula="of:=VLOOKUP(IF(ISERR(FIND(&quot;C&quot;;[.P55]));0;1)+IF(ISERR(FIND(&quot;A&quot;;[.P55]));0;1)+IF(ISERR(FIND(&quot;S&quot;;[.P55]));0;1)&amp;[.N55];[$glvls.$G$1:.$AD$38];[.O55]+4;0)" office:value-type="float" office:value="0">
            <text:p>0</text:p>
          </table:table-cell>
          <table:table-cell table:number-columns-repeated="3"/>
          <table:table-cell table:style-name="ce17"/>
          <table:table-cell table:number-columns-repeated="1002"/>
        </table:table-row>
        <table:table-row table:style-name="ro1">
          <table:table-cell table:style-name="ce84" office:value-type="float" office:value="8">
            <text:p>8</text:p>
          </table:table-cell>
          <table:table-cell office:value-type="float" office:value="20">
            <text:p>20</text:p>
          </table:table-cell>
          <table:table-cell table:style-name="ce10" office:value-type="string">
            <text:p>concentration</text:p>
          </table:table-cell>
          <table:table-cell/>
          <table:table-cell table:style-name="ce15" office:value-type="string">
            <text:p>E</text:p>
          </table:table-cell>
          <table:table-cell office:value-type="float" office:value="8">
            <text:p>8</text:p>
          </table:table-cell>
          <table:table-cell table:style-name="ce87" office:value-type="string">
            <text:p>S</text:p>
          </table:table-cell>
          <table:table-cell table:formula="of:=VLOOKUP(IF(ISERR(FIND(&quot;C&quot;;[.G56]));0;1)+IF(ISERR(FIND(&quot;A&quot;;[.G56]));0;1)+IF(ISERR(FIND(&quot;S&quot;;[.G56]));0;1)&amp;[.E56];[$glvls.$G$1:.$AD$38];1+4;0)" office:value-type="float" office:value="3">
            <text:p>3</text:p>
          </table:table-cell>
          <table:table-cell table:formula="of:=VLOOKUP(IF(ISERR(FIND(&quot;C&quot;;[.G56]));0;1)+IF(ISERR(FIND(&quot;A&quot;;[.G56]));0;1)+IF(ISERR(FIND(&quot;S&quot;;[.G56]));0;1)&amp;[.E56];[$glvls.$G$1:.$AD$38];[.F56]+4;0)" office:value-type="float" office:value="10">
            <text:p>10</text:p>
          </table:table-cell>
          <table:table-cell table:style-name="ce87"/>
          <table:table-cell table:style-name="ce84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9" office:value-type="string">
            <text:p>magnify senses</text:p>
          </table:table-cell>
          <table:table-cell table:style-name="ce15" office:value-type="string">
            <text:p>E</text:p>
          </table:table-cell>
          <table:table-cell office:value-type="float" office:value="0">
            <text:p>0</text:p>
          </table:table-cell>
          <table:table-cell table:style-name="ce87" office:value-type="string">
            <text:p>S</text:p>
          </table:table-cell>
          <table:table-cell table:formula="of:=VLOOKUP(IF(ISERR(FIND(&quot;C&quot;;[.P56]));0;1)+IF(ISERR(FIND(&quot;A&quot;;[.P56]));0;1)+IF(ISERR(FIND(&quot;S&quot;;[.P56]));0;1)&amp;[.N56];[$glvls.$G$1:.$AD$38];1+4;0)" office:value-type="float" office:value="3">
            <text:p>3</text:p>
          </table:table-cell>
          <table:table-cell table:formula="of:=VLOOKUP(IF(ISERR(FIND(&quot;C&quot;;[.P56]));0;1)+IF(ISERR(FIND(&quot;A&quot;;[.P56]));0;1)+IF(ISERR(FIND(&quot;S&quot;;[.P56]));0;1)&amp;[.N56];[$glvls.$G$1:.$AD$38];[.O56]+4;0)" office:value-type="float" office:value="0">
            <text:p>0</text:p>
          </table:table-cell>
          <table:table-cell table:number-columns-repeated="3"/>
          <table:table-cell table:style-name="ce17"/>
          <table:table-cell table:number-columns-repeated="1002"/>
        </table:table-row>
        <table:table-row table:style-name="ro1">
          <table:table-cell table:style-name="ce84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11" office:value-type="string">
            <text:p>confusion</text:p>
          </table:table-cell>
          <table:table-cell/>
          <table:table-cell table:style-name="ce15" office:value-type="string">
            <text:p>M</text:p>
          </table:table-cell>
          <table:table-cell office:value-type="float" office:value="5">
            <text:p>5</text:p>
          </table:table-cell>
          <table:table-cell table:style-name="ce87" office:value-type="string">
            <text:p>SA</text:p>
          </table:table-cell>
          <table:table-cell table:formula="of:=VLOOKUP(IF(ISERR(FIND(&quot;C&quot;;[.G57]));0;1)+IF(ISERR(FIND(&quot;A&quot;;[.G57]));0;1)+IF(ISERR(FIND(&quot;S&quot;;[.G57]));0;1)&amp;[.E57];[$glvls.$G$1:.$AD$38];1+4;0)" office:value-type="float" office:value="10">
            <text:p>10</text:p>
          </table:table-cell>
          <table:table-cell table:formula="of:=VLOOKUP(IF(ISERR(FIND(&quot;C&quot;;[.G57]));0;1)+IF(ISERR(FIND(&quot;A&quot;;[.G57]));0;1)+IF(ISERR(FIND(&quot;S&quot;;[.G57]));0;1)&amp;[.E57];[$glvls.$G$1:.$AD$38];[.F57]+4;0)" office:value-type="float" office:value="18">
            <text:p>18</text:p>
          </table:table-cell>
          <table:table-cell table:style-name="ce87"/>
          <table:table-cell table:style-name="ce84"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0" office:value-type="string">
            <text:p>meditation</text:p>
          </table:table-cell>
          <table:table-cell table:style-name="ce15" office:value-type="string">
            <text:p>E</text:p>
          </table:table-cell>
          <table:table-cell office:value-type="float" office:value="6">
            <text:p>6</text:p>
          </table:table-cell>
          <table:table-cell table:style-name="ce87" office:value-type="string">
            <text:p>SC</text:p>
          </table:table-cell>
          <table:table-cell table:formula="of:=VLOOKUP(IF(ISERR(FIND(&quot;C&quot;;[.P57]));0;1)+IF(ISERR(FIND(&quot;A&quot;;[.P57]));0;1)+IF(ISERR(FIND(&quot;S&quot;;[.P57]));0;1)&amp;[.N57];[$glvls.$G$1:.$AD$38];1+4;0)" office:value-type="float" office:value="6">
            <text:p>6</text:p>
          </table:table-cell>
          <table:table-cell table:formula="of:=VLOOKUP(IF(ISERR(FIND(&quot;C&quot;;[.P57]));0;1)+IF(ISERR(FIND(&quot;A&quot;;[.P57]));0;1)+IF(ISERR(FIND(&quot;S&quot;;[.P57]));0;1)&amp;[.N57];[$glvls.$G$1:.$AD$38];[.O57]+4;0)" office:value-type="float" office:value="16">
            <text:p>16</text:p>
          </table:table-cell>
          <table:table-cell table:number-columns-repeated="3"/>
          <table:table-cell table:style-name="ce17"/>
          <table:table-cell table:number-columns-repeated="1002"/>
        </table:table-row>
        <table:table-row table:style-name="ro1">
          <table:table-cell table:style-name="ce84"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3" office:value-type="string">
            <text:p>control pain</text:p>
          </table:table-cell>
          <table:table-cell/>
          <table:table-cell table:style-name="ce15" office:value-type="string">
            <text:p>M</text:p>
          </table:table-cell>
          <table:table-cell office:value-type="float" office:value="5">
            <text:p>5</text:p>
          </table:table-cell>
          <table:table-cell table:style-name="ce87" office:value-type="string">
            <text:p>C(A)</text:p>
          </table:table-cell>
          <table:table-cell table:formula="of:=VLOOKUP(IF(ISERR(FIND(&quot;C&quot;;[.G58]));0;1)+IF(ISERR(FIND(&quot;A&quot;;[.G58]));0;1)+IF(ISERR(FIND(&quot;S&quot;;[.G58]));0;1)&amp;[.E58];[$glvls.$G$1:.$AD$38];1+4;0)" office:value-type="float" office:value="10">
            <text:p>10</text:p>
          </table:table-cell>
          <table:table-cell table:formula="of:=VLOOKUP(IF(ISERR(FIND(&quot;C&quot;;[.G58]));0;1)+IF(ISERR(FIND(&quot;A&quot;;[.G58]));0;1)+IF(ISERR(FIND(&quot;S&quot;;[.G58]));0;1)&amp;[.E58];[$glvls.$G$1:.$AD$38];[.F58]+4;0)" office:value-type="float" office:value="18">
            <text:p>18</text:p>
          </table:table-cell>
          <table:table-cell table:style-name="ce87"/>
          <table:table-cell table:style-name="ce84" office:value-type="float" office:value="3">
            <text:p>3</text:p>
          </table:table-cell>
          <table:table-cell office:value-type="float" office:value="10">
            <text:p>10</text:p>
          </table:table-cell>
          <table:table-cell table:style-name="ce13" office:value-type="string">
            <text:p>melee combat</text:p>
          </table:table-cell>
          <table:table-cell table:style-name="ce15" office:value-type="string">
            <text:p>VD</text:p>
          </table:table-cell>
          <table:table-cell office:value-type="float" office:value="3">
            <text:p>3</text:p>
          </table:table-cell>
          <table:table-cell table:style-name="ce87" office:value-type="string">
            <text:p>C</text:p>
          </table:table-cell>
          <table:table-cell table:formula="of:=VLOOKUP(IF(ISERR(FIND(&quot;C&quot;;[.P58]));0;1)+IF(ISERR(FIND(&quot;A&quot;;[.P58]));0;1)+IF(ISERR(FIND(&quot;S&quot;;[.P58]));0;1)&amp;[.N58];[$glvls.$G$1:.$AD$38];1+4;0)" office:value-type="float" office:value="8">
            <text:p>8</text:p>
          </table:table-cell>
          <table:table-cell table:formula="of:=VLOOKUP(IF(ISERR(FIND(&quot;C&quot;;[.P58]));0;1)+IF(ISERR(FIND(&quot;A&quot;;[.P58]));0;1)+IF(ISERR(FIND(&quot;S&quot;;[.P58]));0;1)&amp;[.N58];[$glvls.$G$1:.$AD$38];[.O58]+4;0)" office:value-type="float" office:value="10">
            <text:p>10</text:p>
          </table:table-cell>
          <table:table-cell table:number-columns-repeated="3"/>
          <table:table-cell table:style-name="ce17"/>
          <table:table-cell table:number-columns-repeated="1002"/>
        </table:table-row>
        <table:table-row table:style-name="ro1">
          <table:table-cell table:style-name="ce84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12" office:value-type="string">
            <text:p>dark suggestion</text:p>
          </table:table-cell>
          <table:table-cell/>
          <table:table-cell table:style-name="ce15" office:value-type="string">
            <text:p>M</text:p>
          </table:table-cell>
          <table:table-cell office:value-type="float" office:value="0">
            <text:p>0</text:p>
          </table:table-cell>
          <table:table-cell table:style-name="ce87" office:value-type="string">
            <text:p>SCA</text:p>
          </table:table-cell>
          <table:table-cell table:formula="of:=VLOOKUP(IF(ISERR(FIND(&quot;C&quot;;[.G59]));0;1)+IF(ISERR(FIND(&quot;A&quot;;[.G59]));0;1)+IF(ISERR(FIND(&quot;S&quot;;[.G59]));0;1)&amp;[.E59];[$glvls.$G$1:.$AD$38];1+4;0)" office:value-type="float" office:value="15">
            <text:p>15</text:p>
          </table:table-cell>
          <table:table-cell table:formula="of:=VLOOKUP(IF(ISERR(FIND(&quot;C&quot;;[.G59]));0;1)+IF(ISERR(FIND(&quot;A&quot;;[.G59]));0;1)+IF(ISERR(FIND(&quot;S&quot;;[.G59]));0;1)&amp;[.E59];[$glvls.$G$1:.$AD$38];[.F59]+4;0)" office:value-type="float" office:value="0">
            <text:p>0</text:p>
          </table:table-cell>
          <table:table-cell table:style-name="ce87"/>
          <table:table-cell table:style-name="ce8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string">
            <text:p>mind trick</text:p>
          </table:table-cell>
          <table:table-cell table:style-name="ce15" office:value-type="string">
            <text:p>EtM</text:p>
          </table:table-cell>
          <table:table-cell office:value-type="float" office:value="0">
            <text:p>0</text:p>
          </table:table-cell>
          <table:table-cell table:style-name="ce87" office:value-type="string">
            <text:p>SCA</text:p>
          </table:table-cell>
          <table:table-cell table:formula="of:=VLOOKUP(IF(ISERR(FIND(&quot;C&quot;;[.P59]));0;1)+IF(ISERR(FIND(&quot;A&quot;;[.P59]));0;1)+IF(ISERR(FIND(&quot;S&quot;;[.P59]));0;1)&amp;[.N59];[$glvls.$G$1:.$AD$38];1+4;0)" office:value-type="float" office:value="12">
            <text:p>12</text:p>
          </table:table-cell>
          <table:table-cell table:formula="of:=VLOOKUP(IF(ISERR(FIND(&quot;C&quot;;[.P59]));0;1)+IF(ISERR(FIND(&quot;A&quot;;[.P59]));0;1)+IF(ISERR(FIND(&quot;S&quot;;[.P59]));0;1)&amp;[.N59];[$glvls.$G$1:.$AD$38];[.O59]+4;0)" office:value-type="float" office:value="0">
            <text:p>0</text:p>
          </table:table-cell>
          <table:table-cell table:number-columns-repeated="3"/>
          <table:table-cell table:style-name="ce17"/>
          <table:table-cell table:number-columns-repeated="1002"/>
        </table:table-row>
        <table:table-row table:style-name="ro9">
          <table:table-cell table:style-name="ce84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0" office:value-type="string">
            <text:p>detoxify poison</text:p>
          </table:table-cell>
          <table:table-cell/>
          <table:table-cell table:style-name="ce15" office:value-type="string">
            <text:p>E</text:p>
          </table:table-cell>
          <table:table-cell office:value-type="float" office:value="0">
            <text:p>0</text:p>
          </table:table-cell>
          <table:table-cell table:style-name="ce87" office:value-type="string">
            <text:p>SC(A)</text:p>
          </table:table-cell>
          <table:table-cell table:formula="of:=VLOOKUP(IF(ISERR(FIND(&quot;C&quot;;[.G60]));0;1)+IF(ISERR(FIND(&quot;A&quot;;[.G60]));0;1)+IF(ISERR(FIND(&quot;S&quot;;[.G60]));0;1)&amp;[.E60];[$glvls.$G$1:.$AD$38];1+4;0)" office:value-type="float" office:value="9">
            <text:p>9</text:p>
          </table:table-cell>
          <table:table-cell table:formula="of:=VLOOKUP(IF(ISERR(FIND(&quot;C&quot;;[.G60]));0;1)+IF(ISERR(FIND(&quot;A&quot;;[.G60]));0;1)+IF(ISERR(FIND(&quot;S&quot;;[.G60]));0;1)&amp;[.E60];[$glvls.$G$1:.$AD$38];[.F60]+4;0)" office:value-type="float" office:value="0">
            <text:p>0</text:p>
          </table:table-cell>
          <table:table-cell table:style-name="ce87"/>
          <table:table-cell table:style-name="ce84"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1" office:value-type="string">
            <text:p>mindblock</text:p>
          </table:table-cell>
          <table:table-cell table:style-name="ce15" office:value-type="string">
            <text:p>MtD</text:p>
          </table:table-cell>
          <table:table-cell office:value-type="float" office:value="5">
            <text:p>5</text:p>
          </table:table-cell>
          <table:table-cell table:style-name="ce87" office:value-type="string">
            <text:p>SC</text:p>
          </table:table-cell>
          <table:table-cell table:formula="of:=VLOOKUP(IF(ISERR(FIND(&quot;C&quot;;[.P60]));0;1)+IF(ISERR(FIND(&quot;A&quot;;[.P60]));0;1)+IF(ISERR(FIND(&quot;S&quot;;[.P60]));0;1)&amp;[.N60];[$glvls.$G$1:.$AD$38];1+4;0)" office:value-type="float" office:value="12">
            <text:p>12</text:p>
          </table:table-cell>
          <table:table-cell table:formula="of:=VLOOKUP(IF(ISERR(FIND(&quot;C&quot;;[.P60]));0;1)+IF(ISERR(FIND(&quot;A&quot;;[.P60]));0;1)+IF(ISERR(FIND(&quot;S&quot;;[.P60]));0;1)&amp;[.N60];[$glvls.$G$1:.$AD$38];[.O60]+4;0)" office:value-type="float" office:value="20">
            <text:p>20</text:p>
          </table:table-cell>
          <table:table-cell table:number-columns-repeated="3"/>
          <table:table-cell table:style-name="ce17"/>
          <table:table-cell table:number-columns-repeated="1002"/>
        </table:table-row>
        <table:table-row table:style-name="ro1">
          <table:table-cell table:style-name="ce8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isplace matter</text:p>
          </table:table-cell>
          <table:table-cell/>
          <table:table-cell table:style-name="ce15" office:value-type="string">
            <text:p>M</text:p>
          </table:table-cell>
          <table:table-cell office:value-type="float" office:value="0">
            <text:p>0</text:p>
          </table:table-cell>
          <table:table-cell table:style-name="ce87" office:value-type="string">
            <text:p>SCA</text:p>
          </table:table-cell>
          <table:table-cell table:formula="of:=VLOOKUP(IF(ISERR(FIND(&quot;C&quot;;[.G61]));0;1)+IF(ISERR(FIND(&quot;A&quot;;[.G61]));0;1)+IF(ISERR(FIND(&quot;S&quot;;[.G61]));0;1)&amp;[.E61];[$glvls.$G$1:.$AD$38];1+4;0)" office:value-type="float" office:value="15">
            <text:p>15</text:p>
          </table:table-cell>
          <table:table-cell table:formula="of:=VLOOKUP(IF(ISERR(FIND(&quot;C&quot;;[.G61]));0;1)+IF(ISERR(FIND(&quot;A&quot;;[.G61]));0;1)+IF(ISERR(FIND(&quot;S&quot;;[.G61]));0;1)&amp;[.E61];[$glvls.$G$1:.$AD$38];[.F61]+4;0)" office:value-type="float" office:value="0">
            <text:p>0</text:p>
          </table:table-cell>
          <table:table-cell table:style-name="ce87"/>
          <table:table-cell table:style-name="ce84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1" office:value-type="string">
            <text:p>misdirect</text:p>
          </table:table-cell>
          <table:table-cell table:style-name="ce15" office:value-type="string">
            <text:p>MtD</text:p>
          </table:table-cell>
          <table:table-cell office:value-type="float" office:value="0">
            <text:p>0</text:p>
          </table:table-cell>
          <table:table-cell table:style-name="ce87" office:value-type="string">
            <text:p>SCA</text:p>
          </table:table-cell>
          <table:table-cell table:formula="of:=VLOOKUP(IF(ISERR(FIND(&quot;C&quot;;[.P61]));0;1)+IF(ISERR(FIND(&quot;A&quot;;[.P61]));0;1)+IF(ISERR(FIND(&quot;S&quot;;[.P61]));0;1)&amp;[.N61];[$glvls.$G$1:.$AD$38];1+4;0)" office:value-type="float" office:value="18">
            <text:p>18</text:p>
          </table:table-cell>
          <table:table-cell table:formula="of:=VLOOKUP(IF(ISERR(FIND(&quot;C&quot;;[.P61]));0;1)+IF(ISERR(FIND(&quot;A&quot;;[.P61]));0;1)+IF(ISERR(FIND(&quot;S&quot;;[.P61]));0;1)&amp;[.N61];[$glvls.$G$1:.$AD$38];[.O61]+4;0)" office:value-type="float" office:value="0">
            <text:p>0</text:p>
          </table:table-cell>
          <table:table-cell table:number-columns-repeated="3"/>
          <table:table-cell table:style-name="ce17"/>
          <table:table-cell table:number-columns-repeated="1002"/>
        </table:table-row>
        <table:table-row table:style-name="ro1">
          <table:table-cell table:style-name="ce84" office:value-type="float" office:value="4">
            <text:p>4</text:p>
          </table:table-cell>
          <table:table-cell office:value-type="float" office:value="10">
            <text:p>10</text:p>
          </table:table-cell>
          <table:table-cell table:style-name="ce9" office:value-type="string">
            <text:p>dissipate energy</text:p>
          </table:table-cell>
          <table:table-cell/>
          <table:table-cell table:style-name="ce15" office:value-type="string">
            <text:p>M</text:p>
          </table:table-cell>
          <table:table-cell office:value-type="float" office:value="6">
            <text:p>6</text:p>
          </table:table-cell>
          <table:table-cell table:style-name="ce87" office:value-type="string">
            <text:p>C</text:p>
          </table:table-cell>
          <table:table-cell table:formula="of:=VLOOKUP(IF(ISERR(FIND(&quot;C&quot;;[.G62]));0;1)+IF(ISERR(FIND(&quot;A&quot;;[.G62]));0;1)+IF(ISERR(FIND(&quot;S&quot;;[.G62]));0;1)&amp;[.E62];[$glvls.$G$1:.$AD$38];1+4;0)" office:value-type="float" office:value="5">
            <text:p>5</text:p>
          </table:table-cell>
          <table:table-cell table:formula="of:=VLOOKUP(IF(ISERR(FIND(&quot;C&quot;;[.G62]));0;1)+IF(ISERR(FIND(&quot;A&quot;;[.G62]));0;1)+IF(ISERR(FIND(&quot;S&quot;;[.G62]));0;1)&amp;[.E62];[$glvls.$G$1:.$AD$38];[.F62]+4;0)" office:value-type="float" office:value="10">
            <text:p>10</text:p>
          </table:table-cell>
          <table:table-cell table:style-name="ce87"/>
          <table:table-cell table:style-name="ce84"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0" office:value-type="string">
            <text:p>reduce injury</text:p>
          </table:table-cell>
          <table:table-cell table:style-name="ce15" office:value-type="string">
            <text:p>MtD</text:p>
          </table:table-cell>
          <table:table-cell office:value-type="float" office:value="5">
            <text:p>5</text:p>
          </table:table-cell>
          <table:table-cell table:style-name="ce87" office:value-type="string">
            <text:p>C(A)</text:p>
          </table:table-cell>
          <table:table-cell table:formula="of:=VLOOKUP(IF(ISERR(FIND(&quot;C&quot;;[.P62]));0;1)+IF(ISERR(FIND(&quot;A&quot;;[.P62]));0;1)+IF(ISERR(FIND(&quot;S&quot;;[.P62]));0;1)&amp;[.N62];[$glvls.$G$1:.$AD$38];1+4;0)" office:value-type="float" office:value="12">
            <text:p>12</text:p>
          </table:table-cell>
          <table:table-cell table:formula="of:=VLOOKUP(IF(ISERR(FIND(&quot;C&quot;;[.P62]));0;1)+IF(ISERR(FIND(&quot;A&quot;;[.P62]));0;1)+IF(ISERR(FIND(&quot;S&quot;;[.P62]));0;1)&amp;[.N62];[$glvls.$G$1:.$AD$38];[.O62]+4;0)" office:value-type="float" office:value="20">
            <text:p>20</text:p>
          </table:table-cell>
          <table:table-cell table:number-columns-repeated="3"/>
          <table:table-cell table:style-name="ce17"/>
          <table:table-cell table:number-columns-repeated="1002"/>
        </table:table-row>
        <table:table-row table:style-name="ro1">
          <table:table-cell table:style-name="ce84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11" office:value-type="string">
            <text:p>distract</text:p>
          </table:table-cell>
          <table:table-cell/>
          <table:table-cell table:style-name="ce15" office:value-type="string">
            <text:p>EtM</text:p>
          </table:table-cell>
          <table:table-cell office:value-type="float" office:value="0">
            <text:p>0</text:p>
          </table:table-cell>
          <table:table-cell table:style-name="ce87" office:value-type="string">
            <text:p>CA</text:p>
          </table:table-cell>
          <table:table-cell table:formula="of:=VLOOKUP(IF(ISERR(FIND(&quot;C&quot;;[.G63]));0;1)+IF(ISERR(FIND(&quot;A&quot;;[.G63]));0;1)+IF(ISERR(FIND(&quot;S&quot;;[.G63]));0;1)&amp;[.E63];[$glvls.$G$1:.$AD$38];1+4;0)" office:value-type="float" office:value="8">
            <text:p>8</text:p>
          </table:table-cell>
          <table:table-cell table:formula="of:=VLOOKUP(IF(ISERR(FIND(&quot;C&quot;;[.G63]));0;1)+IF(ISERR(FIND(&quot;A&quot;;[.G63]));0;1)+IF(ISERR(FIND(&quot;S&quot;;[.G63]));0;1)&amp;[.E63];[$glvls.$G$1:.$AD$38];[.F63]+4;0)" office:value-type="float" office:value="0">
            <text:p>0</text:p>
          </table:table-cell>
          <table:table-cell table:style-name="ce87"/>
          <table:table-cell table:style-name="ce84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9" office:value-type="string">
            <text:p>release force</text:p>
          </table:table-cell>
          <table:table-cell table:style-name="ce15" office:value-type="string">
            <text:p>E</text:p>
          </table:table-cell>
          <table:table-cell office:value-type="float" office:value="7">
            <text:p>7</text:p>
          </table:table-cell>
          <table:table-cell table:style-name="ce87" office:value-type="string">
            <text:p>C</text:p>
          </table:table-cell>
          <table:table-cell table:formula="of:=VLOOKUP(IF(ISERR(FIND(&quot;C&quot;;[.P63]));0;1)+IF(ISERR(FIND(&quot;A&quot;;[.P63]));0;1)+IF(ISERR(FIND(&quot;S&quot;;[.P63]));0;1)&amp;[.N63];[$glvls.$G$1:.$AD$38];1+4;0)" office:value-type="float" office:value="3">
            <text:p>3</text:p>
          </table:table-cell>
          <table:table-cell table:formula="of:=VLOOKUP(IF(ISERR(FIND(&quot;C&quot;;[.P63]));0;1)+IF(ISERR(FIND(&quot;A&quot;;[.P63]));0;1)+IF(ISERR(FIND(&quot;S&quot;;[.P63]));0;1)&amp;[.N63];[$glvls.$G$1:.$AD$38];[.O63]+4;0)" office:value-type="float" office:value="9">
            <text:p>9</text:p>
          </table:table-cell>
          <table:table-cell table:number-columns-repeated="3"/>
          <table:table-cell table:style-name="ce17"/>
          <table:table-cell table:number-columns-repeated="1002"/>
        </table:table-row>
        <table:table-row table:style-name="ro1">
          <table:table-cell table:style-name="ce84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9" office:value-type="string">
            <text:p>disturbing aura</text:p>
          </table:table-cell>
          <table:table-cell/>
          <table:table-cell table:style-name="ce15" office:value-type="string">
            <text:p>M</text:p>
          </table:table-cell>
          <table:table-cell office:value-type="float" office:value="0">
            <text:p>0</text:p>
          </table:table-cell>
          <table:table-cell table:style-name="ce87" office:value-type="string">
            <text:p>SC</text:p>
          </table:table-cell>
          <table:table-cell table:formula="of:=VLOOKUP(IF(ISERR(FIND(&quot;C&quot;;[.G64]));0;1)+IF(ISERR(FIND(&quot;A&quot;;[.G64]));0;1)+IF(ISERR(FIND(&quot;S&quot;;[.G64]));0;1)&amp;[.E64];[$glvls.$G$1:.$AD$38];1+4;0)" office:value-type="float" office:value="10">
            <text:p>10</text:p>
          </table:table-cell>
          <table:table-cell table:formula="of:=VLOOKUP(IF(ISERR(FIND(&quot;C&quot;;[.G64]));0;1)+IF(ISERR(FIND(&quot;A&quot;;[.G64]));0;1)+IF(ISERR(FIND(&quot;S&quot;;[.G64]));0;1)&amp;[.E64];[$glvls.$G$1:.$AD$38];[.F64]+4;0)" office:value-type="float" office:value="0">
            <text:p>0</text:p>
          </table:table-cell>
          <table:table-cell table:style-name="ce87"/>
          <table:table-cell table:style-name="ce84"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9" office:value-type="string">
            <text:p>residual life</text:p>
          </table:table-cell>
          <table:table-cell table:style-name="ce15" office:value-type="string">
            <text:p>BL</text:p>
          </table:table-cell>
          <table:table-cell office:value-type="float" office:value="0">
            <text:p>0</text:p>
          </table:table-cell>
          <table:table-cell table:style-name="ce87" office:value-type="string">
            <text:p>SCA</text:p>
          </table:table-cell>
          <table:table-cell table:formula="of:=VLOOKUP(IF(ISERR(FIND(&quot;C&quot;;[.P64]));0;1)+IF(ISERR(FIND(&quot;A&quot;;[.P64]));0;1)+IF(ISERR(FIND(&quot;S&quot;;[.P64]));0;1)&amp;[.N64];[$glvls.$G$1:.$AD$38];1+4;0)" office:value-type="float" office:value="36">
            <text:p>36</text:p>
          </table:table-cell>
          <table:table-cell table:formula="of:=VLOOKUP(IF(ISERR(FIND(&quot;C&quot;;[.P64]));0;1)+IF(ISERR(FIND(&quot;A&quot;;[.P64]));0;1)+IF(ISERR(FIND(&quot;S&quot;;[.P64]));0;1)&amp;[.N64];[$glvls.$G$1:.$AD$38];[.O64]+4;0)" office:value-type="float" office:value="0">
            <text:p>0</text:p>
          </table:table-cell>
          <table:table-cell table:number-columns-repeated="3"/>
          <table:table-cell table:style-name="ce17"/>
          <table:table-cell table:number-columns-repeated="1002"/>
        </table:table-row>
        <table:table-row table:style-name="ro1">
          <table:table-cell table:style-name="ce84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3" office:value-type="string">
            <text:p>dodge</text:p>
          </table:table-cell>
          <table:table-cell/>
          <table:table-cell table:style-name="ce15" office:value-type="string">
            <text:p>M</text:p>
          </table:table-cell>
          <table:table-cell office:value-type="float" office:value="6">
            <text:p>6</text:p>
          </table:table-cell>
          <table:table-cell table:style-name="ce87" office:value-type="string">
            <text:p>SC</text:p>
          </table:table-cell>
          <table:table-cell table:formula="of:=VLOOKUP(IF(ISERR(FIND(&quot;C&quot;;[.G65]));0;1)+IF(ISERR(FIND(&quot;A&quot;;[.G65]));0;1)+IF(ISERR(FIND(&quot;S&quot;;[.G65]));0;1)&amp;[.E65];[$glvls.$G$1:.$AD$38];1+4;0)" office:value-type="float" office:value="10">
            <text:p>10</text:p>
          </table:table-cell>
          <table:table-cell table:formula="of:=VLOOKUP(IF(ISERR(FIND(&quot;C&quot;;[.G65]));0;1)+IF(ISERR(FIND(&quot;A&quot;;[.G65]));0;1)+IF(ISERR(FIND(&quot;S&quot;;[.G65]));0;1)&amp;[.E65];[$glvls.$G$1:.$AD$38];[.F65]+4;0)" office:value-type="float" office:value="20">
            <text:p>20</text:p>
          </table:table-cell>
          <table:table-cell table:style-name="ce87"/>
          <table:table-cell table:style-name="ce84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3" office:value-type="string">
            <text:p>resist poison</text:p>
          </table:table-cell>
          <table:table-cell table:style-name="ce15" office:value-type="string">
            <text:p>M</text:p>
          </table:table-cell>
          <table:table-cell office:value-type="float" office:value="0">
            <text:p>0</text:p>
          </table:table-cell>
          <table:table-cell table:style-name="ce87" office:value-type="string">
            <text:p>SC</text:p>
          </table:table-cell>
          <table:table-cell table:formula="of:=VLOOKUP(IF(ISERR(FIND(&quot;C&quot;;[.P65]));0;1)+IF(ISERR(FIND(&quot;A&quot;;[.P65]));0;1)+IF(ISERR(FIND(&quot;S&quot;;[.P65]));0;1)&amp;[.N65];[$glvls.$G$1:.$AD$38];1+4;0)" office:value-type="float" office:value="10">
            <text:p>10</text:p>
          </table:table-cell>
          <table:table-cell table:formula="of:=VLOOKUP(IF(ISERR(FIND(&quot;C&quot;;[.P65]));0;1)+IF(ISERR(FIND(&quot;A&quot;;[.P65]));0;1)+IF(ISERR(FIND(&quot;S&quot;;[.P65]));0;1)&amp;[.N65];[$glvls.$G$1:.$AD$38];[.O65]+4;0)" office:value-type="float" office:value="0">
            <text:p>0</text:p>
          </table:table-cell>
          <table:table-cell table:number-columns-repeated="3"/>
          <table:table-cell table:style-name="ce17"/>
          <table:table-cell table:number-columns-repeated="1002"/>
        </table:table-row>
        <table:table-row table:style-name="ro1">
          <table:table-cell table:style-name="ce84"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3" office:value-type="string">
            <text:p>dominate mind</text:p>
          </table:table-cell>
          <table:table-cell/>
          <table:table-cell table:style-name="ce15" office:value-type="string">
            <text:p>LA</text:p>
          </table:table-cell>
          <table:table-cell office:value-type="float" office:value="0">
            <text:p>0</text:p>
          </table:table-cell>
          <table:table-cell table:style-name="ce87" office:value-type="string">
            <text:p>SCA</text:p>
          </table:table-cell>
          <table:table-cell table:formula="of:=VLOOKUP(IF(ISERR(FIND(&quot;C&quot;;[.G66]));0;1)+IF(ISERR(FIND(&quot;A&quot;;[.G66]));0;1)+IF(ISERR(FIND(&quot;S&quot;;[.G66]));0;1)&amp;[.E66];[$glvls.$G$1:.$AD$38];1+4;0)" office:value-type="float" office:value="33">
            <text:p>33</text:p>
          </table:table-cell>
          <table:table-cell table:formula="of:=VLOOKUP(IF(ISERR(FIND(&quot;C&quot;;[.G66]));0;1)+IF(ISERR(FIND(&quot;A&quot;;[.G66]));0;1)+IF(ISERR(FIND(&quot;S&quot;;[.G66]));0;1)&amp;[.E66];[$glvls.$G$1:.$AD$38];[.F66]+4;0)" office:value-type="float" office:value="0">
            <text:p>0</text:p>
          </table:table-cell>
          <table:table-cell table:style-name="ce87"/>
          <table:table-cell table:style-name="ce84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3" office:value-type="string">
            <text:p>resist stun</text:p>
          </table:table-cell>
          <table:table-cell table:style-name="ce15" office:value-type="string">
            <text:p>EtM</text:p>
          </table:table-cell>
          <table:table-cell office:value-type="float" office:value="0">
            <text:p>0</text:p>
          </table:table-cell>
          <table:table-cell table:style-name="ce87" office:value-type="string">
            <text:p>C</text:p>
          </table:table-cell>
          <table:table-cell table:formula="of:=VLOOKUP(IF(ISERR(FIND(&quot;C&quot;;[.P66]));0;1)+IF(ISERR(FIND(&quot;A&quot;;[.P66]));0;1)+IF(ISERR(FIND(&quot;S&quot;;[.P66]));0;1)&amp;[.N66];[$glvls.$G$1:.$AD$38];1+4;0)" office:value-type="float" office:value="4">
            <text:p>4</text:p>
          </table:table-cell>
          <table:table-cell table:formula="of:=VLOOKUP(IF(ISERR(FIND(&quot;C&quot;;[.P66]));0;1)+IF(ISERR(FIND(&quot;A&quot;;[.P66]));0;1)+IF(ISERR(FIND(&quot;S&quot;;[.P66]));0;1)&amp;[.N66];[$glvls.$G$1:.$AD$38];[.O66]+4;0)" office:value-type="float" office:value="0">
            <text:p>0</text:p>
          </table:table-cell>
          <table:table-cell table:number-columns-repeated="3"/>
          <table:table-cell table:style-name="ce17"/>
          <table:table-cell table:number-columns-repeated="1002"/>
        </table:table-row>
        <table:table-row table:style-name="ro1">
          <table:table-cell table:style-name="ce84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9" office:value-type="string">
            <text:p>drain crystals</text:p>
          </table:table-cell>
          <table:table-cell/>
          <table:table-cell table:style-name="ce15" office:value-type="string">
            <text:p>M</text:p>
          </table:table-cell>
          <table:table-cell office:value-type="float" office:value="0">
            <text:p>0</text:p>
          </table:table-cell>
          <table:table-cell table:style-name="ce87" office:value-type="string">
            <text:p>SA</text:p>
          </table:table-cell>
          <table:table-cell table:formula="of:=VLOOKUP(IF(ISERR(FIND(&quot;C&quot;;[.G67]));0;1)+IF(ISERR(FIND(&quot;A&quot;;[.G67]));0;1)+IF(ISERR(FIND(&quot;S&quot;;[.G67]));0;1)&amp;[.E67];[$glvls.$G$1:.$AD$38];1+4;0)" office:value-type="float" office:value="10">
            <text:p>10</text:p>
          </table:table-cell>
          <table:table-cell table:formula="of:=VLOOKUP(IF(ISERR(FIND(&quot;C&quot;;[.G67]));0;1)+IF(ISERR(FIND(&quot;A&quot;;[.G67]));0;1)+IF(ISERR(FIND(&quot;S&quot;;[.G67]));0;1)&amp;[.E67];[$glvls.$G$1:.$AD$38];[.F67]+4;0)" office:value-type="float" office:value="0">
            <text:p>0</text:p>
          </table:table-cell>
          <table:table-cell table:style-name="ce87"/>
          <table:table-cell table:style-name="ce84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11" office:value-type="string">
            <text:p>second childhood</text:p>
          </table:table-cell>
          <table:table-cell table:style-name="ce15" office:value-type="string">
            <text:p>I</text:p>
          </table:table-cell>
          <table:table-cell office:value-type="float" office:value="0">
            <text:p>0</text:p>
          </table:table-cell>
          <table:table-cell table:style-name="ce87" office:value-type="string">
            <text:p>NA</text:p>
          </table:table-cell>
          <table:table-cell table:formula="of:=VLOOKUP(IF(ISERR(FIND(&quot;C&quot;;[.P67]));0;1)+IF(ISERR(FIND(&quot;A&quot;;[.P67]));0;1)+IF(ISERR(FIND(&quot;S&quot;;[.P67]));0;1)&amp;[.N67];[$glvls.$G$1:.$AD$38];1+4;0)" office:value-type="float" office:value="0">
            <text:p>0</text:p>
          </table:table-cell>
          <table:table-cell table:formula="of:=VLOOKUP(IF(ISERR(FIND(&quot;C&quot;;[.P67]));0;1)+IF(ISERR(FIND(&quot;A&quot;;[.P67]));0;1)+IF(ISERR(FIND(&quot;S&quot;;[.P67]));0;1)&amp;[.N67];[$glvls.$G$1:.$AD$38];[.O67]+4;0)" office:value-type="float" office:value="0">
            <text:p>0</text:p>
          </table:table-cell>
          <table:table-cell table:number-columns-repeated="3"/>
          <table:table-cell table:style-name="ce17"/>
          <table:table-cell table:number-columns-repeated="1002"/>
        </table:table-row>
        <table:table-row table:style-name="ro1">
          <table:table-cell table:style-name="ce84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3" office:value-type="string">
            <text:p>enhance metabolism</text:p>
          </table:table-cell>
          <table:table-cell/>
          <table:table-cell table:style-name="ce15" office:value-type="string">
            <text:p>MtD</text:p>
          </table:table-cell>
          <table:table-cell office:value-type="float" office:value="0">
            <text:p>0</text:p>
          </table:table-cell>
          <table:table-cell table:style-name="ce87" office:value-type="string">
            <text:p>C</text:p>
          </table:table-cell>
          <table:table-cell table:formula="of:=VLOOKUP(IF(ISERR(FIND(&quot;C&quot;;[.G68]));0;1)+IF(ISERR(FIND(&quot;A&quot;;[.G68]));0;1)+IF(ISERR(FIND(&quot;S&quot;;[.G68]));0;1)&amp;[.E68];[$glvls.$G$1:.$AD$38];1+4;0)" office:value-type="float" office:value="6">
            <text:p>6</text:p>
          </table:table-cell>
          <table:table-cell table:formula="of:=VLOOKUP(IF(ISERR(FIND(&quot;C&quot;;[.G68]));0;1)+IF(ISERR(FIND(&quot;A&quot;;[.G68]));0;1)+IF(ISERR(FIND(&quot;S&quot;;[.G68]));0;1)&amp;[.E68];[$glvls.$G$1:.$AD$38];[.F68]+4;0)" office:value-type="float" office:value="0">
            <text:p>0</text:p>
          </table:table-cell>
          <table:table-cell table:style-name="ce87"/>
          <table:table-cell table:style-name="ce84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9" office:value-type="string">
            <text:p>sense force</text:p>
          </table:table-cell>
          <table:table-cell table:style-name="ce15" office:value-type="string">
            <text:p>VE</text:p>
          </table:table-cell>
          <table:table-cell office:value-type="float" office:value="0">
            <text:p>0</text:p>
          </table:table-cell>
          <table:table-cell table:style-name="ce87" office:value-type="string">
            <text:p>S</text:p>
          </table:table-cell>
          <table:table-cell table:formula="of:=VLOOKUP(IF(ISERR(FIND(&quot;C&quot;;[.P68]));0;1)+IF(ISERR(FIND(&quot;A&quot;;[.P68]));0;1)+IF(ISERR(FIND(&quot;S&quot;;[.P68]));0;1)&amp;[.N68];[$glvls.$G$1:.$AD$38];1+4;0)" office:value-type="float" office:value="2">
            <text:p>2</text:p>
          </table:table-cell>
          <table:table-cell table:formula="of:=VLOOKUP(IF(ISERR(FIND(&quot;C&quot;;[.P68]));0;1)+IF(ISERR(FIND(&quot;A&quot;;[.P68]));0;1)+IF(ISERR(FIND(&quot;S&quot;;[.P68]));0;1)&amp;[.N68];[$glvls.$G$1:.$AD$38];[.O68]+4;0)" office:value-type="float" office:value="0">
            <text:p>0</text:p>
          </table:table-cell>
          <table:table-cell table:number-columns-repeated="3"/>
          <table:table-cell table:style-name="ce17"/>
          <table:table-cell table:number-columns-repeated="1002"/>
        </table:table-row>
        <table:table-row table:style-name="ro1">
          <table:table-cell table:style-name="ce84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1" office:value-type="string">
            <text:p>enrage</text:p>
          </table:table-cell>
          <table:table-cell/>
          <table:table-cell table:style-name="ce15" office:value-type="string">
            <text:p>D</text:p>
          </table:table-cell>
          <table:table-cell office:value-type="float" office:value="0">
            <text:p>0</text:p>
          </table:table-cell>
          <table:table-cell table:style-name="ce87" office:value-type="string">
            <text:p>SCA</text:p>
          </table:table-cell>
          <table:table-cell table:formula="of:=VLOOKUP(IF(ISERR(FIND(&quot;C&quot;;[.G69]));0;1)+IF(ISERR(FIND(&quot;A&quot;;[.G69]));0;1)+IF(ISERR(FIND(&quot;S&quot;;[.G69]));0;1)&amp;[.E69];[$glvls.$G$1:.$AD$38];1+4;0)" office:value-type="float" office:value="21">
            <text:p>21</text:p>
          </table:table-cell>
          <table:table-cell table:formula="of:=VLOOKUP(IF(ISERR(FIND(&quot;C&quot;;[.G69]));0;1)+IF(ISERR(FIND(&quot;A&quot;;[.G69]));0;1)+IF(ISERR(FIND(&quot;S&quot;;[.G69]));0;1)&amp;[.E69];[$glvls.$G$1:.$AD$38];[.F69]+4;0)" office:value-type="float" office:value="0">
            <text:p>0</text:p>
          </table:table-cell>
          <table:table-cell table:style-name="ce87"/>
          <table:table-cell table:style-name="ce84"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9" office:value-type="string">
            <text:p>shadow sight</text:p>
          </table:table-cell>
          <table:table-cell table:style-name="ce15" office:value-type="string">
            <text:p>LA</text:p>
          </table:table-cell>
          <table:table-cell office:value-type="float" office:value="0">
            <text:p>0</text:p>
          </table:table-cell>
          <table:table-cell table:style-name="ce87" office:value-type="string">
            <text:p>SCA</text:p>
          </table:table-cell>
          <table:table-cell table:formula="of:=VLOOKUP(IF(ISERR(FIND(&quot;C&quot;;[.P69]));0;1)+IF(ISERR(FIND(&quot;A&quot;;[.P69]));0;1)+IF(ISERR(FIND(&quot;S&quot;;[.P69]));0;1)&amp;[.N69];[$glvls.$G$1:.$AD$38];1+4;0)" office:value-type="float" office:value="33">
            <text:p>33</text:p>
          </table:table-cell>
          <table:table-cell table:formula="of:=VLOOKUP(IF(ISERR(FIND(&quot;C&quot;;[.P69]));0;1)+IF(ISERR(FIND(&quot;A&quot;;[.P69]));0;1)+IF(ISERR(FIND(&quot;S&quot;;[.P69]));0;1)&amp;[.N69];[$glvls.$G$1:.$AD$38];[.O69]+4;0)" office:value-type="float" office:value="0">
            <text:p>0</text:p>
          </table:table-cell>
          <table:table-cell table:number-columns-repeated="3"/>
          <table:table-cell table:style-name="ce17"/>
          <table:table-cell table:number-columns-repeated="1002"/>
        </table:table-row>
        <table:table-row table:style-name="ro1">
          <table:table-cell table:style-name="ce84" office:value-type="float" office:value="8">
            <text:p>8</text:p>
          </table:table-cell>
          <table:table-cell office:value-type="float" office:value="20">
            <text:p>20</text:p>
          </table:table-cell>
          <table:table-cell table:style-name="ce10" office:value-type="string">
            <text:p>force</text:p>
          </table:table-cell>
          <table:table-cell/>
          <table:table-cell table:style-name="ce15" office:value-type="string">
            <text:p>I</text:p>
          </table:table-cell>
          <table:table-cell office:value-type="float" office:value="10">
            <text:p>10</text:p>
          </table:table-cell>
          <table:table-cell table:style-name="ce87" office:value-type="string">
            <text:p>S</text:p>
          </table:table-cell>
          <table:table-cell table:formula="of:=VLOOKUP(IF(ISERR(FIND(&quot;C&quot;;[.G70]));0;1)+IF(ISERR(FIND(&quot;A&quot;;[.G70]));0;1)+IF(ISERR(FIND(&quot;S&quot;;[.G70]));0;1)&amp;[.E70];[$glvls.$G$1:.$AD$38];1+4;0)" office:value-type="float" office:value="0">
            <text:p>0</text:p>
          </table:table-cell>
          <table:table-cell table:formula="of:=VLOOKUP(IF(ISERR(FIND(&quot;C&quot;;[.G70]));0;1)+IF(ISERR(FIND(&quot;A&quot;;[.G70]));0;1)+IF(ISERR(FIND(&quot;S&quot;;[.G70]));0;1)&amp;[.E70];[$glvls.$G$1:.$AD$38];[.F70]+4;0)" office:value-type="float" office:value="9">
            <text:p>9</text:p>
          </table:table-cell>
          <table:table-cell table:style-name="ce87"/>
          <table:table-cell table:style-name="ce84"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3" office:value-type="string">
            <text:p>soul siphon</text:p>
          </table:table-cell>
          <table:table-cell table:style-name="ce15" office:value-type="string">
            <text:p>EtM</text:p>
          </table:table-cell>
          <table:table-cell office:value-type="float" office:value="5">
            <text:p>5</text:p>
          </table:table-cell>
          <table:table-cell table:style-name="ce87" office:value-type="string">
            <text:p>SCA</text:p>
          </table:table-cell>
          <table:table-cell table:formula="of:=VLOOKUP(IF(ISERR(FIND(&quot;C&quot;;[.P70]));0;1)+IF(ISERR(FIND(&quot;A&quot;;[.P70]));0;1)+IF(ISERR(FIND(&quot;S&quot;;[.P70]));0;1)&amp;[.N70];[$glvls.$G$1:.$AD$38];1+4;0)" office:value-type="float" office:value="12">
            <text:p>12</text:p>
          </table:table-cell>
          <table:table-cell table:formula="of:=VLOOKUP(IF(ISERR(FIND(&quot;C&quot;;[.P70]));0;1)+IF(ISERR(FIND(&quot;A&quot;;[.P70]));0;1)+IF(ISERR(FIND(&quot;S&quot;;[.P70]));0;1)&amp;[.N70];[$glvls.$G$1:.$AD$38];[.O70]+4;0)" office:value-type="float" office:value="24">
            <text:p>24</text:p>
          </table:table-cell>
          <table:table-cell table:number-columns-repeated="3"/>
          <table:table-cell table:style-name="ce17"/>
          <table:table-cell table:number-columns-repeated="1002"/>
        </table:table-row>
        <table:table-row table:style-name="ro1">
          <table:table-cell table:style-name="ce8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force deflection</text:p>
          </table:table-cell>
          <table:table-cell/>
          <table:table-cell table:style-name="ce15" office:value-type="string">
            <text:p>M</text:p>
          </table:table-cell>
          <table:table-cell office:value-type="float" office:value="0">
            <text:p>0</text:p>
          </table:table-cell>
          <table:table-cell table:style-name="ce87" office:value-type="string">
            <text:p>SCA</text:p>
          </table:table-cell>
          <table:table-cell table:formula="of:=VLOOKUP(IF(ISERR(FIND(&quot;C&quot;;[.G71]));0;1)+IF(ISERR(FIND(&quot;A&quot;;[.G71]));0;1)+IF(ISERR(FIND(&quot;S&quot;;[.G71]));0;1)&amp;[.E71];[$glvls.$G$1:.$AD$38];1+4;0)" office:value-type="float" office:value="15">
            <text:p>15</text:p>
          </table:table-cell>
          <table:table-cell table:formula="of:=VLOOKUP(IF(ISERR(FIND(&quot;C&quot;;[.G71]));0;1)+IF(ISERR(FIND(&quot;A&quot;;[.G71]));0;1)+IF(ISERR(FIND(&quot;S&quot;;[.G71]));0;1)&amp;[.E71];[$glvls.$G$1:.$AD$38];[.F71]+4;0)" office:value-type="float" office:value="0">
            <text:p>0</text:p>
          </table:table-cell>
          <table:table-cell table:style-name="ce87"/>
          <table:table-cell table:style-name="ce84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9" office:value-type="string">
            <text:p>telekinesis</text:p>
          </table:table-cell>
          <table:table-cell table:style-name="ce15" office:value-type="string">
            <text:p>E</text:p>
          </table:table-cell>
          <table:table-cell office:value-type="float" office:value="0">
            <text:p>0</text:p>
          </table:table-cell>
          <table:table-cell table:style-name="ce87" office:value-type="string">
            <text:p>A</text:p>
          </table:table-cell>
          <table:table-cell table:formula="of:=VLOOKUP(IF(ISERR(FIND(&quot;C&quot;;[.P71]));0;1)+IF(ISERR(FIND(&quot;A&quot;;[.P71]));0;1)+IF(ISERR(FIND(&quot;S&quot;;[.P71]));0;1)&amp;[.N71];[$glvls.$G$1:.$AD$38];1+4;0)" office:value-type="float" office:value="3">
            <text:p>3</text:p>
          </table:table-cell>
          <table:table-cell table:formula="of:=VLOOKUP(IF(ISERR(FIND(&quot;C&quot;;[.P71]));0;1)+IF(ISERR(FIND(&quot;A&quot;;[.P71]));0;1)+IF(ISERR(FIND(&quot;S&quot;;[.P71]));0;1)&amp;[.N71];[$glvls.$G$1:.$AD$38];[.O71]+4;0)" office:value-type="float" office:value="0">
            <text:p>0</text:p>
          </table:table-cell>
          <table:table-cell table:number-columns-repeated="3"/>
          <table:table-cell table:style-name="ce17"/>
          <table:table-cell table:number-columns-repeated="1002"/>
        </table:table-row>
        <table:table-row table:style-name="ro1">
          <table:table-cell table:style-name="ce84"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3" office:value-type="string">
            <text:p>force lightning</text:p>
          </table:table-cell>
          <table:table-cell/>
          <table:table-cell table:style-name="ce15" office:value-type="string">
            <text:p>M</text:p>
          </table:table-cell>
          <table:table-cell office:value-type="float" office:value="5">
            <text:p>5</text:p>
          </table:table-cell>
          <table:table-cell table:style-name="ce87" office:value-type="string">
            <text:p>SCA</text:p>
          </table:table-cell>
          <table:table-cell table:formula="of:=VLOOKUP(IF(ISERR(FIND(&quot;C&quot;;[.G72]));0;1)+IF(ISERR(FIND(&quot;A&quot;;[.G72]));0;1)+IF(ISERR(FIND(&quot;S&quot;;[.G72]));0;1)&amp;[.E72];[$glvls.$G$1:.$AD$38];1+4;0)" office:value-type="float" office:value="15">
            <text:p>15</text:p>
          </table:table-cell>
          <table:table-cell table:formula="of:=VLOOKUP(IF(ISERR(FIND(&quot;C&quot;;[.G72]));0;1)+IF(ISERR(FIND(&quot;A&quot;;[.G72]));0;1)+IF(ISERR(FIND(&quot;S&quot;;[.G72]));0;1)&amp;[.E72];[$glvls.$G$1:.$AD$38];[.F72]+4;0)" office:value-type="float" office:value="27">
            <text:p>27</text:p>
          </table:table-cell>
          <table:table-cell table:style-name="ce87"/>
          <table:table-cell table:style-name="ce84"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3" office:value-type="string">
            <text:p>telekinetic kill</text:p>
          </table:table-cell>
          <table:table-cell table:style-name="ce15" office:value-type="string">
            <text:p>EtM</text:p>
          </table:table-cell>
          <table:table-cell office:value-type="float" office:value="5">
            <text:p>5</text:p>
          </table:table-cell>
          <table:table-cell table:style-name="ce87" office:value-type="string">
            <text:p>SCA</text:p>
          </table:table-cell>
          <table:table-cell table:formula="of:=VLOOKUP(IF(ISERR(FIND(&quot;C&quot;;[.P72]));0;1)+IF(ISERR(FIND(&quot;A&quot;;[.P72]));0;1)+IF(ISERR(FIND(&quot;S&quot;;[.P72]));0;1)&amp;[.N72];[$glvls.$G$1:.$AD$38];1+4;0)" office:value-type="float" office:value="12">
            <text:p>12</text:p>
          </table:table-cell>
          <table:table-cell table:formula="of:=VLOOKUP(IF(ISERR(FIND(&quot;C&quot;;[.P72]));0;1)+IF(ISERR(FIND(&quot;A&quot;;[.P72]));0;1)+IF(ISERR(FIND(&quot;S&quot;;[.P72]));0;1)&amp;[.N72];[$glvls.$G$1:.$AD$38];[.O72]+4;0)" office:value-type="float" office:value="24">
            <text:p>24</text:p>
          </table:table-cell>
          <table:table-cell table:number-columns-repeated="3"/>
          <table:table-cell table:style-name="ce17"/>
          <table:table-cell table:number-columns-repeated="1002"/>
        </table:table-row>
        <table:table-row table:style-name="ro1">
          <table:table-cell table:style-name="ce84"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9" office:value-type="string">
            <text:p>force mask</text:p>
          </table:table-cell>
          <table:table-cell/>
          <table:table-cell table:style-name="ce15" office:value-type="string">
            <text:p>JSI</text:p>
          </table:table-cell>
          <table:table-cell office:value-type="float" office:value="0">
            <text:p>0</text:p>
          </table:table-cell>
          <table:table-cell table:style-name="ce87" office:value-type="string">
            <text:p>SCA</text:p>
          </table:table-cell>
          <table:table-cell table:formula="of:=VLOOKUP(IF(ISERR(FIND(&quot;C&quot;;[.G73]));0;1)+IF(ISERR(FIND(&quot;A&quot;;[.G73]));0;1)+IF(ISERR(FIND(&quot;S&quot;;[.G73]));0;1)&amp;[.E73];[$glvls.$G$1:.$AD$38];1+4;0)" office:value-type="float" office:value="30">
            <text:p>30</text:p>
          </table:table-cell>
          <table:table-cell table:formula="of:=VLOOKUP(IF(ISERR(FIND(&quot;C&quot;;[.G73]));0;1)+IF(ISERR(FIND(&quot;A&quot;;[.G73]));0;1)+IF(ISERR(FIND(&quot;S&quot;;[.G73]));0;1)&amp;[.E73];[$glvls.$G$1:.$AD$38];[.F73]+4;0)" office:value-type="float" office:value="0">
            <text:p>0</text:p>
          </table:table-cell>
          <table:table-cell table:style-name="ce87"/>
          <table:table-cell table:style-name="ce84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11" office:value-type="string">
            <text:p>telepathy</text:p>
          </table:table-cell>
          <table:table-cell table:style-name="ce15" office:value-type="string">
            <text:p>EtM</text:p>
          </table:table-cell>
          <table:table-cell office:value-type="float" office:value="0">
            <text:p>0</text:p>
          </table:table-cell>
          <table:table-cell table:style-name="ce87" office:value-type="string">
            <text:p>SCA</text:p>
          </table:table-cell>
          <table:table-cell table:formula="of:=VLOOKUP(IF(ISERR(FIND(&quot;C&quot;;[.P73]));0;1)+IF(ISERR(FIND(&quot;A&quot;;[.P73]));0;1)+IF(ISERR(FIND(&quot;S&quot;;[.P73]));0;1)&amp;[.N73];[$glvls.$G$1:.$AD$38];1+4;0)" office:value-type="float" office:value="12">
            <text:p>12</text:p>
          </table:table-cell>
          <table:table-cell table:formula="of:=VLOOKUP(IF(ISERR(FIND(&quot;C&quot;;[.P73]));0;1)+IF(ISERR(FIND(&quot;A&quot;;[.P73]));0;1)+IF(ISERR(FIND(&quot;S&quot;;[.P73]));0;1)&amp;[.N73];[$glvls.$G$1:.$AD$38];[.O73]+4;0)" office:value-type="float" office:value="0">
            <text:p>0</text:p>
          </table:table-cell>
          <table:table-cell table:number-columns-repeated="3"/>
          <table:table-cell table:style-name="ce17"/>
          <table:table-cell table:number-columns-repeated="1002"/>
        </table:table-row>
        <table:table-row table:style-name="ro1">
          <table:table-cell table:style-name="ce84"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9" office:value-type="string">
            <text:p>force sight</text:p>
          </table:table-cell>
          <table:table-cell/>
          <table:table-cell table:style-name="ce15" office:value-type="string">
            <text:p>JSI</text:p>
          </table:table-cell>
          <table:table-cell office:value-type="float" office:value="0">
            <text:p>0</text:p>
          </table:table-cell>
          <table:table-cell table:style-name="ce87" office:value-type="string">
            <text:p>SCA</text:p>
          </table:table-cell>
          <table:table-cell table:formula="of:=VLOOKUP(IF(ISERR(FIND(&quot;C&quot;;[.G74]));0;1)+IF(ISERR(FIND(&quot;A&quot;;[.G74]));0;1)+IF(ISERR(FIND(&quot;S&quot;;[.G74]));0;1)&amp;[.E74];[$glvls.$G$1:.$AD$38];1+4;0)" office:value-type="float" office:value="30">
            <text:p>30</text:p>
          </table:table-cell>
          <table:table-cell table:formula="of:=VLOOKUP(IF(ISERR(FIND(&quot;C&quot;;[.G74]));0;1)+IF(ISERR(FIND(&quot;A&quot;;[.G74]));0;1)+IF(ISERR(FIND(&quot;S&quot;;[.G74]));0;1)&amp;[.E74];[$glvls.$G$1:.$AD$38];[.F74]+4;0)" office:value-type="float" office:value="0">
            <text:p>0</text:p>
          </table:table-cell>
          <table:table-cell table:style-name="ce87"/>
          <table:table-cell table:style-name="ce84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9" office:value-type="string">
            <text:p>transfer force</text:p>
          </table:table-cell>
          <table:table-cell table:style-name="ce15" office:value-type="string">
            <text:p>E</text:p>
          </table:table-cell>
          <table:table-cell office:value-type="float" office:value="0">
            <text:p>0</text:p>
          </table:table-cell>
          <table:table-cell table:style-name="ce87" office:value-type="string">
            <text:p>SCA</text:p>
          </table:table-cell>
          <table:table-cell table:formula="of:=VLOOKUP(IF(ISERR(FIND(&quot;C&quot;;[.P74]));0;1)+IF(ISERR(FIND(&quot;A&quot;;[.P74]));0;1)+IF(ISERR(FIND(&quot;S&quot;;[.P74]));0;1)&amp;[.N74];[$glvls.$G$1:.$AD$38];1+4;0)" office:value-type="float" office:value="9">
            <text:p>9</text:p>
          </table:table-cell>
          <table:table-cell table:formula="of:=VLOOKUP(IF(ISERR(FIND(&quot;C&quot;;[.P74]));0;1)+IF(ISERR(FIND(&quot;A&quot;;[.P74]));0;1)+IF(ISERR(FIND(&quot;S&quot;;[.P74]));0;1)&amp;[.N74];[$glvls.$G$1:.$AD$38];[.O74]+4;0)" office:value-type="float" office:value="0">
            <text:p>0</text:p>
          </table:table-cell>
          <table:table-cell table:number-columns-repeated="3"/>
          <table:table-cell table:style-name="ce17"/>
          <table:table-cell table:number-columns-repeated="1002"/>
        </table:table-row>
        <table:table-row table:style-name="ro1">
          <table:table-cell table:style-name="ce83" table:formula="of:=SUM([.A43:.A74])" office:value-type="float" office:value="41">
            <text:p>41</text:p>
          </table:table-cell>
          <table:table-cell table:style-name="ce83" table:formula="of:=SUM([.B43:.B74])" office:value-type="float" office:value="370">
            <text:p>370</text:p>
          </table:table-cell>
          <table:table-cell table:style-name="ce83" table:number-columns-repeated="3"/>
          <table:table-cell table:style-name="ce83" table:formula="of:=SUM([.F43:.F74])" office:value-type="float" office:value="72">
            <text:p>72</text:p>
          </table:table-cell>
          <table:table-cell table:style-name="ce83" table:number-columns-repeated="4"/>
          <table:table-cell table:style-name="ce83" table:formula="of:=SUM([.K43:.K74])" office:value-type="float" office:value="61">
            <text:p>61</text:p>
          </table:table-cell>
          <table:table-cell table:style-name="ce83" table:formula="of:=SUM([.L43:.L74])" office:value-type="float" office:value="301">
            <text:p>301</text:p>
          </table:table-cell>
          <table:table-cell table:style-name="ce83" table:number-columns-repeated="2"/>
          <table:table-cell table:style-name="ce83" table:formula="of:=SUM([.O43:.O74])" office:value-type="float" office:value="82">
            <text:p>82</text:p>
          </table:table-cell>
          <table:table-cell table:style-name="ce2" table:number-columns-repeated="3"/>
          <table:table-cell table:number-columns-repeated="3"/>
          <table:table-cell table:style-name="ce17"/>
          <table:table-cell table:number-columns-repeated="1002"/>
        </table:table-row>
        <table:table-row table:style-name="ro1">
          <table:table-cell table:style-name="ce2" table:number-columns-repeated="18"/>
          <table:table-cell table:number-columns-repeated="3"/>
          <table:table-cell table:style-name="ce17"/>
          <table:table-cell table:number-columns-repeated="1002"/>
        </table:table-row>
        <table:table-row table:style-name="ro1">
          <table:table-cell table:style-name="ce2" table:number-columns-repeated="2"/>
          <table:table-cell table:style-name="ce83" office:value-type="string">
            <text:p>Trained Total</text:p>
          </table:table-cell>
          <table:table-cell table:style-name="ce83" table:formula="of:=[.A75]+[.K75]" office:value-type="float" office:value="102">
            <text:p>102</text:p>
          </table:table-cell>
          <table:table-cell table:style-name="ce2" table:number-columns-repeated="8"/>
          <table:table-cell table:style-name="Default"/>
          <table:table-cell table:style-name="ce2" table:number-columns-repeated="5"/>
          <table:table-cell table:number-columns-repeated="3"/>
          <table:table-cell table:style-name="ce17"/>
          <table:table-cell table:number-columns-repeated="1002"/>
        </table:table-row>
        <table:table-row table:style-name="ro1">
          <table:table-cell table:style-name="ce2" table:number-columns-repeated="2"/>
          <table:table-cell table:style-name="ce83" office:value-type="string">
            <text:p>Grand Total</text:p>
          </table:table-cell>
          <table:table-cell table:style-name="ce83" table:formula="of:=[.B75]+[.L75]" office:value-type="float" office:value="671">
            <text:p>671</text:p>
          </table:table-cell>
          <table:table-cell table:style-name="ce2" table:number-columns-repeated="8"/>
          <table:table-cell table:style-name="Default"/>
          <table:table-cell table:style-name="ce2" table:number-columns-repeated="5"/>
          <table:table-cell table:number-columns-repeated="3"/>
          <table:table-cell table:style-name="ce17"/>
          <table:table-cell table:number-columns-repeated="1002"/>
        </table:table-row>
        <table:table-row table:style-name="ro1">
          <table:table-cell table:style-name="ce2" table:number-columns-repeated="2"/>
          <table:table-cell table:style-name="ce83" office:value-type="string">
            <text:p>Wanted Total</text:p>
          </table:table-cell>
          <table:table-cell table:style-name="ce83" table:formula="of:=SUM([.F75]+[.O75])" office:value-type="float" office:value="154">
            <text:p>154</text:p>
          </table:table-cell>
          <table:table-cell table:style-name="ce2" table:number-columns-repeated="8"/>
          <table:table-cell table:style-name="Default"/>
          <table:table-cell table:style-name="ce2" table:number-columns-repeated="5"/>
          <table:table-cell table:number-columns-repeated="3"/>
          <table:table-cell table:style-name="ce17"/>
          <table:table-cell table:number-columns-repeated="1002"/>
        </table:table-row>
        <table:table-row table:style-name="ro1" table:number-rows-repeated="28">
          <table:table-cell table:number-columns-repeated="21"/>
          <table:table-cell table:style-name="ce17"/>
          <table:table-cell table:number-columns-repeated="1002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lvls" table:style-name="ta4">
        <table:table-column table:style-name="co61" table:default-cell-style-name="ce2"/>
        <table:table-column table:style-name="co100" table:default-cell-style-name="ce85"/>
        <table:table-column table:style-name="co116" table:number-columns-repeated="3" table:default-cell-style-name="ce2"/>
        <table:table-column table:style-name="co116" table:number-columns-repeated="2" table:default-cell-style-name="ce148"/>
        <table:table-column table:style-name="co117" table:number-columns-repeated="26" table:default-cell-style-name="ce2"/>
        <table:table-column table:style-name="co118" table:default-cell-style-name="ce2"/>
        <table:table-column table:style-name="co102" table:default-cell-style-name="ce2"/>
        <table:table-column table:style-name="co118" table:default-cell-style-name="ce2"/>
        <table:table-column table:style-name="co61" table:number-columns-repeated="988" table:default-cell-style-name="ce2"/>
        <table:table-row table:style-name="ro15">
          <table:table-cell table:style-name="ce136" office:value-type="string">
            <text:p>Gxp Rate</text:p>
          </table:table-cell>
          <table:table-cell table:style-name="ce139" office:value-type="string">
            <text:p>Rounds G2N</text:p>
          </table:table-cell>
          <table:table-cell table:style-name="ce1" office:value-type="string">
            <text:p>Hours</text:p>
          </table:table-cell>
          <table:table-cell table:number-columns-repeated="2"/>
          <table:table-cell table:style-name="ce145" office:value-type="string" office:string-value="Skills">
            <text:p>Skills </text:p>
          </table:table-cell>
          <table:table-cell table:style-name="ce145" office:value-type="string" office:string-value="VL">
            <text:p>VL </text:p>
          </table:table-cell>
          <table:table-cell table:style-name="ce149" table:number-columns-repeated="3"/>
          <table:table-cell table:style-name="ce150" office:value-type="float" office:value="1">
            <text:p>1</text:p>
          </table:table-cell>
          <table:table-cell table:style-name="ce149" office:value-type="float" office:value="2">
            <text:p>2</text:p>
          </table:table-cell>
          <table:table-cell table:style-name="ce149" office:value-type="float" office:value="3">
            <text:p>3</text:p>
          </table:table-cell>
          <table:table-cell table:style-name="ce149" office:value-type="float" office:value="4">
            <text:p>4</text:p>
          </table:table-cell>
          <table:table-cell table:style-name="ce150" office:value-type="float" office:value="5">
            <text:p>5</text:p>
          </table:table-cell>
          <table:table-cell table:style-name="ce149" office:value-type="float" office:value="6">
            <text:p>6</text:p>
          </table:table-cell>
          <table:table-cell table:style-name="ce149" office:value-type="float" office:value="7">
            <text:p>7</text:p>
          </table:table-cell>
          <table:table-cell table:style-name="ce149" office:value-type="float" office:value="8">
            <text:p>8</text:p>
          </table:table-cell>
          <table:table-cell table:style-name="ce149" office:value-type="float" office:value="9">
            <text:p>9</text:p>
          </table:table-cell>
          <table:table-cell table:style-name="ce150" office:value-type="float" office:value="10">
            <text:p>10</text:p>
          </table:table-cell>
          <table:table-cell table:style-name="ce149" office:value-type="float" office:value="11">
            <text:p>11</text:p>
          </table:table-cell>
          <table:table-cell table:style-name="ce149" office:value-type="float" office:value="12">
            <text:p>12</text:p>
          </table:table-cell>
          <table:table-cell table:style-name="ce149" office:value-type="float" office:value="13">
            <text:p>13</text:p>
          </table:table-cell>
          <table:table-cell table:style-name="ce149" office:value-type="float" office:value="14">
            <text:p>14</text:p>
          </table:table-cell>
          <table:table-cell table:style-name="ce150" office:value-type="float" office:value="15">
            <text:p>15</text:p>
          </table:table-cell>
          <table:table-cell table:style-name="ce149" office:value-type="float" office:value="16">
            <text:p>16</text:p>
          </table:table-cell>
          <table:table-cell table:style-name="ce149" office:value-type="float" office:value="17">
            <text:p>17</text:p>
          </table:table-cell>
          <table:table-cell table:style-name="ce149" office:value-type="float" office:value="18">
            <text:p>18</text:p>
          </table:table-cell>
          <table:table-cell table:style-name="ce149" office:value-type="float" office:value="19">
            <text:p>19</text:p>
          </table:table-cell>
          <table:table-cell table:style-name="ce150" office:value-type="float" office:value="20">
            <text:p>20</text:p>
          </table:table-cell>
          <table:table-cell table:number-columns-repeated="994"/>
        </table:table-row>
        <table:table-row table:style-name="ro1">
          <table:table-cell table:style-name="ce137" office:value-type="float" office:value="0.01">
            <text:p>0.01000</text:p>
          </table:table-cell>
          <table:table-cell table:formula="of:=100/[.A2]" office:value-type="float" office:value="10000">
            <text:p>10,000</text:p>
          </table:table-cell>
          <table:table-cell table:style-name="ce142" table:formula="of:=([.B2]*2)/60/60" office:value-type="float" office:value="5.55555555555556">
            <text:p>5.6</text:p>
          </table:table-cell>
          <table:table-cell table:style-name="ce142" table:number-columns-repeated="2"/>
          <table:table-cell table:style-name="ce146" office:value-type="float" office:value="3">
            <text:p>3 </text:p>
          </table:table-cell>
          <table:table-cell table:formula="of:=[.F2]&amp;[.I2]" office:value-type="string" office:string-value="3I ">
            <text:p>3I </text:p>
          </table:table-cell>
          <table:table-cell table:style-name="ce46" office:value-type="float" office:value="0">
            <text:p>0</text:p>
          </table:table-cell>
          <table:table-cell table:style-name="ce46" office:value-type="string">
            <text:p>I</text:p>
          </table:table-cell>
          <table:table-cell table:style-name="ce91" office:value-type="float" office:value="0">
            <text:p>0</text:p>
          </table:table-cell>
          <table:table-cell table:style-name="ce151" office:value-type="float" office:value="0">
            <text:p>0</text:p>
          </table:table-cell>
          <table:table-cell table:style-name="ce91" office:value-type="float" office:value="3">
            <text:p>3</text:p>
          </table:table-cell>
          <table:table-cell table:style-name="ce91" office:value-type="float" office:value="6">
            <text:p>6</text:p>
          </table:table-cell>
          <table:table-cell table:style-name="ce91" office:value-type="float" office:value="9">
            <text:p>9</text:p>
          </table:table-cell>
          <table:table-cell table:style-name="ce151" office:value-type="float" office:value="12">
            <text:p>12</text:p>
          </table:table-cell>
          <table:table-cell table:style-name="ce91" office:value-type="float" office:value="15">
            <text:p>15</text:p>
          </table:table-cell>
          <table:table-cell table:style-name="ce91" office:value-type="float" office:value="18">
            <text:p>18</text:p>
          </table:table-cell>
          <table:table-cell table:style-name="ce91" office:value-type="float" office:value="21">
            <text:p>21</text:p>
          </table:table-cell>
          <table:table-cell table:style-name="ce91" office:value-type="float" office:value="24">
            <text:p>24</text:p>
          </table:table-cell>
          <table:table-cell table:style-name="ce151" office:value-type="float" office:value="27">
            <text:p>27</text:p>
          </table:table-cell>
          <table:table-cell table:style-name="ce91" office:value-type="float" office:value="30">
            <text:p>30</text:p>
          </table:table-cell>
          <table:table-cell table:style-name="ce91" office:value-type="float" office:value="33">
            <text:p>33</text:p>
          </table:table-cell>
          <table:table-cell table:style-name="ce91" office:value-type="float" office:value="36">
            <text:p>36</text:p>
          </table:table-cell>
          <table:table-cell table:style-name="ce91" office:value-type="float" office:value="39">
            <text:p>39</text:p>
          </table:table-cell>
          <table:table-cell table:style-name="ce151" office:value-type="float" office:value="42">
            <text:p>42</text:p>
          </table:table-cell>
          <table:table-cell table:style-name="ce91" office:value-type="float" office:value="45">
            <text:p>45</text:p>
          </table:table-cell>
          <table:table-cell table:style-name="ce91" office:value-type="float" office:value="48">
            <text:p>48</text:p>
          </table:table-cell>
          <table:table-cell table:style-name="ce91" office:value-type="float" office:value="51">
            <text:p>51</text:p>
          </table:table-cell>
          <table:table-cell table:style-name="ce91" office:value-type="float" office:value="54">
            <text:p>54</text:p>
          </table:table-cell>
          <table:table-cell table:style-name="ce151" office:value-type="float" office:value="57">
            <text:p>57</text:p>
          </table:table-cell>
          <table:table-cell table:number-columns-repeated="3"/>
          <table:table-cell table:style-name="ce153"/>
          <table:table-cell table:style-name="ce154"/>
          <table:table-cell table:number-columns-repeated="989"/>
        </table:table-row>
        <table:table-row table:style-name="ro1">
          <table:table-cell table:style-name="ce137" office:value-type="float" office:value="0.009">
            <text:p>0.00900</text:p>
          </table:table-cell>
          <table:table-cell table:formula="of:=100/[.A3]" office:value-type="float" office:value="11111.1111111111">
            <text:p>11,111</text:p>
          </table:table-cell>
          <table:table-cell table:style-name="ce142" table:formula="of:=([.B3]*2)/60/60" office:value-type="float" office:value="6.17283950617284">
            <text:p>6.2</text:p>
          </table:table-cell>
          <table:table-cell table:style-name="ce142" table:number-columns-repeated="2"/>
          <table:table-cell table:style-name="ce146" office:value-type="float" office:value="3">
            <text:p>3 </text:p>
          </table:table-cell>
          <table:table-cell table:formula="of:=[.F3]&amp;[.I3]" office:value-type="string" office:string-value="3N ">
            <text:p>3N 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N</text:p>
          </table:table-cell>
          <table:table-cell table:style-name="ce91" office:value-type="float" office:value="0">
            <text:p>0</text:p>
          </table:table-cell>
          <table:table-cell table:style-name="ce151" office:value-type="float" office:value="3">
            <text:p>3</text:p>
          </table:table-cell>
          <table:table-cell table:style-name="ce91" office:value-type="float" office:value="6">
            <text:p>6</text:p>
          </table:table-cell>
          <table:table-cell table:style-name="ce91" office:value-type="float" office:value="9">
            <text:p>9</text:p>
          </table:table-cell>
          <table:table-cell table:style-name="ce91" office:value-type="float" office:value="12">
            <text:p>12</text:p>
          </table:table-cell>
          <table:table-cell table:style-name="ce151" office:value-type="float" office:value="15">
            <text:p>15</text:p>
          </table:table-cell>
          <table:table-cell table:style-name="ce91" office:value-type="float" office:value="18">
            <text:p>18</text:p>
          </table:table-cell>
          <table:table-cell table:style-name="ce91" office:value-type="float" office:value="21">
            <text:p>21</text:p>
          </table:table-cell>
          <table:table-cell table:style-name="ce91" office:value-type="float" office:value="24">
            <text:p>24</text:p>
          </table:table-cell>
          <table:table-cell table:style-name="ce91" office:value-type="float" office:value="27">
            <text:p>27</text:p>
          </table:table-cell>
          <table:table-cell table:style-name="ce151" office:value-type="float" office:value="30">
            <text:p>30</text:p>
          </table:table-cell>
          <table:table-cell table:style-name="ce91" office:value-type="float" office:value="33">
            <text:p>33</text:p>
          </table:table-cell>
          <table:table-cell table:style-name="ce91" office:value-type="float" office:value="36">
            <text:p>36</text:p>
          </table:table-cell>
          <table:table-cell table:style-name="ce91" office:value-type="float" office:value="39">
            <text:p>39</text:p>
          </table:table-cell>
          <table:table-cell table:style-name="ce91" office:value-type="float" office:value="42">
            <text:p>42</text:p>
          </table:table-cell>
          <table:table-cell table:style-name="ce151" office:value-type="float" office:value="45">
            <text:p>45</text:p>
          </table:table-cell>
          <table:table-cell table:style-name="ce91" office:value-type="float" office:value="48">
            <text:p>48</text:p>
          </table:table-cell>
          <table:table-cell table:style-name="ce91" office:value-type="float" office:value="51">
            <text:p>51</text:p>
          </table:table-cell>
          <table:table-cell table:style-name="ce91" office:value-type="float" office:value="54">
            <text:p>54</text:p>
          </table:table-cell>
          <table:table-cell table:style-name="ce91" office:value-type="float" office:value="57">
            <text:p>57</text:p>
          </table:table-cell>
          <table:table-cell table:style-name="ce151" office:value-type="float" office:value="60">
            <text:p>60</text:p>
          </table:table-cell>
          <table:table-cell table:number-columns-repeated="3"/>
          <table:table-cell table:style-name="ce154"/>
          <table:table-cell table:number-columns-repeated="990"/>
        </table:table-row>
        <table:table-row table:style-name="ro1">
          <table:table-cell table:style-name="ce137" office:value-type="float" office:value="0.008">
            <text:p>0.00800</text:p>
          </table:table-cell>
          <table:table-cell table:formula="of:=100/[.A4]" office:value-type="float" office:value="12500">
            <text:p>12,500</text:p>
          </table:table-cell>
          <table:table-cell table:style-name="ce142" table:formula="of:=([.B4]*2)/60/60" office:value-type="float" office:value="6.94444444444444">
            <text:p>6.9</text:p>
          </table:table-cell>
          <table:table-cell table:style-name="ce142" table:number-columns-repeated="2"/>
          <table:table-cell table:style-name="ce146" office:value-type="float" office:value="3">
            <text:p>3 </text:p>
          </table:table-cell>
          <table:table-cell table:formula="of:=[.F4]&amp;[.I4]" office:value-type="string" office:string-value="3VE ">
            <text:p>3VE 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VE</text:p>
          </table:table-cell>
          <table:table-cell table:style-name="ce91" office:value-type="float" office:value="0">
            <text:p>0</text:p>
          </table:table-cell>
          <table:table-cell table:style-name="ce151" office:value-type="float" office:value="6">
            <text:p>6</text:p>
          </table:table-cell>
          <table:table-cell table:style-name="ce91" office:value-type="float" office:value="9">
            <text:p>9</text:p>
          </table:table-cell>
          <table:table-cell table:style-name="ce91" office:value-type="float" office:value="12">
            <text:p>12</text:p>
          </table:table-cell>
          <table:table-cell table:style-name="ce91" office:value-type="float" office:value="15">
            <text:p>15</text:p>
          </table:table-cell>
          <table:table-cell table:style-name="ce151" office:value-type="float" office:value="18">
            <text:p>18</text:p>
          </table:table-cell>
          <table:table-cell table:style-name="ce91" office:value-type="float" office:value="21">
            <text:p>21</text:p>
          </table:table-cell>
          <table:table-cell table:style-name="ce91" office:value-type="float" office:value="24">
            <text:p>24</text:p>
          </table:table-cell>
          <table:table-cell table:style-name="ce91" office:value-type="float" office:value="27">
            <text:p>27</text:p>
          </table:table-cell>
          <table:table-cell table:style-name="ce91" office:value-type="float" office:value="30">
            <text:p>30</text:p>
          </table:table-cell>
          <table:table-cell table:style-name="ce151" office:value-type="float" office:value="33">
            <text:p>33</text:p>
          </table:table-cell>
          <table:table-cell table:style-name="ce91" office:value-type="float" office:value="36">
            <text:p>36</text:p>
          </table:table-cell>
          <table:table-cell table:style-name="ce91" office:value-type="float" office:value="39">
            <text:p>39</text:p>
          </table:table-cell>
          <table:table-cell table:style-name="ce91" office:value-type="float" office:value="42">
            <text:p>42</text:p>
          </table:table-cell>
          <table:table-cell table:style-name="ce91" office:value-type="float" office:value="45">
            <text:p>45</text:p>
          </table:table-cell>
          <table:table-cell table:style-name="ce151" office:value-type="float" office:value="48">
            <text:p>48</text:p>
          </table:table-cell>
          <table:table-cell table:style-name="ce91" office:value-type="float" office:value="51">
            <text:p>51</text:p>
          </table:table-cell>
          <table:table-cell table:style-name="ce91" office:value-type="float" office:value="54">
            <text:p>54</text:p>
          </table:table-cell>
          <table:table-cell table:style-name="ce91" office:value-type="float" office:value="57">
            <text:p>57</text:p>
          </table:table-cell>
          <table:table-cell table:style-name="ce91" office:value-type="float" office:value="60">
            <text:p>60</text:p>
          </table:table-cell>
          <table:table-cell table:style-name="ce151" office:value-type="float" office:value="63">
            <text:p>63</text:p>
          </table:table-cell>
          <table:table-cell table:number-columns-repeated="994"/>
        </table:table-row>
        <table:table-row table:style-name="ro1">
          <table:table-cell table:style-name="ce137" office:value-type="float" office:value="0.007">
            <text:p>0.00700</text:p>
          </table:table-cell>
          <table:table-cell table:formula="of:=100/[.A5]" office:value-type="float" office:value="14285.7142857143">
            <text:p>14,286</text:p>
          </table:table-cell>
          <table:table-cell table:style-name="ce142" table:formula="of:=([.B5]*2)/60/60" office:value-type="float" office:value="7.93650793650794">
            <text:p>7.9</text:p>
          </table:table-cell>
          <table:table-cell table:style-name="ce142" table:number-columns-repeated="2"/>
          <table:table-cell table:style-name="ce146" office:value-type="float" office:value="3">
            <text:p>3 </text:p>
          </table:table-cell>
          <table:table-cell table:formula="of:=[.F5]&amp;[.I5]" office:value-type="string" office:string-value="3E ">
            <text:p>3E 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E</text:p>
          </table:table-cell>
          <table:table-cell table:style-name="ce91" office:value-type="float" office:value="0">
            <text:p>0</text:p>
          </table:table-cell>
          <table:table-cell table:style-name="ce151" office:value-type="float" office:value="9">
            <text:p>9</text:p>
          </table:table-cell>
          <table:table-cell table:style-name="ce91" office:value-type="float" office:value="12">
            <text:p>12</text:p>
          </table:table-cell>
          <table:table-cell table:style-name="ce91" office:value-type="float" office:value="15">
            <text:p>15</text:p>
          </table:table-cell>
          <table:table-cell table:style-name="ce91" office:value-type="float" office:value="18">
            <text:p>18</text:p>
          </table:table-cell>
          <table:table-cell table:style-name="ce151" office:value-type="float" office:value="21">
            <text:p>21</text:p>
          </table:table-cell>
          <table:table-cell table:style-name="ce91" office:value-type="float" office:value="24">
            <text:p>24</text:p>
          </table:table-cell>
          <table:table-cell table:style-name="ce91" office:value-type="float" office:value="27">
            <text:p>27</text:p>
          </table:table-cell>
          <table:table-cell table:style-name="ce91" office:value-type="float" office:value="30">
            <text:p>30</text:p>
          </table:table-cell>
          <table:table-cell table:style-name="ce91" office:value-type="float" office:value="33">
            <text:p>33</text:p>
          </table:table-cell>
          <table:table-cell table:style-name="ce151" office:value-type="float" office:value="36">
            <text:p>36</text:p>
          </table:table-cell>
          <table:table-cell table:style-name="ce91" office:value-type="float" office:value="39">
            <text:p>39</text:p>
          </table:table-cell>
          <table:table-cell table:style-name="ce91" office:value-type="float" office:value="42">
            <text:p>42</text:p>
          </table:table-cell>
          <table:table-cell table:style-name="ce91" office:value-type="float" office:value="45">
            <text:p>45</text:p>
          </table:table-cell>
          <table:table-cell table:style-name="ce91" office:value-type="float" office:value="48">
            <text:p>48</text:p>
          </table:table-cell>
          <table:table-cell table:style-name="ce151" office:value-type="float" office:value="51">
            <text:p>51</text:p>
          </table:table-cell>
          <table:table-cell table:style-name="ce91" office:value-type="float" office:value="54">
            <text:p>54</text:p>
          </table:table-cell>
          <table:table-cell table:style-name="ce91" office:value-type="float" office:value="57">
            <text:p>57</text:p>
          </table:table-cell>
          <table:table-cell table:style-name="ce91" office:value-type="float" office:value="60">
            <text:p>60</text:p>
          </table:table-cell>
          <table:table-cell table:style-name="ce91" office:value-type="float" office:value="63">
            <text:p>63</text:p>
          </table:table-cell>
          <table:table-cell table:style-name="ce151" office:value-type="float" office:value="66">
            <text:p>66</text:p>
          </table:table-cell>
          <table:table-cell table:number-columns-repeated="994"/>
        </table:table-row>
        <table:table-row table:style-name="ro1">
          <table:table-cell table:style-name="ce137" office:value-type="float" office:value="0.006">
            <text:p>0.00600</text:p>
          </table:table-cell>
          <table:table-cell table:formula="of:=100/[.A6]" office:value-type="float" office:value="16666.6666666667">
            <text:p>16,667</text:p>
          </table:table-cell>
          <table:table-cell table:style-name="ce142" table:formula="of:=([.B6]*2)/60/60" office:value-type="float" office:value="9.25925925925926">
            <text:p>9.3</text:p>
          </table:table-cell>
          <table:table-cell table:style-name="ce142" table:number-columns-repeated="2"/>
          <table:table-cell table:style-name="ce146" office:value-type="float" office:value="3">
            <text:p>3 </text:p>
          </table:table-cell>
          <table:table-cell table:formula="of:=[.F6]&amp;[.I6]" office:value-type="string" office:string-value="3EtM ">
            <text:p>3EtM 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EtM</text:p>
          </table:table-cell>
          <table:table-cell table:style-name="ce91" office:value-type="float" office:value="0">
            <text:p>0</text:p>
          </table:table-cell>
          <table:table-cell table:style-name="ce151" office:value-type="float" office:value="12">
            <text:p>12</text:p>
          </table:table-cell>
          <table:table-cell table:style-name="ce91" office:value-type="float" office:value="15">
            <text:p>15</text:p>
          </table:table-cell>
          <table:table-cell table:style-name="ce91" office:value-type="float" office:value="18">
            <text:p>18</text:p>
          </table:table-cell>
          <table:table-cell table:style-name="ce91" office:value-type="float" office:value="21">
            <text:p>21</text:p>
          </table:table-cell>
          <table:table-cell table:style-name="ce151" office:value-type="float" office:value="24">
            <text:p>24</text:p>
          </table:table-cell>
          <table:table-cell table:style-name="ce91" office:value-type="float" office:value="27">
            <text:p>27</text:p>
          </table:table-cell>
          <table:table-cell table:style-name="ce91" office:value-type="float" office:value="30">
            <text:p>30</text:p>
          </table:table-cell>
          <table:table-cell table:style-name="ce91" office:value-type="float" office:value="33">
            <text:p>33</text:p>
          </table:table-cell>
          <table:table-cell table:style-name="ce91" office:value-type="float" office:value="36">
            <text:p>36</text:p>
          </table:table-cell>
          <table:table-cell table:style-name="ce151" office:value-type="float" office:value="39">
            <text:p>39</text:p>
          </table:table-cell>
          <table:table-cell table:style-name="ce91" office:value-type="float" office:value="42">
            <text:p>42</text:p>
          </table:table-cell>
          <table:table-cell table:style-name="ce91" office:value-type="float" office:value="45">
            <text:p>45</text:p>
          </table:table-cell>
          <table:table-cell table:style-name="ce91" office:value-type="float" office:value="48">
            <text:p>48</text:p>
          </table:table-cell>
          <table:table-cell table:style-name="ce91" office:value-type="float" office:value="51">
            <text:p>51</text:p>
          </table:table-cell>
          <table:table-cell table:style-name="ce151" office:value-type="float" office:value="54">
            <text:p>54</text:p>
          </table:table-cell>
          <table:table-cell table:style-name="ce91" office:value-type="float" office:value="57">
            <text:p>57</text:p>
          </table:table-cell>
          <table:table-cell table:style-name="ce91" office:value-type="float" office:value="60">
            <text:p>60</text:p>
          </table:table-cell>
          <table:table-cell table:style-name="ce91" office:value-type="float" office:value="63">
            <text:p>63</text:p>
          </table:table-cell>
          <table:table-cell table:style-name="ce91" office:value-type="float" office:value="66">
            <text:p>66</text:p>
          </table:table-cell>
          <table:table-cell table:style-name="ce151" office:value-type="float" office:value="69">
            <text:p>69</text:p>
          </table:table-cell>
          <table:table-cell table:number-columns-repeated="994"/>
        </table:table-row>
        <table:table-row table:style-name="ro1">
          <table:table-cell table:style-name="ce137" office:value-type="float" office:value="0.005">
            <text:p>0.00500</text:p>
          </table:table-cell>
          <table:table-cell table:formula="of:=100/[.A7]" office:value-type="float" office:value="20000">
            <text:p>20,000</text:p>
          </table:table-cell>
          <table:table-cell table:style-name="ce142" table:formula="of:=([.B7]*2)/60/60" office:value-type="float" office:value="11.1111111111111">
            <text:p>11.1</text:p>
          </table:table-cell>
          <table:table-cell table:style-name="ce142" table:number-columns-repeated="2"/>
          <table:table-cell table:style-name="ce146" office:value-type="float" office:value="3">
            <text:p>3 </text:p>
          </table:table-cell>
          <table:table-cell table:formula="of:=[.F7]&amp;[.I7]" office:value-type="string" office:string-value="3M ">
            <text:p>3M </text:p>
          </table:table-cell>
          <table:table-cell table:style-name="ce46" office:value-type="float" office:value="5">
            <text:p>5</text:p>
          </table:table-cell>
          <table:table-cell table:style-name="ce46" office:value-type="string">
            <text:p>M</text:p>
          </table:table-cell>
          <table:table-cell table:style-name="ce91" office:value-type="float" office:value="0">
            <text:p>0</text:p>
          </table:table-cell>
          <table:table-cell table:style-name="ce151" office:value-type="float" office:value="15">
            <text:p>15</text:p>
          </table:table-cell>
          <table:table-cell table:style-name="ce91" office:value-type="float" office:value="18">
            <text:p>18</text:p>
          </table:table-cell>
          <table:table-cell table:style-name="ce91" office:value-type="float" office:value="21">
            <text:p>21</text:p>
          </table:table-cell>
          <table:table-cell table:style-name="ce91" office:value-type="float" office:value="24">
            <text:p>24</text:p>
          </table:table-cell>
          <table:table-cell table:style-name="ce151" office:value-type="float" office:value="27">
            <text:p>27</text:p>
          </table:table-cell>
          <table:table-cell table:style-name="ce91" office:value-type="float" office:value="30">
            <text:p>30</text:p>
          </table:table-cell>
          <table:table-cell table:style-name="ce91" office:value-type="float" office:value="33">
            <text:p>33</text:p>
          </table:table-cell>
          <table:table-cell table:style-name="ce91" office:value-type="float" office:value="36">
            <text:p>36</text:p>
          </table:table-cell>
          <table:table-cell table:style-name="ce91" office:value-type="float" office:value="39">
            <text:p>39</text:p>
          </table:table-cell>
          <table:table-cell table:style-name="ce151" office:value-type="float" office:value="42">
            <text:p>42</text:p>
          </table:table-cell>
          <table:table-cell table:style-name="ce91" office:value-type="float" office:value="45">
            <text:p>45</text:p>
          </table:table-cell>
          <table:table-cell table:style-name="ce91" office:value-type="float" office:value="48">
            <text:p>48</text:p>
          </table:table-cell>
          <table:table-cell table:style-name="ce91" office:value-type="float" office:value="51">
            <text:p>51</text:p>
          </table:table-cell>
          <table:table-cell table:style-name="ce91" office:value-type="float" office:value="54">
            <text:p>54</text:p>
          </table:table-cell>
          <table:table-cell table:style-name="ce151" office:value-type="float" office:value="57">
            <text:p>57</text:p>
          </table:table-cell>
          <table:table-cell table:style-name="ce91" office:value-type="float" office:value="60">
            <text:p>60</text:p>
          </table:table-cell>
          <table:table-cell table:style-name="ce91" office:value-type="float" office:value="63">
            <text:p>63</text:p>
          </table:table-cell>
          <table:table-cell table:style-name="ce91" office:value-type="float" office:value="66">
            <text:p>66</text:p>
          </table:table-cell>
          <table:table-cell table:style-name="ce91" office:value-type="float" office:value="69">
            <text:p>69</text:p>
          </table:table-cell>
          <table:table-cell table:style-name="ce151" office:value-type="float" office:value="72">
            <text:p>72</text:p>
          </table:table-cell>
          <table:table-cell table:number-columns-repeated="994"/>
        </table:table-row>
        <table:table-row table:style-name="ro1">
          <table:table-cell table:style-name="ce137" office:value-type="float" office:value="0.00399999999999999">
            <text:p>0.00400</text:p>
          </table:table-cell>
          <table:table-cell table:formula="of:=100/[.A8]" office:value-type="float" office:value="25000.0000000001">
            <text:p>25,000</text:p>
          </table:table-cell>
          <table:table-cell table:style-name="ce142" table:formula="of:=([.B8]*2)/60/60" office:value-type="float" office:value="13.8888888888889">
            <text:p>13.9</text:p>
          </table:table-cell>
          <table:table-cell table:style-name="ce142" table:number-columns-repeated="2"/>
          <table:table-cell table:style-name="ce146" office:value-type="float" office:value="3">
            <text:p>3 </text:p>
          </table:table-cell>
          <table:table-cell table:formula="of:=[.F8]&amp;[.I8]" office:value-type="string" office:string-value="3MtD ">
            <text:p>3MtD </text:p>
          </table:table-cell>
          <table:table-cell table:style-name="ce46" office:value-type="float" office:value="6">
            <text:p>6</text:p>
          </table:table-cell>
          <table:table-cell table:style-name="ce46" office:value-type="string">
            <text:p>MtD</text:p>
          </table:table-cell>
          <table:table-cell table:style-name="ce91" office:value-type="float" office:value="0">
            <text:p>0</text:p>
          </table:table-cell>
          <table:table-cell table:style-name="ce151" office:value-type="float" office:value="18">
            <text:p>18</text:p>
          </table:table-cell>
          <table:table-cell table:style-name="ce91" office:value-type="float" office:value="21">
            <text:p>21</text:p>
          </table:table-cell>
          <table:table-cell table:style-name="ce91" office:value-type="float" office:value="24">
            <text:p>24</text:p>
          </table:table-cell>
          <table:table-cell table:style-name="ce91" office:value-type="float" office:value="27">
            <text:p>27</text:p>
          </table:table-cell>
          <table:table-cell table:style-name="ce151" office:value-type="float" office:value="30">
            <text:p>30</text:p>
          </table:table-cell>
          <table:table-cell table:style-name="ce91" office:value-type="float" office:value="33">
            <text:p>33</text:p>
          </table:table-cell>
          <table:table-cell table:style-name="ce91" office:value-type="float" office:value="36">
            <text:p>36</text:p>
          </table:table-cell>
          <table:table-cell table:style-name="ce91" office:value-type="float" office:value="39">
            <text:p>39</text:p>
          </table:table-cell>
          <table:table-cell table:style-name="ce91" office:value-type="float" office:value="42">
            <text:p>42</text:p>
          </table:table-cell>
          <table:table-cell table:style-name="ce151" office:value-type="float" office:value="45">
            <text:p>45</text:p>
          </table:table-cell>
          <table:table-cell table:style-name="ce91" office:value-type="float" office:value="48">
            <text:p>48</text:p>
          </table:table-cell>
          <table:table-cell table:style-name="ce91" office:value-type="float" office:value="51">
            <text:p>51</text:p>
          </table:table-cell>
          <table:table-cell table:style-name="ce91" office:value-type="float" office:value="54">
            <text:p>54</text:p>
          </table:table-cell>
          <table:table-cell table:style-name="ce91" office:value-type="float" office:value="57">
            <text:p>57</text:p>
          </table:table-cell>
          <table:table-cell table:style-name="ce151" office:value-type="float" office:value="60">
            <text:p>60</text:p>
          </table:table-cell>
          <table:table-cell table:style-name="ce91" office:value-type="float" office:value="63">
            <text:p>63</text:p>
          </table:table-cell>
          <table:table-cell table:style-name="ce91" office:value-type="float" office:value="66">
            <text:p>66</text:p>
          </table:table-cell>
          <table:table-cell table:style-name="ce91" office:value-type="float" office:value="69">
            <text:p>69</text:p>
          </table:table-cell>
          <table:table-cell table:style-name="ce91" office:value-type="float" office:value="72">
            <text:p>72</text:p>
          </table:table-cell>
          <table:table-cell table:style-name="ce151" office:value-type="float" office:value="75">
            <text:p>75</text:p>
          </table:table-cell>
          <table:table-cell table:number-columns-repeated="994"/>
        </table:table-row>
        <table:table-row table:style-name="ro1">
          <table:table-cell table:style-name="ce138" office:value-type="float" office:value="0.00299999999999999">
            <text:p>0.00300</text:p>
          </table:table-cell>
          <table:table-cell table:style-name="ce140" table:formula="of:=100/[.A9]" office:value-type="float" office:value="33333.3333333334">
            <text:p>33,333</text:p>
          </table:table-cell>
          <table:table-cell table:style-name="ce143" table:formula="of:=([.B9]*2)/60/60" office:value-type="float" office:value="18.5185185185186">
            <text:p>18.5</text:p>
          </table:table-cell>
          <table:table-cell table:style-name="ce142" table:number-columns-repeated="2"/>
          <table:table-cell table:style-name="ce146" office:value-type="float" office:value="3">
            <text:p>3 </text:p>
          </table:table-cell>
          <table:table-cell table:formula="of:=[.F9]&amp;[.I9]" office:value-type="string" office:string-value="3D ">
            <text:p>3D 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D</text:p>
          </table:table-cell>
          <table:table-cell table:style-name="ce91" office:value-type="float" office:value="0">
            <text:p>0</text:p>
          </table:table-cell>
          <table:table-cell table:style-name="ce151" office:value-type="float" office:value="21">
            <text:p>21</text:p>
          </table:table-cell>
          <table:table-cell table:style-name="ce91" office:value-type="float" office:value="24">
            <text:p>24</text:p>
          </table:table-cell>
          <table:table-cell table:style-name="ce91" office:value-type="float" office:value="27">
            <text:p>27</text:p>
          </table:table-cell>
          <table:table-cell table:style-name="ce91" office:value-type="float" office:value="30">
            <text:p>30</text:p>
          </table:table-cell>
          <table:table-cell table:style-name="ce151" office:value-type="float" office:value="33">
            <text:p>33</text:p>
          </table:table-cell>
          <table:table-cell table:style-name="ce91" office:value-type="float" office:value="36">
            <text:p>36</text:p>
          </table:table-cell>
          <table:table-cell table:style-name="ce91" office:value-type="float" office:value="39">
            <text:p>39</text:p>
          </table:table-cell>
          <table:table-cell table:style-name="ce91" office:value-type="float" office:value="42">
            <text:p>42</text:p>
          </table:table-cell>
          <table:table-cell table:style-name="ce91" office:value-type="float" office:value="45">
            <text:p>45</text:p>
          </table:table-cell>
          <table:table-cell table:style-name="ce151" office:value-type="float" office:value="48">
            <text:p>48</text:p>
          </table:table-cell>
          <table:table-cell table:style-name="ce91" office:value-type="float" office:value="51">
            <text:p>51</text:p>
          </table:table-cell>
          <table:table-cell table:style-name="ce91" office:value-type="float" office:value="54">
            <text:p>54</text:p>
          </table:table-cell>
          <table:table-cell table:style-name="ce91" office:value-type="float" office:value="57">
            <text:p>57</text:p>
          </table:table-cell>
          <table:table-cell table:style-name="ce91" office:value-type="float" office:value="60">
            <text:p>60</text:p>
          </table:table-cell>
          <table:table-cell table:style-name="ce151" office:value-type="float" office:value="63">
            <text:p>63</text:p>
          </table:table-cell>
          <table:table-cell table:style-name="ce91" office:value-type="float" office:value="66">
            <text:p>66</text:p>
          </table:table-cell>
          <table:table-cell table:style-name="ce91" office:value-type="float" office:value="69">
            <text:p>69</text:p>
          </table:table-cell>
          <table:table-cell table:style-name="ce91" office:value-type="float" office:value="72">
            <text:p>72</text:p>
          </table:table-cell>
          <table:table-cell table:style-name="ce91" office:value-type="float" office:value="75">
            <text:p>75</text:p>
          </table:table-cell>
          <table:table-cell table:style-name="ce151" office:value-type="float" office:value="78">
            <text:p>78</text:p>
          </table:table-cell>
          <table:table-cell table:number-columns-repeated="994"/>
        </table:table-row>
        <table:table-row table:style-name="ro1">
          <table:table-cell table:style-name="ce137" office:value-type="float" office:value="0.00199999999999999">
            <text:p>0.00200</text:p>
          </table:table-cell>
          <table:table-cell table:formula="of:=100/[.A10]" office:value-type="float" office:value="50000.0000000003">
            <text:p>50,000</text:p>
          </table:table-cell>
          <table:table-cell table:style-name="ce142" table:formula="of:=([.B10]*2)/60/60" office:value-type="float" office:value="27.7777777777779">
            <text:p>27.8</text:p>
          </table:table-cell>
          <table:table-cell table:style-name="ce142" table:number-columns-repeated="2"/>
          <table:table-cell table:style-name="ce146" office:value-type="float" office:value="3">
            <text:p>3 </text:p>
          </table:table-cell>
          <table:table-cell table:formula="of:=[.F10]&amp;[.I10]" office:value-type="string" office:string-value="3VD ">
            <text:p>3VD </text:p>
          </table:table-cell>
          <table:table-cell table:style-name="ce46" office:value-type="float" office:value="8">
            <text:p>8</text:p>
          </table:table-cell>
          <table:table-cell table:style-name="ce46" office:value-type="string">
            <text:p>VD</text:p>
          </table:table-cell>
          <table:table-cell table:style-name="ce91" office:value-type="float" office:value="0">
            <text:p>0</text:p>
          </table:table-cell>
          <table:table-cell table:style-name="ce151" office:value-type="float" office:value="24">
            <text:p>24</text:p>
          </table:table-cell>
          <table:table-cell table:style-name="ce91" office:value-type="float" office:value="27">
            <text:p>27</text:p>
          </table:table-cell>
          <table:table-cell table:style-name="ce91" office:value-type="float" office:value="30">
            <text:p>30</text:p>
          </table:table-cell>
          <table:table-cell table:style-name="ce91" office:value-type="float" office:value="33">
            <text:p>33</text:p>
          </table:table-cell>
          <table:table-cell table:style-name="ce151" office:value-type="float" office:value="36">
            <text:p>36</text:p>
          </table:table-cell>
          <table:table-cell table:style-name="ce91" office:value-type="float" office:value="39">
            <text:p>39</text:p>
          </table:table-cell>
          <table:table-cell table:style-name="ce91" office:value-type="float" office:value="42">
            <text:p>42</text:p>
          </table:table-cell>
          <table:table-cell table:style-name="ce91" office:value-type="float" office:value="45">
            <text:p>45</text:p>
          </table:table-cell>
          <table:table-cell table:style-name="ce91" office:value-type="float" office:value="48">
            <text:p>48</text:p>
          </table:table-cell>
          <table:table-cell table:style-name="ce151" office:value-type="float" office:value="51">
            <text:p>51</text:p>
          </table:table-cell>
          <table:table-cell table:style-name="ce91" office:value-type="float" office:value="54">
            <text:p>54</text:p>
          </table:table-cell>
          <table:table-cell table:style-name="ce91" office:value-type="float" office:value="57">
            <text:p>57</text:p>
          </table:table-cell>
          <table:table-cell table:style-name="ce91" office:value-type="float" office:value="60">
            <text:p>60</text:p>
          </table:table-cell>
          <table:table-cell table:style-name="ce91" office:value-type="float" office:value="63">
            <text:p>63</text:p>
          </table:table-cell>
          <table:table-cell table:style-name="ce151" office:value-type="float" office:value="66">
            <text:p>66</text:p>
          </table:table-cell>
          <table:table-cell table:style-name="ce91" office:value-type="float" office:value="69">
            <text:p>69</text:p>
          </table:table-cell>
          <table:table-cell table:style-name="ce91" office:value-type="float" office:value="72">
            <text:p>72</text:p>
          </table:table-cell>
          <table:table-cell table:style-name="ce91" office:value-type="float" office:value="75">
            <text:p>75</text:p>
          </table:table-cell>
          <table:table-cell table:style-name="ce91" office:value-type="float" office:value="78">
            <text:p>78</text:p>
          </table:table-cell>
          <table:table-cell table:style-name="ce151" office:value-type="float" office:value="81">
            <text:p>81</text:p>
          </table:table-cell>
          <table:table-cell table:number-columns-repeated="994"/>
        </table:table-row>
        <table:table-row table:style-name="ro1">
          <table:table-cell table:style-name="ce137" office:value-type="float" office:value="0.00099999999999999">
            <text:p>0.00100</text:p>
          </table:table-cell>
          <table:table-cell table:formula="of:=100/[.A11]" office:value-type="float" office:value="100000.000000001">
            <text:p>100,000</text:p>
          </table:table-cell>
          <table:table-cell table:style-name="ce142" table:formula="of:=([.B11]*2)/60/60" office:value-type="float" office:value="55.5555555555561">
            <text:p>55.6</text:p>
          </table:table-cell>
          <table:table-cell table:style-name="ce142" table:number-columns-repeated="2"/>
          <table:table-cell table:style-name="ce146" office:value-type="float" office:value="3">
            <text:p>3 </text:p>
          </table:table-cell>
          <table:table-cell table:formula="of:=[.F11]&amp;[.I11]" office:value-type="string" office:string-value="3SD ">
            <text:p>3SD </text:p>
          </table:table-cell>
          <table:table-cell table:style-name="ce46" office:value-type="float" office:value="9">
            <text:p>9</text:p>
          </table:table-cell>
          <table:table-cell table:style-name="ce46" office:value-type="string">
            <text:p>SD</text:p>
          </table:table-cell>
          <table:table-cell table:style-name="ce91" office:value-type="float" office:value="0">
            <text:p>0</text:p>
          </table:table-cell>
          <table:table-cell table:style-name="ce151" office:value-type="float" office:value="27">
            <text:p>27</text:p>
          </table:table-cell>
          <table:table-cell table:style-name="ce91" office:value-type="float" office:value="30">
            <text:p>30</text:p>
          </table:table-cell>
          <table:table-cell table:style-name="ce91" office:value-type="float" office:value="33">
            <text:p>33</text:p>
          </table:table-cell>
          <table:table-cell table:style-name="ce91" office:value-type="float" office:value="36">
            <text:p>36</text:p>
          </table:table-cell>
          <table:table-cell table:style-name="ce151" office:value-type="float" office:value="39">
            <text:p>39</text:p>
          </table:table-cell>
          <table:table-cell table:style-name="ce91" office:value-type="float" office:value="42">
            <text:p>42</text:p>
          </table:table-cell>
          <table:table-cell table:style-name="ce91" office:value-type="float" office:value="45">
            <text:p>45</text:p>
          </table:table-cell>
          <table:table-cell table:style-name="ce91" office:value-type="float" office:value="48">
            <text:p>48</text:p>
          </table:table-cell>
          <table:table-cell table:style-name="ce91" office:value-type="float" office:value="51">
            <text:p>51</text:p>
          </table:table-cell>
          <table:table-cell table:style-name="ce151" office:value-type="float" office:value="54">
            <text:p>54</text:p>
          </table:table-cell>
          <table:table-cell table:style-name="ce91" office:value-type="float" office:value="57">
            <text:p>57</text:p>
          </table:table-cell>
          <table:table-cell table:style-name="ce91" office:value-type="float" office:value="60">
            <text:p>60</text:p>
          </table:table-cell>
          <table:table-cell table:style-name="ce91" office:value-type="float" office:value="63">
            <text:p>63</text:p>
          </table:table-cell>
          <table:table-cell table:style-name="ce91" office:value-type="float" office:value="66">
            <text:p>66</text:p>
          </table:table-cell>
          <table:table-cell table:style-name="ce151" office:value-type="float" office:value="69">
            <text:p>69</text:p>
          </table:table-cell>
          <table:table-cell table:style-name="ce91" office:value-type="float" office:value="72">
            <text:p>72</text:p>
          </table:table-cell>
          <table:table-cell table:style-name="ce91" office:value-type="float" office:value="75">
            <text:p>75</text:p>
          </table:table-cell>
          <table:table-cell table:style-name="ce91" office:value-type="float" office:value="78">
            <text:p>78</text:p>
          </table:table-cell>
          <table:table-cell table:style-name="ce91" office:value-type="float" office:value="81">
            <text:p>81</text:p>
          </table:table-cell>
          <table:table-cell table:style-name="ce151" office:value-type="float" office:value="84">
            <text:p>84</text:p>
          </table:table-cell>
          <table:table-cell table:number-columns-repeated="994"/>
        </table:table-row>
        <table:table-row table:style-name="ro1">
          <table:table-cell table:style-name="ce137" office:value-type="float" office:value="0.0009">
            <text:p>0.00090</text:p>
          </table:table-cell>
          <table:table-cell table:formula="of:=100/[.A12]" office:value-type="float" office:value="111111.111111111">
            <text:p>111,111</text:p>
          </table:table-cell>
          <table:table-cell table:style-name="ce142" table:formula="of:=([.B12]*2)/60/60" office:value-type="float" office:value="61.7283950617284">
            <text:p>61.7</text:p>
          </table:table-cell>
          <table:table-cell table:number-columns-repeated="2"/>
          <table:table-cell table:style-name="ce146" office:value-type="float" office:value="3">
            <text:p>3 </text:p>
          </table:table-cell>
          <table:table-cell table:formula="of:=[.F12]&amp;[.I12]" office:value-type="string" office:string-value="3JSI ">
            <text:p>3JSI </text:p>
          </table:table-cell>
          <table:table-cell table:style-name="ce46" office:value-type="float" office:value="10">
            <text:p>10</text:p>
          </table:table-cell>
          <table:table-cell table:style-name="ce46" office:value-type="string">
            <text:p>JSI</text:p>
          </table:table-cell>
          <table:table-cell table:style-name="ce91" office:value-type="float" office:value="0">
            <text:p>0</text:p>
          </table:table-cell>
          <table:table-cell table:style-name="ce151" office:value-type="float" office:value="30">
            <text:p>30</text:p>
          </table:table-cell>
          <table:table-cell table:style-name="ce91" office:value-type="float" office:value="33">
            <text:p>33</text:p>
          </table:table-cell>
          <table:table-cell table:style-name="ce91" office:value-type="float" office:value="36">
            <text:p>36</text:p>
          </table:table-cell>
          <table:table-cell table:style-name="ce91" office:value-type="float" office:value="39">
            <text:p>39</text:p>
          </table:table-cell>
          <table:table-cell table:style-name="ce151" office:value-type="float" office:value="42">
            <text:p>42</text:p>
          </table:table-cell>
          <table:table-cell table:style-name="ce91" office:value-type="float" office:value="45">
            <text:p>45</text:p>
          </table:table-cell>
          <table:table-cell table:style-name="ce91" office:value-type="float" office:value="48">
            <text:p>48</text:p>
          </table:table-cell>
          <table:table-cell table:style-name="ce91" office:value-type="float" office:value="51">
            <text:p>51</text:p>
          </table:table-cell>
          <table:table-cell table:style-name="ce91" office:value-type="float" office:value="54">
            <text:p>54</text:p>
          </table:table-cell>
          <table:table-cell table:style-name="ce151" office:value-type="float" office:value="57">
            <text:p>57</text:p>
          </table:table-cell>
          <table:table-cell table:style-name="ce91" office:value-type="float" office:value="60">
            <text:p>60</text:p>
          </table:table-cell>
          <table:table-cell table:style-name="ce91" office:value-type="float" office:value="63">
            <text:p>63</text:p>
          </table:table-cell>
          <table:table-cell table:style-name="ce91" office:value-type="float" office:value="66">
            <text:p>66</text:p>
          </table:table-cell>
          <table:table-cell table:style-name="ce91" office:value-type="float" office:value="69">
            <text:p>69</text:p>
          </table:table-cell>
          <table:table-cell table:style-name="ce151" office:value-type="float" office:value="72">
            <text:p>72</text:p>
          </table:table-cell>
          <table:table-cell table:style-name="ce91" office:value-type="float" office:value="75">
            <text:p>75</text:p>
          </table:table-cell>
          <table:table-cell table:style-name="ce91" office:value-type="float" office:value="78">
            <text:p>78</text:p>
          </table:table-cell>
          <table:table-cell table:style-name="ce91" office:value-type="float" office:value="81">
            <text:p>81</text:p>
          </table:table-cell>
          <table:table-cell table:style-name="ce91" office:value-type="float" office:value="84">
            <text:p>84</text:p>
          </table:table-cell>
          <table:table-cell table:style-name="ce151" office:value-type="float" office:value="87">
            <text:p>87</text:p>
          </table:table-cell>
          <table:table-cell table:number-columns-repeated="5"/>
          <table:table-cell table:style-name="ce155"/>
          <table:table-cell table:number-columns-repeated="988"/>
        </table:table-row>
        <table:table-row table:style-name="ro1">
          <table:table-cell table:style-name="ce137" office:value-type="float" office:value="0.0008">
            <text:p>0.00080</text:p>
          </table:table-cell>
          <table:table-cell table:formula="of:=100/[.A13]" office:value-type="float" office:value="125000">
            <text:p>125,000</text:p>
          </table:table-cell>
          <table:table-cell table:style-name="ce142" table:formula="of:=([.B13]*2)/60/60" office:value-type="float" office:value="69.4444444444444">
            <text:p>69.4</text:p>
          </table:table-cell>
          <table:table-cell table:number-columns-repeated="2"/>
          <table:table-cell table:style-name="ce146" office:value-type="float" office:value="3">
            <text:p>3 </text:p>
          </table:table-cell>
          <table:table-cell office:value-type="string" office:string-value="3LA">
            <text:p>3LA </text:p>
          </table:table-cell>
          <table:table-cell table:style-name="ce46" office:value-type="float" office:value="11">
            <text:p>11</text:p>
          </table:table-cell>
          <table:table-cell table:style-name="ce46" office:value-type="string">
            <text:p>LA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33">
            <text:p>33</text:p>
          </table:table-cell>
          <table:table-cell table:style-name="ce91" office:value-type="float" office:value="36">
            <text:p>36</text:p>
          </table:table-cell>
          <table:table-cell table:style-name="ce91" office:value-type="float" office:value="39">
            <text:p>39</text:p>
          </table:table-cell>
          <table:table-cell table:style-name="ce151" office:value-type="float" office:value="42">
            <text:p>42</text:p>
          </table:table-cell>
          <table:table-cell table:style-name="ce91" office:value-type="float" office:value="45">
            <text:p>45</text:p>
          </table:table-cell>
          <table:table-cell table:style-name="ce91" office:value-type="float" office:value="48">
            <text:p>48</text:p>
          </table:table-cell>
          <table:table-cell table:style-name="ce91" office:value-type="float" office:value="51">
            <text:p>51</text:p>
          </table:table-cell>
          <table:table-cell table:style-name="ce91" office:value-type="float" office:value="54">
            <text:p>54</text:p>
          </table:table-cell>
          <table:table-cell table:style-name="ce151" office:value-type="float" office:value="57">
            <text:p>57</text:p>
          </table:table-cell>
          <table:table-cell table:style-name="ce91" office:value-type="float" office:value="60">
            <text:p>60</text:p>
          </table:table-cell>
          <table:table-cell table:style-name="ce91" office:value-type="float" office:value="63">
            <text:p>63</text:p>
          </table:table-cell>
          <table:table-cell table:style-name="ce91" office:value-type="float" office:value="66">
            <text:p>66</text:p>
          </table:table-cell>
          <table:table-cell table:style-name="ce91" office:value-type="float" office:value="69">
            <text:p>69</text:p>
          </table:table-cell>
          <table:table-cell table:style-name="ce151" office:value-type="float" office:value="72">
            <text:p>72</text:p>
          </table:table-cell>
          <table:table-cell table:style-name="ce91" office:value-type="float" office:value="75">
            <text:p>75</text:p>
          </table:table-cell>
          <table:table-cell table:style-name="ce91" office:value-type="float" office:value="78">
            <text:p>78</text:p>
          </table:table-cell>
          <table:table-cell table:style-name="ce91" office:value-type="float" office:value="81">
            <text:p>81</text:p>
          </table:table-cell>
          <table:table-cell table:style-name="ce91" office:value-type="float" office:value="84">
            <text:p>84</text:p>
          </table:table-cell>
          <table:table-cell table:style-name="ce151" office:value-type="float" office:value="87">
            <text:p>87</text:p>
          </table:table-cell>
          <table:table-cell table:style-name="ce151" office:value-type="float" office:value="90">
            <text:p>90</text:p>
          </table:table-cell>
          <table:table-cell table:number-columns-repeated="994"/>
        </table:table-row>
        <table:table-row table:style-name="ro1">
          <table:table-cell table:style-name="Default" table:number-columns-repeated="4"/>
          <table:table-cell/>
          <table:table-cell table:style-name="ce146" office:value-type="float" office:value="3">
            <text:p>3 </text:p>
          </table:table-cell>
          <table:table-cell office:value-type="string" office:string-value="3BL">
            <text:p>3BL </text:p>
          </table:table-cell>
          <table:table-cell table:style-name="ce46" office:value-type="float" office:value="12">
            <text:p>12</text:p>
          </table:table-cell>
          <table:table-cell table:style-name="ce46" office:value-type="string">
            <text:p>BL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36">
            <text:p>36</text:p>
          </table:table-cell>
          <table:table-cell table:style-name="ce91" office:value-type="float" office:value="39">
            <text:p>39</text:p>
          </table:table-cell>
          <table:table-cell table:style-name="ce151" office:value-type="float" office:value="42">
            <text:p>42</text:p>
          </table:table-cell>
          <table:table-cell table:style-name="ce91" office:value-type="float" office:value="45">
            <text:p>45</text:p>
          </table:table-cell>
          <table:table-cell table:style-name="ce91" office:value-type="float" office:value="48">
            <text:p>48</text:p>
          </table:table-cell>
          <table:table-cell table:style-name="ce91" office:value-type="float" office:value="51">
            <text:p>51</text:p>
          </table:table-cell>
          <table:table-cell table:style-name="ce91" office:value-type="float" office:value="54">
            <text:p>54</text:p>
          </table:table-cell>
          <table:table-cell table:style-name="ce151" office:value-type="float" office:value="57">
            <text:p>57</text:p>
          </table:table-cell>
          <table:table-cell table:style-name="ce91" office:value-type="float" office:value="60">
            <text:p>60</text:p>
          </table:table-cell>
          <table:table-cell table:style-name="ce91" office:value-type="float" office:value="63">
            <text:p>63</text:p>
          </table:table-cell>
          <table:table-cell table:style-name="ce91" office:value-type="float" office:value="66">
            <text:p>66</text:p>
          </table:table-cell>
          <table:table-cell table:style-name="ce91" office:value-type="float" office:value="69">
            <text:p>69</text:p>
          </table:table-cell>
          <table:table-cell table:style-name="ce151" office:value-type="float" office:value="72">
            <text:p>72</text:p>
          </table:table-cell>
          <table:table-cell table:style-name="ce91" office:value-type="float" office:value="75">
            <text:p>75</text:p>
          </table:table-cell>
          <table:table-cell table:style-name="ce91" office:value-type="float" office:value="78">
            <text:p>78</text:p>
          </table:table-cell>
          <table:table-cell table:style-name="ce91" office:value-type="float" office:value="81">
            <text:p>81</text:p>
          </table:table-cell>
          <table:table-cell table:style-name="ce91" office:value-type="float" office:value="84">
            <text:p>84</text:p>
          </table:table-cell>
          <table:table-cell table:style-name="ce151" office:value-type="float" office:value="87">
            <text:p>87</text:p>
          </table:table-cell>
          <table:table-cell table:style-name="ce151" office:value-type="float" office:value="90">
            <text:p>90</text:p>
          </table:table-cell>
          <table:table-cell table:style-name="ce151" office:value-type="float" office:value="93">
            <text:p>93</text:p>
          </table:table-cell>
          <table:table-cell table:style-name="ce46" table:number-columns-repeated="3"/>
          <table:table-cell table:number-columns-repeated="991"/>
        </table:table-row>
        <table:table-row table:style-name="ro1">
          <table:table-cell table:style-name="Default" table:number-columns-repeated="4"/>
          <table:table-cell table:style-name="ce46"/>
          <table:table-cell table:style-name="ce146" office:value-type="float" office:value="2">
            <text:p>2 </text:p>
          </table:table-cell>
          <table:table-cell table:formula="of:=[.F15]&amp;[.I15]" office:value-type="string" office:string-value="2I ">
            <text:p>2I </text:p>
          </table:table-cell>
          <table:table-cell table:style-name="ce46" office:value-type="float" office:value="0">
            <text:p>0</text:p>
          </table:table-cell>
          <table:table-cell table:style-name="ce46" office:value-type="string">
            <text:p>I</text:p>
          </table:table-cell>
          <table:table-cell table:style-name="ce91" office:value-type="float" office:value="0">
            <text:p>0</text:p>
          </table:table-cell>
          <table:table-cell table:style-name="ce151" office:value-type="float" office:value="0">
            <text:p>0</text:p>
          </table:table-cell>
          <table:table-cell table:style-name="ce91" office:value-type="float" office:value="2">
            <text:p>2</text:p>
          </table:table-cell>
          <table:table-cell table:style-name="ce91" office:value-type="float" office:value="4">
            <text:p>4</text:p>
          </table:table-cell>
          <table:table-cell table:style-name="ce91" office:value-type="float" office:value="6">
            <text:p>6</text:p>
          </table:table-cell>
          <table:table-cell table:style-name="ce151" office:value-type="float" office:value="8">
            <text:p>8</text:p>
          </table:table-cell>
          <table:table-cell table:style-name="ce91" office:value-type="float" office:value="10">
            <text:p>10</text:p>
          </table:table-cell>
          <table:table-cell table:style-name="ce91" office:value-type="float" office:value="12">
            <text:p>12</text:p>
          </table:table-cell>
          <table:table-cell table:style-name="ce91" office:value-type="float" office:value="14">
            <text:p>14</text:p>
          </table:table-cell>
          <table:table-cell table:style-name="ce91" office:value-type="float" office:value="16">
            <text:p>16</text:p>
          </table:table-cell>
          <table:table-cell table:style-name="ce151" office:value-type="float" office:value="18">
            <text:p>18</text:p>
          </table:table-cell>
          <table:table-cell table:style-name="ce91" office:value-type="float" office:value="20">
            <text:p>20</text:p>
          </table:table-cell>
          <table:table-cell table:style-name="ce91" office:value-type="float" office:value="22">
            <text:p>22</text:p>
          </table:table-cell>
          <table:table-cell table:style-name="ce91" office:value-type="float" office:value="24">
            <text:p>24</text:p>
          </table:table-cell>
          <table:table-cell table:style-name="ce91" office:value-type="float" office:value="26">
            <text:p>26</text:p>
          </table:table-cell>
          <table:table-cell table:style-name="ce151" office:value-type="float" office:value="28">
            <text:p>28</text:p>
          </table:table-cell>
          <table:table-cell table:style-name="ce91" office:value-type="float" office:value="30">
            <text:p>30</text:p>
          </table:table-cell>
          <table:table-cell table:style-name="ce91" office:value-type="float" office:value="32">
            <text:p>32</text:p>
          </table:table-cell>
          <table:table-cell table:style-name="ce91" office:value-type="float" office:value="34">
            <text:p>34</text:p>
          </table:table-cell>
          <table:table-cell table:style-name="ce91" office:value-type="float" office:value="36">
            <text:p>36</text:p>
          </table:table-cell>
          <table:table-cell table:style-name="ce151" office:value-type="float" office:value="38">
            <text:p>38</text:p>
          </table:table-cell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46"/>
          <table:table-cell table:style-name="ce146" office:value-type="float" office:value="2">
            <text:p>2 </text:p>
          </table:table-cell>
          <table:table-cell table:formula="of:=[.F16]&amp;[.I16]" office:value-type="string" office:string-value="2N ">
            <text:p>2N 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N</text:p>
          </table:table-cell>
          <table:table-cell table:style-name="ce91" office:value-type="float" office:value="0">
            <text:p>0</text:p>
          </table:table-cell>
          <table:table-cell table:style-name="ce151" office:value-type="float" office:value="2">
            <text:p>2</text:p>
          </table:table-cell>
          <table:table-cell table:style-name="ce91" office:value-type="float" office:value="4">
            <text:p>4</text:p>
          </table:table-cell>
          <table:table-cell table:style-name="ce91" office:value-type="float" office:value="6">
            <text:p>6</text:p>
          </table:table-cell>
          <table:table-cell table:style-name="ce91" office:value-type="float" office:value="8">
            <text:p>8</text:p>
          </table:table-cell>
          <table:table-cell table:style-name="ce151" office:value-type="float" office:value="10">
            <text:p>10</text:p>
          </table:table-cell>
          <table:table-cell table:style-name="ce91" office:value-type="float" office:value="12">
            <text:p>12</text:p>
          </table:table-cell>
          <table:table-cell table:style-name="ce91" office:value-type="float" office:value="14">
            <text:p>14</text:p>
          </table:table-cell>
          <table:table-cell table:style-name="ce91" office:value-type="float" office:value="16">
            <text:p>16</text:p>
          </table:table-cell>
          <table:table-cell table:style-name="ce91" office:value-type="float" office:value="18">
            <text:p>18</text:p>
          </table:table-cell>
          <table:table-cell table:style-name="ce151" office:value-type="float" office:value="20">
            <text:p>20</text:p>
          </table:table-cell>
          <table:table-cell table:style-name="ce91" office:value-type="float" office:value="22">
            <text:p>22</text:p>
          </table:table-cell>
          <table:table-cell table:style-name="ce91" office:value-type="float" office:value="24">
            <text:p>24</text:p>
          </table:table-cell>
          <table:table-cell table:style-name="ce91" office:value-type="float" office:value="26">
            <text:p>26</text:p>
          </table:table-cell>
          <table:table-cell table:style-name="ce91" office:value-type="float" office:value="28">
            <text:p>28</text:p>
          </table:table-cell>
          <table:table-cell table:style-name="ce151" office:value-type="float" office:value="30">
            <text:p>30</text:p>
          </table:table-cell>
          <table:table-cell table:style-name="ce91" office:value-type="float" office:value="32">
            <text:p>32</text:p>
          </table:table-cell>
          <table:table-cell table:style-name="ce91" office:value-type="float" office:value="34">
            <text:p>34</text:p>
          </table:table-cell>
          <table:table-cell table:style-name="ce91" office:value-type="float" office:value="36">
            <text:p>36</text:p>
          </table:table-cell>
          <table:table-cell table:style-name="ce91" office:value-type="float" office:value="38">
            <text:p>38</text:p>
          </table:table-cell>
          <table:table-cell table:style-name="ce151" office:value-type="float" office:value="40">
            <text:p>40</text:p>
          </table:table-cell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144"/>
          <table:table-cell table:style-name="ce146" office:value-type="float" office:value="2">
            <text:p>2 </text:p>
          </table:table-cell>
          <table:table-cell table:formula="of:=[.F17]&amp;[.I17]" office:value-type="string" office:string-value="2VE ">
            <text:p>2VE 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VE</text:p>
          </table:table-cell>
          <table:table-cell table:style-name="ce91" office:value-type="float" office:value="0">
            <text:p>0</text:p>
          </table:table-cell>
          <table:table-cell table:style-name="ce151" office:value-type="float" office:value="4">
            <text:p>4</text:p>
          </table:table-cell>
          <table:table-cell table:style-name="ce91" office:value-type="float" office:value="6">
            <text:p>6</text:p>
          </table:table-cell>
          <table:table-cell table:style-name="ce91" office:value-type="float" office:value="8">
            <text:p>8</text:p>
          </table:table-cell>
          <table:table-cell table:style-name="ce91" office:value-type="float" office:value="10">
            <text:p>10</text:p>
          </table:table-cell>
          <table:table-cell table:style-name="ce151" office:value-type="float" office:value="12">
            <text:p>12</text:p>
          </table:table-cell>
          <table:table-cell table:style-name="ce91" office:value-type="float" office:value="14">
            <text:p>14</text:p>
          </table:table-cell>
          <table:table-cell table:style-name="ce91" office:value-type="float" office:value="16">
            <text:p>16</text:p>
          </table:table-cell>
          <table:table-cell table:style-name="ce91" office:value-type="float" office:value="18">
            <text:p>18</text:p>
          </table:table-cell>
          <table:table-cell table:style-name="ce91" office:value-type="float" office:value="20">
            <text:p>20</text:p>
          </table:table-cell>
          <table:table-cell table:style-name="ce151" office:value-type="float" office:value="22">
            <text:p>22</text:p>
          </table:table-cell>
          <table:table-cell table:style-name="ce91" office:value-type="float" office:value="24">
            <text:p>24</text:p>
          </table:table-cell>
          <table:table-cell table:style-name="ce91" office:value-type="float" office:value="26">
            <text:p>26</text:p>
          </table:table-cell>
          <table:table-cell table:style-name="ce91" office:value-type="float" office:value="28">
            <text:p>28</text:p>
          </table:table-cell>
          <table:table-cell table:style-name="ce91" office:value-type="float" office:value="30">
            <text:p>30</text:p>
          </table:table-cell>
          <table:table-cell table:style-name="ce151" office:value-type="float" office:value="32">
            <text:p>32</text:p>
          </table:table-cell>
          <table:table-cell table:style-name="ce91" office:value-type="float" office:value="34">
            <text:p>34</text:p>
          </table:table-cell>
          <table:table-cell table:style-name="ce91" office:value-type="float" office:value="36">
            <text:p>36</text:p>
          </table:table-cell>
          <table:table-cell table:style-name="ce91" office:value-type="float" office:value="38">
            <text:p>38</text:p>
          </table:table-cell>
          <table:table-cell table:style-name="ce91" office:value-type="float" office:value="40">
            <text:p>40</text:p>
          </table:table-cell>
          <table:table-cell table:style-name="ce151" office:value-type="float" office:value="42">
            <text:p>42</text:p>
          </table:table-cell>
          <table:table-cell table:number-columns-repeated="994"/>
        </table:table-row>
        <table:table-row table:style-name="ro1">
          <table:table-cell table:style-name="ce46" office:value-type="string">
            <text:p>Skill Points</text:p>
          </table:table-cell>
          <table:table-cell table:style-name="ce46" table:number-columns-repeated="2"/>
          <table:table-cell table:number-columns-repeated="2"/>
          <table:table-cell table:style-name="ce146" office:value-type="float" office:value="2">
            <text:p>2 </text:p>
          </table:table-cell>
          <table:table-cell table:formula="of:=[.F18]&amp;[.I18]" office:value-type="string" office:string-value="2E ">
            <text:p>2E 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E</text:p>
          </table:table-cell>
          <table:table-cell table:style-name="ce91" office:value-type="float" office:value="0">
            <text:p>0</text:p>
          </table:table-cell>
          <table:table-cell table:style-name="ce151" office:value-type="float" office:value="6">
            <text:p>6</text:p>
          </table:table-cell>
          <table:table-cell table:style-name="ce91" office:value-type="float" office:value="8">
            <text:p>8</text:p>
          </table:table-cell>
          <table:table-cell table:style-name="ce91" office:value-type="float" office:value="10">
            <text:p>10</text:p>
          </table:table-cell>
          <table:table-cell table:style-name="ce91" office:value-type="float" office:value="12">
            <text:p>12</text:p>
          </table:table-cell>
          <table:table-cell table:style-name="ce151" office:value-type="float" office:value="14">
            <text:p>14</text:p>
          </table:table-cell>
          <table:table-cell table:style-name="ce91" office:value-type="float" office:value="16">
            <text:p>16</text:p>
          </table:table-cell>
          <table:table-cell table:style-name="ce91" office:value-type="float" office:value="18">
            <text:p>18</text:p>
          </table:table-cell>
          <table:table-cell table:style-name="ce91" office:value-type="float" office:value="20">
            <text:p>20</text:p>
          </table:table-cell>
          <table:table-cell table:style-name="ce91" office:value-type="float" office:value="22">
            <text:p>22</text:p>
          </table:table-cell>
          <table:table-cell table:style-name="ce151" office:value-type="float" office:value="24">
            <text:p>24</text:p>
          </table:table-cell>
          <table:table-cell table:style-name="ce91" office:value-type="float" office:value="26">
            <text:p>26</text:p>
          </table:table-cell>
          <table:table-cell table:style-name="ce91" office:value-type="float" office:value="28">
            <text:p>28</text:p>
          </table:table-cell>
          <table:table-cell table:style-name="ce91" office:value-type="float" office:value="30">
            <text:p>30</text:p>
          </table:table-cell>
          <table:table-cell table:style-name="ce91" office:value-type="float" office:value="32">
            <text:p>32</text:p>
          </table:table-cell>
          <table:table-cell table:style-name="ce151" office:value-type="float" office:value="34">
            <text:p>34</text:p>
          </table:table-cell>
          <table:table-cell table:style-name="ce91" office:value-type="float" office:value="36">
            <text:p>36</text:p>
          </table:table-cell>
          <table:table-cell table:style-name="ce91" office:value-type="float" office:value="38">
            <text:p>38</text:p>
          </table:table-cell>
          <table:table-cell table:style-name="ce91" office:value-type="float" office:value="40">
            <text:p>40</text:p>
          </table:table-cell>
          <table:table-cell table:style-name="ce91" office:value-type="float" office:value="42">
            <text:p>42</text:p>
          </table:table-cell>
          <table:table-cell table:style-name="ce151" office:value-type="float" office:value="44">
            <text:p>44</text:p>
          </table:table-cell>
          <table:table-cell table:number-columns-repeated="994"/>
        </table:table-row>
        <table:table-row table:style-name="ro15">
          <table:table-cell table:style-name="ce46" office:value-type="string">
            <text:p>Lvl</text:p>
          </table:table-cell>
          <table:table-cell table:style-name="ce46" office:value-type="string">
            <text:p>Pt</text:p>
          </table:table-cell>
          <table:table-cell table:style-name="ce46" office:value-type="string">
            <text:p>Cume</text:p>
          </table:table-cell>
          <table:table-cell table:number-columns-repeated="2"/>
          <table:table-cell table:style-name="ce146" office:value-type="float" office:value="2">
            <text:p>2 </text:p>
          </table:table-cell>
          <table:table-cell table:formula="of:=[.F19]&amp;[.I19]" office:value-type="string" office:string-value="2EtM ">
            <text:p>2EtM 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EtM</text:p>
          </table:table-cell>
          <table:table-cell table:style-name="ce91" office:value-type="float" office:value="0">
            <text:p>0</text:p>
          </table:table-cell>
          <table:table-cell table:style-name="ce151" office:value-type="float" office:value="8">
            <text:p>8</text:p>
          </table:table-cell>
          <table:table-cell table:style-name="ce91" office:value-type="float" office:value="10">
            <text:p>10</text:p>
          </table:table-cell>
          <table:table-cell table:style-name="ce91" office:value-type="float" office:value="12">
            <text:p>12</text:p>
          </table:table-cell>
          <table:table-cell table:style-name="ce91" office:value-type="float" office:value="14">
            <text:p>14</text:p>
          </table:table-cell>
          <table:table-cell table:style-name="ce151" office:value-type="float" office:value="16">
            <text:p>16</text:p>
          </table:table-cell>
          <table:table-cell table:style-name="ce91" office:value-type="float" office:value="18">
            <text:p>18</text:p>
          </table:table-cell>
          <table:table-cell table:style-name="ce91" office:value-type="float" office:value="20">
            <text:p>20</text:p>
          </table:table-cell>
          <table:table-cell table:style-name="ce91" office:value-type="float" office:value="22">
            <text:p>22</text:p>
          </table:table-cell>
          <table:table-cell table:style-name="ce91" office:value-type="float" office:value="24">
            <text:p>24</text:p>
          </table:table-cell>
          <table:table-cell table:style-name="ce151" office:value-type="float" office:value="26">
            <text:p>26</text:p>
          </table:table-cell>
          <table:table-cell table:style-name="ce91" office:value-type="float" office:value="28">
            <text:p>28</text:p>
          </table:table-cell>
          <table:table-cell table:style-name="ce91" office:value-type="float" office:value="30">
            <text:p>30</text:p>
          </table:table-cell>
          <table:table-cell table:style-name="ce91" office:value-type="float" office:value="32">
            <text:p>32</text:p>
          </table:table-cell>
          <table:table-cell table:style-name="ce91" office:value-type="float" office:value="34">
            <text:p>34</text:p>
          </table:table-cell>
          <table:table-cell table:style-name="ce151" office:value-type="float" office:value="36">
            <text:p>36</text:p>
          </table:table-cell>
          <table:table-cell table:style-name="ce91" office:value-type="float" office:value="38">
            <text:p>38</text:p>
          </table:table-cell>
          <table:table-cell table:style-name="ce91" office:value-type="float" office:value="40">
            <text:p>40</text:p>
          </table:table-cell>
          <table:table-cell table:style-name="ce91" office:value-type="float" office:value="42">
            <text:p>42</text:p>
          </table:table-cell>
          <table:table-cell table:style-name="ce91" office:value-type="float" office:value="44">
            <text:p>44</text:p>
          </table:table-cell>
          <table:table-cell table:style-name="ce151" office:value-type="float" office:value="46">
            <text:p>46</text:p>
          </table:table-cell>
          <table:table-cell table:number-columns-repeated="994"/>
        </table:table-row>
        <table:table-row table:style-name="ro1">
          <table:table-cell table:style-name="ce46" office:value-type="float" office:value="1">
            <text:p>1</text:p>
          </table:table-cell>
          <table:table-cell table:style-name="ce141" table:formula="of:=ROUNDDOWN([.A20]/2;0)+1" office:value-type="float" office:value="1">
            <text:p>1.00 </text:p>
          </table:table-cell>
          <table:table-cell table:style-name="ce46" office:value-type="float" office:value="1">
            <text:p>1</text:p>
          </table:table-cell>
          <table:table-cell table:number-columns-repeated="2"/>
          <table:table-cell table:style-name="ce146" office:value-type="float" office:value="2">
            <text:p>2 </text:p>
          </table:table-cell>
          <table:table-cell table:formula="of:=[.F20]&amp;[.I20]" office:value-type="string" office:string-value="2M ">
            <text:p>2M </text:p>
          </table:table-cell>
          <table:table-cell table:style-name="ce46" office:value-type="float" office:value="5">
            <text:p>5</text:p>
          </table:table-cell>
          <table:table-cell table:style-name="ce46" office:value-type="string">
            <text:p>M</text:p>
          </table:table-cell>
          <table:table-cell table:style-name="ce91" office:value-type="float" office:value="0">
            <text:p>0</text:p>
          </table:table-cell>
          <table:table-cell table:style-name="ce151" office:value-type="float" office:value="10">
            <text:p>10</text:p>
          </table:table-cell>
          <table:table-cell table:style-name="ce91" office:value-type="float" office:value="12">
            <text:p>12</text:p>
          </table:table-cell>
          <table:table-cell table:style-name="ce91" office:value-type="float" office:value="14">
            <text:p>14</text:p>
          </table:table-cell>
          <table:table-cell table:style-name="ce91" office:value-type="float" office:value="16">
            <text:p>16</text:p>
          </table:table-cell>
          <table:table-cell table:style-name="ce151" office:value-type="float" office:value="18">
            <text:p>18</text:p>
          </table:table-cell>
          <table:table-cell table:style-name="ce91" office:value-type="float" office:value="20">
            <text:p>20</text:p>
          </table:table-cell>
          <table:table-cell table:style-name="ce91" office:value-type="float" office:value="22">
            <text:p>22</text:p>
          </table:table-cell>
          <table:table-cell table:style-name="ce91" office:value-type="float" office:value="24">
            <text:p>24</text:p>
          </table:table-cell>
          <table:table-cell table:style-name="ce91" office:value-type="float" office:value="26">
            <text:p>26</text:p>
          </table:table-cell>
          <table:table-cell table:style-name="ce151" office:value-type="float" office:value="28">
            <text:p>28</text:p>
          </table:table-cell>
          <table:table-cell table:style-name="ce91" office:value-type="float" office:value="30">
            <text:p>30</text:p>
          </table:table-cell>
          <table:table-cell table:style-name="ce91" office:value-type="float" office:value="32">
            <text:p>32</text:p>
          </table:table-cell>
          <table:table-cell table:style-name="ce91" office:value-type="float" office:value="34">
            <text:p>34</text:p>
          </table:table-cell>
          <table:table-cell table:style-name="ce91" office:value-type="float" office:value="36">
            <text:p>36</text:p>
          </table:table-cell>
          <table:table-cell table:style-name="ce151" office:value-type="float" office:value="38">
            <text:p>38</text:p>
          </table:table-cell>
          <table:table-cell table:style-name="ce91" office:value-type="float" office:value="40">
            <text:p>40</text:p>
          </table:table-cell>
          <table:table-cell table:style-name="ce91" office:value-type="float" office:value="42">
            <text:p>42</text:p>
          </table:table-cell>
          <table:table-cell table:style-name="ce91" office:value-type="float" office:value="44">
            <text:p>44</text:p>
          </table:table-cell>
          <table:table-cell table:style-name="ce91" office:value-type="float" office:value="46">
            <text:p>46</text:p>
          </table:table-cell>
          <table:table-cell table:style-name="ce151" office:value-type="float" office:value="48">
            <text:p>48</text:p>
          </table:table-cell>
          <table:table-cell table:number-columns-repeated="994"/>
        </table:table-row>
        <table:table-row table:style-name="ro1">
          <table:table-cell table:style-name="ce46" office:value-type="float" office:value="2">
            <text:p>2</text:p>
          </table:table-cell>
          <table:table-cell table:style-name="ce141" table:formula="of:=ROUNDDOWN([.A21]/2;0)+1" office:value-type="float" office:value="2">
            <text:p>2.00 </text:p>
          </table:table-cell>
          <table:table-cell table:style-name="ce144" table:formula="of:=[.B21]+[.C20]" office:value-type="float" office:value="3">
            <text:p>3</text:p>
          </table:table-cell>
          <table:table-cell table:number-columns-repeated="2"/>
          <table:table-cell table:style-name="ce146" office:value-type="float" office:value="2">
            <text:p>2 </text:p>
          </table:table-cell>
          <table:table-cell table:formula="of:=[.F21]&amp;[.I21]" office:value-type="string" office:string-value="2MtD ">
            <text:p>2MtD </text:p>
          </table:table-cell>
          <table:table-cell table:style-name="ce46" office:value-type="float" office:value="6">
            <text:p>6</text:p>
          </table:table-cell>
          <table:table-cell table:style-name="ce46" office:value-type="string">
            <text:p>MtD</text:p>
          </table:table-cell>
          <table:table-cell table:style-name="ce91" office:value-type="float" office:value="0">
            <text:p>0</text:p>
          </table:table-cell>
          <table:table-cell table:style-name="ce151" office:value-type="float" office:value="12">
            <text:p>12</text:p>
          </table:table-cell>
          <table:table-cell table:style-name="ce91" office:value-type="float" office:value="14">
            <text:p>14</text:p>
          </table:table-cell>
          <table:table-cell table:style-name="ce91" office:value-type="float" office:value="16">
            <text:p>16</text:p>
          </table:table-cell>
          <table:table-cell table:style-name="ce91" office:value-type="float" office:value="18">
            <text:p>18</text:p>
          </table:table-cell>
          <table:table-cell table:style-name="ce151" office:value-type="float" office:value="20">
            <text:p>20</text:p>
          </table:table-cell>
          <table:table-cell table:style-name="ce91" office:value-type="float" office:value="22">
            <text:p>22</text:p>
          </table:table-cell>
          <table:table-cell table:style-name="ce91" office:value-type="float" office:value="24">
            <text:p>24</text:p>
          </table:table-cell>
          <table:table-cell table:style-name="ce91" office:value-type="float" office:value="26">
            <text:p>26</text:p>
          </table:table-cell>
          <table:table-cell table:style-name="ce91" office:value-type="float" office:value="28">
            <text:p>28</text:p>
          </table:table-cell>
          <table:table-cell table:style-name="ce151" office:value-type="float" office:value="30">
            <text:p>30</text:p>
          </table:table-cell>
          <table:table-cell table:style-name="ce91" office:value-type="float" office:value="32">
            <text:p>32</text:p>
          </table:table-cell>
          <table:table-cell table:style-name="ce91" office:value-type="float" office:value="34">
            <text:p>34</text:p>
          </table:table-cell>
          <table:table-cell table:style-name="ce91" office:value-type="float" office:value="36">
            <text:p>36</text:p>
          </table:table-cell>
          <table:table-cell table:style-name="ce91" office:value-type="float" office:value="38">
            <text:p>38</text:p>
          </table:table-cell>
          <table:table-cell table:style-name="ce151" office:value-type="float" office:value="40">
            <text:p>40</text:p>
          </table:table-cell>
          <table:table-cell table:style-name="ce91" office:value-type="float" office:value="42">
            <text:p>42</text:p>
          </table:table-cell>
          <table:table-cell table:style-name="ce91" office:value-type="float" office:value="44">
            <text:p>44</text:p>
          </table:table-cell>
          <table:table-cell table:style-name="ce91" office:value-type="float" office:value="46">
            <text:p>46</text:p>
          </table:table-cell>
          <table:table-cell table:style-name="ce91" office:value-type="float" office:value="48">
            <text:p>48</text:p>
          </table:table-cell>
          <table:table-cell table:style-name="ce151" office:value-type="float" office:value="50">
            <text:p>50</text:p>
          </table:table-cell>
          <table:table-cell table:number-columns-repeated="994"/>
        </table:table-row>
        <table:table-row table:style-name="ro1">
          <table:table-cell table:style-name="ce46" office:value-type="float" office:value="3">
            <text:p>3</text:p>
          </table:table-cell>
          <table:table-cell table:style-name="ce141" table:formula="of:=ROUNDDOWN([.A22]/2;0)+1" office:value-type="float" office:value="2">
            <text:p>2.00 </text:p>
          </table:table-cell>
          <table:table-cell table:style-name="ce144" table:formula="of:=[.B22]+[.C21]" office:value-type="float" office:value="5">
            <text:p>5</text:p>
          </table:table-cell>
          <table:table-cell table:number-columns-repeated="2"/>
          <table:table-cell table:style-name="ce146" office:value-type="float" office:value="2">
            <text:p>2 </text:p>
          </table:table-cell>
          <table:table-cell table:formula="of:=[.F22]&amp;[.I22]" office:value-type="string" office:string-value="2D ">
            <text:p>2D 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D</text:p>
          </table:table-cell>
          <table:table-cell table:style-name="ce91" office:value-type="float" office:value="0">
            <text:p>0</text:p>
          </table:table-cell>
          <table:table-cell table:style-name="ce151" office:value-type="float" office:value="14">
            <text:p>14</text:p>
          </table:table-cell>
          <table:table-cell table:style-name="ce91" office:value-type="float" office:value="16">
            <text:p>16</text:p>
          </table:table-cell>
          <table:table-cell table:style-name="ce91" office:value-type="float" office:value="18">
            <text:p>18</text:p>
          </table:table-cell>
          <table:table-cell table:style-name="ce91" office:value-type="float" office:value="20">
            <text:p>20</text:p>
          </table:table-cell>
          <table:table-cell table:style-name="ce151" office:value-type="float" office:value="22">
            <text:p>22</text:p>
          </table:table-cell>
          <table:table-cell table:style-name="ce91" office:value-type="float" office:value="24">
            <text:p>24</text:p>
          </table:table-cell>
          <table:table-cell table:style-name="ce91" office:value-type="float" office:value="26">
            <text:p>26</text:p>
          </table:table-cell>
          <table:table-cell table:style-name="ce91" office:value-type="float" office:value="28">
            <text:p>28</text:p>
          </table:table-cell>
          <table:table-cell table:style-name="ce91" office:value-type="float" office:value="30">
            <text:p>30</text:p>
          </table:table-cell>
          <table:table-cell table:style-name="ce151" office:value-type="float" office:value="32">
            <text:p>32</text:p>
          </table:table-cell>
          <table:table-cell table:style-name="ce91" office:value-type="float" office:value="34">
            <text:p>34</text:p>
          </table:table-cell>
          <table:table-cell table:style-name="ce91" office:value-type="float" office:value="36">
            <text:p>36</text:p>
          </table:table-cell>
          <table:table-cell table:style-name="ce91" office:value-type="float" office:value="38">
            <text:p>38</text:p>
          </table:table-cell>
          <table:table-cell table:style-name="ce91" office:value-type="float" office:value="40">
            <text:p>40</text:p>
          </table:table-cell>
          <table:table-cell table:style-name="ce151" office:value-type="float" office:value="42">
            <text:p>42</text:p>
          </table:table-cell>
          <table:table-cell table:style-name="ce91" office:value-type="float" office:value="44">
            <text:p>44</text:p>
          </table:table-cell>
          <table:table-cell table:style-name="ce91" office:value-type="float" office:value="46">
            <text:p>46</text:p>
          </table:table-cell>
          <table:table-cell table:style-name="ce91" office:value-type="float" office:value="48">
            <text:p>48</text:p>
          </table:table-cell>
          <table:table-cell table:style-name="ce91" office:value-type="float" office:value="50">
            <text:p>50</text:p>
          </table:table-cell>
          <table:table-cell table:style-name="ce151" office:value-type="float" office:value="52">
            <text:p>52</text:p>
          </table:table-cell>
          <table:table-cell table:number-columns-repeated="994"/>
        </table:table-row>
        <table:table-row table:style-name="ro1">
          <table:table-cell table:style-name="ce46" office:value-type="float" office:value="4">
            <text:p>4</text:p>
          </table:table-cell>
          <table:table-cell table:style-name="ce141" table:formula="of:=ROUNDDOWN([.A23]/2;0)+1" office:value-type="float" office:value="3">
            <text:p>3.00 </text:p>
          </table:table-cell>
          <table:table-cell table:style-name="ce144" table:formula="of:=[.B23]+[.C22]" office:value-type="float" office:value="8">
            <text:p>8</text:p>
          </table:table-cell>
          <table:table-cell table:number-columns-repeated="2"/>
          <table:table-cell table:style-name="ce146" office:value-type="float" office:value="2">
            <text:p>2 </text:p>
          </table:table-cell>
          <table:table-cell table:formula="of:=[.F23]&amp;[.I23]" office:value-type="string" office:string-value="2VD ">
            <text:p>2VD </text:p>
          </table:table-cell>
          <table:table-cell table:style-name="ce46" office:value-type="float" office:value="8">
            <text:p>8</text:p>
          </table:table-cell>
          <table:table-cell table:style-name="ce46" office:value-type="string">
            <text:p>VD</text:p>
          </table:table-cell>
          <table:table-cell table:style-name="ce91" office:value-type="float" office:value="0">
            <text:p>0</text:p>
          </table:table-cell>
          <table:table-cell table:style-name="ce151" office:value-type="float" office:value="16">
            <text:p>16</text:p>
          </table:table-cell>
          <table:table-cell table:style-name="ce91" office:value-type="float" office:value="18">
            <text:p>18</text:p>
          </table:table-cell>
          <table:table-cell table:style-name="ce91" office:value-type="float" office:value="20">
            <text:p>20</text:p>
          </table:table-cell>
          <table:table-cell table:style-name="ce91" office:value-type="float" office:value="22">
            <text:p>22</text:p>
          </table:table-cell>
          <table:table-cell table:style-name="ce151" office:value-type="float" office:value="24">
            <text:p>24</text:p>
          </table:table-cell>
          <table:table-cell table:style-name="ce91" office:value-type="float" office:value="26">
            <text:p>26</text:p>
          </table:table-cell>
          <table:table-cell table:style-name="ce91" office:value-type="float" office:value="28">
            <text:p>28</text:p>
          </table:table-cell>
          <table:table-cell table:style-name="ce91" office:value-type="float" office:value="30">
            <text:p>30</text:p>
          </table:table-cell>
          <table:table-cell table:style-name="ce91" office:value-type="float" office:value="32">
            <text:p>32</text:p>
          </table:table-cell>
          <table:table-cell table:style-name="ce151" office:value-type="float" office:value="34">
            <text:p>34</text:p>
          </table:table-cell>
          <table:table-cell table:style-name="ce91" office:value-type="float" office:value="36">
            <text:p>36</text:p>
          </table:table-cell>
          <table:table-cell table:style-name="ce91" office:value-type="float" office:value="38">
            <text:p>38</text:p>
          </table:table-cell>
          <table:table-cell table:style-name="ce91" office:value-type="float" office:value="40">
            <text:p>40</text:p>
          </table:table-cell>
          <table:table-cell table:style-name="ce91" office:value-type="float" office:value="42">
            <text:p>42</text:p>
          </table:table-cell>
          <table:table-cell table:style-name="ce151" office:value-type="float" office:value="44">
            <text:p>44</text:p>
          </table:table-cell>
          <table:table-cell table:style-name="ce91" office:value-type="float" office:value="46">
            <text:p>46</text:p>
          </table:table-cell>
          <table:table-cell table:style-name="ce91" office:value-type="float" office:value="48">
            <text:p>48</text:p>
          </table:table-cell>
          <table:table-cell table:style-name="ce91" office:value-type="float" office:value="50">
            <text:p>50</text:p>
          </table:table-cell>
          <table:table-cell table:style-name="ce91" office:value-type="float" office:value="52">
            <text:p>52</text:p>
          </table:table-cell>
          <table:table-cell table:style-name="ce151" office:value-type="float" office:value="54">
            <text:p>54</text:p>
          </table:table-cell>
          <table:table-cell table:number-columns-repeated="994"/>
        </table:table-row>
        <table:table-row table:style-name="ro1">
          <table:table-cell table:style-name="ce46" office:value-type="float" office:value="5">
            <text:p>5</text:p>
          </table:table-cell>
          <table:table-cell table:style-name="ce141" table:formula="of:=ROUNDDOWN([.A24]/2;0)+1" office:value-type="float" office:value="3">
            <text:p>3.00 </text:p>
          </table:table-cell>
          <table:table-cell table:style-name="ce144" table:formula="of:=[.B24]+[.C23]" office:value-type="float" office:value="11">
            <text:p>11</text:p>
          </table:table-cell>
          <table:table-cell table:number-columns-repeated="2"/>
          <table:table-cell table:style-name="ce146" office:value-type="float" office:value="2">
            <text:p>2 </text:p>
          </table:table-cell>
          <table:table-cell table:formula="of:=[.F24]&amp;[.I24]" office:value-type="string" office:string-value="2SD ">
            <text:p>2SD </text:p>
          </table:table-cell>
          <table:table-cell table:style-name="ce46" office:value-type="float" office:value="9">
            <text:p>9</text:p>
          </table:table-cell>
          <table:table-cell table:style-name="ce46" office:value-type="string">
            <text:p>SD</text:p>
          </table:table-cell>
          <table:table-cell table:style-name="ce91" office:value-type="float" office:value="0">
            <text:p>0</text:p>
          </table:table-cell>
          <table:table-cell table:style-name="ce151" office:value-type="float" office:value="18">
            <text:p>18</text:p>
          </table:table-cell>
          <table:table-cell table:style-name="ce91" office:value-type="float" office:value="20">
            <text:p>20</text:p>
          </table:table-cell>
          <table:table-cell table:style-name="ce91" office:value-type="float" office:value="22">
            <text:p>22</text:p>
          </table:table-cell>
          <table:table-cell table:style-name="ce91" office:value-type="float" office:value="24">
            <text:p>24</text:p>
          </table:table-cell>
          <table:table-cell table:style-name="ce151" office:value-type="float" office:value="26">
            <text:p>26</text:p>
          </table:table-cell>
          <table:table-cell table:style-name="ce91" office:value-type="float" office:value="28">
            <text:p>28</text:p>
          </table:table-cell>
          <table:table-cell table:style-name="ce91" office:value-type="float" office:value="30">
            <text:p>30</text:p>
          </table:table-cell>
          <table:table-cell table:style-name="ce91" office:value-type="float" office:value="32">
            <text:p>32</text:p>
          </table:table-cell>
          <table:table-cell table:style-name="ce91" office:value-type="float" office:value="34">
            <text:p>34</text:p>
          </table:table-cell>
          <table:table-cell table:style-name="ce151" office:value-type="float" office:value="36">
            <text:p>36</text:p>
          </table:table-cell>
          <table:table-cell table:style-name="ce91" office:value-type="float" office:value="38">
            <text:p>38</text:p>
          </table:table-cell>
          <table:table-cell table:style-name="ce91" office:value-type="float" office:value="40">
            <text:p>40</text:p>
          </table:table-cell>
          <table:table-cell table:style-name="ce91" office:value-type="float" office:value="42">
            <text:p>42</text:p>
          </table:table-cell>
          <table:table-cell table:style-name="ce91" office:value-type="float" office:value="44">
            <text:p>44</text:p>
          </table:table-cell>
          <table:table-cell table:style-name="ce151" office:value-type="float" office:value="46">
            <text:p>46</text:p>
          </table:table-cell>
          <table:table-cell table:style-name="ce91" office:value-type="float" office:value="48">
            <text:p>48</text:p>
          </table:table-cell>
          <table:table-cell table:style-name="ce91" office:value-type="float" office:value="50">
            <text:p>50</text:p>
          </table:table-cell>
          <table:table-cell table:style-name="ce91" office:value-type="float" office:value="52">
            <text:p>52</text:p>
          </table:table-cell>
          <table:table-cell table:style-name="ce91" office:value-type="float" office:value="54">
            <text:p>54</text:p>
          </table:table-cell>
          <table:table-cell table:style-name="ce151" office:value-type="float" office:value="56">
            <text:p>56</text:p>
          </table:table-cell>
          <table:table-cell table:number-columns-repeated="994"/>
        </table:table-row>
        <table:table-row table:style-name="ro1">
          <table:table-cell table:style-name="ce46" office:value-type="float" office:value="6">
            <text:p>6</text:p>
          </table:table-cell>
          <table:table-cell table:style-name="ce141" table:formula="of:=ROUNDDOWN([.A25]/2;0)+1" office:value-type="float" office:value="4">
            <text:p>4.00 </text:p>
          </table:table-cell>
          <table:table-cell table:style-name="ce144" table:formula="of:=[.B25]+[.C24]" office:value-type="float" office:value="15">
            <text:p>15</text:p>
          </table:table-cell>
          <table:table-cell table:number-columns-repeated="2"/>
          <table:table-cell table:style-name="ce146" office:value-type="float" office:value="2">
            <text:p>2 </text:p>
          </table:table-cell>
          <table:table-cell table:formula="of:=[.F25]&amp;[.I25]" office:value-type="string" office:string-value="2JSI ">
            <text:p>2JSI </text:p>
          </table:table-cell>
          <table:table-cell table:style-name="ce46" office:value-type="float" office:value="10">
            <text:p>10</text:p>
          </table:table-cell>
          <table:table-cell table:style-name="ce46" office:value-type="string">
            <text:p>JSI</text:p>
          </table:table-cell>
          <table:table-cell table:style-name="ce91" office:value-type="float" office:value="0">
            <text:p>0</text:p>
          </table:table-cell>
          <table:table-cell table:style-name="ce151" office:value-type="float" office:value="20">
            <text:p>20</text:p>
          </table:table-cell>
          <table:table-cell table:style-name="ce91" office:value-type="float" office:value="22">
            <text:p>22</text:p>
          </table:table-cell>
          <table:table-cell table:style-name="ce91" office:value-type="float" office:value="24">
            <text:p>24</text:p>
          </table:table-cell>
          <table:table-cell table:style-name="ce91" office:value-type="float" office:value="26">
            <text:p>26</text:p>
          </table:table-cell>
          <table:table-cell table:style-name="ce151" office:value-type="float" office:value="28">
            <text:p>28</text:p>
          </table:table-cell>
          <table:table-cell table:style-name="ce91" office:value-type="float" office:value="30">
            <text:p>30</text:p>
          </table:table-cell>
          <table:table-cell table:style-name="ce91" office:value-type="float" office:value="32">
            <text:p>32</text:p>
          </table:table-cell>
          <table:table-cell table:style-name="ce91" office:value-type="float" office:value="34">
            <text:p>34</text:p>
          </table:table-cell>
          <table:table-cell table:style-name="ce91" office:value-type="float" office:value="36">
            <text:p>36</text:p>
          </table:table-cell>
          <table:table-cell table:style-name="ce151" office:value-type="float" office:value="38">
            <text:p>38</text:p>
          </table:table-cell>
          <table:table-cell table:style-name="ce91" office:value-type="float" office:value="40">
            <text:p>40</text:p>
          </table:table-cell>
          <table:table-cell table:style-name="ce91" office:value-type="float" office:value="42">
            <text:p>42</text:p>
          </table:table-cell>
          <table:table-cell table:style-name="ce91" office:value-type="float" office:value="44">
            <text:p>44</text:p>
          </table:table-cell>
          <table:table-cell table:style-name="ce91" office:value-type="float" office:value="46">
            <text:p>46</text:p>
          </table:table-cell>
          <table:table-cell table:style-name="ce151" office:value-type="float" office:value="48">
            <text:p>48</text:p>
          </table:table-cell>
          <table:table-cell table:style-name="ce91" office:value-type="float" office:value="50">
            <text:p>50</text:p>
          </table:table-cell>
          <table:table-cell table:style-name="ce91" office:value-type="float" office:value="52">
            <text:p>52</text:p>
          </table:table-cell>
          <table:table-cell table:style-name="ce91" office:value-type="float" office:value="54">
            <text:p>54</text:p>
          </table:table-cell>
          <table:table-cell table:style-name="ce91" office:value-type="float" office:value="56">
            <text:p>56</text:p>
          </table:table-cell>
          <table:table-cell table:style-name="ce151" office:value-type="float" office:value="58">
            <text:p>58</text:p>
          </table:table-cell>
          <table:table-cell table:number-columns-repeated="994"/>
        </table:table-row>
        <table:table-row table:style-name="ro1">
          <table:table-cell table:style-name="ce46" office:value-type="float" office:value="7">
            <text:p>7</text:p>
          </table:table-cell>
          <table:table-cell table:style-name="ce141" table:formula="of:=ROUNDDOWN([.A26]/2;0)+1" office:value-type="float" office:value="4">
            <text:p>4.00 </text:p>
          </table:table-cell>
          <table:table-cell table:style-name="ce144" table:formula="of:=[.B26]+[.C25]" office:value-type="float" office:value="19">
            <text:p>19</text:p>
          </table:table-cell>
          <table:table-cell table:number-columns-repeated="2"/>
          <table:table-cell table:style-name="ce146" office:value-type="float" office:value="2">
            <text:p>2 </text:p>
          </table:table-cell>
          <table:table-cell office:value-type="string" office:string-value="2LA">
            <text:p>2LA </text:p>
          </table:table-cell>
          <table:table-cell table:style-name="ce46" office:value-type="float" office:value="11">
            <text:p>11</text:p>
          </table:table-cell>
          <table:table-cell table:style-name="ce46" office:value-type="string">
            <text:p>LA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22">
            <text:p>22</text:p>
          </table:table-cell>
          <table:table-cell table:style-name="ce91" office:value-type="float" office:value="24">
            <text:p>24</text:p>
          </table:table-cell>
          <table:table-cell table:style-name="ce91" office:value-type="float" office:value="26">
            <text:p>26</text:p>
          </table:table-cell>
          <table:table-cell table:style-name="ce151" office:value-type="float" office:value="28">
            <text:p>28</text:p>
          </table:table-cell>
          <table:table-cell table:style-name="ce91" office:value-type="float" office:value="30">
            <text:p>30</text:p>
          </table:table-cell>
          <table:table-cell table:style-name="ce91" office:value-type="float" office:value="32">
            <text:p>32</text:p>
          </table:table-cell>
          <table:table-cell table:style-name="ce91" office:value-type="float" office:value="34">
            <text:p>34</text:p>
          </table:table-cell>
          <table:table-cell table:style-name="ce91" office:value-type="float" office:value="36">
            <text:p>36</text:p>
          </table:table-cell>
          <table:table-cell table:style-name="ce151" office:value-type="float" office:value="38">
            <text:p>38</text:p>
          </table:table-cell>
          <table:table-cell table:style-name="ce91" office:value-type="float" office:value="40">
            <text:p>40</text:p>
          </table:table-cell>
          <table:table-cell table:style-name="ce91" office:value-type="float" office:value="42">
            <text:p>42</text:p>
          </table:table-cell>
          <table:table-cell table:style-name="ce91" office:value-type="float" office:value="44">
            <text:p>44</text:p>
          </table:table-cell>
          <table:table-cell table:style-name="ce91" office:value-type="float" office:value="46">
            <text:p>46</text:p>
          </table:table-cell>
          <table:table-cell table:style-name="ce151" office:value-type="float" office:value="48">
            <text:p>48</text:p>
          </table:table-cell>
          <table:table-cell table:style-name="ce91" office:value-type="float" office:value="50">
            <text:p>50</text:p>
          </table:table-cell>
          <table:table-cell table:style-name="ce91" office:value-type="float" office:value="52">
            <text:p>52</text:p>
          </table:table-cell>
          <table:table-cell table:style-name="ce91" office:value-type="float" office:value="54">
            <text:p>54</text:p>
          </table:table-cell>
          <table:table-cell table:style-name="ce91" office:value-type="float" office:value="56">
            <text:p>56</text:p>
          </table:table-cell>
          <table:table-cell table:style-name="ce151" office:value-type="float" office:value="58">
            <text:p>58</text:p>
          </table:table-cell>
          <table:table-cell table:style-name="ce151" office:value-type="float" office:value="60">
            <text:p>60</text:p>
          </table:table-cell>
          <table:table-cell table:number-columns-repeated="994"/>
        </table:table-row>
        <table:table-row table:style-name="ro1">
          <table:table-cell table:style-name="ce46" office:value-type="float" office:value="8">
            <text:p>8</text:p>
          </table:table-cell>
          <table:table-cell table:style-name="ce141" table:formula="of:=ROUNDDOWN([.A27]/2;0)+1" office:value-type="float" office:value="5">
            <text:p>5.00 </text:p>
          </table:table-cell>
          <table:table-cell table:style-name="ce144" table:formula="of:=[.B27]+[.C26]" office:value-type="float" office:value="24">
            <text:p>24</text:p>
          </table:table-cell>
          <table:table-cell table:number-columns-repeated="2"/>
          <table:table-cell table:style-name="ce147" office:value-type="float" office:value="1">
            <text:p>1 </text:p>
          </table:table-cell>
          <table:table-cell table:formula="of:=[.F27]&amp;[.I27]" office:value-type="string" office:string-value="1I ">
            <text:p>1I </text:p>
          </table:table-cell>
          <table:table-cell table:style-name="ce46" office:value-type="float" office:value="0">
            <text:p>0</text:p>
          </table:table-cell>
          <table:table-cell table:style-name="ce46" office:value-type="string">
            <text:p>I</text:p>
          </table:table-cell>
          <table:table-cell table:style-name="ce91" office:value-type="float" office:value="0">
            <text:p>0</text:p>
          </table:table-cell>
          <table:table-cell table:style-name="ce151" office:value-type="float" office:value="0">
            <text:p>0</text:p>
          </table:table-cell>
          <table:table-cell table:style-name="ce91" office:value-type="float" office:value="1">
            <text:p>1</text:p>
          </table:table-cell>
          <table:table-cell table:style-name="ce91" office:value-type="float" office:value="2">
            <text:p>2</text:p>
          </table:table-cell>
          <table:table-cell table:style-name="ce91" office:value-type="float" office:value="3">
            <text:p>3</text:p>
          </table:table-cell>
          <table:table-cell table:style-name="ce151" office:value-type="float" office:value="4">
            <text:p>4</text:p>
          </table:table-cell>
          <table:table-cell table:style-name="ce91" office:value-type="float" office:value="5">
            <text:p>5</text:p>
          </table:table-cell>
          <table:table-cell table:style-name="ce91" office:value-type="float" office:value="6">
            <text:p>6</text:p>
          </table:table-cell>
          <table:table-cell table:style-name="ce91" office:value-type="float" office:value="7">
            <text:p>7</text:p>
          </table:table-cell>
          <table:table-cell table:style-name="ce91" office:value-type="float" office:value="8">
            <text:p>8</text:p>
          </table:table-cell>
          <table:table-cell table:style-name="ce151" office:value-type="float" office:value="9">
            <text:p>9</text:p>
          </table:table-cell>
          <table:table-cell table:style-name="ce91" office:value-type="float" office:value="10">
            <text:p>10</text:p>
          </table:table-cell>
          <table:table-cell table:style-name="ce91" office:value-type="float" office:value="11">
            <text:p>11</text:p>
          </table:table-cell>
          <table:table-cell table:style-name="ce91" office:value-type="float" office:value="12">
            <text:p>12</text:p>
          </table:table-cell>
          <table:table-cell table:style-name="ce91" office:value-type="float" office:value="13">
            <text:p>13</text:p>
          </table:table-cell>
          <table:table-cell table:style-name="ce151" office:value-type="float" office:value="14">
            <text:p>14</text:p>
          </table:table-cell>
          <table:table-cell table:style-name="ce91" office:value-type="float" office:value="15">
            <text:p>15</text:p>
          </table:table-cell>
          <table:table-cell table:style-name="ce91" office:value-type="float" office:value="16">
            <text:p>16</text:p>
          </table:table-cell>
          <table:table-cell table:style-name="ce91" office:value-type="float" office:value="17">
            <text:p>17</text:p>
          </table:table-cell>
          <table:table-cell table:style-name="ce91" office:value-type="float" office:value="18">
            <text:p>18</text:p>
          </table:table-cell>
          <table:table-cell table:style-name="ce151" office:value-type="float" office:value="19">
            <text:p>19</text:p>
          </table:table-cell>
          <table:table-cell table:number-columns-repeated="994"/>
        </table:table-row>
        <table:table-row table:style-name="ro1">
          <table:table-cell table:style-name="ce46" office:value-type="float" office:value="9">
            <text:p>9</text:p>
          </table:table-cell>
          <table:table-cell table:style-name="ce141" table:formula="of:=ROUNDDOWN([.A28]/2;0)+1" office:value-type="float" office:value="5">
            <text:p>5.00 </text:p>
          </table:table-cell>
          <table:table-cell table:style-name="ce144" table:formula="of:=[.B28]+[.C27]" office:value-type="float" office:value="29">
            <text:p>29</text:p>
          </table:table-cell>
          <table:table-cell table:number-columns-repeated="2"/>
          <table:table-cell table:style-name="ce147" office:value-type="float" office:value="1">
            <text:p>1 </text:p>
          </table:table-cell>
          <table:table-cell table:formula="of:=[.F28]&amp;[.I28]" office:value-type="string" office:string-value="1N ">
            <text:p>1N 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N</text:p>
          </table:table-cell>
          <table:table-cell table:style-name="ce91" office:value-type="float" office:value="0">
            <text:p>0</text:p>
          </table:table-cell>
          <table:table-cell table:style-name="ce151" office:value-type="float" office:value="1">
            <text:p>1</text:p>
          </table:table-cell>
          <table:table-cell table:style-name="ce91" office:value-type="float" office:value="2">
            <text:p>2</text:p>
          </table:table-cell>
          <table:table-cell table:style-name="ce91" office:value-type="float" office:value="3">
            <text:p>3</text:p>
          </table:table-cell>
          <table:table-cell table:style-name="ce91" office:value-type="float" office:value="4">
            <text:p>4</text:p>
          </table:table-cell>
          <table:table-cell table:style-name="ce151" office:value-type="float" office:value="5">
            <text:p>5</text:p>
          </table:table-cell>
          <table:table-cell table:style-name="ce91" office:value-type="float" office:value="6">
            <text:p>6</text:p>
          </table:table-cell>
          <table:table-cell table:style-name="ce91" office:value-type="float" office:value="7">
            <text:p>7</text:p>
          </table:table-cell>
          <table:table-cell table:style-name="ce91" office:value-type="float" office:value="8">
            <text:p>8</text:p>
          </table:table-cell>
          <table:table-cell table:style-name="ce91" office:value-type="float" office:value="9">
            <text:p>9</text:p>
          </table:table-cell>
          <table:table-cell table:style-name="ce151" office:value-type="float" office:value="10">
            <text:p>10</text:p>
          </table:table-cell>
          <table:table-cell table:style-name="ce91" office:value-type="float" office:value="11">
            <text:p>11</text:p>
          </table:table-cell>
          <table:table-cell table:style-name="ce91" office:value-type="float" office:value="12">
            <text:p>12</text:p>
          </table:table-cell>
          <table:table-cell table:style-name="ce91" office:value-type="float" office:value="13">
            <text:p>13</text:p>
          </table:table-cell>
          <table:table-cell table:style-name="ce91" office:value-type="float" office:value="14">
            <text:p>14</text:p>
          </table:table-cell>
          <table:table-cell table:style-name="ce151" office:value-type="float" office:value="15">
            <text:p>15</text:p>
          </table:table-cell>
          <table:table-cell table:style-name="ce91" office:value-type="float" office:value="16">
            <text:p>16</text:p>
          </table:table-cell>
          <table:table-cell table:style-name="ce91" office:value-type="float" office:value="17">
            <text:p>17</text:p>
          </table:table-cell>
          <table:table-cell table:style-name="ce91" office:value-type="float" office:value="18">
            <text:p>18</text:p>
          </table:table-cell>
          <table:table-cell table:style-name="ce91" office:value-type="float" office:value="19">
            <text:p>19</text:p>
          </table:table-cell>
          <table:table-cell table:style-name="ce151" office:value-type="float" office:value="20">
            <text:p>20</text:p>
          </table:table-cell>
          <table:table-cell table:number-columns-repeated="994"/>
        </table:table-row>
        <table:table-row table:style-name="ro1">
          <table:table-cell table:style-name="ce46" office:value-type="float" office:value="10">
            <text:p>10</text:p>
          </table:table-cell>
          <table:table-cell table:style-name="ce141" table:formula="of:=ROUNDDOWN([.A29]/2;0)+1" office:value-type="float" office:value="6">
            <text:p>6.00 </text:p>
          </table:table-cell>
          <table:table-cell table:style-name="ce144" table:formula="of:=[.B29]+[.C28]" office:value-type="float" office:value="35">
            <text:p>35</text:p>
          </table:table-cell>
          <table:table-cell table:number-columns-repeated="2"/>
          <table:table-cell table:style-name="ce146" office:value-type="float" office:value="1">
            <text:p>1 </text:p>
          </table:table-cell>
          <table:table-cell table:formula="of:=[.F29]&amp;[.I29]" office:value-type="string" office:string-value="1VE ">
            <text:p>1VE 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VE</text:p>
          </table:table-cell>
          <table:table-cell table:style-name="ce91" office:value-type="float" office:value="0">
            <text:p>0</text:p>
          </table:table-cell>
          <table:table-cell table:style-name="ce151" office:value-type="float" office:value="2">
            <text:p>2</text:p>
          </table:table-cell>
          <table:table-cell table:style-name="ce91" office:value-type="float" office:value="3">
            <text:p>3</text:p>
          </table:table-cell>
          <table:table-cell table:style-name="ce91" office:value-type="float" office:value="4">
            <text:p>4</text:p>
          </table:table-cell>
          <table:table-cell table:style-name="ce91" office:value-type="float" office:value="5">
            <text:p>5</text:p>
          </table:table-cell>
          <table:table-cell table:style-name="ce151" office:value-type="float" office:value="6">
            <text:p>6</text:p>
          </table:table-cell>
          <table:table-cell table:style-name="ce91" office:value-type="float" office:value="7">
            <text:p>7</text:p>
          </table:table-cell>
          <table:table-cell table:style-name="ce91" office:value-type="float" office:value="8">
            <text:p>8</text:p>
          </table:table-cell>
          <table:table-cell table:style-name="ce91" office:value-type="float" office:value="9">
            <text:p>9</text:p>
          </table:table-cell>
          <table:table-cell table:style-name="ce91" office:value-type="float" office:value="10">
            <text:p>10</text:p>
          </table:table-cell>
          <table:table-cell table:style-name="ce151" office:value-type="float" office:value="11">
            <text:p>11</text:p>
          </table:table-cell>
          <table:table-cell table:style-name="ce91" office:value-type="float" office:value="12">
            <text:p>12</text:p>
          </table:table-cell>
          <table:table-cell table:style-name="ce91" office:value-type="float" office:value="13">
            <text:p>13</text:p>
          </table:table-cell>
          <table:table-cell table:style-name="ce91" office:value-type="float" office:value="14">
            <text:p>14</text:p>
          </table:table-cell>
          <table:table-cell table:style-name="ce91" office:value-type="float" office:value="15">
            <text:p>15</text:p>
          </table:table-cell>
          <table:table-cell table:style-name="ce151" office:value-type="float" office:value="16">
            <text:p>16</text:p>
          </table:table-cell>
          <table:table-cell table:style-name="ce91" office:value-type="float" office:value="17">
            <text:p>17</text:p>
          </table:table-cell>
          <table:table-cell table:style-name="ce91" office:value-type="float" office:value="18">
            <text:p>18</text:p>
          </table:table-cell>
          <table:table-cell table:style-name="ce91" office:value-type="float" office:value="19">
            <text:p>19</text:p>
          </table:table-cell>
          <table:table-cell table:style-name="ce91" office:value-type="float" office:value="20">
            <text:p>20</text:p>
          </table:table-cell>
          <table:table-cell table:style-name="ce151" office:value-type="float" office:value="21">
            <text:p>21</text:p>
          </table:table-cell>
          <table:table-cell table:number-columns-repeated="994"/>
        </table:table-row>
        <table:table-row table:style-name="ro1">
          <table:table-cell table:style-name="ce46" office:value-type="float" office:value="11">
            <text:p>11</text:p>
          </table:table-cell>
          <table:table-cell table:style-name="ce141" table:formula="of:=ROUNDDOWN([.A30]/2;0)+1" office:value-type="float" office:value="6">
            <text:p>6.00 </text:p>
          </table:table-cell>
          <table:table-cell table:style-name="ce144" table:formula="of:=[.B30]+[.C29]" office:value-type="float" office:value="41">
            <text:p>41</text:p>
          </table:table-cell>
          <table:table-cell table:number-columns-repeated="2"/>
          <table:table-cell table:style-name="ce146" office:value-type="float" office:value="1">
            <text:p>1 </text:p>
          </table:table-cell>
          <table:table-cell table:formula="of:=[.F30]&amp;[.I30]" office:value-type="string" office:string-value="1E ">
            <text:p>1E 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E</text:p>
          </table:table-cell>
          <table:table-cell table:style-name="ce91" office:value-type="float" office:value="0">
            <text:p>0</text:p>
          </table:table-cell>
          <table:table-cell table:style-name="ce151" office:value-type="float" office:value="3">
            <text:p>3</text:p>
          </table:table-cell>
          <table:table-cell table:style-name="ce91" office:value-type="float" office:value="4">
            <text:p>4</text:p>
          </table:table-cell>
          <table:table-cell table:style-name="ce91" office:value-type="float" office:value="5">
            <text:p>5</text:p>
          </table:table-cell>
          <table:table-cell table:style-name="ce91" office:value-type="float" office:value="6">
            <text:p>6</text:p>
          </table:table-cell>
          <table:table-cell table:style-name="ce151" office:value-type="float" office:value="7">
            <text:p>7</text:p>
          </table:table-cell>
          <table:table-cell table:style-name="ce91" office:value-type="float" office:value="8">
            <text:p>8</text:p>
          </table:table-cell>
          <table:table-cell table:style-name="ce91" office:value-type="float" office:value="9">
            <text:p>9</text:p>
          </table:table-cell>
          <table:table-cell table:style-name="ce91" office:value-type="float" office:value="10">
            <text:p>10</text:p>
          </table:table-cell>
          <table:table-cell table:style-name="ce91" office:value-type="float" office:value="11">
            <text:p>11</text:p>
          </table:table-cell>
          <table:table-cell table:style-name="ce151" office:value-type="float" office:value="12">
            <text:p>12</text:p>
          </table:table-cell>
          <table:table-cell table:style-name="ce91" office:value-type="float" office:value="13">
            <text:p>13</text:p>
          </table:table-cell>
          <table:table-cell table:style-name="ce91" office:value-type="float" office:value="14">
            <text:p>14</text:p>
          </table:table-cell>
          <table:table-cell table:style-name="ce91" office:value-type="float" office:value="15">
            <text:p>15</text:p>
          </table:table-cell>
          <table:table-cell table:style-name="ce91" office:value-type="float" office:value="16">
            <text:p>16</text:p>
          </table:table-cell>
          <table:table-cell table:style-name="ce151" office:value-type="float" office:value="17">
            <text:p>17</text:p>
          </table:table-cell>
          <table:table-cell table:style-name="ce91" office:value-type="float" office:value="18">
            <text:p>18</text:p>
          </table:table-cell>
          <table:table-cell table:style-name="ce91" office:value-type="float" office:value="19">
            <text:p>19</text:p>
          </table:table-cell>
          <table:table-cell table:style-name="ce91" office:value-type="float" office:value="20">
            <text:p>20</text:p>
          </table:table-cell>
          <table:table-cell table:style-name="ce91" office:value-type="float" office:value="21">
            <text:p>21</text:p>
          </table:table-cell>
          <table:table-cell table:style-name="ce151" office:value-type="float" office:value="22">
            <text:p>22</text:p>
          </table:table-cell>
          <table:table-cell table:number-columns-repeated="994"/>
        </table:table-row>
        <table:table-row table:style-name="ro1">
          <table:table-cell table:style-name="ce46" office:value-type="float" office:value="12">
            <text:p>12</text:p>
          </table:table-cell>
          <table:table-cell table:style-name="ce141" table:formula="of:=ROUNDDOWN([.A31]/2;0)+1" office:value-type="float" office:value="7">
            <text:p>7.00 </text:p>
          </table:table-cell>
          <table:table-cell table:style-name="ce144" table:formula="of:=[.B31]+[.C30]" office:value-type="float" office:value="48">
            <text:p>48</text:p>
          </table:table-cell>
          <table:table-cell table:number-columns-repeated="2"/>
          <table:table-cell table:style-name="ce146" office:value-type="float" office:value="1">
            <text:p>1 </text:p>
          </table:table-cell>
          <table:table-cell table:formula="of:=[.F31]&amp;[.I31]" office:value-type="string" office:string-value="1EtM ">
            <text:p>1EtM 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EtM</text:p>
          </table:table-cell>
          <table:table-cell table:style-name="ce91" office:value-type="float" office:value="0">
            <text:p>0</text:p>
          </table:table-cell>
          <table:table-cell table:style-name="ce151" office:value-type="float" office:value="4">
            <text:p>4</text:p>
          </table:table-cell>
          <table:table-cell table:style-name="ce91" office:value-type="float" office:value="5">
            <text:p>5</text:p>
          </table:table-cell>
          <table:table-cell table:style-name="ce91" office:value-type="float" office:value="6">
            <text:p>6</text:p>
          </table:table-cell>
          <table:table-cell table:style-name="ce91" office:value-type="float" office:value="7">
            <text:p>7</text:p>
          </table:table-cell>
          <table:table-cell table:style-name="ce151" office:value-type="float" office:value="8">
            <text:p>8</text:p>
          </table:table-cell>
          <table:table-cell table:style-name="ce91" office:value-type="float" office:value="9">
            <text:p>9</text:p>
          </table:table-cell>
          <table:table-cell table:style-name="ce91" office:value-type="float" office:value="10">
            <text:p>10</text:p>
          </table:table-cell>
          <table:table-cell table:style-name="ce91" office:value-type="float" office:value="11">
            <text:p>11</text:p>
          </table:table-cell>
          <table:table-cell table:style-name="ce91" office:value-type="float" office:value="12">
            <text:p>12</text:p>
          </table:table-cell>
          <table:table-cell table:style-name="ce151" office:value-type="float" office:value="13">
            <text:p>13</text:p>
          </table:table-cell>
          <table:table-cell table:style-name="ce91" office:value-type="float" office:value="14">
            <text:p>14</text:p>
          </table:table-cell>
          <table:table-cell table:style-name="ce91" office:value-type="float" office:value="15">
            <text:p>15</text:p>
          </table:table-cell>
          <table:table-cell table:style-name="ce91" office:value-type="float" office:value="16">
            <text:p>16</text:p>
          </table:table-cell>
          <table:table-cell table:style-name="ce91" office:value-type="float" office:value="17">
            <text:p>17</text:p>
          </table:table-cell>
          <table:table-cell table:style-name="ce151" office:value-type="float" office:value="18">
            <text:p>18</text:p>
          </table:table-cell>
          <table:table-cell table:style-name="ce91" office:value-type="float" office:value="19">
            <text:p>19</text:p>
          </table:table-cell>
          <table:table-cell table:style-name="ce91" office:value-type="float" office:value="20">
            <text:p>20</text:p>
          </table:table-cell>
          <table:table-cell table:style-name="ce91" office:value-type="float" office:value="21">
            <text:p>21</text:p>
          </table:table-cell>
          <table:table-cell table:style-name="ce91" office:value-type="float" office:value="22">
            <text:p>22</text:p>
          </table:table-cell>
          <table:table-cell table:style-name="ce151" office:value-type="float" office:value="23">
            <text:p>23</text:p>
          </table:table-cell>
          <table:table-cell table:number-columns-repeated="994"/>
        </table:table-row>
        <table:table-row table:style-name="ro1">
          <table:table-cell table:style-name="ce46" office:value-type="float" office:value="13">
            <text:p>13</text:p>
          </table:table-cell>
          <table:table-cell table:style-name="ce141" table:formula="of:=ROUNDDOWN([.A32]/2;0)+1" office:value-type="float" office:value="7">
            <text:p>7.00 </text:p>
          </table:table-cell>
          <table:table-cell table:style-name="ce144" table:formula="of:=[.B32]+[.C31]" office:value-type="float" office:value="55">
            <text:p>55</text:p>
          </table:table-cell>
          <table:table-cell table:number-columns-repeated="2"/>
          <table:table-cell table:style-name="ce146" office:value-type="float" office:value="1">
            <text:p>1 </text:p>
          </table:table-cell>
          <table:table-cell table:formula="of:=[.F32]&amp;[.I32]" office:value-type="string" office:string-value="1M ">
            <text:p>1M </text:p>
          </table:table-cell>
          <table:table-cell table:style-name="ce46" office:value-type="float" office:value="5">
            <text:p>5</text:p>
          </table:table-cell>
          <table:table-cell table:style-name="ce46" office:value-type="string">
            <text:p>M</text:p>
          </table:table-cell>
          <table:table-cell table:style-name="ce91" office:value-type="float" office:value="0">
            <text:p>0</text:p>
          </table:table-cell>
          <table:table-cell table:style-name="ce151" office:value-type="float" office:value="5">
            <text:p>5</text:p>
          </table:table-cell>
          <table:table-cell table:style-name="ce91" office:value-type="float" office:value="6">
            <text:p>6</text:p>
          </table:table-cell>
          <table:table-cell table:style-name="ce91" office:value-type="float" office:value="7">
            <text:p>7</text:p>
          </table:table-cell>
          <table:table-cell table:style-name="ce91" office:value-type="float" office:value="8">
            <text:p>8</text:p>
          </table:table-cell>
          <table:table-cell table:style-name="ce151" office:value-type="float" office:value="9">
            <text:p>9</text:p>
          </table:table-cell>
          <table:table-cell table:style-name="ce91" office:value-type="float" office:value="10">
            <text:p>10</text:p>
          </table:table-cell>
          <table:table-cell table:style-name="ce91" office:value-type="float" office:value="11">
            <text:p>11</text:p>
          </table:table-cell>
          <table:table-cell table:style-name="ce91" office:value-type="float" office:value="12">
            <text:p>12</text:p>
          </table:table-cell>
          <table:table-cell table:style-name="ce91" office:value-type="float" office:value="13">
            <text:p>13</text:p>
          </table:table-cell>
          <table:table-cell table:style-name="ce151" office:value-type="float" office:value="14">
            <text:p>14</text:p>
          </table:table-cell>
          <table:table-cell table:style-name="ce91" office:value-type="float" office:value="15">
            <text:p>15</text:p>
          </table:table-cell>
          <table:table-cell table:style-name="ce91" office:value-type="float" office:value="16">
            <text:p>16</text:p>
          </table:table-cell>
          <table:table-cell table:style-name="ce91" office:value-type="float" office:value="17">
            <text:p>17</text:p>
          </table:table-cell>
          <table:table-cell table:style-name="ce91" office:value-type="float" office:value="18">
            <text:p>18</text:p>
          </table:table-cell>
          <table:table-cell table:style-name="ce151" office:value-type="float" office:value="19">
            <text:p>19</text:p>
          </table:table-cell>
          <table:table-cell table:style-name="ce91" office:value-type="float" office:value="20">
            <text:p>20</text:p>
          </table:table-cell>
          <table:table-cell table:style-name="ce91" office:value-type="float" office:value="21">
            <text:p>21</text:p>
          </table:table-cell>
          <table:table-cell table:style-name="ce91" office:value-type="float" office:value="22">
            <text:p>22</text:p>
          </table:table-cell>
          <table:table-cell table:style-name="ce91" office:value-type="float" office:value="23">
            <text:p>23</text:p>
          </table:table-cell>
          <table:table-cell table:style-name="ce151" office:value-type="float" office:value="24">
            <text:p>24</text:p>
          </table:table-cell>
          <table:table-cell table:number-columns-repeated="994"/>
        </table:table-row>
        <table:table-row table:style-name="ro1">
          <table:table-cell table:style-name="ce46" office:value-type="float" office:value="14">
            <text:p>14</text:p>
          </table:table-cell>
          <table:table-cell table:style-name="ce141" table:formula="of:=ROUNDDOWN([.A33]/2;0)+1" office:value-type="float" office:value="8">
            <text:p>8.00 </text:p>
          </table:table-cell>
          <table:table-cell table:style-name="ce144" table:formula="of:=[.B33]+[.C32]" office:value-type="float" office:value="63">
            <text:p>63</text:p>
          </table:table-cell>
          <table:table-cell table:number-columns-repeated="2"/>
          <table:table-cell table:style-name="ce146" office:value-type="float" office:value="1">
            <text:p>1 </text:p>
          </table:table-cell>
          <table:table-cell table:formula="of:=[.F33]&amp;[.I33]" office:value-type="string" office:string-value="1MtD ">
            <text:p>1MtD </text:p>
          </table:table-cell>
          <table:table-cell table:style-name="ce46" office:value-type="float" office:value="6">
            <text:p>6</text:p>
          </table:table-cell>
          <table:table-cell table:style-name="ce46" office:value-type="string">
            <text:p>MtD</text:p>
          </table:table-cell>
          <table:table-cell table:style-name="ce91" office:value-type="float" office:value="0">
            <text:p>0</text:p>
          </table:table-cell>
          <table:table-cell table:style-name="ce151" office:value-type="float" office:value="6">
            <text:p>6</text:p>
          </table:table-cell>
          <table:table-cell table:style-name="ce91" office:value-type="float" office:value="7">
            <text:p>7</text:p>
          </table:table-cell>
          <table:table-cell table:style-name="ce91" office:value-type="float" office:value="8">
            <text:p>8</text:p>
          </table:table-cell>
          <table:table-cell table:style-name="ce91" office:value-type="float" office:value="9">
            <text:p>9</text:p>
          </table:table-cell>
          <table:table-cell table:style-name="ce151" office:value-type="float" office:value="10">
            <text:p>10</text:p>
          </table:table-cell>
          <table:table-cell table:style-name="ce91" office:value-type="float" office:value="11">
            <text:p>11</text:p>
          </table:table-cell>
          <table:table-cell table:style-name="ce91" office:value-type="float" office:value="12">
            <text:p>12</text:p>
          </table:table-cell>
          <table:table-cell table:style-name="ce91" office:value-type="float" office:value="13">
            <text:p>13</text:p>
          </table:table-cell>
          <table:table-cell table:style-name="ce91" office:value-type="float" office:value="14">
            <text:p>14</text:p>
          </table:table-cell>
          <table:table-cell table:style-name="ce151" office:value-type="float" office:value="15">
            <text:p>15</text:p>
          </table:table-cell>
          <table:table-cell table:style-name="ce91" office:value-type="float" office:value="16">
            <text:p>16</text:p>
          </table:table-cell>
          <table:table-cell table:style-name="ce91" office:value-type="float" office:value="17">
            <text:p>17</text:p>
          </table:table-cell>
          <table:table-cell table:style-name="ce91" office:value-type="float" office:value="18">
            <text:p>18</text:p>
          </table:table-cell>
          <table:table-cell table:style-name="ce91" office:value-type="float" office:value="19">
            <text:p>19</text:p>
          </table:table-cell>
          <table:table-cell table:style-name="ce151" office:value-type="float" office:value="20">
            <text:p>20</text:p>
          </table:table-cell>
          <table:table-cell table:style-name="ce91" office:value-type="float" office:value="21">
            <text:p>21</text:p>
          </table:table-cell>
          <table:table-cell table:style-name="ce91" office:value-type="float" office:value="22">
            <text:p>22</text:p>
          </table:table-cell>
          <table:table-cell table:style-name="ce91" office:value-type="float" office:value="23">
            <text:p>23</text:p>
          </table:table-cell>
          <table:table-cell table:style-name="ce91" office:value-type="float" office:value="24">
            <text:p>24</text:p>
          </table:table-cell>
          <table:table-cell table:style-name="ce151" office:value-type="float" office:value="25">
            <text:p>25</text:p>
          </table:table-cell>
          <table:table-cell table:number-columns-repeated="994"/>
        </table:table-row>
        <table:table-row table:style-name="ro1">
          <table:table-cell table:style-name="ce46" office:value-type="float" office:value="15">
            <text:p>15</text:p>
          </table:table-cell>
          <table:table-cell table:style-name="ce141" table:formula="of:=ROUNDDOWN([.A34]/2;0)+1" office:value-type="float" office:value="8">
            <text:p>8.00 </text:p>
          </table:table-cell>
          <table:table-cell table:style-name="ce144" table:formula="of:=[.B34]+[.C33]" office:value-type="float" office:value="71">
            <text:p>71</text:p>
          </table:table-cell>
          <table:table-cell table:number-columns-repeated="2"/>
          <table:table-cell table:style-name="ce146" office:value-type="float" office:value="1">
            <text:p>1 </text:p>
          </table:table-cell>
          <table:table-cell table:formula="of:=[.F34]&amp;[.I34]" office:value-type="string" office:string-value="1D ">
            <text:p>1D 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D</text:p>
          </table:table-cell>
          <table:table-cell table:style-name="ce91" office:value-type="float" office:value="0">
            <text:p>0</text:p>
          </table:table-cell>
          <table:table-cell table:style-name="ce151" office:value-type="float" office:value="7">
            <text:p>7</text:p>
          </table:table-cell>
          <table:table-cell table:style-name="ce91" office:value-type="float" office:value="8">
            <text:p>8</text:p>
          </table:table-cell>
          <table:table-cell table:style-name="ce91" office:value-type="float" office:value="9">
            <text:p>9</text:p>
          </table:table-cell>
          <table:table-cell table:style-name="ce91" office:value-type="float" office:value="10">
            <text:p>10</text:p>
          </table:table-cell>
          <table:table-cell table:style-name="ce151" office:value-type="float" office:value="11">
            <text:p>11</text:p>
          </table:table-cell>
          <table:table-cell table:style-name="ce91" office:value-type="float" office:value="12">
            <text:p>12</text:p>
          </table:table-cell>
          <table:table-cell table:style-name="ce91" office:value-type="float" office:value="13">
            <text:p>13</text:p>
          </table:table-cell>
          <table:table-cell table:style-name="ce91" office:value-type="float" office:value="14">
            <text:p>14</text:p>
          </table:table-cell>
          <table:table-cell table:style-name="ce91" office:value-type="float" office:value="15">
            <text:p>15</text:p>
          </table:table-cell>
          <table:table-cell table:style-name="ce151" office:value-type="float" office:value="16">
            <text:p>16</text:p>
          </table:table-cell>
          <table:table-cell table:style-name="ce91" office:value-type="float" office:value="17">
            <text:p>17</text:p>
          </table:table-cell>
          <table:table-cell table:style-name="ce91" office:value-type="float" office:value="18">
            <text:p>18</text:p>
          </table:table-cell>
          <table:table-cell table:style-name="ce91" office:value-type="float" office:value="19">
            <text:p>19</text:p>
          </table:table-cell>
          <table:table-cell table:style-name="ce91" office:value-type="float" office:value="20">
            <text:p>20</text:p>
          </table:table-cell>
          <table:table-cell table:style-name="ce151" office:value-type="float" office:value="21">
            <text:p>21</text:p>
          </table:table-cell>
          <table:table-cell table:style-name="ce91" office:value-type="float" office:value="22">
            <text:p>22</text:p>
          </table:table-cell>
          <table:table-cell table:style-name="ce91" office:value-type="float" office:value="23">
            <text:p>23</text:p>
          </table:table-cell>
          <table:table-cell table:style-name="ce91" office:value-type="float" office:value="24">
            <text:p>24</text:p>
          </table:table-cell>
          <table:table-cell table:style-name="ce91" office:value-type="float" office:value="25">
            <text:p>25</text:p>
          </table:table-cell>
          <table:table-cell table:style-name="ce151" office:value-type="float" office:value="26">
            <text:p>26</text:p>
          </table:table-cell>
          <table:table-cell table:number-columns-repeated="994"/>
        </table:table-row>
        <table:table-row table:style-name="ro1">
          <table:table-cell table:style-name="ce46" office:value-type="float" office:value="16">
            <text:p>16</text:p>
          </table:table-cell>
          <table:table-cell table:style-name="ce141" table:formula="of:=ROUNDDOWN([.A35]/2;0)+1" office:value-type="float" office:value="9">
            <text:p>9.00 </text:p>
          </table:table-cell>
          <table:table-cell table:style-name="ce144" table:formula="of:=[.B35]+[.C34]" office:value-type="float" office:value="80">
            <text:p>80</text:p>
          </table:table-cell>
          <table:table-cell table:number-columns-repeated="2"/>
          <table:table-cell table:style-name="ce146" office:value-type="float" office:value="1">
            <text:p>1 </text:p>
          </table:table-cell>
          <table:table-cell table:formula="of:=[.F35]&amp;[.I35]" office:value-type="string" office:string-value="1VD ">
            <text:p>1VD </text:p>
          </table:table-cell>
          <table:table-cell table:style-name="ce46" office:value-type="float" office:value="8">
            <text:p>8</text:p>
          </table:table-cell>
          <table:table-cell table:style-name="ce46" office:value-type="string">
            <text:p>VD</text:p>
          </table:table-cell>
          <table:table-cell table:style-name="ce91" office:value-type="float" office:value="0">
            <text:p>0</text:p>
          </table:table-cell>
          <table:table-cell table:style-name="ce151" office:value-type="float" office:value="8">
            <text:p>8</text:p>
          </table:table-cell>
          <table:table-cell table:style-name="ce91" office:value-type="float" office:value="9">
            <text:p>9</text:p>
          </table:table-cell>
          <table:table-cell table:style-name="ce91" office:value-type="float" office:value="10">
            <text:p>10</text:p>
          </table:table-cell>
          <table:table-cell table:style-name="ce91" office:value-type="float" office:value="11">
            <text:p>11</text:p>
          </table:table-cell>
          <table:table-cell table:style-name="ce151" office:value-type="float" office:value="12">
            <text:p>12</text:p>
          </table:table-cell>
          <table:table-cell table:style-name="ce91" office:value-type="float" office:value="13">
            <text:p>13</text:p>
          </table:table-cell>
          <table:table-cell table:style-name="ce91" office:value-type="float" office:value="14">
            <text:p>14</text:p>
          </table:table-cell>
          <table:table-cell table:style-name="ce91" office:value-type="float" office:value="15">
            <text:p>15</text:p>
          </table:table-cell>
          <table:table-cell table:style-name="ce91" office:value-type="float" office:value="16">
            <text:p>16</text:p>
          </table:table-cell>
          <table:table-cell table:style-name="ce151" office:value-type="float" office:value="17">
            <text:p>17</text:p>
          </table:table-cell>
          <table:table-cell table:style-name="ce91" office:value-type="float" office:value="18">
            <text:p>18</text:p>
          </table:table-cell>
          <table:table-cell table:style-name="ce91" office:value-type="float" office:value="19">
            <text:p>19</text:p>
          </table:table-cell>
          <table:table-cell table:style-name="ce91" office:value-type="float" office:value="20">
            <text:p>20</text:p>
          </table:table-cell>
          <table:table-cell table:style-name="ce91" office:value-type="float" office:value="21">
            <text:p>21</text:p>
          </table:table-cell>
          <table:table-cell table:style-name="ce151" office:value-type="float" office:value="22">
            <text:p>22</text:p>
          </table:table-cell>
          <table:table-cell table:style-name="ce91" office:value-type="float" office:value="23">
            <text:p>23</text:p>
          </table:table-cell>
          <table:table-cell table:style-name="ce91" office:value-type="float" office:value="24">
            <text:p>24</text:p>
          </table:table-cell>
          <table:table-cell table:style-name="ce91" office:value-type="float" office:value="25">
            <text:p>25</text:p>
          </table:table-cell>
          <table:table-cell table:style-name="ce91" office:value-type="float" office:value="26">
            <text:p>26</text:p>
          </table:table-cell>
          <table:table-cell table:style-name="ce151" office:value-type="float" office:value="27">
            <text:p>27</text:p>
          </table:table-cell>
          <table:table-cell table:number-columns-repeated="994"/>
        </table:table-row>
        <table:table-row table:style-name="ro1">
          <table:table-cell table:style-name="ce46" office:value-type="float" office:value="17">
            <text:p>17</text:p>
          </table:table-cell>
          <table:table-cell table:style-name="ce141" table:formula="of:=ROUNDDOWN([.A36]/2;0)+1" office:value-type="float" office:value="9">
            <text:p>9.00 </text:p>
          </table:table-cell>
          <table:table-cell table:style-name="ce144" table:formula="of:=[.B36]+[.C35]" office:value-type="float" office:value="89">
            <text:p>89</text:p>
          </table:table-cell>
          <table:table-cell table:number-columns-repeated="2"/>
          <table:table-cell table:style-name="ce146" office:value-type="float" office:value="1">
            <text:p>1 </text:p>
          </table:table-cell>
          <table:table-cell table:formula="of:=[.F36]&amp;[.I36]" office:value-type="string" office:string-value="1SD ">
            <text:p>1SD </text:p>
          </table:table-cell>
          <table:table-cell table:style-name="ce46" office:value-type="float" office:value="9">
            <text:p>9</text:p>
          </table:table-cell>
          <table:table-cell table:style-name="ce46" office:value-type="string">
            <text:p>SD</text:p>
          </table:table-cell>
          <table:table-cell table:style-name="ce91" office:value-type="float" office:value="0">
            <text:p>0</text:p>
          </table:table-cell>
          <table:table-cell table:style-name="ce151" office:value-type="float" office:value="9">
            <text:p>9</text:p>
          </table:table-cell>
          <table:table-cell table:style-name="ce91" office:value-type="float" office:value="10">
            <text:p>10</text:p>
          </table:table-cell>
          <table:table-cell table:style-name="ce91" office:value-type="float" office:value="11">
            <text:p>11</text:p>
          </table:table-cell>
          <table:table-cell table:style-name="ce91" office:value-type="float" office:value="12">
            <text:p>12</text:p>
          </table:table-cell>
          <table:table-cell table:style-name="ce151" office:value-type="float" office:value="13">
            <text:p>13</text:p>
          </table:table-cell>
          <table:table-cell table:style-name="ce91" office:value-type="float" office:value="14">
            <text:p>14</text:p>
          </table:table-cell>
          <table:table-cell table:style-name="ce91" office:value-type="float" office:value="15">
            <text:p>15</text:p>
          </table:table-cell>
          <table:table-cell table:style-name="ce91" office:value-type="float" office:value="16">
            <text:p>16</text:p>
          </table:table-cell>
          <table:table-cell table:style-name="ce91" office:value-type="float" office:value="17">
            <text:p>17</text:p>
          </table:table-cell>
          <table:table-cell table:style-name="ce151" office:value-type="float" office:value="18">
            <text:p>18</text:p>
          </table:table-cell>
          <table:table-cell table:style-name="ce91" office:value-type="float" office:value="19">
            <text:p>19</text:p>
          </table:table-cell>
          <table:table-cell table:style-name="ce91" office:value-type="float" office:value="20">
            <text:p>20</text:p>
          </table:table-cell>
          <table:table-cell table:style-name="ce91" office:value-type="float" office:value="21">
            <text:p>21</text:p>
          </table:table-cell>
          <table:table-cell table:style-name="ce91" office:value-type="float" office:value="22">
            <text:p>22</text:p>
          </table:table-cell>
          <table:table-cell table:style-name="ce151" office:value-type="float" office:value="23">
            <text:p>23</text:p>
          </table:table-cell>
          <table:table-cell table:style-name="ce91" office:value-type="float" office:value="24">
            <text:p>24</text:p>
          </table:table-cell>
          <table:table-cell table:style-name="ce91" office:value-type="float" office:value="25">
            <text:p>25</text:p>
          </table:table-cell>
          <table:table-cell table:style-name="ce91" office:value-type="float" office:value="26">
            <text:p>26</text:p>
          </table:table-cell>
          <table:table-cell table:style-name="ce91" office:value-type="float" office:value="27">
            <text:p>27</text:p>
          </table:table-cell>
          <table:table-cell table:style-name="ce151" office:value-type="float" office:value="28">
            <text:p>28</text:p>
          </table:table-cell>
          <table:table-cell table:number-columns-repeated="994"/>
        </table:table-row>
        <table:table-row table:style-name="ro1">
          <table:table-cell table:style-name="ce46" office:value-type="float" office:value="18">
            <text:p>18</text:p>
          </table:table-cell>
          <table:table-cell table:style-name="ce141" table:formula="of:=ROUNDDOWN([.A37]/2;0)+1" office:value-type="float" office:value="10">
            <text:p>10.00 </text:p>
          </table:table-cell>
          <table:table-cell table:style-name="ce144" table:formula="of:=[.B37]+[.C36]" office:value-type="float" office:value="99">
            <text:p>99</text:p>
          </table:table-cell>
          <table:table-cell table:number-columns-repeated="2"/>
          <table:table-cell table:style-name="ce146" office:value-type="float" office:value="1">
            <text:p>1 </text:p>
          </table:table-cell>
          <table:table-cell table:formula="of:=[.F37]&amp;[.I37]" office:value-type="string" office:string-value="1JSI ">
            <text:p>1JSI </text:p>
          </table:table-cell>
          <table:table-cell table:style-name="ce46" office:value-type="float" office:value="10">
            <text:p>10</text:p>
          </table:table-cell>
          <table:table-cell table:style-name="ce46" office:value-type="string">
            <text:p>JSI</text:p>
          </table:table-cell>
          <table:table-cell table:style-name="ce91" office:value-type="float" office:value="0">
            <text:p>0</text:p>
          </table:table-cell>
          <table:table-cell table:style-name="ce151" office:value-type="float" office:value="10">
            <text:p>10</text:p>
          </table:table-cell>
          <table:table-cell table:style-name="ce91" office:value-type="float" office:value="11">
            <text:p>11</text:p>
          </table:table-cell>
          <table:table-cell table:style-name="ce91" office:value-type="float" office:value="12">
            <text:p>12</text:p>
          </table:table-cell>
          <table:table-cell table:style-name="ce91" office:value-type="float" office:value="13">
            <text:p>13</text:p>
          </table:table-cell>
          <table:table-cell table:style-name="ce151" office:value-type="float" office:value="14">
            <text:p>14</text:p>
          </table:table-cell>
          <table:table-cell table:style-name="ce91" office:value-type="float" office:value="15">
            <text:p>15</text:p>
          </table:table-cell>
          <table:table-cell table:style-name="ce91" office:value-type="float" office:value="16">
            <text:p>16</text:p>
          </table:table-cell>
          <table:table-cell table:style-name="ce91" office:value-type="float" office:value="17">
            <text:p>17</text:p>
          </table:table-cell>
          <table:table-cell table:style-name="ce91" office:value-type="float" office:value="18">
            <text:p>18</text:p>
          </table:table-cell>
          <table:table-cell table:style-name="ce151" office:value-type="float" office:value="19">
            <text:p>19</text:p>
          </table:table-cell>
          <table:table-cell table:style-name="ce91" office:value-type="float" office:value="20">
            <text:p>20</text:p>
          </table:table-cell>
          <table:table-cell table:style-name="ce91" office:value-type="float" office:value="21">
            <text:p>21</text:p>
          </table:table-cell>
          <table:table-cell table:style-name="ce91" office:value-type="float" office:value="22">
            <text:p>22</text:p>
          </table:table-cell>
          <table:table-cell table:style-name="ce91" office:value-type="float" office:value="23">
            <text:p>23</text:p>
          </table:table-cell>
          <table:table-cell table:style-name="ce151" office:value-type="float" office:value="24">
            <text:p>24</text:p>
          </table:table-cell>
          <table:table-cell table:style-name="ce91" office:value-type="float" office:value="25">
            <text:p>25</text:p>
          </table:table-cell>
          <table:table-cell table:style-name="ce91" office:value-type="float" office:value="26">
            <text:p>26</text:p>
          </table:table-cell>
          <table:table-cell table:style-name="ce91" office:value-type="float" office:value="27">
            <text:p>27</text:p>
          </table:table-cell>
          <table:table-cell table:style-name="ce91" office:value-type="float" office:value="28">
            <text:p>28</text:p>
          </table:table-cell>
          <table:table-cell table:style-name="ce151" office:value-type="float" office:value="29">
            <text:p>29</text:p>
          </table:table-cell>
          <table:table-cell table:number-columns-repeated="994"/>
        </table:table-row>
        <table:table-row table:style-name="ro1">
          <table:table-cell table:style-name="ce46" office:value-type="float" office:value="19">
            <text:p>19</text:p>
          </table:table-cell>
          <table:table-cell table:style-name="ce141" table:formula="of:=ROUNDDOWN([.A38]/2;0)+1" office:value-type="float" office:value="10">
            <text:p>10.00 </text:p>
          </table:table-cell>
          <table:table-cell table:style-name="ce144" table:formula="of:=[.B38]+[.C37]" office:value-type="float" office:value="109">
            <text:p>109</text:p>
          </table:table-cell>
          <table:table-cell table:number-columns-repeated="2"/>
          <table:table-cell office:value-type="float" office:value="1">
            <text:p>1 </text:p>
          </table:table-cell>
          <table:table-cell office:value-type="string" office:string-value="1LA">
            <text:p>1LA </text:p>
          </table:table-cell>
          <table:table-cell office:value-type="float" office:value="11">
            <text:p>11</text:p>
          </table:table-cell>
          <table:table-cell office:value-type="string">
            <text:p>LA</text:p>
          </table:table-cell>
          <table:table-cell table:style-name="ce91" office:value-type="float" office:value="0">
            <text:p>0</text:p>
          </table:table-cell>
          <table:table-cell table:style-name="ce152" office:value-type="float" office:value="11">
            <text:p>11</text:p>
          </table:table-cell>
          <table:table-cell table:style-name="ce152" office:value-type="float" office:value="12">
            <text:p>12</text:p>
          </table:table-cell>
          <table:table-cell table:style-name="ce152" office:value-type="float" office:value="13">
            <text:p>13</text:p>
          </table:table-cell>
          <table:table-cell table:style-name="ce152" office:value-type="float" office:value="14">
            <text:p>14</text:p>
          </table:table-cell>
          <table:table-cell table:style-name="ce152" office:value-type="float" office:value="15">
            <text:p>15</text:p>
          </table:table-cell>
          <table:table-cell table:style-name="ce152" office:value-type="float" office:value="16">
            <text:p>16</text:p>
          </table:table-cell>
          <table:table-cell table:style-name="ce152" office:value-type="float" office:value="17">
            <text:p>17</text:p>
          </table:table-cell>
          <table:table-cell table:style-name="ce152" office:value-type="float" office:value="18">
            <text:p>18</text:p>
          </table:table-cell>
          <table:table-cell table:style-name="ce152" office:value-type="float" office:value="19">
            <text:p>19</text:p>
          </table:table-cell>
          <table:table-cell table:style-name="ce152" office:value-type="float" office:value="20">
            <text:p>20</text:p>
          </table:table-cell>
          <table:table-cell table:style-name="ce152" office:value-type="float" office:value="21">
            <text:p>21</text:p>
          </table:table-cell>
          <table:table-cell table:style-name="ce152" office:value-type="float" office:value="22">
            <text:p>22</text:p>
          </table:table-cell>
          <table:table-cell table:style-name="ce152" office:value-type="float" office:value="23">
            <text:p>23</text:p>
          </table:table-cell>
          <table:table-cell table:style-name="ce152" office:value-type="float" office:value="24">
            <text:p>24</text:p>
          </table:table-cell>
          <table:table-cell table:style-name="ce152" office:value-type="float" office:value="25">
            <text:p>25</text:p>
          </table:table-cell>
          <table:table-cell table:style-name="ce152" office:value-type="float" office:value="26">
            <text:p>26</text:p>
          </table:table-cell>
          <table:table-cell table:style-name="ce152" office:value-type="float" office:value="27">
            <text:p>27</text:p>
          </table:table-cell>
          <table:table-cell table:style-name="ce152" office:value-type="float" office:value="28">
            <text:p>28</text:p>
          </table:table-cell>
          <table:table-cell table:style-name="ce152" office:value-type="float" office:value="29">
            <text:p>29</text:p>
          </table:table-cell>
          <table:table-cell table:style-name="ce152" office:value-type="float" office:value="30">
            <text:p>30</text:p>
          </table:table-cell>
          <table:table-cell table:number-columns-repeated="994"/>
        </table:table-row>
        <table:table-row table:style-name="ro1">
          <table:table-cell table:style-name="ce46" office:value-type="float" office:value="20">
            <text:p>20</text:p>
          </table:table-cell>
          <table:table-cell table:style-name="ce141" table:formula="of:=ROUNDDOWN([.A39]/2;0)+1" office:value-type="float" office:value="11">
            <text:p>11.00 </text:p>
          </table:table-cell>
          <table:table-cell table:style-name="ce144" table:formula="of:=[.B39]+[.C38]" office:value-type="float" office:value="120">
            <text:p>120</text:p>
          </table:table-cell>
          <table:table-cell table:number-columns-repeated="1021"/>
        </table:table-row>
        <table:table-row table:style-name="ro1">
          <table:table-cell table:style-name="ce46" office:value-type="float" office:value="21">
            <text:p>21</text:p>
          </table:table-cell>
          <table:table-cell table:style-name="ce141" table:formula="of:=ROUNDDOWN([.A40]/2;0)+1" office:value-type="float" office:value="11">
            <text:p>11.00 </text:p>
          </table:table-cell>
          <table:table-cell table:style-name="ce144" table:formula="of:=[.B40]+[.C39]" office:value-type="float" office:value="131">
            <text:p>131</text:p>
          </table:table-cell>
          <table:table-cell table:number-columns-repeated="1021"/>
        </table:table-row>
        <table:table-row table:style-name="ro1">
          <table:table-cell table:style-name="ce46" office:value-type="float" office:value="22">
            <text:p>22</text:p>
          </table:table-cell>
          <table:table-cell table:style-name="ce141" table:formula="of:=ROUNDDOWN([.A41]/2;0)+1" office:value-type="float" office:value="12">
            <text:p>12.00 </text:p>
          </table:table-cell>
          <table:table-cell table:style-name="ce144" table:formula="of:=[.B41]+[.C40]" office:value-type="float" office:value="143">
            <text:p>143</text:p>
          </table:table-cell>
          <table:table-cell table:number-columns-repeated="1021"/>
        </table:table-row>
        <table:table-row table:style-name="ro1">
          <table:table-cell table:style-name="ce46" office:value-type="float" office:value="23">
            <text:p>23</text:p>
          </table:table-cell>
          <table:table-cell table:style-name="ce141" table:formula="of:=ROUNDDOWN([.A42]/2;0)+1" office:value-type="float" office:value="12">
            <text:p>12.00 </text:p>
          </table:table-cell>
          <table:table-cell table:style-name="ce144" table:formula="of:=[.B42]+[.C41]" office:value-type="float" office:value="155">
            <text:p>155</text:p>
          </table:table-cell>
          <table:table-cell table:number-columns-repeated="1021"/>
        </table:table-row>
        <table:table-row table:style-name="ro1">
          <table:table-cell table:style-name="ce46" office:value-type="float" office:value="24">
            <text:p>24</text:p>
          </table:table-cell>
          <table:table-cell table:style-name="ce141" table:formula="of:=ROUNDDOWN([.A43]/2;0)+1" office:value-type="float" office:value="13">
            <text:p>13.00 </text:p>
          </table:table-cell>
          <table:table-cell table:style-name="ce144" table:formula="of:=[.B43]+[.C42]" office:value-type="float" office:value="168">
            <text:p>168</text:p>
          </table:table-cell>
          <table:table-cell table:number-columns-repeated="1021"/>
        </table:table-row>
        <table:table-row table:style-name="ro1">
          <table:table-cell table:style-name="ce46" office:value-type="float" office:value="25">
            <text:p>25</text:p>
          </table:table-cell>
          <table:table-cell table:style-name="ce141" table:formula="of:=ROUNDDOWN([.A44]/2;0)+1" office:value-type="float" office:value="13">
            <text:p>13.00 </text:p>
          </table:table-cell>
          <table:table-cell table:style-name="ce144" table:formula="of:=[.B44]+[.C43]" office:value-type="float" office:value="181">
            <text:p>181</text:p>
          </table:table-cell>
          <table:table-cell table:formula="of:=[.C44]*3" office:value-type="float" office:value="543">
            <text:p>543</text:p>
          </table:table-cell>
          <table:table-cell table:number-columns-repeated="102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" table:style-name="ta4">
        <table:table-column table:style-name="co119" table:default-cell-style-name="ce2"/>
        <table:table-column table:style-name="co120" table:default-cell-style-name="ce148"/>
        <table:table-column table:style-name="co80" table:default-cell-style-name="ce148"/>
        <table:table-column table:style-name="co52" table:default-cell-style-name="ce148"/>
        <table:table-column table:style-name="co120" table:number-columns-repeated="2" table:default-cell-style-name="ce148"/>
        <table:table-column table:style-name="co68" table:number-columns-repeated="4" table:default-cell-style-name="ce148"/>
        <table:table-column table:style-name="co68" table:default-cell-style-name="ce2"/>
        <table:table-column table:style-name="co121" table:number-columns-repeated="2" table:default-cell-style-name="ce2"/>
        <table:table-column table:style-name="co61" table:number-columns-repeated="12" table:default-cell-style-name="ce2"/>
        <table:table-column table:style-name="co122" table:default-cell-style-name="ce2"/>
        <table:table-column table:style-name="co86" table:default-cell-style-name="ce85"/>
        <table:table-column table:style-name="co123" table:default-cell-style-name="ce2"/>
        <table:table-column table:style-name="co124" table:default-cell-style-name="ce2"/>
        <table:table-column table:style-name="co125" table:default-cell-style-name="ce85"/>
        <table:table-column table:style-name="co126" table:default-cell-style-name="ce85"/>
        <table:table-column table:style-name="co54" table:default-cell-style-name="ce85"/>
        <table:table-column table:style-name="co61" table:number-columns-repeated="992" table:default-cell-style-name="ce2"/>
        <table:table-row table:style-name="ro15">
          <table:table-cell office:value-type="string">
            <text:p>Level</text:p>
          </table:table-cell>
          <table:table-cell office:value-type="float" office:value="51">
            <text:p>51 </text:p>
          </table:table-cell>
          <table:table-cell table:number-columns-repeated="8"/>
          <table:table-cell table:style-name="Default" table:number-columns-repeated="3"/>
          <table:table-cell/>
          <table:table-cell office:value-type="string">
            <text:p>zartan</text:p>
          </table:table-cell>
          <table:table-cell office:value-type="string">
            <text:p>archimedes</text:p>
          </table:table-cell>
          <table:table-cell table:style-name="ce83" table:number-columns-repeated="3"/>
          <table:table-cell table:number-columns-repeated="6"/>
          <table:table-cell table:style-name="ce165" office:value-type="string">
            <text:p>Stat</text:p>
          </table:table-cell>
          <table:table-cell table:style-name="ce183" office:value-type="string">
            <text:p>Cost 4 Next</text:p>
          </table:table-cell>
          <table:table-cell table:style-name="ce184" office:value-type="string">
            <text:p>% Inc</text:p>
          </table:table-cell>
          <table:table-cell table:style-name="ce185" office:value-type="string">
            <text:p>Delta</text:p>
          </table:table-cell>
          <table:table-cell table:style-name="ce185" office:value-type="string">
            <text:p>Total</text:p>
          </table:table-cell>
          <table:table-cell table:style-name="ce186" office:value-type="string">
            <text:p>Cost</text:p>
          </table:table-cell>
          <table:table-cell table:style-name="ce186" office:value-type="string">
            <text:p>Cume Cost</text:p>
          </table:table-cell>
          <table:table-cell table:number-columns-repeated="992"/>
        </table:table-row>
        <table:table-row table:style-name="ro1">
          <table:table-cell office:value-type="string">
            <text:p>Str</text:p>
          </table:table-cell>
          <table:table-cell office:value-type="float" office:value="42">
            <text:p>42 </text:p>
          </table:table-cell>
          <table:table-cell table:style-name="ce162" office:value-type="string">
            <text:p>dmg for melee/h2h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style-name="Default"/>
          <table:table-cell table:style-name="ce176" table:number-columns-repeated="2"/>
          <table:table-cell table:number-columns-repeated="6"/>
          <table:table-cell table:style-name="ce165" office:value-type="float" office:value="1">
            <text:p>1</text:p>
          </table:table-cell>
          <table:table-cell office:value-type="float" office:value="30">
            <text:p>30</text:p>
          </table:table-cell>
          <table:table-cell table:style-name="ce184" office:value-type="percentage" office:value="0">
            <text:p>0.00%</text:p>
          </table:table-cell>
          <table:table-cell table:style-name="ce185" office:value-type="float" office:value="0">
            <text:p>0</text:p>
          </table:table-cell>
          <table:table-cell table:style-name="ce185" office:value-type="float" office:value="30">
            <text:p>30</text:p>
          </table:table-cell>
          <table:table-cell table:style-name="ce186" office:value-type="float" office:value="0">
            <text:p>0</text:p>
          </table:table-cell>
          <table:table-cell table:style-name="ce186"/>
          <table:table-cell table:number-columns-repeated="992"/>
        </table:table-row>
        <table:table-row table:style-name="ro15">
          <table:table-cell office:value-type="string">
            <text:p>Dex</text:p>
          </table:table-cell>
          <table:table-cell office:value-type="float" office:value="43">
            <text:p>43 </text:p>
          </table:table-cell>
          <table:table-cell table:style-name="ce162" office:value-type="string">
            <text:p>natural ac, dodge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style-name="ce148" office:value-type="string" office:string-value="xp(k) cost">
            <text:p>xp(k) cost </text:p>
          </table:table-cell>
          <table:table-cell table:style-name="Default" office:value-type="string">
            <text:p>xp(k)/point</text:p>
          </table:table-cell>
          <table:table-cell/>
          <table:table-cell office:value-type="float" office:value="170">
            <text:p>170</text:p>
          </table:table-cell>
          <table:table-cell office:value-type="float" office:value="191">
            <text:p>191</text:p>
          </table:table-cell>
          <table:table-cell table:style-name="Default"/>
          <table:table-cell table:style-name="ce176" table:number-columns-repeated="2"/>
          <table:table-cell table:number-columns-repeated="6"/>
          <table:table-cell table:style-name="ce165" office:value-type="float" office:value="2">
            <text:p>2</text:p>
          </table:table-cell>
          <table:table-cell office:value-type="float" office:value="34">
            <text:p>34</text:p>
          </table:table-cell>
          <table:table-cell table:style-name="ce184" table:formula="of:=([.AA3]-[.AA2])/[.AA2]" office:value-type="percentage" office:value="0.133333333333333">
            <text:p>13.33%</text:p>
          </table:table-cell>
          <table:table-cell table:style-name="ce185" table:formula="of:=[.AA3]-[.AA2]" office:value-type="float" office:value="4">
            <text:p>4</text:p>
          </table:table-cell>
          <table:table-cell table:style-name="ce185" table:formula="of:=[.AA3]+[.AD2]" office:value-type="float" office:value="64">
            <text:p>64</text:p>
          </table:table-cell>
          <table:table-cell table:style-name="ce186" table:formula="of:=[.AA2]" office:value-type="float" office:value="30">
            <text:p>30</text:p>
          </table:table-cell>
          <table:table-cell table:style-name="ce186" table:formula="of:=[.AE3]+[.AF2]" office:value-type="float" office:value="30">
            <text:p>30</text:p>
          </table:table-cell>
          <table:table-cell table:number-columns-repeated="992"/>
        </table:table-row>
        <table:table-row table:style-name="ro1">
          <table:table-cell table:style-name="ce13" office:value-type="string">
            <text:p>Wis</text:p>
          </table:table-cell>
          <table:table-cell office:value-type="float" office:value="51">
            <text:p>51 </text:p>
          </table:table-cell>
          <table:table-cell table:style-name="ce162" office:value-type="string">
            <text:p>all powers, healing, saber dmg</text:p>
          </table:table-cell>
          <table:table-cell/>
          <table:table-cell table:style-name="ce164"/>
          <table:table-cell table:style-name="Default" table:number-columns-repeated="2"/>
          <table:table-cell table:number-columns-repeated="3"/>
          <table:table-cell table:style-name="Default"/>
          <table:table-cell table:style-name="ce166" table:formula="of:=VLOOKUP([.B4];[.$Z$1:.$AF$1048576];7;FALSE())/1000" office:value-type="float" office:value="21931.651">
            <text:p>21,932 </text:p>
          </table:table-cell>
          <table:table-cell table:style-name="ce164" table:formula="of:=[.L4]/(4*[.B4])" office:value-type="float" office:value="107.508093137255">
            <text:p>108</text:p>
          </table:table-cell>
          <table:table-cell/>
          <table:table-cell office:value-type="float" office:value="200">
            <text:p>200</text:p>
          </table:table-cell>
          <table:table-cell office:value-type="float" office:value="191">
            <text:p>191</text:p>
          </table:table-cell>
          <table:table-cell table:style-name="Default"/>
          <table:table-cell table:style-name="ce176" table:number-columns-repeated="2"/>
          <table:table-cell table:number-columns-repeated="6"/>
          <table:table-cell table:style-name="ce165" office:value-type="float" office:value="3">
            <text:p>3</text:p>
          </table:table-cell>
          <table:table-cell office:value-type="float" office:value="42">
            <text:p>42</text:p>
          </table:table-cell>
          <table:table-cell table:style-name="ce184" table:formula="of:=([.AA4]-[.AA3])/[.AA3]" office:value-type="percentage" office:value="0.235294117647059">
            <text:p>23.53%</text:p>
          </table:table-cell>
          <table:table-cell table:style-name="ce185" table:formula="of:=[.AA4]-[.AA3]" office:value-type="float" office:value="8">
            <text:p>8</text:p>
          </table:table-cell>
          <table:table-cell table:style-name="ce185" table:formula="of:=[.AA4]+[.AD3]" office:value-type="float" office:value="106">
            <text:p>106</text:p>
          </table:table-cell>
          <table:table-cell table:style-name="ce186" table:formula="of:=[.AA3]" office:value-type="float" office:value="34">
            <text:p>34</text:p>
          </table:table-cell>
          <table:table-cell table:style-name="ce186" table:formula="of:=[.AE4]+[.AF3]" office:value-type="float" office:value="64">
            <text:p>64</text:p>
          </table:table-cell>
          <table:table-cell table:number-columns-repeated="992"/>
        </table:table-row>
        <table:table-row table:style-name="ro1">
          <table:table-cell table:style-name="ce13" office:value-type="string">
            <text:p>Int</text:p>
          </table:table-cell>
          <table:table-cell office:value-type="float" office:value="51">
            <text:p>51 </text:p>
          </table:table-cell>
          <table:table-cell table:style-name="ce162" office:value-type="string">
            <text:p>spell damage, healing</text:p>
          </table:table-cell>
          <table:table-cell/>
          <table:table-cell table:style-name="ce164"/>
          <table:table-cell table:style-name="Default" table:number-columns-repeated="2"/>
          <table:table-cell table:number-columns-repeated="3"/>
          <table:table-cell table:style-name="Default"/>
          <table:table-cell table:style-name="ce166" table:formula="of:=VLOOKUP([.B5];[.$Z$1:.$AF$1048576];7;FALSE())/1000" office:value-type="float" office:value="21931.651">
            <text:p>21,932 </text:p>
          </table:table-cell>
          <table:table-cell table:style-name="ce164" table:formula="of:=[.L5]/(2*[.B5])" office:value-type="float" office:value="215.01618627451">
            <text:p>215</text:p>
          </table:table-cell>
          <table:table-cell/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table:style-name="Default"/>
          <table:table-cell table:number-columns-repeated="8"/>
          <table:table-cell table:style-name="ce165" office:value-type="float" office:value="4">
            <text:p>4</text:p>
          </table:table-cell>
          <table:table-cell office:value-type="float" office:value="57">
            <text:p>57</text:p>
          </table:table-cell>
          <table:table-cell table:style-name="ce184" table:formula="of:=([.AA5]-[.AA4])/[.AA4]" office:value-type="percentage" office:value="0.357142857142857">
            <text:p>35.71%</text:p>
          </table:table-cell>
          <table:table-cell table:style-name="ce185" table:formula="of:=[.AA5]-[.AA4]" office:value-type="float" office:value="15">
            <text:p>15</text:p>
          </table:table-cell>
          <table:table-cell table:style-name="ce185" table:formula="of:=[.AA5]+[.AD4]" office:value-type="float" office:value="163">
            <text:p>163</text:p>
          </table:table-cell>
          <table:table-cell table:style-name="ce186" table:formula="of:=[.AA4]" office:value-type="float" office:value="42">
            <text:p>42</text:p>
          </table:table-cell>
          <table:table-cell table:style-name="ce186" table:formula="of:=[.AE5]+[.AF4]" office:value-type="float" office:value="106">
            <text:p>106</text:p>
          </table:table-cell>
          <table:table-cell table:number-columns-repeated="992"/>
        </table:table-row>
        <table:table-row table:style-name="ro1">
          <table:table-cell table:style-name="ce13" office:value-type="string">
            <text:p>Con</text:p>
          </table:table-cell>
          <table:table-cell office:value-type="float" office:value="61">
            <text:p>61 </text:p>
          </table:table-cell>
          <table:table-cell table:style-name="ce162" office:value-type="string">
            <text:p>stay alive!</text:p>
          </table:table-cell>
          <table:table-cell/>
          <table:table-cell table:style-name="ce165"/>
          <table:table-cell table:style-name="Default" table:number-columns-repeated="2"/>
          <table:table-cell table:number-columns-repeated="3"/>
          <table:table-cell table:style-name="Default"/>
          <table:table-cell table:style-name="ce166"/>
          <table:table-cell table:style-name="ce165"/>
          <table:table-cell/>
          <table:table-cell office:value-type="float" office:value="161">
            <text:p>161</text:p>
          </table:table-cell>
          <table:table-cell office:value-type="float" office:value="191">
            <text:p>191</text:p>
          </table:table-cell>
          <table:table-cell table:style-name="Default"/>
          <table:table-cell table:number-columns-repeated="8"/>
          <table:table-cell table:style-name="ce165" office:value-type="float" office:value="5">
            <text:p>5</text:p>
          </table:table-cell>
          <table:table-cell office:value-type="float" office:value="78">
            <text:p>78</text:p>
          </table:table-cell>
          <table:table-cell table:style-name="ce184" table:formula="of:=([.AA6]-[.AA5])/[.AA5]" office:value-type="percentage" office:value="0.368421052631579">
            <text:p>36.84%</text:p>
          </table:table-cell>
          <table:table-cell table:style-name="ce185" table:formula="of:=[.AA6]-[.AA5]" office:value-type="float" office:value="21">
            <text:p>21</text:p>
          </table:table-cell>
          <table:table-cell table:style-name="ce185" table:formula="of:=[.AA6]+[.AD5]" office:value-type="float" office:value="241">
            <text:p>241</text:p>
          </table:table-cell>
          <table:table-cell table:style-name="ce186" table:formula="of:=[.AA5]" office:value-type="float" office:value="57">
            <text:p>57</text:p>
          </table:table-cell>
          <table:table-cell table:style-name="ce186" table:formula="of:=[.AE6]+[.AF5]" office:value-type="float" office:value="163">
            <text:p>163</text:p>
          </table:table-cell>
          <table:table-cell table:number-columns-repeated="992"/>
        </table:table-row>
        <table:table-row table:style-name="ro1">
          <table:table-cell office:value-type="string">
            <text:p>Cha</text:p>
          </table:table-cell>
          <table:table-cell office:value-type="float" office:value="33">
            <text:p>33 </text:p>
          </table:table-cell>
          <table:table-cell table:style-name="ce162" office:value-type="string">
            <text:p>mind powers, healing</text:p>
          </table:table-cell>
          <table:table-cell/>
          <table:table-cell table:style-name="ce164"/>
          <table:table-cell table:style-name="Default" table:number-columns-repeated="2"/>
          <table:table-cell table:number-columns-repeated="3"/>
          <table:table-cell table:style-name="Default"/>
          <table:table-cell table:style-name="ce166" table:formula="of:=VLOOKUP([.B7];[.$Z$1:.$AF$1048576];7;FALSE())/1000" office:value-type="float" office:value="2639.521">
            <text:p>2,640 </text:p>
          </table:table-cell>
          <table:table-cell table:style-name="ce164" table:formula="of:=[.L7]/(1*[.B7])" office:value-type="float" office:value="79.9854848484849">
            <text:p>80</text:p>
          </table:table-cell>
          <table:table-cell/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table:style-name="ce173"/>
          <table:table-cell table:style-name="ce46"/>
          <table:table-cell table:number-columns-repeated="2"/>
          <table:table-cell table:style-name="ce46"/>
          <table:table-cell table:style-name="ce173"/>
          <table:table-cell table:style-name="ce46"/>
          <table:table-cell/>
          <table:table-cell table:style-name="ce46"/>
          <table:table-cell table:style-name="ce165" office:value-type="float" office:value="6">
            <text:p>6</text:p>
          </table:table-cell>
          <table:table-cell office:value-type="float" office:value="106">
            <text:p>106</text:p>
          </table:table-cell>
          <table:table-cell table:style-name="ce184" table:formula="of:=([.AA7]-[.AA6])/[.AA6]" office:value-type="percentage" office:value="0.358974358974359">
            <text:p>35.90%</text:p>
          </table:table-cell>
          <table:table-cell table:style-name="ce185" table:formula="of:=[.AA7]-[.AA6]" office:value-type="float" office:value="28">
            <text:p>28</text:p>
          </table:table-cell>
          <table:table-cell table:style-name="ce185" table:formula="of:=[.AA7]+[.AD6]" office:value-type="float" office:value="347">
            <text:p>347</text:p>
          </table:table-cell>
          <table:table-cell table:style-name="ce186" table:formula="of:=[.AA6]" office:value-type="float" office:value="78">
            <text:p>78</text:p>
          </table:table-cell>
          <table:table-cell table:style-name="ce186" table:formula="of:=[.AE7]+[.AF6]" office:value-type="float" office:value="241">
            <text:p>241</text:p>
          </table:table-cell>
          <table:table-cell table:number-columns-repeated="992"/>
        </table:table-row>
        <table:table-row table:style-name="ro15">
          <table:table-cell table:style-name="ce156" office:value-type="string">
            <text:p>HPs</text:p>
          </table:table-cell>
          <table:table-cell table:style-name="ce158" table:formula="of:=[.B6]*10+[.B1]*2+42" office:value-type="float" office:value="754">
            <text:p>754 </text:p>
          </table:table-cell>
          <table:table-cell table:style-name="ce163"/>
          <table:table-cell table:number-columns-repeated="12"/>
          <table:table-cell table:style-name="Default" table:number-columns-repeated="8"/>
          <table:table-cell/>
          <table:table-cell table:style-name="ce46"/>
          <table:table-cell table:style-name="ce165" office:value-type="float" office:value="7">
            <text:p>7</text:p>
          </table:table-cell>
          <table:table-cell office:value-type="float" office:value="145">
            <text:p>145</text:p>
          </table:table-cell>
          <table:table-cell table:style-name="ce184" table:formula="of:=([.AA8]-[.AA7])/[.AA7]" office:value-type="percentage" office:value="0.367924528301887">
            <text:p>36.79%</text:p>
          </table:table-cell>
          <table:table-cell table:style-name="ce185" table:formula="of:=[.AA8]-[.AA7]" office:value-type="float" office:value="39">
            <text:p>39</text:p>
          </table:table-cell>
          <table:table-cell table:style-name="ce185" table:formula="of:=[.AA8]+[.AD7]" office:value-type="float" office:value="492">
            <text:p>492</text:p>
          </table:table-cell>
          <table:table-cell table:style-name="ce186" table:formula="of:=[.AA7]" office:value-type="float" office:value="106">
            <text:p>106</text:p>
          </table:table-cell>
          <table:table-cell table:style-name="ce186" table:formula="of:=[.AE8]+[.AF7]" office:value-type="float" office:value="347">
            <text:p>347</text:p>
          </table:table-cell>
          <table:table-cell table:number-columns-repeated="992"/>
        </table:table-row>
        <table:table-row table:style-name="ro15">
          <table:table-cell table:style-name="ce157" office:value-type="string">
            <text:p>SPs</text:p>
          </table:table-cell>
          <table:table-cell table:style-name="ce159" table:formula="of:=[.B5]*7+42" office:value-type="float" office:value="399">
            <text:p>399 </text:p>
          </table:table-cell>
          <table:table-cell table:style-name="ce163"/>
          <table:table-cell table:number-columns-repeated="11"/>
          <table:table-cell table:style-name="ce46" office:value-type="string">
            <text:p>S</text:p>
          </table:table-cell>
          <table:table-cell table:style-name="ce170" office:value-type="float" office:value="4">
            <text:p>4</text:p>
          </table:table-cell>
          <table:table-cell table:style-name="ce170" table:formula="of:=VLOOKUP([.P9];[$glvls.$A$19:.$C$44];3;0)" office:value-type="float" office:value="8">
            <text:p>8</text:p>
          </table:table-cell>
          <table:table-cell table:style-name="ce177"/>
          <table:table-cell table:style-name="ce46" office:value-type="string">
            <text:p>S</text:p>
          </table:table-cell>
          <table:table-cell table:style-name="ce170" office:value-type="float" office:value="10">
            <text:p>10</text:p>
          </table:table-cell>
          <table:table-cell table:style-name="ce170" table:formula="of:=VLOOKUP([.T9];[$glvls.$A$19:.$C$44];3;0)" office:value-type="float" office:value="35">
            <text:p>35</text:p>
          </table:table-cell>
          <table:table-cell table:style-name="Default" table:number-columns-repeated="2"/>
          <table:table-cell/>
          <table:table-cell table:style-name="ce46"/>
          <table:table-cell table:style-name="ce165" office:value-type="float" office:value="8">
            <text:p>8</text:p>
          </table:table-cell>
          <table:table-cell office:value-type="float" office:value="198">
            <text:p>198</text:p>
          </table:table-cell>
          <table:table-cell table:style-name="ce184" table:formula="of:=([.AA9]-[.AA8])/[.AA8]" office:value-type="percentage" office:value="0.36551724137931">
            <text:p>36.55%</text:p>
          </table:table-cell>
          <table:table-cell table:style-name="ce185" table:formula="of:=[.AA9]-[.AA8]" office:value-type="float" office:value="53">
            <text:p>53</text:p>
          </table:table-cell>
          <table:table-cell table:style-name="ce185" table:formula="of:=[.AA9]+[.AD8]" office:value-type="float" office:value="690">
            <text:p>690</text:p>
          </table:table-cell>
          <table:table-cell table:style-name="ce186" table:formula="of:=[.AA8]" office:value-type="float" office:value="145">
            <text:p>145</text:p>
          </table:table-cell>
          <table:table-cell table:style-name="ce186" table:formula="of:=[.AE9]+[.AF8]" office:value-type="float" office:value="492">
            <text:p>492</text:p>
          </table:table-cell>
          <table:table-cell table:number-columns-repeated="992"/>
        </table:table-row>
        <table:table-row table:style-name="ro1">
          <table:table-cell office:value-type="string">
            <text:p>Used</text:p>
          </table:table-cell>
          <table:table-cell table:formula="of:=SUM([.B2:.B7])" office:value-type="float" office:value="281">
            <text:p>281 </text:p>
          </table:table-cell>
          <table:table-cell table:number-columns-repeated="12"/>
          <table:table-cell table:style-name="ce46" office:value-type="string">
            <text:p>C</text:p>
          </table:table-cell>
          <table:table-cell table:style-name="ce170" office:value-type="float" office:value="6">
            <text:p>6</text:p>
          </table:table-cell>
          <table:table-cell table:style-name="ce170" table:formula="of:=VLOOKUP([.P10];[$glvls.$A$19:.$C$44];3;0)" office:value-type="float" office:value="15">
            <text:p>15</text:p>
          </table:table-cell>
          <table:table-cell table:style-name="ce177"/>
          <table:table-cell table:style-name="ce46" office:value-type="string">
            <text:p>C</text:p>
          </table:table-cell>
          <table:table-cell table:style-name="ce170" office:value-type="float" office:value="10">
            <text:p>10</text:p>
          </table:table-cell>
          <table:table-cell table:style-name="ce170" table:formula="of:=VLOOKUP([.T10];[$glvls.$A$19:.$C$44];3;0)" office:value-type="float" office:value="35">
            <text:p>35</text:p>
          </table:table-cell>
          <table:table-cell table:style-name="Default" table:number-columns-repeated="2"/>
          <table:table-cell/>
          <table:table-cell table:style-name="ce46"/>
          <table:table-cell table:style-name="ce165" office:value-type="float" office:value="9">
            <text:p>9</text:p>
          </table:table-cell>
          <table:table-cell office:value-type="float" office:value="271">
            <text:p>271</text:p>
          </table:table-cell>
          <table:table-cell table:style-name="ce184" table:formula="of:=([.AA10]-[.AA9])/[.AA9]" office:value-type="percentage" office:value="0.368686868686869">
            <text:p>36.87%</text:p>
          </table:table-cell>
          <table:table-cell table:style-name="ce185" table:formula="of:=[.AA10]-[.AA9]" office:value-type="float" office:value="73">
            <text:p>73</text:p>
          </table:table-cell>
          <table:table-cell table:style-name="ce185" table:formula="of:=[.AA10]+[.AD9]" office:value-type="float" office:value="961">
            <text:p>961</text:p>
          </table:table-cell>
          <table:table-cell table:style-name="ce186" table:formula="of:=[.AA9]" office:value-type="float" office:value="198">
            <text:p>198</text:p>
          </table:table-cell>
          <table:table-cell table:style-name="ce186" table:formula="of:=[.AE10]+[.AF9]" office:value-type="float" office:value="690">
            <text:p>690</text:p>
          </table:table-cell>
          <table:table-cell table:number-columns-repeated="992"/>
        </table:table-row>
        <table:table-row table:style-name="ro1">
          <table:table-cell office:value-type="string">
            <text:p>Max</text:p>
          </table:table-cell>
          <table:table-cell table:formula="of:=[.B1]*5+26" office:value-type="float" office:value="281">
            <text:p>281 </text:p>
          </table:table-cell>
          <table:table-cell table:number-columns-repeated="12"/>
          <table:table-cell table:style-name="ce46" office:value-type="string">
            <text:p>A</text:p>
          </table:table-cell>
          <table:table-cell table:style-name="ce170" office:value-type="float" office:value="2">
            <text:p>2</text:p>
          </table:table-cell>
          <table:table-cell table:style-name="ce170" table:formula="of:=VLOOKUP([.P11];[$glvls.$A$19:.$C$44];3;0)" office:value-type="float" office:value="3">
            <text:p>3</text:p>
          </table:table-cell>
          <table:table-cell/>
          <table:table-cell table:style-name="ce46" office:value-type="string">
            <text:p>A</text:p>
          </table:table-cell>
          <table:table-cell table:style-name="ce170" office:value-type="float" office:value="10">
            <text:p>10</text:p>
          </table:table-cell>
          <table:table-cell table:style-name="ce170" table:formula="of:=VLOOKUP([.T11];[$glvls.$A$19:.$C$44];3;0)" office:value-type="float" office:value="35">
            <text:p>35</text:p>
          </table:table-cell>
          <table:table-cell table:style-name="Default" table:number-columns-repeated="2"/>
          <table:table-cell/>
          <table:table-cell table:style-name="ce46"/>
          <table:table-cell table:style-name="ce165" office:value-type="float" office:value="10">
            <text:p>10</text:p>
          </table:table-cell>
          <table:table-cell office:value-type="float" office:value="371">
            <text:p>371</text:p>
          </table:table-cell>
          <table:table-cell table:style-name="ce184" table:formula="of:=([.AA11]-[.AA10])/[.AA10]" office:value-type="percentage" office:value="0.3690036900369">
            <text:p>36.90%</text:p>
          </table:table-cell>
          <table:table-cell table:style-name="ce185" table:formula="of:=[.AA11]-[.AA10]" office:value-type="float" office:value="100">
            <text:p>100</text:p>
          </table:table-cell>
          <table:table-cell table:style-name="ce185" table:formula="of:=[.AA11]+[.AD10]" office:value-type="float" office:value="1332">
            <text:p>1,332</text:p>
          </table:table-cell>
          <table:table-cell table:style-name="ce186" table:formula="of:=[.AA10]" office:value-type="float" office:value="271">
            <text:p>271</text:p>
          </table:table-cell>
          <table:table-cell table:style-name="ce186" table:formula="of:=[.AE11]+[.AF10]" office:value-type="float" office:value="961">
            <text:p>961</text:p>
          </table:table-cell>
          <table:table-cell table:number-columns-repeated="992"/>
        </table:table-row>
        <table:table-row table:style-name="ro15">
          <table:table-cell table:number-columns-repeated="14"/>
          <table:table-cell table:style-name="ce46" office:value-type="string">
            <text:p>Glvl</text:p>
          </table:table-cell>
          <table:table-cell table:formula="of:=SUM([.P9:.P11])" office:value-type="float" office:value="12">
            <text:p>12</text:p>
          </table:table-cell>
          <table:table-cell table:number-columns-repeated="2"/>
          <table:table-cell table:style-name="ce46" office:value-type="string">
            <text:p>Glvl</text:p>
          </table:table-cell>
          <table:table-cell table:formula="of:=SUM([.T9:.T11])" office:value-type="float" office:value="30">
            <text:p>30</text:p>
          </table:table-cell>
          <table:table-cell/>
          <table:table-cell table:style-name="Default" table:number-columns-repeated="2"/>
          <table:table-cell/>
          <table:table-cell table:style-name="ce46"/>
          <table:table-cell table:style-name="ce165" office:value-type="float" office:value="11">
            <text:p>11</text:p>
          </table:table-cell>
          <table:table-cell office:value-type="float" office:value="508">
            <text:p>508</text:p>
          </table:table-cell>
          <table:table-cell table:style-name="ce184" table:formula="of:=([.AA12]-[.AA11])/[.AA11]" office:value-type="percentage" office:value="0.369272237196765">
            <text:p>36.93%</text:p>
          </table:table-cell>
          <table:table-cell table:style-name="ce185" table:formula="of:=[.AA12]-[.AA11]" office:value-type="float" office:value="137">
            <text:p>137</text:p>
          </table:table-cell>
          <table:table-cell table:style-name="ce185" table:formula="of:=[.AA12]+[.AD11]" office:value-type="float" office:value="1840">
            <text:p>1,840</text:p>
          </table:table-cell>
          <table:table-cell table:style-name="ce186" table:formula="of:=[.AA11]" office:value-type="float" office:value="371">
            <text:p>371</text:p>
          </table:table-cell>
          <table:table-cell table:style-name="ce186" table:formula="of:=[.AE12]+[.AF11]" office:value-type="float" office:value="1332">
            <text:p>1,332</text:p>
          </table:table-cell>
          <table:table-cell table:number-columns-repeated="992"/>
        </table:table-row>
        <table:table-row table:style-name="ro1">
          <table:table-cell office:value-type="string">
            <text:p>Dark</text:p>
          </table:table-cell>
          <table:table-cell table:number-columns-repeated="13"/>
          <table:table-cell table:style-name="ce46" office:value-type="string">
            <text:p>Points</text:p>
          </table:table-cell>
          <table:table-cell table:style-name="Default"/>
          <table:table-cell table:style-name="ce174" table:formula="of:=SUM([.Q9:.Q11])+5+5" office:value-type="float" office:value="36">
            <text:p>36</text:p>
          </table:table-cell>
          <table:table-cell/>
          <table:table-cell table:style-name="ce46" office:value-type="string">
            <text:p>Points</text:p>
          </table:table-cell>
          <table:table-cell table:style-name="Default"/>
          <table:table-cell table:style-name="ce174" table:formula="of:=SUM([.U9:.U11])+5+5" office:value-type="float" office:value="115">
            <text:p>115</text:p>
          </table:table-cell>
          <table:table-cell table:style-name="Default"/>
          <table:table-cell table:number-columns-repeated="3"/>
          <table:table-cell table:style-name="ce165" office:value-type="float" office:value="12">
            <text:p>12</text:p>
          </table:table-cell>
          <table:table-cell office:value-type="float" office:value="695">
            <text:p>695</text:p>
          </table:table-cell>
          <table:table-cell table:style-name="ce184" table:formula="of:=([.AA13]-[.AA12])/[.AA12]" office:value-type="percentage" office:value="0.368110236220472">
            <text:p>36.81%</text:p>
          </table:table-cell>
          <table:table-cell table:style-name="ce185" table:formula="of:=[.AA13]-[.AA12]" office:value-type="float" office:value="187">
            <text:p>187</text:p>
          </table:table-cell>
          <table:table-cell table:style-name="ce185" table:formula="of:=[.AA13]+[.AD12]" office:value-type="float" office:value="2535">
            <text:p>2,535</text:p>
          </table:table-cell>
          <table:table-cell table:style-name="ce186" table:formula="of:=[.AA12]" office:value-type="float" office:value="508">
            <text:p>508</text:p>
          </table:table-cell>
          <table:table-cell table:style-name="ce186" table:formula="of:=[.AE13]+[.AF12]" office:value-type="float" office:value="1840">
            <text:p>1,840</text:p>
          </table:table-cell>
          <table:table-cell table:number-columns-repeated="992"/>
        </table:table-row>
        <table:table-row table:style-name="ro15">
          <table:table-cell table:style-name="ce1" office:value-type="string">
            <text:p>Level</text:p>
          </table:table-cell>
          <table:table-cell table:style-name="ce145" office:value-type="float" office:value="30">
            <text:p>30 </text:p>
          </table:table-cell>
          <table:table-cell table:style-name="ce145" office:value-type="float" office:value="40">
            <text:p>40 </text:p>
          </table:table-cell>
          <table:table-cell table:style-name="ce145" office:value-type="float" office:value="50">
            <text:p>50 </text:p>
          </table:table-cell>
          <table:table-cell table:style-name="ce145" office:value-type="float" office:value="60">
            <text:p>60 </text:p>
          </table:table-cell>
          <table:table-cell table:style-name="ce145" office:value-type="float" office:value="70">
            <text:p>70 </text:p>
          </table:table-cell>
          <table:table-cell table:style-name="ce145" office:value-type="float" office:value="80">
            <text:p>80 </text:p>
          </table:table-cell>
          <table:table-cell table:style-name="ce145" office:value-type="float" office:value="90">
            <text:p>90 </text:p>
          </table:table-cell>
          <table:table-cell table:style-name="ce145" office:value-type="float" office:value="100">
            <text:p>100 </text:p>
          </table:table-cell>
          <table:table-cell table:style-name="ce145" office:value-type="float" office:value="110">
            <text:p>110 </text:p>
          </table:table-cell>
          <table:table-cell table:style-name="ce145" office:value-type="float" office:value="120">
            <text:p>120 </text:p>
          </table:table-cell>
          <table:table-cell table:number-columns-repeated="4"/>
          <table:table-cell office:value-type="string">
            <text:p>* +5 from mentios' saber, +5 from glvl 15</text:p>
          </table:table-cell>
          <table:table-cell table:number-columns-repeated="5"/>
          <table:table-cell table:style-name="ce170" table:number-columns-repeated="2"/>
          <table:table-cell table:number-columns-repeated="2"/>
          <table:table-cell table:style-name="ce165" office:value-type="float" office:value="13">
            <text:p>13</text:p>
          </table:table-cell>
          <table:table-cell office:value-type="float" office:value="952">
            <text:p>952</text:p>
          </table:table-cell>
          <table:table-cell table:style-name="ce184" table:formula="of:=([.AA14]-[.AA13])/[.AA13]" office:value-type="percentage" office:value="0.369784172661871">
            <text:p>36.98%</text:p>
          </table:table-cell>
          <table:table-cell table:style-name="ce185" table:formula="of:=[.AA14]-[.AA13]" office:value-type="float" office:value="257">
            <text:p>257</text:p>
          </table:table-cell>
          <table:table-cell table:style-name="ce185" table:formula="of:=[.AA14]+[.AD13]" office:value-type="float" office:value="3487">
            <text:p>3,487</text:p>
          </table:table-cell>
          <table:table-cell table:style-name="ce186" table:formula="of:=[.AA13]" office:value-type="float" office:value="695">
            <text:p>695</text:p>
          </table:table-cell>
          <table:table-cell table:style-name="ce186" table:formula="of:=[.AE14]+[.AF13]" office:value-type="float" office:value="2535">
            <text:p>2,535</text:p>
          </table:table-cell>
          <table:table-cell table:number-columns-repeated="992"/>
        </table:table-row>
        <table:table-row table:style-name="ro1">
          <table:table-cell office:value-type="string">
            <text:p>Str</text:p>
          </table:table-cell>
          <table:table-cell office:value-type="float" office:value="30">
            <text:p>30 </text:p>
          </table:table-cell>
          <table:table-cell office:value-type="float" office:value="40">
            <text:p>40 </text:p>
          </table:table-cell>
          <table:table-cell office:value-type="float" office:value="50">
            <text:p>50 </text:p>
          </table:table-cell>
          <table:table-cell office:value-type="float" office:value="60">
            <text:p>60 </text:p>
          </table:table-cell>
          <table:table-cell office:value-type="float" office:value="70">
            <text:p>70 </text:p>
          </table:table-cell>
          <table:table-cell office:value-type="float" office:value="80">
            <text:p>80 </text:p>
          </table:table-cell>
          <table:table-cell office:value-type="float" office:value="90">
            <text:p>90 </text:p>
          </table:table-cell>
          <table:table-cell office:value-type="float" office:value="100">
            <text:p>100 </text:p>
          </table:table-cell>
          <table:table-cell office:value-type="float" office:value="110">
            <text:p>110 </text:p>
          </table:table-cell>
          <table:table-cell table:style-name="ce148" office:value-type="float" office:value="120">
            <text:p>120 </text:p>
          </table:table-cell>
          <table:table-cell table:number-columns-repeated="4"/>
          <table:table-cell table:style-name="Default" table:number-columns-repeated="3"/>
          <table:table-cell table:number-columns-repeated="2"/>
          <table:table-cell table:style-name="ce46"/>
          <table:table-cell table:style-name="ce170" table:number-columns-repeated="2"/>
          <table:table-cell table:number-columns-repeated="2"/>
          <table:table-cell table:style-name="ce165" office:value-type="float" office:value="14">
            <text:p>14</text:p>
          </table:table-cell>
          <table:table-cell office:value-type="float" office:value="1304">
            <text:p>1,304</text:p>
          </table:table-cell>
          <table:table-cell table:style-name="ce184" table:formula="of:=([.AA15]-[.AA14])/[.AA14]" office:value-type="percentage" office:value="0.369747899159664">
            <text:p>36.97%</text:p>
          </table:table-cell>
          <table:table-cell table:style-name="ce185" table:formula="of:=[.AA15]-[.AA14]" office:value-type="float" office:value="352">
            <text:p>352</text:p>
          </table:table-cell>
          <table:table-cell table:style-name="ce185" table:formula="of:=[.AA15]+[.AD14]" office:value-type="float" office:value="4791">
            <text:p>4,791</text:p>
          </table:table-cell>
          <table:table-cell table:style-name="ce186" table:formula="of:=[.AA14]" office:value-type="float" office:value="952">
            <text:p>952</text:p>
          </table:table-cell>
          <table:table-cell table:style-name="ce186" table:formula="of:=[.AE15]+[.AF14]" office:value-type="float" office:value="3487">
            <text:p>3,487</text:p>
          </table:table-cell>
          <table:table-cell table:number-columns-repeated="992"/>
        </table:table-row>
        <table:table-row table:style-name="ro15">
          <table:table-cell office:value-type="string">
            <text:p>Dex</text:p>
          </table:table-cell>
          <table:table-cell office:value-type="float" office:value="30">
            <text:p>30 </text:p>
          </table:table-cell>
          <table:table-cell office:value-type="float" office:value="40">
            <text:p>40 </text:p>
          </table:table-cell>
          <table:table-cell office:value-type="float" office:value="50">
            <text:p>50 </text:p>
          </table:table-cell>
          <table:table-cell office:value-type="float" office:value="60">
            <text:p>60 </text:p>
          </table:table-cell>
          <table:table-cell office:value-type="float" office:value="70">
            <text:p>70 </text:p>
          </table:table-cell>
          <table:table-cell office:value-type="float" office:value="80">
            <text:p>80 </text:p>
          </table:table-cell>
          <table:table-cell office:value-type="float" office:value="90">
            <text:p>90 </text:p>
          </table:table-cell>
          <table:table-cell office:value-type="float" office:value="100">
            <text:p>100 </text:p>
          </table:table-cell>
          <table:table-cell office:value-type="float" office:value="110">
            <text:p>110 </text:p>
          </table:table-cell>
          <table:table-cell table:style-name="ce148" office:value-type="float" office:value="120">
            <text:p>120 </text:p>
          </table:table-cell>
          <table:table-cell table:number-columns-repeated="3"/>
          <table:table-cell office:value-type="string">
            <text:p>control</text:p>
          </table:table-cell>
          <table:table-cell table:style-name="Default" office:value-type="string">
            <text:p>alter</text:p>
          </table:table-cell>
          <table:table-cell table:style-name="Default"/>
          <table:table-cell table:style-name="ce166"/>
          <table:table-cell table:style-name="ce164"/>
          <table:table-cell/>
          <table:table-cell table:style-name="ce46"/>
          <table:table-cell table:style-name="ce170" table:number-columns-repeated="2"/>
          <table:table-cell table:number-columns-repeated="2"/>
          <table:table-cell table:style-name="ce165" office:value-type="float" office:value="15">
            <text:p>15</text:p>
          </table:table-cell>
          <table:table-cell office:value-type="float" office:value="1786">
            <text:p>1,786</text:p>
          </table:table-cell>
          <table:table-cell table:style-name="ce184" table:formula="of:=([.AA16]-[.AA15])/[.AA15]" office:value-type="percentage" office:value="0.369631901840491">
            <text:p>36.96%</text:p>
          </table:table-cell>
          <table:table-cell table:style-name="ce185" table:formula="of:=[.AA16]-[.AA15]" office:value-type="float" office:value="482">
            <text:p>482</text:p>
          </table:table-cell>
          <table:table-cell table:style-name="ce185" table:formula="of:=[.AA16]+[.AD15]" office:value-type="float" office:value="6577">
            <text:p>6,577</text:p>
          </table:table-cell>
          <table:table-cell table:style-name="ce186" table:formula="of:=[.AA15]" office:value-type="float" office:value="1304">
            <text:p>1,304</text:p>
          </table:table-cell>
          <table:table-cell table:style-name="ce186" table:formula="of:=[.AE16]+[.AF15]" office:value-type="float" office:value="4791">
            <text:p>4,791</text:p>
          </table:table-cell>
          <table:table-cell table:number-columns-repeated="992"/>
        </table:table-row>
        <table:table-row table:style-name="ro1">
          <table:table-cell table:style-name="ce13" office:value-type="string">
            <text:p>Wis</text:p>
          </table:table-cell>
          <table:table-cell office:value-type="float" office:value="30">
            <text:p>30 </text:p>
          </table:table-cell>
          <table:table-cell office:value-type="float" office:value="33">
            <text:p>33 </text:p>
          </table:table-cell>
          <table:table-cell office:value-type="float" office:value="38">
            <text:p>38 </text:p>
          </table:table-cell>
          <table:table-cell office:value-type="float" office:value="43">
            <text:p>43 </text:p>
          </table:table-cell>
          <table:table-cell office:value-type="float" office:value="48">
            <text:p>48 </text:p>
          </table:table-cell>
          <table:table-cell office:value-type="float" office:value="53">
            <text:p>53 </text:p>
          </table:table-cell>
          <table:table-cell office:value-type="float" office:value="58">
            <text:p>58 </text:p>
          </table:table-cell>
          <table:table-cell office:value-type="float" office:value="63">
            <text:p>63 </text:p>
          </table:table-cell>
          <table:table-cell office:value-type="float" office:value="68">
            <text:p>68 </text:p>
          </table:table-cell>
          <table:table-cell table:style-name="ce148" office:value-type="float" office:value="73">
            <text:p>73 </text:p>
          </table:table-cell>
          <table:table-cell table:style-name="ce166"/>
          <table:table-cell table:style-name="ce164"/>
          <table:table-cell/>
          <table:table-cell table:style-name="ce167" office:value-type="float" office:value="12">
            <text:p>12</text:p>
          </table:table-cell>
          <table:table-cell table:style-name="ce171" office:value-type="float" office:value="13">
            <text:p>13 </text:p>
          </table:table-cell>
          <table:table-cell table:style-name="ce175" office:value-type="float" office:value="14">
            <text:p>14</text:p>
          </table:table-cell>
          <table:table-cell table:style-name="ce178" office:value-type="float" office:value="15">
            <text:p>15</text:p>
          </table:table-cell>
          <table:table-cell table:style-name="ce177"/>
          <table:table-cell table:number-columns-repeated="3"/>
          <table:table-cell table:style-name="Default" table:number-columns-repeated="2"/>
          <table:table-cell/>
          <table:table-cell table:style-name="ce165" office:value-type="float" office:value="16">
            <text:p>16</text:p>
          </table:table-cell>
          <table:table-cell office:value-type="float" office:value="2446">
            <text:p>2,446</text:p>
          </table:table-cell>
          <table:table-cell table:style-name="ce184" table:formula="of:=([.AA17]-[.AA16])/[.AA16]" office:value-type="percentage" office:value="0.369540873460246">
            <text:p>36.95%</text:p>
          </table:table-cell>
          <table:table-cell table:style-name="ce185" table:formula="of:=[.AA17]-[.AA16]" office:value-type="float" office:value="660">
            <text:p>660</text:p>
          </table:table-cell>
          <table:table-cell table:style-name="ce185" table:formula="of:=[.AA17]+[.AD16]" office:value-type="float" office:value="9023">
            <text:p>9,023</text:p>
          </table:table-cell>
          <table:table-cell table:style-name="ce186" table:formula="of:=[.AA16]" office:value-type="float" office:value="1786">
            <text:p>1,786</text:p>
          </table:table-cell>
          <table:table-cell table:style-name="ce186" table:formula="of:=[.AE17]+[.AF16]" office:value-type="float" office:value="6577">
            <text:p>6,577</text:p>
          </table:table-cell>
          <table:table-cell table:number-columns-repeated="992"/>
        </table:table-row>
        <table:table-row table:style-name="ro15">
          <table:table-cell table:style-name="ce13" office:value-type="string">
            <text:p>Int</text:p>
          </table:table-cell>
          <table:table-cell office:value-type="float" office:value="30">
            <text:p>30 </text:p>
          </table:table-cell>
          <table:table-cell office:value-type="float" office:value="40">
            <text:p>40 </text:p>
          </table:table-cell>
          <table:table-cell office:value-type="float" office:value="50">
            <text:p>50 </text:p>
          </table:table-cell>
          <table:table-cell office:value-type="float" office:value="60">
            <text:p>60 </text:p>
          </table:table-cell>
          <table:table-cell office:value-type="float" office:value="70">
            <text:p>70 </text:p>
          </table:table-cell>
          <table:table-cell office:value-type="float" office:value="80">
            <text:p>80 </text:p>
          </table:table-cell>
          <table:table-cell office:value-type="float" office:value="90">
            <text:p>90 </text:p>
          </table:table-cell>
          <table:table-cell office:value-type="float" office:value="100">
            <text:p>100 </text:p>
          </table:table-cell>
          <table:table-cell table:formula="of:=[.J17]" office:value-type="float" office:value="68">
            <text:p>68 </text:p>
          </table:table-cell>
          <table:table-cell table:style-name="ce148" office:value-type="float" office:value="120">
            <text:p>120 </text:p>
          </table:table-cell>
          <table:table-cell table:style-name="ce166"/>
          <table:table-cell table:style-name="ce164"/>
          <table:table-cell/>
          <table:table-cell table:style-name="ce168" office:value-type="string" office:string-value="siphon">
            <text:p>siphon </text:p>
          </table:table-cell>
          <table:table-cell table:style-name="ce166" office:value-type="string" office:string-value="siphon">
            <text:p>siphon </text:p>
          </table:table-cell>
          <table:table-cell table:style-name="ce164"/>
          <table:table-cell table:style-name="ce179" office:value-type="string">
            <text:p>mindblock</text:p>
          </table:table-cell>
          <table:table-cell table:style-name="ce180" table:formula="of:=COUNTA([.R18:.R34])" office:value-type="float" office:value="13">
            <text:p>13</text:p>
          </table:table-cell>
          <table:table-cell table:style-name="ce169"/>
          <table:table-cell table:style-name="ce181"/>
          <table:table-cell table:style-name="ce172"/>
          <table:table-cell table:style-name="Default" table:number-columns-repeated="2"/>
          <table:table-cell/>
          <table:table-cell table:style-name="ce165" office:value-type="float" office:value="17">
            <text:p>17</text:p>
          </table:table-cell>
          <table:table-cell office:value-type="float" office:value="3351">
            <text:p>3,351</text:p>
          </table:table-cell>
          <table:table-cell table:style-name="ce184" table:formula="of:=([.AA18]-[.AA17])/[.AA17]" office:value-type="percentage" office:value="0.369991823385119">
            <text:p>37.00%</text:p>
          </table:table-cell>
          <table:table-cell table:style-name="ce185" table:formula="of:=[.AA18]-[.AA17]" office:value-type="float" office:value="905">
            <text:p>905</text:p>
          </table:table-cell>
          <table:table-cell table:style-name="ce185" table:formula="of:=[.AA18]+[.AD17]" office:value-type="float" office:value="12374">
            <text:p>12,374</text:p>
          </table:table-cell>
          <table:table-cell table:style-name="ce186" table:formula="of:=[.AA17]" office:value-type="float" office:value="2446">
            <text:p>2,446</text:p>
          </table:table-cell>
          <table:table-cell table:style-name="ce186" table:formula="of:=[.AE18]+[.AF17]" office:value-type="float" office:value="9023">
            <text:p>9,023</text:p>
          </table:table-cell>
          <table:table-cell table:number-columns-repeated="992"/>
        </table:table-row>
        <table:table-row table:style-name="ro15">
          <table:table-cell table:style-name="ce13" office:value-type="string">
            <text:p>Con</text:p>
          </table:table-cell>
          <table:table-cell office:value-type="float" office:value="30">
            <text:p>30 </text:p>
          </table:table-cell>
          <table:table-cell office:value-type="float" office:value="40">
            <text:p>40 </text:p>
          </table:table-cell>
          <table:table-cell office:value-type="float" office:value="50">
            <text:p>50 </text:p>
          </table:table-cell>
          <table:table-cell office:value-type="float" office:value="60">
            <text:p>60 </text:p>
          </table:table-cell>
          <table:table-cell office:value-type="float" office:value="70">
            <text:p>70 </text:p>
          </table:table-cell>
          <table:table-cell office:value-type="float" office:value="80">
            <text:p>80 </text:p>
          </table:table-cell>
          <table:table-cell office:value-type="float" office:value="90">
            <text:p>90 </text:p>
          </table:table-cell>
          <table:table-cell office:value-type="float" office:value="100">
            <text:p>100 </text:p>
          </table:table-cell>
          <table:table-cell office:value-type="float" office:value="110">
            <text:p>110 </text:p>
          </table:table-cell>
          <table:table-cell table:style-name="ce148" office:value-type="float" office:value="120">
            <text:p>120 </text:p>
          </table:table-cell>
          <table:table-cell table:style-name="ce166"/>
          <table:table-cell table:style-name="ce165"/>
          <table:table-cell/>
          <table:table-cell table:style-name="ce169" office:value-type="string">
            <text:p>lfs</text:p>
          </table:table-cell>
          <table:table-cell table:style-name="ce169" office:value-type="string">
            <text:p>ipain</text:p>
          </table:table-cell>
          <table:table-cell table:style-name="ce169"/>
          <table:table-cell table:style-name="ce172" office:value-type="string">
            <text:p>dark suggestion</text:p>
          </table:table-cell>
          <table:table-cell table:style-name="ce172" table:number-columns-repeated="4"/>
          <table:table-cell table:style-name="Default" table:number-columns-repeated="2"/>
          <table:table-cell/>
          <table:table-cell table:style-name="ce165" office:value-type="float" office:value="18">
            <text:p>18</text:p>
          </table:table-cell>
          <table:table-cell office:value-type="float" office:value="4590">
            <text:p>4,590</text:p>
          </table:table-cell>
          <table:table-cell table:style-name="ce184" table:formula="of:=([.AA19]-[.AA18])/[.AA18]" office:value-type="percentage" office:value="0.369740376007162">
            <text:p>36.97%</text:p>
          </table:table-cell>
          <table:table-cell table:style-name="ce185" table:formula="of:=[.AA19]-[.AA18]" office:value-type="float" office:value="1239">
            <text:p>1,239</text:p>
          </table:table-cell>
          <table:table-cell table:style-name="ce185" table:formula="of:=[.AA19]+[.AD18]" office:value-type="float" office:value="16964">
            <text:p>16,964</text:p>
          </table:table-cell>
          <table:table-cell table:style-name="ce186" table:formula="of:=[.AA18]" office:value-type="float" office:value="3351">
            <text:p>3,351</text:p>
          </table:table-cell>
          <table:table-cell table:style-name="ce186" table:formula="of:=[.AE19]+[.AF18]" office:value-type="float" office:value="12374">
            <text:p>12,374</text:p>
          </table:table-cell>
          <table:table-cell table:number-columns-repeated="992"/>
        </table:table-row>
        <table:table-row table:style-name="ro15">
          <table:table-cell office:value-type="string">
            <text:p>Cha</text:p>
          </table:table-cell>
          <table:table-cell office:value-type="float" office:value="25">
            <text:p>25 </text:p>
          </table:table-cell>
          <table:table-cell office:value-type="float" office:value="33">
            <text:p>33 </text:p>
          </table:table-cell>
          <table:table-cell office:value-type="float" office:value="38">
            <text:p>38 </text:p>
          </table:table-cell>
          <table:table-cell office:value-type="float" office:value="43">
            <text:p>43 </text:p>
          </table:table-cell>
          <table:table-cell office:value-type="float" office:value="48">
            <text:p>48 </text:p>
          </table:table-cell>
          <table:table-cell office:value-type="float" office:value="53">
            <text:p>53 </text:p>
          </table:table-cell>
          <table:table-cell office:value-type="float" office:value="58">
            <text:p>58 </text:p>
          </table:table-cell>
          <table:table-cell office:value-type="float" office:value="63">
            <text:p>63 </text:p>
          </table:table-cell>
          <table:table-cell office:value-type="float" office:value="68">
            <text:p>68 </text:p>
          </table:table-cell>
          <table:table-cell table:style-name="ce148" office:value-type="float" office:value="73">
            <text:p>73 </text:p>
          </table:table-cell>
          <table:table-cell table:style-name="ce166"/>
          <table:table-cell table:style-name="ce164"/>
          <table:table-cell/>
          <table:table-cell table:style-name="ce169" office:value-type="string">
            <text:p>cp</text:p>
          </table:table-cell>
          <table:table-cell table:style-name="ce169" office:value-type="string">
            <text:p>lfs</text:p>
          </table:table-cell>
          <table:table-cell table:style-name="ce172"/>
          <table:table-cell table:style-name="ce172" office:value-type="string">
            <text:p>siphon</text:p>
          </table:table-cell>
          <table:table-cell table:style-name="ce172" table:number-columns-repeated="4"/>
          <table:table-cell table:style-name="Default" table:number-columns-repeated="2"/>
          <table:table-cell/>
          <table:table-cell table:style-name="ce165" office:value-type="float" office:value="19">
            <text:p>19</text:p>
          </table:table-cell>
          <table:table-cell office:value-type="float" office:value="6288">
            <text:p>6,288</text:p>
          </table:table-cell>
          <table:table-cell table:style-name="ce184" table:formula="of:=([.AA20]-[.AA19])/[.AA19]" office:value-type="percentage" office:value="0.369934640522876">
            <text:p>36.99%</text:p>
          </table:table-cell>
          <table:table-cell table:style-name="ce185" table:formula="of:=[.AA20]-[.AA19]" office:value-type="float" office:value="1698">
            <text:p>1,698</text:p>
          </table:table-cell>
          <table:table-cell table:style-name="ce185" table:formula="of:=[.AA20]+[.AD19]" office:value-type="float" office:value="23252">
            <text:p>23,252</text:p>
          </table:table-cell>
          <table:table-cell table:style-name="ce186" table:formula="of:=[.AA19]" office:value-type="float" office:value="4590">
            <text:p>4,590</text:p>
          </table:table-cell>
          <table:table-cell table:style-name="ce186" table:formula="of:=[.AE20]+[.AF19]" office:value-type="float" office:value="16964">
            <text:p>16,964</text:p>
          </table:table-cell>
          <table:table-cell table:number-columns-repeated="992"/>
        </table:table-row>
        <table:table-row table:style-name="ro15">
          <table:table-cell table:style-name="ce156" office:value-type="string">
            <text:p>HPs</text:p>
          </table:table-cell>
          <table:table-cell table:style-name="ce160" table:formula="of:=[.B19]*10+[.B14]*2+42" office:value-type="float" office:value="402">
            <text:p>402</text:p>
          </table:table-cell>
          <table:table-cell table:style-name="ce160" table:formula="of:=[.C19]*10+[.C14]*2+42" office:value-type="float" office:value="522">
            <text:p>522</text:p>
          </table:table-cell>
          <table:table-cell table:style-name="ce160" table:formula="of:=[.D19]*10+[.D14]*2+42" office:value-type="float" office:value="642">
            <text:p>642</text:p>
          </table:table-cell>
          <table:table-cell table:style-name="ce160" table:formula="of:=[.E19]*10+[.E14]*2+42" office:value-type="float" office:value="762">
            <text:p>762</text:p>
          </table:table-cell>
          <table:table-cell table:style-name="ce160" table:formula="of:=[.F19]*10+[.F14]*2+42" office:value-type="float" office:value="882">
            <text:p>882</text:p>
          </table:table-cell>
          <table:table-cell table:style-name="ce160" table:formula="of:=[.G19]*10+[.G14]*2+42" office:value-type="float" office:value="1002">
            <text:p>1,002</text:p>
          </table:table-cell>
          <table:table-cell table:style-name="ce160" table:formula="of:=[.H19]*10+[.H14]*2+42" office:value-type="float" office:value="1122">
            <text:p>1,122</text:p>
          </table:table-cell>
          <table:table-cell table:style-name="ce160" table:formula="of:=[.I19]*10+[.I14]*2+42" office:value-type="float" office:value="1242">
            <text:p>1,242</text:p>
          </table:table-cell>
          <table:table-cell table:style-name="ce160" table:formula="of:=[.J19]*10+[.J14]*2+42" office:value-type="float" office:value="1362">
            <text:p>1,362</text:p>
          </table:table-cell>
          <table:table-cell table:style-name="ce160" table:formula="of:=[.K19]*10+[.K14]*2+42" office:value-type="float" office:value="1482">
            <text:p>1,482</text:p>
          </table:table-cell>
          <table:table-cell table:number-columns-repeated="3"/>
          <table:table-cell table:style-name="ce169" office:value-type="string">
            <text:p>h2h</text:p>
          </table:table-cell>
          <table:table-cell table:style-name="ce172" office:value-type="string">
            <text:p>tk</text:p>
          </table:table-cell>
          <table:table-cell table:style-name="ce172"/>
          <table:table-cell table:style-name="ce172" office:value-type="string">
            <text:p>tkill</text:p>
          </table:table-cell>
          <table:table-cell table:style-name="ce172" table:number-columns-repeated="4"/>
          <table:table-cell table:style-name="Default" table:number-columns-repeated="2"/>
          <table:table-cell/>
          <table:table-cell table:style-name="ce165" office:value-type="float" office:value="20">
            <text:p>20</text:p>
          </table:table-cell>
          <table:table-cell office:value-type="float" office:value="8614">
            <text:p>8,614</text:p>
          </table:table-cell>
          <table:table-cell table:style-name="ce184" table:formula="of:=([.AA21]-[.AA20])/[.AA20]" office:value-type="percentage" office:value="0.369910941475827">
            <text:p>36.99%</text:p>
          </table:table-cell>
          <table:table-cell table:style-name="ce185" table:formula="of:=[.AA21]-[.AA20]" office:value-type="float" office:value="2326">
            <text:p>2,326</text:p>
          </table:table-cell>
          <table:table-cell table:style-name="ce185" table:formula="of:=[.AA21]+[.AD20]" office:value-type="float" office:value="31866">
            <text:p>31,866</text:p>
          </table:table-cell>
          <table:table-cell table:style-name="ce186" table:formula="of:=[.AA20]" office:value-type="float" office:value="6288">
            <text:p>6,288</text:p>
          </table:table-cell>
          <table:table-cell table:style-name="ce186" table:formula="of:=[.AE21]+[.AF20]" office:value-type="float" office:value="23252">
            <text:p>23,252</text:p>
          </table:table-cell>
          <table:table-cell table:number-columns-repeated="992"/>
        </table:table-row>
        <table:table-row table:style-name="ro15">
          <table:table-cell table:style-name="ce157" office:value-type="string">
            <text:p>SPs</text:p>
          </table:table-cell>
          <table:table-cell table:style-name="ce161" table:formula="of:=[.B18]*7+42" office:value-type="float" office:value="252">
            <text:p>252</text:p>
          </table:table-cell>
          <table:table-cell table:style-name="ce161" table:formula="of:=[.C18]*7+42" office:value-type="float" office:value="322">
            <text:p>322</text:p>
          </table:table-cell>
          <table:table-cell table:style-name="ce161" table:formula="of:=[.D18]*7+42" office:value-type="float" office:value="392">
            <text:p>392</text:p>
          </table:table-cell>
          <table:table-cell table:style-name="ce161" table:formula="of:=[.E18]*7+42" office:value-type="float" office:value="462">
            <text:p>462</text:p>
          </table:table-cell>
          <table:table-cell table:style-name="ce161" table:formula="of:=[.F18]*7+42" office:value-type="float" office:value="532">
            <text:p>532</text:p>
          </table:table-cell>
          <table:table-cell table:style-name="ce161" table:formula="of:=[.G18]*7+42" office:value-type="float" office:value="602">
            <text:p>602</text:p>
          </table:table-cell>
          <table:table-cell table:style-name="ce161" table:formula="of:=[.H18]*7+42" office:value-type="float" office:value="672">
            <text:p>672</text:p>
          </table:table-cell>
          <table:table-cell table:style-name="ce161" table:formula="of:=[.I18]*7+42" office:value-type="float" office:value="742">
            <text:p>742</text:p>
          </table:table-cell>
          <table:table-cell table:style-name="ce161" table:formula="of:=[.J18]*7+42" office:value-type="float" office:value="518">
            <text:p>518</text:p>
          </table:table-cell>
          <table:table-cell table:style-name="ce161" table:formula="of:=[.K18]*7+42" office:value-type="float" office:value="882">
            <text:p>882</text:p>
          </table:table-cell>
          <table:table-cell table:number-columns-repeated="3"/>
          <table:table-cell table:style-name="ce169" office:value-type="string">
            <text:p>ri</text:p>
          </table:table-cell>
          <table:table-cell table:style-name="ce172" office:value-type="string">
            <text:p>ik</text:p>
          </table:table-cell>
          <table:table-cell table:style-name="ce172"/>
          <table:table-cell table:style-name="ce172" office:value-type="string">
            <text:p>tkill</text:p>
          </table:table-cell>
          <table:table-cell table:style-name="ce169"/>
          <table:table-cell table:style-name="ce172" table:number-columns-repeated="3"/>
          <table:table-cell table:style-name="Default" table:number-columns-repeated="2"/>
          <table:table-cell/>
          <table:table-cell table:style-name="ce165" office:value-type="float" office:value="21">
            <text:p>21</text:p>
          </table:table-cell>
          <table:table-cell office:value-type="float" office:value="12921">
            <text:p>12,921</text:p>
          </table:table-cell>
          <table:table-cell table:style-name="ce184" table:formula="of:=([.AA22]-[.AA21])/[.AA21]" office:value-type="percentage" office:value="0.5">
            <text:p>50.00%</text:p>
          </table:table-cell>
          <table:table-cell table:style-name="ce185" table:formula="of:=[.AA22]-[.AA21]" office:value-type="float" office:value="4307">
            <text:p>4,307</text:p>
          </table:table-cell>
          <table:table-cell table:style-name="ce185" table:formula="of:=[.AA22]+[.AD21]" office:value-type="float" office:value="44787">
            <text:p>44,787</text:p>
          </table:table-cell>
          <table:table-cell table:style-name="ce186" table:formula="of:=[.AA21]" office:value-type="float" office:value="8614">
            <text:p>8,614</text:p>
          </table:table-cell>
          <table:table-cell table:style-name="ce186" table:formula="of:=[.AE22]+[.AF21]" office:value-type="float" office:value="31866">
            <text:p>31,866</text:p>
          </table:table-cell>
          <table:table-cell table:number-columns-repeated="992"/>
        </table:table-row>
        <table:table-row table:style-name="ro15">
          <table:table-cell office:value-type="string">
            <text:p>Used</text:p>
          </table:table-cell>
          <table:table-cell table:formula="of:=SUM([.B15:.B20])" office:value-type="float" office:value="175">
            <text:p>175 </text:p>
          </table:table-cell>
          <table:table-cell table:formula="of:=SUM([.C15:.C20])" office:value-type="float" office:value="226">
            <text:p>226 </text:p>
          </table:table-cell>
          <table:table-cell table:formula="of:=SUM([.D15:.D20])" office:value-type="float" office:value="276">
            <text:p>276 </text:p>
          </table:table-cell>
          <table:table-cell table:formula="of:=SUM([.E15:.E20])" office:value-type="float" office:value="326">
            <text:p>326 </text:p>
          </table:table-cell>
          <table:table-cell table:formula="of:=SUM([.F15:.F20])" office:value-type="float" office:value="376">
            <text:p>376 </text:p>
          </table:table-cell>
          <table:table-cell table:formula="of:=SUM([.G15:.G20])" office:value-type="float" office:value="426">
            <text:p>426 </text:p>
          </table:table-cell>
          <table:table-cell table:formula="of:=SUM([.H15:.H20])" office:value-type="float" office:value="476">
            <text:p>476 </text:p>
          </table:table-cell>
          <table:table-cell table:formula="of:=SUM([.I15:.I20])" office:value-type="float" office:value="526">
            <text:p>526 </text:p>
          </table:table-cell>
          <table:table-cell table:formula="of:=SUM([.J15:.J20])" office:value-type="float" office:value="534">
            <text:p>534 </text:p>
          </table:table-cell>
          <table:table-cell table:style-name="ce148" table:formula="of:=SUM([.K15:.K20])" office:value-type="float" office:value="626">
            <text:p>626 </text:p>
          </table:table-cell>
          <table:table-cell table:number-columns-repeated="3"/>
          <table:table-cell table:style-name="Default" office:value-type="string">
            <text:p>tk</text:p>
          </table:table-cell>
          <table:table-cell table:number-columns-repeated="2"/>
          <table:table-cell office:value-type="string">
            <text:p>ipain</text:p>
          </table:table-cell>
          <table:table-cell table:style-name="Default" office:value-type="string">
            <text:p>skip and use tkill?</text:p>
          </table:table-cell>
          <table:table-cell table:number-columns-repeated="3"/>
          <table:table-cell table:style-name="Default" table:number-columns-repeated="2"/>
          <table:table-cell/>
          <table:table-cell table:style-name="ce165" office:value-type="float" office:value="22">
            <text:p>22</text:p>
          </table:table-cell>
          <table:table-cell office:value-type="float" office:value="19381">
            <text:p>19,381</text:p>
          </table:table-cell>
          <table:table-cell table:style-name="ce184" table:formula="of:=([.AA23]-[.AA22])/[.AA22]" office:value-type="percentage" office:value="0.499961303304698">
            <text:p>50.00%</text:p>
          </table:table-cell>
          <table:table-cell table:style-name="ce185" table:formula="of:=[.AA23]-[.AA22]" office:value-type="float" office:value="6460">
            <text:p>6,460</text:p>
          </table:table-cell>
          <table:table-cell table:style-name="ce185" table:formula="of:=[.AA23]+[.AD22]" office:value-type="float" office:value="64168">
            <text:p>64,168</text:p>
          </table:table-cell>
          <table:table-cell table:style-name="ce186" table:formula="of:=[.AA22]" office:value-type="float" office:value="12921">
            <text:p>12,921</text:p>
          </table:table-cell>
          <table:table-cell table:style-name="ce186" table:formula="of:=[.AE23]+[.AF22]" office:value-type="float" office:value="44787">
            <text:p>44,787</text:p>
          </table:table-cell>
          <table:table-cell table:number-columns-repeated="992"/>
        </table:table-row>
        <table:table-row table:style-name="ro15">
          <table:table-cell office:value-type="string">
            <text:p>Max</text:p>
          </table:table-cell>
          <table:table-cell table:formula="of:=[.B14]*5+26" office:value-type="float" office:value="176">
            <text:p>176 </text:p>
          </table:table-cell>
          <table:table-cell table:formula="of:=[.C14]*5+26" office:value-type="float" office:value="226">
            <text:p>226 </text:p>
          </table:table-cell>
          <table:table-cell table:formula="of:=[.D14]*5+26" office:value-type="float" office:value="276">
            <text:p>276 </text:p>
          </table:table-cell>
          <table:table-cell table:formula="of:=[.E14]*5+26" office:value-type="float" office:value="326">
            <text:p>326 </text:p>
          </table:table-cell>
          <table:table-cell table:formula="of:=[.F14]*5+26" office:value-type="float" office:value="376">
            <text:p>376 </text:p>
          </table:table-cell>
          <table:table-cell table:formula="of:=[.G14]*5+26" office:value-type="float" office:value="426">
            <text:p>426 </text:p>
          </table:table-cell>
          <table:table-cell table:formula="of:=[.H14]*5+26" office:value-type="float" office:value="476">
            <text:p>476 </text:p>
          </table:table-cell>
          <table:table-cell table:formula="of:=[.I14]*5+26" office:value-type="float" office:value="526">
            <text:p>526 </text:p>
          </table:table-cell>
          <table:table-cell table:formula="of:=[.J14]*5+26" office:value-type="float" office:value="576">
            <text:p>576 </text:p>
          </table:table-cell>
          <table:table-cell table:style-name="ce148" table:formula="of:=[.K14]*5+26" office:value-type="float" office:value="626">
            <text:p>626 </text:p>
          </table:table-cell>
          <table:table-cell table:number-columns-repeated="3"/>
          <table:table-cell table:style-name="Default"/>
          <table:table-cell table:number-columns-repeated="2"/>
          <table:table-cell office:value-type="string">
            <text:p>ri</text:p>
          </table:table-cell>
          <table:table-cell table:number-columns-repeated="4"/>
          <table:table-cell table:style-name="Default" table:number-columns-repeated="2"/>
          <table:table-cell/>
          <table:table-cell table:style-name="ce165" office:value-type="float" office:value="23">
            <text:p>23</text:p>
          </table:table-cell>
          <table:table-cell office:value-type="float" office:value="29071">
            <text:p>29,071</text:p>
          </table:table-cell>
          <table:table-cell table:style-name="ce184" table:formula="of:=([.AA24]-[.AA23])/[.AA23]" office:value-type="percentage" office:value="0.499974201537588">
            <text:p>50.00%</text:p>
          </table:table-cell>
          <table:table-cell table:style-name="ce185" table:formula="of:=[.AA24]-[.AA23]" office:value-type="float" office:value="9690">
            <text:p>9,690</text:p>
          </table:table-cell>
          <table:table-cell table:style-name="ce185" table:formula="of:=[.AA24]+[.AD23]" office:value-type="float" office:value="93239">
            <text:p>93,239</text:p>
          </table:table-cell>
          <table:table-cell table:style-name="ce186" table:formula="of:=[.AA23]" office:value-type="float" office:value="19381">
            <text:p>19,381</text:p>
          </table:table-cell>
          <table:table-cell table:style-name="ce186" table:formula="of:=[.AE24]+[.AF23]" office:value-type="float" office:value="64168">
            <text:p>64,168</text:p>
          </table:table-cell>
          <table:table-cell table:number-columns-repeated="992"/>
        </table:table-row>
        <table:table-row table:style-name="ro15">
          <table:table-cell table:number-columns-repeated="15"/>
          <table:table-cell table:style-name="Default" table:number-columns-repeated="2"/>
          <table:table-cell office:value-type="string">
            <text:p>lfs</text:p>
          </table:table-cell>
          <table:table-cell table:number-columns-repeated="7"/>
          <table:table-cell table:style-name="ce165" office:value-type="float" office:value="24">
            <text:p>24</text:p>
          </table:table-cell>
          <table:table-cell office:value-type="float" office:value="43606">
            <text:p>43,606</text:p>
          </table:table-cell>
          <table:table-cell table:style-name="ce184" table:formula="of:=([.AA25]-[.AA24])/[.AA24]" office:value-type="percentage" office:value="0.499982800729249">
            <text:p>50.00%</text:p>
          </table:table-cell>
          <table:table-cell table:style-name="ce185" table:formula="of:=[.AA25]-[.AA24]" office:value-type="float" office:value="14535">
            <text:p>14,535</text:p>
          </table:table-cell>
          <table:table-cell table:style-name="ce185" table:formula="of:=[.AA25]+[.AD24]" office:value-type="float" office:value="136845">
            <text:p>136,845</text:p>
          </table:table-cell>
          <table:table-cell table:style-name="ce186" table:formula="of:=[.AA24]" office:value-type="float" office:value="29071">
            <text:p>29,071</text:p>
          </table:table-cell>
          <table:table-cell table:style-name="ce186" table:formula="of:=[.AE25]+[.AF24]" office:value-type="float" office:value="93239">
            <text:p>93,239</text:p>
          </table:table-cell>
          <table:table-cell table:number-columns-repeated="992"/>
        </table:table-row>
        <table:table-row table:style-name="ro1">
          <table:table-cell table:style-name="ce1" office:value-type="string">
            <text:p>Level</text:p>
          </table:table-cell>
          <table:table-cell table:style-name="ce145" office:value-type="float" office:value="30">
            <text:p>30 </text:p>
          </table:table-cell>
          <table:table-cell table:style-name="ce145" office:value-type="float" office:value="40">
            <text:p>40 </text:p>
          </table:table-cell>
          <table:table-cell table:style-name="ce145" office:value-type="float" office:value="50">
            <text:p>50 </text:p>
          </table:table-cell>
          <table:table-cell table:style-name="ce145" office:value-type="float" office:value="60">
            <text:p>60 </text:p>
          </table:table-cell>
          <table:table-cell table:style-name="ce145" office:value-type="float" office:value="70">
            <text:p>70 </text:p>
          </table:table-cell>
          <table:table-cell table:style-name="ce145" office:value-type="float" office:value="80">
            <text:p>80 </text:p>
          </table:table-cell>
          <table:table-cell table:style-name="ce145" office:value-type="float" office:value="90">
            <text:p>90 </text:p>
          </table:table-cell>
          <table:table-cell table:style-name="ce145" office:value-type="float" office:value="100">
            <text:p>100 </text:p>
          </table:table-cell>
          <table:table-cell table:style-name="ce145" office:value-type="float" office:value="110">
            <text:p>110 </text:p>
          </table:table-cell>
          <table:table-cell table:style-name="ce145" office:value-type="float" office:value="120">
            <text:p>120 </text:p>
          </table:table-cell>
          <table:table-cell table:number-columns-repeated="6"/>
          <table:table-cell office:value-type="string">
            <text:p>cloud mind</text:p>
          </table:table-cell>
          <table:table-cell table:number-columns-repeated="7"/>
          <table:table-cell table:style-name="ce165" office:value-type="float" office:value="25">
            <text:p>25</text:p>
          </table:table-cell>
          <table:table-cell office:value-type="float" office:value="65409">
            <text:p>65,409</text:p>
          </table:table-cell>
          <table:table-cell table:style-name="ce184" table:formula="of:=([.AA26]-[.AA25])/[.AA25]" office:value-type="percentage" office:value="0.5">
            <text:p>50.00%</text:p>
          </table:table-cell>
          <table:table-cell table:style-name="ce185" table:formula="of:=[.AA26]-[.AA25]" office:value-type="float" office:value="21803">
            <text:p>21,803</text:p>
          </table:table-cell>
          <table:table-cell table:style-name="ce185" table:formula="of:=[.AA26]+[.AD25]" office:value-type="float" office:value="202254">
            <text:p>202,254</text:p>
          </table:table-cell>
          <table:table-cell table:style-name="ce186" table:formula="of:=[.AA25]" office:value-type="float" office:value="43606">
            <text:p>43,606</text:p>
          </table:table-cell>
          <table:table-cell table:style-name="ce186" table:formula="of:=[.AE26]+[.AF25]" office:value-type="float" office:value="136845">
            <text:p>136,845</text:p>
          </table:table-cell>
          <table:table-cell table:number-columns-repeated="992"/>
        </table:table-row>
        <table:table-row table:style-name="ro1">
          <table:table-cell office:value-type="string">
            <text:p>Str</text:p>
          </table:table-cell>
          <table:table-cell office:value-type="float" office:value="30">
            <text:p>30 </text:p>
          </table:table-cell>
          <table:table-cell office:value-type="float" office:value="40">
            <text:p>40 </text:p>
          </table:table-cell>
          <table:table-cell office:value-type="float" office:value="50">
            <text:p>50 </text:p>
          </table:table-cell>
          <table:table-cell office:value-type="float" office:value="60">
            <text:p>60 </text:p>
          </table:table-cell>
          <table:table-cell office:value-type="float" office:value="70">
            <text:p>70 </text:p>
          </table:table-cell>
          <table:table-cell office:value-type="float" office:value="80">
            <text:p>80 </text:p>
          </table:table-cell>
          <table:table-cell office:value-type="float" office:value="90">
            <text:p>90 </text:p>
          </table:table-cell>
          <table:table-cell office:value-type="float" office:value="100">
            <text:p>100 </text:p>
          </table:table-cell>
          <table:table-cell office:value-type="float" office:value="110">
            <text:p>110 </text:p>
          </table:table-cell>
          <table:table-cell table:style-name="ce148" office:value-type="float" office:value="120">
            <text:p>120 </text:p>
          </table:table-cell>
          <table:table-cell table:number-columns-repeated="6"/>
          <table:table-cell office:value-type="string">
            <text:p>h2h</text:p>
          </table:table-cell>
          <table:table-cell table:number-columns-repeated="7"/>
          <table:table-cell table:style-name="ce165" office:value-type="float" office:value="26">
            <text:p>26</text:p>
          </table:table-cell>
          <table:table-cell office:value-type="float" office:value="98113">
            <text:p>98,113</text:p>
          </table:table-cell>
          <table:table-cell table:style-name="ce184" table:formula="of:=([.AA27]-[.AA26])/[.AA26]" office:value-type="percentage" office:value="0.499992355792016">
            <text:p>50.00%</text:p>
          </table:table-cell>
          <table:table-cell table:style-name="ce185" table:formula="of:=[.AA27]-[.AA26]" office:value-type="float" office:value="32704">
            <text:p>32,704</text:p>
          </table:table-cell>
          <table:table-cell table:style-name="ce185" table:formula="of:=[.AA27]+[.AD26]" office:value-type="float" office:value="300367">
            <text:p>300,367</text:p>
          </table:table-cell>
          <table:table-cell table:style-name="ce186" table:formula="of:=[.AA26]" office:value-type="float" office:value="65409">
            <text:p>65,409</text:p>
          </table:table-cell>
          <table:table-cell table:style-name="ce186" table:formula="of:=[.AE27]+[.AF26]" office:value-type="float" office:value="202254">
            <text:p>202,254</text:p>
          </table:table-cell>
          <table:table-cell table:number-columns-repeated="992"/>
        </table:table-row>
        <table:table-row table:style-name="ro15">
          <table:table-cell office:value-type="string">
            <text:p>Dex</text:p>
          </table:table-cell>
          <table:table-cell office:value-type="float" office:value="30">
            <text:p>30 </text:p>
          </table:table-cell>
          <table:table-cell office:value-type="float" office:value="40">
            <text:p>40 </text:p>
          </table:table-cell>
          <table:table-cell office:value-type="float" office:value="50">
            <text:p>50 </text:p>
          </table:table-cell>
          <table:table-cell office:value-type="float" office:value="60">
            <text:p>60 </text:p>
          </table:table-cell>
          <table:table-cell office:value-type="float" office:value="70">
            <text:p>70 </text:p>
          </table:table-cell>
          <table:table-cell office:value-type="float" office:value="80">
            <text:p>80 </text:p>
          </table:table-cell>
          <table:table-cell office:value-type="float" office:value="90">
            <text:p>90 </text:p>
          </table:table-cell>
          <table:table-cell office:value-type="float" office:value="100">
            <text:p>100 </text:p>
          </table:table-cell>
          <table:table-cell office:value-type="float" office:value="110">
            <text:p>110 </text:p>
          </table:table-cell>
          <table:table-cell table:style-name="ce148" office:value-type="float" office:value="51">
            <text:p>51 </text:p>
          </table:table-cell>
          <table:table-cell table:number-columns-repeated="6"/>
          <table:table-cell office:value-type="string">
            <text:p>force</text:p>
          </table:table-cell>
          <table:table-cell table:number-columns-repeated="7"/>
          <table:table-cell table:style-name="ce165" office:value-type="float" office:value="27">
            <text:p>27</text:p>
          </table:table-cell>
          <table:table-cell office:value-type="float" office:value="147169">
            <text:p>147,169</text:p>
          </table:table-cell>
          <table:table-cell table:style-name="ce184" table:formula="of:=([.AA28]-[.AA27])/[.AA27]" office:value-type="percentage" office:value="0.499994903835373">
            <text:p>50.00%</text:p>
          </table:table-cell>
          <table:table-cell table:style-name="ce185" table:formula="of:=[.AA28]-[.AA27]" office:value-type="float" office:value="49056">
            <text:p>49,056</text:p>
          </table:table-cell>
          <table:table-cell table:style-name="ce185" table:formula="of:=[.AA28]+[.AD27]" office:value-type="float" office:value="447536">
            <text:p>447,536</text:p>
          </table:table-cell>
          <table:table-cell table:style-name="ce186" table:formula="of:=[.AA27]" office:value-type="float" office:value="98113">
            <text:p>98,113</text:p>
          </table:table-cell>
          <table:table-cell table:style-name="ce186" table:formula="of:=[.AE28]+[.AF27]" office:value-type="float" office:value="300367">
            <text:p>300,367</text:p>
          </table:table-cell>
          <table:table-cell table:number-columns-repeated="992"/>
        </table:table-row>
        <table:table-row table:style-name="ro15">
          <table:table-cell table:style-name="ce13" office:value-type="string">
            <text:p>Wis</text:p>
          </table:table-cell>
          <table:table-cell office:value-type="float" office:value="30">
            <text:p>30 </text:p>
          </table:table-cell>
          <table:table-cell office:value-type="float" office:value="33">
            <text:p>33 </text:p>
          </table:table-cell>
          <table:table-cell office:value-type="float" office:value="38">
            <text:p>38 </text:p>
          </table:table-cell>
          <table:table-cell office:value-type="float" office:value="43">
            <text:p>43 </text:p>
          </table:table-cell>
          <table:table-cell office:value-type="float" office:value="48">
            <text:p>48 </text:p>
          </table:table-cell>
          <table:table-cell office:value-type="float" office:value="53">
            <text:p>53 </text:p>
          </table:table-cell>
          <table:table-cell office:value-type="float" office:value="58">
            <text:p>58 </text:p>
          </table:table-cell>
          <table:table-cell office:value-type="float" office:value="63">
            <text:p>63 </text:p>
          </table:table-cell>
          <table:table-cell office:value-type="float" office:value="68">
            <text:p>68 </text:p>
          </table:table-cell>
          <table:table-cell table:style-name="ce148" office:value-type="float" office:value="120">
            <text:p>120 </text:p>
          </table:table-cell>
          <table:table-cell/>
          <table:table-cell table:style-name="Default"/>
          <table:table-cell table:number-columns-repeated="4"/>
          <table:table-cell office:value-type="string">
            <text:p>conc</text:p>
          </table:table-cell>
          <table:table-cell table:number-columns-repeated="7"/>
          <table:table-cell table:style-name="ce165" office:value-type="float" office:value="28">
            <text:p>28</text:p>
          </table:table-cell>
          <table:table-cell office:value-type="float" office:value="220753">
            <text:p>220,753</text:p>
          </table:table-cell>
          <table:table-cell table:style-name="ce184" table:formula="of:=([.AA29]-[.AA28])/[.AA28]" office:value-type="percentage" office:value="0.499996602545373">
            <text:p>50.00%</text:p>
          </table:table-cell>
          <table:table-cell table:style-name="ce185" table:formula="of:=[.AA29]-[.AA28]" office:value-type="float" office:value="73584">
            <text:p>73,584</text:p>
          </table:table-cell>
          <table:table-cell table:style-name="ce185" table:formula="of:=[.AA29]+[.AD28]" office:value-type="float" office:value="668289">
            <text:p>668,289</text:p>
          </table:table-cell>
          <table:table-cell table:style-name="ce186" table:formula="of:=[.AA28]" office:value-type="float" office:value="147169">
            <text:p>147,169</text:p>
          </table:table-cell>
          <table:table-cell table:style-name="ce186" table:formula="of:=[.AE29]+[.AF28]" office:value-type="float" office:value="447536">
            <text:p>447,536</text:p>
          </table:table-cell>
          <table:table-cell table:number-columns-repeated="992"/>
        </table:table-row>
        <table:table-row table:style-name="ro1">
          <table:table-cell table:style-name="ce13" office:value-type="string">
            <text:p>Int</text:p>
          </table:table-cell>
          <table:table-cell office:value-type="float" office:value="30">
            <text:p>30 </text:p>
          </table:table-cell>
          <table:table-cell office:value-type="float" office:value="40">
            <text:p>40 </text:p>
          </table:table-cell>
          <table:table-cell office:value-type="float" office:value="50">
            <text:p>50 </text:p>
          </table:table-cell>
          <table:table-cell office:value-type="float" office:value="60">
            <text:p>60 </text:p>
          </table:table-cell>
          <table:table-cell office:value-type="float" office:value="70">
            <text:p>70 </text:p>
          </table:table-cell>
          <table:table-cell office:value-type="float" office:value="80">
            <text:p>80 </text:p>
          </table:table-cell>
          <table:table-cell office:value-type="float" office:value="90">
            <text:p>90 </text:p>
          </table:table-cell>
          <table:table-cell office:value-type="float" office:value="100">
            <text:p>100 </text:p>
          </table:table-cell>
          <table:table-cell table:formula="of:=[.J29]" office:value-type="float" office:value="68">
            <text:p>68 </text:p>
          </table:table-cell>
          <table:table-cell table:style-name="ce148" office:value-type="float" office:value="120">
            <text:p>120 </text:p>
          </table:table-cell>
          <table:table-cell table:style-name="Default" table:number-columns-repeated="2"/>
          <table:table-cell table:number-columns-repeated="4"/>
          <table:table-cell office:value-type="string">
            <text:p>meditation</text:p>
          </table:table-cell>
          <table:table-cell table:number-columns-repeated="7"/>
          <table:table-cell table:style-name="ce165" office:value-type="float" office:value="29">
            <text:p>29</text:p>
          </table:table-cell>
          <table:table-cell office:value-type="float" office:value="331129">
            <text:p>331,129</text:p>
          </table:table-cell>
          <table:table-cell table:style-name="ce184" table:formula="of:=([.AA30]-[.AA29])/[.AA29]" office:value-type="percentage" office:value="0.499997735025119">
            <text:p>50.00%</text:p>
          </table:table-cell>
          <table:table-cell table:style-name="ce185" table:formula="of:=[.AA30]-[.AA29]" office:value-type="float" office:value="110376">
            <text:p>110,376</text:p>
          </table:table-cell>
          <table:table-cell table:style-name="ce185" table:formula="of:=[.AA30]+[.AD29]" office:value-type="float" office:value="999418">
            <text:p>999,418</text:p>
          </table:table-cell>
          <table:table-cell table:style-name="ce186" table:formula="of:=[.AA29]" office:value-type="float" office:value="220753">
            <text:p>220,753</text:p>
          </table:table-cell>
          <table:table-cell table:style-name="ce186" table:formula="of:=[.AE30]+[.AF29]" office:value-type="float" office:value="668289">
            <text:p>668,289</text:p>
          </table:table-cell>
          <table:table-cell table:number-columns-repeated="992"/>
        </table:table-row>
        <table:table-row table:style-name="ro1">
          <table:table-cell table:style-name="ce13" office:value-type="string">
            <text:p>Con</text:p>
          </table:table-cell>
          <table:table-cell office:value-type="float" office:value="30">
            <text:p>30 </text:p>
          </table:table-cell>
          <table:table-cell office:value-type="float" office:value="40">
            <text:p>40 </text:p>
          </table:table-cell>
          <table:table-cell office:value-type="float" office:value="50">
            <text:p>50 </text:p>
          </table:table-cell>
          <table:table-cell office:value-type="float" office:value="60">
            <text:p>60 </text:p>
          </table:table-cell>
          <table:table-cell office:value-type="float" office:value="70">
            <text:p>70 </text:p>
          </table:table-cell>
          <table:table-cell office:value-type="float" office:value="80">
            <text:p>80 </text:p>
          </table:table-cell>
          <table:table-cell office:value-type="float" office:value="90">
            <text:p>90 </text:p>
          </table:table-cell>
          <table:table-cell office:value-type="float" office:value="100">
            <text:p>100 </text:p>
          </table:table-cell>
          <table:table-cell office:value-type="float" office:value="110">
            <text:p>110 </text:p>
          </table:table-cell>
          <table:table-cell table:style-name="ce148" office:value-type="float" office:value="164">
            <text:p>164 </text:p>
          </table:table-cell>
          <table:table-cell table:style-name="Default"/>
          <table:table-cell table:number-columns-repeated="13"/>
          <table:table-cell table:style-name="ce165" office:value-type="float" office:value="30">
            <text:p>30</text:p>
          </table:table-cell>
          <table:table-cell office:value-type="float" office:value="496693">
            <text:p>496,693</text:p>
          </table:table-cell>
          <table:table-cell table:style-name="ce184" table:formula="of:=([.AA31]-[.AA30])/[.AA30]" office:value-type="percentage" office:value="0.499998490014466">
            <text:p>50.00%</text:p>
          </table:table-cell>
          <table:table-cell table:style-name="ce185" table:formula="of:=[.AA31]-[.AA30]" office:value-type="float" office:value="165564">
            <text:p>165,564</text:p>
          </table:table-cell>
          <table:table-cell table:style-name="ce185" table:formula="of:=[.AA31]+[.AD30]" office:value-type="float" office:value="1496111">
            <text:p>1,496,111</text:p>
          </table:table-cell>
          <table:table-cell table:style-name="ce186" table:formula="of:=[.AA30]" office:value-type="float" office:value="331129">
            <text:p>331,129</text:p>
          </table:table-cell>
          <table:table-cell table:style-name="ce186" table:formula="of:=[.AE31]+[.AF30]" office:value-type="float" office:value="999418">
            <text:p>999,418</text:p>
          </table:table-cell>
          <table:table-cell table:number-columns-repeated="992"/>
        </table:table-row>
        <table:table-row table:style-name="ro1">
          <table:table-cell office:value-type="string">
            <text:p>Cha</text:p>
          </table:table-cell>
          <table:table-cell office:value-type="float" office:value="25">
            <text:p>25 </text:p>
          </table:table-cell>
          <table:table-cell office:value-type="float" office:value="33">
            <text:p>33 </text:p>
          </table:table-cell>
          <table:table-cell office:value-type="float" office:value="38">
            <text:p>38 </text:p>
          </table:table-cell>
          <table:table-cell office:value-type="float" office:value="43">
            <text:p>43 </text:p>
          </table:table-cell>
          <table:table-cell office:value-type="float" office:value="48">
            <text:p>48 </text:p>
          </table:table-cell>
          <table:table-cell office:value-type="float" office:value="53">
            <text:p>53 </text:p>
          </table:table-cell>
          <table:table-cell office:value-type="float" office:value="58">
            <text:p>58 </text:p>
          </table:table-cell>
          <table:table-cell office:value-type="float" office:value="63">
            <text:p>63 </text:p>
          </table:table-cell>
          <table:table-cell office:value-type="float" office:value="68">
            <text:p>68 </text:p>
          </table:table-cell>
          <table:table-cell table:style-name="ce148" office:value-type="float" office:value="51">
            <text:p>51 </text:p>
          </table:table-cell>
          <table:table-cell table:style-name="Default"/>
          <table:table-cell table:number-columns-repeated="13"/>
          <table:table-cell table:style-name="ce165" office:value-type="float" office:value="31">
            <text:p>31</text:p>
          </table:table-cell>
          <table:table-cell office:value-type="float" office:value="546701">
            <text:p>546,701</text:p>
          </table:table-cell>
          <table:table-cell table:style-name="ce184" table:formula="of:=([.AA32]-[.AA31])/[.AA31]" office:value-type="percentage" office:value="0.100681910153757">
            <text:p>10.07%</text:p>
          </table:table-cell>
          <table:table-cell table:style-name="ce185" table:formula="of:=[.AA32]-[.AA31]" office:value-type="float" office:value="50008">
            <text:p>50,008</text:p>
          </table:table-cell>
          <table:table-cell table:style-name="ce185" table:formula="of:=[.AA32]+[.AD31]" office:value-type="float" office:value="2042812">
            <text:p>2,042,812</text:p>
          </table:table-cell>
          <table:table-cell table:style-name="ce186" table:formula="of:=[.AA31]" office:value-type="float" office:value="496693">
            <text:p>496,693</text:p>
          </table:table-cell>
          <table:table-cell table:style-name="ce186" table:formula="of:=[.AE32]+[.AF31]" office:value-type="float" office:value="1496111">
            <text:p>1,496,111</text:p>
          </table:table-cell>
          <table:table-cell table:number-columns-repeated="992"/>
        </table:table-row>
        <table:table-row table:style-name="ro15">
          <table:table-cell table:style-name="ce156" office:value-type="string">
            <text:p>HPs</text:p>
          </table:table-cell>
          <table:table-cell table:style-name="ce160" table:formula="of:=[.B31]*10+[.B26]*2+42" office:value-type="float" office:value="402">
            <text:p>402</text:p>
          </table:table-cell>
          <table:table-cell table:style-name="ce160" table:formula="of:=[.C31]*10+[.C26]*2+42" office:value-type="float" office:value="522">
            <text:p>522</text:p>
          </table:table-cell>
          <table:table-cell table:style-name="ce160" table:formula="of:=[.D31]*10+[.D26]*2+42" office:value-type="float" office:value="642">
            <text:p>642</text:p>
          </table:table-cell>
          <table:table-cell table:style-name="ce160" table:formula="of:=[.E31]*10+[.E26]*2+42" office:value-type="float" office:value="762">
            <text:p>762</text:p>
          </table:table-cell>
          <table:table-cell table:style-name="ce160" table:formula="of:=[.F31]*10+[.F26]*2+42" office:value-type="float" office:value="882">
            <text:p>882</text:p>
          </table:table-cell>
          <table:table-cell table:style-name="ce160" table:formula="of:=[.G31]*10+[.G26]*2+42" office:value-type="float" office:value="1002">
            <text:p>1,002</text:p>
          </table:table-cell>
          <table:table-cell table:style-name="ce160" table:formula="of:=[.H31]*10+[.H26]*2+42" office:value-type="float" office:value="1122">
            <text:p>1,122</text:p>
          </table:table-cell>
          <table:table-cell table:style-name="ce160" table:formula="of:=[.I31]*10+[.I26]*2+42" office:value-type="float" office:value="1242">
            <text:p>1,242</text:p>
          </table:table-cell>
          <table:table-cell table:style-name="ce160" table:formula="of:=[.J31]*10+[.J26]*2+42" office:value-type="float" office:value="1362">
            <text:p>1,362</text:p>
          </table:table-cell>
          <table:table-cell table:style-name="ce160" table:formula="of:=[.K31]*10+[.K26]*2+42" office:value-type="float" office:value="1922">
            <text:p>1,922</text:p>
          </table:table-cell>
          <table:table-cell table:number-columns-repeated="14"/>
          <table:table-cell table:style-name="ce165" office:value-type="float" office:value="32">
            <text:p>32</text:p>
          </table:table-cell>
          <table:table-cell office:value-type="float" office:value="596709">
            <text:p>596,709</text:p>
          </table:table-cell>
          <table:table-cell table:style-name="ce184" table:formula="of:=([.AA33]-[.AA32])/[.AA32]" office:value-type="percentage" office:value="0.0914723038735982">
            <text:p>9.15%</text:p>
          </table:table-cell>
          <table:table-cell table:style-name="ce185" table:formula="of:=[.AA33]-[.AA32]" office:value-type="float" office:value="50008">
            <text:p>50,008</text:p>
          </table:table-cell>
          <table:table-cell table:style-name="ce185" table:formula="of:=[.AA33]+[.AD32]" office:value-type="float" office:value="2639521">
            <text:p>2,639,521</text:p>
          </table:table-cell>
          <table:table-cell table:style-name="ce186" table:formula="of:=[.AA32]" office:value-type="float" office:value="546701">
            <text:p>546,701</text:p>
          </table:table-cell>
          <table:table-cell table:style-name="ce186" table:formula="of:=[.AE33]+[.AF32]" office:value-type="float" office:value="2042812">
            <text:p>2,042,812</text:p>
          </table:table-cell>
          <table:table-cell table:number-columns-repeated="992"/>
        </table:table-row>
        <table:table-row table:style-name="ro15">
          <table:table-cell table:style-name="ce157" office:value-type="string">
            <text:p>SPs</text:p>
          </table:table-cell>
          <table:table-cell table:style-name="ce161" table:formula="of:=[.B30]*7+42" office:value-type="float" office:value="252">
            <text:p>252</text:p>
          </table:table-cell>
          <table:table-cell table:style-name="ce161" table:formula="of:=[.C30]*7+42" office:value-type="float" office:value="322">
            <text:p>322</text:p>
          </table:table-cell>
          <table:table-cell table:style-name="ce161" table:formula="of:=[.D30]*7+42" office:value-type="float" office:value="392">
            <text:p>392</text:p>
          </table:table-cell>
          <table:table-cell table:style-name="ce161" table:formula="of:=[.E30]*7+42" office:value-type="float" office:value="462">
            <text:p>462</text:p>
          </table:table-cell>
          <table:table-cell table:style-name="ce161" table:formula="of:=[.F30]*7+42" office:value-type="float" office:value="532">
            <text:p>532</text:p>
          </table:table-cell>
          <table:table-cell table:style-name="ce161" table:formula="of:=[.G30]*7+42" office:value-type="float" office:value="602">
            <text:p>602</text:p>
          </table:table-cell>
          <table:table-cell table:style-name="ce161" table:formula="of:=[.H30]*7+42" office:value-type="float" office:value="672">
            <text:p>672</text:p>
          </table:table-cell>
          <table:table-cell table:style-name="ce161" table:formula="of:=[.I30]*7+42" office:value-type="float" office:value="742">
            <text:p>742</text:p>
          </table:table-cell>
          <table:table-cell table:style-name="ce161" table:formula="of:=[.J30]*7+42" office:value-type="float" office:value="518">
            <text:p>518</text:p>
          </table:table-cell>
          <table:table-cell table:style-name="ce161" table:formula="of:=[.K30]*7+42" office:value-type="float" office:value="882">
            <text:p>882</text:p>
          </table:table-cell>
          <table:table-cell table:number-columns-repeated="14"/>
          <table:table-cell table:style-name="ce165" office:value-type="float" office:value="33">
            <text:p>33</text:p>
          </table:table-cell>
          <table:table-cell office:value-type="float" office:value="646717">
            <text:p>646,717</text:p>
          </table:table-cell>
          <table:table-cell table:style-name="ce184" table:formula="of:=([.AA34]-[.AA33])/[.AA33]" office:value-type="percentage" office:value="0.083806344466063">
            <text:p>8.38%</text:p>
          </table:table-cell>
          <table:table-cell table:style-name="ce185" table:formula="of:=[.AA34]-[.AA33]" office:value-type="float" office:value="50008">
            <text:p>50,008</text:p>
          </table:table-cell>
          <table:table-cell table:style-name="ce185" table:formula="of:=[.AA34]+[.AD33]" office:value-type="float" office:value="3286238">
            <text:p>3,286,238</text:p>
          </table:table-cell>
          <table:table-cell table:style-name="ce186" table:formula="of:=[.AA33]" office:value-type="float" office:value="596709">
            <text:p>596,709</text:p>
          </table:table-cell>
          <table:table-cell table:style-name="ce186" table:formula="of:=[.AE34]+[.AF33]" office:value-type="float" office:value="2639521">
            <text:p>2,639,521</text:p>
          </table:table-cell>
          <table:table-cell table:number-columns-repeated="992"/>
        </table:table-row>
        <table:table-row table:style-name="ro1">
          <table:table-cell office:value-type="string">
            <text:p>Used</text:p>
          </table:table-cell>
          <table:table-cell table:formula="of:=SUM([.B27:.B32])" office:value-type="float" office:value="175">
            <text:p>175 </text:p>
          </table:table-cell>
          <table:table-cell table:formula="of:=SUM([.C27:.C32])" office:value-type="float" office:value="226">
            <text:p>226 </text:p>
          </table:table-cell>
          <table:table-cell table:formula="of:=SUM([.D27:.D32])" office:value-type="float" office:value="276">
            <text:p>276 </text:p>
          </table:table-cell>
          <table:table-cell table:formula="of:=SUM([.E27:.E32])" office:value-type="float" office:value="326">
            <text:p>326 </text:p>
          </table:table-cell>
          <table:table-cell table:formula="of:=SUM([.F27:.F32])" office:value-type="float" office:value="376">
            <text:p>376 </text:p>
          </table:table-cell>
          <table:table-cell table:formula="of:=SUM([.G27:.G32])" office:value-type="float" office:value="426">
            <text:p>426 </text:p>
          </table:table-cell>
          <table:table-cell table:formula="of:=SUM([.H27:.H32])" office:value-type="float" office:value="476">
            <text:p>476 </text:p>
          </table:table-cell>
          <table:table-cell table:formula="of:=SUM([.I27:.I32])" office:value-type="float" office:value="526">
            <text:p>526 </text:p>
          </table:table-cell>
          <table:table-cell table:formula="of:=SUM([.J27:.J32])" office:value-type="float" office:value="534">
            <text:p>534 </text:p>
          </table:table-cell>
          <table:table-cell table:style-name="ce148" table:formula="of:=SUM([.K27:.K32])" office:value-type="float" office:value="626">
            <text:p>626 </text:p>
          </table:table-cell>
          <table:table-cell table:number-columns-repeated="14"/>
          <table:table-cell table:style-name="ce165" office:value-type="float" office:value="34">
            <text:p>34</text:p>
          </table:table-cell>
          <table:table-cell office:value-type="float" office:value="696725">
            <text:p>696,725</text:p>
          </table:table-cell>
          <table:table-cell table:style-name="ce184" table:formula="of:=([.AA35]-[.AA34])/[.AA34]" office:value-type="percentage" office:value="0.0773259400943535">
            <text:p>7.73%</text:p>
          </table:table-cell>
          <table:table-cell table:style-name="ce185" table:formula="of:=[.AA35]-[.AA34]" office:value-type="float" office:value="50008">
            <text:p>50,008</text:p>
          </table:table-cell>
          <table:table-cell table:style-name="ce185" table:formula="of:=[.AA35]+[.AD34]" office:value-type="float" office:value="3982963">
            <text:p>3,982,963</text:p>
          </table:table-cell>
          <table:table-cell table:style-name="ce186" table:formula="of:=[.AA34]" office:value-type="float" office:value="646717">
            <text:p>646,717</text:p>
          </table:table-cell>
          <table:table-cell table:style-name="ce186" table:formula="of:=[.AE35]+[.AF34]" office:value-type="float" office:value="3286238">
            <text:p>3,286,238</text:p>
          </table:table-cell>
          <table:table-cell table:number-columns-repeated="992"/>
        </table:table-row>
        <table:table-row table:style-name="ro1">
          <table:table-cell office:value-type="string">
            <text:p>Max</text:p>
          </table:table-cell>
          <table:table-cell table:formula="of:=[.B26]*5+26" office:value-type="float" office:value="176">
            <text:p>176 </text:p>
          </table:table-cell>
          <table:table-cell table:formula="of:=[.C26]*5+26" office:value-type="float" office:value="226">
            <text:p>226 </text:p>
          </table:table-cell>
          <table:table-cell table:formula="of:=[.D26]*5+26" office:value-type="float" office:value="276">
            <text:p>276 </text:p>
          </table:table-cell>
          <table:table-cell table:formula="of:=[.E26]*5+26" office:value-type="float" office:value="326">
            <text:p>326 </text:p>
          </table:table-cell>
          <table:table-cell table:formula="of:=[.F26]*5+26" office:value-type="float" office:value="376">
            <text:p>376 </text:p>
          </table:table-cell>
          <table:table-cell table:formula="of:=[.G26]*5+26" office:value-type="float" office:value="426">
            <text:p>426 </text:p>
          </table:table-cell>
          <table:table-cell table:formula="of:=[.H26]*5+26" office:value-type="float" office:value="476">
            <text:p>476 </text:p>
          </table:table-cell>
          <table:table-cell table:formula="of:=[.I26]*5+26" office:value-type="float" office:value="526">
            <text:p>526 </text:p>
          </table:table-cell>
          <table:table-cell table:formula="of:=[.J26]*5+26" office:value-type="float" office:value="576">
            <text:p>576 </text:p>
          </table:table-cell>
          <table:table-cell table:style-name="ce148" table:formula="of:=[.K26]*5+26" office:value-type="float" office:value="626">
            <text:p>626 </text:p>
          </table:table-cell>
          <table:table-cell table:number-columns-repeated="14"/>
          <table:table-cell table:style-name="ce165" office:value-type="float" office:value="35">
            <text:p>35</text:p>
          </table:table-cell>
          <table:table-cell office:value-type="float" office:value="746733">
            <text:p>746,733</text:p>
          </table:table-cell>
          <table:table-cell table:style-name="ce184" table:formula="of:=([.AA36]-[.AA35])/[.AA35]" office:value-type="percentage" office:value="0.071775808245721">
            <text:p>7.18%</text:p>
          </table:table-cell>
          <table:table-cell table:style-name="ce185" table:formula="of:=[.AA36]-[.AA35]" office:value-type="float" office:value="50008">
            <text:p>50,008</text:p>
          </table:table-cell>
          <table:table-cell table:style-name="ce185" table:formula="of:=[.AA36]+[.AD35]" office:value-type="float" office:value="4729696">
            <text:p>4,729,696</text:p>
          </table:table-cell>
          <table:table-cell table:style-name="ce186" table:formula="of:=[.AA35]" office:value-type="float" office:value="696725">
            <text:p>696,725</text:p>
          </table:table-cell>
          <table:table-cell table:style-name="ce186" table:formula="of:=[.AE36]+[.AF35]" office:value-type="float" office:value="3982963">
            <text:p>3,982,963</text:p>
          </table:table-cell>
          <table:table-cell table:number-columns-repeated="992"/>
        </table:table-row>
        <table:table-row table:style-name="ro1">
          <table:table-cell table:style-name="Default" table:number-columns-repeated="11"/>
          <table:table-cell table:number-columns-repeated="14"/>
          <table:table-cell table:style-name="ce165" office:value-type="float" office:value="36">
            <text:p>36</text:p>
          </table:table-cell>
          <table:table-cell office:value-type="float" office:value="796741">
            <text:p>796,741</text:p>
          </table:table-cell>
          <table:table-cell table:style-name="ce184" table:formula="of:=([.AA37]-[.AA36])/[.AA36]" office:value-type="percentage" office:value="0.0669690505173871">
            <text:p>6.70%</text:p>
          </table:table-cell>
          <table:table-cell table:style-name="ce185" table:formula="of:=[.AA37]-[.AA36]" office:value-type="float" office:value="50008">
            <text:p>50,008</text:p>
          </table:table-cell>
          <table:table-cell table:style-name="ce185" table:formula="of:=[.AA37]+[.AD36]" office:value-type="float" office:value="5526437">
            <text:p>5,526,437</text:p>
          </table:table-cell>
          <table:table-cell table:style-name="ce186" table:formula="of:=[.AA36]" office:value-type="float" office:value="746733">
            <text:p>746,733</text:p>
          </table:table-cell>
          <table:table-cell table:style-name="ce186" table:formula="of:=[.AE37]+[.AF36]" office:value-type="float" office:value="4729696">
            <text:p>4,729,696</text:p>
          </table:table-cell>
          <table:table-cell table:number-columns-repeated="992"/>
        </table:table-row>
        <table:table-row table:style-name="ro1">
          <table:table-cell table:style-name="Default" table:number-columns-repeated="11"/>
          <table:table-cell table:number-columns-repeated="14"/>
          <table:table-cell table:style-name="ce165" office:value-type="float" office:value="37">
            <text:p>37</text:p>
          </table:table-cell>
          <table:table-cell office:value-type="float" office:value="846749">
            <text:p>846,749</text:p>
          </table:table-cell>
          <table:table-cell table:style-name="ce184" table:formula="of:=([.AA38]-[.AA37])/[.AA37]" office:value-type="percentage" office:value="0.0627656917367124">
            <text:p>6.28%</text:p>
          </table:table-cell>
          <table:table-cell table:style-name="ce185" table:formula="of:=[.AA38]-[.AA37]" office:value-type="float" office:value="50008">
            <text:p>50,008</text:p>
          </table:table-cell>
          <table:table-cell table:style-name="ce185" table:formula="of:=[.AA38]+[.AD37]" office:value-type="float" office:value="6373186">
            <text:p>6,373,186</text:p>
          </table:table-cell>
          <table:table-cell table:style-name="ce186" table:formula="of:=[.AA37]" office:value-type="float" office:value="796741">
            <text:p>796,741</text:p>
          </table:table-cell>
          <table:table-cell table:style-name="ce186" table:formula="of:=[.AE38]+[.AF37]" office:value-type="float" office:value="5526437">
            <text:p>5,526,437</text:p>
          </table:table-cell>
          <table:table-cell table:number-columns-repeated="992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6"/>
          <table:table-cell table:style-name="ce165" office:value-type="float" office:value="38">
            <text:p>38</text:p>
          </table:table-cell>
          <table:table-cell office:value-type="float" office:value="896757">
            <text:p>896,757</text:p>
          </table:table-cell>
          <table:table-cell table:style-name="ce184" table:formula="of:=([.AA39]-[.AA38])/[.AA38]" office:value-type="percentage" office:value="0.0590588238072912">
            <text:p>5.91%</text:p>
          </table:table-cell>
          <table:table-cell table:style-name="ce185" table:formula="of:=[.AA39]-[.AA38]" office:value-type="float" office:value="50008">
            <text:p>50,008</text:p>
          </table:table-cell>
          <table:table-cell table:style-name="ce185" table:formula="of:=[.AA39]+[.AD38]" office:value-type="float" office:value="7269943">
            <text:p>7,269,943</text:p>
          </table:table-cell>
          <table:table-cell table:style-name="ce186" table:formula="of:=[.AA38]" office:value-type="float" office:value="846749">
            <text:p>846,749</text:p>
          </table:table-cell>
          <table:table-cell table:style-name="ce186" table:formula="of:=[.AE39]+[.AF38]" office:value-type="float" office:value="6373186">
            <text:p>6,373,186</text:p>
          </table:table-cell>
          <table:table-cell table:number-columns-repeated="992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6"/>
          <table:table-cell table:style-name="ce165" office:value-type="float" office:value="39">
            <text:p>39</text:p>
          </table:table-cell>
          <table:table-cell office:value-type="float" office:value="946765">
            <text:p>946,765</text:p>
          </table:table-cell>
          <table:table-cell table:style-name="ce184" table:formula="of:=([.AA40]-[.AA39])/[.AA39]" office:value-type="percentage" office:value="0.055765385717647">
            <text:p>5.58%</text:p>
          </table:table-cell>
          <table:table-cell table:style-name="ce185" table:formula="of:=[.AA40]-[.AA39]" office:value-type="float" office:value="50008">
            <text:p>50,008</text:p>
          </table:table-cell>
          <table:table-cell table:style-name="ce185" table:formula="of:=[.AA40]+[.AD39]" office:value-type="float" office:value="8216708">
            <text:p>8,216,708</text:p>
          </table:table-cell>
          <table:table-cell table:style-name="ce186" table:formula="of:=[.AA39]" office:value-type="float" office:value="896757">
            <text:p>896,757</text:p>
          </table:table-cell>
          <table:table-cell table:style-name="ce186" table:formula="of:=[.AE40]+[.AF39]" office:value-type="float" office:value="7269943">
            <text:p>7,269,943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40">
            <text:p>40</text:p>
          </table:table-cell>
          <table:table-cell office:value-type="float" office:value="996773">
            <text:p>996,773</text:p>
          </table:table-cell>
          <table:table-cell table:style-name="ce184" table:formula="of:=([.AA41]-[.AA40])/[.AA40]" office:value-type="percentage" office:value="0.0528198655421356">
            <text:p>5.28%</text:p>
          </table:table-cell>
          <table:table-cell table:style-name="ce185" table:formula="of:=[.AA41]-[.AA40]" office:value-type="float" office:value="50008">
            <text:p>50,008</text:p>
          </table:table-cell>
          <table:table-cell table:style-name="ce185" table:formula="of:=[.AA41]+[.AD40]" office:value-type="float" office:value="9213481">
            <text:p>9,213,481</text:p>
          </table:table-cell>
          <table:table-cell table:style-name="ce186" table:formula="of:=[.AA40]" office:value-type="float" office:value="946765">
            <text:p>946,765</text:p>
          </table:table-cell>
          <table:table-cell table:style-name="ce186" table:formula="of:=[.AE41]+[.AF40]" office:value-type="float" office:value="8216708">
            <text:p>8,216,708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41">
            <text:p>41</text:p>
          </table:table-cell>
          <table:table-cell office:value-type="float" office:value="1046781">
            <text:p>1,046,781</text:p>
          </table:table-cell>
          <table:table-cell table:style-name="ce184" table:formula="of:=([.AA42]-[.AA41])/[.AA41]" office:value-type="percentage" office:value="0.0501698982616905">
            <text:p>5.02%</text:p>
          </table:table-cell>
          <table:table-cell table:style-name="ce185" table:formula="of:=[.AA42]-[.AA41]" office:value-type="float" office:value="50008">
            <text:p>50,008</text:p>
          </table:table-cell>
          <table:table-cell table:style-name="ce185" table:formula="of:=[.AA42]+[.AD41]" office:value-type="float" office:value="10260262">
            <text:p>10,260,262</text:p>
          </table:table-cell>
          <table:table-cell table:style-name="ce186" table:formula="of:=[.AA41]" office:value-type="float" office:value="996773">
            <text:p>996,773</text:p>
          </table:table-cell>
          <table:table-cell table:style-name="ce186" table:formula="of:=[.AE42]+[.AF41]" office:value-type="float" office:value="9213481">
            <text:p>9,213,481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42">
            <text:p>42</text:p>
          </table:table-cell>
          <table:table-cell office:value-type="float" office:value="1096789">
            <text:p>1,096,789</text:p>
          </table:table-cell>
          <table:table-cell table:style-name="ce184" table:formula="of:=([.AA43]-[.AA42])/[.AA42]" office:value-type="percentage" office:value="0.0477731254197392">
            <text:p>4.78%</text:p>
          </table:table-cell>
          <table:table-cell table:style-name="ce185" table:formula="of:=[.AA43]-[.AA42]" office:value-type="float" office:value="50008">
            <text:p>50,008</text:p>
          </table:table-cell>
          <table:table-cell table:style-name="ce185" table:formula="of:=[.AA43]+[.AD42]" office:value-type="float" office:value="11357051">
            <text:p>11,357,051</text:p>
          </table:table-cell>
          <table:table-cell table:style-name="ce186" table:formula="of:=[.AA42]" office:value-type="float" office:value="1046781">
            <text:p>1,046,781</text:p>
          </table:table-cell>
          <table:table-cell table:style-name="ce186" table:formula="of:=[.AE43]+[.AF42]" office:value-type="float" office:value="10260262">
            <text:p>10,260,262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43">
            <text:p>43</text:p>
          </table:table-cell>
          <table:table-cell office:value-type="float" office:value="1146797">
            <text:p>1,146,797</text:p>
          </table:table-cell>
          <table:table-cell table:style-name="ce184" table:formula="of:=([.AA44]-[.AA43])/[.AA43]" office:value-type="percentage" office:value="0.0455949138804273">
            <text:p>4.56%</text:p>
          </table:table-cell>
          <table:table-cell table:style-name="ce185" table:formula="of:=[.AA44]-[.AA43]" office:value-type="float" office:value="50008">
            <text:p>50,008</text:p>
          </table:table-cell>
          <table:table-cell table:style-name="ce185" table:formula="of:=[.AA44]+[.AD43]" office:value-type="float" office:value="12503848">
            <text:p>12,503,848</text:p>
          </table:table-cell>
          <table:table-cell table:style-name="ce186" table:formula="of:=[.AA43]" office:value-type="float" office:value="1096789">
            <text:p>1,096,789</text:p>
          </table:table-cell>
          <table:table-cell table:style-name="ce186" table:formula="of:=[.AE44]+[.AF43]" office:value-type="float" office:value="11357051">
            <text:p>11,357,051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44">
            <text:p>44</text:p>
          </table:table-cell>
          <table:table-cell office:value-type="float" office:value="1196805">
            <text:p>1,196,805</text:p>
          </table:table-cell>
          <table:table-cell table:style-name="ce184" table:formula="of:=([.AA45]-[.AA44])/[.AA44]" office:value-type="percentage" office:value="0.0436066714510066">
            <text:p>4.36%</text:p>
          </table:table-cell>
          <table:table-cell table:style-name="ce185" table:formula="of:=[.AA45]-[.AA44]" office:value-type="float" office:value="50008">
            <text:p>50,008</text:p>
          </table:table-cell>
          <table:table-cell table:style-name="ce185" table:formula="of:=[.AA45]+[.AD44]" office:value-type="float" office:value="13700653">
            <text:p>13,700,653</text:p>
          </table:table-cell>
          <table:table-cell table:style-name="ce186" table:formula="of:=[.AA44]" office:value-type="float" office:value="1146797">
            <text:p>1,146,797</text:p>
          </table:table-cell>
          <table:table-cell table:style-name="ce186" table:formula="of:=[.AE45]+[.AF44]" office:value-type="float" office:value="12503848">
            <text:p>12,503,848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45">
            <text:p>45</text:p>
          </table:table-cell>
          <table:table-cell office:value-type="float" office:value="1246813">
            <text:p>1,246,813</text:p>
          </table:table-cell>
          <table:table-cell table:style-name="ce184" table:formula="of:=([.AA46]-[.AA45])/[.AA45]" office:value-type="percentage" office:value="0.0417845847903376">
            <text:p>4.18%</text:p>
          </table:table-cell>
          <table:table-cell table:style-name="ce185" table:formula="of:=[.AA46]-[.AA45]" office:value-type="float" office:value="50008">
            <text:p>50,008</text:p>
          </table:table-cell>
          <table:table-cell table:style-name="ce185" table:formula="of:=[.AA46]+[.AD45]" office:value-type="float" office:value="14947466">
            <text:p>14,947,466</text:p>
          </table:table-cell>
          <table:table-cell table:style-name="ce186" table:formula="of:=[.AA45]" office:value-type="float" office:value="1196805">
            <text:p>1,196,805</text:p>
          </table:table-cell>
          <table:table-cell table:style-name="ce186" table:formula="of:=[.AE46]+[.AF45]" office:value-type="float" office:value="13700653">
            <text:p>13,700,653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46">
            <text:p>46</text:p>
          </table:table-cell>
          <table:table-cell office:value-type="float" office:value="1296821">
            <text:p>1,296,821</text:p>
          </table:table-cell>
          <table:table-cell table:style-name="ce184" table:formula="of:=([.AA47]-[.AA46])/[.AA46]" office:value-type="percentage" office:value="0.0401086610421932">
            <text:p>4.01%</text:p>
          </table:table-cell>
          <table:table-cell table:style-name="ce185" table:formula="of:=[.AA47]-[.AA46]" office:value-type="float" office:value="50008">
            <text:p>50,008</text:p>
          </table:table-cell>
          <table:table-cell table:style-name="ce185" table:formula="of:=[.AA47]+[.AD46]" office:value-type="float" office:value="16244287">
            <text:p>16,244,287</text:p>
          </table:table-cell>
          <table:table-cell table:style-name="ce186" table:formula="of:=[.AA46]" office:value-type="float" office:value="1246813">
            <text:p>1,246,813</text:p>
          </table:table-cell>
          <table:table-cell table:style-name="ce186" table:formula="of:=[.AE47]+[.AF46]" office:value-type="float" office:value="14947466">
            <text:p>14,947,466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47">
            <text:p>47</text:p>
          </table:table-cell>
          <table:table-cell office:value-type="float" office:value="1346829">
            <text:p>1,346,829</text:p>
          </table:table-cell>
          <table:table-cell table:style-name="ce184" table:formula="of:=([.AA48]-[.AA47])/[.AA47]" office:value-type="percentage" office:value="0.0385619912077303">
            <text:p>3.86%</text:p>
          </table:table-cell>
          <table:table-cell table:style-name="ce185" table:formula="of:=[.AA48]-[.AA47]" office:value-type="float" office:value="50008">
            <text:p>50,008</text:p>
          </table:table-cell>
          <table:table-cell table:style-name="ce185" table:formula="of:=[.AA48]+[.AD47]" office:value-type="float" office:value="17591116">
            <text:p>17,591,116</text:p>
          </table:table-cell>
          <table:table-cell table:style-name="ce186" table:formula="of:=[.AA47]" office:value-type="float" office:value="1296821">
            <text:p>1,296,821</text:p>
          </table:table-cell>
          <table:table-cell table:style-name="ce186" table:formula="of:=[.AE48]+[.AF47]" office:value-type="float" office:value="16244287">
            <text:p>16,244,287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48">
            <text:p>48</text:p>
          </table:table-cell>
          <table:table-cell office:value-type="float" office:value="1396837">
            <text:p>1,396,837</text:p>
          </table:table-cell>
          <table:table-cell table:style-name="ce184" table:formula="of:=([.AA49]-[.AA48])/[.AA48]" office:value-type="percentage" office:value="0.0371301776246279">
            <text:p>3.71%</text:p>
          </table:table-cell>
          <table:table-cell table:style-name="ce185" table:formula="of:=[.AA49]-[.AA48]" office:value-type="float" office:value="50008">
            <text:p>50,008</text:p>
          </table:table-cell>
          <table:table-cell table:style-name="ce185" table:formula="of:=[.AA49]+[.AD48]" office:value-type="float" office:value="18987953">
            <text:p>18,987,953</text:p>
          </table:table-cell>
          <table:table-cell table:style-name="ce186" table:formula="of:=[.AA48]" office:value-type="float" office:value="1346829">
            <text:p>1,346,829</text:p>
          </table:table-cell>
          <table:table-cell table:style-name="ce186" table:formula="of:=[.AE49]+[.AF48]" office:value-type="float" office:value="17591116">
            <text:p>17,591,116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49">
            <text:p>49</text:p>
          </table:table-cell>
          <table:table-cell office:value-type="float" office:value="1446845">
            <text:p>1,446,845</text:p>
          </table:table-cell>
          <table:table-cell table:style-name="ce184" table:formula="of:=([.AA50]-[.AA49])/[.AA49]" office:value-type="percentage" office:value="0.0358008844267441">
            <text:p>3.58%</text:p>
          </table:table-cell>
          <table:table-cell table:style-name="ce185" table:formula="of:=[.AA50]-[.AA49]" office:value-type="float" office:value="50008">
            <text:p>50,008</text:p>
          </table:table-cell>
          <table:table-cell table:style-name="ce185" table:formula="of:=[.AA50]+[.AD49]" office:value-type="float" office:value="20434798">
            <text:p>20,434,798</text:p>
          </table:table-cell>
          <table:table-cell table:style-name="ce186" table:formula="of:=[.AA49]" office:value-type="float" office:value="1396837">
            <text:p>1,396,837</text:p>
          </table:table-cell>
          <table:table-cell table:style-name="ce186" table:formula="of:=[.AE50]+[.AF49]" office:value-type="float" office:value="18987953">
            <text:p>18,987,953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50">
            <text:p>50</text:p>
          </table:table-cell>
          <table:table-cell office:value-type="float" office:value="1496853">
            <text:p>1,496,853</text:p>
          </table:table-cell>
          <table:table-cell table:style-name="ce184" table:formula="of:=([.AA51]-[.AA50])/[.AA50]" office:value-type="percentage" office:value="0.0345634812298484">
            <text:p>3.46%</text:p>
          </table:table-cell>
          <table:table-cell table:style-name="ce185" table:formula="of:=[.AA51]-[.AA50]" office:value-type="float" office:value="50008">
            <text:p>50,008</text:p>
          </table:table-cell>
          <table:table-cell table:style-name="ce185" table:formula="of:=[.AA51]+[.AD50]" office:value-type="float" office:value="21931651">
            <text:p>21,931,651</text:p>
          </table:table-cell>
          <table:table-cell table:style-name="ce186" table:formula="of:=[.AA50]" office:value-type="float" office:value="1446845">
            <text:p>1,446,845</text:p>
          </table:table-cell>
          <table:table-cell table:style-name="ce186" table:formula="of:=[.AE51]+[.AF50]" office:value-type="float" office:value="20434798">
            <text:p>20,434,798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51">
            <text:p>51</text:p>
          </table:table-cell>
          <table:table-cell office:value-type="float" office:value="2080211">
            <text:p>2,080,211</text:p>
          </table:table-cell>
          <table:table-cell table:style-name="ce184" table:formula="of:=([.AA52]-[.AA51])/[.AA51]" office:value-type="percentage" office:value="0.38972297212886">
            <text:p>38.97%</text:p>
          </table:table-cell>
          <table:table-cell table:style-name="ce185" table:formula="of:=[.AA52]-[.AA51]" office:value-type="float" office:value="583358">
            <text:p>583,358</text:p>
          </table:table-cell>
          <table:table-cell table:style-name="ce185" table:formula="of:=[.AA52]+[.AD51]" office:value-type="float" office:value="24011862">
            <text:p>24,011,862</text:p>
          </table:table-cell>
          <table:table-cell table:style-name="ce186" table:formula="of:=[.AA51]" office:value-type="float" office:value="1496853">
            <text:p>1,496,853</text:p>
          </table:table-cell>
          <table:table-cell table:style-name="ce186" table:formula="of:=[.AE52]+[.AF51]" office:value-type="float" office:value="21931651">
            <text:p>21,931,651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52">
            <text:p>52</text:p>
          </table:table-cell>
          <table:table-cell office:value-type="float" office:value="2080211">
            <text:p>2,080,211</text:p>
          </table:table-cell>
          <table:table-cell table:style-name="ce184" table:formula="of:=([.AA53]-[.AA52])/[.AA52]" office:value-type="percentage" office:value="0">
            <text:p>0.00%</text:p>
          </table:table-cell>
          <table:table-cell table:style-name="ce185" table:formula="of:=[.AA53]-[.AA52]" office:value-type="float" office:value="0">
            <text:p>0</text:p>
          </table:table-cell>
          <table:table-cell table:style-name="ce185" table:formula="of:=[.AA53]+[.AD52]" office:value-type="float" office:value="26092073">
            <text:p>26,092,073</text:p>
          </table:table-cell>
          <table:table-cell table:style-name="ce186" table:formula="of:=[.AA52]" office:value-type="float" office:value="2080211">
            <text:p>2,080,211</text:p>
          </table:table-cell>
          <table:table-cell table:style-name="ce186" table:formula="of:=[.AE53]+[.AF52]" office:value-type="float" office:value="24011862">
            <text:p>24,011,862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53">
            <text:p>53</text:p>
          </table:table-cell>
          <table:table-cell office:value-type="float" office:value="2080211">
            <text:p>2,080,211</text:p>
          </table:table-cell>
          <table:table-cell table:style-name="ce184" table:formula="of:=([.AA54]-[.AA53])/[.AA53]" office:value-type="percentage" office:value="0">
            <text:p>0.00%</text:p>
          </table:table-cell>
          <table:table-cell table:style-name="ce185" table:formula="of:=[.AA54]-[.AA53]" office:value-type="float" office:value="0">
            <text:p>0</text:p>
          </table:table-cell>
          <table:table-cell table:style-name="ce185" table:formula="of:=[.AA54]+[.AD53]" office:value-type="float" office:value="28172284">
            <text:p>28,172,284</text:p>
          </table:table-cell>
          <table:table-cell table:style-name="ce186" table:formula="of:=[.AA53]" office:value-type="float" office:value="2080211">
            <text:p>2,080,211</text:p>
          </table:table-cell>
          <table:table-cell table:style-name="ce186" table:formula="of:=[.AE54]+[.AF53]" office:value-type="float" office:value="26092073">
            <text:p>26,092,073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54">
            <text:p>54</text:p>
          </table:table-cell>
          <table:table-cell office:value-type="float" office:value="2663569">
            <text:p>2,663,569</text:p>
          </table:table-cell>
          <table:table-cell table:style-name="ce184" table:formula="of:=([.AA55]-[.AA54])/[.AA54]" office:value-type="percentage" office:value="0.280432129240736">
            <text:p>28.04%</text:p>
          </table:table-cell>
          <table:table-cell table:style-name="ce185" table:formula="of:=[.AA55]-[.AA54]" office:value-type="float" office:value="583358">
            <text:p>583,358</text:p>
          </table:table-cell>
          <table:table-cell table:style-name="ce185" table:formula="of:=[.AA55]+[.AD54]" office:value-type="float" office:value="30835853">
            <text:p>30,835,853</text:p>
          </table:table-cell>
          <table:table-cell table:style-name="ce186" table:formula="of:=[.AA54]" office:value-type="float" office:value="2080211">
            <text:p>2,080,211</text:p>
          </table:table-cell>
          <table:table-cell table:style-name="ce186" table:formula="of:=[.AE55]+[.AF54]" office:value-type="float" office:value="28172284">
            <text:p>28,172,284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55">
            <text:p>55</text:p>
          </table:table-cell>
          <table:table-cell office:value-type="float" office:value="2663569">
            <text:p>2,663,569</text:p>
          </table:table-cell>
          <table:table-cell table:style-name="ce184" table:formula="of:=([.AA56]-[.AA55])/[.AA55]" office:value-type="percentage" office:value="0">
            <text:p>0.00%</text:p>
          </table:table-cell>
          <table:table-cell table:style-name="ce185" table:formula="of:=[.AA56]-[.AA55]" office:value-type="float" office:value="0">
            <text:p>0</text:p>
          </table:table-cell>
          <table:table-cell table:style-name="ce185" table:formula="of:=[.AA56]+[.AD55]" office:value-type="float" office:value="33499422">
            <text:p>33,499,422</text:p>
          </table:table-cell>
          <table:table-cell table:style-name="ce186" table:formula="of:=[.AA55]" office:value-type="float" office:value="2663569">
            <text:p>2,663,569</text:p>
          </table:table-cell>
          <table:table-cell table:style-name="ce186" table:formula="of:=[.AE56]+[.AF55]" office:value-type="float" office:value="30835853">
            <text:p>30,835,853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56">
            <text:p>56</text:p>
          </table:table-cell>
          <table:table-cell office:value-type="float" office:value="2663569">
            <text:p>2,663,569</text:p>
          </table:table-cell>
          <table:table-cell table:style-name="ce184" table:formula="of:=([.AA57]-[.AA56])/[.AA56]" office:value-type="percentage" office:value="0">
            <text:p>0.00%</text:p>
          </table:table-cell>
          <table:table-cell table:style-name="ce185" table:formula="of:=[.AA57]-[.AA56]" office:value-type="float" office:value="0">
            <text:p>0</text:p>
          </table:table-cell>
          <table:table-cell table:style-name="ce185" table:formula="of:=[.AA57]+[.AD56]" office:value-type="float" office:value="36162991">
            <text:p>36,162,991</text:p>
          </table:table-cell>
          <table:table-cell table:style-name="ce186" table:formula="of:=[.AA56]" office:value-type="float" office:value="2663569">
            <text:p>2,663,569</text:p>
          </table:table-cell>
          <table:table-cell table:style-name="ce186" table:formula="of:=[.AE57]+[.AF56]" office:value-type="float" office:value="33499422">
            <text:p>33,499,422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57">
            <text:p>57</text:p>
          </table:table-cell>
          <table:table-cell office:value-type="float" office:value="3246927">
            <text:p>3,246,927</text:p>
          </table:table-cell>
          <table:table-cell table:style-name="ce184" table:formula="of:=([.AA58]-[.AA57])/[.AA57]" office:value-type="percentage" office:value="0.219013661744824">
            <text:p>21.90%</text:p>
          </table:table-cell>
          <table:table-cell table:style-name="ce185" table:formula="of:=[.AA58]-[.AA57]" office:value-type="float" office:value="583358">
            <text:p>583,358</text:p>
          </table:table-cell>
          <table:table-cell table:style-name="ce185" table:formula="of:=[.AA58]+[.AD57]" office:value-type="float" office:value="39409918">
            <text:p>39,409,918</text:p>
          </table:table-cell>
          <table:table-cell table:style-name="ce186" table:formula="of:=[.AA57]" office:value-type="float" office:value="2663569">
            <text:p>2,663,569</text:p>
          </table:table-cell>
          <table:table-cell table:style-name="ce186" table:formula="of:=[.AE58]+[.AF57]" office:value-type="float" office:value="36162991">
            <text:p>36,162,991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58">
            <text:p>58</text:p>
          </table:table-cell>
          <table:table-cell office:value-type="float" office:value="3246927">
            <text:p>3,246,927</text:p>
          </table:table-cell>
          <table:table-cell table:style-name="ce184" table:formula="of:=([.AA59]-[.AA58])/[.AA58]" office:value-type="percentage" office:value="0">
            <text:p>0.00%</text:p>
          </table:table-cell>
          <table:table-cell table:style-name="ce185" table:formula="of:=[.AA59]-[.AA58]" office:value-type="float" office:value="0">
            <text:p>0</text:p>
          </table:table-cell>
          <table:table-cell table:style-name="ce185" table:formula="of:=[.AA59]+[.AD58]" office:value-type="float" office:value="42656845">
            <text:p>42,656,845</text:p>
          </table:table-cell>
          <table:table-cell table:style-name="ce186" table:formula="of:=[.AA58]" office:value-type="float" office:value="3246927">
            <text:p>3,246,927</text:p>
          </table:table-cell>
          <table:table-cell table:style-name="ce186" table:formula="of:=[.AE59]+[.AF58]" office:value-type="float" office:value="39409918">
            <text:p>39,409,918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59">
            <text:p>59</text:p>
          </table:table-cell>
          <table:table-cell office:value-type="float" office:value="3246927">
            <text:p>3,246,927</text:p>
          </table:table-cell>
          <table:table-cell table:style-name="ce184" table:formula="of:=([.AA60]-[.AA59])/[.AA59]" office:value-type="percentage" office:value="0">
            <text:p>0.00%</text:p>
          </table:table-cell>
          <table:table-cell table:style-name="ce185" table:formula="of:=[.AA60]-[.AA59]" office:value-type="float" office:value="0">
            <text:p>0</text:p>
          </table:table-cell>
          <table:table-cell table:style-name="ce185" table:formula="of:=[.AA60]+[.AD59]" office:value-type="float" office:value="45903772">
            <text:p>45,903,772</text:p>
          </table:table-cell>
          <table:table-cell table:style-name="ce186" table:formula="of:=[.AA59]" office:value-type="float" office:value="3246927">
            <text:p>3,246,927</text:p>
          </table:table-cell>
          <table:table-cell table:style-name="ce186" table:formula="of:=[.AE60]+[.AF59]" office:value-type="float" office:value="42656845">
            <text:p>42,656,845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60">
            <text:p>60</text:p>
          </table:table-cell>
          <table:table-cell office:value-type="float" office:value="3830285">
            <text:p>3,830,285</text:p>
          </table:table-cell>
          <table:table-cell table:style-name="ce184" table:formula="of:=([.AA61]-[.AA60])/[.AA60]" office:value-type="percentage" office:value="0.179664649066641">
            <text:p>17.97%</text:p>
          </table:table-cell>
          <table:table-cell table:style-name="ce185" table:formula="of:=[.AA61]-[.AA60]" office:value-type="float" office:value="583358">
            <text:p>583,358</text:p>
          </table:table-cell>
          <table:table-cell table:style-name="ce185" table:formula="of:=[.AA61]+[.AD60]" office:value-type="float" office:value="49734057">
            <text:p>49,734,057</text:p>
          </table:table-cell>
          <table:table-cell table:style-name="ce186" table:formula="of:=[.AA60]" office:value-type="float" office:value="3246927">
            <text:p>3,246,927</text:p>
          </table:table-cell>
          <table:table-cell table:style-name="ce186" table:formula="of:=[.AE61]+[.AF60]" office:value-type="float" office:value="45903772">
            <text:p>45,903,772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61">
            <text:p>61</text:p>
          </table:table-cell>
          <table:table-cell office:value-type="float" office:value="3830285">
            <text:p>3,830,285</text:p>
          </table:table-cell>
          <table:table-cell table:style-name="ce184" table:formula="of:=([.AA62]-[.AA61])/[.AA61]" office:value-type="percentage" office:value="0">
            <text:p>0.00%</text:p>
          </table:table-cell>
          <table:table-cell table:style-name="ce185" table:formula="of:=[.AA62]-[.AA61]" office:value-type="float" office:value="0">
            <text:p>0</text:p>
          </table:table-cell>
          <table:table-cell table:style-name="ce185" table:formula="of:=[.AA62]+[.AD61]" office:value-type="float" office:value="53564342">
            <text:p>53,564,342</text:p>
          </table:table-cell>
          <table:table-cell table:style-name="ce186" table:formula="of:=[.AA61]" office:value-type="float" office:value="3830285">
            <text:p>3,830,285</text:p>
          </table:table-cell>
          <table:table-cell table:style-name="ce186" table:formula="of:=[.AE62]+[.AF61]" office:value-type="float" office:value="49734057">
            <text:p>49,734,057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62">
            <text:p>62</text:p>
          </table:table-cell>
          <table:table-cell office:value-type="float" office:value="3830285">
            <text:p>3,830,285</text:p>
          </table:table-cell>
          <table:table-cell table:style-name="ce184" table:formula="of:=([.AA63]-[.AA62])/[.AA62]" office:value-type="percentage" office:value="0">
            <text:p>0.00%</text:p>
          </table:table-cell>
          <table:table-cell table:style-name="ce185" table:formula="of:=[.AA63]-[.AA62]" office:value-type="float" office:value="0">
            <text:p>0</text:p>
          </table:table-cell>
          <table:table-cell table:style-name="ce185" table:formula="of:=[.AA63]+[.AD62]" office:value-type="float" office:value="57394627">
            <text:p>57,394,627</text:p>
          </table:table-cell>
          <table:table-cell table:style-name="ce186" table:formula="of:=[.AA62]" office:value-type="float" office:value="3830285">
            <text:p>3,830,285</text:p>
          </table:table-cell>
          <table:table-cell table:style-name="ce186" table:formula="of:=[.AE63]+[.AF62]" office:value-type="float" office:value="53564342">
            <text:p>53,564,342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63">
            <text:p>63</text:p>
          </table:table-cell>
          <table:table-cell office:value-type="float" office:value="4413643">
            <text:p>4,413,643</text:p>
          </table:table-cell>
          <table:table-cell table:style-name="ce184" table:formula="of:=([.AA64]-[.AA63])/[.AA63]" office:value-type="percentage" office:value="0.152301460596274">
            <text:p>15.23%</text:p>
          </table:table-cell>
          <table:table-cell table:style-name="ce185" table:formula="of:=[.AA64]-[.AA63]" office:value-type="float" office:value="583358">
            <text:p>583,358</text:p>
          </table:table-cell>
          <table:table-cell table:style-name="ce185" table:formula="of:=[.AA64]+[.AD63]" office:value-type="float" office:value="61808270">
            <text:p>61,808,270</text:p>
          </table:table-cell>
          <table:table-cell table:style-name="ce186" table:formula="of:=[.AA63]" office:value-type="float" office:value="3830285">
            <text:p>3,830,285</text:p>
          </table:table-cell>
          <table:table-cell table:style-name="ce186" table:formula="of:=[.AE64]+[.AF63]" office:value-type="float" office:value="57394627">
            <text:p>57,394,627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64">
            <text:p>64</text:p>
          </table:table-cell>
          <table:table-cell office:value-type="float" office:value="4413643">
            <text:p>4,413,643</text:p>
          </table:table-cell>
          <table:table-cell table:style-name="ce184" table:formula="of:=([.AA65]-[.AA64])/[.AA64]" office:value-type="percentage" office:value="0">
            <text:p>0.00%</text:p>
          </table:table-cell>
          <table:table-cell table:style-name="ce185" table:formula="of:=[.AA65]-[.AA64]" office:value-type="float" office:value="0">
            <text:p>0</text:p>
          </table:table-cell>
          <table:table-cell table:style-name="ce185" table:formula="of:=[.AA65]+[.AD64]" office:value-type="float" office:value="66221913">
            <text:p>66,221,913</text:p>
          </table:table-cell>
          <table:table-cell table:style-name="ce186" table:formula="of:=[.AA64]" office:value-type="float" office:value="4413643">
            <text:p>4,413,643</text:p>
          </table:table-cell>
          <table:table-cell table:style-name="ce186" table:formula="of:=[.AE65]+[.AF64]" office:value-type="float" office:value="61808270">
            <text:p>61,808,270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65">
            <text:p>65</text:p>
          </table:table-cell>
          <table:table-cell office:value-type="float" office:value="4413643">
            <text:p>4,413,643</text:p>
          </table:table-cell>
          <table:table-cell table:style-name="ce184" table:formula="of:=([.AA66]-[.AA65])/[.AA65]" office:value-type="percentage" office:value="0">
            <text:p>0.00%</text:p>
          </table:table-cell>
          <table:table-cell table:style-name="ce185" table:formula="of:=[.AA66]-[.AA65]" office:value-type="float" office:value="0">
            <text:p>0</text:p>
          </table:table-cell>
          <table:table-cell table:style-name="ce185" table:formula="of:=[.AA66]+[.AD65]" office:value-type="float" office:value="70635556">
            <text:p>70,635,556</text:p>
          </table:table-cell>
          <table:table-cell table:style-name="ce186" table:formula="of:=[.AA65]" office:value-type="float" office:value="4413643">
            <text:p>4,413,643</text:p>
          </table:table-cell>
          <table:table-cell table:style-name="ce186" table:formula="of:=[.AE66]+[.AF65]" office:value-type="float" office:value="66221913">
            <text:p>66,221,913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66">
            <text:p>66</text:p>
          </table:table-cell>
          <table:table-cell office:value-type="float" office:value="4997001">
            <text:p>4,997,001</text:p>
          </table:table-cell>
          <table:table-cell table:style-name="ce184" table:formula="of:=([.AA67]-[.AA66])/[.AA66]" office:value-type="percentage" office:value="0.132171541740009">
            <text:p>13.22%</text:p>
          </table:table-cell>
          <table:table-cell table:style-name="ce185" table:formula="of:=[.AA67]-[.AA66]" office:value-type="float" office:value="583358">
            <text:p>583,358</text:p>
          </table:table-cell>
          <table:table-cell table:style-name="ce185" table:formula="of:=[.AA67]+[.AD66]" office:value-type="float" office:value="75632557">
            <text:p>75,632,557</text:p>
          </table:table-cell>
          <table:table-cell table:style-name="ce186" table:formula="of:=[.AA66]" office:value-type="float" office:value="4413643">
            <text:p>4,413,643</text:p>
          </table:table-cell>
          <table:table-cell table:style-name="ce186" table:formula="of:=[.AE67]+[.AF66]" office:value-type="float" office:value="70635556">
            <text:p>70,635,556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67">
            <text:p>67</text:p>
          </table:table-cell>
          <table:table-cell office:value-type="float" office:value="4997001">
            <text:p>4,997,001</text:p>
          </table:table-cell>
          <table:table-cell table:style-name="ce184" table:formula="of:=([.AA68]-[.AA67])/[.AA67]" office:value-type="percentage" office:value="0">
            <text:p>0.00%</text:p>
          </table:table-cell>
          <table:table-cell table:style-name="ce185" table:formula="of:=[.AA68]-[.AA67]" office:value-type="float" office:value="0">
            <text:p>0</text:p>
          </table:table-cell>
          <table:table-cell table:style-name="ce185" table:formula="of:=[.AA68]+[.AD67]" office:value-type="float" office:value="80629558">
            <text:p>80,629,558</text:p>
          </table:table-cell>
          <table:table-cell table:style-name="ce186" table:formula="of:=[.AA67]" office:value-type="float" office:value="4997001">
            <text:p>4,997,001</text:p>
          </table:table-cell>
          <table:table-cell table:style-name="ce186" table:formula="of:=[.AE68]+[.AF67]" office:value-type="float" office:value="75632557">
            <text:p>75,632,557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68">
            <text:p>68</text:p>
          </table:table-cell>
          <table:table-cell office:value-type="float" office:value="4997001">
            <text:p>4,997,001</text:p>
          </table:table-cell>
          <table:table-cell table:style-name="ce184" table:formula="of:=([.AA69]-[.AA68])/[.AA68]" office:value-type="percentage" office:value="0">
            <text:p>0.00%</text:p>
          </table:table-cell>
          <table:table-cell table:style-name="ce185" table:formula="of:=[.AA69]-[.AA68]" office:value-type="float" office:value="0">
            <text:p>0</text:p>
          </table:table-cell>
          <table:table-cell table:style-name="ce185" table:formula="of:=[.AA69]+[.AD68]" office:value-type="float" office:value="85626559">
            <text:p>85,626,559</text:p>
          </table:table-cell>
          <table:table-cell table:style-name="ce186" table:formula="of:=[.AA68]" office:value-type="float" office:value="4997001">
            <text:p>4,997,001</text:p>
          </table:table-cell>
          <table:table-cell table:style-name="ce186" table:formula="of:=[.AE69]+[.AF68]" office:value-type="float" office:value="80629558">
            <text:p>80,629,558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69">
            <text:p>69</text:p>
          </table:table-cell>
          <table:table-cell office:value-type="float" office:value="5580359">
            <text:p>5,580,359</text:p>
          </table:table-cell>
          <table:table-cell table:style-name="ce184" table:formula="of:=([.AA70]-[.AA69])/[.AA69]" office:value-type="percentage" office:value="0.11674162162465">
            <text:p>11.67%</text:p>
          </table:table-cell>
          <table:table-cell table:style-name="ce185" table:formula="of:=[.AA70]-[.AA69]" office:value-type="float" office:value="583358">
            <text:p>583,358</text:p>
          </table:table-cell>
          <table:table-cell table:style-name="ce185" table:formula="of:=[.AA70]+[.AD69]" office:value-type="float" office:value="91206918">
            <text:p>91,206,918</text:p>
          </table:table-cell>
          <table:table-cell table:style-name="ce186" table:formula="of:=[.AA69]" office:value-type="float" office:value="4997001">
            <text:p>4,997,001</text:p>
          </table:table-cell>
          <table:table-cell table:style-name="ce186" table:formula="of:=[.AE70]+[.AF69]" office:value-type="float" office:value="85626559">
            <text:p>85,626,559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70">
            <text:p>70</text:p>
          </table:table-cell>
          <table:table-cell office:value-type="float" office:value="5580359">
            <text:p>5,580,359</text:p>
          </table:table-cell>
          <table:table-cell table:style-name="ce184" table:formula="of:=([.AA71]-[.AA70])/[.AA70]" office:value-type="percentage" office:value="0">
            <text:p>0.00%</text:p>
          </table:table-cell>
          <table:table-cell table:style-name="ce185" table:formula="of:=[.AA71]-[.AA70]" office:value-type="float" office:value="0">
            <text:p>0</text:p>
          </table:table-cell>
          <table:table-cell table:style-name="ce185" table:formula="of:=[.AA71]+[.AD70]" office:value-type="float" office:value="96787277">
            <text:p>96,787,277</text:p>
          </table:table-cell>
          <table:table-cell table:style-name="ce186" table:formula="of:=[.AA70]" office:value-type="float" office:value="5580359">
            <text:p>5,580,359</text:p>
          </table:table-cell>
          <table:table-cell table:style-name="ce186" table:formula="of:=[.AE71]+[.AF70]" office:value-type="float" office:value="91206918">
            <text:p>91,206,918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71">
            <text:p>71</text:p>
          </table:table-cell>
          <table:table-cell office:value-type="float" office:value="7247067">
            <text:p>7,247,067</text:p>
          </table:table-cell>
          <table:table-cell table:style-name="ce184" table:formula="of:=([.AA72]-[.AA71])/[.AA71]" office:value-type="percentage" office:value="0.298673974201301">
            <text:p>29.87%</text:p>
          </table:table-cell>
          <table:table-cell table:style-name="ce185" table:formula="of:=[.AA72]-[.AA71]" office:value-type="float" office:value="1666708">
            <text:p>1,666,708</text:p>
          </table:table-cell>
          <table:table-cell table:style-name="ce185" table:formula="of:=[.AA72]+[.AD71]" office:value-type="float" office:value="104034344">
            <text:p>104,034,344</text:p>
          </table:table-cell>
          <table:table-cell table:style-name="ce186" table:formula="of:=[.AA71]" office:value-type="float" office:value="5580359">
            <text:p>5,580,359</text:p>
          </table:table-cell>
          <table:table-cell table:style-name="ce186" table:formula="of:=[.AE72]+[.AF71]" office:value-type="float" office:value="96787277">
            <text:p>96,787,277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72">
            <text:p>72</text:p>
          </table:table-cell>
          <table:table-cell office:value-type="float" office:value="7247067">
            <text:p>7,247,067</text:p>
          </table:table-cell>
          <table:table-cell table:style-name="ce184" table:formula="of:=([.AA73]-[.AA72])/[.AA72]" office:value-type="percentage" office:value="0">
            <text:p>0.00%</text:p>
          </table:table-cell>
          <table:table-cell table:style-name="ce185" table:formula="of:=[.AA73]-[.AA72]" office:value-type="float" office:value="0">
            <text:p>0</text:p>
          </table:table-cell>
          <table:table-cell table:style-name="ce185" table:formula="of:=[.AA73]+[.AD72]" office:value-type="float" office:value="111281411">
            <text:p>111,281,411</text:p>
          </table:table-cell>
          <table:table-cell table:style-name="ce186" table:formula="of:=[.AA72]" office:value-type="float" office:value="7247067">
            <text:p>7,247,067</text:p>
          </table:table-cell>
          <table:table-cell table:style-name="ce186" table:formula="of:=[.AE73]+[.AF72]" office:value-type="float" office:value="104034344">
            <text:p>104,034,344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73">
            <text:p>73</text:p>
          </table:table-cell>
          <table:table-cell office:value-type="float" office:value="7247067">
            <text:p>7,247,067</text:p>
          </table:table-cell>
          <table:table-cell table:style-name="ce184" table:formula="of:=([.AA74]-[.AA73])/[.AA73]" office:value-type="percentage" office:value="0">
            <text:p>0.00%</text:p>
          </table:table-cell>
          <table:table-cell table:style-name="ce185" table:formula="of:=[.AA74]-[.AA73]" office:value-type="float" office:value="0">
            <text:p>0</text:p>
          </table:table-cell>
          <table:table-cell table:style-name="ce185" table:formula="of:=[.AA74]+[.AD73]" office:value-type="float" office:value="118528478">
            <text:p>118,528,478</text:p>
          </table:table-cell>
          <table:table-cell table:style-name="ce186" table:formula="of:=[.AA73]" office:value-type="float" office:value="7247067">
            <text:p>7,247,067</text:p>
          </table:table-cell>
          <table:table-cell table:style-name="ce186" table:formula="of:=[.AE74]+[.AF73]" office:value-type="float" office:value="111281411">
            <text:p>111,281,411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74">
            <text:p>74</text:p>
          </table:table-cell>
          <table:table-cell office:value-type="float" office:value="8913775">
            <text:p>8,913,775</text:p>
          </table:table-cell>
          <table:table-cell table:style-name="ce184" table:formula="of:=([.AA75]-[.AA74])/[.AA74]" office:value-type="percentage" office:value="0.229983798963084">
            <text:p>23.00%</text:p>
          </table:table-cell>
          <table:table-cell table:style-name="ce185" table:formula="of:=[.AA75]-[.AA74]" office:value-type="float" office:value="1666708">
            <text:p>1,666,708</text:p>
          </table:table-cell>
          <table:table-cell table:style-name="ce185" table:formula="of:=[.AA75]+[.AD74]" office:value-type="float" office:value="127442253">
            <text:p>127,442,253</text:p>
          </table:table-cell>
          <table:table-cell table:style-name="ce186" table:formula="of:=[.AA74]" office:value-type="float" office:value="7247067">
            <text:p>7,247,067</text:p>
          </table:table-cell>
          <table:table-cell table:style-name="ce186" table:formula="of:=[.AE75]+[.AF74]" office:value-type="float" office:value="118528478">
            <text:p>118,528,478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75">
            <text:p>75</text:p>
          </table:table-cell>
          <table:table-cell office:value-type="float" office:value="8913775">
            <text:p>8,913,775</text:p>
          </table:table-cell>
          <table:table-cell table:style-name="ce184" table:formula="of:=([.AA76]-[.AA75])/[.AA75]" office:value-type="percentage" office:value="0">
            <text:p>0.00%</text:p>
          </table:table-cell>
          <table:table-cell table:style-name="ce185" table:formula="of:=[.AA76]-[.AA75]" office:value-type="float" office:value="0">
            <text:p>0</text:p>
          </table:table-cell>
          <table:table-cell table:style-name="ce185" table:formula="of:=[.AA76]+[.AD75]" office:value-type="float" office:value="136356028">
            <text:p>136,356,028</text:p>
          </table:table-cell>
          <table:table-cell table:style-name="ce186" table:formula="of:=[.AA75]" office:value-type="float" office:value="8913775">
            <text:p>8,913,775</text:p>
          </table:table-cell>
          <table:table-cell table:style-name="ce186" table:formula="of:=[.AE76]+[.AF75]" office:value-type="float" office:value="127442253">
            <text:p>127,442,253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76">
            <text:p>76</text:p>
          </table:table-cell>
          <table:table-cell office:value-type="float" office:value="8913775">
            <text:p>8,913,775</text:p>
          </table:table-cell>
          <table:table-cell table:style-name="ce184" table:formula="of:=([.AA77]-[.AA76])/[.AA76]" office:value-type="percentage" office:value="0">
            <text:p>0.00%</text:p>
          </table:table-cell>
          <table:table-cell table:style-name="ce185" table:formula="of:=[.AA77]-[.AA76]" office:value-type="float" office:value="0">
            <text:p>0</text:p>
          </table:table-cell>
          <table:table-cell table:style-name="ce185" table:formula="of:=[.AA77]+[.AD76]" office:value-type="float" office:value="145269803">
            <text:p>145,269,803</text:p>
          </table:table-cell>
          <table:table-cell table:style-name="ce186" table:formula="of:=[.AA76]" office:value-type="float" office:value="8913775">
            <text:p>8,913,775</text:p>
          </table:table-cell>
          <table:table-cell table:style-name="ce186" table:formula="of:=[.AE77]+[.AF76]" office:value-type="float" office:value="136356028">
            <text:p>136,356,028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77">
            <text:p>77</text:p>
          </table:table-cell>
          <table:table-cell office:value-type="float" office:value="10580483">
            <text:p>10,580,483</text:p>
          </table:table-cell>
          <table:table-cell table:style-name="ce184" table:formula="of:=([.AA78]-[.AA77])/[.AA77]" office:value-type="percentage" office:value="0.186981161180308">
            <text:p>18.70%</text:p>
          </table:table-cell>
          <table:table-cell table:style-name="ce185" table:formula="of:=[.AA78]-[.AA77]" office:value-type="float" office:value="1666708">
            <text:p>1,666,708</text:p>
          </table:table-cell>
          <table:table-cell table:style-name="ce185" table:formula="of:=[.AA78]+[.AD77]" office:value-type="float" office:value="155850286">
            <text:p>155,850,286</text:p>
          </table:table-cell>
          <table:table-cell table:style-name="ce186" table:formula="of:=[.AA77]" office:value-type="float" office:value="8913775">
            <text:p>8,913,775</text:p>
          </table:table-cell>
          <table:table-cell table:style-name="ce186" table:formula="of:=[.AE78]+[.AF77]" office:value-type="float" office:value="145269803">
            <text:p>145,269,803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78">
            <text:p>78</text:p>
          </table:table-cell>
          <table:table-cell office:value-type="float" office:value="10580483">
            <text:p>10,580,483</text:p>
          </table:table-cell>
          <table:table-cell table:style-name="ce184" table:formula="of:=([.AA79]-[.AA78])/[.AA78]" office:value-type="percentage" office:value="0">
            <text:p>0.00%</text:p>
          </table:table-cell>
          <table:table-cell table:style-name="ce185" table:formula="of:=[.AA79]-[.AA78]" office:value-type="float" office:value="0">
            <text:p>0</text:p>
          </table:table-cell>
          <table:table-cell table:style-name="ce185" table:formula="of:=[.AA79]+[.AD78]" office:value-type="float" office:value="166430769">
            <text:p>166,430,769</text:p>
          </table:table-cell>
          <table:table-cell table:style-name="ce186" table:formula="of:=[.AA78]" office:value-type="float" office:value="10580483">
            <text:p>10,580,483</text:p>
          </table:table-cell>
          <table:table-cell table:style-name="ce186" table:formula="of:=[.AE79]+[.AF78]" office:value-type="float" office:value="155850286">
            <text:p>155,850,286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79">
            <text:p>79</text:p>
          </table:table-cell>
          <table:table-cell office:value-type="float" office:value="10580483">
            <text:p>10,580,483</text:p>
          </table:table-cell>
          <table:table-cell table:style-name="ce184" table:formula="of:=([.AA80]-[.AA79])/[.AA79]" office:value-type="percentage" office:value="0">
            <text:p>0.00%</text:p>
          </table:table-cell>
          <table:table-cell table:style-name="ce185" table:formula="of:=[.AA80]-[.AA79]" office:value-type="float" office:value="0">
            <text:p>0</text:p>
          </table:table-cell>
          <table:table-cell table:style-name="ce185" table:formula="of:=[.AA80]+[.AD79]" office:value-type="float" office:value="177011252">
            <text:p>177,011,252</text:p>
          </table:table-cell>
          <table:table-cell table:style-name="ce186" table:formula="of:=[.AA79]" office:value-type="float" office:value="10580483">
            <text:p>10,580,483</text:p>
          </table:table-cell>
          <table:table-cell table:style-name="ce186" table:formula="of:=[.AE80]+[.AF79]" office:value-type="float" office:value="166430769">
            <text:p>166,430,769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80">
            <text:p>80</text:p>
          </table:table-cell>
          <table:table-cell office:value-type="float" office:value="12247191">
            <text:p>12,247,191</text:p>
          </table:table-cell>
          <table:table-cell table:style-name="ce184" table:formula="of:=([.AA81]-[.AA80])/[.AA80]" office:value-type="percentage" office:value="0.157526645995273">
            <text:p>15.75%</text:p>
          </table:table-cell>
          <table:table-cell table:style-name="ce185" table:formula="of:=[.AA81]-[.AA80]" office:value-type="float" office:value="1666708">
            <text:p>1,666,708</text:p>
          </table:table-cell>
          <table:table-cell table:style-name="ce185" table:formula="of:=[.AA81]+[.AD80]" office:value-type="float" office:value="189258443">
            <text:p>189,258,443</text:p>
          </table:table-cell>
          <table:table-cell table:style-name="ce186" table:formula="of:=[.AA80]" office:value-type="float" office:value="10580483">
            <text:p>10,580,483</text:p>
          </table:table-cell>
          <table:table-cell table:style-name="ce186" table:formula="of:=[.AE81]+[.AF80]" office:value-type="float" office:value="177011252">
            <text:p>177,011,252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81">
            <text:p>81</text:p>
          </table:table-cell>
          <table:table-cell office:value-type="float" office:value="12247191">
            <text:p>12,247,191</text:p>
          </table:table-cell>
          <table:table-cell table:style-name="ce184" table:formula="of:=([.AA82]-[.AA81])/[.AA81]" office:value-type="percentage" office:value="0">
            <text:p>0.00%</text:p>
          </table:table-cell>
          <table:table-cell table:style-name="ce185" table:formula="of:=[.AA82]-[.AA81]" office:value-type="float" office:value="0">
            <text:p>0</text:p>
          </table:table-cell>
          <table:table-cell table:style-name="ce185" table:formula="of:=[.AA82]+[.AD81]" office:value-type="float" office:value="201505634">
            <text:p>201,505,634</text:p>
          </table:table-cell>
          <table:table-cell table:style-name="ce186" table:formula="of:=[.AA81]" office:value-type="float" office:value="12247191">
            <text:p>12,247,191</text:p>
          </table:table-cell>
          <table:table-cell table:style-name="ce186" table:formula="of:=[.AE82]+[.AF81]" office:value-type="float" office:value="189258443">
            <text:p>189,258,443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82">
            <text:p>82</text:p>
          </table:table-cell>
          <table:table-cell office:value-type="float" office:value="12247191">
            <text:p>12,247,191</text:p>
          </table:table-cell>
          <table:table-cell table:style-name="ce184" table:formula="of:=([.AA83]-[.AA82])/[.AA82]" office:value-type="percentage" office:value="0">
            <text:p>0.00%</text:p>
          </table:table-cell>
          <table:table-cell table:style-name="ce185" table:formula="of:=[.AA83]-[.AA82]" office:value-type="float" office:value="0">
            <text:p>0</text:p>
          </table:table-cell>
          <table:table-cell table:style-name="ce185" table:formula="of:=[.AA83]+[.AD82]" office:value-type="float" office:value="213752825">
            <text:p>213,752,825</text:p>
          </table:table-cell>
          <table:table-cell table:style-name="ce186" table:formula="of:=[.AA82]" office:value-type="float" office:value="12247191">
            <text:p>12,247,191</text:p>
          </table:table-cell>
          <table:table-cell table:style-name="ce186" table:formula="of:=[.AE83]+[.AF82]" office:value-type="float" office:value="201505634">
            <text:p>201,505,634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83">
            <text:p>83</text:p>
          </table:table-cell>
          <table:table-cell office:value-type="float" office:value="13913899">
            <text:p>13,913,899</text:p>
          </table:table-cell>
          <table:table-cell table:style-name="ce184" table:formula="of:=([.AA84]-[.AA83])/[.AA83]" office:value-type="percentage" office:value="0.136089001959715">
            <text:p>13.61%</text:p>
          </table:table-cell>
          <table:table-cell table:style-name="ce185" table:formula="of:=[.AA84]-[.AA83]" office:value-type="float" office:value="1666708">
            <text:p>1,666,708</text:p>
          </table:table-cell>
          <table:table-cell table:style-name="ce185" table:formula="of:=[.AA84]+[.AD83]" office:value-type="float" office:value="227666724">
            <text:p>227,666,724</text:p>
          </table:table-cell>
          <table:table-cell table:style-name="ce186" table:formula="of:=[.AA83]" office:value-type="float" office:value="12247191">
            <text:p>12,247,191</text:p>
          </table:table-cell>
          <table:table-cell table:style-name="ce186" table:formula="of:=[.AE84]+[.AF83]" office:value-type="float" office:value="213752825">
            <text:p>213,752,825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84">
            <text:p>84</text:p>
          </table:table-cell>
          <table:table-cell office:value-type="float" office:value="13913899">
            <text:p>13,913,899</text:p>
          </table:table-cell>
          <table:table-cell table:style-name="ce184" table:formula="of:=([.AA85]-[.AA84])/[.AA84]" office:value-type="percentage" office:value="0">
            <text:p>0.00%</text:p>
          </table:table-cell>
          <table:table-cell table:style-name="ce185" table:formula="of:=[.AA85]-[.AA84]" office:value-type="float" office:value="0">
            <text:p>0</text:p>
          </table:table-cell>
          <table:table-cell table:style-name="ce185" table:formula="of:=[.AA85]+[.AD84]" office:value-type="float" office:value="241580623">
            <text:p>241,580,623</text:p>
          </table:table-cell>
          <table:table-cell table:style-name="ce186" table:formula="of:=[.AA84]" office:value-type="float" office:value="13913899">
            <text:p>13,913,899</text:p>
          </table:table-cell>
          <table:table-cell table:style-name="ce186" table:formula="of:=[.AE85]+[.AF84]" office:value-type="float" office:value="227666724">
            <text:p>227,666,724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85">
            <text:p>85</text:p>
          </table:table-cell>
          <table:table-cell office:value-type="float" office:value="13913899">
            <text:p>13,913,899</text:p>
          </table:table-cell>
          <table:table-cell table:style-name="ce184" table:formula="of:=([.AA86]-[.AA85])/[.AA85]" office:value-type="percentage" office:value="0">
            <text:p>0.00%</text:p>
          </table:table-cell>
          <table:table-cell table:style-name="ce185" table:formula="of:=[.AA86]-[.AA85]" office:value-type="float" office:value="0">
            <text:p>0</text:p>
          </table:table-cell>
          <table:table-cell table:style-name="ce185" table:formula="of:=[.AA86]+[.AD85]" office:value-type="float" office:value="255494522">
            <text:p>255,494,522</text:p>
          </table:table-cell>
          <table:table-cell table:style-name="ce186" table:formula="of:=[.AA85]" office:value-type="float" office:value="13913899">
            <text:p>13,913,899</text:p>
          </table:table-cell>
          <table:table-cell table:style-name="ce186" table:formula="of:=[.AE86]+[.AF85]" office:value-type="float" office:value="241580623">
            <text:p>241,580,623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86">
            <text:p>86</text:p>
          </table:table-cell>
          <table:table-cell office:value-type="float" office:value="15580607">
            <text:p>15,580,607</text:p>
          </table:table-cell>
          <table:table-cell table:style-name="ce184" table:formula="of:=([.AA87]-[.AA86])/[.AA86]" office:value-type="percentage" office:value="0.119787271705796">
            <text:p>11.98%</text:p>
          </table:table-cell>
          <table:table-cell table:style-name="ce185" table:formula="of:=[.AA87]-[.AA86]" office:value-type="float" office:value="1666708">
            <text:p>1,666,708</text:p>
          </table:table-cell>
          <table:table-cell table:style-name="ce185" table:formula="of:=[.AA87]+[.AD86]" office:value-type="float" office:value="271075129">
            <text:p>271,075,129</text:p>
          </table:table-cell>
          <table:table-cell table:style-name="ce186" table:formula="of:=[.AA86]" office:value-type="float" office:value="13913899">
            <text:p>13,913,899</text:p>
          </table:table-cell>
          <table:table-cell table:style-name="ce186" table:formula="of:=[.AE87]+[.AF86]" office:value-type="float" office:value="255494522">
            <text:p>255,494,522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87">
            <text:p>87</text:p>
          </table:table-cell>
          <table:table-cell office:value-type="float" office:value="15580607">
            <text:p>15,580,607</text:p>
          </table:table-cell>
          <table:table-cell table:style-name="ce184" table:formula="of:=([.AA88]-[.AA87])/[.AA87]" office:value-type="percentage" office:value="0">
            <text:p>0.00%</text:p>
          </table:table-cell>
          <table:table-cell table:style-name="ce185" table:formula="of:=[.AA88]-[.AA87]" office:value-type="float" office:value="0">
            <text:p>0</text:p>
          </table:table-cell>
          <table:table-cell table:style-name="ce185" table:formula="of:=[.AA88]+[.AD87]" office:value-type="float" office:value="286655736">
            <text:p>286,655,736</text:p>
          </table:table-cell>
          <table:table-cell table:style-name="ce186" table:formula="of:=[.AA87]" office:value-type="float" office:value="15580607">
            <text:p>15,580,607</text:p>
          </table:table-cell>
          <table:table-cell table:style-name="ce186" table:formula="of:=[.AE88]+[.AF87]" office:value-type="float" office:value="271075129">
            <text:p>271,075,129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88">
            <text:p>88</text:p>
          </table:table-cell>
          <table:table-cell office:value-type="float" office:value="15580607">
            <text:p>15,580,607</text:p>
          </table:table-cell>
          <table:table-cell table:style-name="ce184" table:formula="of:=([.AA89]-[.AA88])/[.AA88]" office:value-type="percentage" office:value="0">
            <text:p>0.00%</text:p>
          </table:table-cell>
          <table:table-cell table:style-name="ce185" table:formula="of:=[.AA89]-[.AA88]" office:value-type="float" office:value="0">
            <text:p>0</text:p>
          </table:table-cell>
          <table:table-cell table:style-name="ce185" table:formula="of:=[.AA89]+[.AD88]" office:value-type="float" office:value="302236343">
            <text:p>302,236,343</text:p>
          </table:table-cell>
          <table:table-cell table:style-name="ce186" table:formula="of:=[.AA88]" office:value-type="float" office:value="15580607">
            <text:p>15,580,607</text:p>
          </table:table-cell>
          <table:table-cell table:style-name="ce186" table:formula="of:=[.AE89]+[.AF88]" office:value-type="float" office:value="286655736">
            <text:p>286,655,736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89">
            <text:p>89</text:p>
          </table:table-cell>
          <table:table-cell office:value-type="float" office:value="17247315">
            <text:p>17,247,315</text:p>
          </table:table-cell>
          <table:table-cell table:style-name="ce184" table:formula="of:=([.AA90]-[.AA89])/[.AA89]" office:value-type="percentage" office:value="0.106973239232592">
            <text:p>10.70%</text:p>
          </table:table-cell>
          <table:table-cell table:style-name="ce185" table:formula="of:=[.AA90]-[.AA89]" office:value-type="float" office:value="1666708">
            <text:p>1,666,708</text:p>
          </table:table-cell>
          <table:table-cell table:style-name="ce185" table:formula="of:=[.AA90]+[.AD89]" office:value-type="float" office:value="319483658">
            <text:p>319,483,658</text:p>
          </table:table-cell>
          <table:table-cell table:style-name="ce186" table:formula="of:=[.AA89]" office:value-type="float" office:value="15580607">
            <text:p>15,580,607</text:p>
          </table:table-cell>
          <table:table-cell table:style-name="ce186" table:formula="of:=[.AE90]+[.AF89]" office:value-type="float" office:value="302236343">
            <text:p>302,236,343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90">
            <text:p>90</text:p>
          </table:table-cell>
          <table:table-cell office:value-type="float" office:value="17247315">
            <text:p>17,247,315</text:p>
          </table:table-cell>
          <table:table-cell table:style-name="ce184" table:formula="of:=([.AA91]-[.AA90])/[.AA90]" office:value-type="percentage" office:value="0">
            <text:p>0.00%</text:p>
          </table:table-cell>
          <table:table-cell table:style-name="ce185" table:formula="of:=[.AA91]-[.AA90]" office:value-type="float" office:value="0">
            <text:p>0</text:p>
          </table:table-cell>
          <table:table-cell table:style-name="ce185" table:formula="of:=[.AA91]+[.AD90]" office:value-type="float" office:value="336730973">
            <text:p>336,730,973</text:p>
          </table:table-cell>
          <table:table-cell table:style-name="ce186" table:formula="of:=[.AA90]" office:value-type="float" office:value="17247315">
            <text:p>17,247,315</text:p>
          </table:table-cell>
          <table:table-cell table:style-name="ce186" table:formula="of:=[.AE91]+[.AF90]" office:value-type="float" office:value="319483658">
            <text:p>319,483,658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91">
            <text:p>91</text:p>
          </table:table-cell>
          <table:table-cell office:value-type="float" office:value="17247315">
            <text:p>17,247,315</text:p>
          </table:table-cell>
          <table:table-cell table:style-name="ce184" table:formula="of:=([.AA92]-[.AA91])/[.AA91]" office:value-type="percentage" office:value="0">
            <text:p>0.00%</text:p>
          </table:table-cell>
          <table:table-cell table:style-name="ce185" table:formula="of:=[.AA92]-[.AA91]" office:value-type="float" office:value="0">
            <text:p>0</text:p>
          </table:table-cell>
          <table:table-cell table:style-name="ce185" table:formula="of:=[.AA92]+[.AD91]" office:value-type="float" office:value="353978288">
            <text:p>353,978,288</text:p>
          </table:table-cell>
          <table:table-cell table:style-name="ce186" table:formula="of:=[.AA91]" office:value-type="float" office:value="17247315">
            <text:p>17,247,315</text:p>
          </table:table-cell>
          <table:table-cell table:style-name="ce186" table:formula="of:=[.AE92]+[.AF91]" office:value-type="float" office:value="336730973">
            <text:p>336,730,973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92">
            <text:p>92</text:p>
          </table:table-cell>
          <table:table-cell office:value-type="float" office:value="18914023">
            <text:p>18,914,023</text:p>
          </table:table-cell>
          <table:table-cell table:style-name="ce184" table:formula="of:=([.AA93]-[.AA92])/[.AA92]" office:value-type="percentage" office:value="0.0966357951947883">
            <text:p>9.66%</text:p>
          </table:table-cell>
          <table:table-cell table:style-name="ce185" table:formula="of:=[.AA93]-[.AA92]" office:value-type="float" office:value="1666708">
            <text:p>1,666,708</text:p>
          </table:table-cell>
          <table:table-cell table:style-name="ce185" table:formula="of:=[.AA93]+[.AD92]" office:value-type="float" office:value="372892311">
            <text:p>372,892,311</text:p>
          </table:table-cell>
          <table:table-cell table:style-name="ce186" table:formula="of:=[.AA92]" office:value-type="float" office:value="17247315">
            <text:p>17,247,315</text:p>
          </table:table-cell>
          <table:table-cell table:style-name="ce186" table:formula="of:=[.AE93]+[.AF92]" office:value-type="float" office:value="353978288">
            <text:p>353,978,288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93">
            <text:p>93</text:p>
          </table:table-cell>
          <table:table-cell office:value-type="float" office:value="18914023">
            <text:p>18,914,023</text:p>
          </table:table-cell>
          <table:table-cell table:style-name="ce184" table:formula="of:=([.AA94]-[.AA93])/[.AA93]" office:value-type="percentage" office:value="0">
            <text:p>0.00%</text:p>
          </table:table-cell>
          <table:table-cell table:style-name="ce185" table:formula="of:=[.AA94]-[.AA93]" office:value-type="float" office:value="0">
            <text:p>0</text:p>
          </table:table-cell>
          <table:table-cell table:style-name="ce185" table:formula="of:=[.AA94]+[.AD93]" office:value-type="float" office:value="391806334">
            <text:p>391,806,334</text:p>
          </table:table-cell>
          <table:table-cell table:style-name="ce186" table:formula="of:=[.AA93]" office:value-type="float" office:value="18914023">
            <text:p>18,914,023</text:p>
          </table:table-cell>
          <table:table-cell table:style-name="ce186" table:formula="of:=[.AE94]+[.AF93]" office:value-type="float" office:value="372892311">
            <text:p>372,892,311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94">
            <text:p>94</text:p>
          </table:table-cell>
          <table:table-cell office:value-type="float" office:value="18914023">
            <text:p>18,914,023</text:p>
          </table:table-cell>
          <table:table-cell table:style-name="ce184" table:formula="of:=([.AA95]-[.AA94])/[.AA94]" office:value-type="percentage" office:value="0">
            <text:p>0.00%</text:p>
          </table:table-cell>
          <table:table-cell table:style-name="ce185" table:formula="of:=[.AA95]-[.AA94]" office:value-type="float" office:value="0">
            <text:p>0</text:p>
          </table:table-cell>
          <table:table-cell table:style-name="ce185" table:formula="of:=[.AA95]+[.AD94]" office:value-type="float" office:value="410720357">
            <text:p>410,720,357</text:p>
          </table:table-cell>
          <table:table-cell table:style-name="ce186" table:formula="of:=[.AA94]" office:value-type="float" office:value="18914023">
            <text:p>18,914,023</text:p>
          </table:table-cell>
          <table:table-cell table:style-name="ce186" table:formula="of:=[.AE95]+[.AF94]" office:value-type="float" office:value="391806334">
            <text:p>391,806,334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95">
            <text:p>95</text:p>
          </table:table-cell>
          <table:table-cell office:value-type="float" office:value="20580731">
            <text:p>20,580,731</text:p>
          </table:table-cell>
          <table:table-cell table:style-name="ce184" table:formula="of:=([.AA96]-[.AA95])/[.AA95]" office:value-type="percentage" office:value="0.0881202269871407">
            <text:p>8.81%</text:p>
          </table:table-cell>
          <table:table-cell table:style-name="ce185" table:formula="of:=[.AA96]-[.AA95]" office:value-type="float" office:value="1666708">
            <text:p>1,666,708</text:p>
          </table:table-cell>
          <table:table-cell table:style-name="ce185" table:formula="of:=[.AA96]+[.AD95]" office:value-type="float" office:value="431301088">
            <text:p>431,301,088</text:p>
          </table:table-cell>
          <table:table-cell table:style-name="ce186" table:formula="of:=[.AA95]" office:value-type="float" office:value="18914023">
            <text:p>18,914,023</text:p>
          </table:table-cell>
          <table:table-cell table:style-name="ce186" table:formula="of:=[.AE96]+[.AF95]" office:value-type="float" office:value="410720357">
            <text:p>410,720,357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96">
            <text:p>96</text:p>
          </table:table-cell>
          <table:table-cell office:value-type="float" office:value="20580731">
            <text:p>20,580,731</text:p>
          </table:table-cell>
          <table:table-cell table:style-name="ce184" table:formula="of:=([.AA97]-[.AA96])/[.AA96]" office:value-type="percentage" office:value="0">
            <text:p>0.00%</text:p>
          </table:table-cell>
          <table:table-cell table:style-name="ce185" table:formula="of:=[.AA97]-[.AA96]" office:value-type="float" office:value="0">
            <text:p>0</text:p>
          </table:table-cell>
          <table:table-cell table:style-name="ce185" table:formula="of:=[.AA97]+[.AD96]" office:value-type="float" office:value="451881819">
            <text:p>451,881,819</text:p>
          </table:table-cell>
          <table:table-cell table:style-name="ce186" table:formula="of:=[.AA96]" office:value-type="float" office:value="20580731">
            <text:p>20,580,731</text:p>
          </table:table-cell>
          <table:table-cell table:style-name="ce186" table:formula="of:=[.AE97]+[.AF96]" office:value-type="float" office:value="431301088">
            <text:p>431,301,088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97">
            <text:p>97</text:p>
          </table:table-cell>
          <table:table-cell office:value-type="float" office:value="20580731">
            <text:p>20,580,731</text:p>
          </table:table-cell>
          <table:table-cell table:style-name="ce184" table:formula="of:=([.AA98]-[.AA97])/[.AA97]" office:value-type="percentage" office:value="0">
            <text:p>0.00%</text:p>
          </table:table-cell>
          <table:table-cell table:style-name="ce185" table:formula="of:=[.AA98]-[.AA97]" office:value-type="float" office:value="0">
            <text:p>0</text:p>
          </table:table-cell>
          <table:table-cell table:style-name="ce185" table:formula="of:=[.AA98]+[.AD97]" office:value-type="float" office:value="472462550">
            <text:p>472,462,550</text:p>
          </table:table-cell>
          <table:table-cell table:style-name="ce186" table:formula="of:=[.AA97]" office:value-type="float" office:value="20580731">
            <text:p>20,580,731</text:p>
          </table:table-cell>
          <table:table-cell table:style-name="ce186" table:formula="of:=[.AE98]+[.AF97]" office:value-type="float" office:value="451881819">
            <text:p>451,881,819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98">
            <text:p>98</text:p>
          </table:table-cell>
          <table:table-cell office:value-type="float" office:value="22247439">
            <text:p>22,247,439</text:p>
          </table:table-cell>
          <table:table-cell table:style-name="ce184" table:formula="of:=([.AA99]-[.AA98])/[.AA98]" office:value-type="percentage" office:value="0.0809839067426711">
            <text:p>8.10%</text:p>
          </table:table-cell>
          <table:table-cell table:style-name="ce185" table:formula="of:=[.AA99]-[.AA98]" office:value-type="float" office:value="1666708">
            <text:p>1,666,708</text:p>
          </table:table-cell>
          <table:table-cell table:style-name="ce185" table:formula="of:=[.AA99]+[.AD98]" office:value-type="float" office:value="494709989">
            <text:p>494,709,989</text:p>
          </table:table-cell>
          <table:table-cell table:style-name="ce186" table:formula="of:=[.AA98]" office:value-type="float" office:value="20580731">
            <text:p>20,580,731</text:p>
          </table:table-cell>
          <table:table-cell table:style-name="ce186" table:formula="of:=[.AE99]+[.AF98]" office:value-type="float" office:value="472462550">
            <text:p>472,462,550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99">
            <text:p>99</text:p>
          </table:table-cell>
          <table:table-cell office:value-type="float" office:value="22247439">
            <text:p>22,247,439</text:p>
          </table:table-cell>
          <table:table-cell table:style-name="ce184" table:formula="of:=([.AA100]-[.AA99])/[.AA99]" office:value-type="percentage" office:value="0">
            <text:p>0.00%</text:p>
          </table:table-cell>
          <table:table-cell table:style-name="ce185" table:formula="of:=[.AA100]-[.AA99]" office:value-type="float" office:value="0">
            <text:p>0</text:p>
          </table:table-cell>
          <table:table-cell table:style-name="ce185" table:formula="of:=[.AA100]+[.AD99]" office:value-type="float" office:value="516957428">
            <text:p>516,957,428</text:p>
          </table:table-cell>
          <table:table-cell table:style-name="ce186" table:formula="of:=[.AA99]" office:value-type="float" office:value="22247439">
            <text:p>22,247,439</text:p>
          </table:table-cell>
          <table:table-cell table:style-name="ce186" table:formula="of:=[.AE100]+[.AF99]" office:value-type="float" office:value="494709989">
            <text:p>494,709,989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65" office:value-type="float" office:value="100">
            <text:p>100</text:p>
          </table:table-cell>
          <table:table-cell office:value-type="float" office:value="25580772">
            <text:p>25,580,772</text:p>
          </table:table-cell>
          <table:table-cell table:style-name="ce184" table:formula="of:=([.AA101]-[.AA100])/[.AA100]" office:value-type="percentage" office:value="0.149829964698409">
            <text:p>14.98%</text:p>
          </table:table-cell>
          <table:table-cell table:style-name="ce185" table:formula="of:=[.AA101]-[.AA100]" office:value-type="float" office:value="3333333">
            <text:p>3,333,333</text:p>
          </table:table-cell>
          <table:table-cell table:style-name="ce185" table:formula="of:=[.AA101]+[.AD100]" office:value-type="float" office:value="542538200">
            <text:p>542,538,200</text:p>
          </table:table-cell>
          <table:table-cell table:style-name="ce186" table:formula="of:=[.AA100]" office:value-type="float" office:value="22247439">
            <text:p>22,247,439</text:p>
          </table:table-cell>
          <table:table-cell table:style-name="ce186" table:formula="of:=[.AE101]+[.AF100]" office:value-type="float" office:value="516957428">
            <text:p>516,957,428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01">
            <text:p>101</text:p>
          </table:table-cell>
          <table:table-cell office:value-type="float" office:value="28914105">
            <text:p>28,914,105</text:p>
          </table:table-cell>
          <table:table-cell table:style-name="ce184" table:formula="of:=([.AA102]-[.AA101])/[.AA101]" office:value-type="percentage" office:value="0.130306192479257">
            <text:p>13.03%</text:p>
          </table:table-cell>
          <table:table-cell table:style-name="ce185" table:formula="of:=[.AA102]-[.AA101]" office:value-type="float" office:value="3333333">
            <text:p>3,333,333</text:p>
          </table:table-cell>
          <table:table-cell table:style-name="ce185" table:formula="of:=[.AA102]+[.AD101]" office:value-type="float" office:value="571452305">
            <text:p>571,452,305</text:p>
          </table:table-cell>
          <table:table-cell table:style-name="ce186" table:formula="of:=[.AA101]" office:value-type="float" office:value="25580772">
            <text:p>25,580,772</text:p>
          </table:table-cell>
          <table:table-cell table:style-name="ce186" table:formula="of:=[.AE102]+[.AF101]" office:value-type="float" office:value="542538200">
            <text:p>542,538,200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02">
            <text:p>102</text:p>
          </table:table-cell>
          <table:table-cell office:value-type="float" office:value="32247438">
            <text:p>32,247,438</text:p>
          </table:table-cell>
          <table:table-cell table:style-name="ce184" table:formula="of:=([.AA103]-[.AA102])/[.AA102]" office:value-type="percentage" office:value="0.115283976453707">
            <text:p>11.53%</text:p>
          </table:table-cell>
          <table:table-cell table:style-name="ce185" table:formula="of:=[.AA103]-[.AA102]" office:value-type="float" office:value="3333333">
            <text:p>3,333,333</text:p>
          </table:table-cell>
          <table:table-cell table:style-name="ce185" table:formula="of:=[.AA103]+[.AD102]" office:value-type="float" office:value="603699743">
            <text:p>603,699,743</text:p>
          </table:table-cell>
          <table:table-cell table:style-name="ce186" table:formula="of:=[.AA102]" office:value-type="float" office:value="28914105">
            <text:p>28,914,105</text:p>
          </table:table-cell>
          <table:table-cell table:style-name="ce186" table:formula="of:=[.AE103]+[.AF102]" office:value-type="float" office:value="571452305">
            <text:p>571,452,305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03">
            <text:p>103</text:p>
          </table:table-cell>
          <table:table-cell office:value-type="float" office:value="35580771">
            <text:p>35,580,771</text:p>
          </table:table-cell>
          <table:table-cell table:style-name="ce184" table:formula="of:=([.AA104]-[.AA103])/[.AA103]" office:value-type="percentage" office:value="0.103367374487238">
            <text:p>10.34%</text:p>
          </table:table-cell>
          <table:table-cell table:style-name="ce185" table:formula="of:=[.AA104]-[.AA103]" office:value-type="float" office:value="3333333">
            <text:p>3,333,333</text:p>
          </table:table-cell>
          <table:table-cell table:style-name="ce185" table:formula="of:=[.AA104]+[.AD103]" office:value-type="float" office:value="639280514">
            <text:p>639,280,514</text:p>
          </table:table-cell>
          <table:table-cell table:style-name="ce186" table:formula="of:=[.AA103]" office:value-type="float" office:value="32247438">
            <text:p>32,247,438</text:p>
          </table:table-cell>
          <table:table-cell table:style-name="ce186" table:formula="of:=[.AE104]+[.AF103]" office:value-type="float" office:value="603699743">
            <text:p>603,699,743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04">
            <text:p>104</text:p>
          </table:table-cell>
          <table:table-cell office:value-type="float" office:value="38914104">
            <text:p>38,914,104</text:p>
          </table:table-cell>
          <table:table-cell table:style-name="ce184" table:formula="of:=([.AA105]-[.AA104])/[.AA104]" office:value-type="percentage" office:value="0.09368355171393">
            <text:p>9.37%</text:p>
          </table:table-cell>
          <table:table-cell table:style-name="ce185" table:formula="of:=[.AA105]-[.AA104]" office:value-type="float" office:value="3333333">
            <text:p>3,333,333</text:p>
          </table:table-cell>
          <table:table-cell table:style-name="ce185" table:formula="of:=[.AA105]+[.AD104]" office:value-type="float" office:value="678194618">
            <text:p>678,194,618</text:p>
          </table:table-cell>
          <table:table-cell table:style-name="ce186" table:formula="of:=[.AA104]" office:value-type="float" office:value="35580771">
            <text:p>35,580,771</text:p>
          </table:table-cell>
          <table:table-cell table:style-name="ce186" table:formula="of:=[.AE105]+[.AF104]" office:value-type="float" office:value="639280514">
            <text:p>639,280,514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05">
            <text:p>105</text:p>
          </table:table-cell>
          <table:table-cell office:value-type="float" office:value="42247437">
            <text:p>42,247,437</text:p>
          </table:table-cell>
          <table:table-cell table:style-name="ce184" table:formula="of:=([.AA106]-[.AA105])/[.AA105]" office:value-type="percentage" office:value="0.0856587369967454">
            <text:p>8.57%</text:p>
          </table:table-cell>
          <table:table-cell table:style-name="ce185" table:formula="of:=[.AA106]-[.AA105]" office:value-type="float" office:value="3333333">
            <text:p>3,333,333</text:p>
          </table:table-cell>
          <table:table-cell table:style-name="ce185" table:formula="of:=[.AA106]+[.AD105]" office:value-type="float" office:value="720442055">
            <text:p>720,442,055</text:p>
          </table:table-cell>
          <table:table-cell table:style-name="ce186" table:formula="of:=[.AA105]" office:value-type="float" office:value="38914104">
            <text:p>38,914,104</text:p>
          </table:table-cell>
          <table:table-cell table:style-name="ce186" table:formula="of:=[.AE106]+[.AF105]" office:value-type="float" office:value="678194618">
            <text:p>678,194,618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06">
            <text:p>106</text:p>
          </table:table-cell>
          <table:table-cell office:value-type="float" office:value="45580770">
            <text:p>45,580,770</text:p>
          </table:table-cell>
          <table:table-cell table:style-name="ce184" table:formula="of:=([.AA107]-[.AA106])/[.AA106]" office:value-type="percentage" office:value="0.078900241924735">
            <text:p>7.89%</text:p>
          </table:table-cell>
          <table:table-cell table:style-name="ce185" table:formula="of:=[.AA107]-[.AA106]" office:value-type="float" office:value="3333333">
            <text:p>3,333,333</text:p>
          </table:table-cell>
          <table:table-cell table:style-name="ce185" table:formula="of:=[.AA107]+[.AD106]" office:value-type="float" office:value="766022825">
            <text:p>766,022,825</text:p>
          </table:table-cell>
          <table:table-cell table:style-name="ce186" table:formula="of:=[.AA106]" office:value-type="float" office:value="42247437">
            <text:p>42,247,437</text:p>
          </table:table-cell>
          <table:table-cell table:style-name="ce186" table:formula="of:=[.AE107]+[.AF106]" office:value-type="float" office:value="720442055">
            <text:p>720,442,055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07">
            <text:p>107</text:p>
          </table:table-cell>
          <table:table-cell office:value-type="float" office:value="48914103">
            <text:p>48,914,103</text:p>
          </table:table-cell>
          <table:table-cell table:style-name="ce184" table:formula="of:=([.AA108]-[.AA107])/[.AA107]" office:value-type="percentage" office:value="0.0731302476899798">
            <text:p>7.31%</text:p>
          </table:table-cell>
          <table:table-cell table:style-name="ce185" table:formula="of:=[.AA108]-[.AA107]" office:value-type="float" office:value="3333333">
            <text:p>3,333,333</text:p>
          </table:table-cell>
          <table:table-cell table:style-name="ce185" table:formula="of:=[.AA108]+[.AD107]" office:value-type="float" office:value="814936928">
            <text:p>814,936,928</text:p>
          </table:table-cell>
          <table:table-cell table:style-name="ce186" table:formula="of:=[.AA107]" office:value-type="float" office:value="45580770">
            <text:p>45,580,770</text:p>
          </table:table-cell>
          <table:table-cell table:style-name="ce186" table:formula="of:=[.AE108]+[.AF107]" office:value-type="float" office:value="766022825">
            <text:p>766,022,825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08">
            <text:p>108</text:p>
          </table:table-cell>
          <table:table-cell office:value-type="float" office:value="52247436">
            <text:p>52,247,436</text:p>
          </table:table-cell>
          <table:table-cell table:style-name="ce184" table:formula="of:=([.AA109]-[.AA108])/[.AA108]" office:value-type="percentage" office:value="0.0681466651857032">
            <text:p>6.81%</text:p>
          </table:table-cell>
          <table:table-cell table:style-name="ce185" table:formula="of:=[.AA109]-[.AA108]" office:value-type="float" office:value="3333333">
            <text:p>3,333,333</text:p>
          </table:table-cell>
          <table:table-cell table:style-name="ce185" table:formula="of:=[.AA109]+[.AD108]" office:value-type="float" office:value="867184364">
            <text:p>867,184,364</text:p>
          </table:table-cell>
          <table:table-cell table:style-name="ce186" table:formula="of:=[.AA108]" office:value-type="float" office:value="48914103">
            <text:p>48,914,103</text:p>
          </table:table-cell>
          <table:table-cell table:style-name="ce186" table:formula="of:=[.AE109]+[.AF108]" office:value-type="float" office:value="814936928">
            <text:p>814,936,928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09">
            <text:p>109</text:p>
          </table:table-cell>
          <table:table-cell office:value-type="float" office:value="55580769">
            <text:p>55,580,769</text:p>
          </table:table-cell>
          <table:table-cell table:style-name="ce184" table:formula="of:=([.AA110]-[.AA109])/[.AA109]" office:value-type="percentage" office:value="0.0637989776187295">
            <text:p>6.38%</text:p>
          </table:table-cell>
          <table:table-cell table:style-name="ce185" table:formula="of:=[.AA110]-[.AA109]" office:value-type="float" office:value="3333333">
            <text:p>3,333,333</text:p>
          </table:table-cell>
          <table:table-cell table:style-name="ce185" table:formula="of:=[.AA110]+[.AD109]" office:value-type="float" office:value="922765133">
            <text:p>922,765,133</text:p>
          </table:table-cell>
          <table:table-cell table:style-name="ce186" table:formula="of:=[.AA109]" office:value-type="float" office:value="52247436">
            <text:p>52,247,436</text:p>
          </table:table-cell>
          <table:table-cell table:style-name="ce186" table:formula="of:=[.AE110]+[.AF109]" office:value-type="float" office:value="867184364">
            <text:p>867,184,364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10">
            <text:p>110</text:p>
          </table:table-cell>
          <table:table-cell office:value-type="float" office:value="58914102">
            <text:p>58,914,102</text:p>
          </table:table-cell>
          <table:table-cell table:style-name="ce184" table:formula="of:=([.AA111]-[.AA110])/[.AA110]" office:value-type="percentage" office:value="0.0599727758354693">
            <text:p>6.00%</text:p>
          </table:table-cell>
          <table:table-cell table:style-name="ce185" table:formula="of:=[.AA111]-[.AA110]" office:value-type="float" office:value="3333333">
            <text:p>3,333,333</text:p>
          </table:table-cell>
          <table:table-cell table:style-name="ce185" table:formula="of:=[.AA111]+[.AD110]" office:value-type="float" office:value="981679235">
            <text:p>981,679,235</text:p>
          </table:table-cell>
          <table:table-cell table:style-name="ce186" table:formula="of:=[.AA110]" office:value-type="float" office:value="55580769">
            <text:p>55,580,769</text:p>
          </table:table-cell>
          <table:table-cell table:style-name="ce186" table:formula="of:=[.AE111]+[.AF110]" office:value-type="float" office:value="922765133">
            <text:p>922,765,133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11">
            <text:p>111</text:p>
          </table:table-cell>
          <table:table-cell office:value-type="float" office:value="62247435">
            <text:p>62,247,435</text:p>
          </table:table-cell>
          <table:table-cell table:style-name="ce184" table:formula="of:=([.AA112]-[.AA111])/[.AA111]" office:value-type="percentage" office:value="0.0565795435530868">
            <text:p>5.66%</text:p>
          </table:table-cell>
          <table:table-cell table:style-name="ce185" table:formula="of:=[.AA112]-[.AA111]" office:value-type="float" office:value="3333333">
            <text:p>3,333,333</text:p>
          </table:table-cell>
          <table:table-cell table:style-name="ce185" table:formula="of:=[.AA112]+[.AD111]" office:value-type="float" office:value="1043926670">
            <text:p>1,043,926,670</text:p>
          </table:table-cell>
          <table:table-cell table:style-name="ce186" table:formula="of:=[.AA111]" office:value-type="float" office:value="58914102">
            <text:p>58,914,102</text:p>
          </table:table-cell>
          <table:table-cell table:style-name="ce186" table:formula="of:=[.AE112]+[.AF111]" office:value-type="float" office:value="981679235">
            <text:p>981,679,235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12">
            <text:p>112</text:p>
          </table:table-cell>
          <table:table-cell office:value-type="float" office:value="65580768">
            <text:p>65,580,768</text:p>
          </table:table-cell>
          <table:table-cell table:style-name="ce184" table:formula="of:=([.AA113]-[.AA112])/[.AA112]" office:value-type="percentage" office:value="0.0535497245790128">
            <text:p>5.35%</text:p>
          </table:table-cell>
          <table:table-cell table:style-name="ce185" table:formula="of:=[.AA113]-[.AA112]" office:value-type="float" office:value="3333333">
            <text:p>3,333,333</text:p>
          </table:table-cell>
          <table:table-cell table:style-name="ce185" table:formula="of:=[.AA113]+[.AD112]" office:value-type="float" office:value="1109507438">
            <text:p>1,109,507,438</text:p>
          </table:table-cell>
          <table:table-cell table:style-name="ce186" table:formula="of:=[.AA112]" office:value-type="float" office:value="62247435">
            <text:p>62,247,435</text:p>
          </table:table-cell>
          <table:table-cell table:style-name="ce186" table:formula="of:=[.AE113]+[.AF112]" office:value-type="float" office:value="1043926670">
            <text:p>1,043,926,670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13">
            <text:p>113</text:p>
          </table:table-cell>
          <table:table-cell office:value-type="float" office:value="68914101">
            <text:p>68,914,101</text:p>
          </table:table-cell>
          <table:table-cell table:style-name="ce184" table:formula="of:=([.AA114]-[.AA113])/[.AA113]" office:value-type="percentage" office:value="0.0508279043026761">
            <text:p>5.08%</text:p>
          </table:table-cell>
          <table:table-cell table:style-name="ce185" table:formula="of:=[.AA114]-[.AA113]" office:value-type="float" office:value="3333333">
            <text:p>3,333,333</text:p>
          </table:table-cell>
          <table:table-cell table:style-name="ce185" table:formula="of:=[.AA114]+[.AD113]" office:value-type="float" office:value="1178421539">
            <text:p>1,178,421,539</text:p>
          </table:table-cell>
          <table:table-cell table:style-name="ce186" table:formula="of:=[.AA113]" office:value-type="float" office:value="65580768">
            <text:p>65,580,768</text:p>
          </table:table-cell>
          <table:table-cell table:style-name="ce186" table:formula="of:=[.AE114]+[.AF113]" office:value-type="float" office:value="1109507438">
            <text:p>1,109,507,438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14">
            <text:p>114</text:p>
          </table:table-cell>
          <table:table-cell office:value-type="float" office:value="72247434">
            <text:p>72,247,434</text:p>
          </table:table-cell>
          <table:table-cell table:style-name="ce184" table:formula="of:=([.AA115]-[.AA114])/[.AA114]" office:value-type="percentage" office:value="0.0483693895970579">
            <text:p>4.84%</text:p>
          </table:table-cell>
          <table:table-cell table:style-name="ce185" table:formula="of:=[.AA115]-[.AA114]" office:value-type="float" office:value="3333333">
            <text:p>3,333,333</text:p>
          </table:table-cell>
          <table:table-cell table:style-name="ce185" table:formula="of:=[.AA115]+[.AD114]" office:value-type="float" office:value="1250668973">
            <text:p>1,250,668,973</text:p>
          </table:table-cell>
          <table:table-cell table:style-name="ce186" table:formula="of:=[.AA114]" office:value-type="float" office:value="68914101">
            <text:p>68,914,101</text:p>
          </table:table-cell>
          <table:table-cell table:style-name="ce186" table:formula="of:=[.AE115]+[.AF114]" office:value-type="float" office:value="1178421539">
            <text:p>1,178,421,539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15">
            <text:p>115</text:p>
          </table:table-cell>
          <table:table-cell office:value-type="float" office:value="75580767">
            <text:p>75,580,767</text:p>
          </table:table-cell>
          <table:table-cell table:style-name="ce184" table:formula="of:=([.AA116]-[.AA115])/[.AA115]" office:value-type="percentage" office:value="0.0461377354938308">
            <text:p>4.61%</text:p>
          </table:table-cell>
          <table:table-cell table:style-name="ce185" table:formula="of:=[.AA116]-[.AA115]" office:value-type="float" office:value="3333333">
            <text:p>3,333,333</text:p>
          </table:table-cell>
          <table:table-cell table:style-name="ce185" table:formula="of:=[.AA116]+[.AD115]" office:value-type="float" office:value="1326249740">
            <text:p>1,326,249,740</text:p>
          </table:table-cell>
          <table:table-cell table:style-name="ce186" table:formula="of:=[.AA115]" office:value-type="float" office:value="72247434">
            <text:p>72,247,434</text:p>
          </table:table-cell>
          <table:table-cell table:style-name="ce186" table:formula="of:=[.AE116]+[.AF115]" office:value-type="float" office:value="1250668973">
            <text:p>1,250,668,973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16">
            <text:p>116</text:p>
          </table:table-cell>
          <table:table-cell office:value-type="float" office:value="78914100">
            <text:p>78,914,100</text:p>
          </table:table-cell>
          <table:table-cell table:style-name="ce184" table:formula="of:=([.AA117]-[.AA116])/[.AA116]" office:value-type="percentage" office:value="0.0441029263436821">
            <text:p>4.41%</text:p>
          </table:table-cell>
          <table:table-cell table:style-name="ce185" table:formula="of:=[.AA117]-[.AA116]" office:value-type="float" office:value="3333333">
            <text:p>3,333,333</text:p>
          </table:table-cell>
          <table:table-cell table:style-name="ce185" table:formula="of:=[.AA117]+[.AD116]" office:value-type="float" office:value="1405163840">
            <text:p>1,405,163,840</text:p>
          </table:table-cell>
          <table:table-cell table:style-name="ce186" table:formula="of:=[.AA116]" office:value-type="float" office:value="75580767">
            <text:p>75,580,767</text:p>
          </table:table-cell>
          <table:table-cell table:style-name="ce186" table:formula="of:=[.AE117]+[.AF116]" office:value-type="float" office:value="1326249740">
            <text:p>1,326,249,740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17">
            <text:p>117</text:p>
          </table:table-cell>
          <table:table-cell office:value-type="float" office:value="82247433">
            <text:p>82,247,433</text:p>
          </table:table-cell>
          <table:table-cell table:style-name="ce184" table:formula="of:=([.AA118]-[.AA117])/[.AA117]" office:value-type="percentage" office:value="0.0422400179435614">
            <text:p>4.22%</text:p>
          </table:table-cell>
          <table:table-cell table:style-name="ce185" table:formula="of:=[.AA118]-[.AA117]" office:value-type="float" office:value="3333333">
            <text:p>3,333,333</text:p>
          </table:table-cell>
          <table:table-cell table:style-name="ce185" table:formula="of:=[.AA118]+[.AD117]" office:value-type="float" office:value="1487411273">
            <text:p>1,487,411,273</text:p>
          </table:table-cell>
          <table:table-cell table:style-name="ce186" table:formula="of:=[.AA117]" office:value-type="float" office:value="78914100">
            <text:p>78,914,100</text:p>
          </table:table-cell>
          <table:table-cell table:style-name="ce186" table:formula="of:=[.AE118]+[.AF117]" office:value-type="float" office:value="1405163840">
            <text:p>1,405,163,840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18">
            <text:p>118</text:p>
          </table:table-cell>
          <table:table-cell office:value-type="float" office:value="85580766">
            <text:p>85,580,766</text:p>
          </table:table-cell>
          <table:table-cell table:style-name="ce184" table:formula="of:=([.AA119]-[.AA118])/[.AA118]" office:value-type="percentage" office:value="0.0405281098560243">
            <text:p>4.05%</text:p>
          </table:table-cell>
          <table:table-cell table:style-name="ce185" table:formula="of:=[.AA119]-[.AA118]" office:value-type="float" office:value="3333333">
            <text:p>3,333,333</text:p>
          </table:table-cell>
          <table:table-cell table:style-name="ce185" table:formula="of:=[.AA119]+[.AD118]" office:value-type="float" office:value="1572992039">
            <text:p>1,572,992,039</text:p>
          </table:table-cell>
          <table:table-cell table:style-name="ce186" table:formula="of:=[.AA118]" office:value-type="float" office:value="82247433">
            <text:p>82,247,433</text:p>
          </table:table-cell>
          <table:table-cell table:style-name="ce186" table:formula="of:=[.AE119]+[.AF118]" office:value-type="float" office:value="1487411273">
            <text:p>1,487,411,273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19">
            <text:p>119</text:p>
          </table:table-cell>
          <table:table-cell office:value-type="float" office:value="88914099">
            <text:p>88,914,099</text:p>
          </table:table-cell>
          <table:table-cell table:style-name="ce184" table:formula="of:=([.AA120]-[.AA119])/[.AA119]" office:value-type="percentage" office:value="0.0389495578948195">
            <text:p>3.89%</text:p>
          </table:table-cell>
          <table:table-cell table:style-name="ce185" table:formula="of:=[.AA120]-[.AA119]" office:value-type="float" office:value="3333333">
            <text:p>3,333,333</text:p>
          </table:table-cell>
          <table:table-cell table:style-name="ce185" table:formula="of:=[.AA120]+[.AD119]" office:value-type="float" office:value="1661906138">
            <text:p>1,661,906,138</text:p>
          </table:table-cell>
          <table:table-cell table:style-name="ce186" table:formula="of:=[.AA119]" office:value-type="float" office:value="85580766">
            <text:p>85,580,766</text:p>
          </table:table-cell>
          <table:table-cell table:style-name="ce186" table:formula="of:=[.AE120]+[.AF119]" office:value-type="float" office:value="1572992039">
            <text:p>1,572,992,039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20">
            <text:p>120</text:p>
          </table:table-cell>
          <table:table-cell office:value-type="float" office:value="92247432">
            <text:p>92,247,432</text:p>
          </table:table-cell>
          <table:table-cell table:style-name="ce184" table:formula="of:=([.AA121]-[.AA120])/[.AA120]" office:value-type="percentage" office:value="0.0374893637509615">
            <text:p>3.75%</text:p>
          </table:table-cell>
          <table:table-cell table:style-name="ce185" table:formula="of:=[.AA121]-[.AA120]" office:value-type="float" office:value="3333333">
            <text:p>3,333,333</text:p>
          </table:table-cell>
          <table:table-cell table:style-name="ce185" table:formula="of:=[.AA121]+[.AD120]" office:value-type="float" office:value="1754153570">
            <text:p>1,754,153,570</text:p>
          </table:table-cell>
          <table:table-cell table:style-name="ce186" table:formula="of:=[.AA120]" office:value-type="float" office:value="88914099">
            <text:p>88,914,099</text:p>
          </table:table-cell>
          <table:table-cell table:style-name="ce186" table:formula="of:=[.AE121]+[.AF120]" office:value-type="float" office:value="1661906138">
            <text:p>1,661,906,138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21">
            <text:p>121</text:p>
          </table:table-cell>
          <table:table-cell office:value-type="float" office:value="95580765">
            <text:p>95,580,765</text:p>
          </table:table-cell>
          <table:table-cell table:style-name="ce184" table:formula="of:=([.AA122]-[.AA121])/[.AA121]" office:value-type="percentage" office:value="0.0361346969528648">
            <text:p>3.61%</text:p>
          </table:table-cell>
          <table:table-cell table:style-name="ce185" table:formula="of:=[.AA122]-[.AA121]" office:value-type="float" office:value="3333333">
            <text:p>3,333,333</text:p>
          </table:table-cell>
          <table:table-cell table:style-name="ce185" table:formula="of:=[.AA122]+[.AD121]" office:value-type="float" office:value="1849734335">
            <text:p>1,849,734,335</text:p>
          </table:table-cell>
          <table:table-cell table:style-name="ce186" table:formula="of:=[.AA121]" office:value-type="float" office:value="92247432">
            <text:p>92,247,432</text:p>
          </table:table-cell>
          <table:table-cell table:style-name="ce186" table:formula="of:=[.AE122]+[.AF121]" office:value-type="float" office:value="1754153570">
            <text:p>1,754,153,570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22">
            <text:p>122</text:p>
          </table:table-cell>
          <table:table-cell office:value-type="float" office:value="98914098">
            <text:p>98,914,098</text:p>
          </table:table-cell>
          <table:table-cell table:style-name="ce184" table:formula="of:=([.AA123]-[.AA122])/[.AA122]" office:value-type="percentage" office:value="0.0348745168549341">
            <text:p>3.49%</text:p>
          </table:table-cell>
          <table:table-cell table:style-name="ce185" table:formula="of:=[.AA123]-[.AA122]" office:value-type="float" office:value="3333333">
            <text:p>3,333,333</text:p>
          </table:table-cell>
          <table:table-cell table:style-name="ce185" table:formula="of:=[.AA123]+[.AD122]" office:value-type="float" office:value="1948648433">
            <text:p>1,948,648,433</text:p>
          </table:table-cell>
          <table:table-cell table:style-name="ce186" table:formula="of:=[.AA122]" office:value-type="float" office:value="95580765">
            <text:p>95,580,765</text:p>
          </table:table-cell>
          <table:table-cell table:style-name="ce186" table:formula="of:=[.AE123]+[.AF122]" office:value-type="float" office:value="1849734335">
            <text:p>1,849,734,335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23">
            <text:p>123</text:p>
          </table:table-cell>
          <table:table-cell office:value-type="float" office:value="102247431">
            <text:p>102,247,431</text:p>
          </table:table-cell>
          <table:table-cell table:style-name="ce184" table:formula="of:=([.AA124]-[.AA123])/[.AA123]" office:value-type="percentage" office:value="0.0336992710584087">
            <text:p>3.37%</text:p>
          </table:table-cell>
          <table:table-cell table:style-name="ce185" table:formula="of:=[.AA124]-[.AA123]" office:value-type="float" office:value="3333333">
            <text:p>3,333,333</text:p>
          </table:table-cell>
          <table:table-cell table:style-name="ce185" table:formula="of:=[.AA124]+[.AD123]" office:value-type="float" office:value="2050895864">
            <text:p>2,050,895,864</text:p>
          </table:table-cell>
          <table:table-cell table:style-name="ce186" table:formula="of:=[.AA123]" office:value-type="float" office:value="98914098">
            <text:p>98,914,098</text:p>
          </table:table-cell>
          <table:table-cell table:style-name="ce186" table:formula="of:=[.AE124]+[.AF123]" office:value-type="float" office:value="1948648433">
            <text:p>1,948,648,433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24">
            <text:p>124</text:p>
          </table:table-cell>
          <table:table-cell office:value-type="float" office:value="105580764">
            <text:p>105,580,764</text:p>
          </table:table-cell>
          <table:table-cell table:style-name="ce184" table:formula="of:=([.AA125]-[.AA124])/[.AA124]" office:value-type="percentage" office:value="0.0326006528222699">
            <text:p>3.26%</text:p>
          </table:table-cell>
          <table:table-cell table:style-name="ce185" table:formula="of:=[.AA125]-[.AA124]" office:value-type="float" office:value="3333333">
            <text:p>3,333,333</text:p>
          </table:table-cell>
          <table:table-cell table:style-name="ce185" table:formula="of:=[.AA125]+[.AD124]" office:value-type="float" office:value="2156476628">
            <text:p>2,156,476,628</text:p>
          </table:table-cell>
          <table:table-cell table:style-name="ce186" table:formula="of:=[.AA124]" office:value-type="float" office:value="102247431">
            <text:p>102,247,431</text:p>
          </table:table-cell>
          <table:table-cell table:style-name="ce186" table:formula="of:=[.AE125]+[.AF124]" office:value-type="float" office:value="2050895864">
            <text:p>2,050,895,864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25">
            <text:p>125</text:p>
          </table:table-cell>
          <table:table-cell office:value-type="float" office:value="108914097">
            <text:p>108,914,097</text:p>
          </table:table-cell>
          <table:table-cell table:style-name="ce184" table:formula="of:=([.AA126]-[.AA125])/[.AA125]" office:value-type="percentage" office:value="0.0315714044274201">
            <text:p>3.16%</text:p>
          </table:table-cell>
          <table:table-cell table:style-name="ce185" table:formula="of:=[.AA126]-[.AA125]" office:value-type="float" office:value="3333333">
            <text:p>3,333,333</text:p>
          </table:table-cell>
          <table:table-cell table:style-name="ce185" table:formula="of:=[.AA126]+[.AD125]" office:value-type="float" office:value="2265390725">
            <text:p>2,265,390,725</text:p>
          </table:table-cell>
          <table:table-cell table:style-name="ce186" table:formula="of:=[.AA125]" office:value-type="float" office:value="105580764">
            <text:p>105,580,764</text:p>
          </table:table-cell>
          <table:table-cell table:style-name="ce186" table:formula="of:=[.AE126]+[.AF125]" office:value-type="float" office:value="2156476628">
            <text:p>2,156,476,628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26">
            <text:p>126</text:p>
          </table:table-cell>
          <table:table-cell office:value-type="float" office:value="112247430">
            <text:p>112,247,430</text:p>
          </table:table-cell>
          <table:table-cell table:style-name="ce184" table:formula="of:=([.AA127]-[.AA126])/[.AA126]" office:value-type="percentage" office:value="0.0306051566492811">
            <text:p>3.06%</text:p>
          </table:table-cell>
          <table:table-cell table:style-name="ce185" table:formula="of:=[.AA127]-[.AA126]" office:value-type="float" office:value="3333333">
            <text:p>3,333,333</text:p>
          </table:table-cell>
          <table:table-cell table:style-name="ce185" table:formula="of:=[.AA127]+[.AD126]" office:value-type="float" office:value="2377638155">
            <text:p>2,377,638,155</text:p>
          </table:table-cell>
          <table:table-cell table:style-name="ce186" table:formula="of:=[.AA126]" office:value-type="float" office:value="108914097">
            <text:p>108,914,097</text:p>
          </table:table-cell>
          <table:table-cell table:style-name="ce186" table:formula="of:=[.AE127]+[.AF126]" office:value-type="float" office:value="2265390725">
            <text:p>2,265,390,725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27">
            <text:p>127</text:p>
          </table:table-cell>
          <table:table-cell office:value-type="float" office:value="115580763">
            <text:p>115,580,763</text:p>
          </table:table-cell>
          <table:table-cell table:style-name="ce184" table:formula="of:=([.AA128]-[.AA127])/[.AA127]" office:value-type="percentage" office:value="0.0296962968328094">
            <text:p>2.97%</text:p>
          </table:table-cell>
          <table:table-cell table:style-name="ce185" table:formula="of:=[.AA128]-[.AA127]" office:value-type="float" office:value="3333333">
            <text:p>3,333,333</text:p>
          </table:table-cell>
          <table:table-cell table:style-name="ce185" table:formula="of:=[.AA128]+[.AD127]" office:value-type="float" office:value="2493218918">
            <text:p>2,493,218,918</text:p>
          </table:table-cell>
          <table:table-cell table:style-name="ce186" table:formula="of:=[.AA127]" office:value-type="float" office:value="112247430">
            <text:p>112,247,430</text:p>
          </table:table-cell>
          <table:table-cell table:style-name="ce186" table:formula="of:=[.AE128]+[.AF127]" office:value-type="float" office:value="2377638155">
            <text:p>2,377,638,155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28">
            <text:p>128</text:p>
          </table:table-cell>
          <table:table-cell office:value-type="float" office:value="118914096">
            <text:p>118,914,096</text:p>
          </table:table-cell>
          <table:table-cell table:style-name="ce184" table:formula="of:=([.AA129]-[.AA128])/[.AA128]" office:value-type="percentage" office:value="0.0288398597956997">
            <text:p>2.88%</text:p>
          </table:table-cell>
          <table:table-cell table:style-name="ce185" table:formula="of:=[.AA129]-[.AA128]" office:value-type="float" office:value="3333333">
            <text:p>3,333,333</text:p>
          </table:table-cell>
          <table:table-cell table:style-name="ce185" table:formula="of:=[.AA129]+[.AD128]" office:value-type="float" office:value="2612133014">
            <text:p>2,612,133,014</text:p>
          </table:table-cell>
          <table:table-cell table:style-name="ce186" table:formula="of:=[.AA128]" office:value-type="float" office:value="115580763">
            <text:p>115,580,763</text:p>
          </table:table-cell>
          <table:table-cell table:style-name="ce186" table:formula="of:=[.AE129]+[.AF128]" office:value-type="float" office:value="2493218918">
            <text:p>2,493,218,918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29">
            <text:p>129</text:p>
          </table:table-cell>
          <table:table-cell office:value-type="float" office:value="122247429">
            <text:p>122,247,429</text:p>
          </table:table-cell>
          <table:table-cell table:style-name="ce184" table:formula="of:=([.AA130]-[.AA129])/[.AA129]" office:value-type="percentage" office:value="0.0280314370804282">
            <text:p>2.80%</text:p>
          </table:table-cell>
          <table:table-cell table:style-name="ce185" table:formula="of:=[.AA130]-[.AA129]" office:value-type="float" office:value="3333333">
            <text:p>3,333,333</text:p>
          </table:table-cell>
          <table:table-cell table:style-name="ce185" table:formula="of:=[.AA130]+[.AD129]" office:value-type="float" office:value="2734380443">
            <text:p>2,734,380,443</text:p>
          </table:table-cell>
          <table:table-cell table:style-name="ce186" table:formula="of:=[.AA129]" office:value-type="float" office:value="118914096">
            <text:p>118,914,096</text:p>
          </table:table-cell>
          <table:table-cell table:style-name="ce186" table:formula="of:=[.AE130]+[.AF129]" office:value-type="float" office:value="2612133014">
            <text:p>2,612,133,014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30">
            <text:p>130</text:p>
          </table:table-cell>
          <table:table-cell office:value-type="float" office:value="125580762">
            <text:p>125,580,762</text:p>
          </table:table-cell>
          <table:table-cell table:style-name="ce184" table:formula="of:=([.AA131]-[.AA130])/[.AA130]" office:value-type="percentage" office:value="0.0272671010528982">
            <text:p>2.73%</text:p>
          </table:table-cell>
          <table:table-cell table:style-name="ce185" table:formula="of:=[.AA131]-[.AA130]" office:value-type="float" office:value="3333333">
            <text:p>3,333,333</text:p>
          </table:table-cell>
          <table:table-cell table:style-name="ce185" table:formula="of:=[.AA131]+[.AD130]" office:value-type="float" office:value="2859961205">
            <text:p>2,859,961,205</text:p>
          </table:table-cell>
          <table:table-cell table:style-name="ce186" table:formula="of:=[.AA130]" office:value-type="float" office:value="122247429">
            <text:p>122,247,429</text:p>
          </table:table-cell>
          <table:table-cell table:style-name="ce186" table:formula="of:=[.AE131]+[.AF130]" office:value-type="float" office:value="2734380443">
            <text:p>2,734,380,443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31">
            <text:p>131</text:p>
          </table:table-cell>
          <table:table-cell office:value-type="float" office:value="128914095">
            <text:p>128,914,095</text:p>
          </table:table-cell>
          <table:table-cell table:style-name="ce184" table:formula="of:=([.AA132]-[.AA131])/[.AA131]" office:value-type="percentage" office:value="0.0265433410891391">
            <text:p>2.65%</text:p>
          </table:table-cell>
          <table:table-cell table:style-name="ce185" table:formula="of:=[.AA132]-[.AA131]" office:value-type="float" office:value="3333333">
            <text:p>3,333,333</text:p>
          </table:table-cell>
          <table:table-cell table:style-name="ce185" table:formula="of:=[.AA132]+[.AD131]" office:value-type="float" office:value="2988875300">
            <text:p>2,988,875,300</text:p>
          </table:table-cell>
          <table:table-cell table:style-name="ce186" table:formula="of:=[.AA131]" office:value-type="float" office:value="125580762">
            <text:p>125,580,762</text:p>
          </table:table-cell>
          <table:table-cell table:style-name="ce186" table:formula="of:=[.AE132]+[.AF131]" office:value-type="float" office:value="2859961205">
            <text:p>2,859,961,205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32">
            <text:p>132</text:p>
          </table:table-cell>
          <table:table-cell office:value-type="float" office:value="132247428">
            <text:p>132,247,428</text:p>
          </table:table-cell>
          <table:table-cell table:style-name="ce184" table:formula="of:=([.AA133]-[.AA132])/[.AA132]" office:value-type="percentage" office:value="0.025857009662132">
            <text:p>2.59%</text:p>
          </table:table-cell>
          <table:table-cell table:style-name="ce185" table:formula="of:=[.AA133]-[.AA132]" office:value-type="float" office:value="3333333">
            <text:p>3,333,333</text:p>
          </table:table-cell>
          <table:table-cell table:style-name="ce185" table:formula="of:=[.AA133]+[.AD132]" office:value-type="float" office:value="3121122728">
            <text:p>3,121,122,728</text:p>
          </table:table-cell>
          <table:table-cell table:style-name="ce186" table:formula="of:=[.AA132]" office:value-type="float" office:value="128914095">
            <text:p>128,914,095</text:p>
          </table:table-cell>
          <table:table-cell table:style-name="ce186" table:formula="of:=[.AE133]+[.AF132]" office:value-type="float" office:value="2988875300">
            <text:p>2,988,875,300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33">
            <text:p>133</text:p>
          </table:table-cell>
          <table:table-cell office:value-type="float" office:value="135580761">
            <text:p>135,580,761</text:p>
          </table:table-cell>
          <table:table-cell table:style-name="ce184" table:formula="of:=([.AA134]-[.AA133])/[.AA133]" office:value-type="percentage" office:value="0.0252052765820141">
            <text:p>2.52%</text:p>
          </table:table-cell>
          <table:table-cell table:style-name="ce185" table:formula="of:=[.AA134]-[.AA133]" office:value-type="float" office:value="3333333">
            <text:p>3,333,333</text:p>
          </table:table-cell>
          <table:table-cell table:style-name="ce185" table:formula="of:=[.AA134]+[.AD133]" office:value-type="float" office:value="3256703489">
            <text:p>3,256,703,489</text:p>
          </table:table-cell>
          <table:table-cell table:style-name="ce186" table:formula="of:=[.AA133]" office:value-type="float" office:value="132247428">
            <text:p>132,247,428</text:p>
          </table:table-cell>
          <table:table-cell table:style-name="ce186" table:formula="of:=[.AE134]+[.AF133]" office:value-type="float" office:value="3121122728">
            <text:p>3,121,122,728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34">
            <text:p>134</text:p>
          </table:table-cell>
          <table:table-cell office:value-type="float" office:value="138914094">
            <text:p>138,914,094</text:p>
          </table:table-cell>
          <table:table-cell table:style-name="ce184" table:formula="of:=([.AA135]-[.AA134])/[.AA134]" office:value-type="percentage" office:value="0.0245855899864731">
            <text:p>2.46%</text:p>
          </table:table-cell>
          <table:table-cell table:style-name="ce185" table:formula="of:=[.AA135]-[.AA134]" office:value-type="float" office:value="3333333">
            <text:p>3,333,333</text:p>
          </table:table-cell>
          <table:table-cell table:style-name="ce185" table:formula="of:=[.AA135]+[.AD134]" office:value-type="float" office:value="3395617583">
            <text:p>3,395,617,583</text:p>
          </table:table-cell>
          <table:table-cell table:style-name="ce186" table:formula="of:=[.AA134]" office:value-type="float" office:value="135580761">
            <text:p>135,580,761</text:p>
          </table:table-cell>
          <table:table-cell table:style-name="ce186" table:formula="of:=[.AE135]+[.AF134]" office:value-type="float" office:value="3256703489">
            <text:p>3,256,703,489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35">
            <text:p>135</text:p>
          </table:table-cell>
          <table:table-cell office:value-type="float" office:value="142247427">
            <text:p>142,247,427</text:p>
          </table:table-cell>
          <table:table-cell table:style-name="ce184" table:formula="of:=([.AA136]-[.AA135])/[.AA135]" office:value-type="percentage" office:value="0.0239956429475039">
            <text:p>2.40%</text:p>
          </table:table-cell>
          <table:table-cell table:style-name="ce185" table:formula="of:=[.AA136]-[.AA135]" office:value-type="float" office:value="3333333">
            <text:p>3,333,333</text:p>
          </table:table-cell>
          <table:table-cell table:style-name="ce185" table:formula="of:=[.AA136]+[.AD135]" office:value-type="float" office:value="3537865010">
            <text:p>3,537,865,010</text:p>
          </table:table-cell>
          <table:table-cell table:style-name="ce186" table:formula="of:=[.AA135]" office:value-type="float" office:value="138914094">
            <text:p>138,914,094</text:p>
          </table:table-cell>
          <table:table-cell table:style-name="ce186" table:formula="of:=[.AE136]+[.AF135]" office:value-type="float" office:value="3395617583">
            <text:p>3,395,617,583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36">
            <text:p>136</text:p>
          </table:table-cell>
          <table:table-cell office:value-type="float" office:value="145580760">
            <text:p>145,580,760</text:p>
          </table:table-cell>
          <table:table-cell table:style-name="ce184" table:formula="of:=([.AA137]-[.AA136])/[.AA136]" office:value-type="percentage" office:value="0.0234333447732591">
            <text:p>2.34%</text:p>
          </table:table-cell>
          <table:table-cell table:style-name="ce185" table:formula="of:=[.AA137]-[.AA136]" office:value-type="float" office:value="3333333">
            <text:p>3,333,333</text:p>
          </table:table-cell>
          <table:table-cell table:style-name="ce185" table:formula="of:=[.AA137]+[.AD136]" office:value-type="float" office:value="3683445770">
            <text:p>3,683,445,770</text:p>
          </table:table-cell>
          <table:table-cell table:style-name="ce186" table:formula="of:=[.AA136]" office:value-type="float" office:value="142247427">
            <text:p>142,247,427</text:p>
          </table:table-cell>
          <table:table-cell table:style-name="ce186" table:formula="of:=[.AE137]+[.AF136]" office:value-type="float" office:value="3537865010">
            <text:p>3,537,865,010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37">
            <text:p>137</text:p>
          </table:table-cell>
          <table:table-cell office:value-type="float" office:value="148914093">
            <text:p>148,914,093</text:p>
          </table:table-cell>
          <table:table-cell table:style-name="ce184" table:formula="of:=([.AA138]-[.AA137])/[.AA137]" office:value-type="percentage" office:value="0.0228967962524718">
            <text:p>2.29%</text:p>
          </table:table-cell>
          <table:table-cell table:style-name="ce185" table:formula="of:=[.AA138]-[.AA137]" office:value-type="float" office:value="3333333">
            <text:p>3,333,333</text:p>
          </table:table-cell>
          <table:table-cell table:style-name="ce185" table:formula="of:=[.AA138]+[.AD137]" office:value-type="float" office:value="3832359863">
            <text:p>3,832,359,863</text:p>
          </table:table-cell>
          <table:table-cell table:style-name="ce186" table:formula="of:=[.AA137]" office:value-type="float" office:value="145580760">
            <text:p>145,580,760</text:p>
          </table:table-cell>
          <table:table-cell table:style-name="ce186" table:formula="of:=[.AE138]+[.AF137]" office:value-type="float" office:value="3683445770">
            <text:p>3,683,445,770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38">
            <text:p>138</text:p>
          </table:table-cell>
          <table:table-cell office:value-type="float" office:value="152247426">
            <text:p>152,247,426</text:p>
          </table:table-cell>
          <table:table-cell table:style-name="ce184" table:formula="of:=([.AA139]-[.AA138])/[.AA138]" office:value-type="percentage" office:value="0.0223842682236932">
            <text:p>2.24%</text:p>
          </table:table-cell>
          <table:table-cell table:style-name="ce185" table:formula="of:=[.AA139]-[.AA138]" office:value-type="float" office:value="3333333">
            <text:p>3,333,333</text:p>
          </table:table-cell>
          <table:table-cell table:style-name="ce185" table:formula="of:=[.AA139]+[.AD138]" office:value-type="float" office:value="3984607289">
            <text:p>3,984,607,289</text:p>
          </table:table-cell>
          <table:table-cell table:style-name="ce186" table:formula="of:=[.AA138]" office:value-type="float" office:value="148914093">
            <text:p>148,914,093</text:p>
          </table:table-cell>
          <table:table-cell table:style-name="ce186" table:formula="of:=[.AE139]+[.AF138]" office:value-type="float" office:value="3832359863">
            <text:p>3,832,359,863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39">
            <text:p>139</text:p>
          </table:table-cell>
          <table:table-cell office:value-type="float" office:value="155580759">
            <text:p>155,580,759</text:p>
          </table:table-cell>
          <table:table-cell table:style-name="ce184" table:formula="of:=([.AA140]-[.AA139])/[.AA139]" office:value-type="percentage" office:value="0.0218941829597828">
            <text:p>2.19%</text:p>
          </table:table-cell>
          <table:table-cell table:style-name="ce185" table:formula="of:=[.AA140]-[.AA139]" office:value-type="float" office:value="3333333">
            <text:p>3,333,333</text:p>
          </table:table-cell>
          <table:table-cell table:style-name="ce185" table:formula="of:=[.AA140]+[.AD139]" office:value-type="float" office:value="4140188048">
            <text:p>4,140,188,048</text:p>
          </table:table-cell>
          <table:table-cell table:style-name="ce186" table:formula="of:=[.AA139]" office:value-type="float" office:value="152247426">
            <text:p>152,247,426</text:p>
          </table:table-cell>
          <table:table-cell table:style-name="ce186" table:formula="of:=[.AE140]+[.AF139]" office:value-type="float" office:value="3984607289">
            <text:p>3,984,607,289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40">
            <text:p>140</text:p>
          </table:table-cell>
          <table:table-cell office:value-type="float" office:value="158914092">
            <text:p>158,914,092</text:p>
          </table:table-cell>
          <table:table-cell table:style-name="ce184" table:formula="of:=([.AA141]-[.AA140])/[.AA140]" office:value-type="percentage" office:value="0.0214250979454342">
            <text:p>2.14%</text:p>
          </table:table-cell>
          <table:table-cell table:style-name="ce185" table:formula="of:=[.AA141]-[.AA140]" office:value-type="float" office:value="3333333">
            <text:p>3,333,333</text:p>
          </table:table-cell>
          <table:table-cell table:style-name="ce185" table:formula="of:=[.AA141]+[.AD140]" office:value-type="float" office:value="4299102140">
            <text:p>4,299,102,140</text:p>
          </table:table-cell>
          <table:table-cell table:style-name="ce186" table:formula="of:=[.AA140]" office:value-type="float" office:value="155580759">
            <text:p>155,580,759</text:p>
          </table:table-cell>
          <table:table-cell table:style-name="ce186" table:formula="of:=[.AE141]+[.AF140]" office:value-type="float" office:value="4140188048">
            <text:p>4,140,188,048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41">
            <text:p>141</text:p>
          </table:table-cell>
          <table:table-cell office:value-type="float" office:value="162247425">
            <text:p>162,247,425</text:p>
          </table:table-cell>
          <table:table-cell table:style-name="ce184" table:formula="of:=([.AA142]-[.AA141])/[.AA141]" office:value-type="percentage" office:value="0.0209756916963664">
            <text:p>2.10%</text:p>
          </table:table-cell>
          <table:table-cell table:style-name="ce185" table:formula="of:=[.AA142]-[.AA141]" office:value-type="float" office:value="3333333">
            <text:p>3,333,333</text:p>
          </table:table-cell>
          <table:table-cell table:style-name="ce185" table:formula="of:=[.AA142]+[.AD141]" office:value-type="float" office:value="4461349565">
            <text:p>4,461,349,565</text:p>
          </table:table-cell>
          <table:table-cell table:style-name="ce186" table:formula="of:=[.AA141]" office:value-type="float" office:value="158914092">
            <text:p>158,914,092</text:p>
          </table:table-cell>
          <table:table-cell table:style-name="ce186" table:formula="of:=[.AE142]+[.AF141]" office:value-type="float" office:value="4299102140">
            <text:p>4,299,102,140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42">
            <text:p>142</text:p>
          </table:table-cell>
          <table:table-cell office:value-type="float" office:value="165580758">
            <text:p>165,580,758</text:p>
          </table:table-cell>
          <table:table-cell table:style-name="ce184" table:formula="of:=([.AA143]-[.AA142])/[.AA142]" office:value-type="percentage" office:value="0.0205447513265619">
            <text:p>2.05%</text:p>
          </table:table-cell>
          <table:table-cell table:style-name="ce185" table:formula="of:=[.AA143]-[.AA142]" office:value-type="float" office:value="3333333">
            <text:p>3,333,333</text:p>
          </table:table-cell>
          <table:table-cell table:style-name="ce185" table:formula="of:=[.AA143]+[.AD142]" office:value-type="float" office:value="4626930323">
            <text:p>4,626,930,323</text:p>
          </table:table-cell>
          <table:table-cell table:style-name="ce186" table:formula="of:=[.AA142]" office:value-type="float" office:value="162247425">
            <text:p>162,247,425</text:p>
          </table:table-cell>
          <table:table-cell table:style-name="ce186" table:formula="of:=[.AE143]+[.AF142]" office:value-type="float" office:value="4461349565">
            <text:p>4,461,349,565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43">
            <text:p>143</text:p>
          </table:table-cell>
          <table:table-cell office:value-type="float" office:value="168914091">
            <text:p>168,914,091</text:p>
          </table:table-cell>
          <table:table-cell table:style-name="ce184" table:formula="of:=([.AA144]-[.AA143])/[.AA143]" office:value-type="percentage" office:value="0.0201311616172212">
            <text:p>2.01%</text:p>
          </table:table-cell>
          <table:table-cell table:style-name="ce185" table:formula="of:=[.AA144]-[.AA143]" office:value-type="float" office:value="3333333">
            <text:p>3,333,333</text:p>
          </table:table-cell>
          <table:table-cell table:style-name="ce185" table:formula="of:=[.AA144]+[.AD143]" office:value-type="float" office:value="4795844414">
            <text:p>4,795,844,414</text:p>
          </table:table-cell>
          <table:table-cell table:style-name="ce186" table:formula="of:=[.AA143]" office:value-type="float" office:value="165580758">
            <text:p>165,580,758</text:p>
          </table:table-cell>
          <table:table-cell table:style-name="ce186" table:formula="of:=[.AE144]+[.AF143]" office:value-type="float" office:value="4626930323">
            <text:p>4,626,930,323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44">
            <text:p>144</text:p>
          </table:table-cell>
          <table:table-cell office:value-type="float" office:value="172247424">
            <text:p>172,247,424</text:p>
          </table:table-cell>
          <table:table-cell table:style-name="ce184" table:formula="of:=([.AA145]-[.AA144])/[.AA144]" office:value-type="percentage" office:value="0.0197338953799893">
            <text:p>1.97%</text:p>
          </table:table-cell>
          <table:table-cell table:style-name="ce185" table:formula="of:=[.AA145]-[.AA144]" office:value-type="float" office:value="3333333">
            <text:p>3,333,333</text:p>
          </table:table-cell>
          <table:table-cell table:style-name="ce185" table:formula="of:=[.AA145]+[.AD144]" office:value-type="float" office:value="4968091838">
            <text:p>4,968,091,838</text:p>
          </table:table-cell>
          <table:table-cell table:style-name="ce186" table:formula="of:=[.AA144]" office:value-type="float" office:value="168914091">
            <text:p>168,914,091</text:p>
          </table:table-cell>
          <table:table-cell table:style-name="ce186" table:formula="of:=[.AE145]+[.AF144]" office:value-type="float" office:value="4795844414">
            <text:p>4,795,844,414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45">
            <text:p>145</text:p>
          </table:table-cell>
          <table:table-cell office:value-type="float" office:value="175580757">
            <text:p>175,580,757</text:p>
          </table:table-cell>
          <table:table-cell table:style-name="ce184" table:formula="of:=([.AA146]-[.AA145])/[.AA145]" office:value-type="percentage" office:value="0.0193520049391276">
            <text:p>1.94%</text:p>
          </table:table-cell>
          <table:table-cell table:style-name="ce185" table:formula="of:=[.AA146]-[.AA145]" office:value-type="float" office:value="3333333">
            <text:p>3,333,333</text:p>
          </table:table-cell>
          <table:table-cell table:style-name="ce185" table:formula="of:=[.AA146]+[.AD145]" office:value-type="float" office:value="5143672595">
            <text:p>5,143,672,595</text:p>
          </table:table-cell>
          <table:table-cell table:style-name="ce186" table:formula="of:=[.AA145]" office:value-type="float" office:value="172247424">
            <text:p>172,247,424</text:p>
          </table:table-cell>
          <table:table-cell table:style-name="ce186" table:formula="of:=[.AE146]+[.AF145]" office:value-type="float" office:value="4968091838">
            <text:p>4,968,091,838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46">
            <text:p>146</text:p>
          </table:table-cell>
          <table:table-cell office:value-type="float" office:value="178914090">
            <text:p>178,914,090</text:p>
          </table:table-cell>
          <table:table-cell table:style-name="ce184" table:formula="of:=([.AA147]-[.AA146])/[.AA146]" office:value-type="percentage" office:value="0.0189846145839319">
            <text:p>1.90%</text:p>
          </table:table-cell>
          <table:table-cell table:style-name="ce185" table:formula="of:=[.AA147]-[.AA146]" office:value-type="float" office:value="3333333">
            <text:p>3,333,333</text:p>
          </table:table-cell>
          <table:table-cell table:style-name="ce185" table:formula="of:=[.AA147]+[.AD146]" office:value-type="float" office:value="5322586685">
            <text:p>5,322,586,685</text:p>
          </table:table-cell>
          <table:table-cell table:style-name="ce186" table:formula="of:=[.AA146]" office:value-type="float" office:value="175580757">
            <text:p>175,580,757</text:p>
          </table:table-cell>
          <table:table-cell table:style-name="ce186" table:formula="of:=[.AE147]+[.AF146]" office:value-type="float" office:value="5143672595">
            <text:p>5,143,672,595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47">
            <text:p>147</text:p>
          </table:table-cell>
          <table:table-cell office:value-type="float" office:value="182247423">
            <text:p>182,247,423</text:p>
          </table:table-cell>
          <table:table-cell table:style-name="ce184" table:formula="of:=([.AA148]-[.AA147])/[.AA147]" office:value-type="percentage" office:value="0.0186309138648611">
            <text:p>1.86%</text:p>
          </table:table-cell>
          <table:table-cell table:style-name="ce185" table:formula="of:=[.AA148]-[.AA147]" office:value-type="float" office:value="3333333">
            <text:p>3,333,333</text:p>
          </table:table-cell>
          <table:table-cell table:style-name="ce185" table:formula="of:=[.AA148]+[.AD147]" office:value-type="float" office:value="5504834108">
            <text:p>5,504,834,108</text:p>
          </table:table-cell>
          <table:table-cell table:style-name="ce186" table:formula="of:=[.AA147]" office:value-type="float" office:value="178914090">
            <text:p>178,914,090</text:p>
          </table:table-cell>
          <table:table-cell table:style-name="ce186" table:formula="of:=[.AE148]+[.AF147]" office:value-type="float" office:value="5322586685">
            <text:p>5,322,586,685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48">
            <text:p>148</text:p>
          </table:table-cell>
          <table:table-cell office:value-type="float" office:value="185580756">
            <text:p>185,580,756</text:p>
          </table:table-cell>
          <table:table-cell table:style-name="ce184" table:formula="of:=([.AA149]-[.AA148])/[.AA148]" office:value-type="percentage" office:value="0.0182901516253538">
            <text:p>1.83%</text:p>
          </table:table-cell>
          <table:table-cell table:style-name="ce185" table:formula="of:=[.AA149]-[.AA148]" office:value-type="float" office:value="3333333">
            <text:p>3,333,333</text:p>
          </table:table-cell>
          <table:table-cell table:style-name="ce185" table:formula="of:=[.AA149]+[.AD148]" office:value-type="float" office:value="5690414864">
            <text:p>5,690,414,864</text:p>
          </table:table-cell>
          <table:table-cell table:style-name="ce186" table:formula="of:=[.AA148]" office:value-type="float" office:value="182247423">
            <text:p>182,247,423</text:p>
          </table:table-cell>
          <table:table-cell table:style-name="ce186" table:formula="of:=[.AE149]+[.AF148]" office:value-type="float" office:value="5504834108">
            <text:p>5,504,834,108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49">
            <text:p>149</text:p>
          </table:table-cell>
          <table:table-cell office:value-type="float" office:value="188914089">
            <text:p>188,914,089</text:p>
          </table:table-cell>
          <table:table-cell table:style-name="ce184" table:formula="of:=([.AA150]-[.AA149])/[.AA149]" office:value-type="percentage" office:value="0.0179616306768359">
            <text:p>1.80%</text:p>
          </table:table-cell>
          <table:table-cell table:style-name="ce185" table:formula="of:=[.AA150]-[.AA149]" office:value-type="float" office:value="3333333">
            <text:p>3,333,333</text:p>
          </table:table-cell>
          <table:table-cell table:style-name="ce185" table:formula="of:=[.AA150]+[.AD149]" office:value-type="float" office:value="5879328953">
            <text:p>5,879,328,953</text:p>
          </table:table-cell>
          <table:table-cell table:style-name="ce186" table:formula="of:=[.AA149]" office:value-type="float" office:value="185580756">
            <text:p>185,580,756</text:p>
          </table:table-cell>
          <table:table-cell table:style-name="ce186" table:formula="of:=[.AE150]+[.AF149]" office:value-type="float" office:value="5690414864">
            <text:p>5,690,414,864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50">
            <text:p>150</text:p>
          </table:table-cell>
          <table:table-cell office:value-type="float" office:value="192247422">
            <text:p>192,247,422</text:p>
          </table:table-cell>
          <table:table-cell table:style-name="ce184" table:formula="of:=([.AA151]-[.AA150])/[.AA150]" office:value-type="percentage" office:value="0.0176447030374744">
            <text:p>1.76%</text:p>
          </table:table-cell>
          <table:table-cell table:style-name="ce185" table:formula="of:=[.AA151]-[.AA150]" office:value-type="float" office:value="3333333">
            <text:p>3,333,333</text:p>
          </table:table-cell>
          <table:table-cell table:style-name="ce185" table:formula="of:=[.AA151]+[.AD150]" office:value-type="float" office:value="6071576375">
            <text:p>6,071,576,375</text:p>
          </table:table-cell>
          <table:table-cell table:style-name="ce186" table:formula="of:=[.AA150]" office:value-type="float" office:value="188914089">
            <text:p>188,914,089</text:p>
          </table:table-cell>
          <table:table-cell table:style-name="ce186" table:formula="of:=[.AE151]+[.AF150]" office:value-type="float" office:value="5879328953">
            <text:p>5,879,328,953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51">
            <text:p>151</text:p>
          </table:table-cell>
          <table:table-cell office:value-type="float" office:value="195580755">
            <text:p>195,580,755</text:p>
          </table:table-cell>
          <table:table-cell table:style-name="ce184" table:formula="of:=([.AA152]-[.AA151])/[.AA151]" office:value-type="percentage" office:value="0.0173387656662569">
            <text:p>1.73%</text:p>
          </table:table-cell>
          <table:table-cell table:style-name="ce185" table:formula="of:=[.AA152]-[.AA151]" office:value-type="float" office:value="3333333">
            <text:p>3,333,333</text:p>
          </table:table-cell>
          <table:table-cell table:style-name="ce185" table:formula="of:=[.AA152]+[.AD151]" office:value-type="float" office:value="6267157130">
            <text:p>6,267,157,130</text:p>
          </table:table-cell>
          <table:table-cell table:style-name="ce186" table:formula="of:=[.AA151]" office:value-type="float" office:value="192247422">
            <text:p>192,247,422</text:p>
          </table:table-cell>
          <table:table-cell table:style-name="ce186" table:formula="of:=[.AE152]+[.AF151]" office:value-type="float" office:value="6071576375">
            <text:p>6,071,576,375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52">
            <text:p>152</text:p>
          </table:table-cell>
          <table:table-cell office:value-type="float" office:value="198914088">
            <text:p>198,914,088</text:p>
          </table:table-cell>
          <table:table-cell table:style-name="ce184" table:formula="of:=([.AA153]-[.AA152])/[.AA152]" office:value-type="percentage" office:value="0.0170432566333022">
            <text:p>1.70%</text:p>
          </table:table-cell>
          <table:table-cell table:style-name="ce185" table:formula="of:=[.AA153]-[.AA152]" office:value-type="float" office:value="3333333">
            <text:p>3,333,333</text:p>
          </table:table-cell>
          <table:table-cell table:style-name="ce185" table:formula="of:=[.AA153]+[.AD152]" office:value-type="float" office:value="6466071218">
            <text:p>6,466,071,218</text:p>
          </table:table-cell>
          <table:table-cell table:style-name="ce186" table:formula="of:=[.AA152]" office:value-type="float" office:value="195580755">
            <text:p>195,580,755</text:p>
          </table:table-cell>
          <table:table-cell table:style-name="ce186" table:formula="of:=[.AE153]+[.AF152]" office:value-type="float" office:value="6267157130">
            <text:p>6,267,157,130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53">
            <text:p>153</text:p>
          </table:table-cell>
          <table:table-cell office:value-type="float" office:value="202247421">
            <text:p>202,247,421</text:p>
          </table:table-cell>
          <table:table-cell table:style-name="ce184" table:formula="of:=([.AA154]-[.AA153])/[.AA153]" office:value-type="percentage" office:value="0.0167576516752298">
            <text:p>1.68%</text:p>
          </table:table-cell>
          <table:table-cell table:style-name="ce185" table:formula="of:=[.AA154]-[.AA153]" office:value-type="float" office:value="3333333">
            <text:p>3,333,333</text:p>
          </table:table-cell>
          <table:table-cell table:style-name="ce185" table:formula="of:=[.AA154]+[.AD153]" office:value-type="float" office:value="6668318639">
            <text:p>6,668,318,639</text:p>
          </table:table-cell>
          <table:table-cell table:style-name="ce186" table:formula="of:=[.AA153]" office:value-type="float" office:value="198914088">
            <text:p>198,914,088</text:p>
          </table:table-cell>
          <table:table-cell table:style-name="ce186" table:formula="of:=[.AE154]+[.AF153]" office:value-type="float" office:value="6466071218">
            <text:p>6,466,071,218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54">
            <text:p>154</text:p>
          </table:table-cell>
          <table:table-cell office:value-type="float" office:value="205580754">
            <text:p>205,580,754</text:p>
          </table:table-cell>
          <table:table-cell table:style-name="ce184" table:formula="of:=([.AA155]-[.AA154])/[.AA154]" office:value-type="percentage" office:value="0.0164814610911652">
            <text:p>1.65%</text:p>
          </table:table-cell>
          <table:table-cell table:style-name="ce185" table:formula="of:=[.AA155]-[.AA154]" office:value-type="float" office:value="3333333">
            <text:p>3,333,333</text:p>
          </table:table-cell>
          <table:table-cell table:style-name="ce185" table:formula="of:=[.AA155]+[.AD154]" office:value-type="float" office:value="6873899393">
            <text:p>6,873,899,393</text:p>
          </table:table-cell>
          <table:table-cell table:style-name="ce186" table:formula="of:=[.AA154]" office:value-type="float" office:value="202247421">
            <text:p>202,247,421</text:p>
          </table:table-cell>
          <table:table-cell table:style-name="ce186" table:formula="of:=[.AE155]+[.AF154]" office:value-type="float" office:value="6668318639">
            <text:p>6,668,318,639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55">
            <text:p>155</text:p>
          </table:table-cell>
          <table:table-cell office:value-type="float" office:value="208914087">
            <text:p>208,914,087</text:p>
          </table:table-cell>
          <table:table-cell table:style-name="ce184" table:formula="of:=([.AA156]-[.AA155])/[.AA155]" office:value-type="percentage" office:value="0.0162142269407184">
            <text:p>1.62%</text:p>
          </table:table-cell>
          <table:table-cell table:style-name="ce185" table:formula="of:=[.AA156]-[.AA155]" office:value-type="float" office:value="3333333">
            <text:p>3,333,333</text:p>
          </table:table-cell>
          <table:table-cell table:style-name="ce185" table:formula="of:=[.AA156]+[.AD155]" office:value-type="float" office:value="7082813480">
            <text:p>7,082,813,480</text:p>
          </table:table-cell>
          <table:table-cell table:style-name="ce186" table:formula="of:=[.AA155]" office:value-type="float" office:value="205580754">
            <text:p>205,580,754</text:p>
          </table:table-cell>
          <table:table-cell table:style-name="ce186" table:formula="of:=[.AE156]+[.AF155]" office:value-type="float" office:value="6873899393">
            <text:p>6,873,899,393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56">
            <text:p>156</text:p>
          </table:table-cell>
          <table:table-cell office:value-type="float" office:value="212247420">
            <text:p>212,247,420</text:p>
          </table:table-cell>
          <table:table-cell table:style-name="ce184" table:formula="of:=([.AA157]-[.AA156])/[.AA156]" office:value-type="percentage" office:value="0.0159555205102086">
            <text:p>1.60%</text:p>
          </table:table-cell>
          <table:table-cell table:style-name="ce185" table:formula="of:=[.AA157]-[.AA156]" office:value-type="float" office:value="3333333">
            <text:p>3,333,333</text:p>
          </table:table-cell>
          <table:table-cell table:style-name="ce185" table:formula="of:=[.AA157]+[.AD156]" office:value-type="float" office:value="7295060900">
            <text:p>7,295,060,900</text:p>
          </table:table-cell>
          <table:table-cell table:style-name="ce186" table:formula="of:=[.AA156]" office:value-type="float" office:value="208914087">
            <text:p>208,914,087</text:p>
          </table:table-cell>
          <table:table-cell table:style-name="ce186" table:formula="of:=[.AE157]+[.AF156]" office:value-type="float" office:value="7082813480">
            <text:p>7,082,813,480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57">
            <text:p>157</text:p>
          </table:table-cell>
          <table:table-cell office:value-type="float" office:value="215580753">
            <text:p>215,580,753</text:p>
          </table:table-cell>
          <table:table-cell table:style-name="ce184" table:formula="of:=([.AA158]-[.AA157])/[.AA157]" office:value-type="percentage" office:value="0.0157049400176454">
            <text:p>1.57%</text:p>
          </table:table-cell>
          <table:table-cell table:style-name="ce185" table:formula="of:=[.AA158]-[.AA157]" office:value-type="float" office:value="3333333">
            <text:p>3,333,333</text:p>
          </table:table-cell>
          <table:table-cell table:style-name="ce185" table:formula="of:=[.AA158]+[.AD157]" office:value-type="float" office:value="7510641653">
            <text:p>7,510,641,653</text:p>
          </table:table-cell>
          <table:table-cell table:style-name="ce186" table:formula="of:=[.AA157]" office:value-type="float" office:value="212247420">
            <text:p>212,247,420</text:p>
          </table:table-cell>
          <table:table-cell table:style-name="ce186" table:formula="of:=[.AE158]+[.AF157]" office:value-type="float" office:value="7295060900">
            <text:p>7,295,060,900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58">
            <text:p>158</text:p>
          </table:table-cell>
          <table:table-cell office:value-type="float" office:value="218914086">
            <text:p>218,914,086</text:p>
          </table:table-cell>
          <table:table-cell table:style-name="ce184" table:formula="of:=([.AA159]-[.AA158])/[.AA158]" office:value-type="percentage" office:value="0.0154621085306256">
            <text:p>1.55%</text:p>
          </table:table-cell>
          <table:table-cell table:style-name="ce185" table:formula="of:=[.AA159]-[.AA158]" office:value-type="float" office:value="3333333">
            <text:p>3,333,333</text:p>
          </table:table-cell>
          <table:table-cell table:style-name="ce185" table:formula="of:=[.AA159]+[.AD158]" office:value-type="float" office:value="7729555739">
            <text:p>7,729,555,739</text:p>
          </table:table-cell>
          <table:table-cell table:style-name="ce186" table:formula="of:=[.AA158]" office:value-type="float" office:value="215580753">
            <text:p>215,580,753</text:p>
          </table:table-cell>
          <table:table-cell table:style-name="ce186" table:formula="of:=[.AE159]+[.AF158]" office:value-type="float" office:value="7510641653">
            <text:p>7,510,641,653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59">
            <text:p>159</text:p>
          </table:table-cell>
          <table:table-cell office:value-type="float" office:value="222247419">
            <text:p>222,247,419</text:p>
          </table:table-cell>
          <table:table-cell table:style-name="ce184" table:formula="of:=([.AA160]-[.AA159])/[.AA159]" office:value-type="percentage" office:value="0.0152266720744502">
            <text:p>1.52%</text:p>
          </table:table-cell>
          <table:table-cell table:style-name="ce185" table:formula="of:=[.AA160]-[.AA159]" office:value-type="float" office:value="3333333">
            <text:p>3,333,333</text:p>
          </table:table-cell>
          <table:table-cell table:style-name="ce185" table:formula="of:=[.AA160]+[.AD159]" office:value-type="float" office:value="7951803158">
            <text:p>7,951,803,158</text:p>
          </table:table-cell>
          <table:table-cell table:style-name="ce186" table:formula="of:=[.AA159]" office:value-type="float" office:value="218914086">
            <text:p>218,914,086</text:p>
          </table:table-cell>
          <table:table-cell table:style-name="ce186" table:formula="of:=[.AE160]+[.AF159]" office:value-type="float" office:value="7729555739">
            <text:p>7,729,555,739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60">
            <text:p>160</text:p>
          </table:table-cell>
          <table:table-cell office:value-type="float" office:value="225580752">
            <text:p>225,580,752</text:p>
          </table:table-cell>
          <table:table-cell table:style-name="ce184" table:formula="of:=([.AA161]-[.AA160])/[.AA160]" office:value-type="percentage" office:value="0.0149982979104923">
            <text:p>1.50%</text:p>
          </table:table-cell>
          <table:table-cell table:style-name="ce185" table:formula="of:=[.AA161]-[.AA160]" office:value-type="float" office:value="3333333">
            <text:p>3,333,333</text:p>
          </table:table-cell>
          <table:table-cell table:style-name="ce185" table:formula="of:=[.AA161]+[.AD160]" office:value-type="float" office:value="8177383910">
            <text:p>8,177,383,910</text:p>
          </table:table-cell>
          <table:table-cell table:style-name="ce186" table:formula="of:=[.AA160]" office:value-type="float" office:value="222247419">
            <text:p>222,247,419</text:p>
          </table:table-cell>
          <table:table-cell table:style-name="ce186" table:formula="of:=[.AE161]+[.AF160]" office:value-type="float" office:value="7951803158">
            <text:p>7,951,803,158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61">
            <text:p>161</text:p>
          </table:table-cell>
          <table:table-cell office:value-type="float" office:value="228914085">
            <text:p>228,914,085</text:p>
          </table:table-cell>
          <table:table-cell table:style-name="ce184" table:formula="of:=([.AA162]-[.AA161])/[.AA161]" office:value-type="percentage" office:value="0.0147766729672042">
            <text:p>1.48%</text:p>
          </table:table-cell>
          <table:table-cell table:style-name="ce185" table:formula="of:=[.AA162]-[.AA161]" office:value-type="float" office:value="3333333">
            <text:p>3,333,333</text:p>
          </table:table-cell>
          <table:table-cell table:style-name="ce185" table:formula="of:=[.AA162]+[.AD161]" office:value-type="float" office:value="8406297995">
            <text:p>8,406,297,995</text:p>
          </table:table-cell>
          <table:table-cell table:style-name="ce186" table:formula="of:=[.AA161]" office:value-type="float" office:value="225580752">
            <text:p>225,580,752</text:p>
          </table:table-cell>
          <table:table-cell table:style-name="ce186" table:formula="of:=[.AE162]+[.AF161]" office:value-type="float" office:value="8177383910">
            <text:p>8,177,383,910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62">
            <text:p>162</text:p>
          </table:table-cell>
          <table:table-cell office:value-type="float" office:value="232247418">
            <text:p>232,247,418</text:p>
          </table:table-cell>
          <table:table-cell table:style-name="ce184" table:formula="of:=([.AA163]-[.AA162])/[.AA162]" office:value-type="percentage" office:value="0.014561502408207">
            <text:p>1.46%</text:p>
          </table:table-cell>
          <table:table-cell table:style-name="ce185" table:formula="of:=[.AA163]-[.AA162]" office:value-type="float" office:value="3333333">
            <text:p>3,333,333</text:p>
          </table:table-cell>
          <table:table-cell table:style-name="ce185" table:formula="of:=[.AA163]+[.AD162]" office:value-type="float" office:value="8638545413">
            <text:p>8,638,545,413</text:p>
          </table:table-cell>
          <table:table-cell table:style-name="ce186" table:formula="of:=[.AA162]" office:value-type="float" office:value="228914085">
            <text:p>228,914,085</text:p>
          </table:table-cell>
          <table:table-cell table:style-name="ce186" table:formula="of:=[.AE163]+[.AF162]" office:value-type="float" office:value="8406297995">
            <text:p>8,406,297,995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63">
            <text:p>163</text:p>
          </table:table-cell>
          <table:table-cell office:value-type="float" office:value="235580751">
            <text:p>235,580,751</text:p>
          </table:table-cell>
          <table:table-cell table:style-name="ce184" table:formula="of:=([.AA164]-[.AA163])/[.AA163]" office:value-type="percentage" office:value="0.0143525083236878">
            <text:p>1.44%</text:p>
          </table:table-cell>
          <table:table-cell table:style-name="ce185" table:formula="of:=[.AA164]-[.AA163]" office:value-type="float" office:value="3333333">
            <text:p>3,333,333</text:p>
          </table:table-cell>
          <table:table-cell table:style-name="ce185" table:formula="of:=[.AA164]+[.AD163]" office:value-type="float" office:value="8874126164">
            <text:p>8,874,126,164</text:p>
          </table:table-cell>
          <table:table-cell table:style-name="ce186" table:formula="of:=[.AA163]" office:value-type="float" office:value="232247418">
            <text:p>232,247,418</text:p>
          </table:table-cell>
          <table:table-cell table:style-name="ce186" table:formula="of:=[.AE164]+[.AF163]" office:value-type="float" office:value="8638545413">
            <text:p>8,638,545,413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64">
            <text:p>164</text:p>
          </table:table-cell>
          <table:table-cell office:value-type="float" office:value="238914084">
            <text:p>238,914,084</text:p>
          </table:table-cell>
          <table:table-cell table:style-name="ce184" table:formula="of:=([.AA165]-[.AA164])/[.AA164]" office:value-type="percentage" office:value="0.014149428532894">
            <text:p>1.41%</text:p>
          </table:table-cell>
          <table:table-cell table:style-name="ce185" table:formula="of:=[.AA165]-[.AA164]" office:value-type="float" office:value="3333333">
            <text:p>3,333,333</text:p>
          </table:table-cell>
          <table:table-cell table:style-name="ce185" table:formula="of:=[.AA165]+[.AD164]" office:value-type="float" office:value="9113040248">
            <text:p>9,113,040,248</text:p>
          </table:table-cell>
          <table:table-cell table:style-name="ce186" table:formula="of:=[.AA164]" office:value-type="float" office:value="235580751">
            <text:p>235,580,751</text:p>
          </table:table-cell>
          <table:table-cell table:style-name="ce186" table:formula="of:=[.AE165]+[.AF164]" office:value-type="float" office:value="8874126164">
            <text:p>8,874,126,164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65">
            <text:p>165</text:p>
          </table:table-cell>
          <table:table-cell office:value-type="float" office:value="242247417">
            <text:p>242,247,417</text:p>
          </table:table-cell>
          <table:table-cell table:style-name="ce184" table:formula="of:=([.AA166]-[.AA165])/[.AA165]" office:value-type="percentage" office:value="0.0139520154868727">
            <text:p>1.40%</text:p>
          </table:table-cell>
          <table:table-cell table:style-name="ce185" table:formula="of:=[.AA166]-[.AA165]" office:value-type="float" office:value="3333333">
            <text:p>3,333,333</text:p>
          </table:table-cell>
          <table:table-cell table:style-name="ce185" table:formula="of:=[.AA166]+[.AD165]" office:value-type="float" office:value="9355287665">
            <text:p>9,355,287,665</text:p>
          </table:table-cell>
          <table:table-cell table:style-name="ce186" table:formula="of:=[.AA165]" office:value-type="float" office:value="238914084">
            <text:p>238,914,084</text:p>
          </table:table-cell>
          <table:table-cell table:style-name="ce186" table:formula="of:=[.AE166]+[.AF165]" office:value-type="float" office:value="9113040248">
            <text:p>9,113,040,248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66">
            <text:p>166</text:p>
          </table:table-cell>
          <table:table-cell office:value-type="float" office:value="245580750">
            <text:p>245,580,750</text:p>
          </table:table-cell>
          <table:table-cell table:style-name="ce184" table:formula="of:=([.AA167]-[.AA166])/[.AA166]" office:value-type="percentage" office:value="0.0137600352618001">
            <text:p>1.38%</text:p>
          </table:table-cell>
          <table:table-cell table:style-name="ce185" table:formula="of:=[.AA167]-[.AA166]" office:value-type="float" office:value="3333333">
            <text:p>3,333,333</text:p>
          </table:table-cell>
          <table:table-cell table:style-name="ce185" table:formula="of:=[.AA167]+[.AD166]" office:value-type="float" office:value="9600868415">
            <text:p>9,600,868,415</text:p>
          </table:table-cell>
          <table:table-cell table:style-name="ce186" table:formula="of:=[.AA166]" office:value-type="float" office:value="242247417">
            <text:p>242,247,417</text:p>
          </table:table-cell>
          <table:table-cell table:style-name="ce186" table:formula="of:=[.AE167]+[.AF166]" office:value-type="float" office:value="9355287665">
            <text:p>9,355,287,665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67">
            <text:p>167</text:p>
          </table:table-cell>
          <table:table-cell office:value-type="float" office:value="248914083">
            <text:p>248,914,083</text:p>
          </table:table-cell>
          <table:table-cell table:style-name="ce184" table:formula="of:=([.AA168]-[.AA167])/[.AA167]" office:value-type="percentage" office:value="0.0135732666342944">
            <text:p>1.36%</text:p>
          </table:table-cell>
          <table:table-cell table:style-name="ce185" table:formula="of:=[.AA168]-[.AA167]" office:value-type="float" office:value="3333333">
            <text:p>3,333,333</text:p>
          </table:table-cell>
          <table:table-cell table:style-name="ce185" table:formula="of:=[.AA168]+[.AD167]" office:value-type="float" office:value="9849782498">
            <text:p>9,849,782,498</text:p>
          </table:table-cell>
          <table:table-cell table:style-name="ce186" table:formula="of:=[.AA167]" office:value-type="float" office:value="245580750">
            <text:p>245,580,750</text:p>
          </table:table-cell>
          <table:table-cell table:style-name="ce186" table:formula="of:=[.AE168]+[.AF167]" office:value-type="float" office:value="9600868415">
            <text:p>9,600,868,415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68">
            <text:p>168</text:p>
          </table:table-cell>
          <table:table-cell office:value-type="float" office:value="252247416">
            <text:p>252,247,416</text:p>
          </table:table-cell>
          <table:table-cell table:style-name="ce184" table:formula="of:=([.AA169]-[.AA168])/[.AA168]" office:value-type="percentage" office:value="0.0133915002310255">
            <text:p>1.34%</text:p>
          </table:table-cell>
          <table:table-cell table:style-name="ce185" table:formula="of:=[.AA169]-[.AA168]" office:value-type="float" office:value="3333333">
            <text:p>3,333,333</text:p>
          </table:table-cell>
          <table:table-cell table:style-name="ce185" table:formula="of:=[.AA169]+[.AD168]" office:value-type="float" office:value="10102029914">
            <text:p>10,102,029,914</text:p>
          </table:table-cell>
          <table:table-cell table:style-name="ce186" table:formula="of:=[.AA168]" office:value-type="float" office:value="248914083">
            <text:p>248,914,083</text:p>
          </table:table-cell>
          <table:table-cell table:style-name="ce186" table:formula="of:=[.AE169]+[.AF168]" office:value-type="float" office:value="9849782498">
            <text:p>9,849,782,498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69">
            <text:p>169</text:p>
          </table:table-cell>
          <table:table-cell office:value-type="float" office:value="255580749">
            <text:p>255,580,749</text:p>
          </table:table-cell>
          <table:table-cell table:style-name="ce184" table:formula="of:=([.AA170]-[.AA169])/[.AA169]" office:value-type="percentage" office:value="0.0132145377457504">
            <text:p>1.32%</text:p>
          </table:table-cell>
          <table:table-cell table:style-name="ce185" table:formula="of:=[.AA170]-[.AA169]" office:value-type="float" office:value="3333333">
            <text:p>3,333,333</text:p>
          </table:table-cell>
          <table:table-cell table:style-name="ce185" table:formula="of:=[.AA170]+[.AD169]" office:value-type="float" office:value="10357610663">
            <text:p>10,357,610,663</text:p>
          </table:table-cell>
          <table:table-cell table:style-name="ce186" table:formula="of:=[.AA169]" office:value-type="float" office:value="252247416">
            <text:p>252,247,416</text:p>
          </table:table-cell>
          <table:table-cell table:style-name="ce186" table:formula="of:=[.AE170]+[.AF169]" office:value-type="float" office:value="10102029914">
            <text:p>10,102,029,914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70">
            <text:p>170</text:p>
          </table:table-cell>
          <table:table-cell office:value-type="float" office:value="258914082">
            <text:p>258,914,082</text:p>
          </table:table-cell>
          <table:table-cell table:style-name="ce184" table:formula="of:=([.AA171]-[.AA170])/[.AA170]" office:value-type="percentage" office:value="0.0130421912176179">
            <text:p>1.30%</text:p>
          </table:table-cell>
          <table:table-cell table:style-name="ce185" table:formula="of:=[.AA171]-[.AA170]" office:value-type="float" office:value="3333333">
            <text:p>3,333,333</text:p>
          </table:table-cell>
          <table:table-cell table:style-name="ce185" table:formula="of:=[.AA171]+[.AD170]" office:value-type="float" office:value="10616524745">
            <text:p>10,616,524,745</text:p>
          </table:table-cell>
          <table:table-cell table:style-name="ce186" table:formula="of:=[.AA170]" office:value-type="float" office:value="255580749">
            <text:p>255,580,749</text:p>
          </table:table-cell>
          <table:table-cell table:style-name="ce186" table:formula="of:=[.AE171]+[.AF170]" office:value-type="float" office:value="10357610663">
            <text:p>10,357,610,663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71">
            <text:p>171</text:p>
          </table:table-cell>
          <table:table-cell office:value-type="float" office:value="262247415">
            <text:p>262,247,415</text:p>
          </table:table-cell>
          <table:table-cell table:style-name="ce184" table:formula="of:=([.AA172]-[.AA171])/[.AA171]" office:value-type="percentage" office:value="0.0128742823652211">
            <text:p>1.29%</text:p>
          </table:table-cell>
          <table:table-cell table:style-name="ce185" table:formula="of:=[.AA172]-[.AA171]" office:value-type="float" office:value="3333333">
            <text:p>3,333,333</text:p>
          </table:table-cell>
          <table:table-cell table:style-name="ce185" table:formula="of:=[.AA172]+[.AD171]" office:value-type="float" office:value="10878772160">
            <text:p>10,878,772,160</text:p>
          </table:table-cell>
          <table:table-cell table:style-name="ce186" table:formula="of:=[.AA171]" office:value-type="float" office:value="258914082">
            <text:p>258,914,082</text:p>
          </table:table-cell>
          <table:table-cell table:style-name="ce186" table:formula="of:=[.AE172]+[.AF171]" office:value-type="float" office:value="10616524745">
            <text:p>10,616,524,745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72">
            <text:p>172</text:p>
          </table:table-cell>
          <table:table-cell office:value-type="float" office:value="265580748">
            <text:p>265,580,748</text:p>
          </table:table-cell>
          <table:table-cell table:style-name="ce184" table:formula="of:=([.AA173]-[.AA172])/[.AA172]" office:value-type="percentage" office:value="0.0127106419714375">
            <text:p>1.27%</text:p>
          </table:table-cell>
          <table:table-cell table:style-name="ce185" table:formula="of:=[.AA173]-[.AA172]" office:value-type="float" office:value="3333333">
            <text:p>3,333,333</text:p>
          </table:table-cell>
          <table:table-cell table:style-name="ce185" table:formula="of:=[.AA173]+[.AD172]" office:value-type="float" office:value="11144352908">
            <text:p>11,144,352,908</text:p>
          </table:table-cell>
          <table:table-cell table:style-name="ce186" table:formula="of:=[.AA172]" office:value-type="float" office:value="262247415">
            <text:p>262,247,415</text:p>
          </table:table-cell>
          <table:table-cell table:style-name="ce186" table:formula="of:=[.AE173]+[.AF172]" office:value-type="float" office:value="10878772160">
            <text:p>10,878,772,160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73">
            <text:p>173</text:p>
          </table:table-cell>
          <table:table-cell office:value-type="float" office:value="268914081">
            <text:p>268,914,081</text:p>
          </table:table-cell>
          <table:table-cell table:style-name="ce184" table:formula="of:=([.AA174]-[.AA173])/[.AA173]" office:value-type="percentage" office:value="0.0125511093145954">
            <text:p>1.26%</text:p>
          </table:table-cell>
          <table:table-cell table:style-name="ce185" table:formula="of:=[.AA174]-[.AA173]" office:value-type="float" office:value="3333333">
            <text:p>3,333,333</text:p>
          </table:table-cell>
          <table:table-cell table:style-name="ce185" table:formula="of:=[.AA174]+[.AD173]" office:value-type="float" office:value="11413266989">
            <text:p>11,413,266,989</text:p>
          </table:table-cell>
          <table:table-cell table:style-name="ce186" table:formula="of:=[.AA173]" office:value-type="float" office:value="265580748">
            <text:p>265,580,748</text:p>
          </table:table-cell>
          <table:table-cell table:style-name="ce186" table:formula="of:=[.AE174]+[.AF173]" office:value-type="float" office:value="11144352908">
            <text:p>11,144,352,908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74">
            <text:p>174</text:p>
          </table:table-cell>
          <table:table-cell office:value-type="float" office:value="272247414">
            <text:p>272,247,414</text:p>
          </table:table-cell>
          <table:table-cell table:style-name="ce184" table:formula="of:=([.AA175]-[.AA174])/[.AA174]" office:value-type="percentage" office:value="0.0123955316419448">
            <text:p>1.24%</text:p>
          </table:table-cell>
          <table:table-cell table:style-name="ce185" table:formula="of:=[.AA175]-[.AA174]" office:value-type="float" office:value="3333333">
            <text:p>3,333,333</text:p>
          </table:table-cell>
          <table:table-cell table:style-name="ce185" table:formula="of:=[.AA175]+[.AD174]" office:value-type="float" office:value="11685514403">
            <text:p>11,685,514,403</text:p>
          </table:table-cell>
          <table:table-cell table:style-name="ce186" table:formula="of:=[.AA174]" office:value-type="float" office:value="268914081">
            <text:p>268,914,081</text:p>
          </table:table-cell>
          <table:table-cell table:style-name="ce186" table:formula="of:=[.AE175]+[.AF174]" office:value-type="float" office:value="11413266989">
            <text:p>11,413,266,989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75">
            <text:p>175</text:p>
          </table:table-cell>
          <table:table-cell office:value-type="float" office:value="275580747">
            <text:p>275,580,747</text:p>
          </table:table-cell>
          <table:table-cell table:style-name="ce184" table:formula="of:=([.AA176]-[.AA175])/[.AA175]" office:value-type="percentage" office:value="0.0122437636818104">
            <text:p>1.22%</text:p>
          </table:table-cell>
          <table:table-cell table:style-name="ce185" table:formula="of:=[.AA176]-[.AA175]" office:value-type="float" office:value="3333333">
            <text:p>3,333,333</text:p>
          </table:table-cell>
          <table:table-cell table:style-name="ce185" table:formula="of:=[.AA176]+[.AD175]" office:value-type="float" office:value="11961095150">
            <text:p>11,961,095,150</text:p>
          </table:table-cell>
          <table:table-cell table:style-name="ce186" table:formula="of:=[.AA175]" office:value-type="float" office:value="272247414">
            <text:p>272,247,414</text:p>
          </table:table-cell>
          <table:table-cell table:style-name="ce186" table:formula="of:=[.AE176]+[.AF175]" office:value-type="float" office:value="11685514403">
            <text:p>11,685,514,403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76">
            <text:p>176</text:p>
          </table:table-cell>
          <table:table-cell office:value-type="float" office:value="278914080">
            <text:p>278,914,080</text:p>
          </table:table-cell>
          <table:table-cell table:style-name="ce184" table:formula="of:=([.AA177]-[.AA176])/[.AA176]" office:value-type="percentage" office:value="0.0120956671911482">
            <text:p>1.21%</text:p>
          </table:table-cell>
          <table:table-cell table:style-name="ce185" table:formula="of:=[.AA177]-[.AA176]" office:value-type="float" office:value="3333333">
            <text:p>3,333,333</text:p>
          </table:table-cell>
          <table:table-cell table:style-name="ce185" table:formula="of:=[.AA177]+[.AD176]" office:value-type="float" office:value="12240009230">
            <text:p>12,240,009,230</text:p>
          </table:table-cell>
          <table:table-cell table:style-name="ce186" table:formula="of:=[.AA176]" office:value-type="float" office:value="275580747">
            <text:p>275,580,747</text:p>
          </table:table-cell>
          <table:table-cell table:style-name="ce186" table:formula="of:=[.AE177]+[.AF176]" office:value-type="float" office:value="11961095150">
            <text:p>11,961,095,150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77">
            <text:p>177</text:p>
          </table:table-cell>
          <table:table-cell office:value-type="float" office:value="282247413">
            <text:p>282,247,413</text:p>
          </table:table-cell>
          <table:table-cell table:style-name="ce184" table:formula="of:=([.AA178]-[.AA177])/[.AA177]" office:value-type="percentage" office:value="0.0119511105355456">
            <text:p>1.20%</text:p>
          </table:table-cell>
          <table:table-cell table:style-name="ce185" table:formula="of:=[.AA178]-[.AA177]" office:value-type="float" office:value="3333333">
            <text:p>3,333,333</text:p>
          </table:table-cell>
          <table:table-cell table:style-name="ce185" table:formula="of:=[.AA178]+[.AD177]" office:value-type="float" office:value="12522256643">
            <text:p>12,522,256,643</text:p>
          </table:table-cell>
          <table:table-cell table:style-name="ce186" table:formula="of:=[.AA177]" office:value-type="float" office:value="278914080">
            <text:p>278,914,080</text:p>
          </table:table-cell>
          <table:table-cell table:style-name="ce186" table:formula="of:=[.AE178]+[.AF177]" office:value-type="float" office:value="12240009230">
            <text:p>12,240,009,230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78">
            <text:p>178</text:p>
          </table:table-cell>
          <table:table-cell office:value-type="float" office:value="285580746">
            <text:p>285,580,746</text:p>
          </table:table-cell>
          <table:table-cell table:style-name="ce184" table:formula="of:=([.AA179]-[.AA178])/[.AA178]" office:value-type="percentage" office:value="0.0118099682989831">
            <text:p>1.18%</text:p>
          </table:table-cell>
          <table:table-cell table:style-name="ce185" table:formula="of:=[.AA179]-[.AA178]" office:value-type="float" office:value="3333333">
            <text:p>3,333,333</text:p>
          </table:table-cell>
          <table:table-cell table:style-name="ce185" table:formula="of:=[.AA179]+[.AD178]" office:value-type="float" office:value="12807837389">
            <text:p>12,807,837,389</text:p>
          </table:table-cell>
          <table:table-cell table:style-name="ce186" table:formula="of:=[.AA178]" office:value-type="float" office:value="282247413">
            <text:p>282,247,413</text:p>
          </table:table-cell>
          <table:table-cell table:style-name="ce186" table:formula="of:=[.AE179]+[.AF178]" office:value-type="float" office:value="12522256643">
            <text:p>12,522,256,643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79">
            <text:p>179</text:p>
          </table:table-cell>
          <table:table-cell office:value-type="float" office:value="288914079">
            <text:p>288,914,079</text:p>
          </table:table-cell>
          <table:table-cell table:style-name="ce184" table:formula="of:=([.AA180]-[.AA179])/[.AA179]" office:value-type="percentage" office:value="0.0116721209209251">
            <text:p>1.17%</text:p>
          </table:table-cell>
          <table:table-cell table:style-name="ce185" table:formula="of:=[.AA180]-[.AA179]" office:value-type="float" office:value="3333333">
            <text:p>3,333,333</text:p>
          </table:table-cell>
          <table:table-cell table:style-name="ce185" table:formula="of:=[.AA180]+[.AD179]" office:value-type="float" office:value="13096751468">
            <text:p>13,096,751,468</text:p>
          </table:table-cell>
          <table:table-cell table:style-name="ce186" table:formula="of:=[.AA179]" office:value-type="float" office:value="285580746">
            <text:p>285,580,746</text:p>
          </table:table-cell>
          <table:table-cell table:style-name="ce186" table:formula="of:=[.AE180]+[.AF179]" office:value-type="float" office:value="12807837389">
            <text:p>12,807,837,389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80">
            <text:p>180</text:p>
          </table:table-cell>
          <table:table-cell office:value-type="float" office:value="292247412">
            <text:p>292,247,412</text:p>
          </table:table-cell>
          <table:table-cell table:style-name="ce184" table:formula="of:=([.AA181]-[.AA180])/[.AA180]" office:value-type="percentage" office:value="0.0115374543585327">
            <text:p>1.15%</text:p>
          </table:table-cell>
          <table:table-cell table:style-name="ce185" table:formula="of:=[.AA181]-[.AA180]" office:value-type="float" office:value="3333333">
            <text:p>3,333,333</text:p>
          </table:table-cell>
          <table:table-cell table:style-name="ce185" table:formula="of:=[.AA181]+[.AD180]" office:value-type="float" office:value="13388998880">
            <text:p>13,388,998,880</text:p>
          </table:table-cell>
          <table:table-cell table:style-name="ce186" table:formula="of:=[.AA180]" office:value-type="float" office:value="288914079">
            <text:p>288,914,079</text:p>
          </table:table-cell>
          <table:table-cell table:style-name="ce186" table:formula="of:=[.AE181]+[.AF180]" office:value-type="float" office:value="13096751468">
            <text:p>13,096,751,468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81">
            <text:p>181</text:p>
          </table:table-cell>
          <table:table-cell office:value-type="float" office:value="295580745">
            <text:p>295,580,745</text:p>
          </table:table-cell>
          <table:table-cell table:style-name="ce184" table:formula="of:=([.AA182]-[.AA181])/[.AA181]" office:value-type="percentage" office:value="0.0114058597719935">
            <text:p>1.14%</text:p>
          </table:table-cell>
          <table:table-cell table:style-name="ce185" table:formula="of:=[.AA182]-[.AA181]" office:value-type="float" office:value="3333333">
            <text:p>3,333,333</text:p>
          </table:table-cell>
          <table:table-cell table:style-name="ce185" table:formula="of:=[.AA182]+[.AD181]" office:value-type="float" office:value="13684579625">
            <text:p>13,684,579,625</text:p>
          </table:table-cell>
          <table:table-cell table:style-name="ce186" table:formula="of:=[.AA181]" office:value-type="float" office:value="292247412">
            <text:p>292,247,412</text:p>
          </table:table-cell>
          <table:table-cell table:style-name="ce186" table:formula="of:=[.AE182]+[.AF181]" office:value-type="float" office:value="13388998880">
            <text:p>13,388,998,880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82">
            <text:p>182</text:p>
          </table:table-cell>
          <table:table-cell office:value-type="float" office:value="298914078">
            <text:p>298,914,078</text:p>
          </table:table-cell>
          <table:table-cell table:style-name="ce184" table:formula="of:=([.AA183]-[.AA182])/[.AA182]" office:value-type="percentage" office:value="0.011277233231143">
            <text:p>1.13%</text:p>
          </table:table-cell>
          <table:table-cell table:style-name="ce185" table:formula="of:=[.AA183]-[.AA182]" office:value-type="float" office:value="3333333">
            <text:p>3,333,333</text:p>
          </table:table-cell>
          <table:table-cell table:style-name="ce185" table:formula="of:=[.AA183]+[.AD182]" office:value-type="float" office:value="13983493703">
            <text:p>13,983,493,703</text:p>
          </table:table-cell>
          <table:table-cell table:style-name="ce186" table:formula="of:=[.AA182]" office:value-type="float" office:value="295580745">
            <text:p>295,580,745</text:p>
          </table:table-cell>
          <table:table-cell table:style-name="ce186" table:formula="of:=[.AE183]+[.AF182]" office:value-type="float" office:value="13684579625">
            <text:p>13,684,579,625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83">
            <text:p>183</text:p>
          </table:table-cell>
          <table:table-cell office:value-type="float" office:value="302247411">
            <text:p>302,247,411</text:p>
          </table:table-cell>
          <table:table-cell table:style-name="ce184" table:formula="of:=([.AA184]-[.AA183])/[.AA183]" office:value-type="percentage" office:value="0.0111514754417154">
            <text:p>1.12%</text:p>
          </table:table-cell>
          <table:table-cell table:style-name="ce185" table:formula="of:=[.AA184]-[.AA183]" office:value-type="float" office:value="3333333">
            <text:p>3,333,333</text:p>
          </table:table-cell>
          <table:table-cell table:style-name="ce185" table:formula="of:=[.AA184]+[.AD183]" office:value-type="float" office:value="14285741114">
            <text:p>14,285,741,114</text:p>
          </table:table-cell>
          <table:table-cell table:style-name="ce186" table:formula="of:=[.AA183]" office:value-type="float" office:value="298914078">
            <text:p>298,914,078</text:p>
          </table:table-cell>
          <table:table-cell table:style-name="ce186" table:formula="of:=[.AE184]+[.AF183]" office:value-type="float" office:value="13983493703">
            <text:p>13,983,493,703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84">
            <text:p>184</text:p>
          </table:table-cell>
          <table:table-cell office:value-type="float" office:value="305580744">
            <text:p>305,580,744</text:p>
          </table:table-cell>
          <table:table-cell table:style-name="ce184" table:formula="of:=([.AA185]-[.AA184])/[.AA184]" office:value-type="percentage" office:value="0.0110284914897087">
            <text:p>1.10%</text:p>
          </table:table-cell>
          <table:table-cell table:style-name="ce185" table:formula="of:=[.AA185]-[.AA184]" office:value-type="float" office:value="3333333">
            <text:p>3,333,333</text:p>
          </table:table-cell>
          <table:table-cell table:style-name="ce185" table:formula="of:=[.AA185]+[.AD184]" office:value-type="float" office:value="14591321858">
            <text:p>14,591,321,858</text:p>
          </table:table-cell>
          <table:table-cell table:style-name="ce186" table:formula="of:=[.AA184]" office:value-type="float" office:value="302247411">
            <text:p>302,247,411</text:p>
          </table:table-cell>
          <table:table-cell table:style-name="ce186" table:formula="of:=[.AE185]+[.AF184]" office:value-type="float" office:value="14285741114">
            <text:p>14,285,741,114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85">
            <text:p>185</text:p>
          </table:table-cell>
          <table:table-cell office:value-type="float" office:value="308914077">
            <text:p>308,914,077</text:p>
          </table:table-cell>
          <table:table-cell table:style-name="ce184" table:formula="of:=([.AA186]-[.AA185])/[.AA185]" office:value-type="percentage" office:value="0.0109081906024812">
            <text:p>1.09%</text:p>
          </table:table-cell>
          <table:table-cell table:style-name="ce185" table:formula="of:=[.AA186]-[.AA185]" office:value-type="float" office:value="3333333">
            <text:p>3,333,333</text:p>
          </table:table-cell>
          <table:table-cell table:style-name="ce185" table:formula="of:=[.AA186]+[.AD185]" office:value-type="float" office:value="14900235935">
            <text:p>14,900,235,935</text:p>
          </table:table-cell>
          <table:table-cell table:style-name="ce186" table:formula="of:=[.AA185]" office:value-type="float" office:value="305580744">
            <text:p>305,580,744</text:p>
          </table:table-cell>
          <table:table-cell table:style-name="ce186" table:formula="of:=[.AE186]+[.AF185]" office:value-type="float" office:value="14591321858">
            <text:p>14,591,321,858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86">
            <text:p>186</text:p>
          </table:table-cell>
          <table:table-cell office:value-type="float" office:value="312247410">
            <text:p>312,247,410</text:p>
          </table:table-cell>
          <table:table-cell table:style-name="ce184" table:formula="of:=([.AA187]-[.AA186])/[.AA186]" office:value-type="percentage" office:value="0.0107904859253144">
            <text:p>1.08%</text:p>
          </table:table-cell>
          <table:table-cell table:style-name="ce185" table:formula="of:=[.AA187]-[.AA186]" office:value-type="float" office:value="3333333">
            <text:p>3,333,333</text:p>
          </table:table-cell>
          <table:table-cell table:style-name="ce185" table:formula="of:=[.AA187]+[.AD186]" office:value-type="float" office:value="15212483345">
            <text:p>15,212,483,345</text:p>
          </table:table-cell>
          <table:table-cell table:style-name="ce186" table:formula="of:=[.AA186]" office:value-type="float" office:value="308914077">
            <text:p>308,914,077</text:p>
          </table:table-cell>
          <table:table-cell table:style-name="ce186" table:formula="of:=[.AE187]+[.AF186]" office:value-type="float" office:value="14900235935">
            <text:p>14,900,235,935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87">
            <text:p>187</text:p>
          </table:table-cell>
          <table:table-cell office:value-type="float" office:value="315580743">
            <text:p>315,580,743</text:p>
          </table:table-cell>
          <table:table-cell table:style-name="ce184" table:formula="of:=([.AA188]-[.AA187])/[.AA187]" office:value-type="percentage" office:value="0.0106752943122891">
            <text:p>1.07%</text:p>
          </table:table-cell>
          <table:table-cell table:style-name="ce185" table:formula="of:=[.AA188]-[.AA187]" office:value-type="float" office:value="3333333">
            <text:p>3,333,333</text:p>
          </table:table-cell>
          <table:table-cell table:style-name="ce185" table:formula="of:=[.AA188]+[.AD187]" office:value-type="float" office:value="15528064088">
            <text:p>15,528,064,088</text:p>
          </table:table-cell>
          <table:table-cell table:style-name="ce186" table:formula="of:=[.AA187]" office:value-type="float" office:value="312247410">
            <text:p>312,247,410</text:p>
          </table:table-cell>
          <table:table-cell table:style-name="ce186" table:formula="of:=[.AE188]+[.AF187]" office:value-type="float" office:value="15212483345">
            <text:p>15,212,483,345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88">
            <text:p>188</text:p>
          </table:table-cell>
          <table:table-cell office:value-type="float" office:value="318914076">
            <text:p>318,914,076</text:p>
          </table:table-cell>
          <table:table-cell table:style-name="ce184" table:formula="of:=([.AA189]-[.AA188])/[.AA188]" office:value-type="percentage" office:value="0.0105625361304128">
            <text:p>1.06%</text:p>
          </table:table-cell>
          <table:table-cell table:style-name="ce185" table:formula="of:=[.AA189]-[.AA188]" office:value-type="float" office:value="3333333">
            <text:p>3,333,333</text:p>
          </table:table-cell>
          <table:table-cell table:style-name="ce185" table:formula="of:=[.AA189]+[.AD188]" office:value-type="float" office:value="15846978164">
            <text:p>15,846,978,164</text:p>
          </table:table-cell>
          <table:table-cell table:style-name="ce186" table:formula="of:=[.AA188]" office:value-type="float" office:value="315580743">
            <text:p>315,580,743</text:p>
          </table:table-cell>
          <table:table-cell table:style-name="ce186" table:formula="of:=[.AE189]+[.AF188]" office:value-type="float" office:value="15528064088">
            <text:p>15,528,064,088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89">
            <text:p>189</text:p>
          </table:table-cell>
          <table:table-cell office:value-type="float" office:value="322247409">
            <text:p>322,247,409</text:p>
          </table:table-cell>
          <table:table-cell table:style-name="ce184" table:formula="of:=([.AA190]-[.AA189])/[.AA189]" office:value-type="percentage" office:value="0.0104521350760322">
            <text:p>1.05%</text:p>
          </table:table-cell>
          <table:table-cell table:style-name="ce185" table:formula="of:=[.AA190]-[.AA189]" office:value-type="float" office:value="3333333">
            <text:p>3,333,333</text:p>
          </table:table-cell>
          <table:table-cell table:style-name="ce185" table:formula="of:=[.AA190]+[.AD189]" office:value-type="float" office:value="16169225573">
            <text:p>16,169,225,573</text:p>
          </table:table-cell>
          <table:table-cell table:style-name="ce186" table:formula="of:=[.AA189]" office:value-type="float" office:value="318914076">
            <text:p>318,914,076</text:p>
          </table:table-cell>
          <table:table-cell table:style-name="ce186" table:formula="of:=[.AE190]+[.AF189]" office:value-type="float" office:value="15846978164">
            <text:p>15,846,978,164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90">
            <text:p>190</text:p>
          </table:table-cell>
          <table:table-cell office:value-type="float" office:value="325580742">
            <text:p>325,580,742</text:p>
          </table:table-cell>
          <table:table-cell table:style-name="ce184" table:formula="of:=([.AA191]-[.AA190])/[.AA190]" office:value-type="percentage" office:value="0.0103440180026397">
            <text:p>1.03%</text:p>
          </table:table-cell>
          <table:table-cell table:style-name="ce185" table:formula="of:=[.AA191]-[.AA190]" office:value-type="float" office:value="3333333">
            <text:p>3,333,333</text:p>
          </table:table-cell>
          <table:table-cell table:style-name="ce185" table:formula="of:=[.AA191]+[.AD190]" office:value-type="float" office:value="16494806315">
            <text:p>16,494,806,315</text:p>
          </table:table-cell>
          <table:table-cell table:style-name="ce186" table:formula="of:=[.AA190]" office:value-type="float" office:value="322247409">
            <text:p>322,247,409</text:p>
          </table:table-cell>
          <table:table-cell table:style-name="ce186" table:formula="of:=[.AE191]+[.AF190]" office:value-type="float" office:value="16169225573">
            <text:p>16,169,225,573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91">
            <text:p>191</text:p>
          </table:table-cell>
          <table:table-cell office:value-type="float" office:value="328914075">
            <text:p>328,914,075</text:p>
          </table:table-cell>
          <table:table-cell table:style-name="ce184" table:formula="of:=([.AA192]-[.AA191])/[.AA191]" office:value-type="percentage" office:value="0.0102381147592569">
            <text:p>1.02%</text:p>
          </table:table-cell>
          <table:table-cell table:style-name="ce185" table:formula="of:=[.AA192]-[.AA191]" office:value-type="float" office:value="3333333">
            <text:p>3,333,333</text:p>
          </table:table-cell>
          <table:table-cell table:style-name="ce185" table:formula="of:=[.AA192]+[.AD191]" office:value-type="float" office:value="16823720390">
            <text:p>16,823,720,390</text:p>
          </table:table-cell>
          <table:table-cell table:style-name="ce186" table:formula="of:=[.AA191]" office:value-type="float" office:value="325580742">
            <text:p>325,580,742</text:p>
          </table:table-cell>
          <table:table-cell table:style-name="ce186" table:formula="of:=[.AE192]+[.AF191]" office:value-type="float" office:value="16494806315">
            <text:p>16,494,806,315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92">
            <text:p>192</text:p>
          </table:table-cell>
          <table:table-cell office:value-type="float" office:value="332247408">
            <text:p>332,247,408</text:p>
          </table:table-cell>
          <table:table-cell table:style-name="ce184" table:formula="of:=([.AA193]-[.AA192])/[.AA192]" office:value-type="percentage" office:value="0.0101343580386458">
            <text:p>1.01%</text:p>
          </table:table-cell>
          <table:table-cell table:style-name="ce185" table:formula="of:=[.AA193]-[.AA192]" office:value-type="float" office:value="3333333">
            <text:p>3,333,333</text:p>
          </table:table-cell>
          <table:table-cell table:style-name="ce185" table:formula="of:=[.AA193]+[.AD192]" office:value-type="float" office:value="17155967798">
            <text:p>17,155,967,798</text:p>
          </table:table-cell>
          <table:table-cell table:style-name="ce186" table:formula="of:=[.AA192]" office:value-type="float" office:value="328914075">
            <text:p>328,914,075</text:p>
          </table:table-cell>
          <table:table-cell table:style-name="ce186" table:formula="of:=[.AE193]+[.AF192]" office:value-type="float" office:value="16823720390">
            <text:p>16,823,720,390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93">
            <text:p>193</text:p>
          </table:table-cell>
          <table:table-cell office:value-type="float" office:value="335580741">
            <text:p>335,580,741</text:p>
          </table:table-cell>
          <table:table-cell table:style-name="ce184" table:formula="of:=([.AA194]-[.AA193])/[.AA193]" office:value-type="percentage" office:value="0.0100326832346575">
            <text:p>1.00%</text:p>
          </table:table-cell>
          <table:table-cell table:style-name="ce185" table:formula="of:=[.AA194]-[.AA193]" office:value-type="float" office:value="3333333">
            <text:p>3,333,333</text:p>
          </table:table-cell>
          <table:table-cell table:style-name="ce185" table:formula="of:=[.AA194]+[.AD193]" office:value-type="float" office:value="17491548539">
            <text:p>17,491,548,539</text:p>
          </table:table-cell>
          <table:table-cell table:style-name="ce186" table:formula="of:=[.AA193]" office:value-type="float" office:value="332247408">
            <text:p>332,247,408</text:p>
          </table:table-cell>
          <table:table-cell table:style-name="ce186" table:formula="of:=[.AE194]+[.AF193]" office:value-type="float" office:value="17155967798">
            <text:p>17,155,967,798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94">
            <text:p>194</text:p>
          </table:table-cell>
          <table:table-cell office:value-type="float" office:value="338914074">
            <text:p>338,914,074</text:p>
          </table:table-cell>
          <table:table-cell table:style-name="ce184" table:formula="of:=([.AA195]-[.AA194])/[.AA194]" office:value-type="percentage" office:value="0.0099330283080816">
            <text:p>0.99%</text:p>
          </table:table-cell>
          <table:table-cell table:style-name="ce185" table:formula="of:=[.AA195]-[.AA194]" office:value-type="float" office:value="3333333">
            <text:p>3,333,333</text:p>
          </table:table-cell>
          <table:table-cell table:style-name="ce185" table:formula="of:=[.AA195]+[.AD194]" office:value-type="float" office:value="17830462613">
            <text:p>17,830,462,613</text:p>
          </table:table-cell>
          <table:table-cell table:style-name="ce186" table:formula="of:=[.AA194]" office:value-type="float" office:value="335580741">
            <text:p>335,580,741</text:p>
          </table:table-cell>
          <table:table-cell table:style-name="ce186" table:formula="of:=[.AE195]+[.AF194]" office:value-type="float" office:value="17491548539">
            <text:p>17,491,548,539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95">
            <text:p>195</text:p>
          </table:table-cell>
          <table:table-cell office:value-type="float" office:value="342247407">
            <text:p>342,247,407</text:p>
          </table:table-cell>
          <table:table-cell table:style-name="ce184" table:formula="of:=([.AA196]-[.AA195])/[.AA195]" office:value-type="percentage" office:value="0.00983533366041329">
            <text:p>0.98%</text:p>
          </table:table-cell>
          <table:table-cell table:style-name="ce185" table:formula="of:=[.AA196]-[.AA195]" office:value-type="float" office:value="3333333">
            <text:p>3,333,333</text:p>
          </table:table-cell>
          <table:table-cell table:style-name="ce185" table:formula="of:=[.AA196]+[.AD195]" office:value-type="float" office:value="18172710020">
            <text:p>18,172,710,020</text:p>
          </table:table-cell>
          <table:table-cell table:style-name="ce186" table:formula="of:=[.AA195]" office:value-type="float" office:value="338914074">
            <text:p>338,914,074</text:p>
          </table:table-cell>
          <table:table-cell table:style-name="ce186" table:formula="of:=[.AE196]+[.AF195]" office:value-type="float" office:value="17830462613">
            <text:p>17,830,462,613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96">
            <text:p>196</text:p>
          </table:table-cell>
          <table:table-cell office:value-type="float" office:value="345580740">
            <text:p>345,580,740</text:p>
          </table:table-cell>
          <table:table-cell table:style-name="ce184" table:formula="of:=([.AA197]-[.AA196])/[.AA196]" office:value-type="percentage" office:value="0.00973954201499619">
            <text:p>0.97%</text:p>
          </table:table-cell>
          <table:table-cell table:style-name="ce185" table:formula="of:=[.AA197]-[.AA196]" office:value-type="float" office:value="3333333">
            <text:p>3,333,333</text:p>
          </table:table-cell>
          <table:table-cell table:style-name="ce185" table:formula="of:=[.AA197]+[.AD196]" office:value-type="float" office:value="18518290760">
            <text:p>18,518,290,760</text:p>
          </table:table-cell>
          <table:table-cell table:style-name="ce186" table:formula="of:=[.AA196]" office:value-type="float" office:value="342247407">
            <text:p>342,247,407</text:p>
          </table:table-cell>
          <table:table-cell table:style-name="ce186" table:formula="of:=[.AE197]+[.AF196]" office:value-type="float" office:value="18172710020">
            <text:p>18,172,710,020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97">
            <text:p>197</text:p>
          </table:table-cell>
          <table:table-cell office:value-type="float" office:value="348914073">
            <text:p>348,914,073</text:p>
          </table:table-cell>
          <table:table-cell table:style-name="ce184" table:formula="of:=([.AA198]-[.AA197])/[.AA197]" office:value-type="percentage" office:value="0.00964559830504443">
            <text:p>0.96%</text:p>
          </table:table-cell>
          <table:table-cell table:style-name="ce185" table:formula="of:=[.AA198]-[.AA197]" office:value-type="float" office:value="3333333">
            <text:p>3,333,333</text:p>
          </table:table-cell>
          <table:table-cell table:style-name="ce185" table:formula="of:=[.AA198]+[.AD197]" office:value-type="float" office:value="18867204833">
            <text:p>18,867,204,833</text:p>
          </table:table-cell>
          <table:table-cell table:style-name="ce186" table:formula="of:=[.AA197]" office:value-type="float" office:value="345580740">
            <text:p>345,580,740</text:p>
          </table:table-cell>
          <table:table-cell table:style-name="ce186" table:formula="of:=[.AE198]+[.AF197]" office:value-type="float" office:value="18518290760">
            <text:p>18,518,290,760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98">
            <text:p>198</text:p>
          </table:table-cell>
          <table:table-cell office:value-type="float" office:value="352247406">
            <text:p>352,247,406</text:p>
          </table:table-cell>
          <table:table-cell table:style-name="ce184" table:formula="of:=([.AA199]-[.AA198])/[.AA198]" office:value-type="percentage" office:value="0.0095534495680832">
            <text:p>0.96%</text:p>
          </table:table-cell>
          <table:table-cell table:style-name="ce185" table:formula="of:=[.AA199]-[.AA198]" office:value-type="float" office:value="3333333">
            <text:p>3,333,333</text:p>
          </table:table-cell>
          <table:table-cell table:style-name="ce185" table:formula="of:=[.AA199]+[.AD198]" office:value-type="float" office:value="19219452239">
            <text:p>19,219,452,239</text:p>
          </table:table-cell>
          <table:table-cell table:style-name="ce186" table:formula="of:=[.AA198]" office:value-type="float" office:value="348914073">
            <text:p>348,914,073</text:p>
          </table:table-cell>
          <table:table-cell table:style-name="ce186" table:formula="of:=[.AE199]+[.AF198]" office:value-type="float" office:value="18867204833">
            <text:p>18,867,204,833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199">
            <text:p>199</text:p>
          </table:table-cell>
          <table:table-cell office:value-type="float" office:value="355580739">
            <text:p>355,580,739</text:p>
          </table:table-cell>
          <table:table-cell table:style-name="ce184" table:formula="of:=([.AA200]-[.AA199])/[.AA199]" office:value-type="percentage" office:value="0.00946304484638277">
            <text:p>0.95%</text:p>
          </table:table-cell>
          <table:table-cell table:style-name="ce185" table:formula="of:=[.AA200]-[.AA199]" office:value-type="float" office:value="3333333">
            <text:p>3,333,333</text:p>
          </table:table-cell>
          <table:table-cell table:style-name="ce185" table:formula="of:=[.AA200]+[.AD199]" office:value-type="float" office:value="19575032978">
            <text:p>19,575,032,978</text:p>
          </table:table-cell>
          <table:table-cell table:style-name="ce186" table:formula="of:=[.AA199]" office:value-type="float" office:value="352247406">
            <text:p>352,247,406</text:p>
          </table:table-cell>
          <table:table-cell table:style-name="ce186" table:formula="of:=[.AE200]+[.AF199]" office:value-type="float" office:value="19219452239">
            <text:p>19,219,452,239</text:p>
          </table:table-cell>
          <table:table-cell table:number-columns-repeated="992"/>
        </table:table-row>
        <table:table-row table:style-name="ro15">
          <table:table-cell table:number-columns-repeated="25"/>
          <table:table-cell table:style-name="ce182" office:value-type="float" office:value="200">
            <text:p>200</text:p>
          </table:table-cell>
          <table:table-cell office:value-type="float" office:value="400000000">
            <text:p>400,000,000</text:p>
          </table:table-cell>
          <table:table-cell table:style-name="ce184" table:formula="of:=([.AA201]-[.AA200])/[.AA200]" office:value-type="percentage" office:value="0.124920323651164">
            <text:p>12.49%</text:p>
          </table:table-cell>
          <table:table-cell table:style-name="ce185" table:formula="of:=[.AA201]-[.AA200]" office:value-type="float" office:value="44419261">
            <text:p>44,419,261</text:p>
          </table:table-cell>
          <table:table-cell table:style-name="ce185" table:formula="of:=[.AA201]+[.AD200]" office:value-type="float" office:value="19975032978">
            <text:p>19,975,032,978</text:p>
          </table:table-cell>
          <table:table-cell table:style-name="ce186" table:formula="of:=[.AA200]" office:value-type="float" office:value="355580739">
            <text:p>355,580,739</text:p>
          </table:table-cell>
          <table:table-cell table:style-name="ce186" table:formula="of:=[.AE201]+[.AF200]" office:value-type="float" office:value="19575032978">
            <text:p>19,575,032,978</text:p>
          </table:table-cell>
          <table:table-cell table:number-columns-repeated="992"/>
        </table:table-row>
        <table:table-row table:style-name="ro15" table:number-rows-repeated="1048374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emotes" table:style-name="ta3">
        <office:forms form:automatic-focus="false" form:apply-design-mode="false"/>
        <table:table-column table:style-name="co75" table:default-cell-style-name="ce2"/>
        <table:table-column table:style-name="co61" table:default-cell-style-name="ce2"/>
        <table:table-column table:style-name="co68" table:number-columns-repeated="6" table:default-cell-style-name="ce2"/>
        <table:table-column table:style-name="co61" table:number-columns-repeated="6" table:default-cell-style-name="ce2"/>
        <table:table-column table:style-name="co76" table:default-cell-style-name="ce2"/>
        <table:table-column table:style-name="co61" table:number-columns-repeated="1009" table:default-cell-style-name="ce2"/>
        <table:table-row table:style-name="ro1">
          <table:table-cell/>
          <table:table-cell table:style-name="ce1" office:value-type="string">
            <text:p>Force Lightning</text:p>
          </table:table-cell>
          <table:table-cell table:number-columns-repeated="6"/>
          <table:table-cell table:style-name="ce1" office:value-type="string">
            <text:p>Inflict Pain (blackout)</text:p>
          </table:table-cell>
          <table:table-cell table:number-columns-repeated="5"/>
          <table:table-cell office:value-type="string">
            <text:p>Saber</text:p>
          </table:table-cell>
          <table:table-cell table:number-columns-repeated="2"/>
          <table:table-cell office:value-type="string">
            <text:p>Mine</text:p>
          </table:table-cell>
          <table:table-cell table:number-columns-repeated="1006"/>
        </table:table-row>
        <table:table-row table:style-name="ro3">
          <table:table-cell office:value-type="string">
            <text:p>miss</text:p>
          </table:table-cell>
          <table:table-cell office:value-type="string">
            <text:p>Your feeble attempt has no effect on &lt;mob&gt;.</text:p>
          </table:table-cell>
          <table:table-cell table:number-columns-repeated="6"/>
          <table:table-cell office:value-type="string">
            <text:p>&lt;mob&gt; shrugs of your attack.</text:p>
          </table:table-cell>
          <table:table-cell table:number-columns-repeated="5"/>
          <table:table-cell office:value-type="string">
            <text:p>You miss</text:p>
          </table:table-cell>
          <table:table-cell table:number-columns-repeated="2"/>
          <table:table-cell office:value-type="string">
            <text:p>You miss with your &lt;wpn&gt;.</text:p>
          </table:table-cell>
          <table:table-cell table:number-columns-repeated="1006"/>
        </table:table-row>
        <table:table-row table:style-name="ro1">
          <table:table-cell office:value-type="string">
            <text:p>hit</text:p>
          </table:table-cell>
          <table:table-cell office:value-type="string">
            <text:p>You create static around your enemy.</text:p>
          </table:table-cell>
          <table:table-cell table:number-columns-repeated="6"/>
          <table:table-cell office:value-type="string">
            <text:p>You send troubled thoughts into &lt;mob&gt;'s mind.</text:p>
          </table:table-cell>
          <table:table-cell table:number-columns-repeated="5"/>
          <table:table-cell office:value-type="string">
            <text:p>You bobble your swing</text:p>
          </table:table-cell>
          <table:table-cell table:number-columns-repeated="2"/>
          <table:table-cell office:value-type="string">
            <text:p>&lt;mob&gt; is unaffected by your attack.</text:p>
          </table:table-cell>
          <table:table-cell table:number-columns-repeated="1006"/>
        </table:table-row>
        <table:table-row table:style-name="ro3">
          <table:table-cell office:value-type="string">
            <text:p>hit hard</text:p>
          </table:table-cell>
          <table:table-cell office:value-type="string">
            <text:p>You send a small shock into &lt;mob&gt;.</text:p>
          </table:table-cell>
          <table:table-cell table:number-columns-repeated="6"/>
          <table:table-cell office:value-type="string">
            <text:p>You cause &lt;mob&gt; to wince slightly.</text:p>
          </table:table-cell>
          <table:table-cell table:number-columns-repeated="5"/>
          <table:table-cell office:value-type="string">
            <text:p>Your strike was ineffective</text:p>
          </table:table-cell>
          <table:table-cell table:number-columns-repeated="2"/>
          <table:table-cell office:value-type="string">
            <text:p>You graze &lt;mob&gt; with your &lt;wpn&gt;.</text:p>
          </table:table-cell>
          <table:table-cell table:number-columns-repeated="1006"/>
        </table:table-row>
        <table:table-row table:style-name="ro3">
          <table:table-cell office:value-type="string">
            <text:p>hit very hard</text:p>
          </table:table-cell>
          <table:table-cell office:value-type="string">
            <text:p>You zap &lt;mob&gt; with the force.</text:p>
          </table:table-cell>
          <table:table-cell table:number-columns-repeated="6"/>
          <table:table-cell office:value-type="string">
            <text:p>You stun &lt;mob&gt; with the force.</text:p>
          </table:table-cell>
          <table:table-cell table:number-columns-repeated="5"/>
          <table:table-cell office:value-type="string">
            <text:p>You tickle</text:p>
          </table:table-cell>
          <table:table-cell table:number-columns-repeated="2"/>
          <table:table-cell office:value-type="string">
            <text:p>You tap &lt;mob&gt; with your &lt;wpn&gt;.</text:p>
          </table:table-cell>
          <table:table-cell table:number-columns-repeated="1006"/>
        </table:table-row>
        <table:table-row table:style-name="ro3">
          <table:table-cell office:value-type="string">
            <text:p>mighty blow</text:p>
          </table:table-cell>
          <table:table-cell office:value-type="string">
            <text:p>You jolt &lt;mob&gt; with a small bolt of electricity.</text:p>
          </table:table-cell>
          <table:table-cell table:number-columns-repeated="6"/>
          <table:table-cell office:value-type="string">
            <text:p>&lt;mob&gt; clutches their head in pain.</text:p>
          </table:table-cell>
          <table:table-cell table:number-columns-repeated="5"/>
          <table:table-cell office:value-type="string">
            <text:p>You graze</text:p>
          </table:table-cell>
          <table:table-cell table:number-columns-repeated="2"/>
          <table:table-cell office:value-type="string">
            <text:p>You hit &lt;mob&gt; with your &lt;wpn&gt;.</text:p>
          </table:table-cell>
          <table:table-cell table:number-columns-repeated="1006"/>
        </table:table-row>
        <table:table-row table:style-name="ro3">
          <table:table-cell office:value-type="string">
            <text:p>smash</text:p>
          </table:table-cell>
          <table:table-cell office:value-type="string">
            <text:p>&lt;mob&gt; is electirifed as you focus your dark anger.</text:p>
          </table:table-cell>
          <table:table-cell table:number-columns-repeated="6"/>
          <table:table-cell office:value-type="string">
            <text:p>You use the force to cause &lt;mob&gt; intense pain.</text:p>
          </table:table-cell>
          <table:table-cell table:number-columns-repeated="5"/>
          <table:table-cell office:value-type="string">
            <text:p>You hit</text:p>
          </table:table-cell>
          <table:table-cell table:number-columns-repeated="2"/>
          <table:table-cell office:value-type="string">
            <text:p>You land a solid blow with your &lt;wpn&gt;.</text:p>
          </table:table-cell>
          <table:table-cell table:number-columns-repeated="1006"/>
        </table:table-row>
        <table:table-row table:style-name="ro3">
          <table:table-cell office:value-type="string">
            <text:p>pulverise</text:p>
          </table:table-cell>
          <table:table-cell office:value-type="string">
            <text:p>Lightning arcs into &lt;mob&gt; knocking them back.</text:p>
          </table:table-cell>
          <table:table-cell table:number-columns-repeated="6"/>
          <table:table-cell office:value-type="string">
            <text:p>&lt;mob&gt; starts seeing spots as mirgraines take over.</text:p>
          </table:table-cell>
          <table:table-cell table:number-columns-repeated="5"/>
          <table:table-cell office:value-type="string">
            <text:p>You hit hard</text:p>
          </table:table-cell>
          <table:table-cell table:number-columns-repeated="2"/>
          <table:table-cell office:value-type="string">
            <text:p>You burn &lt;mob&gt;'s flesh with your &lt;wpn&gt;.</text:p>
          </table:table-cell>
          <table:table-cell table:number-columns-repeated="1006"/>
        </table:table-row>
        <table:table-row table:style-name="ro1">
          <table:table-cell office:value-type="string">
            <text:p>trounce</text:p>
          </table:table-cell>
          <table:table-cell office:value-type="string">
            <text:p>&lt;mob&gt; cries out as lighting lashes out and burns them.</text:p>
          </table:table-cell>
          <table:table-cell table:number-columns-repeated="6"/>
          <table:table-cell office:value-type="string">
            <text:p>You cut through &lt;mob&gt;'s mind causing seizures.</text:p>
          </table:table-cell>
          <table:table-cell table:number-columns-repeated="5"/>
          <table:table-cell office:value-type="string">
            <text:p>You burn</text:p>
          </table:table-cell>
          <table:table-cell table:number-columns-repeated="2"/>
          <table:table-cell office:value-type="string">
            <text:p>You singe &lt;mob&gt; with a quick thrust.</text:p>
          </table:table-cell>
          <table:table-cell table:number-columns-repeated="1006"/>
        </table:table-row>
        <table:table-row table:style-name="ro3">
          <table:table-cell office:value-type="string">
            <text:p>pummel</text:p>
          </table:table-cell>
          <table:table-cell office:value-type="string">
            <text:p>&lt;mob&gt; is left convulsing from the intense lightning.</text:p>
          </table:table-cell>
          <table:table-cell table:number-columns-repeated="6"/>
          <table:table-cell office:value-type="string">
            <text:p>You turn &lt;mob&gt; into a jibbering wreck.</text:p>
          </table:table-cell>
          <table:table-cell table:number-columns-repeated="5"/>
          <table:table-cell office:value-type="string">
            <text:p>You singe</text:p>
          </table:table-cell>
          <table:table-cell table:number-columns-repeated="2"/>
          <table:table-cell office:value-type="string">
            <text:p>With a spin you sear &lt;mob&gt; with your &lt;wpn&gt;</text:p>
          </table:table-cell>
          <table:table-cell table:number-columns-repeated="1006"/>
        </table:table-row>
        <table:table-row table:style-name="ro3">
          <table:table-cell office:value-type="string">
            <text:p>massacre</text:p>
          </table:table-cell>
          <table:table-cell office:value-type="string">
            <text:p>The Force electrifies &lt;mob&gt; and smoke rises from their body.</text:p>
          </table:table-cell>
          <table:table-cell table:number-columns-repeated="6"/>
          <table:table-cell table:style-name="ce129" office:value-type="string">
            <text:p>&lt;mob&gt; cries out as the Force crushes their mind.</text:p>
          </table:table-cell>
          <table:table-cell table:number-columns-repeated="5"/>
          <table:table-cell office:value-type="string">
            <text:p>Mighty blow</text:p>
          </table:table-cell>
          <table:table-cell table:number-columns-repeated="2"/>
          <table:table-cell office:value-type="string">
            <text:p>Sparks fly as you strike &lt;mob&gt; with your &lt;wpn&gt;.</text:p>
          </table:table-cell>
          <table:table-cell table:number-columns-repeated="1006"/>
        </table:table-row>
        <table:table-row table:style-name="ro3">
          <table:table-cell office:value-type="string">
            <text:p>utterly annhilate</text:p>
          </table:table-cell>
          <table:table-cell office:value-type="string">
            <text:p>Air turns to plasma as lightning tears into &lt;mob&gt;.</text:p>
          </table:table-cell>
          <table:table-cell table:number-columns-repeated="6"/>
          <table:table-cell office:value-type="string">
            <text:p>&lt;mob&gt; screams in horror while writhing around.</text:p>
          </table:table-cell>
          <table:table-cell table:number-columns-repeated="5"/>
          <table:table-cell office:value-type="string">
            <text:p>Smash</text:p>
          </table:table-cell>
          <table:table-cell table:number-columns-repeated="2"/>
          <table:table-cell office:value-type="string">
            <text:p>&lt;mob&gt; howls in pain as you strike them with your &lt;wpn&gt;</text:p>
          </table:table-cell>
          <table:table-cell table:number-columns-repeated="1006"/>
        </table:table-row>
        <table:table-row table:style-name="ro3">
          <table:table-cell office:value-type="string">
            <text:p>completely devastate</text:p>
          </table:table-cell>
          <table:table-cell office:value-type="string">
            <text:p>Bolts of lightning shock &lt;mob&gt; into submission.</text:p>
          </table:table-cell>
          <table:table-cell table:number-columns-repeated="6"/>
          <table:table-cell office:value-type="string">
            <text:p>&lt;mob&gt; begins to halucinate and double over in pain.</text:p>
          </table:table-cell>
          <table:table-cell table:number-columns-repeated="5"/>
          <table:table-cell office:value-type="string">
            <text:p>Sparks fly</text:p>
          </table:table-cell>
          <table:table-cell table:number-columns-repeated="2"/>
          <table:table-cell office:value-type="string">
            <text:p>You feint right and then strike with &lt;clr&gt; death.</text:p>
          </table:table-cell>
          <table:table-cell table:number-columns-repeated="1006"/>
        </table:table-row>
        <table:table-row table:style-name="ro3">
          <table:table-cell office:value-type="string">
            <text:p>destroy</text:p>
          </table:table-cell>
          <table:table-cell office:value-type="string">
            <text:p>You call the Dark Side to pour eletric DEATH into &lt;mob&gt;!</text:p>
          </table:table-cell>
          <table:table-cell table:number-columns-repeated="6"/>
          <table:table-cell office:value-type="string">
            <text:p>You send &lt;mob&gt; into CONVULSIONS using the Force!</text:p>
          </table:table-cell>
          <table:table-cell table:number-columns-repeated="5"/>
          <table:table-cell office:value-type="string">
            <text:p>&lt;mob&gt; howls in pain</text:p>
          </table:table-cell>
          <table:table-cell table:number-columns-repeated="2"/>
          <table:table-cell office:value-type="string">
            <text:p>Your &lt;wpn&gt; crackles as it lands a deadly blow.</text:p>
          </table:table-cell>
          <table:table-cell table:number-columns-repeated="1006"/>
        </table:table-row>
        <table:table-row table:style-name="ro1">
          <table:table-cell office:value-type="string">
            <text:p>absolute massacre</text:p>
          </table:table-cell>
          <table:table-cell office:value-type="string">
            <text:p>The force RIPS &lt;mob&gt; apart with devastating electricity!!</text:p>
          </table:table-cell>
          <table:table-cell table:number-columns-repeated="6"/>
          <table:table-cell office:value-type="string">
            <text:p>You TEAR &lt;mob&gt;'s mind apart with agony!!</text:p>
          </table:table-cell>
          <table:table-cell table:number-columns-repeated="5"/>
          <table:table-cell office:value-type="string">
            <text:p>pulverize</text:p>
          </table:table-cell>
          <table:table-cell table:number-columns-repeated="2"/>
          <table:table-cell office:value-type="string">
            <text:p>The force guides your swing, melting through &lt;mob&gt;.</text:p>
          </table:table-cell>
          <table:table-cell table:number-columns-repeated="1006"/>
        </table:table-row>
        <table:table-row table:style-name="ro3">
          <table:table-cell office:value-type="string">
            <text:p>thrashed</text:p>
          </table:table-cell>
          <table:table-cell office:value-type="string">
            <text:p>Lightning BLASTS into &lt;mob&gt; as you focus your hate!!!</text:p>
          </table:table-cell>
          <table:table-cell table:number-columns-repeated="6"/>
          <table:table-cell office:value-type="string">
            <text:p>You TORTURE &lt;mob&gt; with the Force!!!</text:p>
          </table:table-cell>
          <table:table-cell table:number-columns-repeated="5"/>
          <table:table-cell office:value-type="string">
            <text:p>pummel</text:p>
          </table:table-cell>
          <table:table-cell table:number-columns-repeated="2"/>
          <table:table-cell office:value-type="string">
            <text:p>You swing diagonaly and rip open your opponent!</text:p>
          </table:table-cell>
          <table:table-cell table:number-columns-repeated="1006"/>
        </table:table-row>
        <table:table-row table:style-name="ro3">
          <table:table-cell office:value-type="string">
            <text:p>demolished</text:p>
          </table:table-cell>
          <table:table-cell office:value-type="string">
            <text:p>&lt;mob&gt; is FRIED under the fury of the Dark Side!!!!</text:p>
          </table:table-cell>
          <table:table-cell table:number-columns-repeated="6"/>
          <table:table-cell office:value-type="string">
            <text:p>&lt;mob&gt; is enveloped in AFFLICTION!!!</text:p>
          </table:table-cell>
          <table:table-cell table:number-columns-repeated="5"/>
          <table:table-cell office:value-type="string">
            <text:p>massacre</text:p>
          </table:table-cell>
          <table:table-cell table:number-columns-repeated="2"/>
          <table:table-cell office:value-type="string">
            <text:p>With a &lt;clr&gt; blur you CRIPPLE your foe!!</text:p>
          </table:table-cell>
          <table:table-cell table:number-columns-repeated="1006"/>
        </table:table-row>
        <table:table-row table:style-name="ro3">
          <table:table-cell office:value-type="string">
            <text:p>nearly exterminated</text:p>
          </table:table-cell>
          <table:table-cell office:value-type="string">
            <text:p>You REND &lt;mob&gt; into pieces with lightning and rage!!!!!</text:p>
          </table:table-cell>
          <table:table-cell table:number-columns-repeated="6"/>
          <table:table-cell office:value-type="string">
            <text:p>You twist the Force and drive &lt;mob&gt; INSANE!!!!!</text:p>
          </table:table-cell>
          <table:table-cell table:number-columns-repeated="5"/>
          <table:table-cell office:value-type="string">
            <text:p>feint to the side</text:p>
          </table:table-cell>
          <table:table-cell table:number-columns-repeated="2"/>
          <table:table-cell office:value-type="string">
            <text:p>You OBLITERATED &lt;mob&gt; with your &lt;wpn&gt;!!!</text:p>
          </table:table-cell>
          <table:table-cell table:number-columns-repeated="1006"/>
        </table:table-row>
        <table:table-row table:style-name="ro1">
          <table:table-cell office:value-type="string">
            <text:p>obliterated</text:p>
          </table:table-cell>
          <table:table-cell office:value-type="string">
            <text:p>Electric ire burns &lt;mob&gt; into ASHES and DUST!</text:p>
          </table:table-cell>
          <table:table-cell table:number-columns-repeated="6"/>
          <table:table-cell office:value-type="string">
            <text:p>&lt;mob&gt; descends into DELIRIUM as hysteria CONSUMES them!</text:p>
          </table:table-cell>
          <table:table-cell table:number-columns-repeated="5"/>
          <table:table-cell office:value-type="string">
            <text:p>sears through</text:p>
          </table:table-cell>
          <table:table-cell table:number-columns-repeated="2"/>
          <table:table-cell office:value-type="string">
            <text:p>&lt;mob&gt; DISINTEGRATES under your onslaught!!!!</text:p>
          </table:table-cell>
          <table:table-cell table:number-columns-repeated="1006"/>
        </table:table-row>
        <table:table-row table:style-name="ro3">
          <table:table-cell office:value-type="string">
            <text:p>eradicated</text:p>
          </table:table-cell>
          <table:table-cell office:value-type="string">
            <text:p>&lt;mob&gt; EXPLODES into a nova of electric WRATH!!</text:p>
          </table:table-cell>
          <table:table-cell table:number-columns-repeated="6"/>
          <table:table-cell office:value-type="string">
            <text:p>&lt;mob&gt;'s mind is RAVAGED by pure MADNESS!!</text:p>
          </table:table-cell>
          <table:table-cell table:number-columns-repeated="5"/>
          <table:table-cell office:value-type="string">
            <text:p>utterly ahnhilates</text:p>
          </table:table-cell>
          <table:table-cell table:number-columns-repeated="2"/>
          <table:table-cell office:value-type="string">
            <text:p>&lt;mob&gt; is completely ATOMIZED by your &lt;wpn&gt;!!!!!</text:p>
          </table:table-cell>
          <table:table-cell table:number-columns-repeated="1006"/>
        </table:table-row>
        <table:table-row table:style-name="ro1">
          <table:table-cell office:value-type="string">
            <text:p>decimated</text:p>
          </table:table-cell>
          <table:table-cell table:number-columns-repeated="13"/>
          <table:table-cell office:value-type="string">
            <text:p>strikes with deadly precision</text:p>
          </table:table-cell>
          <table:table-cell table:number-columns-repeated="1009"/>
        </table:table-row>
        <table:table-row table:style-name="ro1">
          <table:table-cell office:value-type="string">
            <text:p>beat you like a mule</text:p>
          </table:table-cell>
          <table:table-cell table:number-columns-repeated="13"/>
          <table:table-cell table:style-name="Default" office:value-type="string">
            <text:p>completely devastates</text:p>
          </table:table-cell>
          <table:table-cell table:number-columns-repeated="1009"/>
        </table:table-row>
        <table:table-row table:style-name="ro3">
          <table:table-cell office:value-type="string">
            <text:p>exanguinated you</text:p>
          </table:table-cell>
          <table:table-cell table:number-columns-repeated="13"/>
          <table:table-cell office:value-type="string">
            <text:p>destroys</text:p>
          </table:table-cell>
          <table:table-cell table:number-columns-repeated="1009"/>
        </table:table-row>
        <table:table-row table:style-name="ro1">
          <table:table-cell office:value-type="string">
            <text:p>atomized you</text:p>
          </table:table-cell>
          <table:table-cell table:number-columns-repeated="1023"/>
        </table:table-row>
        <table:table-row table:style-name="ro1">
          <table:table-cell office:value-type="string">
            <text:p>beat you like a r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Freeze Winds</text:p>
          </table:table-cell>
          <table:table-cell table:number-columns-repeated="6"/>
          <table:table-cell table:style-name="ce1" office:value-type="string">
            <text:p>Launch Item</text:p>
          </table:table-cell>
          <table:table-cell table:number-columns-repeated="5"/>
          <table:table-cell table:style-name="ce1" office:value-type="string">
            <text:p>Inspire</text:p>
          </table:table-cell>
          <table:table-cell office:value-type="string">
            <text:p>Ins. Eff.</text:p>
          </table:table-cell>
          <table:table-cell office:value-type="string">
            <text:p>Med. Eff.</text:p>
          </table:table-cell>
          <table:table-cell table:number-columns-repeated="2"/>
          <table:table-cell table:style-name="ce1"/>
          <table:table-cell table:number-columns-repeated="1004"/>
        </table:table-row>
        <table:table-row table:style-name="ro1">
          <table:table-cell office:value-type="string">
            <text:p>miss</text:p>
          </table:table-cell>
          <table:table-cell office:value-type="string">
            <text:p>Cold air blows past &lt;mob&gt;.</text:p>
          </table:table-cell>
          <table:table-cell table:number-columns-repeated="6"/>
          <table:table-cell table:style-name="ce4" office:value-type="string">
            <text:p>You swirl some dust underneath &lt;mob&gt;'s feet.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hit</text:p>
          </table:table-cell>
          <table:table-cell office:value-type="string">
            <text:p>Light snow blankets &lt;mob&gt;</text:p>
          </table:table-cell>
          <table:table-cell table:number-columns-repeated="6"/>
          <table:table-cell table:style-name="ce4" office:value-type="string">
            <text:p>You push &lt;mob&gt; gently.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hit hard</text:p>
          </table:table-cell>
          <table:table-cell office:value-type="string">
            <text:p>&lt;mob&gt; is pelted with snow and sleet.</text:p>
          </table:table-cell>
          <table:table-cell table:number-columns-repeated="6"/>
          <table:table-cell table:style-name="ce4" office:value-type="string">
            <text:p>You nudge &lt;mob&gt; sternly.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09"/>
        </table:table-row>
        <table:table-row table:style-name="ro3">
          <table:table-cell office:value-type="string">
            <text:p>hit very hard</text:p>
          </table:table-cell>
          <table:table-cell office:value-type="string">
            <text:p>Ice strikes &lt;mob&gt; and they're chilled.</text:p>
          </table:table-cell>
          <table:table-cell table:number-columns-repeated="6"/>
          <table:table-cell table:style-name="ce4" office:value-type="string">
            <text:p>You knock &lt;mob&gt; back with the force.</text:p>
          </table:table-cell>
          <table:table-cell table:number-columns-repeated="5"/>
          <table:table-cell office:value-type="float" office:value="4">
            <text:p>4</text:p>
          </table:table-cell>
          <table:table-cell office:value-type="string">
            <text:p>1 hp regen</text:p>
          </table:table-cell>
          <table:table-cell office:value-type="string">
            <text:p>1 sp regen</text:p>
          </table:table-cell>
          <table:table-cell table:number-columns-repeated="1007"/>
        </table:table-row>
        <table:table-row table:style-name="ro1">
          <table:table-cell office:value-type="string">
            <text:p>mighty blow</text:p>
          </table:table-cell>
          <table:table-cell office:value-type="string">
            <text:p>Hail bludgeons &lt;mob&gt; and they're covered with ice.</text:p>
          </table:table-cell>
          <table:table-cell table:number-columns-repeated="6"/>
          <table:table-cell table:style-name="ce4" office:value-type="string">
            <text:p>&lt;mob&gt; stumbles around as you bombard them.</text:p>
          </table:table-cell>
          <table:table-cell table:number-columns-repeated="5"/>
          <table:table-cell office:value-type="float" office:value="5">
            <text:p>5</text:p>
          </table:table-cell>
          <table:table-cell table:number-columns-repeated="1009"/>
        </table:table-row>
        <table:table-row table:style-name="ro1">
          <table:table-cell office:value-type="string">
            <text:p>smash</text:p>
          </table:table-cell>
          <table:table-cell office:value-type="string">
            <text:p>&lt;mob&gt; begins to shake and freeze from the icy winds.</text:p>
          </table:table-cell>
          <table:table-cell table:number-columns-repeated="6"/>
          <table:table-cell table:style-name="ce4" office:value-type="string">
            <text:p>&lt;mob&gt; falls over as the Force powers into them.</text:p>
          </table:table-cell>
          <table:table-cell table:number-columns-repeated="5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office:value-type="string">
            <text:p>pulverise</text:p>
          </table:table-cell>
          <table:table-cell office:value-type="string">
            <text:p>Frost engulfs &lt;mob&gt; as the force freezes them.</text:p>
          </table:table-cell>
          <table:table-cell table:number-columns-repeated="6"/>
          <table:table-cell table:style-name="ce4" office:value-type="string">
            <text:p>You send &lt;mob&gt; flying and crash them to the ground.</text:p>
          </table:table-cell>
          <table:table-cell table:number-columns-repeated="5"/>
          <table:table-cell office:value-type="float" office:value="7">
            <text:p>7</text:p>
          </table:table-cell>
          <table:table-cell office:value-type="string">
            <text:p>2 hp regen</text:p>
          </table:table-cell>
          <table:table-cell office:value-type="string">
            <text:p>2 sp regen</text:p>
          </table:table-cell>
          <table:table-cell table:number-columns-repeated="2"/>
          <table:table-cell table:style-name="ce1"/>
          <table:table-cell table:number-columns-repeated="1004"/>
        </table:table-row>
        <table:table-row table:style-name="ro1">
          <table:table-cell office:value-type="string">
            <text:p>trounce</text:p>
          </table:table-cell>
          <table:table-cell office:value-type="string">
            <text:p>Limbs begin to freeze as your fury frosts over &lt;mob&gt;.</text:p>
          </table:table-cell>
          <table:table-cell table:number-columns-repeated="6"/>
          <table:table-cell table:style-name="ce4"/>
          <table:table-cell table:number-columns-repeated="5"/>
          <table:table-cell office:value-type="float" office:value="8">
            <text:p>8</text:p>
          </table:table-cell>
          <table:table-cell table:number-columns-repeated="1009"/>
        </table:table-row>
        <table:table-row table:style-name="ro1">
          <table:table-cell office:value-type="string">
            <text:p>pummel</text:p>
          </table:table-cell>
          <table:table-cell table:number-columns-repeated="13"/>
          <table:table-cell office:value-type="float" office:value="9">
            <text:p>9</text:p>
          </table:table-cell>
          <table:table-cell table:number-columns-repeated="1009"/>
        </table:table-row>
        <table:table-row table:style-name="ro3">
          <table:table-cell office:value-type="string">
            <text:p>massacre</text:p>
          </table:table-cell>
          <table:table-cell table:number-columns-repeated="13"/>
          <table:table-cell office:value-type="float" office:value="10">
            <text:p>10</text:p>
          </table:table-cell>
          <table:table-cell office:value-type="string">
            <text:p>3 hp regen</text:p>
          </table:table-cell>
          <table:table-cell office:value-type="string">
            <text:p>3 sp regen</text:p>
          </table:table-cell>
          <table:table-cell table:number-columns-repeated="1007"/>
        </table:table-row>
        <table:table-row table:style-name="ro3">
          <table:table-cell office:value-type="string">
            <text:p>utterly annhilate</text:p>
          </table:table-cell>
          <table:table-cell table:number-columns-repeated="1023"/>
        </table:table-row>
        <table:table-row table:style-name="ro1">
          <table:table-cell office:value-type="string">
            <text:p>completely devastate</text:p>
          </table:table-cell>
          <table:table-cell table:number-columns-repeated="13"/>
          <table:table-cell office:value-type="string">
            <text:p>light side inspire boosts defense &amp; dodge</text:p>
          </table:table-cell>
          <table:table-cell table:number-columns-repeated="1009"/>
        </table:table-row>
        <table:table-row table:style-name="ro1">
          <table:table-cell office:value-type="string">
            <text:p>destroy</text:p>
          </table:table-cell>
          <table:table-cell office:value-type="string">
            <text:p>Ice stabs into &lt;mob&gt; freezing them from the inside out!</text:p>
          </table:table-cell>
          <table:table-cell table:number-columns-repeated="6"/>
          <table:table-cell table:style-name="ce4" office:value-type="string">
            <text:p>You hurl &lt;mob&gt; with the power of the Force!</text:p>
          </table:table-cell>
          <table:table-cell table:number-columns-repeated="1015"/>
        </table:table-row>
        <table:table-row table:style-name="ro3">
          <table:table-cell office:value-type="string">
            <text:p>absolute massacre</text:p>
          </table:table-cell>
          <table:table-cell office:value-type="string">
            <text:p>Parts of &lt;mob&gt; SHATTER as you chill them to the bone!!</text:p>
          </table:table-cell>
          <table:table-cell table:number-columns-repeated="6"/>
          <table:table-cell table:style-name="ce4" office:value-type="string">
            <text:p>&lt;mob&gt;'s bones are CRUSHED by the force!!</text:p>
          </table:table-cell>
          <table:table-cell table:number-columns-repeated="5"/>
          <table:table-cell office:value-type="string">
            <text:p>dark side inspire boosts wc &amp; penetration</text:p>
          </table:table-cell>
          <table:table-cell table:number-columns-repeated="1009"/>
        </table:table-row>
        <table:table-row table:style-name="ro1">
          <table:table-cell office:value-type="string">
            <text:p>thrashed</text:p>
          </table:table-cell>
          <table:table-cell office:value-type="string">
            <text:p>Your wrath CHILLS &lt;mob&gt;, stopping their heart!!!</text:p>
          </table:table-cell>
          <table:table-cell table:number-columns-repeated="6"/>
          <table:table-cell table:style-name="ce4" office:value-type="string">
            <text:p>You FLATTEN &lt;mob&gt; with the force behind &lt;obj&gt;!!!</text:p>
          </table:table-cell>
          <table:table-cell table:number-columns-repeated="1015"/>
        </table:table-row>
        <table:table-row table:style-name="ro1">
          <table:table-cell office:value-type="string">
            <text:p>demolished</text:p>
          </table:table-cell>
          <table:table-cell office:value-type="string">
            <text:p>Icy hate FROSTBITES &lt;mob&gt; into a black husk!!!!</text:p>
          </table:table-cell>
          <table:table-cell table:number-columns-repeated="6"/>
          <table:table-cell table:style-name="ce4" office:value-type="string">
            <text:p>&lt;mob&gt; is TRAMPLED by &lt;obj&gt; as it blazes into them!!!!</text:p>
          </table:table-cell>
          <table:table-cell table:number-columns-repeated="5"/>
          <table:table-cell office:value-type="string">
            <text:p>duration goes up 2 min per inspire, 1.5 min per med</text:p>
          </table:table-cell>
          <table:table-cell table:number-columns-repeated="1009"/>
        </table:table-row>
        <table:table-row table:style-name="ro1">
          <table:table-cell office:value-type="string">
            <text:p>nearly exterminated</text:p>
          </table:table-cell>
          <table:table-cell table:number-columns-repeated="7"/>
          <table:table-cell table:style-name="ce4" office:value-type="string">
            <text:p>&lt;mob&gt; CRUMBLES under the weight of your attack!!!!!</text:p>
          </table:table-cell>
          <table:table-cell table:number-columns-repeated="5"/>
          <table:table-cell office:value-type="string">
            <text:p>boosts incoming healing by small % (but noticeable)</text:p>
          </table:table-cell>
          <table:table-cell table:number-columns-repeated="1009"/>
        </table:table-row>
        <table:table-row table:style-name="ro1">
          <table:table-cell office:value-type="string">
            <text:p>obliterated</text:p>
          </table:table-cell>
          <table:table-cell office:value-type="string">
            <text:p>You ENTOMB &lt;mob&gt; under sub-zero MALICE!</text:p>
          </table:table-cell>
          <table:table-cell table:number-columns-repeated="6"/>
          <table:table-cell office:value-type="string">
            <text:p>You POUND &lt;mob&gt; into complete SUBMISSION!</text:p>
          </table:table-cell>
          <table:table-cell table:number-columns-repeated="1015"/>
        </table:table-row>
        <table:table-row table:style-name="ro1">
          <table:table-cell office:value-type="string">
            <text:p>eradicated</text:p>
          </table:table-cell>
          <table:table-cell office:value-type="string">
            <text:p>Ice SHREDS through &lt;mob&gt; and FREEZES their soul!!</text:p>
          </table:table-cell>
          <table:table-cell table:number-columns-repeated="6"/>
          <table:table-cell table:style-name="ce4" office:value-type="string">
            <text:p>&lt;mob&gt; IMPLODES as the room CRAHSES down on them!!</text:p>
          </table:table-cell>
          <table:table-cell table:number-columns-repeated="1015"/>
        </table:table-row>
        <table:table-row table:style-name="ro1">
          <table:table-cell office:value-type="string">
            <text:p>decimated</text:p>
          </table:table-cell>
          <table:table-cell table:number-columns-repeated="1023"/>
        </table:table-row>
        <table:table-row table:style-name="ro1">
          <table:table-cell office:value-type="string">
            <text:p>beat you like a mule</text:p>
          </table:table-cell>
          <table:table-cell table:number-columns-repeated="7"/>
          <table:table-cell office:value-type="string">
            <text:p>light side:</text:p>
          </table:table-cell>
          <table:table-cell table:number-columns-repeated="1015"/>
        </table:table-row>
        <table:table-row table:style-name="ro3">
          <table:table-cell office:value-type="string">
            <text:p>exanguinated you</text:p>
          </table:table-cell>
          <table:table-cell table:number-columns-repeated="7"/>
          <table:table-cell office:value-type="string">
            <text:p>can't use fdef OR guide, does small dmg, lowers mobs wc/dmg</text:p>
          </table:table-cell>
          <table:table-cell table:number-columns-repeated="1015"/>
        </table:table-row>
        <table:table-row table:style-name="ro1">
          <table:table-cell office:value-type="string">
            <text:p>atomized you</text:p>
          </table:table-cell>
          <table:table-cell table:number-columns-repeated="7"/>
          <table:table-cell office:value-type="string">
            <text:p>dark side:</text:p>
          </table:table-cell>
          <table:table-cell table:number-columns-repeated="1015"/>
        </table:table-row>
        <table:table-row table:style-name="ro1">
          <table:table-cell office:value-type="string">
            <text:p>beat you like a red</text:p>
          </table:table-cell>
          <table:table-cell table:number-columns-repeated="7"/>
          <table:table-cell office:value-type="string">
            <text:p>high blunt dmg, can be charged, lowers mobs defense</text:p>
          </table:table-cell>
          <table:table-cell table:number-columns-repeated="1015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1" table:target-range-address="careers.A1:careers.B66" table:display-filter-buttons="true"/>
        <table:database-range table:name="__Anonymous_Sheet_DB__2" table:target-range-address="'second child'.B1:'second child'.B1048576" table:display-filter-buttons="true"/>
        <table:database-range table:target-range-address="spells.A1:spells.C1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2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7">
      <number:number number:decimal-places="2" number:min-integer-digits="1" number:grouping="true"/>
      <number:text> </number:text>
    </number:number-style>
    <number:number-style style:name="N118">
      <number:text> (</number:text>
      <number:number number:decimal-places="2" number:min-integer-digits="1" number:grouping="true"/>
      <number:text>)</number:text>
    </number:number-style>
    <number:number-style style:name="N119">
      <number:text> -</number:text>
      <number:number number:decimal-places="0" number:min-integer-digits="2"/>
      <number:text> </number:text>
    </number:number-style>
    <number:number-style style:name="N123">
      <number:number number:decimal-places="1" number:min-integer-digits="1"/>
    </number:number-style>
    <number:number-style style:name="N124">
      <number:number number:decimal-places="0" number:min-integer-digits="1"/>
      <number:text> </number:text>
    </number:number-style>
    <number:number-style style:name="N125">
      <number:text> (</number:text>
      <number:number number:decimal-places="0" number:min-integer-digits="1"/>
      <number:text>)</number:text>
    </number:number-style>
    <number:number-style style:name="N126P0" style:volatile="true">
      <number:number number:decimal-places="0" number:min-integer-digits="1"/>
      <number:text> </number:text>
    </number:number-style>
    <number:number-style style:name="N126P1" style:volatile="true">
      <number:text> (</number:text>
      <number:number number:decimal-places="0" number:min-integer-digits="1"/>
      <number:text>)</number:text>
    </number:number-style>
    <number:number-style style:name="N126P2" style:volatile="true">
      <number:text> -</number:text>
      <number:number number:decimal-places="0" number:min-integer-digits="2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6" number:min-integer-digits="1" number:grouping="true"/>
      <number:text> </number:text>
    </number:number-style>
    <number:number-style style:name="N128">
      <number:text> (</number:text>
      <number:number number:decimal-places="6" number:min-integer-digits="1" number:grouping="true"/>
      <number:text>)</number:text>
    </number:number-style>
    <number:number-style style:name="N129P0" style:volatile="true">
      <number:number number:decimal-places="6" number:min-integer-digits="1" number:grouping="true"/>
      <number:text> </number:text>
    </number:number-style>
    <number:number-style style:name="N129P1" style:volatile="true">
      <number:text> (</number:text>
      <number:number number:decimal-places="6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2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text> -</number:text>
      <number:number number:decimal-places="0" number:min-integer-digits="6"/>
      <number:text> </number:text>
    </number:number-style>
    <number:number-style style:name="N131P0" style:volatile="true">
      <number:number number:decimal-places="6" number:min-integer-digits="1" number:grouping="true"/>
      <number:text> </number:text>
    </number:number-style>
    <number:number-style style:name="N131P1" style:volatile="true">
      <number:text> (</number:text>
      <number:number number:decimal-places="6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6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8" number:min-integer-digits="1" number:grouping="true"/>
      <number:text> </number:text>
    </number:number-style>
    <number:number-style style:name="N133">
      <number:text> (</number:text>
      <number:number number:decimal-places="8" number:min-integer-digits="1" number:grouping="true"/>
      <number:text>)</number:text>
    </number:number-style>
    <number:number-style style:name="N134P0" style:volatile="true">
      <number:number number:decimal-places="8" number:min-integer-digits="1" number:grouping="true"/>
      <number:text> </number:text>
    </number:number-style>
    <number:number-style style:name="N134P1" style:volatile="true">
      <number:text> (</number:text>
      <number:number number:decimal-places="8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2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1" number:min-integer-digits="1" number:grouping="true"/>
    </number:number-style>
    <number:number-style style:name="N136P0" style:volatile="true">
      <number:number number:decimal-places="0" number:min-integer-digits="1"/>
    </number:number-style>
    <number:number-style style:name="N136">
      <style:text-properties fo:color="#ff0000"/>
      <number:text>-</number:text>
      <number:number number:decimal-places="0" number:min-integer-digits="1"/>
      <style:map style:condition="value()&gt;=0" style:apply-style-name="N136P0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0" number:min-integer-digits="1" number:grouping="true"/>
      <number:text> </number:text>
    </number:number-style>
    <number:number-style style:name="N150P1" style:volatile="true">
      <number:text> $(</number:text>
      <number:number number:decimal-places="0" number:min-integer-digits="1" number:grouping="true"/>
      <number:text>)</number:text>
    </number:number-style>
    <number:number-style style:name="N150P2" style:volatile="true">
      <number:text> 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integer-digits="3" number:min-exponent-digits="1"/>
    </number:number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P1" style:volatile="true">
      <number:text> (</number:text>
      <number:number number:decimal-places="1" number:min-integer-digits="1" number:grouping="true"/>
      <number:text>)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P1" style:volatile="true">
      <number:text> (</number:text>
      <number:number number:decimal-places="0" number:min-integer-digits="1" number:grouping="true"/>
      <number:text>)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percentage-style style:name="N163">
      <number:number number:decimal-places="1" number:min-integer-digits="1"/>
      <number:text>%</number:text>
    </number:percentage-style>
    <number:number-style style:name="N164P0" style:volatile="true">
      <number:number number:decimal-places="0" number:min-integer-digits="1" number:grouping="true"/>
    </number:number-style>
    <number:number-style style:name="N164">
      <style:text-properties fo:color="#ff0000"/>
      <number:number number:decimal-places="0" number:min-integer-digits="1" number:grouping="true"/>
      <style:map style:condition="value()&gt;=0" style:apply-style-name="N164P0"/>
    </number:number-style>
    <number:number-style style:name="N167P0" style:volatile="true">
      <number:number number:decimal-places="3" number:min-integer-digits="1" number:grouping="true"/>
      <number:text> </number:text>
    </number:number-style>
    <number:number-style style:name="N167P1" style:volatile="true">
      <number:text> (</number:text>
      <number:number number:decimal-places="3" number:min-integer-digits="1" number:grouping="true"/>
      <number:text>)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">
      <number:number number:decimal-places="8" number:min-integer-digits="1"/>
    </number:number-style>
    <number:number-style style:name="N169">
      <number:number number:decimal-places="3" number:min-integer-digits="1" number:grouping="true"/>
    </number:number-style>
    <number:number-style style:name="N170">
      <number:number number:decimal-places="4" number:min-integer-digits="1" number:grouping="true"/>
    </number:number-style>
    <number:number-style style:name="N171">
      <number:number number:decimal-places="5" number:min-integer-digits="1" number:grouping="true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20"/>
    <style:style style:name="cf1" style:family="table-cell" style:parent-style-name="Default">
      <style:table-cell-properties fo:background-color="#ccffcc"/>
    </style:style>
    <style:style style:name="cf2" style:family="table-cell" style:parent-style-name="Default">
      <style:table-cell-properties fo:background-color="#ff0000"/>
    </style:style>
    <style:style style:name="cf3" style:family="table-cell" style:parent-style-name="Default"/>
    <style:style style:name="cf4" style:family="table-cell" style:parent-style-name="Default">
      <style:text-properties fo:color="#ff0000"/>
    </style:style>
    <style:style style:name="cf5" style:family="table-cell" style:parent-style-name="Default">
      <style:table-cell-properties fo:background-color="#ff99cc"/>
    </style:style>
    <style:style style:name="cf6" style:family="table-cell" style:parent-style-name="Default">
      <style:table-cell-properties fo:background-color="#99ccff"/>
    </style:style>
    <style:style style:name="Untitled1" style:family="table-cell" style:parent-style-name="Default">
      <style:table-cell-properties fo:background-color="#ccffff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33cc66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ext-properties fo:color="#ff0000"/>
    </style:style>
    <style:style style:name="Untitled6" style:family="table-cell" style:parent-style-name="Default">
      <style:table-cell-properties fo:background-color="#aecf00"/>
    </style:style>
    <style:style style:name="Untitled7" style:family="table-cell" style:parent-style-name="Default">
      <style:table-cell-properties fo:background-color="#ff0000"/>
    </style:style>
    <style:style style:name="Untitled8" style:family="table-cell" style:parent-style-name="Default">
      <style:table-cell-properties fo:background-color="transparent"/>
    </style:style>
    <style:style style:name="Excel_5f_BuiltIn_5f_Comma" style:display-name="Excel_BuiltIn_Comma" style:family="table-cell" style:parent-style-name="Default" style:data-style-name="N122"/>
    <style:style style:name="Excel_5f_BuiltIn_5f_Percent" style:display-name="Excel_BuiltIn_Percent" style:family="table-cell" style:parent-style-name="Default" style:data-style-name="N10"/>
    <style:style style:name="Untitled9" style:family="table-cell" style:parent-style-name="Default">
      <style:table-cell-properties fo:background-color="#ffff00"/>
    </style:style>
    <style:style style:name="Untitled10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5in" fo:margin-bottom="0.5in" fo:margin-left="0.75in" fo:margin-right="0.75in" style:print="charts drawings object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4">
      <style:page-layout-properties style:num-format="1" style:print-orientation="portrait" fo:margin-top="0.5in" fo:margin-bottom="0.5in" fo:margin-left="0.75in" fo:margin-right="0.75in" style:print-page-order="ttb" style:first-page-number="continue" style:scale-to="100%" style:print="charts drawings object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2/25/2015</text:date>, <text:time>16:2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meta:initial-creator>Advo Associate</meta:initial-creator>
    <meta:creation-date>2007-01-30T20:53:05Z</meta:creation-date>
    <dc:date>2015-02-25T16:23:06</dc:date>
    <meta:editing-duration>P5DT7H11M41S</meta:editing-duration>
    <meta:editing-cycles>407</meta:editing-cycles>
    <meta:document-statistic meta:table-count="11" meta:cell-count="11346" meta:object-count="0"/>
  </office:meta>
</office:document-meta>
</file>